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349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2.064cm"/>
    </style:style>
    <style:style style:name="co11" style:family="table-column">
      <style:table-column-properties fo:break-before="auto" style:column-width="2.30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593cm"/>
    </style:style>
    <style:style style:name="co14" style:family="table-column">
      <style:table-column-properties fo:break-before="auto" style:column-width="3.016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4.233cm"/>
    </style:style>
    <style:style style:name="co17" style:family="table-column">
      <style:table-column-properties fo:break-before="auto" style:column-width="3.625cm"/>
    </style:style>
    <style:style style:name="co18" style:family="table-column">
      <style:table-column-properties fo:break-before="auto" style:column-width="1.931cm"/>
    </style:style>
    <style:style style:name="co19" style:family="table-column">
      <style:table-column-properties fo:break-before="auto" style:column-width="1.191cm"/>
    </style:style>
    <style:style style:name="co20" style:family="table-column">
      <style:table-column-properties fo:break-before="auto" style:column-width="0.926cm"/>
    </style:style>
    <style:style style:name="co21" style:family="table-column">
      <style:table-column-properties fo:break-before="auto" style:column-width="2.752cm"/>
    </style:style>
    <style:style style:name="co22" style:family="table-column">
      <style:table-column-properties fo:break-before="auto" style:column-width="5.847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1.535cm"/>
    </style:style>
    <style:style style:name="co25" style:family="table-column">
      <style:table-column-properties fo:break-before="auto" style:column-width="4.419cm"/>
    </style:style>
    <style:style style:name="co26" style:family="table-column">
      <style:table-column-properties fo:break-before="auto" style:column-width="1.958cm"/>
    </style:style>
    <style:style style:name="co27" style:family="table-column">
      <style:table-column-properties fo:break-before="auto" style:column-width="2.408cm"/>
    </style:style>
    <style:style style:name="co28" style:family="table-column">
      <style:table-column-properties fo:break-before="auto" style:column-width="1.111cm"/>
    </style:style>
    <style:style style:name="co29" style:family="table-column">
      <style:table-column-properties fo:break-before="auto" style:column-width="1.852cm"/>
    </style:style>
    <style:style style:name="co30" style:family="table-column">
      <style:table-column-properties fo:break-before="auto" style:column-width="5.186cm"/>
    </style:style>
    <style:style style:name="co31" style:family="table-column">
      <style:table-column-properties fo:break-before="auto" style:column-width="3.916cm"/>
    </style:style>
    <style:style style:name="co32" style:family="table-column">
      <style:table-column-properties fo:break-before="auto" style:column-width="3.069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75cm"/>
    </style:style>
    <style:style style:name="co35" style:family="table-column">
      <style:table-column-properties fo:break-before="auto" style:column-width="3.334cm"/>
    </style:style>
    <style:style style:name="co36" style:family="table-column">
      <style:table-column-properties fo:break-before="auto" style:column-width="3.545cm"/>
    </style:style>
    <style:style style:name="co37" style:family="table-column">
      <style:table-column-properties fo:break-before="auto" style:column-width="3.519cm"/>
    </style:style>
    <style:style style:name="co38" style:family="table-column">
      <style:table-column-properties fo:break-before="auto" style:column-width="4.763cm"/>
    </style:style>
    <style:style style:name="co39" style:family="table-column">
      <style:table-column-properties fo:break-before="auto" style:column-width="5.31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6" style:family="table-cell" style:parent-style-name="Default" style:data-style-name="N3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 style:data-style-name="N0"/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3"/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72">
      <style:table-cell-properties style:cell-protect="protected" style:print-content="true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2-02-202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15"/>
        <table:table-column table:style-name="co8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15"/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15"/>
        <table:table-column table:style-name="co10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15"/>
        <table:table-column table:style-name="co1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15"/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1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1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1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15"/>
        <table:table-column table:style-name="co1" table:number-columns-repeated="16324" table:default-cell-style-name="ce4"/>
        <table:table-row table:style-name="ro1">
          <table:table-cell table:style-name="ce7" office:value-type="string" calcext:value-type="string" table:number-columns-spanned="5" table:number-rows-spanned="1">
            <text:p>0/1/3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5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6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7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8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9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1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3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4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5</text:p>
          </table:table-cell>
          <table:covered-table-cell table:number-columns-repeated="4"/>
          <table:table-cell table:style-name="ce2" table:number-columns-repeated="163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table:number-columns-repeated="16324"/>
        </table:table-row>
        <table:table-row table:style-name="ro2">
          <table:table-cell table:formula="of:=UPPER(VLOOKUP(CONCATENATE(&quot;13&quot;;[.$B3]);[ONUS_KM43.$A:.$AK];6;))" office:value-type="string" office:string-value="KQ236" calcext:value-type="string">
            <text:p>KQ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2.21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4.21</text:p>
          </table:table-cell>
          <table:table-cell table:formula="of:=UPPER(VLOOKUP(CONCATENATE(&quot;15&quot;;[.$G3]);[ONUS_KM43.$A:.$AK];6;))" office:value-type="string" office:string-value="TP370" calcext:value-type="string">
            <text:p>TP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67</text:p>
          </table:table-cell>
          <table:table-cell table:style-name="ce6" office:value-type="string" calcext:value-type="string">
            <text:p>1.07</text:p>
          </table:table-cell>
          <table:table-cell office:value-type="string" calcext:value-type="string">
            <text:p>-21.94</text:p>
          </table:table-cell>
          <table:table-cell table:formula="of:=UPPER(VLOOKUP(CONCATENATE(&quot;16&quot;;[.$L3]);[ONUS_KM43.$A:.$AK];6;))" office:value-type="string" office:string-value="P126" calcext:value-type="string">
            <text:p>P1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23.64" calcext:value-type="float">
            <text:p>-23,64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4.69</text:p>
          </table:table-cell>
          <table:table-cell table:formula="of:=UPPER(VLOOKUP(CONCATENATE(&quot;17&quot;;[.$Q3]);[ONUS_KM43.$A:.$AK];6;))" office:value-type="string" office:string-value="KQ159" calcext:value-type="string">
            <text:p>KQ159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19.7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1.20</text:p>
          </table:table-cell>
          <table:table-cell table:formula="of:=UPPER(VLOOKUP(CONCATENATE(&quot;18&quot;;[.$V3]);[ONUS_KM43.$A:.$AK];6;))" office:value-type="string" office:string-value="KQ160" calcext:value-type="string">
            <text:p>KQ16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-28.54</text:p>
          </table:table-cell>
          <table:table-cell table:formula="of:=UPPER(VLOOKUP(CONCATENATE(&quot;19&quot;;[.$AA3]);[ONUS_KM43.$A:.$AK];6;))" office:value-type="string" office:string-value="TP308" calcext:value-type="string">
            <text:p>TP30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9.59</text:p>
          </table:table-cell>
          <table:table-cell table:formula="of:=UPPER(VLOOKUP(CONCATENATE(&quot;110&quot;;[.$AF3]);[ONUS_KM43.$A:.$AK];6;))" office:value-type="string" office:string-value="J475" calcext:value-type="string">
            <text:p>J475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18.82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-19.75</text:p>
          </table:table-cell>
          <table:table-cell table:formula="of:=UPPER(VLOOKUP(CONCATENATE(&quot;111&quot;;[.$AK3]);[ONUS_KM43.$A:.$AK];6;))" office:value-type="string" office:string-value="N276" calcext:value-type="string">
            <text:p>N27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18.86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0.56</text:p>
          </table:table-cell>
          <table:table-cell table:formula="of:=UPPER(VLOOKUP(CONCATENATE(&quot;112&quot;;[.$AP3]);[ONUS_KM43.$A:.$AK];6;))" office:value-type="string" office:string-value="KQ258" calcext:value-type="string">
            <text:p>KQ25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20.04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-21.20</text:p>
          </table:table-cell>
          <table:table-cell table:formula="of:=UPPER(VLOOKUP(CONCATENATE(&quot;113&quot;;[.$AU3]);[ONUS_KM43.$A:.$AK];6;))" office:value-type="string" office:string-value="O169" calcext:value-type="string">
            <text:p>O169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23.01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3.28</text:p>
          </table:table-cell>
          <table:table-cell table:formula="of:=UPPER(VLOOKUP(CONCATENATE(&quot;114&quot;;[.$AZ3]);[ONUS_KM43.$A:.$AK];6;))" office:value-type="string" office:string-value="TP032" calcext:value-type="string">
            <text:p>TP03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4.32</text:p>
          </table:table-cell>
          <table:table-cell table:formula="of:=UPPER(VLOOKUP(CONCATENATE(&quot;115&quot;;[.$BE3]);[ONUS_KM43.$A:.$AK];6;))" office:value-type="string" office:string-value="KQ237" calcext:value-type="string">
            <text:p>KQ23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30.96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-26.20</text:p>
          </table:table-cell>
          <table:table-cell table:number-columns-repeated="16324"/>
        </table:table-row>
        <table:table-row table:style-name="ro2">
          <table:table-cell table:formula="of:=UPPER(VLOOKUP(CONCATENATE(&quot;13&quot;;[.$B4]);[ONUS_KM43.$A:.$AK];6;))" office:value-type="string" office:string-value="KQ231" calcext:value-type="string">
            <text:p>KQ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28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0.56</text:p>
          </table:table-cell>
          <table:table-cell table:formula="of:=UPPER(VLOOKUP(CONCATENATE(&quot;15&quot;;[.G4]);[ONUS_KM43.A:.AK];6;))" office:value-type="string" office:string-value="KQ216" calcext:value-type="string">
            <text:p>KQ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2.14</text:p>
          </table:table-cell>
          <table:table-cell table:style-name="ce6" office:value-type="string" calcext:value-type="string">
            <text:p>2.43</text:p>
          </table:table-cell>
          <table:table-cell office:value-type="string" calcext:value-type="string">
            <text:p>-22.45</text:p>
          </table:table-cell>
          <table:table-cell table:formula="of:=UPPER(VLOOKUP(CONCATENATE(&quot;16&quot;;[.$L4]);[ONUS_KM43.$A:.$AK];6;))" office:value-type="string" office:string-value="K132" calcext:value-type="string">
            <text:p>K13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-21.13" calcext:value-type="float">
            <text:p>-21,13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3.77</text:p>
          </table:table-cell>
          <table:table-cell table:formula="of:=UPPER(VLOOKUP(CONCATENATE(&quot;17&quot;;[.$Q4]);[ONUS_KM43.$A:.$AK];6;))" office:value-type="string" office:string-value="K318" calcext:value-type="string">
            <text:p>K318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21.48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-22.01</text:p>
          </table:table-cell>
          <table:table-cell table:formula="of:=UPPER(VLOOKUP(CONCATENATE(&quot;18&quot;;[.$V4]);[ONUS_KM43.$A:.$AK];6;))" office:value-type="string" office:string-value="KQ207" calcext:value-type="string">
            <text:p>KQ207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23.64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-24.09</text:p>
          </table:table-cell>
          <table:table-cell table:formula="of:=UPPER(VLOOKUP(CONCATENATE(&quot;19&quot;;[.$AA4]);[ONUS_KM43.$A:.$AK];6;))" office:value-type="string" office:string-value="TM370" calcext:value-type="string">
            <text:p>TM37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23.98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3.47</text:p>
          </table:table-cell>
          <table:table-cell table:formula="of:=UPPER(VLOOKUP(CONCATENATE(&quot;110&quot;;[.$AF4]);[ONUS_KM43.$A:.$AK];6;))" office:value-type="string" office:string-value="LA133" calcext:value-type="string">
            <text:p>LA133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17.87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1.43</text:p>
          </table:table-cell>
          <table:table-cell table:formula="of:=UPPER(VLOOKUP(CONCATENATE(&quot;111&quot;;[.$AK4]);[ONUS_KM43.$A:.$AK];6;))" office:value-type="string" office:string-value="M60" calcext:value-type="string">
            <text:p>M6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16.3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0.00</text:p>
          </table:table-cell>
          <table:table-cell table:formula="of:=UPPER(VLOOKUP(CONCATENATE(&quot;112&quot;;[.$AP4]);[ONUS_KM43.$A:.$AK];6;))" office:value-type="string" office:string-value="K190" calcext:value-type="string">
            <text:p>K19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-24.21</text:p>
          </table:table-cell>
          <table:table-cell table:formula="of:=UPPER(VLOOKUP(CONCATENATE(&quot;113&quot;;[.$AU4]);[ONUS_KM43.$A:.$AK];6;))" office:value-type="string" office:string-value="TP593" calcext:value-type="string">
            <text:p>TP593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22.45</text:p>
          </table:table-cell>
          <table:table-cell table:formula="of:=UPPER(VLOOKUP(CONCATENATE(&quot;114&quot;;[.$AZ4]);[ONUS_KM43.$A:.$AK];6;))" office:value-type="string" office:string-value="KQ289" calcext:value-type="string">
            <text:p>KQ289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6.99</text:p>
          </table:table-cell>
          <table:table-cell table:formula="of:=UPPER(VLOOKUP(CONCATENATE(&quot;115&quot;;[.$BE4]);[ONUS_KM43.$A:.$AK];6;))" office:value-type="string" office:string-value="TM95" calcext:value-type="string">
            <text:p>TM95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25.85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-23.57</text:p>
          </table:table-cell>
          <table:table-cell table:number-columns-repeated="16324"/>
        </table:table-row>
        <table:table-row table:style-name="ro2">
          <table:table-cell table:formula="of:=UPPER(VLOOKUP(CONCATENATE(&quot;13&quot;;[.$B5]);[ONUS_KM43.$A:.$AK];6;))" office:value-type="string" office:string-value="KQ287" calcext:value-type="string">
            <text:p>KQ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8.54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19.71</text:p>
          </table:table-cell>
          <table:table-cell table:formula="of:=UPPER(VLOOKUP(CONCATENATE(&quot;15&quot;;[.G5]);[ONUS_KM43.A:.AK];6;))" office:value-type="string" office:string-value="VM446" calcext:value-type="string">
            <text:p>VM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2.52</text:p>
          </table:table-cell>
          <table:table-cell table:style-name="ce6" office:value-type="string" calcext:value-type="string">
            <text:p>1.73</text:p>
          </table:table-cell>
          <table:table-cell office:value-type="string" calcext:value-type="string">
            <text:p>-23.67</text:p>
          </table:table-cell>
          <table:table-cell table:formula="of:=UPPER(VLOOKUP(CONCATENATE(&quot;16&quot;;[.$L5]);[ONUS_KM43.$A:.$AK];6;))" office:value-type="string" office:string-value="R534" calcext:value-type="string">
            <text:p>R534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-30.46</text:p>
          </table:table-cell>
          <table:table-cell table:formula="of:=UPPER(VLOOKUP(CONCATENATE(&quot;17&quot;;[.$Q5]);[ONUS_KM43.$A:.$AK];6;))" office:value-type="string" office:string-value="KQ158" calcext:value-type="string">
            <text:p>KQ158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1.88</text:p>
          </table:table-cell>
          <table:table-cell table:formula="of:=UPPER(VLOOKUP(CONCATENATE(&quot;18&quot;;[.$V5]);[ONUS_KM43.$A:.$AK];6;))" office:value-type="string" office:string-value="R609" calcext:value-type="string">
            <text:p>R609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-23.67</text:p>
          </table:table-cell>
          <table:table-cell table:formula="of:=UPPER(VLOOKUP(CONCATENATE(&quot;19&quot;;[.$AA5]);[ONUS_KM43.$A:.$AK];6;))" office:value-type="string" office:string-value="KQ191" calcext:value-type="string">
            <text:p>KQ19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-23.28</text:p>
          </table:table-cell>
          <table:table-cell table:formula="of:=UPPER(VLOOKUP(CONCATENATE(&quot;110&quot;;[.$AF5]);[ONUS_KM43.$A:.$AK];6;))" office:value-type="string" office:string-value="VO452" calcext:value-type="string">
            <text:p>VO452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30.45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32.22</text:p>
          </table:table-cell>
          <table:table-cell table:formula="of:=UPPER(VLOOKUP(CONCATENATE(&quot;111&quot;;[.$AK5]);[ONUS_KM43.$A:.$AK];6;))" office:value-type="string" office:string-value="L280" calcext:value-type="string">
            <text:p>L28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18.3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0.37</text:p>
          </table:table-cell>
          <table:table-cell table:formula="of:=UPPER(VLOOKUP(CONCATENATE(&quot;112&quot;;[.$AP5]);[ONUS_KM43.$A:.$AK];6;))" office:value-type="string" office:string-value="TP054" calcext:value-type="string">
            <text:p>TP054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-27.70</text:p>
          </table:table-cell>
          <table:table-cell table:formula="of:=UPPER(VLOOKUP(CONCATENATE(&quot;113&quot;;[.$AU5]);[ONUS_KM43.$A:.$AK];6;))" office:value-type="string" office:string-value="TP165" calcext:value-type="string">
            <text:p>TP165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2.30</text:p>
          </table:table-cell>
          <table:table-cell table:formula="of:=UPPER(VLOOKUP(CONCATENATE(&quot;114&quot;;[.$AZ5]);[ONUS_KM43.$A:.$AK];6;))" office:value-type="string" office:string-value="TP305" calcext:value-type="string">
            <text:p>TP305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-23.98</text:p>
          </table:table-cell>
          <table:table-cell table:formula="of:=UPPER(VLOOKUP(CONCATENATE(&quot;115&quot;;[.$BE5]);[ONUS_KM43.$A:.$AK];6;))" office:value-type="string" office:string-value="KQ272" calcext:value-type="string">
            <text:p>KQ27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27.96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-25.38</text:p>
          </table:table-cell>
          <table:table-cell table:number-columns-repeated="16324"/>
        </table:table-row>
        <table:table-row table:style-name="ro2">
          <table:table-cell table:formula="of:=UPPER(VLOOKUP(CONCATENATE(&quot;13&quot;;[.$B6]);[ONUS_KM43.$A:.$AK];6;))" office:value-type="string" office:string-value="H135" calcext:value-type="string">
            <text:p>H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-23.38</text:p>
          </table:table-cell>
          <table:table-cell table:formula="of:=UPPER(VLOOKUP(CONCATENATE(&quot;15&quot;;[.G6]);[ONUS_KM43.A:.AK];6;))" office:value-type="string" office:string-value="TP063" calcext:value-type="string">
            <text:p>TP0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1.80</text:p>
          </table:table-cell>
          <table:table-cell table:style-name="ce6" office:value-type="string" calcext:value-type="string">
            <text:p>0.88</text:p>
          </table:table-cell>
          <table:table-cell office:value-type="string" calcext:value-type="string">
            <text:p>-22.01</text:p>
          </table:table-cell>
          <table:table-cell table:formula="of:=UPPER(VLOOKUP(CONCATENATE(&quot;16&quot;;[.$L6]);[ONUS_KM43.$A:.$AK];6;))" office:value-type="string" office:string-value="KQ213" calcext:value-type="string">
            <text:p>KQ213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-25.09</text:p>
          </table:table-cell>
          <table:table-cell table:formula="of:=UPPER(VLOOKUP(CONCATENATE(&quot;17&quot;;[.$Q6]);[ONUS_KM43.$A:.$AK];6;))" office:value-type="string" office:string-value="KQ181" calcext:value-type="string">
            <text:p>KQ181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-22.76</text:p>
          </table:table-cell>
          <table:table-cell table:formula="of:=UPPER(VLOOKUP(CONCATENATE(&quot;18&quot;;[.$V6]);[ONUS_KM43.$A:.$AK];6;))" office:value-type="string" office:string-value="TP026" calcext:value-type="string">
            <text:p>TP026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-26.03</text:p>
          </table:table-cell>
          <table:table-cell table:formula="of:=UPPER(VLOOKUP(CONCATENATE(&quot;19&quot;;[.$AA6]);[ONUS_KM43.$A:.$AK];6;))" office:value-type="string" office:string-value="KQ193" calcext:value-type="string">
            <text:p>KQ193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-22.68</text:p>
          </table:table-cell>
          <table:table-cell table:formula="of:=UPPER(VLOOKUP(CONCATENATE(&quot;110&quot;;[.$AF6]);[ONUS_KM43.$A:.$AK];6;))" office:value-type="string" office:string-value="TL243" calcext:value-type="string">
            <text:p>TL243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-20.61</text:p>
          </table:table-cell>
          <table:table-cell table:formula="of:=UPPER(VLOOKUP(CONCATENATE(&quot;111&quot;;[.$AK6]);[ONUS_KM43.$A:.$AK];6;))" office:value-type="string" office:string-value="TP027" calcext:value-type="string">
            <text:p>TP027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21.87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0.71</text:p>
          </table:table-cell>
          <table:table-cell table:formula="of:=UPPER(VLOOKUP(CONCATENATE(&quot;112&quot;;[.$AP6]);[ONUS_KM43.$A:.$AK];6;))" office:value-type="string" office:string-value="TP081" calcext:value-type="string">
            <text:p>TP081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18.63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1.37</text:p>
          </table:table-cell>
          <table:table-cell table:formula="of:=UPPER(VLOOKUP(CONCATENATE(&quot;113&quot;;[.$AU6]);[ONUS_KM43.$A:.$AK];6;))" office:value-type="string" office:string-value="TP600" calcext:value-type="string">
            <text:p>TP60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2.76</text:p>
          </table:table-cell>
          <table:table-cell table:formula="of:=UPPER(VLOOKUP(CONCATENATE(&quot;114&quot;;[.$AZ6]);[ONUS_KM43.$A:.$AK];6;))" office:value-type="string" office:string-value="TP372" calcext:value-type="string">
            <text:p>TP37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25.85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-25.53</text:p>
          </table:table-cell>
          <table:table-cell table:formula="of:=UPPER(VLOOKUP(CONCATENATE(&quot;115&quot;;[.$BE6]);[ONUS_KM43.$A:.$AK];6;))" office:value-type="string" office:string-value="PL50" calcext:value-type="string">
            <text:p>PL5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2.76</text:p>
          </table:table-cell>
          <table:table-cell table:number-columns-repeated="16324"/>
        </table:table-row>
        <table:table-row table:style-name="ro3">
          <table:table-cell table:formula="of:=UPPER(VLOOKUP(CONCATENATE(&quot;13&quot;;[.$B7]);[ONUS_KM43.$A:.$AK];6;))" office:value-type="string" office:string-value="TP024" calcext:value-type="string">
            <text:p>TP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8.41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19.83</text:p>
          </table:table-cell>
          <table:table-cell table:formula="of:=UPPER(VLOOKUP(CONCATENATE(&quot;15&quot;;[.G7]);[ONUS_KM43.A:.AK];6;))" office:value-type="string" office:string-value="TP116" calcext:value-type="string">
            <text:p>TP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23.37</text:p>
          </table:table-cell>
          <table:table-cell table:style-name="ce6" office:value-type="string" calcext:value-type="string">
            <text:p>1.19</text:p>
          </table:table-cell>
          <table:table-cell office:value-type="string" calcext:value-type="string">
            <text:p>-22.68</text:p>
          </table:table-cell>
          <table:table-cell table:formula="of:=UPPER(VLOOKUP(CONCATENATE(&quot;16&quot;;[.$L7]);[ONUS_KM43.$A:.$AK];6;))" office:value-type="string" office:string-value="R545" calcext:value-type="string">
            <text:p>R545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-24.82</text:p>
          </table:table-cell>
          <table:table-cell table:formula="of:=UPPER(VLOOKUP(CONCATENATE(&quot;17&quot;;[.$Q7]);[ONUS_KM43.$A:.$AK];6;))" office:value-type="string" office:string-value="TP033" calcext:value-type="string">
            <text:p>TP03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6.39</text:p>
          </table:table-cell>
          <table:table-cell table:formula="of:=UPPER(VLOOKUP(CONCATENATE(&quot;18&quot;;[.$V7]);[ONUS_KM43.$A:.$AK];6;))" office:value-type="string" office:string-value="TP575" calcext:value-type="string">
            <text:p>TP575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5.86</text:p>
          </table:table-cell>
          <table:table-cell table:formula="of:=UPPER(VLOOKUP(CONCATENATE(&quot;19&quot;;[.$AA7]);[ONUS_KM43.$A:.$AK];6;))" office:value-type="string" office:string-value="KQ192" calcext:value-type="string">
            <text:p>KQ192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18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2.52</text:p>
          </table:table-cell>
          <table:table-cell table:formula="of:=UPPER(VLOOKUP(CONCATENATE(&quot;110&quot;;[.$AF7]);[ONUS_KM43.$A:.$AK];6;))" office:value-type="string" office:string-value="KQ450" calcext:value-type="string">
            <text:p>KQ450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19.54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-20.18</text:p>
          </table:table-cell>
          <table:table-cell table:formula="of:=UPPER(VLOOKUP(CONCATENATE(&quot;111&quot;;[.$AK7]);[ONUS_KM43.$A:.$AK];6;))" office:value-type="string" office:string-value="TP039" calcext:value-type="string">
            <text:p>TP039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21.13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-19.71</text:p>
          </table:table-cell>
          <table:table-cell table:formula="of:=UPPER(VLOOKUP(CONCATENATE(&quot;112&quot;;[.$AP7]);[ONUS_KM43.$A:.$AK];6;))" office:value-type="string" office:string-value="HG8245V354" calcext:value-type="string">
            <text:p>HG8245V354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20.66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-20.61</text:p>
          </table:table-cell>
          <table:table-cell table:formula="of:=UPPER(VLOOKUP(CONCATENATE(&quot;113&quot;;[.$AU7]);[ONUS_KM43.$A:.$AK];6;))" office:value-type="string" office:string-value="TP565" calcext:value-type="string">
            <text:p>TP565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1.68</text:p>
          </table:table-cell>
          <table:table-cell table:formula="of:=UPPER(VLOOKUP(CONCATENATE(&quot;114&quot;;[.$AZ7]);[ONUS_KM43.$A:.$AK];6;))" office:value-type="string" office:string-value="TP567" calcext:value-type="string">
            <text:p>TP567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20.97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23.98</text:p>
          </table:table-cell>
          <table:table-cell table:formula="of:=UPPER(VLOOKUP(CONCATENATE(&quot;115&quot;;[.$BE7]);[ONUS_KM43.$A:.$AK];6;))" office:value-type="string" office:string-value="M219" calcext:value-type="string">
            <text:p>M219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-25.69</text:p>
          </table:table-cell>
          <table:table-cell table:number-columns-repeated="16324"/>
        </table:table-row>
        <table:table-row table:style-name="ro2">
          <table:table-cell table:formula="of:=UPPER(VLOOKUP(CONCATENATE(&quot;13&quot;;[.$B8]);[ONUS_KM43.$A:.$AK];6;))" office:value-type="string" office:string-value="TP052" calcext:value-type="string">
            <text:p>TP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5.53</text:p>
          </table:table-cell>
          <table:table-cell table:formula="of:=UPPER(VLOOKUP(CONCATENATE(&quot;15&quot;;[.G8]);[ONUS_KM43.A:.AK];6;))" office:value-type="string" office:string-value="TP118" calcext:value-type="string">
            <text:p>TP1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30.00</text:p>
          </table:table-cell>
          <table:table-cell table:style-name="ce6" office:value-type="string" calcext:value-type="string">
            <text:p>1.62</text:p>
          </table:table-cell>
          <table:table-cell office:value-type="string" calcext:value-type="string">
            <text:p>-30.97</text:p>
          </table:table-cell>
          <table:table-cell table:formula="of:=UPPER(VLOOKUP(CONCATENATE(&quot;16&quot;;[.$L8]);[ONUS_KM43.$A:.$AK];6;))" office:value-type="string" office:string-value="VO253" calcext:value-type="string">
            <text:p>VO25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23.1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-26.03</text:p>
          </table:table-cell>
          <table:table-cell table:formula="of:=UPPER(VLOOKUP(CONCATENATE(&quot;17&quot;;[.$Q8]);[ONUS_KM43.$A:.$AK];6;))" office:value-type="string" office:string-value="R530" calcext:value-type="string">
            <text:p>R530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20.4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-21.81</text:p>
          </table:table-cell>
          <table:table-cell table:formula="of:=UPPER(VLOOKUP(CONCATENATE(&quot;18&quot;;[.$V8]);[ONUS_KM43.$A:.$AK];6;))" office:value-type="string" office:string-value="TP082" calcext:value-type="string">
            <text:p>TP082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25.68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7.45</text:p>
          </table:table-cell>
          <table:table-cell table:formula="of:=UPPER(VLOOKUP(CONCATENATE(&quot;19&quot;;[.$AA8]);[ONUS_KM43.$A:.$AK];6;))" office:value-type="string" office:string-value="KQ195" calcext:value-type="string">
            <text:p>KQ195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21.87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-24.95</text:p>
          </table:table-cell>
          <table:table-cell table:formula="of:=UPPER(VLOOKUP(CONCATENATE(&quot;110&quot;;[.$AF8]);[ONUS_KM43.$A:.$AK];6;))" office:value-type="string" office:string-value="TL110" calcext:value-type="string">
            <text:p>TL110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1.14</text:p>
          </table:table-cell>
          <table:table-cell table:formula="of:=UPPER(VLOOKUP(CONCATENATE(&quot;111&quot;;[.$AK8]);[ONUS_KM43.$A:.$AK];6;))" office:value-type="string" office:string-value="TP053" calcext:value-type="string">
            <text:p>TP05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18.0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18.57</text:p>
          </table:table-cell>
          <table:table-cell table:formula="of:=UPPER(VLOOKUP(CONCATENATE(&quot;112&quot;;[.$AP8]);[ONUS_KM43.$A:.$AK];6;))" office:value-type="string" office:string-value="TP268" calcext:value-type="string">
            <text:p>TP268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-23.88</text:p>
          </table:table-cell>
          <table:table-cell table:formula="of:=UPPER(VLOOKUP(CONCATENATE(&quot;113&quot;;[.$AU8]);[ONUS_KM43.$A:.$AK];6;))" office:value-type="string" office:string-value="VSOL041" calcext:value-type="string">
            <text:p>VSOL041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29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29.21</text:p>
          </table:table-cell>
          <table:table-cell table:formula="of:=UPPER(VLOOKUP(CONCATENATE(&quot;114&quot;;[.$AZ8]);[ONUS_KM43.$A:.$AK];6;))" office:value-type="string" office:string-value="TP552" calcext:value-type="string">
            <text:p>TP552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22.76</text:p>
          </table:table-cell>
          <table:table-cell table:formula="of:=UPPER(VLOOKUP(CONCATENATE(&quot;115&quot;;[.$BE8]);[ONUS_KM43.$A:.$AK];6;))" office:value-type="string" office:string-value="TP546" calcext:value-type="string">
            <text:p>TP546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-24.21</text:p>
          </table:table-cell>
          <table:table-cell table:number-columns-repeated="16324"/>
        </table:table-row>
        <table:table-row table:style-name="ro2">
          <table:table-cell table:formula="of:=UPPER(VLOOKUP(CONCATENATE(&quot;13&quot;;[.$B9]);[ONUS_KM43.$A:.$AK];6;))" office:value-type="string" office:string-value="TP070" calcext:value-type="string">
            <text:p>TP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2.30</text:p>
          </table:table-cell>
          <table:table-cell table:formula="of:=UPPER(VLOOKUP(CONCATENATE(&quot;15&quot;;[.G9]);[ONUS_KM43.A:.AK];6;))" office:value-type="string" office:string-value="TP119" calcext:value-type="string">
            <text:p>TP1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1.31</text:p>
          </table:table-cell>
          <table:table-cell table:style-name="ce6" office:value-type="string" calcext:value-type="string">
            <text:p>1.46</text:p>
          </table:table-cell>
          <table:table-cell office:value-type="string" calcext:value-type="string">
            <text:p>-22.68</text:p>
          </table:table-cell>
          <table:table-cell table:formula="of:=UPPER(VLOOKUP(CONCATENATE(&quot;16&quot;;[.$L9]);[ONUS_KM43.$A:.$AK];6;))" office:value-type="string" office:string-value="KQ211" calcext:value-type="string">
            <text:p>KQ211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6.03</text:p>
          </table:table-cell>
          <table:table-cell table:formula="of:=UPPER(VLOOKUP(CONCATENATE(&quot;17&quot;;[.$Q9]);[ONUS_KM43.$A:.$AK];6;))" office:value-type="string" office:string-value="M428" calcext:value-type="string">
            <text:p>M428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-23.38</text:p>
          </table:table-cell>
          <table:table-cell table:formula="of:=UPPER(VLOOKUP(CONCATENATE(&quot;18&quot;;[.$V9]);[ONUS_KM43.$A:.$AK];6;))" office:value-type="string" office:string-value="TP453" calcext:value-type="string">
            <text:p>TP453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-28.24</text:p>
          </table:table-cell>
          <table:table-cell table:formula="of:=UPPER(VLOOKUP(CONCATENATE(&quot;19&quot;;[.$AA9]);[ONUS_KM43.$A:.$AK];6;))" office:value-type="string" office:string-value="O103" calcext:value-type="string">
            <text:p>O103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30.96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31.55</text:p>
          </table:table-cell>
          <table:table-cell table:formula="of:=UPPER(VLOOKUP(CONCATENATE(&quot;110&quot;;[.$AF9]);[ONUS_KM43.$A:.$AK];6;))" office:value-type="string" office:string-value="TP036" calcext:value-type="string">
            <text:p>TP036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21.87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0.71</text:p>
          </table:table-cell>
          <table:table-cell table:formula="of:=UPPER(VLOOKUP(CONCATENATE(&quot;111&quot;;[.$AK9]);[ONUS_KM43.$A:.$AK];6;))" office:value-type="string" office:string-value="TP064" calcext:value-type="string">
            <text:p>TP064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19.32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-20.66</text:p>
          </table:table-cell>
          <table:table-cell table:formula="of:=UPPER(VLOOKUP(CONCATENATE(&quot;112&quot;;[.$AP9]);[ONUS_KM43.$A:.$AK];6;))" office:value-type="string" office:string-value="TP316" calcext:value-type="string">
            <text:p>TP316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0.87</text:p>
          </table:table-cell>
          <table:table-cell table:formula="of:=UPPER(VLOOKUP(CONCATENATE(&quot;113&quot;;[.$AU9]);[ONUS_KM43.$A:.$AK];6;))" office:value-type="string" office:string-value="VSOL040" calcext:value-type="string">
            <text:p>VSOL040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20.36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1.37</text:p>
          </table:table-cell>
          <table:table-cell table:formula="of:=UPPER(VLOOKUP(CONCATENATE(&quot;114&quot;;[.$AZ9]);[ONUS_KM43.$A:.$AK];6;))" office:value-type="string" office:string-value="VSOL098" calcext:value-type="string">
            <text:p>VSOL098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18.18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0.09</text:p>
          </table:table-cell>
          <table:table-cell table:formula="of:=UPPER(VLOOKUP(CONCATENATE(&quot;115&quot;;[.$BE9]);[ONUS_KM43.$A:.$AK];6;))" office:value-type="string" office:string-value="TP030" calcext:value-type="string">
            <text:p>TP030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-24.09</text:p>
          </table:table-cell>
          <table:table-cell table:number-columns-repeated="16324"/>
        </table:table-row>
        <table:table-row table:style-name="ro2">
          <table:table-cell table:formula="of:=UPPER(VLOOKUP(CONCATENATE(&quot;13&quot;;[.$B10]);[ONUS_KM43.$A:.$AK];6;))" office:value-type="string" office:string-value="TP046" calcext:value-type="string">
            <text:p>TP0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22.52</text:p>
          </table:table-cell>
          <table:table-cell table:formula="of:=UPPER(VLOOKUP(CONCATENATE(&quot;15&quot;;[.G10]);[ONUS_KM43.A:.AK];6;))" office:value-type="string" office:string-value="K422" calcext:value-type="string">
            <text:p>K4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23.46</text:p>
          </table:table-cell>
          <table:table-cell table:style-name="ce6" office:value-type="string" calcext:value-type="string">
            <text:p>1.39</text:p>
          </table:table-cell>
          <table:table-cell office:value-type="string" calcext:value-type="string">
            <text:p>-23.10</text:p>
          </table:table-cell>
          <table:table-cell table:formula="of:=UPPER(VLOOKUP(CONCATENATE(&quot;16&quot;;[.$L10]);[ONUS_KM43.$A:.$AK];6;))" office:value-type="string" office:string-value="R593" calcext:value-type="string">
            <text:p>R593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-25.09</text:p>
          </table:table-cell>
          <table:table-cell table:formula="of:=UPPER(VLOOKUP(CONCATENATE(&quot;17&quot;;[.$Q10]);[ONUS_KM43.$A:.$AK];6;))" office:value-type="string" office:string-value="R531" calcext:value-type="string">
            <text:p>R531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20.70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-21.94</text:p>
          </table:table-cell>
          <table:table-cell table:formula="of:=UPPER(VLOOKUP(CONCATENATE(&quot;18&quot;;[.$V10]);[ONUS_KM43.$A:.$AK];6;))" office:value-type="string" office:string-value="HG8245V350" calcext:value-type="string">
            <text:p>HG8245V350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22.89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2.93</text:p>
          </table:table-cell>
          <table:table-cell table:formula="of:=UPPER(VLOOKUP(CONCATENATE(&quot;19&quot;;[.$AA10]);[ONUS_KM43.$A:.$AK];6;))" office:value-type="string" office:string-value="KMA101" calcext:value-type="string">
            <text:p>KMA101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-22.52</text:p>
          </table:table-cell>
          <table:table-cell table:formula="of:=UPPER(VLOOKUP(CONCATENATE(&quot;110&quot;;[.$AF10]);[ONUS_KM43.$A:.$AK];6;))" office:value-type="string" office:string-value="TP068" calcext:value-type="string">
            <text:p>TP06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18.01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16.74</text:p>
          </table:table-cell>
          <table:table-cell table:formula="of:=UPPER(VLOOKUP(CONCATENATE(&quot;111&quot;;[.$AK10]);[ONUS_KM43.$A:.$AK];6;))" office:value-type="string" office:string-value="TP080" calcext:value-type="string">
            <text:p>TP080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21.80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0.23</text:p>
          </table:table-cell>
          <table:table-cell table:formula="of:=UPPER(VLOOKUP(CONCATENATE(&quot;112&quot;;[.$AP10]);[ONUS_KM43.$A:.$AK];6;))" office:value-type="string" office:string-value="TP571" calcext:value-type="string">
            <text:p>TP571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20.04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-23.19</text:p>
          </table:table-cell>
          <table:table-cell table:formula="of:=UPPER(VLOOKUP(CONCATENATE(&quot;113&quot;;[.$AU10]);[ONUS_KM43.$A:.$AK];6;))" office:value-type="string" office:string-value="VSOL039" calcext:value-type="string">
            <text:p>VSOL039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2.22</text:p>
          </table:table-cell>
          <table:table-cell/>
          <table:table-cell table:style-name="ce6"/>
          <table:table-cell table:number-columns-repeated="3"/>
          <table:table-cell table:formula="of:=UPPER(VLOOKUP(CONCATENATE(&quot;115&quot;;[.$BE10]);[ONUS_KM43.$A:.$AK];6;))" office:value-type="string" office:string-value="TP031" calcext:value-type="string">
            <text:p>TP0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8.86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24.32</text:p>
          </table:table-cell>
          <table:table-cell table:number-columns-repeated="16324"/>
        </table:table-row>
        <table:table-row table:style-name="ro2">
          <table:table-cell table:formula="of:=UPPER(VLOOKUP(CONCATENATE(&quot;13&quot;;[.$B11]);[ONUS_KM43.$A:.$AK];6;))" office:value-type="string" office:string-value="TP492" calcext:value-type="string">
            <text:p>TP4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-24.21</text:p>
          </table:table-cell>
          <table:table-cell table:formula="of:=UPPER(VLOOKUP(CONCATENATE(&quot;15&quot;;[.G11]);[ONUS_KM43.A:.AK];6;))" office:value-type="string" office:string-value="TP348" calcext:value-type="string">
            <text:p>TP3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8.86</text:p>
          </table:table-cell>
          <table:table-cell table:style-name="ce6" office:value-type="string" calcext:value-type="string">
            <text:p>1.42</text:p>
          </table:table-cell>
          <table:table-cell office:value-type="string" calcext:value-type="string">
            <text:p>-25.86</text:p>
          </table:table-cell>
          <table:table-cell table:formula="of:=UPPER(VLOOKUP(CONCATENATE(&quot;16&quot;;[.$L11]);[ONUS_KM43.$A:.$AK];6;))" office:value-type="string" office:string-value="TP110" calcext:value-type="string">
            <text:p>TP110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5.23</text:p>
          </table:table-cell>
          <table:table-cell table:formula="of:=UPPER(VLOOKUP(CONCATENATE(&quot;17&quot;;[.$Q11]);[ONUS_KM43.$A:.$AK];6;))" office:value-type="string" office:string-value="R127" calcext:value-type="string">
            <text:p>R127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18.35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-21.49</text:p>
          </table:table-cell>
          <table:table-cell table:formula="of:=UPPER(VLOOKUP(CONCATENATE(&quot;18&quot;;[.$V11]);[ONUS_KM43.$A:.$AK];6;))" office:value-type="string" office:string-value="HG8245V352" calcext:value-type="string">
            <text:p>HG8245V352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-23.38</text:p>
          </table:table-cell>
          <table:table-cell table:formula="of:=UPPER(VLOOKUP(CONCATENATE(&quot;19&quot;;[.$AA11]);[ONUS_KM43.$A:.$AK];6;))" office:value-type="string" office:string-value="KQ194" calcext:value-type="string">
            <text:p>KQ194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20.45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24.32</text:p>
          </table:table-cell>
          <table:table-cell table:formula="of:=UPPER(VLOOKUP(CONCATENATE(&quot;110&quot;;[.$AF11]);[ONUS_KM43.$A:.$AK];6;))" office:value-type="string" office:string-value="TP147" calcext:value-type="string">
            <text:p>TP147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22.60</text:p>
          </table:table-cell>
          <table:table-cell table:formula="of:=UPPER(VLOOKUP(CONCATENATE(&quot;111&quot;;[.$AK11]);[ONUS_KM43.$A:.$AK];6;))" office:value-type="string" office:string-value="HG8245V351" calcext:value-type="string">
            <text:p>HG8245V351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4.95</text:p>
          </table:table-cell>
          <table:table-cell table:formula="of:=UPPER(VLOOKUP(CONCATENATE(&quot;112&quot;;[.$AP11]);[ONUS_KM43.$A:.$AK];6;))" office:value-type="string" office:string-value="TP371" calcext:value-type="string">
            <text:p>TP371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20.13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0.18</text:p>
          </table:table-cell>
          <table:table-cell table:formula="of:=UPPER(VLOOKUP(CONCATENATE(&quot;113&quot;;[.$AU11]);[ONUS_KM43.$A:.$AK];6;))" office:value-type="string" office:string-value="VSOL038" calcext:value-type="string">
            <text:p>VSOL038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26.02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23.77</text:p>
          </table:table-cell>
          <table:table-cell/>
          <table:table-cell table:style-name="ce6"/>
          <table:table-cell table:number-columns-repeated="3"/>
          <table:table-cell table:formula="of:=UPPER(VLOOKUP(CONCATENATE(&quot;115&quot;;[.$BE11]);[ONUS_KM43.$A:.$AK];6;))" office:value-type="string" office:string-value="TP056" calcext:value-type="string">
            <text:p>TP0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5.09</text:p>
          </table:table-cell>
          <table:table-cell table:number-columns-repeated="16324"/>
        </table:table-row>
        <table:table-row table:style-name="ro2">
          <table:table-cell table:formula="of:=UPPER(VLOOKUP(CONCATENATE(&quot;13&quot;;[.$B12]);[ONUS_KM43.$A:.$AK];6;))" office:value-type="string" office:string-value="TP084" calcext:value-type="string">
            <text:p>TP0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6.03</text:p>
          </table:table-cell>
          <table:table-cell table:formula="of:=UPPER(VLOOKUP(CONCATENATE(&quot;15&quot;;[.G12]);[ONUS_KM43.A:.AK];6;))" office:value-type="string" office:string-value="TP273" calcext:value-type="string">
            <text:p>TP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24.43</text:p>
          </table:table-cell>
          <table:table-cell table:style-name="ce6" office:value-type="string" calcext:value-type="string">
            <text:p>1.08</text:p>
          </table:table-cell>
          <table:table-cell office:value-type="string" calcext:value-type="string">
            <text:p>-23.47</text:p>
          </table:table-cell>
          <table:table-cell table:formula="of:=UPPER(VLOOKUP(CONCATENATE(&quot;16&quot;;[.$L12]);[ONUS_KM43.$A:.$AK];6;))" office:value-type="string" office:string-value="KQ276" calcext:value-type="string">
            <text:p>KQ276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-26.58</text:p>
          </table:table-cell>
          <table:table-cell table:formula="of:=UPPER(VLOOKUP(CONCATENATE(&quot;17&quot;;[.$Q12]);[ONUS_KM43.$A:.$AK];6;))" office:value-type="string" office:string-value="O73" calcext:value-type="string">
            <text:p>O73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22.55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-22.22</text:p>
          </table:table-cell>
          <table:table-cell table:formula="of:=UPPER(VLOOKUP(CONCATENATE(&quot;18&quot;;[.$V12]);[ONUS_KM43.$A:.$AK];6;))" office:value-type="string" office:string-value="TP074" calcext:value-type="string">
            <text:p>TP074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-25.53</text:p>
          </table:table-cell>
          <table:table-cell table:formula="of:=UPPER(VLOOKUP(CONCATENATE(&quot;19&quot;;[.$AA12]);[ONUS_KM43.$A:.$AK];6;))" office:value-type="string" office:string-value="TM262" calcext:value-type="string">
            <text:p>TM262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21.93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4.44</text:p>
          </table:table-cell>
          <table:table-cell table:formula="of:=UPPER(VLOOKUP(CONCATENATE(&quot;110&quot;;[.$AF12]);[ONUS_KM43.$A:.$AK];6;))" office:value-type="string" office:string-value="R592" calcext:value-type="string">
            <text:p>R592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16.31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19.47</text:p>
          </table:table-cell>
          <table:table-cell table:formula="of:=UPPER(VLOOKUP(CONCATENATE(&quot;111&quot;;[.$AK12]);[ONUS_KM43.$A:.$AK];6;))" office:value-type="string" office:string-value="TP120" calcext:value-type="string">
            <text:p>TP120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17.21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-19.07</text:p>
          </table:table-cell>
          <table:table-cell table:formula="of:=UPPER(VLOOKUP(CONCATENATE(&quot;112&quot;;[.$AP12]);[ONUS_KM43.$A:.$AK];6;))" office:value-type="string" office:string-value="VSOL028" calcext:value-type="string">
            <text:p>VSOL028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19.03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0.61</text:p>
          </table:table-cell>
          <table:table-cell table:formula="of:=UPPER(VLOOKUP(CONCATENATE(&quot;113&quot;;[.$AU12]);[ONUS_KM43.$A:.$AK];6;))" office:value-type="string" office:string-value="VSOL080" calcext:value-type="string">
            <text:p>VSOL080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-22.30</text:p>
          </table:table-cell>
          <table:table-cell/>
          <table:table-cell table:style-name="ce6"/>
          <table:table-cell table:number-columns-repeated="3"/>
          <table:table-cell table:formula="of:=UPPER(VLOOKUP(CONCATENATE(&quot;115&quot;;[.$BE12]);[ONUS_KM43.$A:.$AK];6;))" office:value-type="string" office:string-value="Q388" calcext:value-type="string">
            <text:p>Q3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5.55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2.15</text:p>
          </table:table-cell>
          <table:table-cell table:number-columns-repeated="16324"/>
        </table:table-row>
        <table:table-row table:style-name="ro3">
          <table:table-cell table:formula="of:=UPPER(VLOOKUP(CONCATENATE(&quot;13&quot;;[.$B13]);[ONUS_KM43.$A:.$AK];6;))" office:value-type="string" office:string-value="TP098" calcext:value-type="string">
            <text:p>TP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0.65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19.96</text:p>
          </table:table-cell>
          <table:table-cell table:formula="of:=UPPER(VLOOKUP(CONCATENATE(&quot;15&quot;;[.G13]);[ONUS_KM43.A:.AK];6;))" office:value-type="string" office:string-value="TP181" calcext:value-type="string">
            <text:p>TP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2.76</text:p>
          </table:table-cell>
          <table:table-cell table:style-name="ce6" office:value-type="string" calcext:value-type="string">
            <text:p>1.30</text:p>
          </table:table-cell>
          <table:table-cell office:value-type="string" calcext:value-type="string">
            <text:p>-23.67</text:p>
          </table:table-cell>
          <table:table-cell table:formula="of:=UPPER(VLOOKUP(CONCATENATE(&quot;16&quot;;[.$L13]);[ONUS_KM43.$A:.$AK];6;))" office:value-type="string" office:string-value="KQ277" calcext:value-type="string">
            <text:p>KQ277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-29.21</text:p>
          </table:table-cell>
          <table:table-cell table:formula="of:=UPPER(VLOOKUP(CONCATENATE(&quot;17&quot;;[.$Q13]);[ONUS_KM43.$A:.$AK];6;))" office:value-type="string" office:string-value="TN42" calcext:value-type="string">
            <text:p>TN42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-28.53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-25.38</text:p>
          </table:table-cell>
          <table:table-cell table:formula="of:=UPPER(VLOOKUP(CONCATENATE(&quot;18&quot;;[.$V13]);[ONUS_KM43.$A:.$AK];6;))" office:value-type="string" office:string-value="TP543" calcext:value-type="string">
            <text:p>TP543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-26.58</text:p>
          </table:table-cell>
          <table:table-cell table:formula="of:=UPPER(VLOOKUP(CONCATENATE(&quot;19&quot;;[.$AA13]);[ONUS_KM43.$A:.$AK];6;))" office:value-type="string" office:string-value="TN5" calcext:value-type="string">
            <text:p>TN5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24.56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9.59</text:p>
          </table:table-cell>
          <table:table-cell table:formula="of:=UPPER(VLOOKUP(CONCATENATE(&quot;110&quot;;[.$AF13]);[ONUS_KM43.$A:.$AK];6;))" office:value-type="string" office:string-value="HS8145V359" calcext:value-type="string">
            <text:p>HS8145V359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-19.3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2.22</text:p>
          </table:table-cell>
          <table:table-cell table:formula="of:=UPPER(VLOOKUP(CONCATENATE(&quot;111&quot;;[.$AK13]);[ONUS_KM43.$A:.$AK];6;))" office:value-type="string" office:string-value="TP146" calcext:value-type="string">
            <text:p>TP146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19.62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1.20</text:p>
          </table:table-cell>
          <table:table-cell table:formula="of:=UPPER(VLOOKUP(CONCATENATE(&quot;112&quot;;[.$AP13]);[ONUS_KM43.$A:.$AK];6;))" office:value-type="string" office:string-value="VSOL072" calcext:value-type="string">
            <text:p>VSOL072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18.8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1.08</text:p>
          </table:table-cell>
          <table:table-cell/>
          <table:table-cell table:style-name="ce6"/>
          <table:table-cell table:number-columns-repeated="8"/>
          <table:table-cell table:formula="of:=UPPER(VLOOKUP(CONCATENATE(&quot;115&quot;;[.$BE13]);[ONUS_KM43.$A:.$AK];6;))" office:value-type="string" office:string-value="TP069" calcext:value-type="string">
            <text:p>TP0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-27.70</text:p>
          </table:table-cell>
          <table:table-cell table:number-columns-repeated="16324"/>
        </table:table-row>
        <table:table-row table:style-name="ro2">
          <table:table-cell table:formula="of:=UPPER(VLOOKUP(CONCATENATE(&quot;13&quot;;[.$B14]);[ONUS_KM43.$A:.$AK];6;))" office:value-type="string" office:string-value="TP163" calcext:value-type="string">
            <text:p>TP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30.46</text:p>
          </table:table-cell>
          <table:table-cell table:formula="of:=UPPER(VLOOKUP(CONCATENATE(&quot;15&quot;;[.G14]);[ONUS_KM43.A:.AK];6;))" office:value-type="string" office:string-value="TP322" calcext:value-type="string">
            <text:p>TP3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23.18</text:p>
          </table:table-cell>
          <table:table-cell table:style-name="ce6" office:value-type="string" calcext:value-type="string">
            <text:p>1.23</text:p>
          </table:table-cell>
          <table:table-cell office:value-type="string" calcext:value-type="string">
            <text:p>-24.95</text:p>
          </table:table-cell>
          <table:table-cell table:formula="of:=UPPER(VLOOKUP(CONCATENATE(&quot;16&quot;;[.$L14]);[ONUS_KM43.$A:.$AK];6;))" office:value-type="string" office:string-value="TP592" calcext:value-type="string">
            <text:p>TP592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7.70</text:p>
          </table:table-cell>
          <table:table-cell table:formula="of:=UPPER(VLOOKUP(CONCATENATE(&quot;17&quot;;[.$Q14]);[ONUS_KM43.$A:.$AK];6;))" office:value-type="string" office:string-value="TM384" calcext:value-type="string">
            <text:p>TM384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19.87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-21.14</text:p>
          </table:table-cell>
          <table:table-cell table:formula="of:=UPPER(VLOOKUP(CONCATENATE(&quot;18&quot;;[.$V14]);[ONUS_KM43.$A:.$AK];6;))" office:value-type="string" office:string-value="TP208" calcext:value-type="string">
            <text:p>TP208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2.22</text:p>
          </table:table-cell>
          <table:table-cell table:formula="of:=UPPER(VLOOKUP(CONCATENATE(&quot;19&quot;;[.$AA14]);[ONUS_KM43.$A:.$AK];6;))" office:value-type="string" office:string-value="KN369" calcext:value-type="string">
            <text:p>KN369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-22.45</text:p>
          </table:table-cell>
          <table:table-cell table:formula="of:=UPPER(VLOOKUP(CONCATENATE(&quot;110&quot;;[.$AF14]);[ONUS_KM43.$A:.$AK];6;))" office:value-type="string" office:string-value="TP582" calcext:value-type="string">
            <text:p>TP582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19.96</text:p>
          </table:table-cell>
          <table:table-cell table:formula="of:=UPPER(VLOOKUP(CONCATENATE(&quot;111&quot;;[.$AK14]);[ONUS_KM43.$A:.$AK];6;))" office:value-type="string" office:string-value="TP224" calcext:value-type="string">
            <text:p>TP224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-21.88</text:p>
          </table:table-cell>
          <table:table-cell table:formula="of:=UPPER(VLOOKUP(CONCATENATE(&quot;112&quot;;[.$AP14]);[ONUS_KM43.$A:.$AK];6;))" office:value-type="string" office:string-value="VSOL096" calcext:value-type="string">
            <text:p>VSOL096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-17.72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1.62</text:p>
          </table:table-cell>
          <table:table-cell/>
          <table:table-cell table:style-name="ce6"/>
          <table:table-cell table:number-columns-repeated="8"/>
          <table:table-cell table:formula="of:=UPPER(VLOOKUP(CONCATENATE(&quot;115&quot;;[.$BE14]);[ONUS_KM43.$A:.$AK];6;))" office:value-type="string" office:string-value="TP062" calcext:value-type="string">
            <text:p>TP0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4.32</text:p>
          </table:table-cell>
          <table:table-cell table:number-columns-repeated="16324"/>
        </table:table-row>
        <table:table-row table:style-name="ro2">
          <table:table-cell table:formula="of:=UPPER(VLOOKUP(CONCATENATE(&quot;13&quot;;[.$B15]);[ONUS_KM43.$A:.$AK];6;))" office:value-type="string" office:string-value="TP205" calcext:value-type="string">
            <text:p>TP2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20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-22.15</text:p>
          </table:table-cell>
          <table:table-cell table:formula="of:=UPPER(VLOOKUP(CONCATENATE(&quot;15&quot;;[.G15]);[ONUS_KM43.A:.AK];6;))" office:value-type="string" office:string-value="TP589" calcext:value-type="string">
            <text:p>TP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3.56</text:p>
          </table:table-cell>
          <table:table-cell table:style-name="ce6" office:value-type="string" calcext:value-type="string">
            <text:p>0.94</text:p>
          </table:table-cell>
          <table:table-cell office:value-type="string" calcext:value-type="string">
            <text:p>-23.77</text:p>
          </table:table-cell>
          <table:table-cell table:formula="of:=UPPER(VLOOKUP(CONCATENATE(&quot;16&quot;;[.$L15]);[ONUS_KM43.$A:.$AK];6;))" office:value-type="string" office:string-value="TP023" calcext:value-type="string">
            <text:p>TP023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-28.24</text:p>
          </table:table-cell>
          <table:table-cell table:formula="of:=UPPER(VLOOKUP(CONCATENATE(&quot;17&quot;;[.$Q15]);[ONUS_KM43.$A:.$AK];6;))" office:value-type="string" office:string-value="TP554" calcext:value-type="string">
            <text:p>TP554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-20.8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20.87</text:p>
          </table:table-cell>
          <table:table-cell table:formula="of:=UPPER(VLOOKUP(CONCATENATE(&quot;18&quot;;[.$V15]);[ONUS_KM43.$A:.$AK];6;))" office:value-type="string" office:string-value="TP182" calcext:value-type="string">
            <text:p>TP182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-23.9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7.22</text:p>
          </table:table-cell>
          <table:table-cell table:formula="of:=UPPER(VLOOKUP(CONCATENATE(&quot;19&quot;;[.$AA15]);[ONUS_KM43.$A:.$AK];6;))" office:value-type="string" office:string-value="R571" calcext:value-type="string">
            <text:p>R571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23.28</text:p>
          </table:table-cell>
          <table:table-cell table:formula="of:=UPPER(VLOOKUP(CONCATENATE(&quot;110&quot;;[.$AF15]);[ONUS_KM43.$A:.$AK];6;))" office:value-type="string" office:string-value="VSOL012" calcext:value-type="string">
            <text:p>VSOL012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-16.90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18.87</text:p>
          </table:table-cell>
          <table:table-cell table:formula="of:=UPPER(VLOOKUP(CONCATENATE(&quot;111&quot;;[.$AK15]);[ONUS_KM43.$A:.$AK];6;))" office:value-type="string" office:string-value="TP041B" calcext:value-type="string">
            <text:p>TP041B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24.3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-26.20</text:p>
          </table:table-cell>
          <table:table-cell table:formula="of:=UPPER(VLOOKUP(CONCATENATE(&quot;112&quot;;[.$AP15]);[ONUS_KM43.$A:.$AK];6;))" office:value-type="string" office:string-value="VSOL095" calcext:value-type="string">
            <text:p>VSOL095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17.98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0.46</text:p>
          </table:table-cell>
          <table:table-cell/>
          <table:table-cell table:style-name="ce6"/>
          <table:table-cell table:number-columns-repeated="8"/>
          <table:table-cell table:formula="of:=UPPER(VLOOKUP(CONCATENATE(&quot;115&quot;;[.$BE15]);[ONUS_KM43.$A:.$AK];6;))" office:value-type="string" office:string-value="TP067" calcext:value-type="string">
            <text:p>TP0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3.98</text:p>
          </table:table-cell>
          <table:table-cell table:number-columns-repeated="16324"/>
        </table:table-row>
        <table:table-row table:style-name="ro2">
          <table:table-cell table:formula="of:=UPPER(VLOOKUP(CONCATENATE(&quot;13&quot;;[.$B16]);[ONUS_KM43.$A:.$AK];6;))" office:value-type="string" office:string-value="TP126" calcext:value-type="string">
            <text:p>TP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0.5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1.68</text:p>
          </table:table-cell>
          <table:table-cell table:formula="of:=UPPER(VLOOKUP(CONCATENATE(&quot;15&quot;;[.G16]);[ONUS_KM43.A:.AK];6;))" office:value-type="string" office:string-value="TP588" calcext:value-type="string">
            <text:p>TP5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25.85</text:p>
          </table:table-cell>
          <table:table-cell table:style-name="ce6" office:value-type="string" calcext:value-type="string">
            <text:p>1.10</text:p>
          </table:table-cell>
          <table:table-cell office:value-type="string" calcext:value-type="string">
            <text:p>-25.69</text:p>
          </table:table-cell>
          <table:table-cell table:formula="of:=UPPER(VLOOKUP(CONCATENATE(&quot;16&quot;;[.$L16]);[ONUS_KM43.$A:.$AK];6;))" office:value-type="string" office:string-value="TP083" calcext:value-type="string">
            <text:p>TP083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-29.21</text:p>
          </table:table-cell>
          <table:table-cell table:formula="of:=UPPER(VLOOKUP(CONCATENATE(&quot;17&quot;;[.$Q16]);[ONUS_KM43.$A:.$AK];6;))" office:value-type="string" office:string-value="TP142" calcext:value-type="string">
            <text:p>TP142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-24.21</text:p>
          </table:table-cell>
          <table:table-cell table:formula="of:=UPPER(VLOOKUP(CONCATENATE(&quot;18&quot;;[.$V16]);[ONUS_KM43.$A:.$AK];6;))" office:value-type="string" office:string-value="TP232" calcext:value-type="string">
            <text:p>TP232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3.10</text:p>
          </table:table-cell>
          <table:table-cell table:formula="of:=UPPER(VLOOKUP(CONCATENATE(&quot;19&quot;;[.$AA16]);[ONUS_KM43.$A:.$AK];6;))" office:value-type="string" office:string-value="H292" calcext:value-type="string">
            <text:p>H292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-25.09</text:p>
          </table:table-cell>
          <table:table-cell table:formula="of:=UPPER(VLOOKUP(CONCATENATE(&quot;110&quot;;[.$AF16]);[ONUS_KM43.$A:.$AK];6;))" office:value-type="string" office:string-value="TP280" calcext:value-type="string">
            <text:p>TP280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1.43</text:p>
          </table:table-cell>
          <table:table-cell table:formula="of:=UPPER(VLOOKUP(CONCATENATE(&quot;111&quot;;[.$AK16]);[ONUS_KM43.$A:.$AK];6;))" office:value-type="string" office:string-value="TP591" calcext:value-type="string">
            <text:p>TP591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-21.80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19.18</text:p>
          </table:table-cell>
          <table:table-cell/>
          <table:table-cell table:style-name="ce6"/>
          <table:table-cell table:number-columns-repeated="13"/>
          <table:table-cell table:formula="of:=UPPER(VLOOKUP(CONCATENATE(&quot;115&quot;;[.$BE16]);[ONUS_KM43.$A:.$AK];6;))" office:value-type="string" office:string-value="VSOL048" calcext:value-type="string">
            <text:p>VSOL0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-23.67</text:p>
          </table:table-cell>
          <table:table-cell table:number-columns-repeated="16324"/>
        </table:table-row>
        <table:table-row table:style-name="ro2">
          <table:table-cell table:formula="of:=UPPER(VLOOKUP(CONCATENATE(&quot;13&quot;;[.$B17]);[ONUS_KM43.$A:.$AK];6;))" office:value-type="string" office:string-value="TP215" calcext:value-type="string">
            <text:p>TP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28.87</text:p>
          </table:table-cell>
          <table:table-cell table:formula="of:=UPPER(VLOOKUP(CONCATENATE(&quot;15&quot;;[.G17]);[ONUS_KM43.A:.AK];6;))" office:value-type="string" office:string-value="TP597" calcext:value-type="string">
            <text:p>TP5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6.19</text:p>
          </table:table-cell>
          <table:table-cell table:style-name="ce6" office:value-type="string" calcext:value-type="string">
            <text:p>1.33</text:p>
          </table:table-cell>
          <table:table-cell office:value-type="string" calcext:value-type="string">
            <text:p>-23.38</text:p>
          </table:table-cell>
          <table:table-cell table:formula="of:=UPPER(VLOOKUP(CONCATENATE(&quot;16&quot;;[.$L17]);[ONUS_KM43.$A:.$AK];6;))" office:value-type="string" office:string-value="P155" calcext:value-type="string">
            <text:p>P155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-23.6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26.20</text:p>
          </table:table-cell>
          <table:table-cell table:formula="of:=UPPER(VLOOKUP(CONCATENATE(&quot;17&quot;;[.$Q17]);[ONUS_KM43.$A:.$AK];6;))" office:value-type="string" office:string-value="KQ178" calcext:value-type="string">
            <text:p>KQ178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-20.75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-21.88</text:p>
          </table:table-cell>
          <table:table-cell table:formula="of:=UPPER(VLOOKUP(CONCATENATE(&quot;18&quot;;[.$V17]);[ONUS_KM43.$A:.$AK];6;))" office:value-type="string" office:string-value="TP267" calcext:value-type="string">
            <text:p>TP267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-24.6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-24.56</text:p>
          </table:table-cell>
          <table:table-cell table:formula="of:=UPPER(VLOOKUP(CONCATENATE(&quot;19&quot;;[.$AA17]);[ONUS_KM43.$A:.$AK];6;))" office:value-type="string" office:string-value="VP284" calcext:value-type="string">
            <text:p>VP284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-23.67</text:p>
          </table:table-cell>
          <table:table-cell table:formula="of:=UPPER(VLOOKUP(CONCATENATE(&quot;110&quot;;[.$AF17]);[ONUS_KM43.$A:.$AK];6;))" office:value-type="string" office:string-value="TP505" calcext:value-type="string">
            <text:p>TP505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-18.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18.54</text:p>
          </table:table-cell>
          <table:table-cell table:formula="of:=UPPER(VLOOKUP(CONCATENATE(&quot;111&quot;;[.$AK17]);[ONUS_KM43.$A:.$AK];6;))" office:value-type="string" office:string-value="TP584" calcext:value-type="string">
            <text:p>TP584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-25.5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23.10</text:p>
          </table:table-cell>
          <table:table-cell/>
          <table:table-cell table:style-name="ce6"/>
          <table:table-cell table:number-columns-repeated="13"/>
          <table:table-cell table:formula="of:=UPPER(VLOOKUP(CONCATENATE(&quot;115&quot;;[.$BE17]);[ONUS_KM43.$A:.$AK];6;))" office:value-type="string" office:string-value="TP077" calcext:value-type="string">
            <text:p>TP0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6.0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22.52</text:p>
          </table:table-cell>
          <table:table-cell table:number-columns-repeated="16324"/>
        </table:table-row>
        <table:table-row table:style-name="ro2">
          <table:table-cell table:formula="of:=UPPER(VLOOKUP(CONCATENATE(&quot;13&quot;;[.$B18]);[ONUS_KM43.$A:.$AK];6;))" office:value-type="string" office:string-value="TP242" calcext:value-type="string">
            <text:p>TP2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25.69</text:p>
          </table:table-cell>
          <table:table-cell table:formula="of:=UPPER(VLOOKUP(CONCATENATE(&quot;15&quot;;[.G18]);[ONUS_KM43.A:.AK];6;))" office:value-type="string" office:string-value="TP197D" calcext:value-type="string">
            <text:p>TP197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22.00</text:p>
          </table:table-cell>
          <table:table-cell table:style-name="ce6" office:value-type="string" calcext:value-type="string">
            <text:p>1.30</text:p>
          </table:table-cell>
          <table:table-cell office:value-type="string" calcext:value-type="string">
            <text:p>-22.84</text:p>
          </table:table-cell>
          <table:table-cell table:formula="of:=UPPER(VLOOKUP(CONCATENATE(&quot;16&quot;;[.$L18]);[ONUS_KM43.$A:.$AK];6;))" office:value-type="string" office:string-value="TP177" calcext:value-type="string">
            <text:p>TP177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7.22</text:p>
          </table:table-cell>
          <table:table-cell table:formula="of:=UPPER(VLOOKUP(CONCATENATE(&quot;17&quot;;[.$Q18]);[ONUS_KM43.$A:.$AK];6;))" office:value-type="string" office:string-value="VO396" calcext:value-type="string">
            <text:p>VO396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-22.08</text:p>
          </table:table-cell>
          <table:table-cell table:formula="of:=UPPER(VLOOKUP(CONCATENATE(&quot;18&quot;;[.$V18]);[ONUS_KM43.$A:.$AK];6;))" office:value-type="string" office:string-value="TP290" calcext:value-type="string">
            <text:p>TP290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-19.46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-17.40</text:p>
          </table:table-cell>
          <table:table-cell table:formula="of:=UPPER(VLOOKUP(CONCATENATE(&quot;19&quot;;[.$AA18]);[ONUS_KM43.$A:.$AK];6;))" office:value-type="string" office:string-value="TM108" calcext:value-type="string">
            <text:p>TM108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-24.95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-23.19</text:p>
          </table:table-cell>
          <table:table-cell table:formula="of:=UPPER(VLOOKUP(CONCATENATE(&quot;110&quot;;[.$AF18]);[ONUS_KM43.$A:.$AK];6;))" office:value-type="string" office:string-value="VSOL042" calcext:value-type="string">
            <text:p>VSOL042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0.92</text:p>
          </table:table-cell>
          <table:table-cell table:formula="of:=UPPER(VLOOKUP(CONCATENATE(&quot;111&quot;;[.$AK18]);[ONUS_KM43.$A:.$AK];6;))" office:value-type="string" office:string-value="TP605" calcext:value-type="string">
            <text:p>TP605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-26.02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27.22</text:p>
          </table:table-cell>
          <table:table-cell/>
          <table:table-cell table:style-name="ce6"/>
          <table:table-cell table:number-columns-repeated="13"/>
          <table:table-cell table:formula="of:=UPPER(VLOOKUP(CONCATENATE(&quot;115&quot;;[.$BE18]);[ONUS_KM43.$A:.$AK];6;))" office:value-type="string" office:string-value="TP097" calcext:value-type="string">
            <text:p>TP0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-23.57</text:p>
          </table:table-cell>
          <table:table-cell table:number-columns-repeated="16324"/>
        </table:table-row>
        <table:table-row table:style-name="ro2">
          <table:table-cell table:formula="of:=UPPER(VLOOKUP(CONCATENATE(&quot;13&quot;;[.$B19]);[ONUS_KM43.$A:.$AK];6;))" office:value-type="string" office:string-value="TP439" calcext:value-type="string">
            <text:p>TP4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28.8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30.00</text:p>
          </table:table-cell>
          <table:table-cell table:formula="of:=UPPER(VLOOKUP(CONCATENATE(&quot;15&quot;;[.G19]);[ONUS_KM43.A:.AK];6;))" office:value-type="string" office:string-value="KQ427" calcext:value-type="string">
            <text:p>KQ4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1.86</text:p>
          </table:table-cell>
          <table:table-cell table:style-name="ce6" office:value-type="string" calcext:value-type="string">
            <text:p>2.31</text:p>
          </table:table-cell>
          <table:table-cell office:value-type="string" calcext:value-type="string">
            <text:p>-22.84</text:p>
          </table:table-cell>
          <table:table-cell table:formula="of:=UPPER(VLOOKUP(CONCATENATE(&quot;16&quot;;[.$L19]);[ONUS_KM43.$A:.$AK];6;))" office:value-type="string" office:string-value="VO270" calcext:value-type="string">
            <text:p>VO270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25.85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-24.69</text:p>
          </table:table-cell>
          <table:table-cell table:formula="of:=UPPER(VLOOKUP(CONCATENATE(&quot;17&quot;;[.$Q19]);[ONUS_KM43.$A:.$AK];6;))" office:value-type="string" office:string-value="TP221" calcext:value-type="string">
            <text:p>TP221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1.25</text:p>
          </table:table-cell>
          <table:table-cell table:formula="of:=UPPER(VLOOKUP(CONCATENATE(&quot;18&quot;;[.$V19]);[ONUS_KM43.$A:.$AK];6;))" office:value-type="string" office:string-value="TP294" calcext:value-type="string">
            <text:p>TP294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-24.31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-24.69</text:p>
          </table:table-cell>
          <table:table-cell table:formula="of:=UPPER(VLOOKUP(CONCATENATE(&quot;19&quot;;[.$AA19]);[ONUS_KM43.$A:.$AK];6;))" office:value-type="string" office:string-value="R605" calcext:value-type="string">
            <text:p>R605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3.98</text:p>
          </table:table-cell>
          <table:table-cell table:formula="of:=UPPER(VLOOKUP(CONCATENATE(&quot;110&quot;;[.$AF19]);[ONUS_KM43.$A:.$AK];6;))" office:value-type="string" office:string-value="VSOL032" calcext:value-type="string">
            <text:p>VSOL032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-17.87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19.40</text:p>
          </table:table-cell>
          <table:table-cell table:formula="of:=UPPER(VLOOKUP(CONCATENATE(&quot;111&quot;;[.$AK19]);[ONUS_KM43.$A:.$AK];6;))" office:value-type="string" office:string-value="TP606" calcext:value-type="string">
            <text:p>TP606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17.0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19.67</text:p>
          </table:table-cell>
          <table:table-cell/>
          <table:table-cell table:style-name="ce6"/>
          <table:table-cell table:number-columns-repeated="13"/>
          <table:table-cell table:formula="of:=UPPER(VLOOKUP(CONCATENATE(&quot;115&quot;;[.$BE19]);[ONUS_KM43.$A:.$AK];6;))" office:value-type="string" office:string-value="TP049" calcext:value-type="string">
            <text:p>TP0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25.6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2.01</text:p>
          </table:table-cell>
          <table:table-cell table:number-columns-repeated="16324"/>
        </table:table-row>
        <table:table-row table:style-name="ro2">
          <table:table-cell table:formula="of:=UPPER(VLOOKUP(CONCATENATE(&quot;13&quot;;[.$B20]);[ONUS_KM43.$A:.$AK];6;))" office:value-type="string" office:string-value="KQ423" calcext:value-type="string">
            <text:p>KQ4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0.4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-20.97</text:p>
          </table:table-cell>
          <table:table-cell table:formula="of:=UPPER(VLOOKUP(CONCATENATE(&quot;15&quot;;[.G20]);[ONUS_KM43.A:.AK];6;))" office:value-type="string" office:string-value="TP454" calcext:value-type="string">
            <text:p>TP4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1.13</text:p>
          </table:table-cell>
          <table:table-cell table:style-name="ce6" office:value-type="string" calcext:value-type="string">
            <text:p>1.05</text:p>
          </table:table-cell>
          <table:table-cell office:value-type="string" calcext:value-type="string">
            <text:p>-23.28</text:p>
          </table:table-cell>
          <table:table-cell table:formula="of:=UPPER(VLOOKUP(CONCATENATE(&quot;16&quot;;[.$L20]);[ONUS_KM43.$A:.$AK];6;))" office:value-type="string" office:string-value="TP217" calcext:value-type="string">
            <text:p>TP217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25.86</text:p>
          </table:table-cell>
          <table:table-cell table:formula="of:=UPPER(VLOOKUP(CONCATENATE(&quot;17&quot;;[.$Q20]);[ONUS_KM43.$A:.$AK];6;))" office:value-type="string" office:string-value="KQ461" calcext:value-type="string">
            <text:p>KQ461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21.4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3.28</text:p>
          </table:table-cell>
          <table:table-cell table:formula="of:=UPPER(VLOOKUP(CONCATENATE(&quot;18&quot;;[.$V20]);[ONUS_KM43.$A:.$AK];6;))" office:value-type="string" office:string-value="TP287" calcext:value-type="string">
            <text:p>TP287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-23.88</text:p>
          </table:table-cell>
          <table:table-cell table:formula="of:=UPPER(VLOOKUP(CONCATENATE(&quot;19&quot;;[.$AA20]);[ONUS_KM43.$A:.$AK];6;))" office:value-type="string" office:string-value="VP135" calcext:value-type="string">
            <text:p>VP135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20.2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-22.37</text:p>
          </table:table-cell>
          <table:table-cell table:formula="of:=UPPER(VLOOKUP(CONCATENATE(&quot;110&quot;;[.$AF20]);[ONUS_KM43.$A:.$AK];6;))" office:value-type="string" office:string-value="VSOL049" calcext:value-type="string">
            <text:p>VSOL049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20.97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-19.79</text:p>
          </table:table-cell>
          <table:table-cell table:formula="of:=UPPER(VLOOKUP(CONCATENATE(&quot;111&quot;;[.$AK20]);[ONUS_KM43.$A:.$AK];6;))" office:value-type="string" office:string-value="KP479" calcext:value-type="string">
            <text:p>KP479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-18.18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19.00</text:p>
          </table:table-cell>
          <table:table-cell/>
          <table:table-cell table:style-name="ce6"/>
          <table:table-cell table:number-columns-repeated="13"/>
          <table:table-cell table:formula="of:=UPPER(VLOOKUP(CONCATENATE(&quot;115&quot;;[.$BE20]);[ONUS_KM43.$A:.$AK];6;))" office:value-type="string" office:string-value="TP122" calcext:value-type="string">
            <text:p>TP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23.98</text:p>
          </table:table-cell>
          <table:table-cell table:number-columns-repeated="16324"/>
        </table:table-row>
        <table:table-row table:style-name="ro2">
          <table:table-cell table:formula="of:=UPPER(VLOOKUP(CONCATENATE(&quot;13&quot;;[.$B21]);[ONUS_KM43.$A:.$AK];6;))" office:value-type="string" office:string-value="TP362" calcext:value-type="string">
            <text:p>TP3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1.87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1.08</text:p>
          </table:table-cell>
          <table:table-cell table:formula="of:=UPPER(VLOOKUP(CONCATENATE(&quot;15&quot;;[.G21]);[ONUS_KM43.A:.AK];6;))" office:value-type="string" office:string-value="TP458" calcext:value-type="string">
            <text:p>TP4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23.18</text:p>
          </table:table-cell>
          <table:table-cell table:style-name="ce6" office:value-type="string" calcext:value-type="string">
            <text:p>1.31</text:p>
          </table:table-cell>
          <table:table-cell office:value-type="string" calcext:value-type="string">
            <text:p>-24.09</text:p>
          </table:table-cell>
          <table:table-cell table:formula="of:=UPPER(VLOOKUP(CONCATENATE(&quot;16&quot;;[.$L21]);[ONUS_KM43.$A:.$AK];6;))" office:value-type="string" office:string-value="KQ374" calcext:value-type="string">
            <text:p>KQ37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-25.09</text:p>
          </table:table-cell>
          <table:table-cell table:formula="of:=UPPER(VLOOKUP(CONCATENATE(&quot;17&quot;;[.$Q21]);[ONUS_KM43.$A:.$AK];6;))" office:value-type="string" office:string-value="KQ209" calcext:value-type="string">
            <text:p>KQ209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-21.19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-23.28</text:p>
          </table:table-cell>
          <table:table-cell table:formula="of:=UPPER(VLOOKUP(CONCATENATE(&quot;18&quot;;[.$V21]);[ONUS_KM43.$A:.$AK];6;))" office:value-type="string" office:string-value="TP158" calcext:value-type="string">
            <text:p>TP158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-24.82</text:p>
          </table:table-cell>
          <table:table-cell table:formula="of:=UPPER(VLOOKUP(CONCATENATE(&quot;19&quot;;[.$AA21]);[ONUS_KM43.$A:.$AK];6;))" office:value-type="string" office:string-value="KQ238" calcext:value-type="string">
            <text:p>KQ238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-22.7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21.68</text:p>
          </table:table-cell>
          <table:table-cell table:formula="of:=UPPER(VLOOKUP(CONCATENATE(&quot;110&quot;;[.$AF21]);[ONUS_KM43.$A:.$AK];6;))" office:value-type="string" office:string-value="VSOL091" calcext:value-type="string">
            <text:p>VSOL091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18.39</text:p>
          </table:table-cell>
          <table:table-cell table:formula="of:=UPPER(VLOOKUP(CONCATENATE(&quot;111&quot;;[.$AK21]);[ONUS_KM43.$A:.$AK];6;))" office:value-type="string" office:string-value="TP498" calcext:value-type="string">
            <text:p>TP49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-20.56</text:p>
          </table:table-cell>
          <table:table-cell/>
          <table:table-cell table:style-name="ce6"/>
          <table:table-cell table:number-columns-repeated="13"/>
          <table:table-cell table:formula="of:=UPPER(VLOOKUP(CONCATENATE(&quot;115&quot;;[.$BE21]);[ONUS_KM43.$A:.$AK];6;))" office:value-type="string" office:string-value="VSOL055" calcext:value-type="string">
            <text:p>VSOL0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29.58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3.28</text:p>
          </table:table-cell>
          <table:table-cell table:number-columns-repeated="16324"/>
        </table:table-row>
        <table:table-row table:style-name="ro2">
          <table:table-cell table:formula="of:=UPPER(VLOOKUP(CONCATENATE(&quot;13&quot;;[.$B22]);[ONUS_KM43.$A:.$AK];6;))" office:value-type="string" office:string-value="KQ336" calcext:value-type="string">
            <text:p>KQ3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7.44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7.22</text:p>
          </table:table-cell>
          <table:table-cell table:formula="of:=UPPER(VLOOKUP(CONCATENATE(&quot;15&quot;;[.G22]);[ONUS_KM43.A:.AK];6;))" office:value-type="string" office:string-value="TP452" calcext:value-type="string">
            <text:p>TP4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5.08</text:p>
          </table:table-cell>
          <table:table-cell table:style-name="ce6" office:value-type="string" calcext:value-type="string">
            <text:p>1.46</text:p>
          </table:table-cell>
          <table:table-cell office:value-type="string" calcext:value-type="string">
            <text:p>-22.15</text:p>
          </table:table-cell>
          <table:table-cell table:formula="of:=UPPER(VLOOKUP(CONCATENATE(&quot;16&quot;;[.$L22]);[ONUS_KM43.$A:.$AK];6;))" office:value-type="string" office:string-value="TP488" calcext:value-type="string">
            <text:p>TP488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-26.20</text:p>
          </table:table-cell>
          <table:table-cell table:formula="of:=UPPER(VLOOKUP(CONCATENATE(&quot;17&quot;;[.$Q22]);[ONUS_KM43.$A:.$AK];6;))" office:value-type="string" office:string-value="VSOL003" calcext:value-type="string">
            <text:p>VSOL00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-19.95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1.31</text:p>
          </table:table-cell>
          <table:table-cell table:formula="of:=UPPER(VLOOKUP(CONCATENATE(&quot;18&quot;;[.$V22]);[ONUS_KM43.$A:.$AK];6;))" office:value-type="string" office:string-value="TP542" calcext:value-type="string">
            <text:p>TP542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-23.98</text:p>
          </table:table-cell>
          <table:table-cell table:formula="of:=UPPER(VLOOKUP(CONCATENATE(&quot;19&quot;;[.$AA22]);[ONUS_KM43.$A:.$AK];6;))" office:value-type="string" office:string-value="VM105" calcext:value-type="string">
            <text:p>VM10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-24.81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3.88</text:p>
          </table:table-cell>
          <table:table-cell/>
          <table:table-cell table:style-name="ce6"/>
          <table:table-cell table:number-columns-repeated="3"/>
          <table:table-cell table:formula="of:=UPPER(VLOOKUP(CONCATENATE(&quot;111&quot;;[.$AK22]);[ONUS_KM43.$A:.$AK];6;))" office:value-type="string" office:string-value="VSOL025" calcext:value-type="string">
            <text:p>VSOL0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0.32</text:p>
          </table:table-cell>
          <table:table-cell/>
          <table:table-cell table:style-name="ce6"/>
          <table:table-cell table:number-columns-repeated="13"/>
          <table:table-cell table:formula="of:=UPPER(VLOOKUP(CONCATENATE(&quot;115&quot;;[.$BE22]);[ONUS_KM43.$A:.$AK];6;))" office:value-type="string" office:string-value="TP291" calcext:value-type="string">
            <text:p>TP2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-22.84</text:p>
          </table:table-cell>
          <table:table-cell table:number-columns-repeated="16324"/>
        </table:table-row>
        <table:table-row table:style-name="ro2">
          <table:table-cell table:formula="of:=UPPER(VLOOKUP(CONCATENATE(&quot;13&quot;;[.$B23]);[ONUS_KM43.$A:.$AK];6;))" office:value-type="string" office:string-value="VSOL031" calcext:value-type="string">
            <text:p>VSOL0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-21.74</text:p>
          </table:table-cell>
          <table:table-cell table:formula="of:=UPPER(VLOOKUP(CONCATENATE(&quot;15&quot;;[.G23]);[ONUS_KM43.A:.AK];6;))" office:value-type="string" office:string-value="TP450" calcext:value-type="string">
            <text:p>TP4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1.48</text:p>
          </table:table-cell>
          <table:table-cell table:style-name="ce6" office:value-type="string" calcext:value-type="string">
            <text:p>1.02</text:p>
          </table:table-cell>
          <table:table-cell office:value-type="string" calcext:value-type="string">
            <text:p>-22.60</text:p>
          </table:table-cell>
          <table:table-cell table:formula="of:=UPPER(VLOOKUP(CONCATENATE(&quot;16&quot;;[.$L23]);[ONUS_KM43.$A:.$AK];6;))" office:value-type="string" office:string-value="TP473" calcext:value-type="string">
            <text:p>TP473</text:p>
          </table:table-cell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-25.38</text:p>
          </table:table-cell>
          <table:table-cell table:formula="of:=UPPER(VLOOKUP(CONCATENATE(&quot;17&quot;;[.$Q23]);[ONUS_KM43.$A:.$AK];6;))" office:value-type="string" office:string-value="VSOL082" calcext:value-type="string">
            <text:p>VSOL082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-19.24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1.14</text:p>
          </table:table-cell>
          <table:table-cell table:formula="of:=UPPER(VLOOKUP(CONCATENATE(&quot;18&quot;;[.$V23]);[ONUS_KM43.$A:.$AK];6;))" office:value-type="string" office:string-value="KQ390" calcext:value-type="string">
            <text:p>KQ390</text:p>
          </table:table-cell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-18.95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0.14</text:p>
          </table:table-cell>
          <table:table-cell table:formula="of:=UPPER(VLOOKUP(CONCATENATE(&quot;19&quot;;[.$AA23]);[ONUS_KM43.$A:.$AK];6;))" office:value-type="string" office:string-value="TP494" calcext:value-type="string">
            <text:p>TP494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-23.18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-22.37</text:p>
          </table:table-cell>
          <table:table-cell/>
          <table:table-cell table:style-name="ce6"/>
          <table:table-cell table:number-columns-repeated="3"/>
          <table:table-cell table:formula="of:=UPPER(VLOOKUP(CONCATENATE(&quot;111&quot;;[.$AK23]);[ONUS_KM43.$A:.$AK];6;))" office:value-type="string" office:string-value="TP547" calcext:value-type="string">
            <text:p>TP5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3.18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2.68</text:p>
          </table:table-cell>
          <table:table-cell/>
          <table:table-cell table:style-name="ce6"/>
          <table:table-cell table:number-columns-repeated="13"/>
          <table:table-cell table:formula="of:=UPPER(VLOOKUP(CONCATENATE(&quot;115&quot;;[.$BE23]);[ONUS_KM43.$A:.$AK];6;))" office:value-type="string" office:string-value="TP324" calcext:value-type="string">
            <text:p>TP3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7.96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-22.37</text:p>
          </table:table-cell>
          <table:table-cell table:number-columns-repeated="16324"/>
        </table:table-row>
        <table:table-row table:style-name="ro2">
          <table:table-cell table:formula="of:=UPPER(VLOOKUP(CONCATENATE(&quot;13&quot;;[.$B24]);[ONUS_KM43.$A:.$AK];6;))" office:value-type="string" office:string-value="KQ407" calcext:value-type="string">
            <text:p>KQ4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9.9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1.62</text:p>
          </table:table-cell>
          <table:table-cell table:formula="of:=UPPER(VLOOKUP(CONCATENATE(&quot;15&quot;;[.G24]);[ONUS_KM43.A:.AK];6;))" office:value-type="string" office:string-value="TP455" calcext:value-type="string">
            <text:p>TP4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21.08</text:p>
          </table:table-cell>
          <table:table-cell table:style-name="ce6" office:value-type="string" calcext:value-type="string">
            <text:p>1.10</text:p>
          </table:table-cell>
          <table:table-cell office:value-type="string" calcext:value-type="string">
            <text:p>-22.76</text:p>
          </table:table-cell>
          <table:table-cell table:formula="of:=UPPER(VLOOKUP(CONCATENATE(&quot;16&quot;;[.$L24]);[ONUS_KM43.$A:.$AK];6;))" office:value-type="string" office:string-value="TP480" calcext:value-type="string">
            <text:p>TP480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-25.68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6.99</text:p>
          </table:table-cell>
          <table:table-cell table:formula="of:=UPPER(VLOOKUP(CONCATENATE(&quot;17&quot;;[.$Q24]);[ONUS_KM43.$A:.$AK];6;))" office:value-type="string" office:string-value="KQ204" calcext:value-type="string">
            <text:p>KQ204</text:p>
          </table:table-cell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-20.91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-21.62</text:p>
          </table:table-cell>
          <table:table-cell table:formula="of:=UPPER(VLOOKUP(CONCATENATE(&quot;18&quot;;[.$V24]);[ONUS_KM43.$A:.$AK];6;))" office:value-type="string" office:string-value="TP398" calcext:value-type="string">
            <text:p>TP398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-22.60</text:p>
          </table:table-cell>
          <table:table-cell table:formula="of:=UPPER(VLOOKUP(CONCATENATE(&quot;19&quot;;[.$AA24]);[ONUS_KM43.$A:.$AK];6;))" office:value-type="string" office:string-value="KQ281" calcext:value-type="string">
            <text:p>KQ281</text:p>
          </table:table-cell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2.60</text:p>
          </table:table-cell>
          <table:table-cell/>
          <table:table-cell table:style-name="ce6"/>
          <table:table-cell table:number-columns-repeated="3"/>
          <table:table-cell table:formula="of:=UPPER(VLOOKUP(CONCATENATE(&quot;111&quot;;[.$AK24]);[ONUS_KM43.$A:.$AK];6;))" office:value-type="string" office:string-value="VSOL070" calcext:value-type="string">
            <text:p>VSOL0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19.66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-21.03</text:p>
          </table:table-cell>
          <table:table-cell/>
          <table:table-cell table:style-name="ce6"/>
          <table:table-cell table:number-columns-repeated="13"/>
          <table:table-cell table:formula="of:=UPPER(VLOOKUP(CONCATENATE(&quot;115&quot;;[.$BE24]);[ONUS_KM43.$A:.$AK];6;))" office:value-type="string" office:string-value="TP325" calcext:value-type="string">
            <text:p>TP3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-23.28</text:p>
          </table:table-cell>
          <table:table-cell table:number-columns-repeated="16324"/>
        </table:table-row>
        <table:table-row table:style-name="ro2">
          <table:table-cell table:formula="of:=UPPER(VLOOKUP(CONCATENATE(&quot;13&quot;;[.$B25]);[ONUS_KM43.$A:.$AK];6;))" office:value-type="string" office:string-value="VSOL045" calcext:value-type="string">
            <text:p>VSOL0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19.3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-20.00</text:p>
          </table:table-cell>
          <table:table-cell table:formula="of:=UPPER(VLOOKUP(CONCATENATE(&quot;15&quot;;[.G25]);[ONUS_KM43.A:.AK];6;))" office:value-type="string" office:string-value="Q504" calcext:value-type="string">
            <text:p>Q5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2.55</text:p>
          </table:table-cell>
          <table:table-cell table:style-name="ce6" office:value-type="string" calcext:value-type="string">
            <text:p>2.25</text:p>
          </table:table-cell>
          <table:table-cell office:value-type="string" calcext:value-type="string">
            <text:p>-23.19</text:p>
          </table:table-cell>
          <table:table-cell table:formula="of:=UPPER(VLOOKUP(CONCATENATE(&quot;16&quot;;[.$L25]);[ONUS_KM43.$A:.$AK];6;))" office:value-type="string" office:string-value="TP460" calcext:value-type="string">
            <text:p>TP460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-25.23</text:p>
          </table:table-cell>
          <table:table-cell table:formula="of:=UPPER(VLOOKUP(CONCATENATE(&quot;17&quot;;[.$Q25]);[ONUS_KM43.$A:.$AK];6;))" office:value-type="string" office:string-value="R595" calcext:value-type="string">
            <text:p>R595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-20.8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1.55</text:p>
          </table:table-cell>
          <table:table-cell table:formula="of:=UPPER(VLOOKUP(CONCATENATE(&quot;18&quot;;[.$V25]);[ONUS_KM43.$A:.$AK];6;))" office:value-type="string" office:string-value="TP476" calcext:value-type="string">
            <text:p>TP476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4.44</text:p>
          </table:table-cell>
          <table:table-cell table:formula="of:=UPPER(VLOOKUP(CONCATENATE(&quot;19&quot;;[.$AA25]);[ONUS_KM43.$A:.$AK];6;))" office:value-type="string" office:string-value="TP393" calcext:value-type="string">
            <text:p>TP393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6.20</text:p>
          </table:table-cell>
          <table:table-cell/>
          <table:table-cell table:style-name="ce6"/>
          <table:table-cell table:number-columns-repeated="3"/>
          <table:table-cell table:formula="of:=UPPER(VLOOKUP(CONCATENATE(&quot;111&quot;;[.$AK25]);[ONUS_KM43.$A:.$AK];6;))" office:value-type="string" office:string-value="VSOL083" calcext:value-type="string">
            <text:p>VSOL0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74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18.73</text:p>
          </table:table-cell>
          <table:table-cell/>
          <table:table-cell table:style-name="ce6"/>
          <table:table-cell table:number-columns-repeated="13"/>
          <table:table-cell table:formula="of:=UPPER(VLOOKUP(CONCATENATE(&quot;115&quot;;[.$BE25]);[ONUS_KM43.$A:.$AK];6;))" office:value-type="string" office:string-value="VSOL050" calcext:value-type="string">
            <text:p>VSOL0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2.15</text:p>
          </table:table-cell>
          <table:table-cell table:number-columns-repeated="16324"/>
        </table:table-row>
        <table:table-row table:style-name="ro2">
          <table:table-cell table:formula="of:=UPPER(VLOOKUP(CONCATENATE(&quot;13&quot;;[.$B26]);[ONUS_KM43.$A:.$AK];6;))" office:value-type="string" office:string-value="VSOL057" calcext:value-type="string">
            <text:p>VSOL0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53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7.22</text:p>
          </table:table-cell>
          <table:table-cell table:formula="of:=UPPER(VLOOKUP(CONCATENATE(&quot;15&quot;;[.G26]);[ONUS_KM43.A:.AK];6;))" office:value-type="string" office:string-value="TP470" calcext:value-type="string">
            <text:p>TP4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22.14</text:p>
          </table:table-cell>
          <table:table-cell table:style-name="ce6" office:value-type="string" calcext:value-type="string">
            <text:p>0.83</text:p>
          </table:table-cell>
          <table:table-cell office:value-type="string" calcext:value-type="string">
            <text:p>-22.60</text:p>
          </table:table-cell>
          <table:table-cell table:formula="of:=UPPER(VLOOKUP(CONCATENATE(&quot;16&quot;;[.$L26]);[ONUS_KM43.$A:.$AK];6;))" office:value-type="string" office:string-value="TP465" calcext:value-type="string">
            <text:p>TP465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-30.00</text:p>
          </table:table-cell>
          <table:table-cell table:formula="of:=UPPER(VLOOKUP(CONCATENATE(&quot;17&quot;;[.$Q26]);[ONUS_KM43.$A:.$AK];6;))" office:value-type="string" office:string-value="VSOL002" calcext:value-type="string">
            <text:p>VSOL002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-21.25</text:p>
          </table:table-cell>
          <table:table-cell table:formula="of:=UPPER(VLOOKUP(CONCATENATE(&quot;18&quot;;[.$V26]);[ONUS_KM43.$A:.$AK];6;))" office:value-type="string" office:string-value="TP456" calcext:value-type="string">
            <text:p>TP456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-22.84</text:p>
          </table:table-cell>
          <table:table-cell table:formula="of:=UPPER(VLOOKUP(CONCATENATE(&quot;19&quot;;[.$AA26]);[ONUS_KM43.$A:.$AK];6;))" office:value-type="string" office:string-value="TP222" calcext:value-type="string">
            <text:p>TP222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-24.9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3.38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formula="of:=UPPER(VLOOKUP(CONCATENATE(&quot;13&quot;;[.$B27]);[ONUS_KM43.$A:.$AK];6;))" office:value-type="string" office:string-value="VSOL059" calcext:value-type="string">
            <text:p>VSOL0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19.28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-20.61</text:p>
          </table:table-cell>
          <table:table-cell table:formula="of:=UPPER(VLOOKUP(CONCATENATE(&quot;15&quot;;[.G27]);[ONUS_KM43.A:.AK];6;))" office:value-type="string" office:string-value="TP475" calcext:value-type="string">
            <text:p>TP4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3.01</text:p>
          </table:table-cell>
          <table:table-cell table:style-name="ce6" office:value-type="string" calcext:value-type="string">
            <text:p>1.21</text:p>
          </table:table-cell>
          <table:table-cell office:value-type="string" calcext:value-type="string">
            <text:p>-23.88</text:p>
          </table:table-cell>
          <table:table-cell table:formula="of:=UPPER(VLOOKUP(CONCATENATE(&quot;16&quot;;[.$L27]);[ONUS_KM43.$A:.$AK];6;))" office:value-type="string" office:string-value="TP467" calcext:value-type="string">
            <text:p>TP467</text:p>
          </table:table-cell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26.39</text:p>
          </table:table-cell>
          <table:table-cell table:formula="of:=UPPER(VLOOKUP(CONCATENATE(&quot;17&quot;;[.$Q27]);[ONUS_KM43.$A:.$AK];6;))" office:value-type="string" office:string-value="R588" calcext:value-type="string">
            <text:p>R588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-22.84</text:p>
          </table:table-cell>
          <table:table-cell table:formula="of:=UPPER(VLOOKUP(CONCATENATE(&quot;18&quot;;[.$V27]);[ONUS_KM43.$A:.$AK];6;))" office:value-type="string" office:string-value="TP428" calcext:value-type="string">
            <text:p>TP428</text:p>
          </table:table-cell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-24.95</text:p>
          </table:table-cell>
          <table:table-cell table:formula="of:=UPPER(VLOOKUP(CONCATENATE(&quot;19&quot;;[.$AA27]);[ONUS_KM43.$A:.$AK];6;))" office:value-type="string" office:string-value="KQ292" calcext:value-type="string">
            <text:p>KQ292</text:p>
          </table:table-cell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-21.54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-24.09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formula="of:=UPPER(VLOOKUP(CONCATENATE(&quot;13&quot;;[.$B28]);[ONUS_KM43.$A:.$AK];6;))" office:value-type="string" office:string-value="VSOL058" calcext:value-type="string">
            <text:p>VSOL0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7.8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19.55</text:p>
          </table:table-cell>
          <table:table-cell table:formula="of:=UPPER(VLOOKUP(CONCATENATE(&quot;15&quot;;[.G28]);[ONUS_KM43.A:.AK];6;))" office:value-type="string" office:string-value="TP421" calcext:value-type="string">
            <text:p>TP4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22.52</text:p>
          </table:table-cell>
          <table:table-cell table:style-name="ce6" office:value-type="string" calcext:value-type="string">
            <text:p>1.02</text:p>
          </table:table-cell>
          <table:table-cell office:value-type="string" calcext:value-type="string">
            <text:p>-22.68</text:p>
          </table:table-cell>
          <table:table-cell table:formula="of:=UPPER(VLOOKUP(CONCATENATE(&quot;16&quot;;[.$L28]);[ONUS_KM43.$A:.$AK];6;))" office:value-type="string" office:string-value="TP422" calcext:value-type="string">
            <text:p>TP422</text:p>
          </table:table-cell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-24.95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24.44</text:p>
          </table:table-cell>
          <table:table-cell table:formula="of:=UPPER(VLOOKUP(CONCATENATE(&quot;17&quot;;[.$Q28]);[ONUS_KM43.$A:.$AK];6;))" office:value-type="string" office:string-value="R607" calcext:value-type="string">
            <text:p>R607</text:p>
          </table:table-cell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-23.38</text:p>
          </table:table-cell>
          <table:table-cell table:formula="of:=UPPER(VLOOKUP(CONCATENATE(&quot;18&quot;;[.$V28]);[ONUS_KM43.$A:.$AK];6;))" office:value-type="string" office:string-value="KQ410" calcext:value-type="string">
            <text:p>KQ410</text:p>
          </table:table-cell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-24.9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-26.58</text:p>
          </table:table-cell>
          <table:table-cell table:formula="of:=UPPER(VLOOKUP(CONCATENATE(&quot;19&quot;;[.$AA28]);[ONUS_KM43.$A:.$AK];6;))" office:value-type="string" office:string-value="VSOL020" calcext:value-type="string">
            <text:p>VSOL020</text:p>
          </table:table-cell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-28.5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4.95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formula="of:=UPPER(VLOOKUP(CONCATENATE(&quot;13&quot;;[.$B29]);[ONUS_KM43.$A:.$AK];6;))" office:value-type="string" office:string-value="SU013" calcext:value-type="string">
            <text:p>SU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19.6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0.46</text:p>
          </table:table-cell>
          <table:table-cell table:formula="of:=UPPER(VLOOKUP(CONCATENATE(&quot;15&quot;;[.G29]);[ONUS_KM43.A:.AK];6;))" office:value-type="string" office:string-value="TP429" calcext:value-type="string">
            <text:p>TP4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3.56</text:p>
          </table:table-cell>
          <table:table-cell table:style-name="ce6" office:value-type="string" calcext:value-type="string">
            <text:p>1.21</text:p>
          </table:table-cell>
          <table:table-cell office:value-type="string" calcext:value-type="string">
            <text:p>-22.93</text:p>
          </table:table-cell>
          <table:table-cell table:formula="of:=UPPER(VLOOKUP(CONCATENATE(&quot;16&quot;;[.$L29]);[ONUS_KM43.$A:.$AK];6;))" office:value-type="string" office:string-value="TP416" calcext:value-type="string">
            <text:p>TP416</text:p>
          </table:table-cell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-24.81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6.03</text:p>
          </table:table-cell>
          <table:table-cell table:formula="of:=UPPER(VLOOKUP(CONCATENATE(&quot;17&quot;;[.$Q29]);[ONUS_KM43.$A:.$AK];6;))" office:value-type="string" office:string-value="R606" calcext:value-type="string">
            <text:p>R606</text:p>
          </table:table-cell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-27.45</text:p>
          </table:table-cell>
          <table:table-cell table:formula="of:=UPPER(VLOOKUP(CONCATENATE(&quot;18&quot;;[.$V29]);[ONUS_KM43.$A:.$AK];6;))" office:value-type="string" office:string-value="TP415" calcext:value-type="string">
            <text:p>TP415</text:p>
          </table:table-cell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24.32</text:p>
          </table:table-cell>
          <table:table-cell table:formula="of:=UPPER(VLOOKUP(CONCATENATE(&quot;19&quot;;[.$AA29]);[ONUS_KM43.$A:.$AK];6;))" office:value-type="string" office:string-value="TM93" calcext:value-type="string">
            <text:p>TM93</text:p>
          </table:table-cell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-23.37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-23.02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formula="of:=UPPER(VLOOKUP(CONCATENATE(&quot;13&quot;;[.$B30]);[ONUS_KM43.$A:.$AK];6;))" office:value-type="string" office:string-value="VSOL054" calcext:value-type="string">
            <text:p>VSOL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1.37</text:p>
          </table:table-cell>
          <table:table-cell table:formula="of:=UPPER(VLOOKUP(CONCATENATE(&quot;15&quot;;[.G30]);[ONUS_KM43.A:.AK];6;))" office:value-type="string" office:string-value="TP493" calcext:value-type="string">
            <text:p>TP4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22.29</text:p>
          </table:table-cell>
          <table:table-cell table:style-name="ce6" office:value-type="string" calcext:value-type="string">
            <text:p>1.37</text:p>
          </table:table-cell>
          <table:table-cell office:value-type="string" calcext:value-type="string">
            <text:p>-22.93</text:p>
          </table:table-cell>
          <table:table-cell table:formula="of:=UPPER(VLOOKUP(CONCATENATE(&quot;16&quot;;[.$L30]);[ONUS_KM43.$A:.$AK];6;))" office:value-type="string" office:string-value="VSOL022" calcext:value-type="string">
            <text:p>VSOL022</text:p>
          </table:table-cell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4.95</text:p>
          </table:table-cell>
          <table:table-cell table:formula="of:=UPPER(VLOOKUP(CONCATENATE(&quot;17&quot;;[.$Q30]);[ONUS_KM43.$A:.$AK];6;))" office:value-type="string" office:string-value="KP271" calcext:value-type="string">
            <text:p>KP271</text:p>
          </table:table-cell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-23.67</text:p>
          </table:table-cell>
          <table:table-cell table:formula="of:=UPPER(VLOOKUP(CONCATENATE(&quot;18&quot;;[.$V30]);[ONUS_KM43.$A:.$AK];6;))" office:value-type="string" office:string-value="TP560" calcext:value-type="string">
            <text:p>TP560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-23.1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-23.10</text:p>
          </table:table-cell>
          <table:table-cell table:formula="of:=UPPER(VLOOKUP(CONCATENATE(&quot;19&quot;;[.$AA30]);[ONUS_KM43.$A:.$AK];6;))" office:value-type="string" office:string-value="TP035" calcext:value-type="string">
            <text:p>TP035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2.68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31]);[ONUS_KM43.A:.AK];6;))" office:value-type="string" office:string-value="TP427" calcext:value-type="string">
            <text:p>TP4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2.84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-22.76</text:p>
          </table:table-cell>
          <table:table-cell table:formula="of:=UPPER(VLOOKUP(CONCATENATE(&quot;16&quot;;[.$L31]);[ONUS_KM43.$A:.$AK];6;))" office:value-type="string" office:string-value="TP417" calcext:value-type="string">
            <text:p>TP417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-24.69</text:p>
          </table:table-cell>
          <table:table-cell table:formula="of:=UPPER(VLOOKUP(CONCATENATE(&quot;17&quot;;[.$Q31]);[ONUS_KM43.$A:.$AK];6;))" office:value-type="string" office:string-value="VO323" calcext:value-type="string">
            <text:p>VO323</text:p>
          </table:table-cell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1.20</text:p>
          </table:table-cell>
          <table:table-cell table:formula="of:=UPPER(VLOOKUP(CONCATENATE(&quot;18&quot;;[.$V31]);[ONUS_KM43.$A:.$AK];6;))" office:value-type="string" office:string-value="KQ387" calcext:value-type="string">
            <text:p>KQ387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-22.75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-23.77</text:p>
          </table:table-cell>
          <table:table-cell table:formula="of:=UPPER(VLOOKUP(CONCATENATE(&quot;19&quot;;[.$AA31]);[ONUS_KM43.$A:.$AK];6;))" office:value-type="string" office:string-value="TP040" calcext:value-type="string">
            <text:p>TP040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2.60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32]);[ONUS_KM43.A:.AK];6;))" office:value-type="string" office:string-value="TP433" calcext:value-type="string">
            <text:p>TP4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22.84</text:p>
          </table:table-cell>
          <table:table-cell table:formula="of:=UPPER(VLOOKUP(CONCATENATE(&quot;16&quot;;[.$L32]);[ONUS_KM43.$A:.$AK];6;))" office:value-type="string" office:string-value="TP501" calcext:value-type="string">
            <text:p>TP501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-24.31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5.38</text:p>
          </table:table-cell>
          <table:table-cell table:formula="of:=UPPER(VLOOKUP(CONCATENATE(&quot;17&quot;;[.$Q32]);[ONUS_KM43.$A:.$AK];6;))" office:value-type="string" office:string-value="VN178" calcext:value-type="string">
            <text:p>VN178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-23.4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3.02</text:p>
          </table:table-cell>
          <table:table-cell table:formula="of:=UPPER(VLOOKUP(CONCATENATE(&quot;18&quot;;[.$V32]);[ONUS_KM43.$A:.$AK];6;))" office:value-type="string" office:string-value="VM83" calcext:value-type="string">
            <text:p>VM83</text:p>
          </table:table-cell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-24.6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-26.03</text:p>
          </table:table-cell>
          <table:table-cell table:formula="of:=UPPER(VLOOKUP(CONCATENATE(&quot;19&quot;;[.$AA32]);[ONUS_KM43.$A:.$AK];6;))" office:value-type="string" office:string-value="TP058" calcext:value-type="string">
            <text:p>TP058</text:p>
          </table:table-cell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-24.68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23.98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33]);[ONUS_KM43.A:.AK];6;))" office:value-type="string" office:string-value="TP566" calcext:value-type="string">
            <text:p>TP5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-25.53</text:p>
          </table:table-cell>
          <table:table-cell table:formula="of:=UPPER(VLOOKUP(CONCATENATE(&quot;16&quot;;[.$L33]);[ONUS_KM43.$A:.$AK];6;))" office:value-type="string" office:string-value="TP553" calcext:value-type="string">
            <text:p>TP553</text:p>
          </table:table-cell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-25.85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5.38</text:p>
          </table:table-cell>
          <table:table-cell table:formula="of:=UPPER(VLOOKUP(CONCATENATE(&quot;17&quot;;[.$Q33]);[ONUS_KM43.$A:.$AK];6;))" office:value-type="string" office:string-value="VN279" calcext:value-type="string">
            <text:p>VN279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-22.84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-24.32</text:p>
          </table:table-cell>
          <table:table-cell table:formula="of:=UPPER(VLOOKUP(CONCATENATE(&quot;18&quot;;[.$V33]);[ONUS_KM43.$A:.$AK];6;))" office:value-type="string" office:string-value="TP559" calcext:value-type="string">
            <text:p>TP559</text:p>
          </table:table-cell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-27.70</text:p>
          </table:table-cell>
          <table:table-cell table:formula="of:=UPPER(VLOOKUP(CONCATENATE(&quot;19&quot;;[.$AA33]);[ONUS_KM43.$A:.$AK];6;))" office:value-type="string" office:string-value="TP569" calcext:value-type="string">
            <text:p>TP569</text:p>
          </table:table-cell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-20.13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-22.30</text:p>
          </table:table-cell>
          <table:table-cell/>
          <table:table-cell table:style-name="ce6"/>
          <table:table-cell table:number-columns-repeated="16352"/>
        </table:table-row>
        <table:table-row table:style-name="ro3">
          <table:table-cell table:number-columns-repeated="5"/>
          <table:table-cell table:formula="of:=UPPER(VLOOKUP(CONCATENATE(&quot;15&quot;;[.G34]);[ONUS_KM43.A:.AK];6;))" office:value-type="string" office:string-value="TP551" calcext:value-type="string">
            <text:p>TP5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3.02</text:p>
          </table:table-cell>
          <table:table-cell table:formula="of:=UPPER(VLOOKUP(CONCATENATE(&quot;16&quot;;[.$L34]);[ONUS_KM43.$A:.$AK];6;))" office:value-type="string" office:string-value="TP556" calcext:value-type="string">
            <text:p>TP556</text:p>
          </table:table-cell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-24.8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5.86</text:p>
          </table:table-cell>
          <table:table-cell table:formula="of:=UPPER(VLOOKUP(CONCATENATE(&quot;17&quot;;[.$Q34]);[ONUS_KM43.$A:.$AK];6;))" office:value-type="string" office:string-value="VO142" calcext:value-type="string">
            <text:p>VO142</text:p>
          </table:table-cell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-20.3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20.14</text:p>
          </table:table-cell>
          <table:table-cell table:formula="of:=UPPER(VLOOKUP(CONCATENATE(&quot;18&quot;;[.$V34]);[ONUS_KM43.$A:.$AK];6;))" office:value-type="string" office:string-value="TP522" calcext:value-type="string">
            <text:p>TP522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4.21</text:p>
          </table:table-cell>
          <table:table-cell table:formula="of:=UPPER(VLOOKUP(CONCATENATE(&quot;19&quot;;[.$AA34]);[ONUS_KM43.$A:.$AK];6;))" office:value-type="string" office:string-value="HG8245V374" calcext:value-type="string">
            <text:p>HG8245V374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-25.09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35]);[ONUS_KM43.A:.AK];6;))" office:value-type="string" office:string-value="TP561" calcext:value-type="string">
            <text:p>TP5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22.60</text:p>
          </table:table-cell>
          <table:table-cell table:formula="of:=UPPER(VLOOKUP(CONCATENATE(&quot;16&quot;;[.$L35]);[ONUS_KM43.$A:.$AK];6;))" office:value-type="string" office:string-value="TP510" calcext:value-type="string">
            <text:p>TP510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-28.24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-26.78</text:p>
          </table:table-cell>
          <table:table-cell table:formula="of:=UPPER(VLOOKUP(CONCATENATE(&quot;17&quot;;[.$Q35]);[ONUS_KM43.$A:.$AK];6;))" office:value-type="string" office:string-value="KQ235" calcext:value-type="string">
            <text:p>KQ235</text:p>
          </table:table-cell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-25.55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-24.44</text:p>
          </table:table-cell>
          <table:table-cell table:formula="of:=UPPER(VLOOKUP(CONCATENATE(&quot;18&quot;;[.$V35]);[ONUS_KM43.$A:.$AK];6;))" office:value-type="string" office:string-value="VSOL067" calcext:value-type="string">
            <text:p>VSOL067</text:p>
          </table:table-cell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-24.56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-26.20</text:p>
          </table:table-cell>
          <table:table-cell table:formula="of:=UPPER(VLOOKUP(CONCATENATE(&quot;19&quot;;[.$AA35]);[ONUS_KM43.$A:.$AK];6;))" office:value-type="string" office:string-value="TP207" calcext:value-type="string">
            <text:p>TP207</text:p>
          </table:table-cell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-28.5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8.24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36]);[ONUS_KM43.A:.AK];6;))" office:value-type="string" office:string-value="TM309" calcext:value-type="string">
            <text:p>TM3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-23.67</text:p>
          </table:table-cell>
          <table:table-cell table:formula="of:=UPPER(VLOOKUP(CONCATENATE(&quot;16&quot;;[.$L36]);[ONUS_KM43.$A:.$AK];6;))" office:value-type="string" office:string-value="TP511" calcext:value-type="string">
            <text:p>TP511</text:p>
          </table:table-cell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-23.87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-25.38</text:p>
          </table:table-cell>
          <table:table-cell table:formula="of:=UPPER(VLOOKUP(CONCATENATE(&quot;17&quot;;[.$Q36]);[ONUS_KM43.$A:.$AK];6;))" office:value-type="string" office:string-value="KQ280" calcext:value-type="string">
            <text:p>KQ280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-19.39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-22.93</text:p>
          </table:table-cell>
          <table:table-cell table:formula="of:=UPPER(VLOOKUP(CONCATENATE(&quot;18&quot;;[.$V36]);[ONUS_KM43.$A:.$AK];6;))" office:value-type="string" office:string-value="VSOL061" calcext:value-type="string">
            <text:p>VSOL061</text:p>
          </table:table-cell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3.77</text:p>
          </table:table-cell>
          <table:table-cell table:formula="of:=UPPER(VLOOKUP(CONCATENATE(&quot;19&quot;;[.$AA36]);[ONUS_KM43.$A:.$AK];6;))" office:value-type="string" office:string-value="TP330" calcext:value-type="string">
            <text:p>TP330</text:p>
          </table:table-cell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4.95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37]);[ONUS_KM43.A:.AK];6;))" office:value-type="string" office:string-value="TP550" calcext:value-type="string">
            <text:p>TP5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3.19</text:p>
          </table:table-cell>
          <table:table-cell table:formula="of:=UPPER(VLOOKUP(CONCATENATE(&quot;16&quot;;[.$L37]);[ONUS_KM43.$A:.$AK];6;))" office:value-type="string" office:string-value="TP568" calcext:value-type="string">
            <text:p>TP568</text:p>
          </table:table-cell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6.03</text:p>
          </table:table-cell>
          <table:table-cell table:formula="of:=UPPER(VLOOKUP(CONCATENATE(&quot;17&quot;;[.$Q37]);[ONUS_KM43.$A:.$AK];6;))" office:value-type="string" office:string-value="I348" calcext:value-type="string">
            <text:p>I348</text:p>
          </table:table-cell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-24.56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-26.99</text:p>
          </table:table-cell>
          <table:table-cell table:formula="of:=UPPER(VLOOKUP(CONCATENATE(&quot;18&quot;;[.$V37]);[ONUS_KM43.$A:.$AK];6;))" office:value-type="string" office:string-value="VSOL087" calcext:value-type="string">
            <text:p>VSOL087</text:p>
          </table:table-cell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-20.60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2.68</text:p>
          </table:table-cell>
          <table:table-cell table:formula="of:=UPPER(VLOOKUP(CONCATENATE(&quot;19&quot;;[.$AA37]);[ONUS_KM43.$A:.$AK];6;))" office:value-type="string" office:string-value="TP167" calcext:value-type="string">
            <text:p>TP167</text:p>
          </table:table-cell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8.24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38]);[ONUS_KM43.A:.AK];6;))" office:value-type="string" office:string-value="VP313" calcext:value-type="string">
            <text:p>VP3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4.56</text:p>
          </table:table-cell>
          <table:table-cell table:formula="of:=UPPER(VLOOKUP(CONCATENATE(&quot;16&quot;;[.$L38]);[ONUS_KM43.$A:.$AK];6;))" office:value-type="string" office:string-value="VSOL004" calcext:value-type="string">
            <text:p>VSOL004</text:p>
          </table:table-cell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-25.85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7.45</text:p>
          </table:table-cell>
          <table:table-cell table:formula="of:=UPPER(VLOOKUP(CONCATENATE(&quot;17&quot;;[.$Q38]);[ONUS_KM43.$A:.$AK];6;))" office:value-type="string" office:string-value="KQ221" calcext:value-type="string">
            <text:p>KQ221</text:p>
          </table:table-cell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-22.75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-23.19</text:p>
          </table:table-cell>
          <table:table-cell table:formula="of:=UPPER(VLOOKUP(CONCATENATE(&quot;18&quot;;[.$V38]);[ONUS_KM43.$A:.$AK];6;))" office:value-type="string" office:string-value="SU018" calcext:value-type="string">
            <text:p>SU018</text:p>
          </table:table-cell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-27.44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-26.78</text:p>
          </table:table-cell>
          <table:table-cell table:formula="of:=UPPER(VLOOKUP(CONCATENATE(&quot;19&quot;;[.$AA38]);[ONUS_KM43.$A:.$AK];6;))" office:value-type="string" office:string-value="TP603" calcext:value-type="string">
            <text:p>TP603</text:p>
          </table:table-cell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3.47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39]);[ONUS_KM43.A:.AK];6;))" office:value-type="string" office:string-value="TP140" calcext:value-type="string">
            <text:p>TP1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-23.47</text:p>
          </table:table-cell>
          <table:table-cell table:formula="of:=UPPER(VLOOKUP(CONCATENATE(&quot;16&quot;;[.$L39]);[ONUS_KM43.$A:.$AK];6;))" office:value-type="string" office:string-value="VSOL019" calcext:value-type="string">
            <text:p>VSOL019</text:p>
          </table:table-cell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5.09</text:p>
          </table:table-cell>
          <table:table-cell table:formula="of:=UPPER(VLOOKUP(CONCATENATE(&quot;17&quot;;[.$Q39]);[ONUS_KM43.$A:.$AK];6;))" office:value-type="string" office:string-value="KQ274" calcext:value-type="string">
            <text:p>KQ274</text:p>
          </table:table-cell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-23.98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39]);[ONUS_KM43.$A:.$AK];6;))" office:value-type="string" office:string-value="TP609" calcext:value-type="string">
            <text:p>TP6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23.28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40]);[ONUS_KM43.A:.AK];6;))" office:value-type="string" office:string-value="SU001" calcext:value-type="string">
            <text:p>SU0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-22.68</text:p>
          </table:table-cell>
          <table:table-cell table:formula="of:=UPPER(VLOOKUP(CONCATENATE(&quot;16&quot;;[.$L40]);[ONUS_KM43.$A:.$AK];6;))" office:value-type="string" office:string-value="VSOL044" calcext:value-type="string">
            <text:p>VSOL044</text:p>
          </table:table-cell>
          <table:table-cell table:style-name="ce6" office:value-type="float" office:value="39" calcext:value-type="float">
            <text:p>39</text:p>
          </table:table-cell>
          <table:table-cell office:value-type="string" calcext:value-type="string">
            <text:p>-23.8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5.23</text:p>
          </table:table-cell>
          <table:table-cell table:formula="of:=UPPER(VLOOKUP(CONCATENATE(&quot;17&quot;;[.$Q40]);[ONUS_KM43.$A:.$AK];6;))" office:value-type="string" office:string-value="TP029" calcext:value-type="string">
            <text:p>TP029</text:p>
          </table:table-cell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2.08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40]);[ONUS_KM43.$A:.$AK];6;))" office:value-type="string" office:string-value="TP437" calcext:value-type="string">
            <text:p>TP4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2.9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-23.02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41]);[ONUS_KM43.A:.AK];6;))" office:value-type="string" office:string-value="TP519" calcext:value-type="string">
            <text:p>TP5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23.77</text:p>
          </table:table-cell>
          <table:table-cell table:formula="of:=UPPER(VLOOKUP(CONCATENATE(&quot;16&quot;;[.$L41]);[ONUS_KM43.$A:.$AK];6;))" office:value-type="string" office:string-value="VSOL047" calcext:value-type="string">
            <text:p>VSOL04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-24.56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5.86</text:p>
          </table:table-cell>
          <table:table-cell table:formula="of:=UPPER(VLOOKUP(CONCATENATE(&quot;17&quot;;[.$Q41]);[ONUS_KM43.$A:.$AK];6;))" office:value-type="string" office:string-value="KQ279" calcext:value-type="string">
            <text:p>KQ279</text:p>
          </table:table-cell>
          <table:table-cell table:style-name="ce6" office:value-type="float" office:value="39" calcext:value-type="float">
            <text:p>39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-22.37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41]);[ONUS_KM43.$A:.$AK];6;))" office:value-type="string" office:string-value="TP228B" calcext:value-type="string">
            <text:p>TP228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21.87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2.52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42]);[ONUS_KM43.A:.AK];6;))" office:value-type="string" office:string-value="VSOL037" calcext:value-type="string">
            <text:p>VSOL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23.67</text:p>
          </table:table-cell>
          <table:table-cell table:formula="of:=UPPER(VLOOKUP(CONCATENATE(&quot;16&quot;;[.$L42]);[ONUS_KM43.$A:.$AK];6;))" office:value-type="string" office:string-value="VSOL069" calcext:value-type="string">
            <text:p>VSOL069</text:p>
          </table:table-cell>
          <table:table-cell table:style-name="ce6" office:value-type="float" office:value="42" calcext:value-type="float">
            <text:p>42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4.82</text:p>
          </table:table-cell>
          <table:table-cell table:formula="of:=UPPER(VLOOKUP(CONCATENATE(&quot;17&quot;;[.$Q42]);[ONUS_KM43.$A:.$AK];6;))" office:value-type="string" office:string-value="KQ275" calcext:value-type="string">
            <text:p>KQ275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-18.32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-20.66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42]);[ONUS_KM43.$A:.$AK];6;))" office:value-type="string" office:string-value="TP444" calcext:value-type="string">
            <text:p>TP4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-23.47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43]);[ONUS_KM43.A:.AK];6;))" office:value-type="string" office:string-value="VSOL033" calcext:value-type="string">
            <text:p>VSOL0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-23.28</text:p>
          </table:table-cell>
          <table:table-cell table:formula="of:=UPPER(VLOOKUP(CONCATENATE(&quot;16&quot;;[.$L43]);[ONUS_KM43.$A:.$AK];6;))" office:value-type="string" office:string-value="VSOL077" calcext:value-type="string">
            <text:p>VSOL077</text:p>
          </table:table-cell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6.78</text:p>
          </table:table-cell>
          <table:table-cell table:formula="of:=UPPER(VLOOKUP(CONCATENATE(&quot;17&quot;;[.$Q43]);[ONUS_KM43.$A:.$AK];6;))" office:value-type="string" office:string-value="KQ288" calcext:value-type="string">
            <text:p>KQ288</text:p>
          </table:table-cell>
          <table:table-cell table:style-name="ce6" office:value-type="float" office:value="41" calcext:value-type="float">
            <text:p>41</text:p>
          </table:table-cell>
          <table:table-cell office:value-type="string" calcext:value-type="string">
            <text:p>-19.46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-20.37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43]);[ONUS_KM43.$A:.$AK];6;))" office:value-type="string" office:string-value="TP483" calcext:value-type="string">
            <text:p>TP4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22.29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-22.30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44]);[ONUS_KM43.A:.AK];6;))" office:value-type="string" office:string-value="VSOL046" calcext:value-type="string">
            <text:p>VSOL0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-23.88</text:p>
          </table:table-cell>
          <table:table-cell table:formula="of:=UPPER(VLOOKUP(CONCATENATE(&quot;16&quot;;[.$L44]);[ONUS_KM43.$A:.$AK];6;))" office:value-type="string" office:string-value="VSOL078" calcext:value-type="string">
            <text:p>VSOL078</text:p>
          </table:table-cell>
          <table:table-cell table:style-name="ce6" office:value-type="float" office:value="44" calcext:value-type="float">
            <text:p>44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4.69</text:p>
          </table:table-cell>
          <table:table-cell table:formula="of:=UPPER(VLOOKUP(CONCATENATE(&quot;17&quot;;[.$Q44]);[ONUS_KM43.$A:.$AK];6;))" office:value-type="string" office:string-value="TN135" calcext:value-type="string">
            <text:p>TN135</text:p>
          </table:table-cell>
          <table:table-cell table:style-name="ce6" office:value-type="float" office:value="42" calcext:value-type="float">
            <text:p>42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-21.74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44]);[ONUS_KM43.$A:.$AK];6;))" office:value-type="string" office:string-value="TP481" calcext:value-type="string">
            <text:p>TP4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3.98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45]);[ONUS_KM43.A:.AK];6;))" office:value-type="string" office:string-value="VSOL063" calcext:value-type="string">
            <text:p>VSOL0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1.1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2.52</text:p>
          </table:table-cell>
          <table:table-cell table:formula="of:=UPPER(VLOOKUP(CONCATENATE(&quot;16&quot;;[.$L45]);[ONUS_KM43.$A:.$AK];6;))" office:value-type="string" office:string-value="VSOL079" calcext:value-type="string">
            <text:p>VSOL079</text:p>
          </table:table-cell>
          <table:table-cell table:style-name="ce6" office:value-type="float" office:value="45" calcext:value-type="float">
            <text:p>45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6.78</text:p>
          </table:table-cell>
          <table:table-cell table:formula="of:=UPPER(VLOOKUP(CONCATENATE(&quot;17&quot;;[.$Q45]);[ONUS_KM43.$A:.$AK];6;))" office:value-type="string" office:string-value="TP034" calcext:value-type="string">
            <text:p>TP034</text:p>
          </table:table-cell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21.62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45]);[ONUS_KM43.$A:.$AK];6;))" office:value-type="string" office:string-value="TP457" calcext:value-type="string">
            <text:p>TP4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-22.60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46]);[ONUS_KM43.A:.AK];6;))" office:value-type="string" office:string-value="VSOL056" calcext:value-type="string">
            <text:p>VSOL0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3.19</text:p>
          </table:table-cell>
          <table:table-cell table:formula="of:=UPPER(VLOOKUP(CONCATENATE(&quot;16&quot;;[.$L46]);[ONUS_KM43.$A:.$AK];6;))" office:value-type="string" office:string-value="VSOL088" calcext:value-type="string">
            <text:p>VSOL088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-24.95</text:p>
          </table:table-cell>
          <table:table-cell table:formula="of:=UPPER(VLOOKUP(CONCATENATE(&quot;17&quot;;[.$Q46]);[ONUS_KM43.$A:.$AK];6;))" office:value-type="string" office:string-value="TP246" calcext:value-type="string">
            <text:p>TP246</text:p>
          </table:table-cell>
          <table:table-cell table:style-name="ce6" office:value-type="float" office:value="44" calcext:value-type="float">
            <text:p>44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-29.21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46]);[ONUS_KM43.$A:.$AK];6;))" office:value-type="string" office:string-value="TP463" calcext:value-type="string">
            <text:p>TP4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3.10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47]);[ONUS_KM43.A:.AK];6;))" office:value-type="string" office:string-value="VSOL064" calcext:value-type="string">
            <text:p>VSOL0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2.52</text:p>
          </table:table-cell>
          <table:table-cell table:formula="of:=UPPER(VLOOKUP(CONCATENATE(&quot;16&quot;;[.$L47]);[ONUS_KM43.$A:.$AK];6;))" office:value-type="string" office:string-value="VSOL084" calcext:value-type="string">
            <text:p>VSOL084</text:p>
          </table:table-cell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-23.37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4.69</text:p>
          </table:table-cell>
          <table:table-cell table:formula="of:=UPPER(VLOOKUP(CONCATENATE(&quot;17&quot;;[.$Q47]);[ONUS_KM43.$A:.$AK];6;))" office:value-type="string" office:string-value="O329" calcext:value-type="string">
            <text:p>O329</text:p>
          </table:table-cell>
          <table:table-cell table:style-name="ce6" office:value-type="float" office:value="45" calcext:value-type="float">
            <text:p>45</text:p>
          </table:table-cell>
          <table:table-cell office:value-type="string" calcext:value-type="string">
            <text:p>-20.50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1.74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47]);[ONUS_KM43.$A:.$AK];6;))" office:value-type="string" office:string-value="TP424" calcext:value-type="string">
            <text:p>TP4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3.57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48]);[ONUS_KM43.A:.AK];6;))" office:value-type="string" office:string-value="VSOL086" calcext:value-type="string">
            <text:p>VSOL0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-22.76</text:p>
          </table:table-cell>
          <table:table-cell table:formula="of:=UPPER(VLOOKUP(CONCATENATE(&quot;16&quot;;[.$L48]);[ONUS_KM43.$A:.$AK];6;))" office:value-type="string" office:string-value="VSOL081" calcext:value-type="string">
            <text:p>VSOL081</text:p>
          </table:table-cell>
          <table:table-cell table:style-name="ce6" office:value-type="float" office:value="48" calcext:value-type="float">
            <text:p>48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-25.09</text:p>
          </table:table-cell>
          <table:table-cell table:formula="of:=UPPER(VLOOKUP(CONCATENATE(&quot;17&quot;;[.$Q48]);[ONUS_KM43.$A:.$AK];6;))" office:value-type="string" office:string-value="TP086" calcext:value-type="string">
            <text:p>TP086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-21.19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1.74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48]);[ONUS_KM43.$A:.$AK];6;))" office:value-type="string" office:string-value="TP418" calcext:value-type="string">
            <text:p>TP4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0.60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1.94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49]);[ONUS_KM43.A:.AK];6;))" office:value-type="string" office:string-value="VSOL085" calcext:value-type="string">
            <text:p>VSOL0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1.88</text:p>
          </table:table-cell>
          <table:table-cell table:formula="of:=UPPER(VLOOKUP(CONCATENATE(&quot;16&quot;;[.$L49]);[ONUS_KM43.$A:.$AK];6;))" office:value-type="string" office:string-value="VSOL099" calcext:value-type="string">
            <text:p>VSOL099</text:p>
          </table:table-cell>
          <table:table-cell table:style-name="ce6" office:value-type="float" office:value="49" calcext:value-type="float">
            <text:p>49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28.54</text:p>
          </table:table-cell>
          <table:table-cell table:formula="of:=UPPER(VLOOKUP(CONCATENATE(&quot;17&quot;;[.$Q49]);[ONUS_KM43.$A:.$AK];6;))" office:value-type="string" office:string-value="LA89" calcext:value-type="string">
            <text:p>LA89</text:p>
          </table:table-cell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-23.38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49]);[ONUS_KM43.$A:.$AK];6;))" office:value-type="string" office:string-value="TP503" calcext:value-type="string">
            <text:p>TP5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-23.28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formula="of:=UPPER(VLOOKUP(CONCATENATE(&quot;15&quot;;[.G50]);[ONUS_KM43.A:.AK];6;))" office:value-type="string" office:string-value="VSOL097" calcext:value-type="string">
            <text:p>VSOL09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5.53</text:p>
          </table:table-cell>
          <table:table-cell/>
          <table:table-cell table:style-name="ce6"/>
          <table:table-cell table:number-columns-repeated="3"/>
          <table:table-cell table:formula="of:=UPPER(VLOOKUP(CONCATENATE(&quot;17&quot;;[.$Q50]);[ONUS_KM43.$A:.$AK];6;))" office:value-type="string" office:string-value="TP168" calcext:value-type="string">
            <text:p>TP1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8.86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-28.24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50]);[ONUS_KM43.$A:.$AK];6;))" office:value-type="string" office:string-value="TP557" calcext:value-type="string">
            <text:p>TP5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0.8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23.38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15"/>
          <table:table-cell table:formula="of:=UPPER(VLOOKUP(CONCATENATE(&quot;17&quot;;[.$Q51]);[ONUS_KM43.$A:.$AK];6;))" office:value-type="string" office:string-value="VSOL015" calcext:value-type="string">
            <text:p>VSOL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2.45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51]);[ONUS_KM43.$A:.$AK];6;))" office:value-type="string" office:string-value="TP169" calcext:value-type="string">
            <text:p>TP1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26.78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15"/>
          <table:table-cell table:formula="of:=UPPER(VLOOKUP(CONCATENATE(&quot;17&quot;;[.$Q52]);[ONUS_KM43.$A:.$AK];6;))" office:value-type="string" office:string-value="TP300" calcext:value-type="string">
            <text:p>TP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2.93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52]);[ONUS_KM43.$A:.$AK];6;))" office:value-type="string" office:string-value="SU003" calcext:value-type="string">
            <text:p>SU0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20.65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3.19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15"/>
          <table:table-cell table:formula="of:=UPPER(VLOOKUP(CONCATENATE(&quot;17&quot;;[.$Q53]);[ONUS_KM43.$A:.$AK];6;))" office:value-type="string" office:string-value="TP274" calcext:value-type="string">
            <text:p>TP2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24.95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53]);[ONUS_KM43.$A:.$AK];6;))" office:value-type="string" office:string-value="TP489" calcext:value-type="string">
            <text:p>TP4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22.84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15"/>
          <table:table-cell table:formula="of:=UPPER(VLOOKUP(CONCATENATE(&quot;17&quot;;[.$Q54]);[ONUS_KM43.$A:.$AK];6;))" office:value-type="string" office:string-value="TP399" calcext:value-type="string">
            <text:p>TP3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0.41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1.74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54]);[ONUS_KM43.$A:.$AK];6;))" office:value-type="string" office:string-value="VSOL043" calcext:value-type="string">
            <text:p>VSOL0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25.53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-22.52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15"/>
          <table:table-cell table:formula="of:=UPPER(VLOOKUP(CONCATENATE(&quot;17&quot;;[.$Q55]);[ONUS_KM43.$A:.$AK];6;))" office:value-type="string" office:string-value="KQ359" calcext:value-type="string">
            <text:p>KQ35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20.91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-22.52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55]);[ONUS_KM43.$A:.$AK];6;))" office:value-type="string" office:string-value="VSOL071" calcext:value-type="string">
            <text:p>VSOL0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9.39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1.62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15"/>
          <table:table-cell table:formula="of:=UPPER(VLOOKUP(CONCATENATE(&quot;17&quot;;[.$Q56]);[ONUS_KM43.$A:.$AK];6;))" office:value-type="string" office:string-value="TP355" calcext:value-type="string">
            <text:p>TP3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26.39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56]);[ONUS_KM43.$A:.$AK];6;))" office:value-type="string" office:string-value="VSOL090" calcext:value-type="string">
            <text:p>VSOL0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2.76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15"/>
          <table:table-cell table:formula="of:=UPPER(VLOOKUP(CONCATENATE(&quot;17&quot;;[.$Q57]);[ONUS_KM43.$A:.$AK];6;))" office:value-type="string" office:string-value="L479B" calcext:value-type="string">
            <text:p>L479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-22.60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57]);[ONUS_KM43.$A:.$AK];6;))" office:value-type="string" office:string-value="VSOL089" calcext:value-type="string">
            <text:p>VSOL08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3.88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15"/>
          <table:table-cell table:formula="of:=UPPER(VLOOKUP(CONCATENATE(&quot;17&quot;;[.$Q58]);[ONUS_KM43.$A:.$AK];6;))" office:value-type="string" office:string-value="VSOL001" calcext:value-type="string">
            <text:p>VSOL0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2.84</text:p>
          </table:table-cell>
          <table:table-cell/>
          <table:table-cell table:style-name="ce6"/>
          <table:table-cell table:number-columns-repeated="3"/>
          <table:table-cell table:formula="of:=UPPER(VLOOKUP(CONCATENATE(&quot;19&quot;;[.$AA58]);[ONUS_KM43.$A:.$AK];6;))" office:value-type="string" office:string-value="SU017" calcext:value-type="string">
            <text:p>SU0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21.80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-24.21</text:p>
          </table:table-cell>
          <table:table-cell/>
          <table:table-cell table:style-name="ce6"/>
          <table:table-cell table:number-columns-repeated="16352"/>
        </table:table-row>
        <table:table-row table:style-name="ro2">
          <table:table-cell table:number-columns-repeated="15"/>
          <table:table-cell table:formula="of:=UPPER(VLOOKUP(CONCATENATE(&quot;17&quot;;[.$Q59]);[ONUS_KM43.$A:.$AK];6;))" office:value-type="string" office:string-value="VSOL007" calcext:value-type="string">
            <text:p>VSOL0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22.84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4.2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60]);[ONUS_KM43.$A:.$AK];6;))" office:value-type="string" office:string-value="VSOL008" calcext:value-type="string">
            <text:p>VSOL0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-21.9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61]);[ONUS_KM43.$A:.$AK];6;))" office:value-type="string" office:string-value="VSOL006" calcext:value-type="string">
            <text:p>VSOL00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25.68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4.2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62]);[ONUS_KM43.$A:.$AK];6;))" office:value-type="string" office:string-value="VSOL005" calcext:value-type="string">
            <text:p>VSOL0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-23.0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63]);[ONUS_KM43.$A:.$AK];6;))" office:value-type="string" office:string-value="VSOL011" calcext:value-type="string">
            <text:p>VSOL0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23.0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64]);[ONUS_KM43.$A:.$AK];6;))" office:value-type="string" office:string-value="VSOL009" calcext:value-type="string">
            <text:p>VSOL0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2.68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65]);[ONUS_KM43.$A:.$AK];6;))" office:value-type="string" office:string-value="VSOL010" calcext:value-type="string">
            <text:p>VSOL0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22.45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66]);[ONUS_KM43.$A:.$AK];6;))" office:value-type="string" office:string-value="VSOL013" calcext:value-type="string">
            <text:p>VSOL0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1.68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67]);[ONUS_KM43.$A:.$AK];6;))" office:value-type="string" office:string-value="VSOL016" calcext:value-type="string">
            <text:p>VSOL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21.9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3.47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68]);[ONUS_KM43.$A:.$AK];6;))" office:value-type="string" office:string-value="VSOL017" calcext:value-type="string">
            <text:p>VSOL0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2.37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69]);[ONUS_KM43.$A:.$AK];6;))" office:value-type="string" office:string-value="VSOL024" calcext:value-type="string">
            <text:p>VSOL0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7.2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70]);[ONUS_KM43.$A:.$AK];6;))" office:value-type="string" office:string-value="VSOL023" calcext:value-type="string">
            <text:p>VSOL02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1.25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71]);[ONUS_KM43.$A:.$AK];6;))" office:value-type="string" office:string-value="VSOL027" calcext:value-type="string">
            <text:p>VSOL0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2.08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72]);[ONUS_KM43.$A:.$AK];6;))" office:value-type="string" office:string-value="VSOL018" calcext:value-type="string">
            <text:p>VSOL0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19.9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1.4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73]);[ONUS_KM43.$A:.$AK];6;))" office:value-type="string" office:string-value="VSOL021" calcext:value-type="string">
            <text:p>VSOL0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2.60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74]);[ONUS_KM43.$A:.$AK];6;))" office:value-type="string" office:string-value="VSOL014" calcext:value-type="string">
            <text:p>VSOL0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20.0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1.9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75]);[ONUS_KM43.$A:.$AK];6;))" office:value-type="string" office:string-value="TP541" calcext:value-type="string">
            <text:p>TP54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26.0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-24.95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76]);[ONUS_KM43.$A:.$AK];6;))" office:value-type="string" office:string-value="TP520" calcext:value-type="string">
            <text:p>TP5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-21.9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77]);[ONUS_KM43.$A:.$AK];6;))" office:value-type="string" office:string-value="J212" calcext:value-type="string">
            <text:p>J2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-21.9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78]);[ONUS_KM43.$A:.$AK];6;))" office:value-type="string" office:string-value="VSOL029" calcext:value-type="string">
            <text:p>VSOL0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17.57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19.6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79]);[ONUS_KM43.$A:.$AK];6;))" office:value-type="string" office:string-value="VSOL030" calcext:value-type="string">
            <text:p>VSOL0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21.6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80]);[ONUS_KM43.$A:.$AK];6;))" office:value-type="string" office:string-value="VSOL034" calcext:value-type="string">
            <text:p>VSOL03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-22.76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81]);[ONUS_KM43.$A:.$AK];6;))" office:value-type="string" office:string-value="VSOL035" calcext:value-type="string">
            <text:p>VSOL03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19.95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-21.8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82]);[ONUS_KM43.$A:.$AK];6;))" office:value-type="string" office:string-value="VSOL036" calcext:value-type="string">
            <text:p>VSOL0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19.58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0.9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83]);[ONUS_KM43.$A:.$AK];6;))" office:value-type="string" office:string-value="VSOL052" calcext:value-type="string">
            <text:p>VSOL05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21.94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2.0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84]);[ONUS_KM43.$A:.$AK];6;))" office:value-type="string" office:string-value="VSOL051" calcext:value-type="string">
            <text:p>VSOL0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20.45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-21.6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85]);[ONUS_KM43.$A:.$AK];6;))" office:value-type="string" office:string-value="VSOL053" calcext:value-type="string">
            <text:p>VSOL05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-22.9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86]);[ONUS_KM43.$A:.$AK];6;))" office:value-type="string" office:string-value="VSOL062" calcext:value-type="string">
            <text:p>VSOL06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24.8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4.2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87]);[ONUS_KM43.$A:.$AK];6;))" office:value-type="string" office:string-value="VSOL065" calcext:value-type="string">
            <text:p>VSOL0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2.5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88]);[ONUS_KM43.$A:.$AK];6;))" office:value-type="string" office:string-value="VSOL060" calcext:value-type="string">
            <text:p>VSOL06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19.6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20.7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89]);[ONUS_KM43.$A:.$AK];6;))" office:value-type="string" office:string-value="VSOL066" calcext:value-type="string">
            <text:p>VSOL06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2.0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90]);[ONUS_KM43.$A:.$AK];6;))" office:value-type="string" office:string-value="VSOL068" calcext:value-type="string">
            <text:p>VSOL0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22.84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1.37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91]);[ONUS_KM43.$A:.$AK];6;))" office:value-type="string" office:string-value="VSOL073" calcext:value-type="string">
            <text:p>VSOL0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19.3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2.0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92]);[ONUS_KM43.$A:.$AK];6;))" office:value-type="string" office:string-value="VSOL074" calcext:value-type="string">
            <text:p>VSOL0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9.10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1.08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93]);[ONUS_KM43.$A:.$AK];6;))" office:value-type="string" office:string-value="VSOL075" calcext:value-type="string">
            <text:p>VSOL07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18.18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19.5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94]);[ONUS_KM43.$A:.$AK];6;))" office:value-type="string" office:string-value="VSOL092" calcext:value-type="string">
            <text:p>VSOL0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18.96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0.8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95]);[ONUS_KM43.$A:.$AK];6;))" office:value-type="string" office:string-value="VSOL093" calcext:value-type="string">
            <text:p>VSOL0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20.36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22.45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table:formula="of:=UPPER(VLOOKUP(CONCATENATE(&quot;17&quot;;[.$Q96]);[ONUS_KM43.$A:.$AK];6;))" office:value-type="string" office:string-value="VSOL094" calcext:value-type="string">
            <text:p>VSOL0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19.95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2.52</text:p>
          </table:table-cell>
          <table:table-cell/>
          <table:table-cell table:style-name="ce6"/>
          <table:table-cell table:number-columns-repeated="16362"/>
        </table:table-row>
        <table:table-row table:style-name="ro4" table:number-rows-repeated="104847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21-03-2023" table:style-name="ta2">
        <table:table-column table:style-name="co1" table:number-columns-repeated="60" table:default-cell-style-name="ce1"/>
        <table:table-column table:style-name="co9" table:number-columns-repeated="16324" table:default-cell-style-name="ce1"/>
        <table:table-row table:style-name="ro1">
          <table:table-cell table:style-name="ce7" office:value-type="string" calcext:value-type="string" table:number-columns-spanned="5" table:number-rows-spanned="1">
            <text:p>0/1/3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5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6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7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8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9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1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3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4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5</text:p>
          </table:table-cell>
          <table:covered-table-cell table:number-columns-repeated="4"/>
          <table:table-cell table:number-columns-repeated="163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3]);[ONUS_KM43.$A:.$AK];6;))" office:value-type="string" office:string-value="KQ236" calcext:value-type="string">
            <text:p>KQ23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22.21" calcext:value-type="float">
            <text:p>-22,21</text:p>
          </table:table-cell>
          <table:table-cell office:value-type="float" office:value="2.04" calcext:value-type="float">
            <text:p>2,04</text:p>
          </table:table-cell>
          <table:table-cell office:value-type="float" office:value="-23.67" calcext:value-type="float">
            <text:p>-23,67</text:p>
          </table:table-cell>
          <table:table-cell table:style-name="ce4" table:formula="of:=UPPER(VLOOKUP(CONCATENATE(&quot;15&quot;;[.G3]);[ONUS_KM43.$A:.$AK];6;))" office:value-type="string" office:string-value="R591" calcext:value-type="string">
            <text:p>R59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40" calcext:value-type="float">
            <text:p>-40,00</text:p>
          </table:table-cell>
          <table:table-cell table:style-name="ce8" office:value-type="float" office:value="2.2" calcext:value-type="float">
            <text:p>2,20</text:p>
          </table:table-cell>
          <table:table-cell table:style-name="ce8" office:value-type="float" office:value="-31.55" calcext:value-type="float">
            <text:p>-31,55</text:p>
          </table:table-cell>
          <table:table-cell table:style-name="ce4" table:formula="of:=UPPER(VLOOKUP(CONCATENATE(&quot;16&quot;;[.L3]);[ONUS_KM43.$A:.$AK];6;))" office:value-type="string" office:string-value="P126" calcext:value-type="string">
            <text:p>P12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23.56" calcext:value-type="float">
            <text:p>-23,56</text:p>
          </table:table-cell>
          <table:table-cell table:style-name="ce8" office:value-type="float" office:value="2.18" calcext:value-type="float">
            <text:p>2,18</text:p>
          </table:table-cell>
          <table:table-cell table:style-name="ce8" office:value-type="float" office:value="-24.21" calcext:value-type="float">
            <text:p>-24,21</text:p>
          </table:table-cell>
          <table:table-cell table:style-name="ce4" table:formula="of:=UPPER(VLOOKUP(CONCATENATE(&quot;17&quot;;[.Q3]);[ONUS_KM43.$A:.$AK];6;))" office:value-type="string" office:string-value="K318" calcext:value-type="string">
            <text:p>K3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21.48" calcext:value-type="float">
            <text:p>-21,48</text:p>
          </table:table-cell>
          <table:table-cell table:style-name="ce8" office:value-type="float" office:value="1.44" calcext:value-type="float">
            <text:p>1,44</text:p>
          </table:table-cell>
          <table:table-cell table:style-name="ce8" office:value-type="float" office:value="-22.45" calcext:value-type="float">
            <text:p>-22,45</text:p>
          </table:table-cell>
          <table:table-cell table:style-name="ce4" table:formula="of:=UPPER(VLOOKUP(CONCATENATE(&quot;18&quot;;[.V3]);[ONUS_KM43.$A:.$AK];6;))" office:value-type="string" office:string-value="KQ160" calcext:value-type="string">
            <text:p>KQ16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26.38" calcext:value-type="float">
            <text:p>-26,38</text:p>
          </table:table-cell>
          <table:table-cell table:style-name="ce8" office:value-type="float" office:value="2.85" calcext:value-type="float">
            <text:p>2,85</text:p>
          </table:table-cell>
          <table:table-cell table:style-name="ce8" office:value-type="float" office:value="-28.54" calcext:value-type="float">
            <text:p>-28,54</text:p>
          </table:table-cell>
          <table:table-cell table:style-name="ce4" table:formula="of:=UPPER(VLOOKUP(CONCATENATE(&quot;19&quot;;[.AA3]);[ONUS_KM43.$A:.$AK];6;))" office:value-type="string" office:string-value="TP308" calcext:value-type="string">
            <text:p>TP30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30" calcext:value-type="float">
            <text:p>-30,00</text:p>
          </table:table-cell>
          <table:table-cell table:style-name="ce8" office:value-type="float" office:value="1.16" calcext:value-type="float">
            <text:p>1,16</text:p>
          </table:table-cell>
          <table:table-cell table:style-name="ce8" office:value-type="float" office:value="-29.59" calcext:value-type="float">
            <text:p>-29,59</text:p>
          </table:table-cell>
          <table:table-cell table:style-name="ce4" table:formula="of:=UPPER(VLOOKUP(CONCATENATE(&quot;110&quot;;[.AF3]);[ONUS_KM43.$A:.$AK];6;))" office:value-type="string" office:string-value="J475" calcext:value-type="string">
            <text:p>J475</text:p>
          </table:table-cell>
          <table:table-cell office:value-type="float" office:value="0" calcext:value-type="float">
            <text:p>0</text:p>
          </table:table-cell>
          <table:table-cell office:value-type="float" office:value="-18.57" calcext:value-type="float">
            <text:p>-18,57</text:p>
          </table:table-cell>
          <table:table-cell office:value-type="float" office:value="2.39" calcext:value-type="float">
            <text:p>2,39</text:p>
          </table:table-cell>
          <table:table-cell office:value-type="float" office:value="-19.83" calcext:value-type="float">
            <text:p>-19,83</text:p>
          </table:table-cell>
          <table:table-cell table:style-name="ce4" table:formula="of:=UPPER(VLOOKUP(CONCATENATE(&quot;111&quot;;[.AK3]);[ONUS_KM43.$A:.$AK];6;))" office:value-type="string" office:string-value="N276" calcext:value-type="string">
            <text:p>N276</text:p>
          </table:table-cell>
          <table:table-cell office:value-type="float" office:value="0" calcext:value-type="float">
            <text:p>0</text:p>
          </table:table-cell>
          <table:table-cell office:value-type="float" office:value="-18.41" calcext:value-type="float">
            <text:p>-18,41</text:p>
          </table:table-cell>
          <table:table-cell office:value-type="float" office:value="2.18" calcext:value-type="float">
            <text:p>2,18</text:p>
          </table:table-cell>
          <table:table-cell office:value-type="float" office:value="-20.46" calcext:value-type="float">
            <text:p>-20,46</text:p>
          </table:table-cell>
          <table:table-cell table:style-name="ce4" table:formula="of:=UPPER(VLOOKUP(CONCATENATE(&quot;112&quot;;[.AP3]);[ONUS_KM43.$A:.$AK];6;))" office:value-type="string" office:string-value="KQ258" calcext:value-type="string">
            <text:p>KQ258</text:p>
          </table:table-cell>
          <table:table-cell office:value-type="float" office:value="0" calcext:value-type="float">
            <text:p>0</text:p>
          </table:table-cell>
          <table:table-cell office:value-type="float" office:value="-20.86" calcext:value-type="float">
            <text:p>-20,86</text:p>
          </table:table-cell>
          <table:table-cell office:value-type="float" office:value="2.23" calcext:value-type="float">
            <text:p>2,23</text:p>
          </table:table-cell>
          <table:table-cell office:value-type="float" office:value="-21.81" calcext:value-type="float">
            <text:p>-21,81</text:p>
          </table:table-cell>
          <table:table-cell table:style-name="ce4" table:formula="of:=UPPER(VLOOKUP(CONCATENATE(&quot;113&quot;;[.AU3]);[ONUS_KM43.$A:.$AK];6;))" office:value-type="string" office:string-value="O169" calcext:value-type="string">
            <text:p>O169</text:p>
          </table:table-cell>
          <table:table-cell office:value-type="float" office:value="0" calcext:value-type="float">
            <text:p>0</text:p>
          </table:table-cell>
          <table:table-cell office:value-type="float" office:value="-23.1" calcext:value-type="float">
            <text:p>-23,1</text:p>
          </table:table-cell>
          <table:table-cell office:value-type="float" office:value="2.29" calcext:value-type="float">
            <text:p>2,29</text:p>
          </table:table-cell>
          <table:table-cell office:value-type="float" office:value="-22.84" calcext:value-type="float">
            <text:p>-22,84</text:p>
          </table:table-cell>
          <table:table-cell table:style-name="ce4" table:formula="of:=UPPER(VLOOKUP(CONCATENATE(&quot;114&quot;;[.AZ3]);[ONUS_KM43.$A:.$AK];6;))" office:value-type="string" office:string-value="TP032" calcext:value-type="string">
            <text:p>TP032</text:p>
          </table:table-cell>
          <table:table-cell office:value-type="float" office:value="0" calcext:value-type="float">
            <text:p>0</text:p>
          </table:table-cell>
          <table:table-cell office:value-type="float" office:value="-22.67" calcext:value-type="float">
            <text:p>-22,67</text:p>
          </table:table-cell>
          <table:table-cell office:value-type="float" office:value="1.52" calcext:value-type="float">
            <text:p>1,52</text:p>
          </table:table-cell>
          <table:table-cell office:value-type="float" office:value="-24.44" calcext:value-type="float">
            <text:p>-24,44</text:p>
          </table:table-cell>
          <table:table-cell table:style-name="ce4" table:formula="of:=UPPER(VLOOKUP(CONCATENATE(&quot;115&quot;;[.BE3]);[ONUS_KM43.$A:.$AK];6;))" office:value-type="string" office:string-value="KQ237" calcext:value-type="string">
            <text:p>KQ237</text:p>
          </table:table-cell>
          <table:table-cell office:value-type="float" office:value="0" calcext:value-type="float">
            <text:p>0</text:p>
          </table:table-cell>
          <table:table-cell office:value-type="float" office:value="-27.21" calcext:value-type="float">
            <text:p>-27,21</text:p>
          </table:table-cell>
          <table:table-cell office:value-type="float" office:value="1.74" calcext:value-type="float">
            <text:p>1,74</text:p>
          </table:table-cell>
          <table:table-cell office:value-type="float" office:value="-21.94" calcext:value-type="float">
            <text:p>-21,94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4]);[ONUS_KM43.$A:.$AK];6;))" office:value-type="string" office:string-value="KQ231" calcext:value-type="string">
            <text:p>KQ23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17.01" calcext:value-type="float">
            <text:p>-17,01</text:p>
          </table:table-cell>
          <table:table-cell office:value-type="float" office:value="2.22" calcext:value-type="float">
            <text:p>2,22</text:p>
          </table:table-cell>
          <table:table-cell office:value-type="float" office:value="-20" calcext:value-type="float">
            <text:p>-20</text:p>
          </table:table-cell>
          <table:table-cell table:style-name="ce4" table:formula="of:=UPPER(VLOOKUP(CONCATENATE(&quot;15&quot;;[.G4]);[ONUS_KM43.$A:.$AK];6;))" office:value-type="string" office:string-value="TP370" calcext:value-type="string">
            <text:p>TP3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21.67" calcext:value-type="float">
            <text:p>-21,67</text:p>
          </table:table-cell>
          <table:table-cell table:style-name="ce8" office:value-type="float" office:value="1.07" calcext:value-type="float">
            <text:p>1,07</text:p>
          </table:table-cell>
          <table:table-cell table:style-name="ce8" office:value-type="float" office:value="-21.94" calcext:value-type="float">
            <text:p>-21,94</text:p>
          </table:table-cell>
          <table:table-cell table:style-name="ce4" table:formula="of:=UPPER(VLOOKUP(CONCATENATE(&quot;16&quot;;[.L4]);[ONUS_KM43.$A:.$AK];6;))" office:value-type="string" office:string-value="R534" calcext:value-type="string">
            <text:p>R53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-30" calcext:value-type="float">
            <text:p>-30,00</text:p>
          </table:table-cell>
          <table:table-cell table:style-name="ce8" office:value-type="float" office:value="2.55" calcext:value-type="float">
            <text:p>2,55</text:p>
          </table:table-cell>
          <table:table-cell table:style-name="ce8" office:value-type="float" office:value="-30.46" calcext:value-type="float">
            <text:p>-30,46</text:p>
          </table:table-cell>
          <table:table-cell table:style-name="ce4" table:formula="of:=UPPER(VLOOKUP(CONCATENATE(&quot;17&quot;;[.Q4]);[ONUS_KM43.$A:.$AK];6;))" office:value-type="string" office:string-value="KQ158" calcext:value-type="string">
            <text:p>KQ15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-21.61" calcext:value-type="float">
            <text:p>-21,61</text:p>
          </table:table-cell>
          <table:table-cell table:style-name="ce8" office:value-type="float" office:value="2.1" calcext:value-type="float">
            <text:p>2,10</text:p>
          </table:table-cell>
          <table:table-cell table:style-name="ce8" office:value-type="float" office:value="-22.01" calcext:value-type="float">
            <text:p>-22,01</text:p>
          </table:table-cell>
          <table:table-cell table:style-name="ce4" table:formula="of:=UPPER(VLOOKUP(CONCATENATE(&quot;18&quot;;[.V4]);[ONUS_KM43.$A:.$AK];6;))" office:value-type="string" office:string-value="KQ207" calcext:value-type="string">
            <text:p>KQ20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23.56" calcext:value-type="float">
            <text:p>-23,56</text:p>
          </table:table-cell>
          <table:table-cell table:style-name="ce8" office:value-type="float" office:value="2.49" calcext:value-type="float">
            <text:p>2,49</text:p>
          </table:table-cell>
          <table:table-cell table:style-name="ce8" office:value-type="float" office:value="-24.32" calcext:value-type="float">
            <text:p>-24,32</text:p>
          </table:table-cell>
          <table:table-cell table:style-name="ce4" table:formula="of:=UPPER(VLOOKUP(CONCATENATE(&quot;19&quot;;[.AA4]);[ONUS_KM43.$A:.$AK];6;))" office:value-type="string" office:string-value="TM370" calcext:value-type="string">
            <text:p>TM3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19.91" calcext:value-type="float">
            <text:p>-19,91</text:p>
          </table:table-cell>
          <table:table-cell table:style-name="ce8" office:value-type="float" office:value="2.33" calcext:value-type="float">
            <text:p>2,33</text:p>
          </table:table-cell>
          <table:table-cell table:style-name="ce8" office:value-type="float" office:value="-21.62" calcext:value-type="float">
            <text:p>-21,62</text:p>
          </table:table-cell>
          <table:table-cell table:style-name="ce4" table:formula="of:=UPPER(VLOOKUP(CONCATENATE(&quot;110&quot;;[.AF4]);[ONUS_KM43.$A:.$AK];6;))" office:value-type="string" office:string-value="LA133" calcext:value-type="string">
            <text:p>LA133</text:p>
          </table:table-cell>
          <table:table-cell office:value-type="float" office:value="1" calcext:value-type="float">
            <text:p>1</text:p>
          </table:table-cell>
          <table:table-cell office:value-type="float" office:value="-17.9" calcext:value-type="float">
            <text:p>-17,9</text:p>
          </table:table-cell>
          <table:table-cell office:value-type="float" office:value="1.2" calcext:value-type="float">
            <text:p>1,2</text:p>
          </table:table-cell>
          <table:table-cell office:value-type="float" office:value="-21.37" calcext:value-type="float">
            <text:p>-21,37</text:p>
          </table:table-cell>
          <table:table-cell table:style-name="ce4" table:formula="of:=UPPER(VLOOKUP(CONCATENATE(&quot;111&quot;;[.AK4]);[ONUS_KM43.$A:.$AK];6;))" office:value-type="string" office:string-value="M60" calcext:value-type="string">
            <text:p>M60</text:p>
          </table:table-cell>
          <table:table-cell office:value-type="float" office:value="1" calcext:value-type="float">
            <text:p>1</text:p>
          </table:table-cell>
          <table:table-cell office:value-type="float" office:value="-16.31" calcext:value-type="float">
            <text:p>-16,31</text:p>
          </table:table-cell>
          <table:table-cell office:value-type="float" office:value="2.28" calcext:value-type="float">
            <text:p>2,28</text:p>
          </table:table-cell>
          <table:table-cell office:value-type="float" office:value="-20" calcext:value-type="float">
            <text:p>-20</text:p>
          </table:table-cell>
          <table:table-cell table:style-name="ce4" table:formula="of:=UPPER(VLOOKUP(CONCATENATE(&quot;112&quot;;[.AP4]);[ONUS_KM43.$A:.$AK];6;))" office:value-type="string" office:string-value="K190" calcext:value-type="string">
            <text:p>K190</text:p>
          </table:table-cell>
          <table:table-cell office:value-type="float" office:value="1" calcext:value-type="float">
            <text:p>1</text:p>
          </table:table-cell>
          <table:table-cell office:value-type="float" office:value="-21.94" calcext:value-type="float">
            <text:p>-21,94</text:p>
          </table:table-cell>
          <table:table-cell office:value-type="float" office:value="2.34" calcext:value-type="float">
            <text:p>2,34</text:p>
          </table:table-cell>
          <table:table-cell office:value-type="float" office:value="-24.21" calcext:value-type="float">
            <text:p>-24,21</text:p>
          </table:table-cell>
          <table:table-cell table:style-name="ce4" table:formula="of:=UPPER(VLOOKUP(CONCATENATE(&quot;113&quot;;[.AU4]);[ONUS_KM43.$A:.$AK];6;))" office:value-type="string" office:string-value="TP593" calcext:value-type="string">
            <text:p>TP593</text:p>
          </table:table-cell>
          <table:table-cell office:value-type="float" office:value="2" calcext:value-type="float">
            <text:p>2</text:p>
          </table:table-cell>
          <table:table-cell office:value-type="float" office:value="-22.52" calcext:value-type="float">
            <text:p>-22,52</text:p>
          </table:table-cell>
          <table:table-cell office:value-type="float" office:value="1.19" calcext:value-type="float">
            <text:p>1,19</text:p>
          </table:table-cell>
          <table:table-cell office:value-type="float" office:value="-22.52" calcext:value-type="float">
            <text:p>-22,52</text:p>
          </table:table-cell>
          <table:table-cell table:style-name="ce4" table:formula="of:=UPPER(VLOOKUP(CONCATENATE(&quot;114&quot;;[.AZ4]);[ONUS_KM43.$A:.$AK];6;))" office:value-type="string" office:string-value="KQ289" calcext:value-type="string">
            <text:p>KQ289</text:p>
          </table:table-cell>
          <table:table-cell office:value-type="float" office:value="1" calcext:value-type="float">
            <text:p>1</text:p>
          </table:table-cell>
          <table:table-cell office:value-type="float" office:value="-22.22" calcext:value-type="float">
            <text:p>-22,22</text:p>
          </table:table-cell>
          <table:table-cell office:value-type="float" office:value="2.22" calcext:value-type="float">
            <text:p>2,22</text:p>
          </table:table-cell>
          <table:table-cell office:value-type="float" office:value="-25.69" calcext:value-type="float">
            <text:p>-25,69</text:p>
          </table:table-cell>
          <table:table-cell table:style-name="ce4" table:formula="of:=UPPER(VLOOKUP(CONCATENATE(&quot;115&quot;;[.BE4]);[ONUS_KM43.$A:.$AK];6;))" office:value-type="string" office:string-value="TM95" calcext:value-type="string">
            <text:p>TM95</text:p>
          </table:table-cell>
          <table:table-cell office:value-type="float" office:value="2" calcext:value-type="float">
            <text:p>2</text:p>
          </table:table-cell>
          <table:table-cell office:value-type="float" office:value="-26.99" calcext:value-type="float">
            <text:p>-26,99</text:p>
          </table:table-cell>
          <table:table-cell office:value-type="float" office:value="1.68" calcext:value-type="float">
            <text:p>1,68</text:p>
          </table:table-cell>
          <table:table-cell office:value-type="float" office:value="-24.32" calcext:value-type="float">
            <text:p>-24,32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5]);[ONUS_KM43.$A:.$AK];6;))" office:value-type="string" office:string-value="KQ287" calcext:value-type="string">
            <text:p>KQ28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-18.76" calcext:value-type="float">
            <text:p>-18,76</text:p>
          </table:table-cell>
          <table:table-cell office:value-type="float" office:value="2.09" calcext:value-type="float">
            <text:p>2,09</text:p>
          </table:table-cell>
          <table:table-cell office:value-type="float" office:value="-19.59" calcext:value-type="float">
            <text:p>-19,59</text:p>
          </table:table-cell>
          <table:table-cell table:style-name="ce4" table:formula="of:=UPPER(VLOOKUP(CONCATENATE(&quot;15&quot;;[.G5]);[ONUS_KM43.$A:.$AK];6;))" office:value-type="string" office:string-value="KQ216" calcext:value-type="string">
            <text:p>KQ21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-22" calcext:value-type="float">
            <text:p>-22,00</text:p>
          </table:table-cell>
          <table:table-cell table:style-name="ce8" office:value-type="float" office:value="2.39" calcext:value-type="float">
            <text:p>2,39</text:p>
          </table:table-cell>
          <table:table-cell table:style-name="ce8" office:value-type="float" office:value="-22.6" calcext:value-type="float">
            <text:p>-22,60</text:p>
          </table:table-cell>
          <table:table-cell table:style-name="ce4" table:formula="of:=UPPER(VLOOKUP(CONCATENATE(&quot;16&quot;;[.L5]);[ONUS_KM43.$A:.$AK];6;))" office:value-type="string" office:string-value="KQ213" calcext:value-type="string">
            <text:p>KQ21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-23.37" calcext:value-type="float">
            <text:p>-23,37</text:p>
          </table:table-cell>
          <table:table-cell table:style-name="ce8" office:value-type="float" office:value="2.43" calcext:value-type="float">
            <text:p>2,43</text:p>
          </table:table-cell>
          <table:table-cell table:style-name="ce8" office:value-type="float" office:value="-24.82" calcext:value-type="float">
            <text:p>-24,82</text:p>
          </table:table-cell>
          <table:table-cell table:style-name="ce4" table:formula="of:=UPPER(VLOOKUP(CONCATENATE(&quot;17&quot;;[.Q5]);[ONUS_KM43.$A:.$AK];6;))" office:value-type="string" office:string-value="KQ181" calcext:value-type="string">
            <text:p>KQ18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-21.94" calcext:value-type="float">
            <text:p>-21,94</text:p>
          </table:table-cell>
          <table:table-cell table:style-name="ce8" office:value-type="float" office:value="2.27" calcext:value-type="float">
            <text:p>2,27</text:p>
          </table:table-cell>
          <table:table-cell table:style-name="ce8" office:value-type="float" office:value="-22.52" calcext:value-type="float">
            <text:p>-22,52</text:p>
          </table:table-cell>
          <table:table-cell table:style-name="ce4" table:formula="of:=UPPER(VLOOKUP(CONCATENATE(&quot;18&quot;;[.V5]);[ONUS_KM43.$A:.$AK];6;))" office:value-type="string" office:string-value="R609" calcext:value-type="string">
            <text:p>R60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-21.61" calcext:value-type="float">
            <text:p>-21,61</text:p>
          </table:table-cell>
          <table:table-cell table:style-name="ce8" office:value-type="float" office:value="2.42" calcext:value-type="float">
            <text:p>2,42</text:p>
          </table:table-cell>
          <table:table-cell table:style-name="ce8" office:value-type="float" office:value="-23.77" calcext:value-type="float">
            <text:p>-23,77</text:p>
          </table:table-cell>
          <table:table-cell table:style-name="ce4" table:formula="of:=UPPER(VLOOKUP(CONCATENATE(&quot;19&quot;;[.AA5]);[ONUS_KM43.$A:.$AK];6;))" office:value-type="string" office:string-value="KQ191" calcext:value-type="string">
            <text:p>KQ19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-20.08" calcext:value-type="float">
            <text:p>-20,08</text:p>
          </table:table-cell>
          <table:table-cell table:style-name="ce8" office:value-type="float" office:value="2.34" calcext:value-type="float">
            <text:p>2,34</text:p>
          </table:table-cell>
          <table:table-cell table:style-name="ce8" office:value-type="float" office:value="-22.76" calcext:value-type="float">
            <text:p>-22,76</text:p>
          </table:table-cell>
          <table:table-cell table:style-name="ce4" table:formula="of:=UPPER(VLOOKUP(CONCATENATE(&quot;110&quot;;[.AF5]);[ONUS_KM43.$A:.$AK];6;))" office:value-type="string" office:string-value="VO452" calcext:value-type="string">
            <text:p>VO452</text:p>
          </table:table-cell>
          <table:table-cell office:value-type="float" office:value="2" calcext:value-type="float">
            <text:p>2</text:p>
          </table:table-cell>
          <table:table-cell office:value-type="float" office:value="-33.97" calcext:value-type="float">
            <text:p>-33,97</text:p>
          </table:table-cell>
          <table:table-cell office:value-type="float" office:value="2.24" calcext:value-type="float">
            <text:p>2,24</text:p>
          </table:table-cell>
          <table:table-cell office:value-type="float" office:value="-33.98" calcext:value-type="float">
            <text:p>-33,98</text:p>
          </table:table-cell>
          <table:table-cell table:style-name="ce4" table:formula="of:=UPPER(VLOOKUP(CONCATENATE(&quot;111&quot;;[.AK5]);[ONUS_KM43.$A:.$AK];6;))" office:value-type="string" office:string-value="L280" calcext:value-type="string">
            <text:p>L280</text:p>
          </table:table-cell>
          <table:table-cell office:value-type="float" office:value="2" calcext:value-type="float">
            <text:p>2</text:p>
          </table:table-cell>
          <table:table-cell office:value-type="float" office:value="-18.35" calcext:value-type="float">
            <text:p>-18,35</text:p>
          </table:table-cell>
          <table:table-cell office:value-type="float" office:value="1.33" calcext:value-type="float">
            <text:p>1,33</text:p>
          </table:table-cell>
          <table:table-cell office:value-type="float" office:value="-20.41" calcext:value-type="float">
            <text:p>-20,41</text:p>
          </table:table-cell>
          <table:table-cell table:style-name="ce4" table:formula="of:=UPPER(VLOOKUP(CONCATENATE(&quot;112&quot;;[.AP5]);[ONUS_KM43.$A:.$AK];6;))" office:value-type="string" office:string-value="TP054" calcext:value-type="string">
            <text:p>TP054</text:p>
          </table:table-cell>
          <table:table-cell office:value-type="float" office:value="2" calcext:value-type="float">
            <text:p>2</text:p>
          </table:table-cell>
          <table:table-cell office:value-type="float" office:value="-28.24" calcext:value-type="float">
            <text:p>-28,24</text:p>
          </table:table-cell>
          <table:table-cell office:value-type="float" office:value="1.17" calcext:value-type="float">
            <text:p>1,17</text:p>
          </table:table-cell>
          <table:table-cell office:value-type="float" office:value="-26.78" calcext:value-type="float">
            <text:p>-26,78</text:p>
          </table:table-cell>
          <table:table-cell table:style-name="ce4" table:formula="of:=UPPER(VLOOKUP(CONCATENATE(&quot;113&quot;;[.AU5]);[ONUS_KM43.$A:.$AK];6;))" office:value-type="string" office:string-value="TP165" calcext:value-type="string">
            <text:p>TP165</text:p>
          </table:table-cell>
          <table:table-cell office:value-type="float" office:value="3" calcext:value-type="float">
            <text:p>3</text:p>
          </table:table-cell>
          <table:table-cell office:value-type="float" office:value="-21.13" calcext:value-type="float">
            <text:p>-21,13</text:p>
          </table:table-cell>
          <table:table-cell office:value-type="float" office:value="1.16" calcext:value-type="float">
            <text:p>1,16</text:p>
          </table:table-cell>
          <table:table-cell office:value-type="float" office:value="-22.22" calcext:value-type="float">
            <text:p>-22,22</text:p>
          </table:table-cell>
          <table:table-cell table:style-name="ce4" table:formula="of:=UPPER(VLOOKUP(CONCATENATE(&quot;114&quot;;[.AZ5]);[ONUS_KM43.$A:.$AK];6;))" office:value-type="string" office:string-value="TP305" calcext:value-type="string">
            <text:p>TP305</text:p>
          </table:table-cell>
          <table:table-cell office:value-type="float" office:value="2" calcext:value-type="float">
            <text:p>2</text:p>
          </table:table-cell>
          <table:table-cell office:value-type="float" office:value="-21.19" calcext:value-type="float">
            <text:p>-21,19</text:p>
          </table:table-cell>
          <table:table-cell office:value-type="float" office:value="1.07" calcext:value-type="float">
            <text:p>1,07</text:p>
          </table:table-cell>
          <table:table-cell office:value-type="float" office:value="-24.21" calcext:value-type="float">
            <text:p>-24,21</text:p>
          </table:table-cell>
          <table:table-cell table:style-name="ce4" table:formula="of:=UPPER(VLOOKUP(CONCATENATE(&quot;115&quot;;[.BE5]);[ONUS_KM43.$A:.$AK];6;))" office:value-type="string" office:string-value="KQ272" calcext:value-type="string">
            <text:p>KQ272</text:p>
          </table:table-cell>
          <table:table-cell office:value-type="float" office:value="3" calcext:value-type="float">
            <text:p>3</text:p>
          </table:table-cell>
          <table:table-cell office:value-type="float" office:value="-29.21" calcext:value-type="float">
            <text:p>-29,21</text:p>
          </table:table-cell>
          <table:table-cell office:value-type="float" office:value="2.21" calcext:value-type="float">
            <text:p>2,21</text:p>
          </table:table-cell>
          <table:table-cell office:value-type="float" office:value="-25.86" calcext:value-type="float">
            <text:p>-25,86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6]);[ONUS_KM43.$A:.$AK];6;))" office:value-type="string" office:string-value="H135" calcext:value-type="string">
            <text:p>H13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-22" calcext:value-type="float">
            <text:p>-22,00</text:p>
          </table:table-cell>
          <table:table-cell office:value-type="float" office:value="2.42" calcext:value-type="float">
            <text:p>2,42</text:p>
          </table:table-cell>
          <table:table-cell office:value-type="float" office:value="-22.76" calcext:value-type="float">
            <text:p>-22,76</text:p>
          </table:table-cell>
          <table:table-cell table:style-name="ce4" table:formula="of:=UPPER(VLOOKUP(CONCATENATE(&quot;15&quot;;[.G6]);[ONUS_KM43.$A:.$AK];6;))" office:value-type="string" office:string-value="VM446" calcext:value-type="string">
            <text:p>VM44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-22.84" calcext:value-type="float">
            <text:p>-22,84</text:p>
          </table:table-cell>
          <table:table-cell table:style-name="ce8" office:value-type="float" office:value="1.77" calcext:value-type="float">
            <text:p>1,77</text:p>
          </table:table-cell>
          <table:table-cell table:style-name="ce8" office:value-type="float" office:value="-23.77" calcext:value-type="float">
            <text:p>-23,77</text:p>
          </table:table-cell>
          <table:table-cell table:style-name="ce4" table:formula="of:=UPPER(VLOOKUP(CONCATENATE(&quot;16&quot;;[.L6]);[ONUS_KM43.$A:.$AK];6;))" office:value-type="string" office:string-value="R545" calcext:value-type="string">
            <text:p>R54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-24.2" calcext:value-type="float">
            <text:p>-24,20</text:p>
          </table:table-cell>
          <table:table-cell table:style-name="ce8" office:value-type="float" office:value="2.44" calcext:value-type="float">
            <text:p>2,44</text:p>
          </table:table-cell>
          <table:table-cell table:style-name="ce8" office:value-type="float" office:value="-24.69" calcext:value-type="float">
            <text:p>-24,69</text:p>
          </table:table-cell>
          <table:table-cell table:style-name="ce4" table:formula="of:=UPPER(VLOOKUP(CONCATENATE(&quot;17&quot;;[.Q6]);[ONUS_KM43.$A:.$AK];6;))" office:value-type="string" office:string-value="TP033" calcext:value-type="string">
            <text:p>TP03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-26.57" calcext:value-type="float">
            <text:p>-26,57</text:p>
          </table:table-cell>
          <table:table-cell table:style-name="ce8" office:value-type="float" office:value="1.52" calcext:value-type="float">
            <text:p>1,52</text:p>
          </table:table-cell>
          <table:table-cell table:style-name="ce8" office:value-type="float" office:value="-26.58" calcext:value-type="float">
            <text:p>-26,58</text:p>
          </table:table-cell>
          <table:table-cell table:style-name="ce4" table:formula="of:=UPPER(VLOOKUP(CONCATENATE(&quot;18&quot;;[.V6]);[ONUS_KM43.$A:.$AK];6;))" office:value-type="string" office:string-value="TP026" calcext:value-type="string">
            <text:p>TP026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-26.99" calcext:value-type="float">
            <text:p>-26,99</text:p>
          </table:table-cell>
          <table:table-cell table:style-name="ce8" office:value-type="float" office:value="1.12" calcext:value-type="float">
            <text:p>1,12</text:p>
          </table:table-cell>
          <table:table-cell table:style-name="ce8" office:value-type="float" office:value="-26.99" calcext:value-type="float">
            <text:p>-26,99</text:p>
          </table:table-cell>
          <table:table-cell table:style-name="ce4" table:formula="of:=UPPER(VLOOKUP(CONCATENATE(&quot;19&quot;;[.AA6]);[ONUS_KM43.$A:.$AK];6;))" office:value-type="string" office:string-value="KQ193" calcext:value-type="string">
            <text:p>KQ19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-21.02" calcext:value-type="float">
            <text:p>-21,02</text:p>
          </table:table-cell>
          <table:table-cell table:style-name="ce8" office:value-type="float" office:value="2.19" calcext:value-type="float">
            <text:p>2,19</text:p>
          </table:table-cell>
          <table:table-cell table:style-name="ce8" office:value-type="float" office:value="-22.15" calcext:value-type="float">
            <text:p>-22,15</text:p>
          </table:table-cell>
          <table:table-cell table:style-name="ce4" table:formula="of:=UPPER(VLOOKUP(CONCATENATE(&quot;110&quot;;[.AF6]);[ONUS_KM43.$A:.$AK];6;))" office:value-type="string" office:string-value="TL243" calcext:value-type="string">
            <text:p>TL243</text:p>
          </table:table-cell>
          <table:table-cell office:value-type="float" office:value="4" calcext:value-type="float">
            <text:p>4</text:p>
          </table:table-cell>
          <table:table-cell office:value-type="float" office:value="-25.85" calcext:value-type="float">
            <text:p>-25,85</text:p>
          </table:table-cell>
          <table:table-cell office:value-type="float" office:value="2.65" calcext:value-type="float">
            <text:p>2,65</text:p>
          </table:table-cell>
          <table:table-cell office:value-type="float" office:value="-23.67" calcext:value-type="float">
            <text:p>-23,67</text:p>
          </table:table-cell>
          <table:table-cell table:style-name="ce4" table:formula="of:=UPPER(VLOOKUP(CONCATENATE(&quot;111&quot;;[.AK6]);[ONUS_KM43.$A:.$AK];6;))" office:value-type="string" office:string-value="TP027" calcext:value-type="string">
            <text:p>TP027</text:p>
          </table:table-cell>
          <table:table-cell office:value-type="float" office:value="3" calcext:value-type="float">
            <text:p>3</text:p>
          </table:table-cell>
          <table:table-cell office:value-type="float" office:value="-18.92" calcext:value-type="float">
            <text:p>-18,92</text:p>
          </table:table-cell>
          <table:table-cell office:value-type="float" office:value="1.55" calcext:value-type="float">
            <text:p>1,55</text:p>
          </table:table-cell>
          <table:table-cell office:value-type="float" office:value="-20.09" calcext:value-type="float">
            <text:p>-20,09</text:p>
          </table:table-cell>
          <table:table-cell table:style-name="ce4" table:formula="of:=UPPER(VLOOKUP(CONCATENATE(&quot;112&quot;;[.AP6]);[ONUS_KM43.$A:.$AK];6;))" office:value-type="string" office:string-value="TP081" calcext:value-type="string">
            <text:p>TP081</text:p>
          </table:table-cell>
          <table:table-cell office:value-type="float" office:value="3" calcext:value-type="float">
            <text:p>3</text:p>
          </table:table-cell>
          <table:table-cell office:value-type="float" office:value="-18.29" calcext:value-type="float">
            <text:p>-18,29</text:p>
          </table:table-cell>
          <table:table-cell office:value-type="float" office:value="1.34" calcext:value-type="float">
            <text:p>1,34</text:p>
          </table:table-cell>
          <table:table-cell office:value-type="float" office:value="-21.03" calcext:value-type="float">
            <text:p>-21,03</text:p>
          </table:table-cell>
          <table:table-cell table:style-name="ce4" table:formula="of:=UPPER(VLOOKUP(CONCATENATE(&quot;113&quot;;[.AU6]);[ONUS_KM43.$A:.$AK];6;))" office:value-type="string" office:string-value="TP600" calcext:value-type="string">
            <text:p>TP600</text:p>
          </table:table-cell>
          <table:table-cell office:value-type="float" office:value="4" calcext:value-type="float">
            <text:p>4</text:p>
          </table:table-cell>
          <table:table-cell office:value-type="float" office:value="-22.36" calcext:value-type="float">
            <text:p>-22,36</text:p>
          </table:table-cell>
          <table:table-cell office:value-type="float" office:value="1.24" calcext:value-type="float">
            <text:p>1,24</text:p>
          </table:table-cell>
          <table:table-cell office:value-type="float" office:value="-22.68" calcext:value-type="float">
            <text:p>-22,68</text:p>
          </table:table-cell>
          <table:table-cell table:style-name="ce4" table:formula="of:=UPPER(VLOOKUP(CONCATENATE(&quot;114&quot;;[.AZ6]);[ONUS_KM43.$A:.$AK];6;))" office:value-type="string" office:string-value="TP372" calcext:value-type="string">
            <text:p>TP372</text:p>
          </table:table-cell>
          <table:table-cell office:value-type="float" office:value="3" calcext:value-type="float">
            <text:p>3</text:p>
          </table:table-cell>
          <table:table-cell office:value-type="float" office:value="-26.19" calcext:value-type="float">
            <text:p>-26,19</text:p>
          </table:table-cell>
          <table:table-cell office:value-type="float" office:value="1.71" calcext:value-type="float">
            <text:p>1,71</text:p>
          </table:table-cell>
          <table:table-cell office:value-type="float" office:value="-26.39" calcext:value-type="float">
            <text:p>-26,39</text:p>
          </table:table-cell>
          <table:table-cell table:style-name="ce4" table:formula="of:=UPPER(VLOOKUP(CONCATENATE(&quot;115&quot;;[.BE6]);[ONUS_KM43.$A:.$AK];6;))" office:value-type="string" office:string-value="PL50" calcext:value-type="string">
            <text:p>PL50</text:p>
          </table:table-cell>
          <table:table-cell office:value-type="float" office:value="4" calcext:value-type="float">
            <text:p>4</text:p>
          </table:table-cell>
          <table:table-cell office:value-type="float" office:value="-27.44" calcext:value-type="float">
            <text:p>-27,44</text:p>
          </table:table-cell>
          <table:table-cell office:value-type="float" office:value="2.19" calcext:value-type="float">
            <text:p>2,19</text:p>
          </table:table-cell>
          <table:table-cell office:value-type="float" office:value="-23.88" calcext:value-type="float">
            <text:p>-23,88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7]);[ONUS_KM43.$A:.$AK];6;))" office:value-type="string" office:string-value="TP024" calcext:value-type="string">
            <text:p>TP02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-18.89" calcext:value-type="float">
            <text:p>-18,89</text:p>
          </table:table-cell>
          <table:table-cell office:value-type="float" office:value="1.45" calcext:value-type="float">
            <text:p>1,45</text:p>
          </table:table-cell>
          <table:table-cell office:value-type="float" office:value="-19.55" calcext:value-type="float">
            <text:p>-19,55</text:p>
          </table:table-cell>
          <table:table-cell table:style-name="ce4" table:formula="of:=UPPER(VLOOKUP(CONCATENATE(&quot;15&quot;;[.G7]);[ONUS_KM43.$A:.$AK];6;))" office:value-type="string" office:string-value="TP063" calcext:value-type="string">
            <text:p>TP06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-21.48" calcext:value-type="float">
            <text:p>-21,48</text:p>
          </table:table-cell>
          <table:table-cell table:style-name="ce8" office:value-type="float" office:value="0.88" calcext:value-type="float">
            <text:p>0,88</text:p>
          </table:table-cell>
          <table:table-cell table:style-name="ce8" office:value-type="float" office:value="-22.45" calcext:value-type="float">
            <text:p>-22,45</text:p>
          </table:table-cell>
          <table:table-cell table:style-name="ce4" table:formula="of:=UPPER(VLOOKUP(CONCATENATE(&quot;16&quot;;[.L7]);[ONUS_KM43.$A:.$AK];6;))" office:value-type="string" office:string-value="VO253" calcext:value-type="string">
            <text:p>VO25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-23.37" calcext:value-type="float">
            <text:p>-23,37</text:p>
          </table:table-cell>
          <table:table-cell table:style-name="ce8" office:value-type="float" office:value="1.55" calcext:value-type="float">
            <text:p>1,55</text:p>
          </table:table-cell>
          <table:table-cell table:style-name="ce8" office:value-type="float" office:value="-25.86" calcext:value-type="float">
            <text:p>-25,86</text:p>
          </table:table-cell>
          <table:table-cell table:style-name="ce4" table:formula="of:=UPPER(VLOOKUP(CONCATENATE(&quot;17&quot;;[.Q7]);[ONUS_KM43.$A:.$AK];6;))" office:value-type="string" office:string-value="R530" calcext:value-type="string">
            <text:p>R53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-20.08" calcext:value-type="float">
            <text:p>-20,08</text:p>
          </table:table-cell>
          <table:table-cell table:style-name="ce8" office:value-type="float" office:value="2.48" calcext:value-type="float">
            <text:p>2,48</text:p>
          </table:table-cell>
          <table:table-cell table:style-name="ce8" office:value-type="float" office:value="-21.94" calcext:value-type="float">
            <text:p>-21,94</text:p>
          </table:table-cell>
          <table:table-cell table:style-name="ce4" table:formula="of:=UPPER(VLOOKUP(CONCATENATE(&quot;18&quot;;[.V7]);[ONUS_KM43.$A:.$AK];6;))" office:value-type="string" office:string-value="TP575" calcext:value-type="string">
            <text:p>TP57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-22.67" calcext:value-type="float">
            <text:p>-22,67</text:p>
          </table:table-cell>
          <table:table-cell table:style-name="ce8" office:value-type="float" office:value="1.05" calcext:value-type="float">
            <text:p>1,05</text:p>
          </table:table-cell>
          <table:table-cell table:style-name="ce8" office:value-type="float" office:value="-25.86" calcext:value-type="float">
            <text:p>-25,86</text:p>
          </table:table-cell>
          <table:table-cell table:style-name="ce4" table:formula="of:=UPPER(VLOOKUP(CONCATENATE(&quot;19&quot;;[.AA7]);[ONUS_KM43.$A:.$AK];6;))" office:value-type="string" office:string-value="KQ192" calcext:value-type="string">
            <text:p>KQ19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-18.92" calcext:value-type="float">
            <text:p>-18,92</text:p>
          </table:table-cell>
          <table:table-cell table:style-name="ce8" office:value-type="float" office:value="2.08" calcext:value-type="float">
            <text:p>2,08</text:p>
          </table:table-cell>
          <table:table-cell table:style-name="ce8" office:value-type="float" office:value="-22.08" calcext:value-type="float">
            <text:p>-22,08</text:p>
          </table:table-cell>
          <table:table-cell table:style-name="ce4" table:formula="of:=UPPER(VLOOKUP(CONCATENATE(&quot;110&quot;;[.AF7]);[ONUS_KM43.$A:.$AK];6;))" office:value-type="string" office:string-value="TL110" calcext:value-type="string">
            <text:p>TL110</text:p>
          </table:table-cell>
          <table:table-cell office:value-type="float" office:value="6" calcext:value-type="float">
            <text:p>6</text:p>
          </table:table-cell>
          <table:table-cell office:value-type="float" office:value="-24.68" calcext:value-type="float">
            <text:p>-24,68</text:p>
          </table:table-cell>
          <table:table-cell office:value-type="float" office:value="2.31" calcext:value-type="float">
            <text:p>2,31</text:p>
          </table:table-cell>
          <table:table-cell office:value-type="float" office:value="-20.71" calcext:value-type="float">
            <text:p>-20,71</text:p>
          </table:table-cell>
          <table:table-cell table:style-name="ce4" table:formula="of:=UPPER(VLOOKUP(CONCATENATE(&quot;111&quot;;[.AK7]);[ONUS_KM43.$A:.$AK];6;))" office:value-type="string" office:string-value="TP039" calcext:value-type="string">
            <text:p>TP039</text:p>
          </table:table-cell>
          <table:table-cell office:value-type="float" office:value="4" calcext:value-type="float">
            <text:p>4</text:p>
          </table:table-cell>
          <table:table-cell office:value-type="float" office:value="-21.25" calcext:value-type="float">
            <text:p>-21,25</text:p>
          </table:table-cell>
          <table:table-cell office:value-type="float" office:value="1.35" calcext:value-type="float">
            <text:p>1,35</text:p>
          </table:table-cell>
          <table:table-cell office:value-type="float" office:value="-19.71" calcext:value-type="float">
            <text:p>-19,71</text:p>
          </table:table-cell>
          <table:table-cell table:style-name="ce4" table:formula="of:=UPPER(VLOOKUP(CONCATENATE(&quot;112&quot;;[.AP7]);[ONUS_KM43.$A:.$AK];6;))" office:value-type="string" office:string-value="HG8245V354" calcext:value-type="string">
            <text:p>HG8245V354</text:p>
          </table:table-cell>
          <table:table-cell office:value-type="float" office:value="4" calcext:value-type="float">
            <text:p>4</text:p>
          </table:table-cell>
          <table:table-cell office:value-type="float" office:value="-20.56" calcext:value-type="float">
            <text:p>-20,56</text:p>
          </table:table-cell>
          <table:table-cell office:value-type="float" office:value="2.26" calcext:value-type="float">
            <text:p>2,26</text:p>
          </table:table-cell>
          <table:table-cell office:value-type="float" office:value="-19.32" calcext:value-type="float">
            <text:p>-19,32</text:p>
          </table:table-cell>
          <table:table-cell table:style-name="ce4" table:formula="of:=UPPER(VLOOKUP(CONCATENATE(&quot;113&quot;;[.AU7]);[ONUS_KM43.$A:.$AK];6;))" office:value-type="string" office:string-value="TP565" calcext:value-type="string">
            <text:p>TP565</text:p>
          </table:table-cell>
          <table:table-cell office:value-type="float" office:value="5" calcext:value-type="float">
            <text:p>5</text:p>
          </table:table-cell>
          <table:table-cell office:value-type="float" office:value="-21.94" calcext:value-type="float">
            <text:p>-21,94</text:p>
          </table:table-cell>
          <table:table-cell office:value-type="float" office:value="1.38" calcext:value-type="float">
            <text:p>1,38</text:p>
          </table:table-cell>
          <table:table-cell office:value-type="float" office:value="-21.55" calcext:value-type="float">
            <text:p>-21,55</text:p>
          </table:table-cell>
          <table:table-cell table:style-name="ce4" table:formula="of:=UPPER(VLOOKUP(CONCATENATE(&quot;114&quot;;[.AZ7]);[ONUS_KM43.$A:.$AK];6;))" office:value-type="string" office:string-value="TP567" calcext:value-type="string">
            <text:p>TP567</text:p>
          </table:table-cell>
          <table:table-cell office:value-type="float" office:value="4" calcext:value-type="float">
            <text:p>4</text:p>
          </table:table-cell>
          <table:table-cell office:value-type="float" office:value="-21.02" calcext:value-type="float">
            <text:p>-21,02</text:p>
          </table:table-cell>
          <table:table-cell office:value-type="float" office:value="1.39" calcext:value-type="float">
            <text:p>1,39</text:p>
          </table:table-cell>
          <table:table-cell office:value-type="float" office:value="-24.21" calcext:value-type="float">
            <text:p>-24,21</text:p>
          </table:table-cell>
          <table:table-cell table:style-name="ce4" table:formula="of:=UPPER(VLOOKUP(CONCATENATE(&quot;115&quot;;[.BE7]);[ONUS_KM43.$A:.$AK];6;))" office:value-type="string" office:string-value="M219" calcext:value-type="string">
            <text:p>M219</text:p>
          </table:table-cell>
          <table:table-cell office:value-type="float" office:value="5" calcext:value-type="float">
            <text:p>5</text:p>
          </table:table-cell>
          <table:table-cell office:value-type="float" office:value="-28.86" calcext:value-type="float">
            <text:p>-28,86</text:p>
          </table:table-cell>
          <table:table-cell office:value-type="float" office:value="2.32" calcext:value-type="float">
            <text:p>2,32</text:p>
          </table:table-cell>
          <table:table-cell office:value-type="float" office:value="-26.2" calcext:value-type="float">
            <text:p>-26,2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8]);[ONUS_KM43.$A:.$AK];6;))" office:value-type="string" office:string-value="TP052" calcext:value-type="string">
            <text:p>TP05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-21.36" calcext:value-type="float">
            <text:p>-21,36</text:p>
          </table:table-cell>
          <table:table-cell office:value-type="float" office:value="1.15" calcext:value-type="float">
            <text:p>1,15</text:p>
          </table:table-cell>
          <table:table-cell office:value-type="float" office:value="-21.43" calcext:value-type="float">
            <text:p>-21,43</text:p>
          </table:table-cell>
          <table:table-cell table:style-name="ce4" table:formula="of:=UPPER(VLOOKUP(CONCATENATE(&quot;15&quot;;[.G8]);[ONUS_KM43.$A:.$AK];6;))" office:value-type="string" office:string-value="TP116" calcext:value-type="string">
            <text:p>TP11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-25.08" calcext:value-type="float">
            <text:p>-25,08</text:p>
          </table:table-cell>
          <table:table-cell table:style-name="ce8" office:value-type="float" office:value="1.19" calcext:value-type="float">
            <text:p>1,19</text:p>
          </table:table-cell>
          <table:table-cell table:style-name="ce8" office:value-type="float" office:value="-24.44" calcext:value-type="float">
            <text:p>-24,44</text:p>
          </table:table-cell>
          <table:table-cell table:style-name="ce4" table:formula="of:=UPPER(VLOOKUP(CONCATENATE(&quot;16&quot;;[.L8]);[ONUS_KM43.$A:.$AK];6;))" office:value-type="string" office:string-value="KQ211" calcext:value-type="string">
            <text:p>KQ21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-24.43" calcext:value-type="float">
            <text:p>-24,43</text:p>
          </table:table-cell>
          <table:table-cell table:style-name="ce8" office:value-type="float" office:value="2.12" calcext:value-type="float">
            <text:p>2,12</text:p>
          </table:table-cell>
          <table:table-cell table:style-name="ce8" office:value-type="float" office:value="-25.69" calcext:value-type="float">
            <text:p>-25,69</text:p>
          </table:table-cell>
          <table:table-cell table:style-name="ce4" table:formula="of:=UPPER(VLOOKUP(CONCATENATE(&quot;17&quot;;[.Q8]);[ONUS_KM43.$A:.$AK];6;))" office:value-type="string" office:string-value="M428" calcext:value-type="string">
            <text:p>M42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-21.74" calcext:value-type="float">
            <text:p>-21,74</text:p>
          </table:table-cell>
          <table:table-cell table:style-name="ce8" office:value-type="float" office:value="2.36" calcext:value-type="float">
            <text:p>2,36</text:p>
          </table:table-cell>
          <table:table-cell table:style-name="ce8" office:value-type="float" office:value="-23.19" calcext:value-type="float">
            <text:p>-23,19</text:p>
          </table:table-cell>
          <table:table-cell table:style-name="ce4" table:formula="of:=UPPER(VLOOKUP(CONCATENATE(&quot;18&quot;;[.V8]);[ONUS_KM43.$A:.$AK];6;))" office:value-type="string" office:string-value="TP082" calcext:value-type="string">
            <text:p>TP08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-25.37" calcext:value-type="float">
            <text:p>-25,37</text:p>
          </table:table-cell>
          <table:table-cell table:style-name="ce8" office:value-type="float" office:value="1.1" calcext:value-type="float">
            <text:p>1,10</text:p>
          </table:table-cell>
          <table:table-cell table:style-name="ce8" office:value-type="float" office:value="-27.45" calcext:value-type="float">
            <text:p>-27,45</text:p>
          </table:table-cell>
          <table:table-cell table:style-name="ce4" table:formula="of:=UPPER(VLOOKUP(CONCATENATE(&quot;19&quot;;[.AA8]);[ONUS_KM43.$A:.$AK];6;))" office:value-type="string" office:string-value="KQ195" calcext:value-type="string">
            <text:p>KQ19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-22" calcext:value-type="float">
            <text:p>-22,00</text:p>
          </table:table-cell>
          <table:table-cell table:style-name="ce8" office:value-type="float" office:value="1.8" calcext:value-type="float">
            <text:p>1,80</text:p>
          </table:table-cell>
          <table:table-cell table:style-name="ce8" office:value-type="float" office:value="-25.09" calcext:value-type="float">
            <text:p>-25,09</text:p>
          </table:table-cell>
          <table:table-cell table:style-name="ce4" table:formula="of:=UPPER(VLOOKUP(CONCATENATE(&quot;110&quot;;[.AF8]);[ONUS_KM43.$A:.$AK];6;))" office:value-type="string" office:string-value="TP036" calcext:value-type="string">
            <text:p>TP036</text:p>
          </table:table-cell>
          <table:table-cell office:value-type="float" office:value="7" calcext:value-type="float">
            <text:p>7</text:p>
          </table:table-cell>
          <table:table-cell office:value-type="float" office:value="-21.61" calcext:value-type="float">
            <text:p>-21,61</text:p>
          </table:table-cell>
          <table:table-cell office:value-type="float" office:value="1.14" calcext:value-type="float">
            <text:p>1,14</text:p>
          </table:table-cell>
          <table:table-cell office:value-type="float" office:value="-20.87" calcext:value-type="float">
            <text:p>-20,87</text:p>
          </table:table-cell>
          <table:table-cell table:style-name="ce4" table:formula="of:=UPPER(VLOOKUP(CONCATENATE(&quot;111&quot;;[.AK8]);[ONUS_KM43.$A:.$AK];6;))" office:value-type="string" office:string-value="TP053" calcext:value-type="string">
            <text:p>TP053</text:p>
          </table:table-cell>
          <table:table-cell office:value-type="float" office:value="5" calcext:value-type="float">
            <text:p>5</text:p>
          </table:table-cell>
          <table:table-cell office:value-type="float" office:value="-18.09" calcext:value-type="float">
            <text:p>-18,09</text:p>
          </table:table-cell>
          <table:table-cell office:value-type="float" office:value="1.16" calcext:value-type="float">
            <text:p>1,16</text:p>
          </table:table-cell>
          <table:table-cell office:value-type="float" office:value="-18.87" calcext:value-type="float">
            <text:p>-18,87</text:p>
          </table:table-cell>
          <table:table-cell table:style-name="ce4" table:formula="of:=UPPER(VLOOKUP(CONCATENATE(&quot;112&quot;;[.AP8]);[ONUS_KM43.$A:.$AK];6;))" office:value-type="string" office:string-value="TP268" calcext:value-type="string">
            <text:p>TP268</text:p>
          </table:table-cell>
          <table:table-cell office:value-type="float" office:value="5" calcext:value-type="float">
            <text:p>5</text:p>
          </table:table-cell>
          <table:table-cell office:value-type="float" office:value="-27.96" calcext:value-type="float">
            <text:p>-27,96</text:p>
          </table:table-cell>
          <table:table-cell office:value-type="float" office:value="1.45" calcext:value-type="float">
            <text:p>1,45</text:p>
          </table:table-cell>
          <table:table-cell office:value-type="float" office:value="-23.19" calcext:value-type="float">
            <text:p>-23,19</text:p>
          </table:table-cell>
          <table:table-cell table:style-name="ce4" table:formula="of:=UPPER(VLOOKUP(CONCATENATE(&quot;113&quot;;[.AU8]);[ONUS_KM43.$A:.$AK];6;))" office:value-type="string" office:string-value="VSOL041" calcext:value-type="string">
            <text:p>VSOL041</text:p>
          </table:table-cell>
          <table:table-cell office:value-type="float" office:value="6" calcext:value-type="float">
            <text:p>6</text:p>
          </table:table-cell>
          <table:table-cell office:value-type="float" office:value="-30.45" calcext:value-type="float">
            <text:p>-30,45</text:p>
          </table:table-cell>
          <table:table-cell office:value-type="float" office:value="2.13" calcext:value-type="float">
            <text:p>2,13</text:p>
          </table:table-cell>
          <table:table-cell office:value-type="float" office:value="-29.21" calcext:value-type="float">
            <text:p>-29,21</text:p>
          </table:table-cell>
          <table:table-cell table:style-name="ce4" table:formula="of:=UPPER(VLOOKUP(CONCATENATE(&quot;114&quot;;[.AZ8]);[ONUS_KM43.$A:.$AK];6;))" office:value-type="string" office:string-value="TP552" calcext:value-type="string">
            <text:p>TP552</text:p>
          </table:table-cell>
          <table:table-cell office:value-type="float" office:value="5" calcext:value-type="float">
            <text:p>5</text:p>
          </table:table-cell>
          <table:table-cell office:value-type="float" office:value="-23.18" calcext:value-type="float">
            <text:p>-23,18</text:p>
          </table:table-cell>
          <table:table-cell office:value-type="float" office:value="1.11" calcext:value-type="float">
            <text:p>1,11</text:p>
          </table:table-cell>
          <table:table-cell office:value-type="float" office:value="-24.32" calcext:value-type="float">
            <text:p>-24,32</text:p>
          </table:table-cell>
          <table:table-cell table:style-name="ce4" table:formula="of:=UPPER(VLOOKUP(CONCATENATE(&quot;115&quot;;[.BE8]);[ONUS_KM43.$A:.$AK];6;))" office:value-type="string" office:string-value="TP546" calcext:value-type="string">
            <text:p>TP546</text:p>
          </table:table-cell>
          <table:table-cell office:value-type="float" office:value="6" calcext:value-type="float">
            <text:p>6</text:p>
          </table:table-cell>
          <table:table-cell office:value-type="float" office:value="-28.54" calcext:value-type="float">
            <text:p>-28,54</text:p>
          </table:table-cell>
          <table:table-cell office:value-type="float" office:value="1.19" calcext:value-type="float">
            <text:p>1,19</text:p>
          </table:table-cell>
          <table:table-cell office:value-type="float" office:value="-24.69" calcext:value-type="float">
            <text:p>-24,69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9]);[ONUS_KM43.$A:.$AK];6;))" office:value-type="string" office:string-value="TP070" calcext:value-type="string">
            <text:p>TP07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-23.01" calcext:value-type="float">
            <text:p>-23,01</text:p>
          </table:table-cell>
          <table:table-cell office:value-type="float" office:value="1.52" calcext:value-type="float">
            <text:p>1,52</text:p>
          </table:table-cell>
          <table:table-cell office:value-type="float" office:value="-21.94" calcext:value-type="float">
            <text:p>-21,94</text:p>
          </table:table-cell>
          <table:table-cell table:style-name="ce4" table:formula="of:=UPPER(VLOOKUP(CONCATENATE(&quot;15&quot;;[.G9]);[ONUS_KM43.$A:.$AK];6;))" office:value-type="string" office:string-value="TP118" calcext:value-type="string">
            <text:p>TP1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-30" calcext:value-type="float">
            <text:p>-30,00</text:p>
          </table:table-cell>
          <table:table-cell table:style-name="ce8" office:value-type="float" office:value="1.32" calcext:value-type="float">
            <text:p>1,32</text:p>
          </table:table-cell>
          <table:table-cell table:style-name="ce8" office:value-type="float" office:value="-30.97" calcext:value-type="float">
            <text:p>-30,97</text:p>
          </table:table-cell>
          <table:table-cell table:style-name="ce4" table:formula="of:=UPPER(VLOOKUP(CONCATENATE(&quot;16&quot;;[.L9]);[ONUS_KM43.$A:.$AK];6;))" office:value-type="string" office:string-value="R593" calcext:value-type="string">
            <text:p>R59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-25.85" calcext:value-type="float">
            <text:p>-25,85</text:p>
          </table:table-cell>
          <table:table-cell table:style-name="ce8" office:value-type="float" office:value="2.69" calcext:value-type="float">
            <text:p>2,69</text:p>
          </table:table-cell>
          <table:table-cell table:style-name="ce8" office:value-type="float" office:value="-25.23" calcext:value-type="float">
            <text:p>-25,23</text:p>
          </table:table-cell>
          <table:table-cell table:style-name="ce4" table:formula="of:=UPPER(VLOOKUP(CONCATENATE(&quot;17&quot;;[.Q9]);[ONUS_KM43.$A:.$AK];6;))" office:value-type="string" office:string-value="R531" calcext:value-type="string">
            <text:p>R53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-20.31" calcext:value-type="float">
            <text:p>-20,31</text:p>
          </table:table-cell>
          <table:table-cell table:style-name="ce8" office:value-type="float" office:value="2.46" calcext:value-type="float">
            <text:p>2,46</text:p>
          </table:table-cell>
          <table:table-cell table:style-name="ce8" office:value-type="float" office:value="-22.15" calcext:value-type="float">
            <text:p>-22,15</text:p>
          </table:table-cell>
          <table:table-cell table:style-name="ce4" table:formula="of:=UPPER(VLOOKUP(CONCATENATE(&quot;18&quot;;[.V9]);[ONUS_KM43.$A:.$AK];6;))" office:value-type="string" office:string-value="TP453" calcext:value-type="string">
            <text:p>TP45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-26.19" calcext:value-type="float">
            <text:p>-26,19</text:p>
          </table:table-cell>
          <table:table-cell table:style-name="ce8" office:value-type="float" office:value="1.12" calcext:value-type="float">
            <text:p>1,12</text:p>
          </table:table-cell>
          <table:table-cell table:style-name="ce8" office:value-type="float" office:value="-28.54" calcext:value-type="float">
            <text:p>-28,54</text:p>
          </table:table-cell>
          <table:table-cell table:style-name="ce4" table:formula="of:=UPPER(VLOOKUP(CONCATENATE(&quot;19&quot;;[.AA9]);[ONUS_KM43.$A:.$AK];6;))" office:value-type="string" office:string-value="O103" calcext:value-type="string">
            <text:p>O10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-30.96" calcext:value-type="float">
            <text:p>-30,96</text:p>
          </table:table-cell>
          <table:table-cell table:style-name="ce8" office:value-type="float" office:value="2.17" calcext:value-type="float">
            <text:p>2,17</text:p>
          </table:table-cell>
          <table:table-cell table:style-name="ce8" office:value-type="float" office:value="-30.97" calcext:value-type="float">
            <text:p>-30,97</text:p>
          </table:table-cell>
          <table:table-cell table:style-name="ce4" table:formula="of:=UPPER(VLOOKUP(CONCATENATE(&quot;110&quot;;[.AF9]);[ONUS_KM43.$A:.$AK];6;))" office:value-type="string" office:string-value="TP068" calcext:value-type="string">
            <text:p>TP068</text:p>
          </table:table-cell>
          <table:table-cell office:value-type="float" office:value="8" calcext:value-type="float">
            <text:p>8</text:p>
          </table:table-cell>
          <table:table-cell office:value-type="float" office:value="-17.82" calcext:value-type="float">
            <text:p>-17,82</text:p>
          </table:table-cell>
          <table:table-cell office:value-type="float" office:value="1.23" calcext:value-type="float">
            <text:p>1,23</text:p>
          </table:table-cell>
          <table:table-cell office:value-type="float" office:value="-16.85" calcext:value-type="float">
            <text:p>-16,85</text:p>
          </table:table-cell>
          <table:table-cell table:style-name="ce4" table:formula="of:=UPPER(VLOOKUP(CONCATENATE(&quot;111&quot;;[.AK9]);[ONUS_KM43.$A:.$AK];6;))" office:value-type="string" office:string-value="TP064" calcext:value-type="string">
            <text:p>TP064</text:p>
          </table:table-cell>
          <table:table-cell office:value-type="float" office:value="6" calcext:value-type="float">
            <text:p>6</text:p>
          </table:table-cell>
          <table:table-cell office:value-type="float" office:value="-19.03" calcext:value-type="float">
            <text:p>-19,03</text:p>
          </table:table-cell>
          <table:table-cell office:value-type="float" office:value="0.91" calcext:value-type="float">
            <text:p>0,91</text:p>
          </table:table-cell>
          <table:table-cell office:value-type="float" office:value="-20.92" calcext:value-type="float">
            <text:p>-20,92</text:p>
          </table:table-cell>
          <table:table-cell table:style-name="ce4" table:formula="of:=UPPER(VLOOKUP(CONCATENATE(&quot;112&quot;;[.AP9]);[ONUS_KM43.$A:.$AK];6;))" office:value-type="string" office:string-value="TP316" calcext:value-type="string">
            <text:p>TP316</text:p>
          </table:table-cell>
          <table:table-cell office:value-type="float" office:value="6" calcext:value-type="float">
            <text:p>6</text:p>
          </table:table-cell>
          <table:table-cell office:value-type="float" office:value="-21.42" calcext:value-type="float">
            <text:p>-21,42</text:p>
          </table:table-cell>
          <table:table-cell office:value-type="float" office:value="1.27" calcext:value-type="float">
            <text:p>1,27</text:p>
          </table:table-cell>
          <table:table-cell office:value-type="float" office:value="-20.66" calcext:value-type="float">
            <text:p>-20,66</text:p>
          </table:table-cell>
          <table:table-cell table:style-name="ce4" table:formula="of:=UPPER(VLOOKUP(CONCATENATE(&quot;113&quot;;[.AU9]);[ONUS_KM43.$A:.$AK];6;))" office:value-type="string" office:string-value="VSOL040" calcext:value-type="string">
            <text:p>VSOL040</text:p>
          </table:table-cell>
          <table:table-cell office:value-type="float" office:value="7" calcext:value-type="float">
            <text:p>7</text:p>
          </table:table-cell>
          <table:table-cell office:value-type="float" office:value="-20.55" calcext:value-type="float">
            <text:p>-20,55</text:p>
          </table:table-cell>
          <table:table-cell office:value-type="float" office:value="2.11" calcext:value-type="float">
            <text:p>2,11</text:p>
          </table:table-cell>
          <table:table-cell office:value-type="float" office:value="-21.03" calcext:value-type="float">
            <text:p>-21,03</text:p>
          </table:table-cell>
          <table:table-cell table:style-name="ce4" table:formula="of:=UPPER(VLOOKUP(CONCATENATE(&quot;114&quot;;[.AZ9]);[ONUS_KM43.$A:.$AK];6;))" office:value-type="string" office:string-value="VSOL098" calcext:value-type="string">
            <text:p>VSOL098</text:p>
          </table:table-cell>
          <table:table-cell office:value-type="float" office:value="6" calcext:value-type="float">
            <text:p>6</text:p>
          </table:table-cell>
          <table:table-cell office:value-type="float" office:value="-18.15" calcext:value-type="float">
            <text:p>-18,15</text:p>
          </table:table-cell>
          <table:table-cell office:value-type="float" office:value="2.16" calcext:value-type="float">
            <text:p>2,16</text:p>
          </table:table-cell>
          <table:table-cell office:value-type="float" office:value="-20.41" calcext:value-type="float">
            <text:p>-20,41</text:p>
          </table:table-cell>
          <table:table-cell table:style-name="ce4" table:formula="of:=UPPER(VLOOKUP(CONCATENATE(&quot;115&quot;;[.BE9]);[ONUS_KM43.$A:.$AK];6;))" office:value-type="string" office:string-value="HG8145V306" calcext:value-type="string">
            <text:p>HG8145V306</text:p>
          </table:table-cell>
          <table:table-cell office:value-type="float" office:value="8" calcext:value-type="float">
            <text:p>8</text:p>
          </table:table-cell>
          <table:table-cell office:value-type="float" office:value="-30" calcext:value-type="float">
            <text:p>-30</text:p>
          </table:table-cell>
          <table:table-cell office:value-type="float" office:value="2.28" calcext:value-type="float">
            <text:p>2,28</text:p>
          </table:table-cell>
          <table:table-cell office:value-type="float" office:value="-26.78" calcext:value-type="float">
            <text:p>-26,78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10]);[ONUS_KM43.$A:.$AK];6;))" office:value-type="string" office:string-value="TP046" calcext:value-type="string">
            <text:p>TP04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-21.19" calcext:value-type="float">
            <text:p>-21,19</text:p>
          </table:table-cell>
          <table:table-cell office:value-type="float" office:value="1.31" calcext:value-type="float">
            <text:p>1,31</text:p>
          </table:table-cell>
          <table:table-cell office:value-type="float" office:value="-22.22" calcext:value-type="float">
            <text:p>-22,22</text:p>
          </table:table-cell>
          <table:table-cell table:style-name="ce4" table:formula="of:=UPPER(VLOOKUP(CONCATENATE(&quot;15&quot;;[.G10]);[ONUS_KM43.$A:.$AK];6;))" office:value-type="string" office:string-value="TP119" calcext:value-type="string">
            <text:p>TP11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-20.75" calcext:value-type="float">
            <text:p>-20,75</text:p>
          </table:table-cell>
          <table:table-cell table:style-name="ce8" office:value-type="float" office:value="1.46" calcext:value-type="float">
            <text:p>1,46</text:p>
          </table:table-cell>
          <table:table-cell table:style-name="ce8" office:value-type="float" office:value="-23.47" calcext:value-type="float">
            <text:p>-23,47</text:p>
          </table:table-cell>
          <table:table-cell table:style-name="ce4" table:formula="of:=UPPER(VLOOKUP(CONCATENATE(&quot;16&quot;;[.L10]);[ONUS_KM43.$A:.$AK];6;))" office:value-type="string" office:string-value="TP110" calcext:value-type="string">
            <text:p>TP11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-24.2" calcext:value-type="float">
            <text:p>-24,20</text:p>
          </table:table-cell>
          <table:table-cell table:style-name="ce8" office:value-type="float" office:value="1.3" calcext:value-type="float">
            <text:p>1,30</text:p>
          </table:table-cell>
          <table:table-cell table:style-name="ce8" office:value-type="float" office:value="-24.82" calcext:value-type="float">
            <text:p>-24,82</text:p>
          </table:table-cell>
          <table:table-cell table:style-name="ce4" table:formula="of:=UPPER(VLOOKUP(CONCATENATE(&quot;17&quot;;[.Q10]);[ONUS_KM43.$A:.$AK];6;))" office:value-type="string" office:string-value="R127" calcext:value-type="string">
            <text:p>R12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-19.1" calcext:value-type="float">
            <text:p>-19,10</text:p>
          </table:table-cell>
          <table:table-cell table:style-name="ce8" office:value-type="float" office:value="2.53" calcext:value-type="float">
            <text:p>2,53</text:p>
          </table:table-cell>
          <table:table-cell table:style-name="ce8" office:value-type="float" office:value="-21.68" calcext:value-type="float">
            <text:p>-21,68</text:p>
          </table:table-cell>
          <table:table-cell table:style-name="ce4" table:formula="of:=UPPER(VLOOKUP(CONCATENATE(&quot;18&quot;;[.V10]);[ONUS_KM43.$A:.$AK];6;))" office:value-type="string" office:string-value="HG8245V350" calcext:value-type="string">
            <text:p>HG8245V35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-23.71" calcext:value-type="float">
            <text:p>-23,71</text:p>
          </table:table-cell>
          <table:table-cell table:style-name="ce8" office:value-type="float" office:value="2.18" calcext:value-type="float">
            <text:p>2,18</text:p>
          </table:table-cell>
          <table:table-cell table:style-name="ce8" office:value-type="float" office:value="-23.02" calcext:value-type="float">
            <text:p>-23,02</text:p>
          </table:table-cell>
          <table:table-cell table:style-name="ce4" table:formula="of:=UPPER(VLOOKUP(CONCATENATE(&quot;19&quot;;[.AA10]);[ONUS_KM43.$A:.$AK];6;))" office:value-type="string" office:string-value="KMA101" calcext:value-type="string">
            <text:p>KMA10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-19.79" calcext:value-type="float">
            <text:p>-19,79</text:p>
          </table:table-cell>
          <table:table-cell table:style-name="ce8" office:value-type="float" office:value="2.35" calcext:value-type="float">
            <text:p>2,35</text:p>
          </table:table-cell>
          <table:table-cell table:style-name="ce8" office:value-type="float" office:value="-22.08" calcext:value-type="float">
            <text:p>-22,08</text:p>
          </table:table-cell>
          <table:table-cell table:style-name="ce4" table:formula="of:=UPPER(VLOOKUP(CONCATENATE(&quot;110&quot;;[.AF10]);[ONUS_KM43.$A:.$AK];6;))" office:value-type="string" office:string-value="TP147" calcext:value-type="string">
            <text:p>TP147</text:p>
          </table:table-cell>
          <table:table-cell office:value-type="float" office:value="9" calcext:value-type="float">
            <text:p>9</text:p>
          </table:table-cell>
          <table:table-cell office:value-type="float" office:value="-26.57" calcext:value-type="float">
            <text:p>-26,57</text:p>
          </table:table-cell>
          <table:table-cell office:value-type="float" office:value="1.23" calcext:value-type="float">
            <text:p>1,23</text:p>
          </table:table-cell>
          <table:table-cell office:value-type="float" office:value="-23.19" calcext:value-type="float">
            <text:p>-23,19</text:p>
          </table:table-cell>
          <table:table-cell table:style-name="ce4" table:formula="of:=UPPER(VLOOKUP(CONCATENATE(&quot;111&quot;;[.AK10]);[ONUS_KM43.$A:.$AK];6;))" office:value-type="string" office:string-value="HG8245V351" calcext:value-type="string">
            <text:p>HG8245V351</text:p>
          </table:table-cell>
          <table:table-cell office:value-type="float" office:value="8" calcext:value-type="float">
            <text:p>8</text:p>
          </table:table-cell>
          <table:table-cell office:value-type="float" office:value="-21.55" calcext:value-type="float">
            <text:p>-21,55</text:p>
          </table:table-cell>
          <table:table-cell office:value-type="float" office:value="2.28" calcext:value-type="float">
            <text:p>2,28</text:p>
          </table:table-cell>
          <table:table-cell office:value-type="float" office:value="-24.82" calcext:value-type="float">
            <text:p>-24,82</text:p>
          </table:table-cell>
          <table:table-cell table:style-name="ce4" table:formula="of:=UPPER(VLOOKUP(CONCATENATE(&quot;112&quot;;[.AP10]);[ONUS_KM43.$A:.$AK];6;))" office:value-type="string" office:string-value="TP371" calcext:value-type="string">
            <text:p>TP371</text:p>
          </table:table-cell>
          <table:table-cell office:value-type="float" office:value="8" calcext:value-type="float">
            <text:p>8</text:p>
          </table:table-cell>
          <table:table-cell office:value-type="float" office:value="-20.17" calcext:value-type="float">
            <text:p>-20,17</text:p>
          </table:table-cell>
          <table:table-cell office:value-type="float" office:value="1.28" calcext:value-type="float">
            <text:p>1,28</text:p>
          </table:table-cell>
          <table:table-cell office:value-type="float" office:value="-20.32" calcext:value-type="float">
            <text:p>-20,32</text:p>
          </table:table-cell>
          <table:table-cell table:style-name="ce4" table:formula="of:=UPPER(VLOOKUP(CONCATENATE(&quot;113&quot;;[.AU10]);[ONUS_KM43.$A:.$AK];6;))" office:value-type="string" office:string-value="VSOL039" calcext:value-type="string">
            <text:p>VSOL039</text:p>
          </table:table-cell>
          <table:table-cell office:value-type="float" office:value="8" calcext:value-type="float">
            <text:p>8</text:p>
          </table:table-cell>
          <table:table-cell office:value-type="float" office:value="-22" calcext:value-type="float">
            <text:p>-22</text:p>
          </table:table-cell>
          <table:table-cell office:value-type="float" office:value="2.09" calcext:value-type="float">
            <text:p>2,09</text:p>
          </table:table-cell>
          <table:table-cell office:value-type="float" office:value="-22.08" calcext:value-type="float">
            <text:p>-22,08</text:p>
          </table:table-cell>
          <table:table-cell table:number-columns-repeated="5"/>
          <table:table-cell table:style-name="ce4" table:formula="of:=UPPER(VLOOKUP(CONCATENATE(&quot;115&quot;;[.BE10]);[ONUS_KM43.$A:.$AK];6;))" office:value-type="string" office:string-value="TP030" calcext:value-type="string">
            <text:p>TP030</text:p>
          </table:table-cell>
          <table:table-cell office:value-type="float" office:value="9" calcext:value-type="float">
            <text:p>9</text:p>
          </table:table-cell>
          <table:table-cell office:value-type="float" office:value="-27.44" calcext:value-type="float">
            <text:p>-27,44</text:p>
          </table:table-cell>
          <table:table-cell office:value-type="float" office:value="1.03" calcext:value-type="float">
            <text:p>1,03</text:p>
          </table:table-cell>
          <table:table-cell office:value-type="float" office:value="-24.69" calcext:value-type="float">
            <text:p>-24,69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11]);[ONUS_KM43.$A:.$AK];6;))" office:value-type="string" office:string-value="TP492" calcext:value-type="string">
            <text:p>TP49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-23.01" calcext:value-type="float">
            <text:p>-23,01</text:p>
          </table:table-cell>
          <table:table-cell office:value-type="float" office:value="1.3" calcext:value-type="float">
            <text:p>1,3</text:p>
          </table:table-cell>
          <table:table-cell office:value-type="float" office:value="-23.57" calcext:value-type="float">
            <text:p>-23,57</text:p>
          </table:table-cell>
          <table:table-cell table:style-name="ce4" table:formula="of:=UPPER(VLOOKUP(CONCATENATE(&quot;15&quot;;[.G11]);[ONUS_KM43.$A:.$AK];6;))" office:value-type="string" office:string-value="K422" calcext:value-type="string">
            <text:p>K4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-23.18" calcext:value-type="float">
            <text:p>-23,18</text:p>
          </table:table-cell>
          <table:table-cell table:style-name="ce8" office:value-type="float" office:value="1.31" calcext:value-type="float">
            <text:p>1,31</text:p>
          </table:table-cell>
          <table:table-cell table:style-name="ce8" office:value-type="float" office:value="-23.28" calcext:value-type="float">
            <text:p>-23,28</text:p>
          </table:table-cell>
          <table:table-cell table:style-name="ce4" table:formula="of:=UPPER(VLOOKUP(CONCATENATE(&quot;16&quot;;[.L11]);[ONUS_KM43.$A:.$AK];6;))" office:value-type="string" office:string-value="KQ276" calcext:value-type="string">
            <text:p>KQ276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-24.09" calcext:value-type="float">
            <text:p>-24,09</text:p>
          </table:table-cell>
          <table:table-cell table:style-name="ce8" office:value-type="float" office:value="2.41" calcext:value-type="float">
            <text:p>2,41</text:p>
          </table:table-cell>
          <table:table-cell table:style-name="ce8" office:value-type="float" office:value="-25.86" calcext:value-type="float">
            <text:p>-25,86</text:p>
          </table:table-cell>
          <table:table-cell table:style-name="ce4" table:formula="of:=UPPER(VLOOKUP(CONCATENATE(&quot;17&quot;;[.Q11]);[ONUS_KM43.$A:.$AK];6;))" office:value-type="string" office:string-value="O73" calcext:value-type="string">
            <text:p>O7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-22.55" calcext:value-type="float">
            <text:p>-22,55</text:p>
          </table:table-cell>
          <table:table-cell table:style-name="ce8" office:value-type="float" office:value="1.83" calcext:value-type="float">
            <text:p>1,83</text:p>
          </table:table-cell>
          <table:table-cell table:style-name="ce8" office:value-type="float" office:value="-22.08" calcext:value-type="float">
            <text:p>-22,08</text:p>
          </table:table-cell>
          <table:table-cell table:style-name="ce4" table:formula="of:=UPPER(VLOOKUP(CONCATENATE(&quot;18&quot;;[.V11]);[ONUS_KM43.$A:.$AK];6;))" office:value-type="string" office:string-value="HG8245V352" calcext:value-type="string">
            <text:p>HG8245V35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-20.17" calcext:value-type="float">
            <text:p>-20,17</text:p>
          </table:table-cell>
          <table:table-cell table:style-name="ce8" office:value-type="float" office:value="1.89" calcext:value-type="float">
            <text:p>1,89</text:p>
          </table:table-cell>
          <table:table-cell table:style-name="ce8" office:value-type="float" office:value="-23.98" calcext:value-type="float">
            <text:p>-23,98</text:p>
          </table:table-cell>
          <table:table-cell table:style-name="ce4" table:formula="of:=UPPER(VLOOKUP(CONCATENATE(&quot;19&quot;;[.AA11]);[ONUS_KM43.$A:.$AK];6;))" office:value-type="string" office:string-value="KQ194" calcext:value-type="string">
            <text:p>KQ19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-20.7" calcext:value-type="float">
            <text:p>-20,70</text:p>
          </table:table-cell>
          <table:table-cell table:style-name="ce8" office:value-type="float" office:value="1.98" calcext:value-type="float">
            <text:p>1,98</text:p>
          </table:table-cell>
          <table:table-cell table:style-name="ce8" office:value-type="float" office:value="-23.88" calcext:value-type="float">
            <text:p>-23,88</text:p>
          </table:table-cell>
          <table:table-cell table:style-name="ce4" table:formula="of:=UPPER(VLOOKUP(CONCATENATE(&quot;110&quot;;[.AF11]);[ONUS_KM43.$A:.$AK];6;))" office:value-type="string" office:string-value="HS8145V359" calcext:value-type="string">
            <text:p>HS8145V359</text:p>
          </table:table-cell>
          <table:table-cell office:value-type="float" office:value="11" calcext:value-type="float">
            <text:p>11</text:p>
          </table:table-cell>
          <table:table-cell office:value-type="float" office:value="-19.32" calcext:value-type="float">
            <text:p>-19,32</text:p>
          </table:table-cell>
          <table:table-cell office:value-type="float" office:value="2.41" calcext:value-type="float">
            <text:p>2,41</text:p>
          </table:table-cell>
          <table:table-cell office:value-type="float" office:value="-22.3" calcext:value-type="float">
            <text:p>-22,3</text:p>
          </table:table-cell>
          <table:table-cell table:style-name="ce4" table:formula="of:=UPPER(VLOOKUP(CONCATENATE(&quot;111&quot;;[.AK11]);[ONUS_KM43.$A:.$AK];6;))" office:value-type="string" office:string-value="TP120" calcext:value-type="string">
            <text:p>TP120</text:p>
          </table:table-cell>
          <table:table-cell office:value-type="float" office:value="9" calcext:value-type="float">
            <text:p>9</text:p>
          </table:table-cell>
          <table:table-cell office:value-type="float" office:value="-16.67" calcext:value-type="float">
            <text:p>-16,67</text:p>
          </table:table-cell>
          <table:table-cell office:value-type="float" office:value="1.2" calcext:value-type="float">
            <text:p>1,2</text:p>
          </table:table-cell>
          <table:table-cell office:value-type="float" office:value="-19.07" calcext:value-type="float">
            <text:p>-19,07</text:p>
          </table:table-cell>
          <table:table-cell table:style-name="ce4" table:formula="of:=UPPER(VLOOKUP(CONCATENATE(&quot;112&quot;;[.AP11]);[ONUS_KM43.$A:.$AK];6;))" office:value-type="string" office:string-value="VSOL028" calcext:value-type="string">
            <text:p>VSOL028</text:p>
          </table:table-cell>
          <table:table-cell office:value-type="float" office:value="9" calcext:value-type="float">
            <text:p>9</text:p>
          </table:table-cell>
          <table:table-cell office:value-type="float" office:value="-19.06" calcext:value-type="float">
            <text:p>-19,06</text:p>
          </table:table-cell>
          <table:table-cell office:value-type="float" office:value="2.09" calcext:value-type="float">
            <text:p>2,09</text:p>
          </table:table-cell>
          <table:table-cell office:value-type="float" office:value="-20.41" calcext:value-type="float">
            <text:p>-20,41</text:p>
          </table:table-cell>
          <table:table-cell table:style-name="ce4" table:formula="of:=UPPER(VLOOKUP(CONCATENATE(&quot;113&quot;;[.AU11]);[ONUS_KM43.$A:.$AK];6;))" office:value-type="string" office:string-value="VSOL080" calcext:value-type="string">
            <text:p>VSOL080</text:p>
          </table:table-cell>
          <table:table-cell office:value-type="float" office:value="10" calcext:value-type="float">
            <text:p>10</text:p>
          </table:table-cell>
          <table:table-cell office:value-type="float" office:value="-22.52" calcext:value-type="float">
            <text:p>-22,52</text:p>
          </table:table-cell>
          <table:table-cell office:value-type="float" office:value="1.94" calcext:value-type="float">
            <text:p>1,94</text:p>
          </table:table-cell>
          <table:table-cell office:value-type="float" office:value="-22.22" calcext:value-type="float">
            <text:p>-22,22</text:p>
          </table:table-cell>
          <table:table-cell table:number-columns-repeated="5"/>
          <table:table-cell table:style-name="ce4" table:formula="of:=UPPER(VLOOKUP(CONCATENATE(&quot;115&quot;;[.BE11]);[ONUS_KM43.$A:.$AK];6;))" office:value-type="string" office:string-value="TP031" calcext:value-type="string">
            <text:p>TP031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24.95" calcext:value-type="float">
            <text:p>-24,95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12]);[ONUS_KM43.$A:.$AK];6;))" office:value-type="string" office:string-value="TP084" calcext:value-type="string">
            <text:p>TP08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-25.08" calcext:value-type="float">
            <text:p>-25,08</text:p>
          </table:table-cell>
          <table:table-cell office:value-type="float" office:value="1.36" calcext:value-type="float">
            <text:p>1,36</text:p>
          </table:table-cell>
          <table:table-cell office:value-type="float" office:value="-26.78" calcext:value-type="float">
            <text:p>-26,78</text:p>
          </table:table-cell>
          <table:table-cell table:style-name="ce4" table:formula="of:=UPPER(VLOOKUP(CONCATENATE(&quot;15&quot;;[.G12]);[ONUS_KM43.$A:.$AK];6;))" office:value-type="string" office:string-value="TP348" calcext:value-type="string">
            <text:p>TP34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-28.54" calcext:value-type="float">
            <text:p>-28,54</text:p>
          </table:table-cell>
          <table:table-cell table:style-name="ce8" office:value-type="float" office:value="1.42" calcext:value-type="float">
            <text:p>1,42</text:p>
          </table:table-cell>
          <table:table-cell table:style-name="ce8" office:value-type="float" office:value="-25.69" calcext:value-type="float">
            <text:p>-25,69</text:p>
          </table:table-cell>
          <table:table-cell table:style-name="ce4" table:formula="of:=UPPER(VLOOKUP(CONCATENATE(&quot;16&quot;;[.L12]);[ONUS_KM43.$A:.$AK];6;))" office:value-type="string" office:string-value="KQ277" calcext:value-type="string">
            <text:p>KQ27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-29.58" calcext:value-type="float">
            <text:p>-29,58</text:p>
          </table:table-cell>
          <table:table-cell table:style-name="ce8" office:value-type="float" office:value="2.77" calcext:value-type="float">
            <text:p>2,77</text:p>
          </table:table-cell>
          <table:table-cell table:style-name="ce8" office:value-type="float" office:value="-30.97" calcext:value-type="float">
            <text:p>-30,97</text:p>
          </table:table-cell>
          <table:table-cell table:style-name="ce4" table:formula="of:=UPPER(VLOOKUP(CONCATENATE(&quot;17&quot;;[.Q12]);[ONUS_KM43.$A:.$AK];6;))" office:value-type="string" office:string-value="TN42" calcext:value-type="string">
            <text:p>TN4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-26.57" calcext:value-type="float">
            <text:p>-26,57</text:p>
          </table:table-cell>
          <table:table-cell table:style-name="ce8" office:value-type="float" office:value="2.04" calcext:value-type="float">
            <text:p>2,04</text:p>
          </table:table-cell>
          <table:table-cell table:style-name="ce8" office:value-type="float" office:value="-24.32" calcext:value-type="float">
            <text:p>-24,32</text:p>
          </table:table-cell>
          <table:table-cell table:style-name="ce4" table:formula="of:=UPPER(VLOOKUP(CONCATENATE(&quot;18&quot;;[.V12]);[ONUS_KM43.$A:.$AK];6;))" office:value-type="string" office:string-value="TP074" calcext:value-type="string">
            <text:p>TP074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-22.07" calcext:value-type="float">
            <text:p>-22,07</text:p>
          </table:table-cell>
          <table:table-cell table:style-name="ce8" office:value-type="float" office:value="1.29" calcext:value-type="float">
            <text:p>1,29</text:p>
          </table:table-cell>
          <table:table-cell table:style-name="ce8" office:value-type="float" office:value="-25.53" calcext:value-type="float">
            <text:p>-25,53</text:p>
          </table:table-cell>
          <table:table-cell table:style-name="ce4" table:formula="of:=UPPER(VLOOKUP(CONCATENATE(&quot;19&quot;;[.AA12]);[ONUS_KM43.$A:.$AK];6;))" office:value-type="string" office:string-value="TM262" calcext:value-type="string">
            <text:p>TM26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-21.93" calcext:value-type="float">
            <text:p>-21,93</text:p>
          </table:table-cell>
          <table:table-cell table:style-name="ce8" office:value-type="float" office:value="2.1" calcext:value-type="float">
            <text:p>2,10</text:p>
          </table:table-cell>
          <table:table-cell table:style-name="ce8" office:value-type="float" office:value="-24.21" calcext:value-type="float">
            <text:p>-24,21</text:p>
          </table:table-cell>
          <table:table-cell table:style-name="ce4" table:formula="of:=UPPER(VLOOKUP(CONCATENATE(&quot;110&quot;;[.AF12]);[ONUS_KM43.$A:.$AK];6;))" office:value-type="string" office:string-value="TP582" calcext:value-type="string">
            <text:p>TP582</text:p>
          </table:table-cell>
          <table:table-cell office:value-type="float" office:value="12" calcext:value-type="float">
            <text:p>12</text:p>
          </table:table-cell>
          <table:table-cell office:value-type="float" office:value="-18.48" calcext:value-type="float">
            <text:p>-18,48</text:p>
          </table:table-cell>
          <table:table-cell office:value-type="float" office:value="1.11" calcext:value-type="float">
            <text:p>1,11</text:p>
          </table:table-cell>
          <table:table-cell office:value-type="float" office:value="-19.92" calcext:value-type="float">
            <text:p>-19,92</text:p>
          </table:table-cell>
          <table:table-cell table:style-name="ce4" table:formula="of:=UPPER(VLOOKUP(CONCATENATE(&quot;111&quot;;[.AK12]);[ONUS_KM43.$A:.$AK];6;))" office:value-type="string" office:string-value="TP146" calcext:value-type="string">
            <text:p>TP146</text:p>
          </table:table-cell>
          <table:table-cell office:value-type="float" office:value="10" calcext:value-type="float">
            <text:p>10</text:p>
          </table:table-cell>
          <table:table-cell office:value-type="float" office:value="-19.46" calcext:value-type="float">
            <text:p>-19,46</text:p>
          </table:table-cell>
          <table:table-cell office:value-type="float" office:value="1.07" calcext:value-type="float">
            <text:p>1,07</text:p>
          </table:table-cell>
          <table:table-cell office:value-type="float" office:value="-21.2" calcext:value-type="float">
            <text:p>-21,2</text:p>
          </table:table-cell>
          <table:table-cell table:style-name="ce4" table:formula="of:=UPPER(VLOOKUP(CONCATENATE(&quot;112&quot;;[.AP12]);[ONUS_KM43.$A:.$AK];6;))" office:value-type="string" office:string-value="VSOL072" calcext:value-type="string">
            <text:p>VSOL072</text:p>
          </table:table-cell>
          <table:table-cell office:value-type="float" office:value="10" calcext:value-type="float">
            <text:p>10</text:p>
          </table:table-cell>
          <table:table-cell office:value-type="float" office:value="-18.86" calcext:value-type="float">
            <text:p>-18,86</text:p>
          </table:table-cell>
          <table:table-cell office:value-type="float" office:value="2.1" calcext:value-type="float">
            <text:p>2,1</text:p>
          </table:table-cell>
          <table:table-cell office:value-type="float" office:value="-20.66" calcext:value-type="float">
            <text:p>-20,66</text:p>
          </table:table-cell>
          <table:table-cell table:style-name="ce4" table:formula="of:=UPPER(VLOOKUP(CONCATENATE(&quot;113&quot;;[.AU12]);[ONUS_KM43.$A:.$AK];6;))" office:value-type="string" office:string-value="" calcext:value-type="error">
            <text:p>#N/D</text:p>
          </table:table-cell>
          <table:table-cell office:value-type="float" office:value="11" calcext:value-type="float">
            <text:p>11</text:p>
          </table:table-cell>
          <table:table-cell office:value-type="float" office:value="-21.94" calcext:value-type="float">
            <text:p>-21,94</text:p>
          </table:table-cell>
          <table:table-cell office:value-type="float" office:value="2.06" calcext:value-type="float">
            <text:p>2,06</text:p>
          </table:table-cell>
          <table:table-cell office:value-type="float" office:value="-23.02" calcext:value-type="float">
            <text:p>-23,02</text:p>
          </table:table-cell>
          <table:table-cell table:number-columns-repeated="5"/>
          <table:table-cell table:style-name="ce4" table:formula="of:=UPPER(VLOOKUP(CONCATENATE(&quot;115&quot;;[.BE12]);[ONUS_KM43.$A:.$AK];6;))" office:value-type="string" office:string-value="TP056" calcext:value-type="string">
            <text:p>TP056</text:p>
          </table:table-cell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1.25" calcext:value-type="float">
            <text:p>1,25</text:p>
          </table:table-cell>
          <table:table-cell office:value-type="float" office:value="-25.38" calcext:value-type="float">
            <text:p>-25,38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13]);[ONUS_KM43.$A:.$AK];6;))" office:value-type="string" office:string-value="TP098" calcext:value-type="string">
            <text:p>TP09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-21.25" calcext:value-type="float">
            <text:p>-21,25</text:p>
          </table:table-cell>
          <table:table-cell office:value-type="float" office:value="0.87" calcext:value-type="float">
            <text:p>0,87</text:p>
          </table:table-cell>
          <table:table-cell office:value-type="float" office:value="-19.55" calcext:value-type="float">
            <text:p>-19,55</text:p>
          </table:table-cell>
          <table:table-cell table:style-name="ce4" table:formula="of:=UPPER(VLOOKUP(CONCATENATE(&quot;15&quot;;[.G13]);[ONUS_KM43.$A:.$AK];6;))" office:value-type="string" office:string-value="TP273" calcext:value-type="string">
            <text:p>TP27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-24.2" calcext:value-type="float">
            <text:p>-24,20</text:p>
          </table:table-cell>
          <table:table-cell table:style-name="ce8" office:value-type="float" office:value="1.35" calcext:value-type="float">
            <text:p>1,35</text:p>
          </table:table-cell>
          <table:table-cell table:style-name="ce8" office:value-type="float" office:value="-23.77" calcext:value-type="float">
            <text:p>-23,77</text:p>
          </table:table-cell>
          <table:table-cell table:style-name="ce4" table:formula="of:=UPPER(VLOOKUP(CONCATENATE(&quot;16&quot;;[.L13]);[ONUS_KM43.$A:.$AK];6;))" office:value-type="string" office:string-value="TP592" calcext:value-type="string">
            <text:p>TP59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-25.08" calcext:value-type="float">
            <text:p>-25,08</text:p>
          </table:table-cell>
          <table:table-cell table:style-name="ce8" office:value-type="float" office:value="1.44" calcext:value-type="float">
            <text:p>1,44</text:p>
          </table:table-cell>
          <table:table-cell table:style-name="ce8" office:value-type="float" office:value="-26.78" calcext:value-type="float">
            <text:p>-26,78</text:p>
          </table:table-cell>
          <table:table-cell table:style-name="ce4" table:formula="of:=UPPER(VLOOKUP(CONCATENATE(&quot;17&quot;;[.Q13]);[ONUS_KM43.$A:.$AK];6;))" office:value-type="string" office:string-value="TM384" calcext:value-type="string">
            <text:p>TM384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-20.08" calcext:value-type="float">
            <text:p>-20,08</text:p>
          </table:table-cell>
          <table:table-cell table:style-name="ce8" office:value-type="float" office:value="1.8" calcext:value-type="float">
            <text:p>1,80</text:p>
          </table:table-cell>
          <table:table-cell table:style-name="ce8" office:value-type="float" office:value="-21.68" calcext:value-type="float">
            <text:p>-21,68</text:p>
          </table:table-cell>
          <table:table-cell table:style-name="ce4" table:formula="of:=UPPER(VLOOKUP(CONCATENATE(&quot;18&quot;;[.V13]);[ONUS_KM43.$A:.$AK];6;))" office:value-type="string" office:string-value="TP543" calcext:value-type="string">
            <text:p>TP54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-23.28" calcext:value-type="float">
            <text:p>-23,28</text:p>
          </table:table-cell>
          <table:table-cell table:style-name="ce8" office:value-type="float" office:value="1.48" calcext:value-type="float">
            <text:p>1,48</text:p>
          </table:table-cell>
          <table:table-cell table:style-name="ce8" office:value-type="float" office:value="-26.58" calcext:value-type="float">
            <text:p>-26,58</text:p>
          </table:table-cell>
          <table:table-cell table:style-name="ce4" table:formula="of:=UPPER(VLOOKUP(CONCATENATE(&quot;19&quot;;[.AA13]);[ONUS_KM43.$A:.$AK];6;))" office:value-type="string" office:string-value="TN5" calcext:value-type="string">
            <text:p>TN5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-22.75" calcext:value-type="float">
            <text:p>-22,75</text:p>
          </table:table-cell>
          <table:table-cell table:style-name="ce8" office:value-type="float" office:value="1.31" calcext:value-type="float">
            <text:p>1,31</text:p>
          </table:table-cell>
          <table:table-cell table:style-name="ce8" office:value-type="float" office:value="-25.69" calcext:value-type="float">
            <text:p>-25,69</text:p>
          </table:table-cell>
          <table:table-cell table:style-name="ce4" table:formula="of:=UPPER(VLOOKUP(CONCATENATE(&quot;110&quot;;[.AF13]);[ONUS_KM43.$A:.$AK];6;))" office:value-type="string" office:string-value="VSOL012" calcext:value-type="string">
            <text:p>VSOL012</text:p>
          </table:table-cell>
          <table:table-cell office:value-type="float" office:value="13" calcext:value-type="float">
            <text:p>13</text:p>
          </table:table-cell>
          <table:table-cell office:value-type="float" office:value="-16.82" calcext:value-type="float">
            <text:p>-16,82</text:p>
          </table:table-cell>
          <table:table-cell office:value-type="float" office:value="2.09" calcext:value-type="float">
            <text:p>2,09</text:p>
          </table:table-cell>
          <table:table-cell office:value-type="float" office:value="-18.8" calcext:value-type="float">
            <text:p>-18,8</text:p>
          </table:table-cell>
          <table:table-cell table:style-name="ce4" table:formula="of:=UPPER(VLOOKUP(CONCATENATE(&quot;111&quot;;[.AK13]);[ONUS_KM43.$A:.$AK];6;))" office:value-type="string" office:string-value="TP224" calcext:value-type="string">
            <text:p>TP224</text:p>
          </table:table-cell>
          <table:table-cell office:value-type="float" office:value="11" calcext:value-type="float">
            <text:p>11</text:p>
          </table:table-cell>
          <table:table-cell office:value-type="float" office:value="-24.68" calcext:value-type="float">
            <text:p>-24,68</text:p>
          </table:table-cell>
          <table:table-cell office:value-type="float" office:value="0.89" calcext:value-type="float">
            <text:p>0,89</text:p>
          </table:table-cell>
          <table:table-cell office:value-type="float" office:value="-21.37" calcext:value-type="float">
            <text:p>-21,37</text:p>
          </table:table-cell>
          <table:table-cell table:style-name="ce4" table:formula="of:=UPPER(VLOOKUP(CONCATENATE(&quot;112&quot;;[.AP13]);[ONUS_KM43.$A:.$AK];6;))" office:value-type="string" office:string-value="VSOL096" calcext:value-type="string">
            <text:p>VSOL096</text:p>
          </table:table-cell>
          <table:table-cell office:value-type="float" office:value="11" calcext:value-type="float">
            <text:p>11</text:p>
          </table:table-cell>
          <table:table-cell office:value-type="float" office:value="-17.59" calcext:value-type="float">
            <text:p>-17,59</text:p>
          </table:table-cell>
          <table:table-cell office:value-type="float" office:value="2.09" calcext:value-type="float">
            <text:p>2,09</text:p>
          </table:table-cell>
          <table:table-cell office:value-type="float" office:value="-21.14" calcext:value-type="float">
            <text:p>-21,14</text:p>
          </table:table-cell>
          <table:table-cell table:style-name="ce4" table:formula="of:=UPPER(VLOOKUP(CONCATENATE(&quot;113&quot;;[.AU13]);[ONUS_KM43.$A:.$AK];6;))" office:value-type="string" office:string-value="" calcext:value-type="error">
            <text:p>#N/D</text:p>
          </table:table-cell>
          <table:table-cell office:value-type="float" office:value="12" calcext:value-type="float">
            <text:p>12</text:p>
          </table:table-cell>
          <table:table-cell office:value-type="float" office:value="-20.6" calcext:value-type="float">
            <text:p>-20,6</text:p>
          </table:table-cell>
          <table:table-cell office:value-type="float" office:value="1.55" calcext:value-type="float">
            <text:p>1,55</text:p>
          </table:table-cell>
          <table:table-cell office:value-type="float" office:value="-21.62" calcext:value-type="float">
            <text:p>-21,62</text:p>
          </table:table-cell>
          <table:table-cell table:number-columns-repeated="5"/>
          <table:table-cell table:style-name="ce4" table:formula="of:=UPPER(VLOOKUP(CONCATENATE(&quot;115&quot;;[.BE13]);[ONUS_KM43.$A:.$AK];6;))" office:value-type="string" office:string-value="Q388" calcext:value-type="string">
            <text:p>Q388</text:p>
          </table:table-cell>
          <table:table-cell office:value-type="float" office:value="14" calcext:value-type="float">
            <text:p>14</text:p>
          </table:table-cell>
          <table:table-cell office:value-type="float" office:value="-26.57" calcext:value-type="float">
            <text:p>-26,57</text:p>
          </table:table-cell>
          <table:table-cell office:value-type="float" office:value="2.08" calcext:value-type="float">
            <text:p>2,08</text:p>
          </table:table-cell>
          <table:table-cell office:value-type="float" office:value="-22.93" calcext:value-type="float">
            <text:p>-22,93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14]);[ONUS_KM43.$A:.$AK];6;))" office:value-type="string" office:string-value="TP163" calcext:value-type="string">
            <text:p>TP163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-29.21" calcext:value-type="float">
            <text:p>-29,21</text:p>
          </table:table-cell>
          <table:table-cell office:value-type="float" office:value="1.08" calcext:value-type="float">
            <text:p>1,08</text:p>
          </table:table-cell>
          <table:table-cell office:value-type="float" office:value="-30.97" calcext:value-type="float">
            <text:p>-30,97</text:p>
          </table:table-cell>
          <table:table-cell table:style-name="ce4" table:formula="of:=UPPER(VLOOKUP(CONCATENATE(&quot;15&quot;;[.G14]);[ONUS_KM43.$A:.$AK];6;))" office:value-type="string" office:string-value="TP181" calcext:value-type="string">
            <text:p>TP18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-22.52" calcext:value-type="float">
            <text:p>-22,52</text:p>
          </table:table-cell>
          <table:table-cell table:style-name="ce8" office:value-type="float" office:value="1.47" calcext:value-type="float">
            <text:p>1,47</text:p>
          </table:table-cell>
          <table:table-cell table:style-name="ce8" office:value-type="float" office:value="-23.98" calcext:value-type="float">
            <text:p>-23,98</text:p>
          </table:table-cell>
          <table:table-cell table:style-name="ce4" table:formula="of:=UPPER(VLOOKUP(CONCATENATE(&quot;16&quot;;[.L14]);[ONUS_KM43.$A:.$AK];6;))" office:value-type="string" office:string-value="TP023" calcext:value-type="string">
            <text:p>TP023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-26.57" calcext:value-type="float">
            <text:p>-26,57</text:p>
          </table:table-cell>
          <table:table-cell table:style-name="ce8" office:value-type="float" office:value="1.34" calcext:value-type="float">
            <text:p>1,34</text:p>
          </table:table-cell>
          <table:table-cell table:style-name="ce8" office:value-type="float" office:value="-27.45" calcext:value-type="float">
            <text:p>-27,45</text:p>
          </table:table-cell>
          <table:table-cell table:style-name="ce4" table:formula="of:=UPPER(VLOOKUP(CONCATENATE(&quot;17&quot;;[.Q14]);[ONUS_KM43.$A:.$AK];6;))" office:value-type="string" office:string-value="TP554" calcext:value-type="string">
            <text:p>TP554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-20.7" calcext:value-type="float">
            <text:p>-20,70</text:p>
          </table:table-cell>
          <table:table-cell table:style-name="ce8" office:value-type="float" office:value="0.95" calcext:value-type="float">
            <text:p>0,95</text:p>
          </table:table-cell>
          <table:table-cell table:style-name="ce8" office:value-type="float" office:value="-20.71" calcext:value-type="float">
            <text:p>-20,71</text:p>
          </table:table-cell>
          <table:table-cell table:style-name="ce4" table:formula="of:=UPPER(VLOOKUP(CONCATENATE(&quot;18&quot;;[.V14]);[ONUS_KM43.$A:.$AK];6;))" office:value-type="string" office:string-value="TP208" calcext:value-type="string">
            <text:p>TP20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-19.32" calcext:value-type="float">
            <text:p>-19,32</text:p>
          </table:table-cell>
          <table:table-cell table:style-name="ce8" office:value-type="float" office:value="1.05" calcext:value-type="float">
            <text:p>1,05</text:p>
          </table:table-cell>
          <table:table-cell table:style-name="ce8" office:value-type="float" office:value="-22.6" calcext:value-type="float">
            <text:p>-22,60</text:p>
          </table:table-cell>
          <table:table-cell table:style-name="ce4" table:formula="of:=UPPER(VLOOKUP(CONCATENATE(&quot;19&quot;;[.AA14]);[ONUS_KM43.$A:.$AK];6;))" office:value-type="string" office:string-value="KN369" calcext:value-type="string">
            <text:p>KN369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-20.97" calcext:value-type="float">
            <text:p>-20,97</text:p>
          </table:table-cell>
          <table:table-cell table:style-name="ce8" office:value-type="float" office:value="2.65" calcext:value-type="float">
            <text:p>2,65</text:p>
          </table:table-cell>
          <table:table-cell table:style-name="ce8" office:value-type="float" office:value="-22.01" calcext:value-type="float">
            <text:p>-22,01</text:p>
          </table:table-cell>
          <table:table-cell table:style-name="ce4" table:formula="of:=UPPER(VLOOKUP(CONCATENATE(&quot;110&quot;;[.AF14]);[ONUS_KM43.$A:.$AK];6;))" office:value-type="string" office:string-value="TP280" calcext:value-type="string">
            <text:p>TP280</text:p>
          </table:table-cell>
          <table:table-cell office:value-type="float" office:value="14" calcext:value-type="float">
            <text:p>14</text:p>
          </table:table-cell>
          <table:table-cell office:value-type="float" office:value="-22.67" calcext:value-type="float">
            <text:p>-22,67</text:p>
          </table:table-cell>
          <table:table-cell office:value-type="float" office:value="1.15" calcext:value-type="float">
            <text:p>1,15</text:p>
          </table:table-cell>
          <table:table-cell office:value-type="float" office:value="-21.62" calcext:value-type="float">
            <text:p>-21,62</text:p>
          </table:table-cell>
          <table:table-cell table:style-name="ce4" table:formula="of:=UPPER(VLOOKUP(CONCATENATE(&quot;111&quot;;[.AK14]);[ONUS_KM43.$A:.$AK];6;))" office:value-type="string" office:string-value="TP041B" calcext:value-type="string">
            <text:p>TP041B</text:p>
          </table:table-cell>
          <table:table-cell office:value-type="float" office:value="12" calcext:value-type="float">
            <text:p>12</text:p>
          </table:table-cell>
          <table:table-cell office:value-type="float" office:value="-23.66" calcext:value-type="float">
            <text:p>-23,66</text:p>
          </table:table-cell>
          <table:table-cell office:value-type="float" office:value="0.64" calcext:value-type="float">
            <text:p>0,64</text:p>
          </table:table-cell>
          <table:table-cell office:value-type="float" office:value="-26.03" calcext:value-type="float">
            <text:p>-26,03</text:p>
          </table:table-cell>
          <table:table-cell table:style-name="ce4" table:formula="of:=UPPER(VLOOKUP(CONCATENATE(&quot;112&quot;;[.AP14]);[ONUS_KM43.$A:.$AK];6;))" office:value-type="string" office:string-value="VSOL095" calcext:value-type="string">
            <text:p>VSOL095</text:p>
          </table:table-cell>
          <table:table-cell office:value-type="float" office:value="12" calcext:value-type="float">
            <text:p>12</text:p>
          </table:table-cell>
          <table:table-cell office:value-type="float" office:value="-20.65" calcext:value-type="float">
            <text:p>-20,65</text:p>
          </table:table-cell>
          <table:table-cell office:value-type="float" office:value="2.17" calcext:value-type="float">
            <text:p>2,17</text:p>
          </table:table-cell>
          <table:table-cell office:value-type="float" office:value="-21.2" calcext:value-type="float">
            <text:p>-21,2</text:p>
          </table:table-cell>
          <table:table-cell table:style-name="ce4" table:formula="of:=UPPER(VLOOKUP(CONCATENATE(&quot;113&quot;;[.AU14]);[ONUS_KM43.$A:.$AK];6;))" office:value-type="string" office:string-value="" calcext:value-type="error">
            <text:p>#N/D</text:p>
          </table:table-cell>
          <table:table-cell office:value-type="float" office:value="13" calcext:value-type="float">
            <text:p>13</text:p>
          </table:table-cell>
          <table:table-cell office:value-type="float" office:value="-21.13" calcext:value-type="float">
            <text:p>-21,13</text:p>
          </table:table-cell>
          <table:table-cell office:value-type="float" office:value="1.41" calcext:value-type="float">
            <text:p>1,41</text:p>
          </table:table-cell>
          <table:table-cell office:value-type="float" office:value="-22.76" calcext:value-type="float">
            <text:p>-22,76</text:p>
          </table:table-cell>
          <table:table-cell table:number-columns-repeated="5"/>
          <table:table-cell table:style-name="ce4" table:formula="of:=UPPER(VLOOKUP(CONCATENATE(&quot;115&quot;;[.BE14]);[ONUS_KM43.$A:.$AK];6;))" office:value-type="string" office:string-value="TP069" calcext:value-type="string">
            <text:p>TP069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1.03" calcext:value-type="float">
            <text:p>1,03</text:p>
          </table:table-cell>
          <table:table-cell office:value-type="float" office:value="-27.96" calcext:value-type="float">
            <text:p>-27,96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15]);[ONUS_KM43.$A:.$AK];6;))" office:value-type="string" office:string-value="TP205" calcext:value-type="string">
            <text:p>TP205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-20.5" calcext:value-type="float">
            <text:p>-20,50</text:p>
          </table:table-cell>
          <table:table-cell office:value-type="float" office:value="1.15" calcext:value-type="float">
            <text:p>1,15</text:p>
          </table:table-cell>
          <table:table-cell office:value-type="float" office:value="-21.88" calcext:value-type="float">
            <text:p>-21,88</text:p>
          </table:table-cell>
          <table:table-cell table:style-name="ce4" table:formula="of:=UPPER(VLOOKUP(CONCATENATE(&quot;15&quot;;[.G15]);[ONUS_KM43.$A:.$AK];6;))" office:value-type="string" office:string-value="TP322" calcext:value-type="string">
            <text:p>TP32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-23.01" calcext:value-type="float">
            <text:p>-23,01</text:p>
          </table:table-cell>
          <table:table-cell table:style-name="ce8" office:value-type="float" office:value="1.23" calcext:value-type="float">
            <text:p>1,23</text:p>
          </table:table-cell>
          <table:table-cell table:style-name="ce8" office:value-type="float" office:value="-25.38" calcext:value-type="float">
            <text:p>-25,38</text:p>
          </table:table-cell>
          <table:table-cell table:style-name="ce4" table:formula="of:=UPPER(VLOOKUP(CONCATENATE(&quot;16&quot;;[.L15]);[ONUS_KM43.$A:.$AK];6;))" office:value-type="string" office:string-value="TP083" calcext:value-type="string">
            <text:p>TP083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-30" calcext:value-type="float">
            <text:p>-30,00</text:p>
          </table:table-cell>
          <table:table-cell table:style-name="ce8" office:value-type="float" office:value="1.22" calcext:value-type="float">
            <text:p>1,22</text:p>
          </table:table-cell>
          <table:table-cell table:style-name="ce8" office:value-type="float" office:value="-28.87" calcext:value-type="float">
            <text:p>-28,87</text:p>
          </table:table-cell>
          <table:table-cell table:style-name="ce4" table:formula="of:=UPPER(VLOOKUP(CONCATENATE(&quot;17&quot;;[.Q15]);[ONUS_KM43.$A:.$AK];6;))" office:value-type="string" office:string-value="TP142" calcext:value-type="string">
            <text:p>TP142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-28.86" calcext:value-type="float">
            <text:p>-28,86</text:p>
          </table:table-cell>
          <table:table-cell table:style-name="ce8" office:value-type="float" office:value="1.35" calcext:value-type="float">
            <text:p>1,35</text:p>
          </table:table-cell>
          <table:table-cell table:style-name="ce8" office:value-type="float" office:value="-24.56" calcext:value-type="float">
            <text:p>-24,56</text:p>
          </table:table-cell>
          <table:table-cell table:style-name="ce4" table:formula="of:=UPPER(VLOOKUP(CONCATENATE(&quot;18&quot;;[.V15]);[ONUS_KM43.$A:.$AK];6;))" office:value-type="string" office:string-value="TP182" calcext:value-type="string">
            <text:p>TP18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-23.46" calcext:value-type="float">
            <text:p>-23,46</text:p>
          </table:table-cell>
          <table:table-cell table:style-name="ce8" office:value-type="float" office:value="1.05" calcext:value-type="float">
            <text:p>1,05</text:p>
          </table:table-cell>
          <table:table-cell table:style-name="ce8" office:value-type="float" office:value="-26.58" calcext:value-type="float">
            <text:p>-26,58</text:p>
          </table:table-cell>
          <table:table-cell table:style-name="ce4" table:formula="of:=UPPER(VLOOKUP(CONCATENATE(&quot;19&quot;;[.AA15]);[ONUS_KM43.$A:.$AK];6;))" office:value-type="string" office:string-value="R571" calcext:value-type="string">
            <text:p>R57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-22.71" calcext:value-type="float">
            <text:p>-22,71</text:p>
          </table:table-cell>
          <table:table-cell table:style-name="ce8" office:value-type="float" office:value="1.84" calcext:value-type="float">
            <text:p>1,84</text:p>
          </table:table-cell>
          <table:table-cell table:style-name="ce8" office:value-type="float" office:value="-23.67" calcext:value-type="float">
            <text:p>-23,67</text:p>
          </table:table-cell>
          <table:table-cell table:style-name="ce4" table:formula="of:=UPPER(VLOOKUP(CONCATENATE(&quot;110&quot;;[.AF15]);[ONUS_KM43.$A:.$AK];6;))" office:value-type="string" office:string-value="TP505" calcext:value-type="string">
            <text:p>TP505</text:p>
          </table:table-cell>
          <table:table-cell office:value-type="float" office:value="15" calcext:value-type="float">
            <text:p>15</text:p>
          </table:table-cell>
          <table:table-cell office:value-type="float" office:value="-17.9" calcext:value-type="float">
            <text:p>-17,9</text:p>
          </table:table-cell>
          <table:table-cell office:value-type="float" office:value="1.31" calcext:value-type="float">
            <text:p>1,31</text:p>
          </table:table-cell>
          <table:table-cell office:value-type="float" office:value="-18.54" calcext:value-type="float">
            <text:p>-18,54</text:p>
          </table:table-cell>
          <table:table-cell table:style-name="ce4" table:formula="of:=UPPER(VLOOKUP(CONCATENATE(&quot;111&quot;;[.AK15]);[ONUS_KM43.$A:.$AK];6;))" office:value-type="string" office:string-value="TP591" calcext:value-type="string">
            <text:p>TP591</text:p>
          </table:table-cell>
          <table:table-cell office:value-type="float" office:value="14" calcext:value-type="float">
            <text:p>14</text:p>
          </table:table-cell>
          <table:table-cell office:value-type="float" office:value="-21.67" calcext:value-type="float">
            <text:p>-21,67</text:p>
          </table:table-cell>
          <table:table-cell office:value-type="float" office:value="1.42" calcext:value-type="float">
            <text:p>1,42</text:p>
          </table:table-cell>
          <table:table-cell office:value-type="float" office:value="-19.4" calcext:value-type="float">
            <text:p>-19,4</text:p>
          </table:table-cell>
          <table:table-cell table:style-name="ce4" table:formula="of:=UPPER(VLOOKUP(CONCATENATE(&quot;112&quot;;[.AP15]);[ONUS_KM43.$A:.$AK];6;))" office:value-type="string" office:string-value="" calcext:value-type="error">
            <text:p>#N/D</text:p>
          </table:table-cell>
          <table:table-cell office:value-type="float" office:value="13" calcext:value-type="float">
            <text:p>13</text:p>
          </table:table-cell>
          <table:table-cell office:value-type="float" office:value="-20.36" calcext:value-type="float">
            <text:p>-20,36</text:p>
          </table:table-cell>
          <table:table-cell office:value-type="float" office:value="1.49" calcext:value-type="float">
            <text:p>1,49</text:p>
          </table:table-cell>
          <table:table-cell office:value-type="float" office:value="-21.08" calcext:value-type="float">
            <text:p>-21,08</text:p>
          </table:table-cell>
          <table:table-cell table:style-name="ce4" table:formula="of:=UPPER(VLOOKUP(CONCATENATE(&quot;113&quot;;[.AU15]);[ONUS_KM43.$A:.$AK];6;))" office:value-type="string" office:string-value="" calcext:value-type="error">
            <text:p>#N/D</text:p>
          </table:table-cell>
          <table:table-cell table:number-columns-repeated="9"/>
          <table:table-cell table:style-name="ce4" table:formula="of:=UPPER(VLOOKUP(CONCATENATE(&quot;115&quot;;[.BE15]);[ONUS_KM43.$A:.$AK];6;))" office:value-type="string" office:string-value="TP062" calcext:value-type="string">
            <text:p>TP062</text:p>
          </table:table-cell>
          <table:table-cell office:value-type="float" office:value="16" calcext:value-type="float">
            <text:p>16</text:p>
          </table:table-cell>
          <table:table-cell office:value-type="float" office:value="-30" calcext:value-type="float">
            <text:p>-30</text:p>
          </table:table-cell>
          <table:table-cell office:value-type="float" office:value="1.07" calcext:value-type="float">
            <text:p>1,07</text:p>
          </table:table-cell>
          <table:table-cell office:value-type="float" office:value="-30.97" calcext:value-type="float">
            <text:p>-30,97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16]);[ONUS_KM43.$A:.$AK];6;))" office:value-type="string" office:string-value="TP126" calcext:value-type="string">
            <text:p>TP126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-20.41" calcext:value-type="float">
            <text:p>-20,41</text:p>
          </table:table-cell>
          <table:table-cell office:value-type="float" office:value="1.23" calcext:value-type="float">
            <text:p>1,23</text:p>
          </table:table-cell>
          <table:table-cell office:value-type="float" office:value="-21.43" calcext:value-type="float">
            <text:p>-21,43</text:p>
          </table:table-cell>
          <table:table-cell table:style-name="ce4" table:formula="of:=UPPER(VLOOKUP(CONCATENATE(&quot;15&quot;;[.G16]);[ONUS_KM43.$A:.$AK];6;))" office:value-type="string" office:string-value="TP589" calcext:value-type="string">
            <text:p>TP589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-23.18" calcext:value-type="float">
            <text:p>-23,18</text:p>
          </table:table-cell>
          <table:table-cell table:style-name="ce8" office:value-type="float" office:value="0.94" calcext:value-type="float">
            <text:p>0,94</text:p>
          </table:table-cell>
          <table:table-cell table:style-name="ce8" office:value-type="float" office:value="-23.88" calcext:value-type="float">
            <text:p>-23,88</text:p>
          </table:table-cell>
          <table:table-cell table:style-name="ce4" table:formula="of:=UPPER(VLOOKUP(CONCATENATE(&quot;16&quot;;[.L16]);[ONUS_KM43.$A:.$AK];6;))" office:value-type="string" office:string-value="P155" calcext:value-type="string">
            <text:p>P155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-23.81" calcext:value-type="float">
            <text:p>-23,81</text:p>
          </table:table-cell>
          <table:table-cell table:style-name="ce8" office:value-type="float" office:value="1.94" calcext:value-type="float">
            <text:p>1,94</text:p>
          </table:table-cell>
          <table:table-cell table:style-name="ce8" office:value-type="float" office:value="-26.03" calcext:value-type="float">
            <text:p>-26,03</text:p>
          </table:table-cell>
          <table:table-cell table:style-name="ce4" table:formula="of:=UPPER(VLOOKUP(CONCATENATE(&quot;17&quot;;[.Q16]);[ONUS_KM43.$A:.$AK];6;))" office:value-type="string" office:string-value="KQ178" calcext:value-type="string">
            <text:p>KQ178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-20.5" calcext:value-type="float">
            <text:p>-20,50</text:p>
          </table:table-cell>
          <table:table-cell table:style-name="ce8" office:value-type="float" office:value="2.6" calcext:value-type="float">
            <text:p>2,60</text:p>
          </table:table-cell>
          <table:table-cell table:style-name="ce8" office:value-type="float" office:value="-21.88" calcext:value-type="float">
            <text:p>-21,88</text:p>
          </table:table-cell>
          <table:table-cell table:style-name="ce4" table:formula="of:=UPPER(VLOOKUP(CONCATENATE(&quot;18&quot;;[.V16]);[ONUS_KM43.$A:.$AK];6;))" office:value-type="string" office:string-value="TP232" calcext:value-type="string">
            <text:p>TP232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-26.77" calcext:value-type="float">
            <text:p>-26,77</text:p>
          </table:table-cell>
          <table:table-cell table:style-name="ce8" office:value-type="float" office:value="1.36" calcext:value-type="float">
            <text:p>1,36</text:p>
          </table:table-cell>
          <table:table-cell table:style-name="ce8" office:value-type="float" office:value="-23.02" calcext:value-type="float">
            <text:p>-23,02</text:p>
          </table:table-cell>
          <table:table-cell table:style-name="ce4" table:formula="of:=UPPER(VLOOKUP(CONCATENATE(&quot;19&quot;;[.AA16]);[ONUS_KM43.$A:.$AK];6;))" office:value-type="string" office:string-value="H292" calcext:value-type="string">
            <text:p>H29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-21.55" calcext:value-type="float">
            <text:p>-21,55</text:p>
          </table:table-cell>
          <table:table-cell table:style-name="ce8" office:value-type="float" office:value="2.46" calcext:value-type="float">
            <text:p>2,46</text:p>
          </table:table-cell>
          <table:table-cell table:style-name="ce8" office:value-type="float" office:value="-22.76" calcext:value-type="float">
            <text:p>-22,76</text:p>
          </table:table-cell>
          <table:table-cell table:style-name="ce4" table:formula="of:=UPPER(VLOOKUP(CONCATENATE(&quot;110&quot;;[.AF16]);[ONUS_KM43.$A:.$AK];6;))" office:value-type="string" office:string-value="VSOL042" calcext:value-type="string">
            <text:p>VSOL042</text:p>
          </table:table-cell>
          <table:table-cell office:value-type="float" office:value="16" calcext:value-type="float">
            <text:p>16</text:p>
          </table:table-cell>
          <table:table-cell office:value-type="float" office:value="-20.13" calcext:value-type="float">
            <text:p>-20,13</text:p>
          </table:table-cell>
          <table:table-cell office:value-type="float" office:value="2.15" calcext:value-type="float">
            <text:p>2,15</text:p>
          </table:table-cell>
          <table:table-cell office:value-type="float" office:value="-20.92" calcext:value-type="float">
            <text:p>-20,92</text:p>
          </table:table-cell>
          <table:table-cell table:style-name="ce4" table:formula="of:=UPPER(VLOOKUP(CONCATENATE(&quot;111&quot;;[.AK16]);[ONUS_KM43.$A:.$AK];6;))" office:value-type="string" office:string-value="TP577" calcext:value-type="string">
            <text:p>TP577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.36" calcext:value-type="float">
            <text:p>1,36</text:p>
          </table:table-cell>
          <table:table-cell office:value-type="float" office:value="-20.97" calcext:value-type="float">
            <text:p>-20,97</text:p>
          </table:table-cell>
          <table:table-cell table:number-columns-repeated="15"/>
          <table:table-cell table:style-name="ce4" table:formula="of:=UPPER(VLOOKUP(CONCATENATE(&quot;115&quot;;[.BE16]);[ONUS_KM43.$A:.$AK];6;))" office:value-type="string" office:string-value="TP067" calcext:value-type="string">
            <text:p>TP067</text:p>
          </table:table-cell>
          <table:table-cell office:value-type="float" office:value="17" calcext:value-type="float">
            <text:p>17</text:p>
          </table:table-cell>
          <table:table-cell office:value-type="float" office:value="-28.86" calcext:value-type="float">
            <text:p>-28,86</text:p>
          </table:table-cell>
          <table:table-cell office:value-type="float" office:value="1.27" calcext:value-type="float">
            <text:p>1,27</text:p>
          </table:table-cell>
          <table:table-cell office:value-type="float" office:value="-24.44" calcext:value-type="float">
            <text:p>-24,44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17]);[ONUS_KM43.$A:.$AK];6;))" office:value-type="string" office:string-value="TP215" calcext:value-type="string">
            <text:p>TP215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-19.58" calcext:value-type="float">
            <text:p>-19,58</text:p>
          </table:table-cell>
          <table:table-cell office:value-type="float" office:value="1.39" calcext:value-type="float">
            <text:p>1,39</text:p>
          </table:table-cell>
          <table:table-cell office:value-type="float" office:value="-20.66" calcext:value-type="float">
            <text:p>-20,66</text:p>
          </table:table-cell>
          <table:table-cell table:style-name="ce4" table:formula="of:=UPPER(VLOOKUP(CONCATENATE(&quot;15&quot;;[.G17]);[ONUS_KM43.$A:.$AK];6;))" office:value-type="string" office:string-value="TP588" calcext:value-type="string">
            <text:p>TP588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-21.87" calcext:value-type="float">
            <text:p>-21,87</text:p>
          </table:table-cell>
          <table:table-cell table:style-name="ce8" office:value-type="float" office:value="0.83" calcext:value-type="float">
            <text:p>0,83</text:p>
          </table:table-cell>
          <table:table-cell table:style-name="ce8" office:value-type="float" office:value="-24.32" calcext:value-type="float">
            <text:p>-24,32</text:p>
          </table:table-cell>
          <table:table-cell table:style-name="ce4" table:formula="of:=UPPER(VLOOKUP(CONCATENATE(&quot;16&quot;;[.L17]);[ONUS_KM43.$A:.$AK];6;))" office:value-type="string" office:string-value="TP177" calcext:value-type="string">
            <text:p>TP177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-24.95" calcext:value-type="float">
            <text:p>-24,95</text:p>
          </table:table-cell>
          <table:table-cell table:style-name="ce8" office:value-type="float" office:value="1.21" calcext:value-type="float">
            <text:p>1,21</text:p>
          </table:table-cell>
          <table:table-cell table:style-name="ce8" office:value-type="float" office:value="-26.78" calcext:value-type="float">
            <text:p>-26,78</text:p>
          </table:table-cell>
          <table:table-cell table:style-name="ce4" table:formula="of:=UPPER(VLOOKUP(CONCATENATE(&quot;17&quot;;[.Q17]);[ONUS_KM43.$A:.$AK];6;))" office:value-type="string" office:string-value="VO396" calcext:value-type="string">
            <text:p>VO396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-22.75" calcext:value-type="float">
            <text:p>-22,75</text:p>
          </table:table-cell>
          <table:table-cell table:style-name="ce8" office:value-type="float" office:value="2.01" calcext:value-type="float">
            <text:p>2,01</text:p>
          </table:table-cell>
          <table:table-cell table:style-name="ce8" office:value-type="float" office:value="-22.22" calcext:value-type="float">
            <text:p>-22,22</text:p>
          </table:table-cell>
          <table:table-cell table:style-name="ce4" table:formula="of:=UPPER(VLOOKUP(CONCATENATE(&quot;18&quot;;[.V17]);[ONUS_KM43.$A:.$AK];6;))" office:value-type="string" office:string-value="TP267" calcext:value-type="string">
            <text:p>TP267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-21.74" calcext:value-type="float">
            <text:p>-21,74</text:p>
          </table:table-cell>
          <table:table-cell table:style-name="ce8" office:value-type="float" office:value="0.98" calcext:value-type="float">
            <text:p>0,98</text:p>
          </table:table-cell>
          <table:table-cell table:style-name="ce8" office:value-type="float" office:value="-24.09" calcext:value-type="float">
            <text:p>-24,09</text:p>
          </table:table-cell>
          <table:table-cell table:style-name="ce4" table:formula="of:=UPPER(VLOOKUP(CONCATENATE(&quot;19&quot;;[.AA17]);[ONUS_KM43.$A:.$AK];6;))" office:value-type="string" office:string-value="VP284" calcext:value-type="string">
            <text:p>VP284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-28.86" calcext:value-type="float">
            <text:p>-28,86</text:p>
          </table:table-cell>
          <table:table-cell table:style-name="ce8" office:value-type="float" office:value="2.52" calcext:value-type="float">
            <text:p>2,52</text:p>
          </table:table-cell>
          <table:table-cell table:style-name="ce8" office:value-type="float" office:value="-25.38" calcext:value-type="float">
            <text:p>-25,38</text:p>
          </table:table-cell>
          <table:table-cell table:style-name="ce4" table:formula="of:=UPPER(VLOOKUP(CONCATENATE(&quot;110&quot;;[.AF17]);[ONUS_KM43.$A:.$AK];6;))" office:value-type="string" office:string-value="VSOL032" calcext:value-type="string">
            <text:p>VSOL032</text:p>
          </table:table-cell>
          <table:table-cell office:value-type="float" office:value="17" calcext:value-type="float">
            <text:p>17</text:p>
          </table:table-cell>
          <table:table-cell office:value-type="float" office:value="-18.01" calcext:value-type="float">
            <text:p>-18,01</text:p>
          </table:table-cell>
          <table:table-cell office:value-type="float" office:value="2.13" calcext:value-type="float">
            <text:p>2,13</text:p>
          </table:table-cell>
          <table:table-cell office:value-type="float" office:value="-19.51" calcext:value-type="float">
            <text:p>-19,51</text:p>
          </table:table-cell>
          <table:table-cell table:style-name="ce4" table:formula="of:=UPPER(VLOOKUP(CONCATENATE(&quot;111&quot;;[.AK17]);[ONUS_KM43.$A:.$AK];6;))" office:value-type="string" office:string-value="TP584" calcext:value-type="string">
            <text:p>TP584</text:p>
          </table:table-cell>
          <table:table-cell office:value-type="float" office:value="16" calcext:value-type="float">
            <text:p>16</text:p>
          </table:table-cell>
          <table:table-cell office:value-type="float" office:value="-25.85" calcext:value-type="float">
            <text:p>-25,85</text:p>
          </table:table-cell>
          <table:table-cell office:value-type="float" office:value="0.97" calcext:value-type="float">
            <text:p>0,97</text:p>
          </table:table-cell>
          <table:table-cell office:value-type="float" office:value="-23.38" calcext:value-type="float">
            <text:p>-23,38</text:p>
          </table:table-cell>
          <table:table-cell table:number-columns-repeated="15"/>
          <table:table-cell table:style-name="ce4" table:formula="of:=UPPER(VLOOKUP(CONCATENATE(&quot;115&quot;;[.BE17]);[ONUS_KM43.$A:.$AK];6;))" office:value-type="string" office:string-value="VSOL048" calcext:value-type="string">
            <text:p>VSOL048</text:p>
          </table:table-cell>
          <table:table-cell office:value-type="float" office:value="18" calcext:value-type="float">
            <text:p>18</text:p>
          </table:table-cell>
          <table:table-cell office:value-type="float" office:value="-27.69" calcext:value-type="float">
            <text:p>-27,69</text:p>
          </table:table-cell>
          <table:table-cell office:value-type="float" office:value="1.97" calcext:value-type="float">
            <text:p>1,97</text:p>
          </table:table-cell>
          <table:table-cell office:value-type="float" office:value="-23.98" calcext:value-type="float">
            <text:p>-23,98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18]);[ONUS_KM43.$A:.$AK];6;))" office:value-type="string" office:string-value="TP242" calcext:value-type="string">
            <text:p>TP242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-30" calcext:value-type="float">
            <text:p>-30,00</text:p>
          </table:table-cell>
          <table:table-cell office:value-type="float" office:value="1.25" calcext:value-type="float">
            <text:p>1,25</text:p>
          </table:table-cell>
          <table:table-cell office:value-type="float" office:value="-26.2" calcext:value-type="float">
            <text:p>-26,2</text:p>
          </table:table-cell>
          <table:table-cell table:style-name="ce4" table:formula="of:=UPPER(VLOOKUP(CONCATENATE(&quot;15&quot;;[.G18]);[ONUS_KM43.$A:.$AK];6;))" office:value-type="string" office:string-value="TP597" calcext:value-type="string">
            <text:p>TP597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-20.86" calcext:value-type="float">
            <text:p>-20,86</text:p>
          </table:table-cell>
          <table:table-cell table:style-name="ce8" office:value-type="float" office:value="1.33" calcext:value-type="float">
            <text:p>1,33</text:p>
          </table:table-cell>
          <table:table-cell table:style-name="ce8" office:value-type="float" office:value="-21.94" calcext:value-type="float">
            <text:p>-21,94</text:p>
          </table:table-cell>
          <table:table-cell table:style-name="ce4" table:formula="of:=UPPER(VLOOKUP(CONCATENATE(&quot;16&quot;;[.L18]);[ONUS_KM43.$A:.$AK];6;))" office:value-type="string" office:string-value="TP217" calcext:value-type="string">
            <text:p>TP217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-26.19" calcext:value-type="float">
            <text:p>-26,19</text:p>
          </table:table-cell>
          <table:table-cell table:style-name="ce8" office:value-type="float" office:value="1.42" calcext:value-type="float">
            <text:p>1,42</text:p>
          </table:table-cell>
          <table:table-cell table:style-name="ce8" office:value-type="float" office:value="-25.38" calcext:value-type="float">
            <text:p>-25,38</text:p>
          </table:table-cell>
          <table:table-cell table:style-name="ce4" table:formula="of:=UPPER(VLOOKUP(CONCATENATE(&quot;17&quot;;[.Q18]);[ONUS_KM43.$A:.$AK];6;))" office:value-type="string" office:string-value="TP221" calcext:value-type="string">
            <text:p>TP221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-19.28" calcext:value-type="float">
            <text:p>-19,28</text:p>
          </table:table-cell>
          <table:table-cell table:style-name="ce8" office:value-type="float" office:value="1.51" calcext:value-type="float">
            <text:p>1,51</text:p>
          </table:table-cell>
          <table:table-cell table:style-name="ce8" office:value-type="float" office:value="-21.43" calcext:value-type="float">
            <text:p>-21,43</text:p>
          </table:table-cell>
          <table:table-cell table:style-name="ce4" table:formula="of:=UPPER(VLOOKUP(CONCATENATE(&quot;18&quot;;[.V18]);[ONUS_KM43.$A:.$AK];6;))" office:value-type="string" office:string-value="TP290" calcext:value-type="string">
            <text:p>TP290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-20.86" calcext:value-type="float">
            <text:p>-20,86</text:p>
          </table:table-cell>
          <table:table-cell table:style-name="ce8" office:value-type="float" office:value="1.29" calcext:value-type="float">
            <text:p>1,29</text:p>
          </table:table-cell>
          <table:table-cell table:style-name="ce8" office:value-type="float" office:value="-17.08" calcext:value-type="float">
            <text:p>-17,08</text:p>
          </table:table-cell>
          <table:table-cell table:style-name="ce4" table:formula="of:=UPPER(VLOOKUP(CONCATENATE(&quot;19&quot;;[.AA18]);[ONUS_KM43.$A:.$AK];6;))" office:value-type="string" office:string-value="TM108" calcext:value-type="string">
            <text:p>TM108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-27.44" calcext:value-type="float">
            <text:p>-27,44</text:p>
          </table:table-cell>
          <table:table-cell table:style-name="ce8" office:value-type="float" office:value="1.85" calcext:value-type="float">
            <text:p>1,85</text:p>
          </table:table-cell>
          <table:table-cell table:style-name="ce8" office:value-type="float" office:value="-23.47" calcext:value-type="float">
            <text:p>-23,47</text:p>
          </table:table-cell>
          <table:table-cell table:style-name="ce4" table:formula="of:=UPPER(VLOOKUP(CONCATENATE(&quot;110&quot;;[.AF18]);[ONUS_KM43.$A:.$AK];6;))" office:value-type="string" office:string-value="VSOL049" calcext:value-type="string">
            <text:p>VSOL049</text:p>
          </table:table-cell>
          <table:table-cell office:value-type="float" office:value="18" calcext:value-type="float">
            <text:p>18</text:p>
          </table:table-cell>
          <table:table-cell office:value-type="float" office:value="-20.31" calcext:value-type="float">
            <text:p>-20,31</text:p>
          </table:table-cell>
          <table:table-cell office:value-type="float" office:value="2.11" calcext:value-type="float">
            <text:p>2,11</text:p>
          </table:table-cell>
          <table:table-cell office:value-type="float" office:value="-19.92" calcext:value-type="float">
            <text:p>-19,92</text:p>
          </table:table-cell>
          <table:table-cell table:style-name="ce4" table:formula="of:=UPPER(VLOOKUP(CONCATENATE(&quot;111&quot;;[.AK18]);[ONUS_KM43.$A:.$AK];6;))" office:value-type="string" office:string-value="TP605" calcext:value-type="string">
            <text:p>TP605</text:p>
          </table:table-cell>
          <table:table-cell office:value-type="float" office:value="17" calcext:value-type="float">
            <text:p>17</text:p>
          </table:table-cell>
          <table:table-cell office:value-type="float" office:value="-23.56" calcext:value-type="float">
            <text:p>-23,56</text:p>
          </table:table-cell>
          <table:table-cell office:value-type="float" office:value="1.01" calcext:value-type="float">
            <text:p>1,01</text:p>
          </table:table-cell>
          <table:table-cell office:value-type="float" office:value="-26.78" calcext:value-type="float">
            <text:p>-26,78</text:p>
          </table:table-cell>
          <table:table-cell table:number-columns-repeated="15"/>
          <table:table-cell table:style-name="ce4" table:formula="of:=UPPER(VLOOKUP(CONCATENATE(&quot;115&quot;;[.BE18]);[ONUS_KM43.$A:.$AK];6;))" office:value-type="string" office:string-value="TP077" calcext:value-type="string">
            <text:p>TP077</text:p>
          </table:table-cell>
          <table:table-cell office:value-type="float" office:value="19" calcext:value-type="float">
            <text:p>19</text:p>
          </table:table-cell>
          <table:table-cell office:value-type="float" office:value="-26.99" calcext:value-type="float">
            <text:p>-26,99</text:p>
          </table:table-cell>
          <table:table-cell office:value-type="float" office:value="1.26" calcext:value-type="float">
            <text:p>1,26</text:p>
          </table:table-cell>
          <table:table-cell office:value-type="float" office:value="-23.02" calcext:value-type="float">
            <text:p>-23,02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19]);[ONUS_KM43.$A:.$AK];6;))" office:value-type="string" office:string-value="TP439" calcext:value-type="string">
            <text:p>TP439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-26.02" calcext:value-type="float">
            <text:p>-26,02</text:p>
          </table:table-cell>
          <table:table-cell office:value-type="float" office:value="1.33" calcext:value-type="float">
            <text:p>1,33</text:p>
          </table:table-cell>
          <table:table-cell office:value-type="float" office:value="-27.22" calcext:value-type="float">
            <text:p>-27,22</text:p>
          </table:table-cell>
          <table:table-cell table:style-name="ce4" table:formula="of:=UPPER(VLOOKUP(CONCATENATE(&quot;15&quot;;[.G19]);[ONUS_KM43.$A:.$AK];6;))" office:value-type="string" office:string-value="TP197D" calcext:value-type="string">
            <text:p>TP197D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-26.57" calcext:value-type="float">
            <text:p>-26,57</text:p>
          </table:table-cell>
          <table:table-cell table:style-name="ce8" office:value-type="float" office:value="1.3" calcext:value-type="float">
            <text:p>1,30</text:p>
          </table:table-cell>
          <table:table-cell table:style-name="ce8" office:value-type="float" office:value="-24.82" calcext:value-type="float">
            <text:p>-24,82</text:p>
          </table:table-cell>
          <table:table-cell table:style-name="ce4" table:formula="of:=UPPER(VLOOKUP(CONCATENATE(&quot;16&quot;;[.L19]);[ONUS_KM43.$A:.$AK];6;))" office:value-type="string" office:string-value="KQ374" calcext:value-type="string">
            <text:p>KQ374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-22.14" calcext:value-type="float">
            <text:p>-22,14</text:p>
          </table:table-cell>
          <table:table-cell table:style-name="ce8" office:value-type="float" office:value="2.28" calcext:value-type="float">
            <text:p>2,28</text:p>
          </table:table-cell>
          <table:table-cell table:style-name="ce8" office:value-type="float" office:value="-24.82" calcext:value-type="float">
            <text:p>-24,82</text:p>
          </table:table-cell>
          <table:table-cell table:style-name="ce4" table:formula="of:=UPPER(VLOOKUP(CONCATENATE(&quot;17&quot;;[.Q19]);[ONUS_KM43.$A:.$AK];6;))" office:value-type="string" office:string-value="KQ461" calcext:value-type="string">
            <text:p>KQ461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-21.02" calcext:value-type="float">
            <text:p>-21,02</text:p>
          </table:table-cell>
          <table:table-cell table:style-name="ce8" office:value-type="float" office:value="2.22" calcext:value-type="float">
            <text:p>2,22</text:p>
          </table:table-cell>
          <table:table-cell table:style-name="ce8" office:value-type="float" office:value="-23.38" calcext:value-type="float">
            <text:p>-23,38</text:p>
          </table:table-cell>
          <table:table-cell table:style-name="ce4" table:formula="of:=UPPER(VLOOKUP(CONCATENATE(&quot;18&quot;;[.V19]);[ONUS_KM43.$A:.$AK];6;))" office:value-type="string" office:string-value="TP294" calcext:value-type="string">
            <text:p>TP294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-24.56" calcext:value-type="float">
            <text:p>-24,56</text:p>
          </table:table-cell>
          <table:table-cell table:style-name="ce8" office:value-type="float" office:value="1.19" calcext:value-type="float">
            <text:p>1,19</text:p>
          </table:table-cell>
          <table:table-cell table:style-name="ce8" office:value-type="float" office:value="-24.82" calcext:value-type="float">
            <text:p>-24,82</text:p>
          </table:table-cell>
          <table:table-cell table:style-name="ce4" table:formula="of:=UPPER(VLOOKUP(CONCATENATE(&quot;19&quot;;[.AA19]);[ONUS_KM43.$A:.$AK];6;))" office:value-type="string" office:string-value="R605" calcext:value-type="string">
            <text:p>R605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-22.29" calcext:value-type="float">
            <text:p>-22,29</text:p>
          </table:table-cell>
          <table:table-cell table:style-name="ce8" office:value-type="float" office:value="2.37" calcext:value-type="float">
            <text:p>2,37</text:p>
          </table:table-cell>
          <table:table-cell table:style-name="ce8" office:value-type="float" office:value="-23.67" calcext:value-type="float">
            <text:p>-23,67</text:p>
          </table:table-cell>
          <table:table-cell table:style-name="ce4" table:formula="of:=UPPER(VLOOKUP(CONCATENATE(&quot;110&quot;;[.AF19]);[ONUS_KM43.$A:.$AK];6;))" office:value-type="string" office:string-value="VSOL091" calcext:value-type="string">
            <text:p>VSOL091</text:p>
          </table:table-cell>
          <table:table-cell office:value-type="float" office:value="19" calcext:value-type="float">
            <text:p>19</text:p>
          </table:table-cell>
          <table:table-cell office:value-type="float" office:value="-17.16" calcext:value-type="float">
            <text:p>-17,16</text:p>
          </table:table-cell>
          <table:table-cell office:value-type="float" office:value="2.15" calcext:value-type="float">
            <text:p>2,15</text:p>
          </table:table-cell>
          <table:table-cell office:value-type="float" office:value="-18.48" calcext:value-type="float">
            <text:p>-18,48</text:p>
          </table:table-cell>
          <table:table-cell table:style-name="ce4" table:formula="of:=UPPER(VLOOKUP(CONCATENATE(&quot;111&quot;;[.AK19]);[ONUS_KM43.$A:.$AK];6;))" office:value-type="string" office:string-value="TP606" calcext:value-type="string">
            <text:p>TP606</text:p>
          </table:table-cell>
          <table:table-cell office:value-type="float" office:value="18" calcext:value-type="float">
            <text:p>18</text:p>
          </table:table-cell>
          <table:table-cell office:value-type="float" office:value="-17.14" calcext:value-type="float">
            <text:p>-17,14</text:p>
          </table:table-cell>
          <table:table-cell office:value-type="float" office:value="0.68" calcext:value-type="float">
            <text:p>0,68</text:p>
          </table:table-cell>
          <table:table-cell office:value-type="float" office:value="-20.27" calcext:value-type="float">
            <text:p>-20,27</text:p>
          </table:table-cell>
          <table:table-cell table:number-columns-repeated="15"/>
          <table:table-cell table:style-name="ce4" table:formula="of:=UPPER(VLOOKUP(CONCATENATE(&quot;115&quot;;[.BE19]);[ONUS_KM43.$A:.$AK];6;))" office:value-type="string" office:string-value="TP097" calcext:value-type="string">
            <text:p>TP097</text:p>
          </table:table-cell>
          <table:table-cell office:value-type="float" office:value="20" calcext:value-type="float">
            <text:p>20</text:p>
          </table:table-cell>
          <table:table-cell office:value-type="float" office:value="-27.44" calcext:value-type="float">
            <text:p>-27,44</text:p>
          </table:table-cell>
          <table:table-cell office:value-type="float" office:value="1.23" calcext:value-type="float">
            <text:p>1,23</text:p>
          </table:table-cell>
          <table:table-cell office:value-type="float" office:value="-24.09" calcext:value-type="float">
            <text:p>-24,09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20]);[ONUS_KM43.$A:.$AK];6;))" office:value-type="string" office:string-value="KQ423" calcext:value-type="string">
            <text:p>KQ423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-20.45" calcext:value-type="float">
            <text:p>-20,45</text:p>
          </table:table-cell>
          <table:table-cell office:value-type="float" office:value="2.48" calcext:value-type="float">
            <text:p>2,48</text:p>
          </table:table-cell>
          <table:table-cell office:value-type="float" office:value="-20.81" calcext:value-type="float">
            <text:p>-20,81</text:p>
          </table:table-cell>
          <table:table-cell table:style-name="ce4" table:formula="of:=UPPER(VLOOKUP(CONCATENATE(&quot;15&quot;;[.G20]);[ONUS_KM43.$A:.$AK];6;))" office:value-type="string" office:string-value="KQ427" calcext:value-type="string">
            <text:p>KQ427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-21.86" calcext:value-type="float">
            <text:p>-21,86</text:p>
          </table:table-cell>
          <table:table-cell table:style-name="ce8" office:value-type="float" office:value="2.18" calcext:value-type="float">
            <text:p>2,18</text:p>
          </table:table-cell>
          <table:table-cell table:style-name="ce8" office:value-type="float" office:value="-23.1" calcext:value-type="float">
            <text:p>-23,10</text:p>
          </table:table-cell>
          <table:table-cell table:style-name="ce4" table:formula="of:=UPPER(VLOOKUP(CONCATENATE(&quot;16&quot;;[.L20]);[ONUS_KM43.$A:.$AK];6;))" office:value-type="string" office:string-value="TP488" calcext:value-type="string">
            <text:p>TP488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-25.37" calcext:value-type="float">
            <text:p>-25,37</text:p>
          </table:table-cell>
          <table:table-cell table:style-name="ce8" office:value-type="float" office:value="1.24" calcext:value-type="float">
            <text:p>1,24</text:p>
          </table:table-cell>
          <table:table-cell table:style-name="ce8" office:value-type="float" office:value="-25.86" calcext:value-type="float">
            <text:p>-25,86</text:p>
          </table:table-cell>
          <table:table-cell table:style-name="ce4" table:formula="of:=UPPER(VLOOKUP(CONCATENATE(&quot;17&quot;;[.Q20]);[ONUS_KM43.$A:.$AK];6;))" office:value-type="string" office:string-value="KQ209" calcext:value-type="string">
            <text:p>KQ209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-21.24" calcext:value-type="float">
            <text:p>-21,24</text:p>
          </table:table-cell>
          <table:table-cell table:style-name="ce8" office:value-type="float" office:value="1.92" calcext:value-type="float">
            <text:p>1,92</text:p>
          </table:table-cell>
          <table:table-cell table:style-name="ce8" office:value-type="float" office:value="-23.57" calcext:value-type="float">
            <text:p>-23,57</text:p>
          </table:table-cell>
          <table:table-cell table:style-name="ce4" table:formula="of:=UPPER(VLOOKUP(CONCATENATE(&quot;18&quot;;[.V20]);[ONUS_KM43.$A:.$AK];6;))" office:value-type="string" office:string-value="TP287" calcext:value-type="string">
            <text:p>TP287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-23.1" calcext:value-type="float">
            <text:p>-23,10</text:p>
          </table:table-cell>
          <table:table-cell table:style-name="ce8" office:value-type="float" office:value="1.44" calcext:value-type="float">
            <text:p>1,44</text:p>
          </table:table-cell>
          <table:table-cell table:style-name="ce8" office:value-type="float" office:value="-23.88" calcext:value-type="float">
            <text:p>-23,88</text:p>
          </table:table-cell>
          <table:table-cell table:style-name="ce4" table:formula="of:=UPPER(VLOOKUP(CONCATENATE(&quot;19&quot;;[.AA20]);[ONUS_KM43.$A:.$AK];6;))" office:value-type="string" office:string-value="VP135" calcext:value-type="string">
            <text:p>VP135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-20.17" calcext:value-type="float">
            <text:p>-20,17</text:p>
          </table:table-cell>
          <table:table-cell table:style-name="ce8" office:value-type="float" office:value="2.54" calcext:value-type="float">
            <text:p>2,54</text:p>
          </table:table-cell>
          <table:table-cell table:style-name="ce8" office:value-type="float" office:value="-22.15" calcext:value-type="float">
            <text:p>-22,15</text:p>
          </table:table-cell>
          <table:table-cell table:style-name="ce4" table:formula="of:=UPPER(VLOOKUP(CONCATENATE(&quot;110&quot;;[.AF20]);[ONUS_KM43.$A:.$AK];6;))" office:value-type="string" office:string-value="" calcext:value-type="error">
            <text:p>#N/D</text:p>
          </table:table-cell>
          <table:table-cell office:value-type="float" office:value="20" calcext:value-type="float">
            <text:p>20</text:p>
          </table:table-cell>
          <table:table-cell office:value-type="float" office:value="-17.79" calcext:value-type="float">
            <text:p>-17,79</text:p>
          </table:table-cell>
          <table:table-cell office:value-type="float" office:value="1.44" calcext:value-type="float">
            <text:p>1,44</text:p>
          </table:table-cell>
          <table:table-cell office:value-type="float" office:value="-20.56" calcext:value-type="float">
            <text:p>-20,56</text:p>
          </table:table-cell>
          <table:table-cell table:style-name="ce4" table:formula="of:=UPPER(VLOOKUP(CONCATENATE(&quot;111&quot;;[.AK20]);[ONUS_KM43.$A:.$AK];6;))" office:value-type="string" office:string-value="KP479" calcext:value-type="string">
            <text:p>KP479</text:p>
          </table:table-cell>
          <table:table-cell office:value-type="float" office:value="19" calcext:value-type="float">
            <text:p>19</text:p>
          </table:table-cell>
          <table:table-cell office:value-type="float" office:value="-18.5" calcext:value-type="float">
            <text:p>-18,5</text:p>
          </table:table-cell>
          <table:table-cell office:value-type="float" office:value="1.93" calcext:value-type="float">
            <text:p>1,93</text:p>
          </table:table-cell>
          <table:table-cell office:value-type="float" office:value="-18.97" calcext:value-type="float">
            <text:p>-18,97</text:p>
          </table:table-cell>
          <table:table-cell table:number-columns-repeated="15"/>
          <table:table-cell table:style-name="ce4" table:formula="of:=UPPER(VLOOKUP(CONCATENATE(&quot;115&quot;;[.BE20]);[ONUS_KM43.$A:.$AK];6;))" office:value-type="string" office:string-value="TP049" calcext:value-type="string">
            <text:p>TP049</text:p>
          </table:table-cell>
          <table:table-cell office:value-type="float" office:value="21" calcext:value-type="float">
            <text:p>21</text:p>
          </table:table-cell>
          <table:table-cell office:value-type="float" office:value="-26.77" calcext:value-type="float">
            <text:p>-26,77</text:p>
          </table:table-cell>
          <table:table-cell office:value-type="float" office:value="1.16" calcext:value-type="float">
            <text:p>1,16</text:p>
          </table:table-cell>
          <table:table-cell office:value-type="float" office:value="-22.68" calcext:value-type="float">
            <text:p>-22,68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21]);[ONUS_KM43.$A:.$AK];6;))" office:value-type="string" office:string-value="TP362" calcext:value-type="string">
            <text:p>TP362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-22.14" calcext:value-type="float">
            <text:p>-22,14</text:p>
          </table:table-cell>
          <table:table-cell office:value-type="float" office:value="1.22" calcext:value-type="float">
            <text:p>1,22</text:p>
          </table:table-cell>
          <table:table-cell office:value-type="float" office:value="-21.08" calcext:value-type="float">
            <text:p>-21,08</text:p>
          </table:table-cell>
          <table:table-cell table:style-name="ce4" table:formula="of:=UPPER(VLOOKUP(CONCATENATE(&quot;15&quot;;[.G21]);[ONUS_KM43.$A:.$AK];6;))" office:value-type="string" office:string-value="TP454" calcext:value-type="string">
            <text:p>TP454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-21.08" calcext:value-type="float">
            <text:p>-21,08</text:p>
          </table:table-cell>
          <table:table-cell table:style-name="ce8" office:value-type="float" office:value="0.92" calcext:value-type="float">
            <text:p>0,92</text:p>
          </table:table-cell>
          <table:table-cell table:style-name="ce8" office:value-type="float" office:value="-23.38" calcext:value-type="float">
            <text:p>-23,38</text:p>
          </table:table-cell>
          <table:table-cell table:style-name="ce4" table:formula="of:=UPPER(VLOOKUP(CONCATENATE(&quot;16&quot;;[.L21]);[ONUS_KM43.$A:.$AK];6;))" office:value-type="string" office:string-value="TP473" calcext:value-type="string">
            <text:p>TP473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-23.66" calcext:value-type="float">
            <text:p>-23,66</text:p>
          </table:table-cell>
          <table:table-cell table:style-name="ce8" office:value-type="float" office:value="1.31" calcext:value-type="float">
            <text:p>1,31</text:p>
          </table:table-cell>
          <table:table-cell table:style-name="ce8" office:value-type="float" office:value="-24.69" calcext:value-type="float">
            <text:p>-24,69</text:p>
          </table:table-cell>
          <table:table-cell table:style-name="ce4" table:formula="of:=UPPER(VLOOKUP(CONCATENATE(&quot;17&quot;;[.Q21]);[ONUS_KM43.$A:.$AK];6;))" office:value-type="string" office:string-value="VSOL003" calcext:value-type="string">
            <text:p>VSOL003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-20.04" calcext:value-type="float">
            <text:p>-20,04</text:p>
          </table:table-cell>
          <table:table-cell table:style-name="ce8" office:value-type="float" office:value="2.05" calcext:value-type="float">
            <text:p>2,05</text:p>
          </table:table-cell>
          <table:table-cell table:style-name="ce8" office:value-type="float" office:value="-21.31" calcext:value-type="float">
            <text:p>-21,31</text:p>
          </table:table-cell>
          <table:table-cell table:style-name="ce4" table:formula="of:=UPPER(VLOOKUP(CONCATENATE(&quot;18&quot;;[.V21]);[ONUS_KM43.$A:.$AK];6;))" office:value-type="string" office:string-value="TP158" calcext:value-type="string">
            <text:p>TP158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-22.36" calcext:value-type="float">
            <text:p>-22,36</text:p>
          </table:table-cell>
          <table:table-cell table:style-name="ce8" office:value-type="float" office:value="1.21" calcext:value-type="float">
            <text:p>1,21</text:p>
          </table:table-cell>
          <table:table-cell table:style-name="ce8" office:value-type="float" office:value="-24.82" calcext:value-type="float">
            <text:p>-24,82</text:p>
          </table:table-cell>
          <table:table-cell table:style-name="ce4" table:formula="of:=UPPER(VLOOKUP(CONCATENATE(&quot;19&quot;;[.AA21]);[ONUS_KM43.$A:.$AK];6;))" office:value-type="string" office:string-value="KQ238" calcext:value-type="string">
            <text:p>KQ238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-23.9" calcext:value-type="float">
            <text:p>-23,90</text:p>
          </table:table-cell>
          <table:table-cell table:style-name="ce8" office:value-type="float" office:value="1.94" calcext:value-type="float">
            <text:p>1,94</text:p>
          </table:table-cell>
          <table:table-cell table:style-name="ce8" office:value-type="float" office:value="-21.62" calcext:value-type="float">
            <text:p>-21,62</text:p>
          </table:table-cell>
          <table:table-cell table:style-name="ce4" table:formula="of:=UPPER(VLOOKUP(CONCATENATE(&quot;110&quot;;[.AF21]);[ONUS_KM43.$A:.$AK];6;))" office:value-type="string" office:string-value="" calcext:value-type="error">
            <text:p>#N/D</text:p>
          </table:table-cell>
          <table:table-cell office:value-type="float" office:value="21" calcext:value-type="float">
            <text:p>21</text:p>
          </table:table-cell>
          <table:table-cell office:value-type="float" office:value="-17.82" calcext:value-type="float">
            <text:p>-17,82</text:p>
          </table:table-cell>
          <table:table-cell office:value-type="float" office:value="1.43" calcext:value-type="float">
            <text:p>1,43</text:p>
          </table:table-cell>
          <table:table-cell office:value-type="float" office:value="-19.59" calcext:value-type="float">
            <text:p>-19,59</text:p>
          </table:table-cell>
          <table:table-cell table:style-name="ce4" table:formula="of:=UPPER(VLOOKUP(CONCATENATE(&quot;111&quot;;[.AK21]);[ONUS_KM43.$A:.$AK];6;))" office:value-type="string" office:string-value="TP498" calcext:value-type="string">
            <text:p>TP498</text:p>
          </table:table-cell>
          <table:table-cell office:value-type="float" office:value="20" calcext:value-type="float">
            <text:p>20</text:p>
          </table:table-cell>
          <table:table-cell office:value-type="float" office:value="-21.25" calcext:value-type="float">
            <text:p>-21,25</text:p>
          </table:table-cell>
          <table:table-cell office:value-type="float" office:value="0.65" calcext:value-type="float">
            <text:p>0,65</text:p>
          </table:table-cell>
          <table:table-cell office:value-type="float" office:value="-20.66" calcext:value-type="float">
            <text:p>-20,66</text:p>
          </table:table-cell>
          <table:table-cell table:number-columns-repeated="15"/>
          <table:table-cell table:style-name="ce4" table:formula="of:=UPPER(VLOOKUP(CONCATENATE(&quot;115&quot;;[.BE21]);[ONUS_KM43.$A:.$AK];6;))" office:value-type="string" office:string-value="TP122" calcext:value-type="string">
            <text:p>TP122</text:p>
          </table:table-cell>
          <table:table-cell office:value-type="float" office:value="22" calcext:value-type="float">
            <text:p>22</text:p>
          </table:table-cell>
          <table:table-cell office:value-type="float" office:value="-30" calcext:value-type="float">
            <text:p>-30</text:p>
          </table:table-cell>
          <table:table-cell office:value-type="float" office:value="1.08" calcext:value-type="float">
            <text:p>1,08</text:p>
          </table:table-cell>
          <table:table-cell office:value-type="float" office:value="-30.97" calcext:value-type="float">
            <text:p>-30,97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22]);[ONUS_KM43.$A:.$AK];6;))" office:value-type="string" office:string-value="VSOL031" calcext:value-type="string">
            <text:p>VSOL031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-21.87" calcext:value-type="float">
            <text:p>-21,87</text:p>
          </table:table-cell>
          <table:table-cell office:value-type="float" office:value="1.91" calcext:value-type="float">
            <text:p>1,91</text:p>
          </table:table-cell>
          <table:table-cell office:value-type="float" office:value="-22.45" calcext:value-type="float">
            <text:p>-22,45</text:p>
          </table:table-cell>
          <table:table-cell table:style-name="ce4" table:formula="of:=UPPER(VLOOKUP(CONCATENATE(&quot;15&quot;;[.G22]);[ONUS_KM43.$A:.$AK];6;))" office:value-type="string" office:string-value="TP458" calcext:value-type="string">
            <text:p>TP458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-22.76" calcext:value-type="float">
            <text:p>-22,76</text:p>
          </table:table-cell>
          <table:table-cell table:style-name="ce8" office:value-type="float" office:value="1.22" calcext:value-type="float">
            <text:p>1,22</text:p>
          </table:table-cell>
          <table:table-cell table:style-name="ce8" office:value-type="float" office:value="-24.32" calcext:value-type="float">
            <text:p>-24,32</text:p>
          </table:table-cell>
          <table:table-cell table:style-name="ce4" table:formula="of:=UPPER(VLOOKUP(CONCATENATE(&quot;16&quot;;[.L22]);[ONUS_KM43.$A:.$AK];6;))" office:value-type="string" office:string-value="TP480" calcext:value-type="string">
            <text:p>TP480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-25.23" calcext:value-type="float">
            <text:p>-25,23</text:p>
          </table:table-cell>
          <table:table-cell table:style-name="ce8" office:value-type="float" office:value="1.33" calcext:value-type="float">
            <text:p>1,33</text:p>
          </table:table-cell>
          <table:table-cell table:style-name="ce8" office:value-type="float" office:value="-26.39" calcext:value-type="float">
            <text:p>-26,39</text:p>
          </table:table-cell>
          <table:table-cell table:style-name="ce4" table:formula="of:=UPPER(VLOOKUP(CONCATENATE(&quot;17&quot;;[.Q22]);[ONUS_KM43.$A:.$AK];6;))" office:value-type="string" office:string-value="VSOL082" calcext:value-type="string">
            <text:p>VSOL08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-19.06" calcext:value-type="float">
            <text:p>-19,06</text:p>
          </table:table-cell>
          <table:table-cell table:style-name="ce8" office:value-type="float" office:value="2.11" calcext:value-type="float">
            <text:p>2,11</text:p>
          </table:table-cell>
          <table:table-cell table:style-name="ce8" office:value-type="float" office:value="-21.08" calcext:value-type="float">
            <text:p>-21,08</text:p>
          </table:table-cell>
          <table:table-cell table:style-name="ce4" table:formula="of:=UPPER(VLOOKUP(CONCATENATE(&quot;18&quot;;[.V22]);[ONUS_KM43.$A:.$AK];6;))" office:value-type="string" office:string-value="TP542" calcext:value-type="string">
            <text:p>TP54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-21.42" calcext:value-type="float">
            <text:p>-21,42</text:p>
          </table:table-cell>
          <table:table-cell table:style-name="ce8" office:value-type="float" office:value="1.04" calcext:value-type="float">
            <text:p>1,04</text:p>
          </table:table-cell>
          <table:table-cell table:style-name="ce8" office:value-type="float" office:value="-24.09" calcext:value-type="float">
            <text:p>-24,09</text:p>
          </table:table-cell>
          <table:table-cell table:style-name="ce4" table:formula="of:=UPPER(VLOOKUP(CONCATENATE(&quot;19&quot;;[.AA22]);[ONUS_KM43.$A:.$AK];6;))" office:value-type="string" office:string-value="VM105" calcext:value-type="string">
            <text:p>VM105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-25.37" calcext:value-type="float">
            <text:p>-25,37</text:p>
          </table:table-cell>
          <table:table-cell table:style-name="ce8" office:value-type="float" office:value="2.06" calcext:value-type="float">
            <text:p>2,06</text:p>
          </table:table-cell>
          <table:table-cell table:style-name="ce8" office:value-type="float" office:value="-23.88" calcext:value-type="float">
            <text:p>-23,88</text:p>
          </table:table-cell>
          <table:table-cell table:style-name="ce4" table:formula="of:=UPPER(VLOOKUP(CONCATENATE(&quot;110&quot;;[.AF22]);[ONUS_KM43.$A:.$AK];6;))" office:value-type="string" office:string-value="" calcext:value-type="error">
            <text:p>#N/D</text:p>
          </table:table-cell>
          <table:table-cell office:value-type="float" office:value="22" calcext:value-type="float">
            <text:p>22</text:p>
          </table:table-cell>
          <table:table-cell office:value-type="float" office:value="-19.06" calcext:value-type="float">
            <text:p>-19,06</text:p>
          </table:table-cell>
          <table:table-cell office:value-type="float" office:value="2.11" calcext:value-type="float">
            <text:p>2,11</text:p>
          </table:table-cell>
          <table:table-cell office:value-type="float" office:value="-19.25" calcext:value-type="float">
            <text:p>-19,25</text:p>
          </table:table-cell>
          <table:table-cell table:style-name="ce4" table:formula="of:=UPPER(VLOOKUP(CONCATENATE(&quot;111&quot;;[.AK22]);[ONUS_KM43.$A:.$AK];6;))" office:value-type="string" office:string-value="VSOL025" calcext:value-type="string">
            <text:p>VSOL025</text:p>
          </table:table-cell>
          <table:table-cell office:value-type="float" office:value="21" calcext:value-type="float">
            <text:p>21</text:p>
          </table:table-cell>
          <table:table-cell office:value-type="float" office:value="-23.37" calcext:value-type="float">
            <text:p>-23,37</text:p>
          </table:table-cell>
          <table:table-cell office:value-type="float" office:value="2.04" calcext:value-type="float">
            <text:p>2,04</text:p>
          </table:table-cell>
          <table:table-cell office:value-type="float" office:value="-21.25" calcext:value-type="float">
            <text:p>-21,25</text:p>
          </table:table-cell>
          <table:table-cell table:number-columns-repeated="15"/>
          <table:table-cell table:style-name="ce4" table:formula="of:=UPPER(VLOOKUP(CONCATENATE(&quot;115&quot;;[.BE22]);[ONUS_KM43.$A:.$AK];6;))" office:value-type="string" office:string-value="VSOL055" calcext:value-type="string">
            <text:p>VSOL055</text:p>
          </table:table-cell>
          <table:table-cell office:value-type="float" office:value="23" calcext:value-type="float">
            <text:p>23</text:p>
          </table:table-cell>
          <table:table-cell office:value-type="float" office:value="-30.96" calcext:value-type="float">
            <text:p>-30,96</text:p>
          </table:table-cell>
          <table:table-cell office:value-type="float" office:value="1.96" calcext:value-type="float">
            <text:p>1,96</text:p>
          </table:table-cell>
          <table:table-cell office:value-type="float" office:value="-24.09" calcext:value-type="float">
            <text:p>-24,09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23]);[ONUS_KM43.$A:.$AK];6;))" office:value-type="string" office:string-value="KQ407" calcext:value-type="string">
            <text:p>KQ407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-19.5" calcext:value-type="float">
            <text:p>-19,50</text:p>
          </table:table-cell>
          <table:table-cell office:value-type="float" office:value="2.08" calcext:value-type="float">
            <text:p>2,08</text:p>
          </table:table-cell>
          <table:table-cell office:value-type="float" office:value="-20.97" calcext:value-type="float">
            <text:p>-20,97</text:p>
          </table:table-cell>
          <table:table-cell table:style-name="ce4" table:formula="of:=UPPER(VLOOKUP(CONCATENATE(&quot;15&quot;;[.G23]);[ONUS_KM43.$A:.$AK];6;))" office:value-type="string" office:string-value="TP452" calcext:value-type="string">
            <text:p>TP452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-24.95" calcext:value-type="float">
            <text:p>-24,95</text:p>
          </table:table-cell>
          <table:table-cell table:style-name="ce8" office:value-type="float" office:value="1.57" calcext:value-type="float">
            <text:p>1,57</text:p>
          </table:table-cell>
          <table:table-cell table:style-name="ce8" office:value-type="float" office:value="-22.52" calcext:value-type="float">
            <text:p>-22,52</text:p>
          </table:table-cell>
          <table:table-cell table:style-name="ce4" table:formula="of:=UPPER(VLOOKUP(CONCATENATE(&quot;16&quot;;[.L23]);[ONUS_KM43.$A:.$AK];6;))" office:value-type="string" office:string-value="TP460" calcext:value-type="string">
            <text:p>TP460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-23.98" calcext:value-type="float">
            <text:p>-23,98</text:p>
          </table:table-cell>
          <table:table-cell table:style-name="ce8" office:value-type="float" office:value="0.98" calcext:value-type="float">
            <text:p>0,98</text:p>
          </table:table-cell>
          <table:table-cell table:style-name="ce8" office:value-type="float" office:value="-25.23" calcext:value-type="float">
            <text:p>-25,23</text:p>
          </table:table-cell>
          <table:table-cell table:style-name="ce4" table:formula="of:=UPPER(VLOOKUP(CONCATENATE(&quot;17&quot;;[.Q23]);[ONUS_KM43.$A:.$AK];6;))" office:value-type="string" office:string-value="KQ204" calcext:value-type="string">
            <text:p>KQ204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-20.86" calcext:value-type="float">
            <text:p>-20,86</text:p>
          </table:table-cell>
          <table:table-cell table:style-name="ce8" office:value-type="float" office:value="2.07" calcext:value-type="float">
            <text:p>2,07</text:p>
          </table:table-cell>
          <table:table-cell table:style-name="ce8" office:value-type="float" office:value="-21.94" calcext:value-type="float">
            <text:p>-21,94</text:p>
          </table:table-cell>
          <table:table-cell table:style-name="ce4" table:formula="of:=UPPER(VLOOKUP(CONCATENATE(&quot;18&quot;;[.V23]);[ONUS_KM43.$A:.$AK];6;))" office:value-type="string" office:string-value="KQ390" calcext:value-type="string">
            <text:p>KQ390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-18.86" calcext:value-type="float">
            <text:p>-18,86</text:p>
          </table:table-cell>
          <table:table-cell table:style-name="ce8" office:value-type="float" office:value="2.06" calcext:value-type="float">
            <text:p>2,06</text:p>
          </table:table-cell>
          <table:table-cell table:style-name="ce8" office:value-type="float" office:value="-20.71" calcext:value-type="float">
            <text:p>-20,71</text:p>
          </table:table-cell>
          <table:table-cell table:style-name="ce4" table:formula="of:=UPPER(VLOOKUP(CONCATENATE(&quot;19&quot;;[.AA23]);[ONUS_KM43.$A:.$AK];6;))" office:value-type="string" office:string-value="TP494" calcext:value-type="string">
            <text:p>TP494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-23.76" calcext:value-type="float">
            <text:p>-23,76</text:p>
          </table:table-cell>
          <table:table-cell table:style-name="ce8" office:value-type="float" office:value="1.2" calcext:value-type="float">
            <text:p>1,20</text:p>
          </table:table-cell>
          <table:table-cell table:style-name="ce8" office:value-type="float" office:value="-22.3" calcext:value-type="float">
            <text:p>-22,30</text:p>
          </table:table-cell>
          <table:table-cell table:number-columns-repeated="5"/>
          <table:table-cell table:style-name="ce4" table:formula="of:=UPPER(VLOOKUP(CONCATENATE(&quot;111&quot;;[.AK23]);[ONUS_KM43.$A:.$AK];6;))" office:value-type="string" office:string-value="TP547" calcext:value-type="string">
            <text:p>TP547</text:p>
          </table:table-cell>
          <table:table-cell office:value-type="float" office:value="22" calcext:value-type="float">
            <text:p>22</text:p>
          </table:table-cell>
          <table:table-cell office:value-type="float" office:value="-23.46" calcext:value-type="float">
            <text:p>-23,46</text:p>
          </table:table-cell>
          <table:table-cell office:value-type="float" office:value="1.46" calcext:value-type="float">
            <text:p>1,46</text:p>
          </table:table-cell>
          <table:table-cell office:value-type="float" office:value="-23.1" calcext:value-type="float">
            <text:p>-23,1</text:p>
          </table:table-cell>
          <table:table-cell table:number-columns-repeated="15"/>
          <table:table-cell table:style-name="ce4" table:formula="of:=UPPER(VLOOKUP(CONCATENATE(&quot;115&quot;;[.BE23]);[ONUS_KM43.$A:.$AK];6;))" office:value-type="string" office:string-value="TP291" calcext:value-type="string">
            <text:p>TP291</text:p>
          </table:table-cell>
          <table:table-cell office:value-type="float" office:value="24" calcext:value-type="float">
            <text:p>24</text:p>
          </table:table-cell>
          <table:table-cell office:value-type="float" office:value="-30" calcext:value-type="float">
            <text:p>-30</text:p>
          </table:table-cell>
          <table:table-cell office:value-type="float" office:value="1.35" calcext:value-type="float">
            <text:p>1,35</text:p>
          </table:table-cell>
          <table:table-cell office:value-type="float" office:value="-23.77" calcext:value-type="float">
            <text:p>-23,77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24]);[ONUS_KM43.$A:.$AK];6;))" office:value-type="string" office:string-value="VSOL045" calcext:value-type="string">
            <text:p>VSOL045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-18.89" calcext:value-type="float">
            <text:p>-18,89</text:p>
          </table:table-cell>
          <table:table-cell office:value-type="float" office:value="1.92" calcext:value-type="float">
            <text:p>1,92</text:p>
          </table:table-cell>
          <table:table-cell office:value-type="float" office:value="-19.51" calcext:value-type="float">
            <text:p>-19,51</text:p>
          </table:table-cell>
          <table:table-cell table:style-name="ce4" table:formula="of:=UPPER(VLOOKUP(CONCATENATE(&quot;15&quot;;[.G24]);[ONUS_KM43.$A:.$AK];6;))" office:value-type="string" office:string-value="TP450" calcext:value-type="string">
            <text:p>TP450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-21.67" calcext:value-type="float">
            <text:p>-21,67</text:p>
          </table:table-cell>
          <table:table-cell table:style-name="ce8" office:value-type="float" office:value="1.18" calcext:value-type="float">
            <text:p>1,18</text:p>
          </table:table-cell>
          <table:table-cell table:style-name="ce8" office:value-type="float" office:value="-22.68" calcext:value-type="float">
            <text:p>-22,68</text:p>
          </table:table-cell>
          <table:table-cell table:style-name="ce4" table:formula="of:=UPPER(VLOOKUP(CONCATENATE(&quot;16&quot;;[.L24]);[ONUS_KM43.$A:.$AK];6;))" office:value-type="string" office:string-value="TP465" calcext:value-type="string">
            <text:p>TP46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-26.19" calcext:value-type="float">
            <text:p>-26,19</text:p>
          </table:table-cell>
          <table:table-cell table:style-name="ce8" office:value-type="float" office:value="0.94" calcext:value-type="float">
            <text:p>0,94</text:p>
          </table:table-cell>
          <table:table-cell table:style-name="ce8" office:value-type="float" office:value="-28.87" calcext:value-type="float">
            <text:p>-28,87</text:p>
          </table:table-cell>
          <table:table-cell table:style-name="ce4" table:formula="of:=UPPER(VLOOKUP(CONCATENATE(&quot;17&quot;;[.Q24]);[ONUS_KM43.$A:.$AK];6;))" office:value-type="string" office:string-value="R595" calcext:value-type="string">
            <text:p>R595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-20.86" calcext:value-type="float">
            <text:p>-20,86</text:p>
          </table:table-cell>
          <table:table-cell table:style-name="ce8" office:value-type="float" office:value="2.13" calcext:value-type="float">
            <text:p>2,13</text:p>
          </table:table-cell>
          <table:table-cell table:style-name="ce8" office:value-type="float" office:value="-21.88" calcext:value-type="float">
            <text:p>-21,88</text:p>
          </table:table-cell>
          <table:table-cell table:style-name="ce4" table:formula="of:=UPPER(VLOOKUP(CONCATENATE(&quot;18&quot;;[.V24]);[ONUS_KM43.$A:.$AK];6;))" office:value-type="string" office:string-value="TP398" calcext:value-type="string">
            <text:p>TP398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-21.48" calcext:value-type="float">
            <text:p>-21,48</text:p>
          </table:table-cell>
          <table:table-cell table:style-name="ce8" office:value-type="float" office:value="1.26" calcext:value-type="float">
            <text:p>1,26</text:p>
          </table:table-cell>
          <table:table-cell table:style-name="ce8" office:value-type="float" office:value="-22.76" calcext:value-type="float">
            <text:p>-22,76</text:p>
          </table:table-cell>
          <table:table-cell table:style-name="ce4" table:formula="of:=UPPER(VLOOKUP(CONCATENATE(&quot;19&quot;;[.AA24]);[ONUS_KM43.$A:.$AK];6;))" office:value-type="string" office:string-value="KQ281" calcext:value-type="string">
            <text:p>KQ281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-26.2" calcext:value-type="float">
            <text:p>-26,20</text:p>
          </table:table-cell>
          <table:table-cell table:style-name="ce8" office:value-type="float" office:value="2.15" calcext:value-type="float">
            <text:p>2,15</text:p>
          </table:table-cell>
          <table:table-cell table:style-name="ce8" office:value-type="float" office:value="-24.95" calcext:value-type="float">
            <text:p>-24,95</text:p>
          </table:table-cell>
          <table:table-cell table:number-columns-repeated="5"/>
          <table:table-cell table:style-name="ce4" table:formula="of:=UPPER(VLOOKUP(CONCATENATE(&quot;111&quot;;[.AK24]);[ONUS_KM43.$A:.$AK];6;))" office:value-type="string" office:string-value="VSOL070" calcext:value-type="string">
            <text:p>VSOL070</text:p>
          </table:table-cell>
          <table:table-cell office:value-type="float" office:value="23" calcext:value-type="float">
            <text:p>23</text:p>
          </table:table-cell>
          <table:table-cell office:value-type="float" office:value="-20.08" calcext:value-type="float">
            <text:p>-20,08</text:p>
          </table:table-cell>
          <table:table-cell office:value-type="float" office:value="2.12" calcext:value-type="float">
            <text:p>2,12</text:p>
          </table:table-cell>
          <table:table-cell office:value-type="float" office:value="-21.31" calcext:value-type="float">
            <text:p>-21,31</text:p>
          </table:table-cell>
          <table:table-cell table:number-columns-repeated="15"/>
          <table:table-cell table:style-name="ce4" table:formula="of:=UPPER(VLOOKUP(CONCATENATE(&quot;115&quot;;[.BE24]);[ONUS_KM43.$A:.$AK];6;))" office:value-type="string" office:string-value="TP324" calcext:value-type="string">
            <text:p>TP324</text:p>
          </table:table-cell>
          <table:table-cell office:value-type="float" office:value="26" calcext:value-type="float">
            <text:p>26</text:p>
          </table:table-cell>
          <table:table-cell office:value-type="float" office:value="-27.69" calcext:value-type="float">
            <text:p>-27,69</text:p>
          </table:table-cell>
          <table:table-cell office:value-type="float" office:value="0.8" calcext:value-type="float">
            <text:p>0,8</text:p>
          </table:table-cell>
          <table:table-cell office:value-type="float" office:value="-22.76" calcext:value-type="float">
            <text:p>-22,76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25]);[ONUS_KM43.$A:.$AK];6;))" office:value-type="string" office:string-value="VSOL057" calcext:value-type="string">
            <text:p>VSOL057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-25.68" calcext:value-type="float">
            <text:p>-25,68</text:p>
          </table:table-cell>
          <table:table-cell office:value-type="float" office:value="2.11" calcext:value-type="float">
            <text:p>2,11</text:p>
          </table:table-cell>
          <table:table-cell office:value-type="float" office:value="-26.78" calcext:value-type="float">
            <text:p>-26,78</text:p>
          </table:table-cell>
          <table:table-cell table:style-name="ce4" table:formula="of:=UPPER(VLOOKUP(CONCATENATE(&quot;15&quot;;[.G25]);[ONUS_KM43.$A:.$AK];6;))" office:value-type="string" office:string-value="TP455" calcext:value-type="string">
            <text:p>TP45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-21.02" calcext:value-type="float">
            <text:p>-21,02</text:p>
          </table:table-cell>
          <table:table-cell table:style-name="ce8" office:value-type="float" office:value="1.1" calcext:value-type="float">
            <text:p>1,10</text:p>
          </table:table-cell>
          <table:table-cell table:style-name="ce8" office:value-type="float" office:value="-23.1" calcext:value-type="float">
            <text:p>-23,10</text:p>
          </table:table-cell>
          <table:table-cell table:style-name="ce4" table:formula="of:=UPPER(VLOOKUP(CONCATENATE(&quot;16&quot;;[.L25]);[ONUS_KM43.$A:.$AK];6;))" office:value-type="string" office:string-value="TP467" calcext:value-type="string">
            <text:p>TP467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-25.08" calcext:value-type="float">
            <text:p>-25,08</text:p>
          </table:table-cell>
          <table:table-cell table:style-name="ce8" office:value-type="float" office:value="1.56" calcext:value-type="float">
            <text:p>1,56</text:p>
          </table:table-cell>
          <table:table-cell table:style-name="ce8" office:value-type="float" office:value="-26.03" calcext:value-type="float">
            <text:p>-26,03</text:p>
          </table:table-cell>
          <table:table-cell table:style-name="ce4" table:formula="of:=UPPER(VLOOKUP(CONCATENATE(&quot;17&quot;;[.Q25]);[ONUS_KM43.$A:.$AK];6;))" office:value-type="string" office:string-value="VSOL002" calcext:value-type="string">
            <text:p>VSOL002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-19.91" calcext:value-type="float">
            <text:p>-19,91</text:p>
          </table:table-cell>
          <table:table-cell table:style-name="ce8" office:value-type="float" office:value="2.11" calcext:value-type="float">
            <text:p>2,11</text:p>
          </table:table-cell>
          <table:table-cell table:style-name="ce8" office:value-type="float" office:value="-21.43" calcext:value-type="float">
            <text:p>-21,43</text:p>
          </table:table-cell>
          <table:table-cell table:style-name="ce4" table:formula="of:=UPPER(VLOOKUP(CONCATENATE(&quot;18&quot;;[.V25]);[ONUS_KM43.$A:.$AK];6;))" office:value-type="string" office:string-value="TP476" calcext:value-type="string">
            <text:p>TP476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-23.37" calcext:value-type="float">
            <text:p>-23,37</text:p>
          </table:table-cell>
          <table:table-cell table:style-name="ce8" office:value-type="float" office:value="1.21" calcext:value-type="float">
            <text:p>1,21</text:p>
          </table:table-cell>
          <table:table-cell table:style-name="ce8" office:value-type="float" office:value="-24.69" calcext:value-type="float">
            <text:p>-24,69</text:p>
          </table:table-cell>
          <table:table-cell table:style-name="ce4" table:formula="of:=UPPER(VLOOKUP(CONCATENATE(&quot;19&quot;;[.AA25]);[ONUS_KM43.$A:.$AK];6;))" office:value-type="string" office:string-value="TP393" calcext:value-type="string">
            <text:p>TP393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-30" calcext:value-type="float">
            <text:p>-30,00</text:p>
          </table:table-cell>
          <table:table-cell table:style-name="ce8" office:value-type="float" office:value="1.07" calcext:value-type="float">
            <text:p>1,07</text:p>
          </table:table-cell>
          <table:table-cell table:style-name="ce8" office:value-type="float" office:value="-25.86" calcext:value-type="float">
            <text:p>-25,86</text:p>
          </table:table-cell>
          <table:table-cell table:number-columns-repeated="5"/>
          <table:table-cell table:style-name="ce4" table:formula="of:=UPPER(VLOOKUP(CONCATENATE(&quot;111&quot;;[.AK25]);[ONUS_KM43.$A:.$AK];6;))" office:value-type="string" office:string-value="VSOL083" calcext:value-type="string">
            <text:p>VSOL083</text:p>
          </table:table-cell>
          <table:table-cell office:value-type="float" office:value="24" calcext:value-type="float">
            <text:p>24</text:p>
          </table:table-cell>
          <table:table-cell office:value-type="float" office:value="-17.57" calcext:value-type="float">
            <text:p>-17,57</text:p>
          </table:table-cell>
          <table:table-cell office:value-type="float" office:value="1.98" calcext:value-type="float">
            <text:p>1,98</text:p>
          </table:table-cell>
          <table:table-cell office:value-type="float" office:value="-18.83" calcext:value-type="float">
            <text:p>-18,83</text:p>
          </table:table-cell>
          <table:table-cell table:number-columns-repeated="15"/>
          <table:table-cell table:style-name="ce4" table:formula="of:=UPPER(VLOOKUP(CONCATENATE(&quot;115&quot;;[.BE25]);[ONUS_KM43.$A:.$AK];6;))" office:value-type="string" office:string-value="TP325" calcext:value-type="string">
            <text:p>TP325</text:p>
          </table:table-cell>
          <table:table-cell office:value-type="float" office:value="27" calcext:value-type="float">
            <text:p>27</text:p>
          </table:table-cell>
          <table:table-cell office:value-type="float" office:value="-27.21" calcext:value-type="float">
            <text:p>-27,21</text:p>
          </table:table-cell>
          <table:table-cell office:value-type="float" office:value="1.52" calcext:value-type="float">
            <text:p>1,52</text:p>
          </table:table-cell>
          <table:table-cell office:value-type="float" office:value="-23.67" calcext:value-type="float">
            <text:p>-23,67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26]);[ONUS_KM43.$A:.$AK];6;))" office:value-type="string" office:string-value="VSOL059" calcext:value-type="string">
            <text:p>VSOL059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-19.06" calcext:value-type="float">
            <text:p>-19,06</text:p>
          </table:table-cell>
          <table:table-cell office:value-type="float" office:value="1.77" calcext:value-type="float">
            <text:p>1,77</text:p>
          </table:table-cell>
          <table:table-cell office:value-type="float" office:value="-20.18" calcext:value-type="float">
            <text:p>-20,18</text:p>
          </table:table-cell>
          <table:table-cell table:style-name="ce4" table:formula="of:=UPPER(VLOOKUP(CONCATENATE(&quot;15&quot;;[.G26]);[ONUS_KM43.$A:.$AK];6;))" office:value-type="string" office:string-value="Q504" calcext:value-type="string">
            <text:p>Q504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-22.21" calcext:value-type="float">
            <text:p>-22,21</text:p>
          </table:table-cell>
          <table:table-cell table:style-name="ce8" office:value-type="float" office:value="2.25" calcext:value-type="float">
            <text:p>2,25</text:p>
          </table:table-cell>
          <table:table-cell table:style-name="ce8" office:value-type="float" office:value="-23.77" calcext:value-type="float">
            <text:p>-23,77</text:p>
          </table:table-cell>
          <table:table-cell table:style-name="ce4" table:formula="of:=UPPER(VLOOKUP(CONCATENATE(&quot;16&quot;;[.L26]);[ONUS_KM43.$A:.$AK];6;))" office:value-type="string" office:string-value="TP422" calcext:value-type="string">
            <text:p>TP422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-24.43" calcext:value-type="float">
            <text:p>-24,43</text:p>
          </table:table-cell>
          <table:table-cell table:style-name="ce8" office:value-type="float" office:value="1.31" calcext:value-type="float">
            <text:p>1,31</text:p>
          </table:table-cell>
          <table:table-cell table:style-name="ce8" office:value-type="float" office:value="-23.98" calcext:value-type="float">
            <text:p>-23,98</text:p>
          </table:table-cell>
          <table:table-cell table:style-name="ce4" table:formula="of:=UPPER(VLOOKUP(CONCATENATE(&quot;17&quot;;[.Q26]);[ONUS_KM43.$A:.$AK];6;))" office:value-type="string" office:string-value="R588" calcext:value-type="string">
            <text:p>R588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-22.22" calcext:value-type="float">
            <text:p>-22,22</text:p>
          </table:table-cell>
          <table:table-cell table:style-name="ce8" office:value-type="float" office:value="2.66" calcext:value-type="float">
            <text:p>2,66</text:p>
          </table:table-cell>
          <table:table-cell table:style-name="ce8" office:value-type="float" office:value="-23.19" calcext:value-type="float">
            <text:p>-23,19</text:p>
          </table:table-cell>
          <table:table-cell table:style-name="ce4" table:formula="of:=UPPER(VLOOKUP(CONCATENATE(&quot;18&quot;;[.V26]);[ONUS_KM43.$A:.$AK];6;))" office:value-type="string" office:string-value="TP456" calcext:value-type="string">
            <text:p>TP456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-21.61" calcext:value-type="float">
            <text:p>-21,61</text:p>
          </table:table-cell>
          <table:table-cell table:style-name="ce8" office:value-type="float" office:value="0.82" calcext:value-type="float">
            <text:p>0,82</text:p>
          </table:table-cell>
          <table:table-cell table:style-name="ce8" office:value-type="float" office:value="-23.1" calcext:value-type="float">
            <text:p>-23,10</text:p>
          </table:table-cell>
          <table:table-cell table:style-name="ce4" table:formula="of:=UPPER(VLOOKUP(CONCATENATE(&quot;19&quot;;[.AA26]);[ONUS_KM43.$A:.$AK];6;))" office:value-type="string" office:string-value="TP222" calcext:value-type="string">
            <text:p>TP222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-24.68" calcext:value-type="float">
            <text:p>-24,68</text:p>
          </table:table-cell>
          <table:table-cell table:style-name="ce8" office:value-type="float" office:value="1.45" calcext:value-type="float">
            <text:p>1,45</text:p>
          </table:table-cell>
          <table:table-cell table:style-name="ce8" office:value-type="float" office:value="-23.28" calcext:value-type="float">
            <text:p>-23,28</text:p>
          </table:table-cell>
          <table:table-cell table:number-columns-repeated="25"/>
          <table:table-cell table:style-name="ce4" table:formula="of:=UPPER(VLOOKUP(CONCATENATE(&quot;115&quot;;[.BE26]);[ONUS_KM43.$A:.$AK];6;))" office:value-type="string" office:string-value="VSOL050" calcext:value-type="string">
            <text:p>VSOL050</text:p>
          </table:table-cell>
          <table:table-cell office:value-type="float" office:value="28" calcext:value-type="float">
            <text:p>28</text:p>
          </table:table-cell>
          <table:table-cell office:value-type="float" office:value="-26.38" calcext:value-type="float">
            <text:p>-26,38</text:p>
          </table:table-cell>
          <table:table-cell office:value-type="float" office:value="2.2" calcext:value-type="float">
            <text:p>2,2</text:p>
          </table:table-cell>
          <table:table-cell office:value-type="float" office:value="-22.6" calcext:value-type="float">
            <text:p>-22,6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27]);[ONUS_KM43.$A:.$AK];6;))" office:value-type="string" office:string-value="VSOL058" calcext:value-type="string">
            <text:p>VSOL058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-17.85" calcext:value-type="float">
            <text:p>-17,85</text:p>
          </table:table-cell>
          <table:table-cell office:value-type="float" office:value="1.89" calcext:value-type="float">
            <text:p>1,89</text:p>
          </table:table-cell>
          <table:table-cell office:value-type="float" office:value="-19.07" calcext:value-type="float">
            <text:p>-19,07</text:p>
          </table:table-cell>
          <table:table-cell table:style-name="ce4" table:formula="of:=UPPER(VLOOKUP(CONCATENATE(&quot;15&quot;;[.G27]);[ONUS_KM43.$A:.$AK];6;))" office:value-type="string" office:string-value="TP470" calcext:value-type="string">
            <text:p>TP47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-21.94" calcext:value-type="float">
            <text:p>-21,94</text:p>
          </table:table-cell>
          <table:table-cell table:style-name="ce8" office:value-type="float" office:value="1.05" calcext:value-type="float">
            <text:p>1,05</text:p>
          </table:table-cell>
          <table:table-cell table:style-name="ce8" office:value-type="float" office:value="-22.6" calcext:value-type="float">
            <text:p>-22,60</text:p>
          </table:table-cell>
          <table:table-cell table:style-name="ce4" table:formula="of:=UPPER(VLOOKUP(CONCATENATE(&quot;16&quot;;[.L27]);[ONUS_KM43.$A:.$AK];6;))" office:value-type="string" office:string-value="TP416" calcext:value-type="string">
            <text:p>TP416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-24.09" calcext:value-type="float">
            <text:p>-24,09</text:p>
          </table:table-cell>
          <table:table-cell table:style-name="ce8" office:value-type="float" office:value="1.63" calcext:value-type="float">
            <text:p>1,63</text:p>
          </table:table-cell>
          <table:table-cell table:style-name="ce8" office:value-type="float" office:value="-25.69" calcext:value-type="float">
            <text:p>-25,69</text:p>
          </table:table-cell>
          <table:table-cell table:style-name="ce4" table:formula="of:=UPPER(VLOOKUP(CONCATENATE(&quot;17&quot;;[.Q27]);[ONUS_KM43.$A:.$AK];6;))" office:value-type="string" office:string-value="R607" calcext:value-type="string">
            <text:p>R607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-21.8" calcext:value-type="float">
            <text:p>-21,80</text:p>
          </table:table-cell>
          <table:table-cell table:style-name="ce8" office:value-type="float" office:value="2.3" calcext:value-type="float">
            <text:p>2,30</text:p>
          </table:table-cell>
          <table:table-cell table:style-name="ce8" office:value-type="float" office:value="-23.38" calcext:value-type="float">
            <text:p>-23,38</text:p>
          </table:table-cell>
          <table:table-cell table:style-name="ce4" table:formula="of:=UPPER(VLOOKUP(CONCATENATE(&quot;18&quot;;[.V27]);[ONUS_KM43.$A:.$AK];6;))" office:value-type="string" office:string-value="TP462" calcext:value-type="string">
            <text:p>TP462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-22.52" calcext:value-type="float">
            <text:p>-22,52</text:p>
          </table:table-cell>
          <table:table-cell table:style-name="ce8" office:value-type="float" office:value="1.22" calcext:value-type="float">
            <text:p>1,22</text:p>
          </table:table-cell>
          <table:table-cell table:style-name="ce8" office:value-type="float" office:value="-23.98" calcext:value-type="float">
            <text:p>-23,98</text:p>
          </table:table-cell>
          <table:table-cell table:style-name="ce4" table:formula="of:=UPPER(VLOOKUP(CONCATENATE(&quot;19&quot;;[.AA27]);[ONUS_KM43.$A:.$AK];6;))" office:value-type="string" office:string-value="KQ292" calcext:value-type="string">
            <text:p>KQ292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-21.42" calcext:value-type="float">
            <text:p>-21,42</text:p>
          </table:table-cell>
          <table:table-cell table:style-name="ce8" office:value-type="float" office:value="2.39" calcext:value-type="float">
            <text:p>2,39</text:p>
          </table:table-cell>
          <table:table-cell table:style-name="ce8" office:value-type="float" office:value="-23.77" calcext:value-type="float">
            <text:p>-23,77</text:p>
          </table:table-cell>
          <table:table-cell table:number-columns-repeated="25"/>
          <table:table-cell table:style-name="ce4" table:formula="of:=UPPER(VLOOKUP(CONCATENATE(&quot;115&quot;;[.BE27]);[ONUS_KM43.$A:.$AK];6;))" office:value-type="string" office:string-value="" calcext:value-type="error">
            <text:p>#N/D</text:p>
          </table:table-cell>
          <table:table-cell office:value-type="float" office:value="29" calcext:value-type="float">
            <text:p>29</text:p>
          </table:table-cell>
          <table:table-cell office:value-type="float" office:value="-28.54" calcext:value-type="float">
            <text:p>-28,54</text:p>
          </table:table-cell>
          <table:table-cell office:value-type="float" office:value="1.42" calcext:value-type="float">
            <text:p>1,42</text:p>
          </table:table-cell>
          <table:table-cell office:value-type="float" office:value="-25.69" calcext:value-type="float">
            <text:p>-25,69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28]);[ONUS_KM43.$A:.$AK];6;))" office:value-type="string" office:string-value="SU013" calcext:value-type="string">
            <text:p>SU013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-19.54" calcext:value-type="float">
            <text:p>-19,54</text:p>
          </table:table-cell>
          <table:table-cell office:value-type="float" office:value="1.51" calcext:value-type="float">
            <text:p>1,51</text:p>
          </table:table-cell>
          <table:table-cell office:value-type="float" office:value="-20.18" calcext:value-type="float">
            <text:p>-20,18</text:p>
          </table:table-cell>
          <table:table-cell table:style-name="ce4" table:formula="of:=UPPER(VLOOKUP(CONCATENATE(&quot;15&quot;;[.G28]);[ONUS_KM43.$A:.$AK];6;))" office:value-type="string" office:string-value="TP475" calcext:value-type="string">
            <text:p>TP475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-23.18" calcext:value-type="float">
            <text:p>-23,18</text:p>
          </table:table-cell>
          <table:table-cell table:style-name="ce8" office:value-type="float" office:value="1.21" calcext:value-type="float">
            <text:p>1,21</text:p>
          </table:table-cell>
          <table:table-cell table:style-name="ce8" office:value-type="float" office:value="-23.77" calcext:value-type="float">
            <text:p>-23,77</text:p>
          </table:table-cell>
          <table:table-cell table:style-name="ce4" table:formula="of:=UPPER(VLOOKUP(CONCATENATE(&quot;16&quot;;[.L28]);[ONUS_KM43.$A:.$AK];6;))" office:value-type="string" office:string-value="VSOL022" calcext:value-type="string">
            <text:p>VSOL022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-23.76" calcext:value-type="float">
            <text:p>-23,76</text:p>
          </table:table-cell>
          <table:table-cell table:style-name="ce8" office:value-type="float" office:value="2.14" calcext:value-type="float">
            <text:p>2,14</text:p>
          </table:table-cell>
          <table:table-cell table:style-name="ce8" office:value-type="float" office:value="-24.82" calcext:value-type="float">
            <text:p>-24,82</text:p>
          </table:table-cell>
          <table:table-cell table:style-name="ce4" table:formula="of:=UPPER(VLOOKUP(CONCATENATE(&quot;17&quot;;[.Q28]);[ONUS_KM43.$A:.$AK];6;))" office:value-type="string" office:string-value="R606" calcext:value-type="string">
            <text:p>R606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-26.78" calcext:value-type="float">
            <text:p>-26,78</text:p>
          </table:table-cell>
          <table:table-cell table:style-name="ce8" office:value-type="float" office:value="2.22" calcext:value-type="float">
            <text:p>2,22</text:p>
          </table:table-cell>
          <table:table-cell table:style-name="ce8" office:value-type="float" office:value="-27.45" calcext:value-type="float">
            <text:p>-27,45</text:p>
          </table:table-cell>
          <table:table-cell table:style-name="ce4" table:formula="of:=UPPER(VLOOKUP(CONCATENATE(&quot;18&quot;;[.V28]);[ONUS_KM43.$A:.$AK];6;))" office:value-type="string" office:string-value="TP428" calcext:value-type="string">
            <text:p>TP428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-22.07" calcext:value-type="float">
            <text:p>-22,07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office:value-type="float" office:value="-25.23" calcext:value-type="float">
            <text:p>-25,23</text:p>
          </table:table-cell>
          <table:table-cell table:style-name="ce4" table:formula="of:=UPPER(VLOOKUP(CONCATENATE(&quot;19&quot;;[.AA28]);[ONUS_KM43.$A:.$AK];6;))" office:value-type="string" office:string-value="VSOL020" calcext:value-type="string">
            <text:p>VSOL02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-26.38" calcext:value-type="float">
            <text:p>-26,38</text:p>
          </table:table-cell>
          <table:table-cell table:style-name="ce8" office:value-type="float" office:value="2.23" calcext:value-type="float">
            <text:p>2,23</text:p>
          </table:table-cell>
          <table:table-cell table:style-name="ce8" office:value-type="float" office:value="-24.21" calcext:value-type="float">
            <text:p>-24,21</text:p>
          </table:table-cell>
          <table:table-cell table:number-columns-repeated="25"/>
          <table:table-cell table:style-name="ce4" table:formula="of:=UPPER(VLOOKUP(CONCATENATE(&quot;115&quot;;[.BE28]);[ONUS_KM43.$A:.$AK];6;))" office:value-type="string" office:string-value="" calcext:value-type="error">
            <text:p>#N/D</text:p>
          </table:table-cell>
          <table:table-cell office:value-type="float" office:value="30" calcext:value-type="float">
            <text:p>30</text:p>
          </table:table-cell>
          <table:table-cell office:value-type="float" office:value="-26.77" calcext:value-type="float">
            <text:p>-26,77</text:p>
          </table:table-cell>
          <table:table-cell office:value-type="float" office:value="1.66" calcext:value-type="float">
            <text:p>1,66</text:p>
          </table:table-cell>
          <table:table-cell office:value-type="float" office:value="-22.37" calcext:value-type="float">
            <text:p>-22,37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29]);[ONUS_KM43.$A:.$AK];6;))" office:value-type="string" office:string-value="" calcext:value-type="error">
            <text:p>#N/D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-18.86" calcext:value-type="float">
            <text:p>-18,86</text:p>
          </table:table-cell>
          <table:table-cell office:value-type="float" office:value="1.7" calcext:value-type="float">
            <text:p>1,7</text:p>
          </table:table-cell>
          <table:table-cell office:value-type="float" office:value="-19.67" calcext:value-type="float">
            <text:p>-19,67</text:p>
          </table:table-cell>
          <table:table-cell table:style-name="ce4" table:formula="of:=UPPER(VLOOKUP(CONCATENATE(&quot;15&quot;;[.G29]);[ONUS_KM43.$A:.$AK];6;))" office:value-type="string" office:string-value="TP421" calcext:value-type="string">
            <text:p>TP421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-22.44" calcext:value-type="float">
            <text:p>-22,44</text:p>
          </table:table-cell>
          <table:table-cell table:style-name="ce8" office:value-type="float" office:value="1.02" calcext:value-type="float">
            <text:p>1,02</text:p>
          </table:table-cell>
          <table:table-cell table:style-name="ce8" office:value-type="float" office:value="-22.84" calcext:value-type="float">
            <text:p>-22,84</text:p>
          </table:table-cell>
          <table:table-cell table:style-name="ce4" table:formula="of:=UPPER(VLOOKUP(CONCATENATE(&quot;16&quot;;[.L29]);[ONUS_KM43.$A:.$AK];6;))" office:value-type="string" office:string-value="TP417" calcext:value-type="string">
            <text:p>TP417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-22.92" calcext:value-type="float">
            <text:p>-22,92</text:p>
          </table:table-cell>
          <table:table-cell table:style-name="ce8" office:value-type="float" office:value="1.26" calcext:value-type="float">
            <text:p>1,26</text:p>
          </table:table-cell>
          <table:table-cell table:style-name="ce8" office:value-type="float" office:value="-24.32" calcext:value-type="float">
            <text:p>-24,32</text:p>
          </table:table-cell>
          <table:table-cell table:style-name="ce4" table:formula="of:=UPPER(VLOOKUP(CONCATENATE(&quot;17&quot;;[.Q29]);[ONUS_KM43.$A:.$AK];6;))" office:value-type="string" office:string-value="KP271" calcext:value-type="string">
            <text:p>KP271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-26.38" calcext:value-type="float">
            <text:p>-26,38</text:p>
          </table:table-cell>
          <table:table-cell table:style-name="ce8" office:value-type="float" office:value="2.35" calcext:value-type="float">
            <text:p>2,35</text:p>
          </table:table-cell>
          <table:table-cell table:style-name="ce8" office:value-type="float" office:value="-24.09" calcext:value-type="float">
            <text:p>-24,09</text:p>
          </table:table-cell>
          <table:table-cell table:style-name="ce4" table:formula="of:=UPPER(VLOOKUP(CONCATENATE(&quot;18&quot;;[.V29]);[ONUS_KM43.$A:.$AK];6;))" office:value-type="string" office:string-value="KQ410" calcext:value-type="string">
            <text:p>KQ41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-26.03" calcext:value-type="float">
            <text:p>-26,03</text:p>
          </table:table-cell>
          <table:table-cell table:style-name="ce8" office:value-type="float" office:value="1.93" calcext:value-type="float">
            <text:p>1,93</text:p>
          </table:table-cell>
          <table:table-cell table:style-name="ce8" office:value-type="float" office:value="-27.22" calcext:value-type="float">
            <text:p>-27,22</text:p>
          </table:table-cell>
          <table:table-cell table:style-name="ce4" table:formula="of:=UPPER(VLOOKUP(CONCATENATE(&quot;19&quot;;[.AA29]);[ONUS_KM43.$A:.$AK];6;))" office:value-type="string" office:string-value="TM93" calcext:value-type="string">
            <text:p>TM93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-24.31" calcext:value-type="float">
            <text:p>-24,31</text:p>
          </table:table-cell>
          <table:table-cell table:style-name="ce8" office:value-type="float" office:value="1.99" calcext:value-type="float">
            <text:p>1,99</text:p>
          </table:table-cell>
          <table:table-cell table:style-name="ce8" office:value-type="float" office:value="-22.52" calcext:value-type="float">
            <text:p>-22,52</text:p>
          </table:table-cell>
          <table:table-cell table:number-columns-repeated="25"/>
          <table:table-cell table:style-name="ce4" table:formula="of:=UPPER(VLOOKUP(CONCATENATE(&quot;115&quot;;[.BE29]);[ONUS_KM43.$A:.$AK];6;))" office:value-type="string" office:string-value="" calcext:value-type="error">
            <text:p>#N/D</text:p>
          </table:table-cell>
          <table:table-cell office:value-type="float" office:value="31" calcext:value-type="float">
            <text:p>31</text:p>
          </table:table-cell>
          <table:table-cell office:value-type="float" office:value="-27.69" calcext:value-type="float">
            <text:p>-27,69</text:p>
          </table:table-cell>
          <table:table-cell office:value-type="float" office:value="1.4" calcext:value-type="float">
            <text:p>1,4</text:p>
          </table:table-cell>
          <table:table-cell office:value-type="float" office:value="-24.82" calcext:value-type="float">
            <text:p>-24,82</text:p>
          </table:table-cell>
          <table:table-cell table:number-columns-repeated="16324"/>
        </table:table-row>
        <table:table-row table:style-name="ro2">
          <table:table-cell table:style-name="ce4" table:formula="of:=UPPER(VLOOKUP(CONCATENATE(&quot;13&quot;;[.B30]);[ONUS_KM43.$A:.$AK];6;))" office:value-type="string" office:string-value="VSOL054" calcext:value-type="string">
            <text:p>VSOL054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-21.42" calcext:value-type="float">
            <text:p>-21,42</text:p>
          </table:table-cell>
          <table:table-cell office:value-type="float" office:value="2.04" calcext:value-type="float">
            <text:p>2,04</text:p>
          </table:table-cell>
          <table:table-cell office:value-type="float" office:value="-21.03" calcext:value-type="float">
            <text:p>-21,03</text:p>
          </table:table-cell>
          <table:table-cell table:style-name="ce4" table:formula="of:=UPPER(VLOOKUP(CONCATENATE(&quot;15&quot;;[.G30]);[ONUS_KM43.$A:.$AK];6;))" office:value-type="string" office:string-value="TP429" calcext:value-type="string">
            <text:p>TP4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-23.87" calcext:value-type="float">
            <text:p>-23,87</text:p>
          </table:table-cell>
          <table:table-cell table:style-name="ce8" office:value-type="float" office:value="1.21" calcext:value-type="float">
            <text:p>1,21</text:p>
          </table:table-cell>
          <table:table-cell table:style-name="ce8" office:value-type="float" office:value="-23.28" calcext:value-type="float">
            <text:p>-23,28</text:p>
          </table:table-cell>
          <table:table-cell table:style-name="ce4" table:formula="of:=UPPER(VLOOKUP(CONCATENATE(&quot;16&quot;;[.L30]);[ONUS_KM43.$A:.$AK];6;))" office:value-type="string" office:string-value="TP501" calcext:value-type="string">
            <text:p>TP501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-24.2" calcext:value-type="float">
            <text:p>-24,20</text:p>
          </table:table-cell>
          <table:table-cell table:style-name="ce8" office:value-type="float" office:value="1.53" calcext:value-type="float">
            <text:p>1,53</text:p>
          </table:table-cell>
          <table:table-cell table:style-name="ce8" office:value-type="float" office:value="-24.95" calcext:value-type="float">
            <text:p>-24,95</text:p>
          </table:table-cell>
          <table:table-cell table:style-name="ce4" table:formula="of:=UPPER(VLOOKUP(CONCATENATE(&quot;17&quot;;[.Q30]);[ONUS_KM43.$A:.$AK];6;))" office:value-type="string" office:string-value="VO323" calcext:value-type="string">
            <text:p>VO323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-21.36" calcext:value-type="float">
            <text:p>-21,36</text:p>
          </table:table-cell>
          <table:table-cell table:style-name="ce8" office:value-type="float" office:value="2.08" calcext:value-type="float">
            <text:p>2,08</text:p>
          </table:table-cell>
          <table:table-cell table:style-name="ce8" office:value-type="float" office:value="-21.49" calcext:value-type="float">
            <text:p>-21,49</text:p>
          </table:table-cell>
          <table:table-cell table:style-name="ce4" table:formula="of:=UPPER(VLOOKUP(CONCATENATE(&quot;18&quot;;[.V30]);[ONUS_KM43.$A:.$AK];6;))" office:value-type="string" office:string-value="TP415" calcext:value-type="string">
            <text:p>TP41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-23.87" calcext:value-type="float">
            <text:p>-23,87</text:p>
          </table:table-cell>
          <table:table-cell table:style-name="ce8" office:value-type="float" office:value="1.54" calcext:value-type="float">
            <text:p>1,54</text:p>
          </table:table-cell>
          <table:table-cell table:style-name="ce8" office:value-type="float" office:value="-24.95" calcext:value-type="float">
            <text:p>-24,95</text:p>
          </table:table-cell>
          <table:table-cell table:style-name="ce4" table:formula="of:=UPPER(VLOOKUP(CONCATENATE(&quot;19&quot;;[.AA30]);[ONUS_KM43.$A:.$AK];6;))" office:value-type="string" office:string-value="TP035" calcext:value-type="string">
            <text:p>TP035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-23.98" calcext:value-type="float">
            <text:p>-23,98</text:p>
          </table:table-cell>
          <table:table-cell table:style-name="ce8" office:value-type="float" office:value="1.38" calcext:value-type="float">
            <text:p>1,38</text:p>
          </table:table-cell>
          <table:table-cell table:style-name="ce8" office:value-type="float" office:value="-25.69" calcext:value-type="float">
            <text:p>-25,69</text:p>
          </table:table-cell>
          <table:table-cell table:number-columns-repeated="25"/>
          <table:table-cell table:style-name="ce4" table:formula="of:=UPPER(VLOOKUP(CONCATENATE(&quot;115&quot;;[.BE30]);[ONUS_KM43.$A:.$AK];6;))" office:value-type="string" office:string-value="" calcext:value-type="error">
            <text:p>#N/D</text:p>
          </table:table-cell>
          <table:table-cell office:value-type="float" office:value="32" calcext:value-type="float">
            <text:p>32</text:p>
          </table:table-cell>
          <table:table-cell office:value-type="float" office:value="-33.97" calcext:value-type="float">
            <text:p>-33,97</text:p>
          </table:table-cell>
          <table:table-cell office:value-type="float" office:value="1.66" calcext:value-type="float">
            <text:p>1,66</text:p>
          </table:table-cell>
          <table:table-cell office:value-type="float" office:value="-29.59" calcext:value-type="float">
            <text:p>-29,59</text:p>
          </table:table-cell>
          <table:table-cell table:number-columns-repeated="16324"/>
        </table:table-row>
        <table:table-row table:style-name="ro2">
          <table:table-cell table:number-columns-repeated="5"/>
          <table:table-cell table:style-name="ce4" table:formula="of:=UPPER(VLOOKUP(CONCATENATE(&quot;15&quot;;[.G31]);[ONUS_KM43.$A:.$AK];6;))" office:value-type="string" office:string-value="TP493" calcext:value-type="string">
            <text:p>TP493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-22.14" calcext:value-type="float">
            <text:p>-22,14</text:p>
          </table:table-cell>
          <table:table-cell table:style-name="ce8" office:value-type="float" office:value="1.37" calcext:value-type="float">
            <text:p>1,37</text:p>
          </table:table-cell>
          <table:table-cell table:style-name="ce8" office:value-type="float" office:value="-23.19" calcext:value-type="float">
            <text:p>-23,19</text:p>
          </table:table-cell>
          <table:table-cell table:style-name="ce4" table:formula="of:=UPPER(VLOOKUP(CONCATENATE(&quot;16&quot;;[.L31]);[ONUS_KM43.$A:.$AK];6;))" office:value-type="string" office:string-value="TP553" calcext:value-type="string">
            <text:p>TP553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-25.68" calcext:value-type="float">
            <text:p>-25,68</text:p>
          </table:table-cell>
          <table:table-cell table:style-name="ce8" office:value-type="float" office:value="1.19" calcext:value-type="float">
            <text:p>1,19</text:p>
          </table:table-cell>
          <table:table-cell table:style-name="ce8" office:value-type="float" office:value="-25.38" calcext:value-type="float">
            <text:p>-25,38</text:p>
          </table:table-cell>
          <table:table-cell table:style-name="ce4" table:formula="of:=UPPER(VLOOKUP(CONCATENATE(&quot;17&quot;;[.Q31]);[ONUS_KM43.$A:.$AK];6;))" office:value-type="string" office:string-value="VN178" calcext:value-type="string">
            <text:p>VN178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-23.81" calcext:value-type="float">
            <text:p>-23,81</text:p>
          </table:table-cell>
          <table:table-cell table:style-name="ce8" office:value-type="float" office:value="2.1" calcext:value-type="float">
            <text:p>2,10</text:p>
          </table:table-cell>
          <table:table-cell table:style-name="ce8" office:value-type="float" office:value="-22.84" calcext:value-type="float">
            <text:p>-22,84</text:p>
          </table:table-cell>
          <table:table-cell table:style-name="ce4" table:formula="of:=UPPER(VLOOKUP(CONCATENATE(&quot;18&quot;;[.V31]);[ONUS_KM43.$A:.$AK];6;))" office:value-type="string" office:string-value="TP560" calcext:value-type="string">
            <text:p>TP56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-23.37" calcext:value-type="float">
            <text:p>-23,37</text:p>
          </table:table-cell>
          <table:table-cell table:style-name="ce8" office:value-type="float" office:value="0.98" calcext:value-type="float">
            <text:p>0,98</text:p>
          </table:table-cell>
          <table:table-cell table:style-name="ce8" office:value-type="float" office:value="-23.19" calcext:value-type="float">
            <text:p>-23,19</text:p>
          </table:table-cell>
          <table:table-cell table:style-name="ce4" table:formula="of:=UPPER(VLOOKUP(CONCATENATE(&quot;19&quot;;[.AA31]);[ONUS_KM43.$A:.$AK];6;))" office:value-type="string" office:string-value="TP040" calcext:value-type="string">
            <text:p>TP040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-23.56" calcext:value-type="float">
            <text:p>-23,56</text:p>
          </table:table-cell>
          <table:table-cell table:style-name="ce8" office:value-type="float" office:value="1.33" calcext:value-type="float">
            <text:p>1,33</text:p>
          </table:table-cell>
          <table:table-cell table:style-name="ce8" office:value-type="float" office:value="-22.3" calcext:value-type="float">
            <text:p>-22,30</text:p>
          </table:table-cell>
          <table:table-cell table:number-columns-repeated="25"/>
          <table:table-cell table:style-name="ce4" table:formula="of:=UPPER(VLOOKUP(CONCATENATE(&quot;115&quot;;[.BE31]);[ONUS_KM43.$A:.$AK];6;))" office:value-type="string" office:string-value="" calcext:value-type="error">
            <text:p>#N/D</text:p>
          </table:table-cell>
          <table:table-cell office:value-type="float" office:value="33" calcext:value-type="float">
            <text:p>33</text:p>
          </table:table-cell>
          <table:table-cell office:value-type="float" office:value="-30" calcext:value-type="float">
            <text:p>-30</text:p>
          </table:table-cell>
          <table:table-cell office:value-type="float" office:value="1.42" calcext:value-type="float">
            <text:p>1,42</text:p>
          </table:table-cell>
          <table:table-cell office:value-type="float" office:value="-25.86" calcext:value-type="float">
            <text:p>-25,86</text:p>
          </table:table-cell>
          <table:table-cell table:number-columns-repeated="16324"/>
        </table:table-row>
        <table:table-row table:style-name="ro2">
          <table:table-cell table:number-columns-repeated="5"/>
          <table:table-cell table:style-name="ce4" table:formula="of:=UPPER(VLOOKUP(CONCATENATE(&quot;15&quot;;[.G32]);[ONUS_KM43.$A:.$AK];6;))" office:value-type="string" office:string-value="TP427" calcext:value-type="string">
            <text:p>TP427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-22.67" calcext:value-type="float">
            <text:p>-22,67</text:p>
          </table:table-cell>
          <table:table-cell table:style-name="ce8" office:value-type="float" office:value="1.46" calcext:value-type="float">
            <text:p>1,46</text:p>
          </table:table-cell>
          <table:table-cell table:style-name="ce8" office:value-type="float" office:value="-23.19" calcext:value-type="float">
            <text:p>-23,19</text:p>
          </table:table-cell>
          <table:table-cell table:style-name="ce4" table:formula="of:=UPPER(VLOOKUP(CONCATENATE(&quot;16&quot;;[.L32]);[ONUS_KM43.$A:.$AK];6;))" office:value-type="string" office:string-value="TP556" calcext:value-type="string">
            <text:p>TP556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-24.68" calcext:value-type="float">
            <text:p>-24,68</text:p>
          </table:table-cell>
          <table:table-cell table:style-name="ce8" office:value-type="float" office:value="1.42" calcext:value-type="float">
            <text:p>1,42</text:p>
          </table:table-cell>
          <table:table-cell table:style-name="ce8" office:value-type="float" office:value="-25.38" calcext:value-type="float">
            <text:p>-25,38</text:p>
          </table:table-cell>
          <table:table-cell table:style-name="ce4" table:formula="of:=UPPER(VLOOKUP(CONCATENATE(&quot;17&quot;;[.Q32]);[ONUS_KM43.$A:.$AK];6;))" office:value-type="string" office:string-value="VN279" calcext:value-type="string">
            <text:p>VN279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-22.84" calcext:value-type="float">
            <text:p>-22,84</text:p>
          </table:table-cell>
          <table:table-cell table:style-name="ce8" office:value-type="float" office:value="2.12" calcext:value-type="float">
            <text:p>2,12</text:p>
          </table:table-cell>
          <table:table-cell table:style-name="ce8" office:value-type="float" office:value="-24.56" calcext:value-type="float">
            <text:p>-24,56</text:p>
          </table:table-cell>
          <table:table-cell table:style-name="ce4" table:formula="of:=UPPER(VLOOKUP(CONCATENATE(&quot;18&quot;;[.V32]);[ONUS_KM43.$A:.$AK];6;))" office:value-type="string" office:string-value="KQ387" calcext:value-type="string">
            <text:p>KQ387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-22.75" calcext:value-type="float">
            <text:p>-22,75</text:p>
          </table:table-cell>
          <table:table-cell table:style-name="ce8" office:value-type="float" office:value="1.59" calcext:value-type="float">
            <text:p>1,59</text:p>
          </table:table-cell>
          <table:table-cell table:style-name="ce8" office:value-type="float" office:value="-23.88" calcext:value-type="float">
            <text:p>-23,88</text:p>
          </table:table-cell>
          <table:table-cell table:style-name="ce4" table:formula="of:=UPPER(VLOOKUP(CONCATENATE(&quot;19&quot;;[.AA32]);[ONUS_KM43.$A:.$AK];6;))" office:value-type="string" office:string-value="TP058" calcext:value-type="string">
            <text:p>TP058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-25.37" calcext:value-type="float">
            <text:p>-25,37</text:p>
          </table:table-cell>
          <table:table-cell table:style-name="ce8" office:value-type="float" office:value="0.96" calcext:value-type="float">
            <text:p>0,96</text:p>
          </table:table-cell>
          <table:table-cell table:style-name="ce8" office:value-type="float" office:value="-24.09" calcext:value-type="float">
            <text:p>-24,09</text:p>
          </table:table-cell>
          <table:table-cell table:number-columns-repeated="25"/>
          <table:table-cell table:style-name="ce4" table:formula="of:=UPPER(VLOOKUP(CONCATENATE(&quot;115&quot;;[.BE32]);[ONUS_KM43.$A:.$AK];6;))" office:value-type="string" office:string-value="" calcext:value-type="error">
            <text:p>#N/D</text:p>
          </table:table-cell>
          <table:table-cell office:value-type="float" office:value="34" calcext:value-type="float">
            <text:p>34</text:p>
          </table:table-cell>
          <table:table-cell office:value-type="float" office:value="-27.21" calcext:value-type="float">
            <text:p>-27,21</text:p>
          </table:table-cell>
          <table:table-cell office:value-type="float" office:value="1.6" calcext:value-type="float">
            <text:p>1,6</text:p>
          </table:table-cell>
          <table:table-cell office:value-type="float" office:value="-23.88" calcext:value-type="float">
            <text:p>-23,88</text:p>
          </table:table-cell>
          <table:table-cell table:number-columns-repeated="16324"/>
        </table:table-row>
        <table:table-row table:style-name="ro2">
          <table:table-cell table:number-columns-repeated="5"/>
          <table:table-cell table:style-name="ce4" table:formula="of:=UPPER(VLOOKUP(CONCATENATE(&quot;15&quot;;[.G33]);[ONUS_KM43.$A:.$AK];6;))" office:value-type="string" office:string-value="TP433" calcext:value-type="string">
            <text:p>TP433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-20.97" calcext:value-type="float">
            <text:p>-20,97</text:p>
          </table:table-cell>
          <table:table-cell table:style-name="ce8" office:value-type="float" office:value="0.12" calcext:value-type="float">
            <text:p>0,12</text:p>
          </table:table-cell>
          <table:table-cell table:style-name="ce8" office:value-type="float" office:value="-22.93" calcext:value-type="float">
            <text:p>-22,93</text:p>
          </table:table-cell>
          <table:table-cell table:style-name="ce4" table:formula="of:=UPPER(VLOOKUP(CONCATENATE(&quot;16&quot;;[.L33]);[ONUS_KM43.$A:.$AK];6;))" office:value-type="string" office:string-value="TP510" calcext:value-type="string">
            <text:p>TP51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-27.69" calcext:value-type="float">
            <text:p>-27,69</text:p>
          </table:table-cell>
          <table:table-cell table:style-name="ce8" office:value-type="float" office:value="1.2" calcext:value-type="float">
            <text:p>1,20</text:p>
          </table:table-cell>
          <table:table-cell table:style-name="ce8" office:value-type="float" office:value="-26.58" calcext:value-type="float">
            <text:p>-26,58</text:p>
          </table:table-cell>
          <table:table-cell table:style-name="ce4" table:formula="of:=UPPER(VLOOKUP(CONCATENATE(&quot;17&quot;;[.Q33]);[ONUS_KM43.$A:.$AK];6;))" office:value-type="string" office:string-value="VO142" calcext:value-type="string">
            <text:p>VO142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-20.91" calcext:value-type="float">
            <text:p>-20,91</text:p>
          </table:table-cell>
          <table:table-cell table:style-name="ce8" office:value-type="float" office:value="0.83" calcext:value-type="float">
            <text:p>0,83</text:p>
          </table:table-cell>
          <table:table-cell table:style-name="ce8" office:value-type="float" office:value="-20.46" calcext:value-type="float">
            <text:p>-20,46</text:p>
          </table:table-cell>
          <table:table-cell table:style-name="ce4" table:formula="of:=UPPER(VLOOKUP(CONCATENATE(&quot;18&quot;;[.V33]);[ONUS_KM43.$A:.$AK];6;))" office:value-type="string" office:string-value="VM83" calcext:value-type="string">
            <text:p>VM83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-24.2" calcext:value-type="float">
            <text:p>-24,20</text:p>
          </table:table-cell>
          <table:table-cell table:style-name="ce8" office:value-type="float" office:value="2.54" calcext:value-type="float">
            <text:p>2,54</text:p>
          </table:table-cell>
          <table:table-cell table:style-name="ce8" office:value-type="float" office:value="-25.53" calcext:value-type="float">
            <text:p>-25,53</text:p>
          </table:table-cell>
          <table:table-cell table:style-name="ce4" table:formula="of:=UPPER(VLOOKUP(CONCATENATE(&quot;19&quot;;[.AA33]);[ONUS_KM43.$A:.$AK];6;))" office:value-type="string" office:string-value="TP569" calcext:value-type="string">
            <text:p>TP569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-20.13" calcext:value-type="float">
            <text:p>-20,13</text:p>
          </table:table-cell>
          <table:table-cell table:style-name="ce8" office:value-type="float" office:value="1.35" calcext:value-type="float">
            <text:p>1,35</text:p>
          </table:table-cell>
          <table:table-cell table:style-name="ce8" office:value-type="float" office:value="-22.22" calcext:value-type="float">
            <text:p>-22,2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34]);[ONUS_KM43.$A:.$AK];6;))" office:value-type="string" office:string-value="TP566" calcext:value-type="string">
            <text:p>TP566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-24.2" calcext:value-type="float">
            <text:p>-24,20</text:p>
          </table:table-cell>
          <table:table-cell table:style-name="ce8" office:value-type="float" office:value="1.01" calcext:value-type="float">
            <text:p>1,01</text:p>
          </table:table-cell>
          <table:table-cell table:style-name="ce8" office:value-type="float" office:value="-26.03" calcext:value-type="float">
            <text:p>-26,03</text:p>
          </table:table-cell>
          <table:table-cell table:style-name="ce4" table:formula="of:=UPPER(VLOOKUP(CONCATENATE(&quot;16&quot;;[.L34]);[ONUS_KM43.$A:.$AK];6;))" office:value-type="string" office:string-value="TP511" calcext:value-type="string">
            <text:p>TP511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-23.28" calcext:value-type="float">
            <text:p>-23,28</text:p>
          </table:table-cell>
          <table:table-cell table:style-name="ce8" office:value-type="float" office:value="1.14" calcext:value-type="float">
            <text:p>1,14</text:p>
          </table:table-cell>
          <table:table-cell table:style-name="ce8" office:value-type="float" office:value="-24.21" calcext:value-type="float">
            <text:p>-24,21</text:p>
          </table:table-cell>
          <table:table-cell table:style-name="ce4" table:formula="of:=UPPER(VLOOKUP(CONCATENATE(&quot;17&quot;;[.Q34]);[ONUS_KM43.$A:.$AK];6;))" office:value-type="string" office:string-value="KQ235" calcext:value-type="string">
            <text:p>KQ235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-25.55" calcext:value-type="float">
            <text:p>-25,55</text:p>
          </table:table-cell>
          <table:table-cell table:style-name="ce8" office:value-type="float" office:value="1.79" calcext:value-type="float">
            <text:p>1,79</text:p>
          </table:table-cell>
          <table:table-cell table:style-name="ce8" office:value-type="float" office:value="-24.69" calcext:value-type="float">
            <text:p>-24,69</text:p>
          </table:table-cell>
          <table:table-cell table:style-name="ce4" table:formula="of:=UPPER(VLOOKUP(CONCATENATE(&quot;18&quot;;[.V34]);[ONUS_KM43.$A:.$AK];6;))" office:value-type="string" office:string-value="TP559" calcext:value-type="string">
            <text:p>TP559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-25.85" calcext:value-type="float">
            <text:p>-25,85</text:p>
          </table:table-cell>
          <table:table-cell table:style-name="ce8" office:value-type="float" office:value="0.94" calcext:value-type="float">
            <text:p>0,94</text:p>
          </table:table-cell>
          <table:table-cell table:style-name="ce8" office:value-type="float" office:value="-27.7" calcext:value-type="float">
            <text:p>-27,70</text:p>
          </table:table-cell>
          <table:table-cell table:style-name="ce4" table:formula="of:=UPPER(VLOOKUP(CONCATENATE(&quot;19&quot;;[.AA34]);[ONUS_KM43.$A:.$AK];6;))" office:value-type="string" office:string-value="HG8245V374" calcext:value-type="string">
            <text:p>HG8245V374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-24.31" calcext:value-type="float">
            <text:p>-24,31</text:p>
          </table:table-cell>
          <table:table-cell table:style-name="ce8" office:value-type="float" office:value="1.96" calcext:value-type="float">
            <text:p>1,96</text:p>
          </table:table-cell>
          <table:table-cell table:style-name="ce8" office:value-type="float" office:value="-24.21" calcext:value-type="float">
            <text:p>-24,21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35]);[ONUS_KM43.$A:.$AK];6;))" office:value-type="string" office:string-value="TP561" calcext:value-type="string">
            <text:p>TP561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-21.74" calcext:value-type="float">
            <text:p>-21,74</text:p>
          </table:table-cell>
          <table:table-cell table:style-name="ce8" office:value-type="float" office:value="1.11" calcext:value-type="float">
            <text:p>1,11</text:p>
          </table:table-cell>
          <table:table-cell table:style-name="ce8" office:value-type="float" office:value="-22.76" calcext:value-type="float">
            <text:p>-22,76</text:p>
          </table:table-cell>
          <table:table-cell table:style-name="ce4" table:formula="of:=UPPER(VLOOKUP(CONCATENATE(&quot;16&quot;;[.L35]);[ONUS_KM43.$A:.$AK];6;))" office:value-type="string" office:string-value="TP568" calcext:value-type="string">
            <text:p>TP568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-24.31" calcext:value-type="float">
            <text:p>-24,31</text:p>
          </table:table-cell>
          <table:table-cell table:style-name="ce8" office:value-type="float" office:value="1.19" calcext:value-type="float">
            <text:p>1,19</text:p>
          </table:table-cell>
          <table:table-cell table:style-name="ce8" office:value-type="float" office:value="-25.86" calcext:value-type="float">
            <text:p>-25,86</text:p>
          </table:table-cell>
          <table:table-cell table:style-name="ce4" table:formula="of:=UPPER(VLOOKUP(CONCATENATE(&quot;17&quot;;[.Q35]);[ONUS_KM43.$A:.$AK];6;))" office:value-type="string" office:string-value="KQ280" calcext:value-type="string">
            <text:p>KQ28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-19.24" calcext:value-type="float">
            <text:p>-19,24</text:p>
          </table:table-cell>
          <table:table-cell table:style-name="ce8" office:value-type="float" office:value="2.52" calcext:value-type="float">
            <text:p>2,52</text:p>
          </table:table-cell>
          <table:table-cell table:style-name="ce8" office:value-type="float" office:value="-23.1" calcext:value-type="float">
            <text:p>-23,10</text:p>
          </table:table-cell>
          <table:table-cell table:style-name="ce4" table:formula="of:=UPPER(VLOOKUP(CONCATENATE(&quot;18&quot;;[.V35]);[ONUS_KM43.$A:.$AK];6;))" office:value-type="string" office:string-value="TP522" calcext:value-type="string">
            <text:p>TP522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-22.59" calcext:value-type="float">
            <text:p>-22,59</text:p>
          </table:table-cell>
          <table:table-cell table:style-name="ce8" office:value-type="float" office:value="1.35" calcext:value-type="float">
            <text:p>1,35</text:p>
          </table:table-cell>
          <table:table-cell table:style-name="ce8" office:value-type="float" office:value="-24.21" calcext:value-type="float">
            <text:p>-24,21</text:p>
          </table:table-cell>
          <table:table-cell table:style-name="ce4" table:formula="of:=UPPER(VLOOKUP(CONCATENATE(&quot;19&quot;;[.AA35]);[ONUS_KM43.$A:.$AK];6;))" office:value-type="string" office:string-value="TP207" calcext:value-type="string">
            <text:p>TP207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-27.96" calcext:value-type="float">
            <text:p>-27,96</text:p>
          </table:table-cell>
          <table:table-cell table:style-name="ce8" office:value-type="float" office:value="0.96" calcext:value-type="float">
            <text:p>0,96</text:p>
          </table:table-cell>
          <table:table-cell table:style-name="ce8" office:value-type="float" office:value="-27.22" calcext:value-type="float">
            <text:p>-27,2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36]);[ONUS_KM43.$A:.$AK];6;))" office:value-type="string" office:string-value="TM309" calcext:value-type="string">
            <text:p>TM309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-22" calcext:value-type="float">
            <text:p>-22,00</text:p>
          </table:table-cell>
          <table:table-cell table:style-name="ce8" office:value-type="float" office:value="2.28" calcext:value-type="float">
            <text:p>2,28</text:p>
          </table:table-cell>
          <table:table-cell table:style-name="ce8" office:value-type="float" office:value="-23.98" calcext:value-type="float">
            <text:p>-23,98</text:p>
          </table:table-cell>
          <table:table-cell table:style-name="ce4" table:formula="of:=UPPER(VLOOKUP(CONCATENATE(&quot;16&quot;;[.L36]);[ONUS_KM43.$A:.$AK];6;))" office:value-type="string" office:string-value="VSOL004" calcext:value-type="string">
            <text:p>VSOL004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-25.53" calcext:value-type="float">
            <text:p>-25,53</text:p>
          </table:table-cell>
          <table:table-cell table:style-name="ce8" office:value-type="float" office:value="2.1" calcext:value-type="float">
            <text:p>2,10</text:p>
          </table:table-cell>
          <table:table-cell table:style-name="ce8" office:value-type="float" office:value="-26.99" calcext:value-type="float">
            <text:p>-26,99</text:p>
          </table:table-cell>
          <table:table-cell table:style-name="ce4" table:formula="of:=UPPER(VLOOKUP(CONCATENATE(&quot;17&quot;;[.Q36]);[ONUS_KM43.$A:.$AK];6;))" office:value-type="string" office:string-value="I348" calcext:value-type="string">
            <text:p>I348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-23.01" calcext:value-type="float">
            <text:p>-23,01</text:p>
          </table:table-cell>
          <table:table-cell table:style-name="ce8" office:value-type="float" office:value="2.16" calcext:value-type="float">
            <text:p>2,16</text:p>
          </table:table-cell>
          <table:table-cell table:style-name="ce8" office:value-type="float" office:value="-23.88" calcext:value-type="float">
            <text:p>-23,88</text:p>
          </table:table-cell>
          <table:table-cell table:style-name="ce4" table:formula="of:=UPPER(VLOOKUP(CONCATENATE(&quot;18&quot;;[.V36]);[ONUS_KM43.$A:.$AK];6;))" office:value-type="string" office:string-value="VSOL067" calcext:value-type="string">
            <text:p>VSOL067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-24.31" calcext:value-type="float">
            <text:p>-24,31</text:p>
          </table:table-cell>
          <table:table-cell table:style-name="ce8" office:value-type="float" office:value="2.27" calcext:value-type="float">
            <text:p>2,27</text:p>
          </table:table-cell>
          <table:table-cell table:style-name="ce8" office:value-type="float" office:value="-26.2" calcext:value-type="float">
            <text:p>-26,20</text:p>
          </table:table-cell>
          <table:table-cell table:style-name="ce4" table:formula="of:=UPPER(VLOOKUP(CONCATENATE(&quot;19&quot;;[.AA36]);[ONUS_KM43.$A:.$AK];6;))" office:value-type="string" office:string-value="TP330" calcext:value-type="string">
            <text:p>TP330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-26.57" calcext:value-type="float">
            <text:p>-26,57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office:value-type="float" office:value="-24.44" calcext:value-type="float">
            <text:p>-24,44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37]);[ONUS_KM43.$A:.$AK];6;))" office:value-type="string" office:string-value="TP550" calcext:value-type="string">
            <text:p>TP550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-26.77" calcext:value-type="float">
            <text:p>-26,77</text:p>
          </table:table-cell>
          <table:table-cell table:style-name="ce8" office:value-type="float" office:value="1.05" calcext:value-type="float">
            <text:p>1,05</text:p>
          </table:table-cell>
          <table:table-cell table:style-name="ce8" office:value-type="float" office:value="-23.77" calcext:value-type="float">
            <text:p>-23,77</text:p>
          </table:table-cell>
          <table:table-cell table:style-name="ce4" table:formula="of:=UPPER(VLOOKUP(CONCATENATE(&quot;16&quot;;[.L37]);[ONUS_KM43.$A:.$AK];6;))" office:value-type="string" office:string-value="VSOL019" calcext:value-type="string">
            <text:p>VSOL019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-23.37" calcext:value-type="float">
            <text:p>-23,37</text:p>
          </table:table-cell>
          <table:table-cell table:style-name="ce8" office:value-type="float" office:value="2.03" calcext:value-type="float">
            <text:p>2,03</text:p>
          </table:table-cell>
          <table:table-cell table:style-name="ce8" office:value-type="float" office:value="-24.95" calcext:value-type="float">
            <text:p>-24,95</text:p>
          </table:table-cell>
          <table:table-cell table:style-name="ce4" table:formula="of:=UPPER(VLOOKUP(CONCATENATE(&quot;17&quot;;[.Q37]);[ONUS_KM43.$A:.$AK];6;))" office:value-type="string" office:string-value="KQ221" calcext:value-type="string">
            <text:p>KQ221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-23.1" calcext:value-type="float">
            <text:p>-23,10</text:p>
          </table:table-cell>
          <table:table-cell table:style-name="ce8" office:value-type="float" office:value="1.6" calcext:value-type="float">
            <text:p>1,60</text:p>
          </table:table-cell>
          <table:table-cell table:style-name="ce8" office:value-type="float" office:value="-23.77" calcext:value-type="float">
            <text:p>-23,77</text:p>
          </table:table-cell>
          <table:table-cell table:style-name="ce4" table:formula="of:=UPPER(VLOOKUP(CONCATENATE(&quot;18&quot;;[.V37]);[ONUS_KM43.$A:.$AK];6;))" office:value-type="string" office:string-value="VSOL061" calcext:value-type="string">
            <text:p>VSOL061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-21.3" calcext:value-type="float">
            <text:p>-21,30</text:p>
          </table:table-cell>
          <table:table-cell table:style-name="ce8" office:value-type="float" office:value="2.22" calcext:value-type="float">
            <text:p>2,22</text:p>
          </table:table-cell>
          <table:table-cell table:style-name="ce8" office:value-type="float" office:value="-23.57" calcext:value-type="float">
            <text:p>-23,57</text:p>
          </table:table-cell>
          <table:table-cell table:style-name="ce4" table:formula="of:=UPPER(VLOOKUP(CONCATENATE(&quot;19&quot;;[.AA37]);[ONUS_KM43.$A:.$AK];6;))" office:value-type="string" office:string-value="TP167" calcext:value-type="string">
            <text:p>TP167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-29.58" calcext:value-type="float">
            <text:p>-29,58</text:p>
          </table:table-cell>
          <table:table-cell table:style-name="ce8" office:value-type="float" office:value="1.58" calcext:value-type="float">
            <text:p>1,58</text:p>
          </table:table-cell>
          <table:table-cell table:style-name="ce8" office:value-type="float" office:value="-26.78" calcext:value-type="float">
            <text:p>-26,78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38]);[ONUS_KM43.$A:.$AK];6;))" office:value-type="string" office:string-value="VP313" calcext:value-type="string">
            <text:p>VP313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-24.09" calcext:value-type="float">
            <text:p>-24,09</text:p>
          </table:table-cell>
          <table:table-cell table:style-name="ce8" office:value-type="float" office:value="2.17" calcext:value-type="float">
            <text:p>2,17</text:p>
          </table:table-cell>
          <table:table-cell table:style-name="ce8" office:value-type="float" office:value="-28.24" calcext:value-type="float">
            <text:p>-28,24</text:p>
          </table:table-cell>
          <table:table-cell table:style-name="ce4" table:formula="of:=UPPER(VLOOKUP(CONCATENATE(&quot;16&quot;;[.L38]);[ONUS_KM43.$A:.$AK];6;))" office:value-type="string" office:string-value="VSOL044" calcext:value-type="string">
            <text:p>VSOL044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-23.87" calcext:value-type="float">
            <text:p>-23,87</text:p>
          </table:table-cell>
          <table:table-cell table:style-name="ce8" office:value-type="float" office:value="2.08" calcext:value-type="float">
            <text:p>2,08</text:p>
          </table:table-cell>
          <table:table-cell table:style-name="ce8" office:value-type="float" office:value="-24.69" calcext:value-type="float">
            <text:p>-24,69</text:p>
          </table:table-cell>
          <table:table-cell table:style-name="ce4" table:formula="of:=UPPER(VLOOKUP(CONCATENATE(&quot;17&quot;;[.Q38]);[ONUS_KM43.$A:.$AK];6;))" office:value-type="string" office:string-value="KQ274" calcext:value-type="string">
            <text:p>KQ274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-21.8" calcext:value-type="float">
            <text:p>-21,80</text:p>
          </table:table-cell>
          <table:table-cell table:style-name="ce8" office:value-type="float" office:value="2.72" calcext:value-type="float">
            <text:p>2,72</text:p>
          </table:table-cell>
          <table:table-cell table:style-name="ce8" office:value-type="float" office:value="-23.98" calcext:value-type="float">
            <text:p>-23,98</text:p>
          </table:table-cell>
          <table:table-cell table:style-name="ce4" table:formula="of:=UPPER(VLOOKUP(CONCATENATE(&quot;18&quot;;[.V38]);[ONUS_KM43.$A:.$AK];6;))" office:value-type="string" office:string-value="VSOL087" calcext:value-type="string">
            <text:p>VSOL087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-20.65" calcext:value-type="float">
            <text:p>-20,65</text:p>
          </table:table-cell>
          <table:table-cell table:style-name="ce8" office:value-type="float" office:value="2.11" calcext:value-type="float">
            <text:p>2,11</text:p>
          </table:table-cell>
          <table:table-cell table:style-name="ce8" office:value-type="float" office:value="-22.84" calcext:value-type="float">
            <text:p>-22,84</text:p>
          </table:table-cell>
          <table:table-cell table:style-name="ce4" table:formula="of:=UPPER(VLOOKUP(CONCATENATE(&quot;19&quot;;[.AA38]);[ONUS_KM43.$A:.$AK];6;))" office:value-type="string" office:string-value="TP603" calcext:value-type="string">
            <text:p>TP603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-26.57" calcext:value-type="float">
            <text:p>-26,57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-23.02" calcext:value-type="float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39]);[ONUS_KM43.$A:.$AK];6;))" office:value-type="string" office:string-value="TP140" calcext:value-type="string">
            <text:p>TP14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-24.81" calcext:value-type="float">
            <text:p>-24,81</text:p>
          </table:table-cell>
          <table:table-cell table:style-name="ce8" office:value-type="float" office:value="0.69" calcext:value-type="float">
            <text:p>0,69</text:p>
          </table:table-cell>
          <table:table-cell table:style-name="ce8" office:value-type="float" office:value="-23.77" calcext:value-type="float">
            <text:p>-23,77</text:p>
          </table:table-cell>
          <table:table-cell table:style-name="ce4" table:formula="of:=UPPER(VLOOKUP(CONCATENATE(&quot;16&quot;;[.L39]);[ONUS_KM43.$A:.$AK];6;))" office:value-type="string" office:string-value="VSOL047" calcext:value-type="string">
            <text:p>VSOL047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-27.21" calcext:value-type="float">
            <text:p>-27,21</text:p>
          </table:table-cell>
          <table:table-cell table:style-name="ce8" office:value-type="float" office:value="2.13" calcext:value-type="float">
            <text:p>2,13</text:p>
          </table:table-cell>
          <table:table-cell table:style-name="ce8" office:value-type="float" office:value="-25.69" calcext:value-type="float">
            <text:p>-25,69</text:p>
          </table:table-cell>
          <table:table-cell table:style-name="ce4" table:formula="of:=UPPER(VLOOKUP(CONCATENATE(&quot;17&quot;;[.Q39]);[ONUS_KM43.$A:.$AK];6;))" office:value-type="string" office:string-value="TP029" calcext:value-type="string">
            <text:p>TP029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-20.91" calcext:value-type="float">
            <text:p>-20,91</text:p>
          </table:table-cell>
          <table:table-cell table:style-name="ce8" office:value-type="float" office:value="1.3" calcext:value-type="float">
            <text:p>1,30</text:p>
          </table:table-cell>
          <table:table-cell table:style-name="ce8" office:value-type="float" office:value="-22.37" calcext:value-type="float">
            <text:p>-22,37</text:p>
          </table:table-cell>
          <table:table-cell table:style-name="ce4" table:formula="of:=UPPER(VLOOKUP(CONCATENATE(&quot;18&quot;;[.V39]);[ONUS_KM43.$A:.$AK];6;))" office:value-type="string" office:string-value="SU018" calcext:value-type="string">
            <text:p>SU018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-27.69" calcext:value-type="float">
            <text:p>-27,69</text:p>
          </table:table-cell>
          <table:table-cell table:style-name="ce8" office:value-type="float" office:value="1.52" calcext:value-type="float">
            <text:p>1,52</text:p>
          </table:table-cell>
          <table:table-cell table:style-name="ce8" office:value-type="float" office:value="-26.99" calcext:value-type="float">
            <text:p>-26,99</text:p>
          </table:table-cell>
          <table:table-cell table:style-name="ce4" table:formula="of:=UPPER(VLOOKUP(CONCATENATE(&quot;19&quot;;[.AA39]);[ONUS_KM43.$A:.$AK];6;))" office:value-type="string" office:string-value="TP609" calcext:value-type="string">
            <text:p>TP609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-21.13" calcext:value-type="float">
            <text:p>-21,13</text:p>
          </table:table-cell>
          <table:table-cell table:style-name="ce8" office:value-type="float" office:value="1.08" calcext:value-type="float">
            <text:p>1,08</text:p>
          </table:table-cell>
          <table:table-cell table:style-name="ce8" office:value-type="float" office:value="-22.52" calcext:value-type="float">
            <text:p>-22,5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40]);[ONUS_KM43.$A:.$AK];6;))" office:value-type="string" office:string-value="SU001" calcext:value-type="string">
            <text:p>SU001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-20" calcext:value-type="float">
            <text:p>-20,00</text:p>
          </table:table-cell>
          <table:table-cell table:style-name="ce8" office:value-type="float" office:value="1.7" calcext:value-type="float">
            <text:p>1,70</text:p>
          </table:table-cell>
          <table:table-cell table:style-name="ce8" office:value-type="float" office:value="-22.93" calcext:value-type="float">
            <text:p>-22,93</text:p>
          </table:table-cell>
          <table:table-cell table:style-name="ce4" table:formula="of:=UPPER(VLOOKUP(CONCATENATE(&quot;16&quot;;[.L40]);[ONUS_KM43.$A:.$AK];6;))" office:value-type="string" office:string-value="VSOL069" calcext:value-type="string">
            <text:p>VSOL069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-22.59" calcext:value-type="float">
            <text:p>-22,59</text:p>
          </table:table-cell>
          <table:table-cell table:style-name="ce8" office:value-type="float" office:value="2.1" calcext:value-type="float">
            <text:p>2,10</text:p>
          </table:table-cell>
          <table:table-cell table:style-name="ce8" office:value-type="float" office:value="-24.69" calcext:value-type="float">
            <text:p>-24,69</text:p>
          </table:table-cell>
          <table:table-cell table:style-name="ce4" table:formula="of:=UPPER(VLOOKUP(CONCATENATE(&quot;17&quot;;[.Q40]);[ONUS_KM43.$A:.$AK];6;))" office:value-type="string" office:string-value="KQ279" calcext:value-type="string">
            <text:p>KQ279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-21.42" calcext:value-type="float">
            <text:p>-21,42</text:p>
          </table:table-cell>
          <table:table-cell table:style-name="ce8" office:value-type="float" office:value="2.24" calcext:value-type="float">
            <text:p>2,24</text:p>
          </table:table-cell>
          <table:table-cell table:style-name="ce8" office:value-type="float" office:value="-22.45" calcext:value-type="float">
            <text:p>-22,45</text:p>
          </table:table-cell>
          <table:table-cell table:style-name="ce4" table:formula="of:=UPPER(VLOOKUP(CONCATENATE(&quot;18&quot;;[.V40]);[ONUS_KM43.$A:.$AK];6;))" office:value-type="string" office:string-value="" calcext:value-type="error">
            <text:p>#N/D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-20.55" calcext:value-type="float">
            <text:p>-20,55</text:p>
          </table:table-cell>
          <table:table-cell table:style-name="ce8" office:value-type="float" office:value="1.68" calcext:value-type="float">
            <text:p>1,68</text:p>
          </table:table-cell>
          <table:table-cell table:style-name="ce8" office:value-type="float" office:value="-22.68" calcext:value-type="float">
            <text:p>-22,68</text:p>
          </table:table-cell>
          <table:table-cell table:style-name="ce4" table:formula="of:=UPPER(VLOOKUP(CONCATENATE(&quot;19&quot;;[.AA40]);[ONUS_KM43.$A:.$AK];6;))" office:value-type="string" office:string-value="TP437" calcext:value-type="string">
            <text:p>TP437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-22.59" calcext:value-type="float">
            <text:p>-22,59</text:p>
          </table:table-cell>
          <table:table-cell table:style-name="ce8" office:value-type="float" office:value="1.15" calcext:value-type="float">
            <text:p>1,15</text:p>
          </table:table-cell>
          <table:table-cell table:style-name="ce8" office:value-type="float" office:value="-22.3" calcext:value-type="float">
            <text:p>-22,30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41]);[ONUS_KM43.$A:.$AK];6;))" office:value-type="string" office:string-value="TP519" calcext:value-type="string">
            <text:p>TP519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-24.09" calcext:value-type="float">
            <text:p>-24,09</text:p>
          </table:table-cell>
          <table:table-cell table:style-name="ce8" office:value-type="float" office:value="1.37" calcext:value-type="float">
            <text:p>1,37</text:p>
          </table:table-cell>
          <table:table-cell table:style-name="ce8" office:value-type="float" office:value="-23.77" calcext:value-type="float">
            <text:p>-23,77</text:p>
          </table:table-cell>
          <table:table-cell table:style-name="ce4" table:formula="of:=UPPER(VLOOKUP(CONCATENATE(&quot;16&quot;;[.L41]);[ONUS_KM43.$A:.$AK];6;))" office:value-type="string" office:string-value="VSOL077" calcext:value-type="string">
            <text:p>VSOL077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-24.2" calcext:value-type="float">
            <text:p>-24,20</text:p>
          </table:table-cell>
          <table:table-cell table:style-name="ce8" office:value-type="float" office:value="2.17" calcext:value-type="float">
            <text:p>2,17</text:p>
          </table:table-cell>
          <table:table-cell table:style-name="ce8" office:value-type="float" office:value="-26.03" calcext:value-type="float">
            <text:p>-26,03</text:p>
          </table:table-cell>
          <table:table-cell table:style-name="ce4" table:formula="of:=UPPER(VLOOKUP(CONCATENATE(&quot;17&quot;;[.Q41]);[ONUS_KM43.$A:.$AK];6;))" office:value-type="string" office:string-value="KQ275" calcext:value-type="string">
            <text:p>KQ275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-18.44" calcext:value-type="float">
            <text:p>-18,44</text:p>
          </table:table-cell>
          <table:table-cell table:style-name="ce8" office:value-type="float" office:value="2.61" calcext:value-type="float">
            <text:p>2,61</text:p>
          </table:table-cell>
          <table:table-cell table:style-name="ce8" office:value-type="float" office:value="-20.87" calcext:value-type="float">
            <text:p>-20,87</text:p>
          </table:table-cell>
          <table:table-cell table:style-name="ce4" table:formula="of:=UPPER(VLOOKUP(CONCATENATE(&quot;18&quot;;[.V41]);[ONUS_KM43.$A:.$AK];6;))" office:value-type="string" office:string-value="" calcext:value-type="error">
            <text:p>#N/D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-22.92" calcext:value-type="float">
            <text:p>-22,92</text:p>
          </table:table-cell>
          <table:table-cell table:style-name="ce8" office:value-type="float" office:value="1.63" calcext:value-type="float">
            <text:p>1,63</text:p>
          </table:table-cell>
          <table:table-cell table:style-name="ce8" office:value-type="float" office:value="-25.86" calcext:value-type="float">
            <text:p>-25,86</text:p>
          </table:table-cell>
          <table:table-cell table:style-name="ce4" table:formula="of:=UPPER(VLOOKUP(CONCATENATE(&quot;19&quot;;[.AA41]);[ONUS_KM43.$A:.$AK];6;))" office:value-type="string" office:string-value="TP228B" calcext:value-type="string">
            <text:p>TP228B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-21.42" calcext:value-type="float">
            <text:p>-21,42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-22.08" calcext:value-type="float">
            <text:p>-22,08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42]);[ONUS_KM43.$A:.$AK];6;))" office:value-type="string" office:string-value="VSOL037" calcext:value-type="string">
            <text:p>VSOL037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-21.67" calcext:value-type="float">
            <text:p>-21,67</text:p>
          </table:table-cell>
          <table:table-cell table:style-name="ce8" office:value-type="float" office:value="1.93" calcext:value-type="float">
            <text:p>1,93</text:p>
          </table:table-cell>
          <table:table-cell table:style-name="ce8" office:value-type="float" office:value="-23.47" calcext:value-type="float">
            <text:p>-23,47</text:p>
          </table:table-cell>
          <table:table-cell table:style-name="ce4" table:formula="of:=UPPER(VLOOKUP(CONCATENATE(&quot;16&quot;;[.L42]);[ONUS_KM43.$A:.$AK];6;))" office:value-type="string" office:string-value="VSOL078" calcext:value-type="string">
            <text:p>VSOL078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-22.44" calcext:value-type="float">
            <text:p>-22,44</text:p>
          </table:table-cell>
          <table:table-cell table:style-name="ce8" office:value-type="float" office:value="2.12" calcext:value-type="float">
            <text:p>2,12</text:p>
          </table:table-cell>
          <table:table-cell table:style-name="ce8" office:value-type="float" office:value="-24.21" calcext:value-type="float">
            <text:p>-24,21</text:p>
          </table:table-cell>
          <table:table-cell table:style-name="ce4" table:formula="of:=UPPER(VLOOKUP(CONCATENATE(&quot;17&quot;;[.Q42]);[ONUS_KM43.$A:.$AK];6;))" office:value-type="string" office:string-value="KQ288" calcext:value-type="string">
            <text:p>KQ288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-19.32" calcext:value-type="float">
            <text:p>-19,32</text:p>
          </table:table-cell>
          <table:table-cell table:style-name="ce8" office:value-type="float" office:value="2.39" calcext:value-type="float">
            <text:p>2,39</text:p>
          </table:table-cell>
          <table:table-cell table:style-name="ce8" office:value-type="float" office:value="-20.61" calcext:value-type="float">
            <text:p>-20,61</text:p>
          </table:table-cell>
          <table:table-cell table:style-name="ce4" table:formula="of:=UPPER(VLOOKUP(CONCATENATE(&quot;18&quot;;[.V42]);[ONUS_KM43.$A:.$AK];6;))" office:value-type="string" office:string-value="" calcext:value-type="error">
            <text:p>#N/D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-25.85" calcext:value-type="float">
            <text:p>-25,85</text:p>
          </table:table-cell>
          <table:table-cell table:style-name="ce8" office:value-type="float" office:value="1.47" calcext:value-type="float">
            <text:p>1,47</text:p>
          </table:table-cell>
          <table:table-cell table:style-name="ce8" office:value-type="float" office:value="-30" calcext:value-type="float">
            <text:p>-30,00</text:p>
          </table:table-cell>
          <table:table-cell table:style-name="ce4" table:formula="of:=UPPER(VLOOKUP(CONCATENATE(&quot;19&quot;;[.AA42]);[ONUS_KM43.$A:.$AK];6;))" office:value-type="string" office:string-value="TP444" calcext:value-type="string">
            <text:p>TP444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-24.2" calcext:value-type="float">
            <text:p>-24,20</text:p>
          </table:table-cell>
          <table:table-cell table:style-name="ce8" office:value-type="float" office:value="0.88" calcext:value-type="float">
            <text:p>0,88</text:p>
          </table:table-cell>
          <table:table-cell table:style-name="ce8" office:value-type="float" office:value="-23.02" calcext:value-type="float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43]);[ONUS_KM43.$A:.$AK];6;))" office:value-type="string" office:string-value="VSOL033" calcext:value-type="string">
            <text:p>VSOL033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-26.38" calcext:value-type="float">
            <text:p>-26,38</text:p>
          </table:table-cell>
          <table:table-cell table:style-name="ce8" office:value-type="float" office:value="2.19" calcext:value-type="float">
            <text:p>2,19</text:p>
          </table:table-cell>
          <table:table-cell table:style-name="ce8" office:value-type="float" office:value="-23.47" calcext:value-type="float">
            <text:p>-23,47</text:p>
          </table:table-cell>
          <table:table-cell table:style-name="ce4" table:formula="of:=UPPER(VLOOKUP(CONCATENATE(&quot;16&quot;;[.L43]);[ONUS_KM43.$A:.$AK];6;))" office:value-type="string" office:string-value="VSOL079" calcext:value-type="string">
            <text:p>VSOL079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-21.48" calcext:value-type="float">
            <text:p>-21,48</text:p>
          </table:table-cell>
          <table:table-cell table:style-name="ce8" office:value-type="float" office:value="2.14" calcext:value-type="float">
            <text:p>2,14</text:p>
          </table:table-cell>
          <table:table-cell table:style-name="ce8" office:value-type="float" office:value="-24.56" calcext:value-type="float">
            <text:p>-24,56</text:p>
          </table:table-cell>
          <table:table-cell table:style-name="ce4" table:formula="of:=UPPER(VLOOKUP(CONCATENATE(&quot;17&quot;;[.Q43]);[ONUS_KM43.$A:.$AK];6;))" office:value-type="string" office:string-value="TN135" calcext:value-type="string">
            <text:p>TN135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-26.99" calcext:value-type="float">
            <text:p>-26,99</text:p>
          </table:table-cell>
          <table:table-cell table:style-name="ce8" office:value-type="float" office:value="2.78" calcext:value-type="float">
            <text:p>2,78</text:p>
          </table:table-cell>
          <table:table-cell table:style-name="ce8" office:value-type="float" office:value="-28.87" calcext:value-type="float">
            <text:p>-28,87</text:p>
          </table:table-cell>
          <table:table-cell table:number-columns-repeated="5"/>
          <table:table-cell table:style-name="ce4" table:formula="of:=UPPER(VLOOKUP(CONCATENATE(&quot;19&quot;;[.AA43]);[ONUS_KM43.$A:.$AK];6;))" office:value-type="string" office:string-value="TP481" calcext:value-type="string">
            <text:p>TP481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-22.14" calcext:value-type="float">
            <text:p>-22,14</text:p>
          </table:table-cell>
          <table:table-cell table:style-name="ce8" office:value-type="float" office:value="1.27" calcext:value-type="float">
            <text:p>1,27</text:p>
          </table:table-cell>
          <table:table-cell table:style-name="ce8" office:value-type="float" office:value="-23.57" calcext:value-type="float">
            <text:p>-23,57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44]);[ONUS_KM43.$A:.$AK];6;))" office:value-type="string" office:string-value="VSOL046" calcext:value-type="string">
            <text:p>VSOL046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-26.02" calcext:value-type="float">
            <text:p>-26,02</text:p>
          </table:table-cell>
          <table:table-cell table:style-name="ce8" office:value-type="float" office:value="2.11" calcext:value-type="float">
            <text:p>2,11</text:p>
          </table:table-cell>
          <table:table-cell table:style-name="ce8" office:value-type="float" office:value="-23.88" calcext:value-type="float">
            <text:p>-23,88</text:p>
          </table:table-cell>
          <table:table-cell table:style-name="ce4" table:formula="of:=UPPER(VLOOKUP(CONCATENATE(&quot;16&quot;;[.L44]);[ONUS_KM43.$A:.$AK];6;))" office:value-type="string" office:string-value="VSOL088" calcext:value-type="string">
            <text:p>VSOL088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-22.36" calcext:value-type="float">
            <text:p>-22,36</text:p>
          </table:table-cell>
          <table:table-cell table:style-name="ce8" office:value-type="float" office:value="2.02" calcext:value-type="float">
            <text:p>2,02</text:p>
          </table:table-cell>
          <table:table-cell table:style-name="ce8" office:value-type="float" office:value="-24.69" calcext:value-type="float">
            <text:p>-24,69</text:p>
          </table:table-cell>
          <table:table-cell table:style-name="ce4" table:formula="of:=UPPER(VLOOKUP(CONCATENATE(&quot;17&quot;;[.Q44]);[ONUS_KM43.$A:.$AK];6;))" office:value-type="string" office:string-value="TP034" calcext:value-type="string">
            <text:p>TP034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-21.67" calcext:value-type="float">
            <text:p>-21,67</text:p>
          </table:table-cell>
          <table:table-cell table:style-name="ce8" office:value-type="float" office:value="1.17" calcext:value-type="float">
            <text:p>1,17</text:p>
          </table:table-cell>
          <table:table-cell table:style-name="ce8" office:value-type="float" office:value="-22.52" calcext:value-type="float">
            <text:p>-22,52</text:p>
          </table:table-cell>
          <table:table-cell table:number-columns-repeated="5"/>
          <table:table-cell table:style-name="ce4" table:formula="of:=UPPER(VLOOKUP(CONCATENATE(&quot;19&quot;;[.AA44]);[ONUS_KM43.$A:.$AK];6;))" office:value-type="string" office:string-value="TP457" calcext:value-type="string">
            <text:p>TP457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-23.98" calcext:value-type="float">
            <text:p>-23,98</text:p>
          </table:table-cell>
          <table:table-cell table:style-name="ce8" office:value-type="float" office:value="1" calcext:value-type="float">
            <text:p>1,00</text:p>
          </table:table-cell>
          <table:table-cell table:style-name="ce8" office:value-type="float" office:value="-23.1" calcext:value-type="float">
            <text:p>-23,10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45]);[ONUS_KM43.$A:.$AK];6;))" office:value-type="string" office:string-value="VSOL063" calcext:value-type="string">
            <text:p>VSOL063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-21.19" calcext:value-type="float">
            <text:p>-21,19</text:p>
          </table:table-cell>
          <table:table-cell table:style-name="ce8" office:value-type="float" office:value="2.19" calcext:value-type="float">
            <text:p>2,19</text:p>
          </table:table-cell>
          <table:table-cell table:style-name="ce8" office:value-type="float" office:value="-22.76" calcext:value-type="float">
            <text:p>-22,76</text:p>
          </table:table-cell>
          <table:table-cell table:style-name="ce4" table:formula="of:=UPPER(VLOOKUP(CONCATENATE(&quot;16&quot;;[.L45]);[ONUS_KM43.$A:.$AK];6;))" office:value-type="string" office:string-value="VSOL084" calcext:value-type="string">
            <text:p>VSOL084</text:p>
          </table:table-cell>
          <table:table-cell office:value-type="float" office:value="47" calcext:value-type="float">
            <text:p>47</text:p>
          </table:table-cell>
          <table:table-cell table:style-name="ce8" office:value-type="float" office:value="-23.56" calcext:value-type="float">
            <text:p>-23,56</text:p>
          </table:table-cell>
          <table:table-cell table:style-name="ce8" office:value-type="float" office:value="2.09" calcext:value-type="float">
            <text:p>2,09</text:p>
          </table:table-cell>
          <table:table-cell table:style-name="ce8" office:value-type="float" office:value="-24.82" calcext:value-type="float">
            <text:p>-24,82</text:p>
          </table:table-cell>
          <table:table-cell table:style-name="ce4" table:formula="of:=UPPER(VLOOKUP(CONCATENATE(&quot;17&quot;;[.Q45]);[ONUS_KM43.$A:.$AK];6;))" office:value-type="string" office:string-value="O329" calcext:value-type="string">
            <text:p>O329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-19.31" calcext:value-type="float">
            <text:p>-19,31</text:p>
          </table:table-cell>
          <table:table-cell table:style-name="ce8" office:value-type="float" office:value="2.03" calcext:value-type="float">
            <text:p>2,03</text:p>
          </table:table-cell>
          <table:table-cell table:style-name="ce8" office:value-type="float" office:value="-21.81" calcext:value-type="float">
            <text:p>-21,81</text:p>
          </table:table-cell>
          <table:table-cell table:number-columns-repeated="5"/>
          <table:table-cell table:style-name="ce4" table:formula="of:=UPPER(VLOOKUP(CONCATENATE(&quot;19&quot;;[.AA45]);[ONUS_KM43.$A:.$AK];6;))" office:value-type="string" office:string-value="TP463" calcext:value-type="string">
            <text:p>TP463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-21.25" calcext:value-type="float">
            <text:p>-21,25</text:p>
          </table:table-cell>
          <table:table-cell table:style-name="ce8" office:value-type="float" office:value="1.07" calcext:value-type="float">
            <text:p>1,07</text:p>
          </table:table-cell>
          <table:table-cell table:style-name="ce8" office:value-type="float" office:value="-22.76" calcext:value-type="float">
            <text:p>-22,76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46]);[ONUS_KM43.$A:.$AK];6;))" office:value-type="string" office:string-value="VSOL056" calcext:value-type="string">
            <text:p>VSOL056</text:p>
          </table:table-cell>
          <table:table-cell office:value-type="float" office:value="47" calcext:value-type="float">
            <text:p>47</text:p>
          </table:table-cell>
          <table:table-cell table:style-name="ce8" office:value-type="float" office:value="-26.77" calcext:value-type="float">
            <text:p>-26,77</text:p>
          </table:table-cell>
          <table:table-cell table:style-name="ce8" office:value-type="float" office:value="2.14" calcext:value-type="float">
            <text:p>2,14</text:p>
          </table:table-cell>
          <table:table-cell table:style-name="ce8" office:value-type="float" office:value="-23.57" calcext:value-type="float">
            <text:p>-23,57</text:p>
          </table:table-cell>
          <table:table-cell table:style-name="ce4" table:formula="of:=UPPER(VLOOKUP(CONCATENATE(&quot;16&quot;;[.L46]);[ONUS_KM43.$A:.$AK];6;))" office:value-type="string" office:string-value="VSOL081" calcext:value-type="string">
            <text:p>VSOL081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-23.87" calcext:value-type="float">
            <text:p>-23,87</text:p>
          </table:table-cell>
          <table:table-cell table:style-name="ce8" office:value-type="float" office:value="2.13" calcext:value-type="float">
            <text:p>2,13</text:p>
          </table:table-cell>
          <table:table-cell table:style-name="ce8" office:value-type="float" office:value="-24.56" calcext:value-type="float">
            <text:p>-24,56</text:p>
          </table:table-cell>
          <table:table-cell table:style-name="ce4" table:formula="of:=UPPER(VLOOKUP(CONCATENATE(&quot;17&quot;;[.Q46]);[ONUS_KM43.$A:.$AK];6;))" office:value-type="string" office:string-value="TP086" calcext:value-type="string">
            <text:p>TP086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-21.08" calcext:value-type="float">
            <text:p>-21,08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-22.6" calcext:value-type="float">
            <text:p>-22,60</text:p>
          </table:table-cell>
          <table:table-cell table:number-columns-repeated="5"/>
          <table:table-cell table:style-name="ce4" table:formula="of:=UPPER(VLOOKUP(CONCATENATE(&quot;19&quot;;[.AA46]);[ONUS_KM43.$A:.$AK];6;))" office:value-type="string" office:string-value="TP424" calcext:value-type="string">
            <text:p>TP424</text:p>
          </table:table-cell>
          <table:table-cell office:value-type="float" office:value="47" calcext:value-type="float">
            <text:p>47</text:p>
          </table:table-cell>
          <table:table-cell table:style-name="ce8" office:value-type="float" office:value="-22.52" calcext:value-type="float">
            <text:p>-22,52</text:p>
          </table:table-cell>
          <table:table-cell table:style-name="ce8" office:value-type="float" office:value="1.47" calcext:value-type="float">
            <text:p>1,47</text:p>
          </table:table-cell>
          <table:table-cell table:style-name="ce8" office:value-type="float" office:value="-23.38" calcext:value-type="float">
            <text:p>-23,38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47]);[ONUS_KM43.$A:.$AK];6;))" office:value-type="string" office:string-value="VSOL064" calcext:value-type="string">
            <text:p>VSOL064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-20.22" calcext:value-type="float">
            <text:p>-20,22</text:p>
          </table:table-cell>
          <table:table-cell table:style-name="ce8" office:value-type="float" office:value="2.09" calcext:value-type="float">
            <text:p>2,09</text:p>
          </table:table-cell>
          <table:table-cell table:style-name="ce8" office:value-type="float" office:value="-22.84" calcext:value-type="float">
            <text:p>-22,84</text:p>
          </table:table-cell>
          <table:table-cell table:style-name="ce4" table:formula="of:=UPPER(VLOOKUP(CONCATENATE(&quot;16&quot;;[.L47]);[ONUS_KM43.$A:.$AK];6;))" office:value-type="string" office:string-value="VSOL099" calcext:value-type="string">
            <text:p>VSOL099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-26.02" calcext:value-type="float">
            <text:p>-26,02</text:p>
          </table:table-cell>
          <table:table-cell table:style-name="ce8" office:value-type="float" office:value="2.07" calcext:value-type="float">
            <text:p>2,07</text:p>
          </table:table-cell>
          <table:table-cell table:style-name="ce8" office:value-type="float" office:value="-28.54" calcext:value-type="float">
            <text:p>-28,54</text:p>
          </table:table-cell>
          <table:table-cell table:style-name="ce4" table:formula="of:=UPPER(VLOOKUP(CONCATENATE(&quot;17&quot;;[.Q47]);[ONUS_KM43.$A:.$AK];6;))" office:value-type="string" office:string-value="LA89" calcext:value-type="string">
            <text:p>LA89</text:p>
          </table:table-cell>
          <table:table-cell office:value-type="float" office:value="47" calcext:value-type="float">
            <text:p>47</text:p>
          </table:table-cell>
          <table:table-cell table:style-name="ce8" office:value-type="float" office:value="-22.92" calcext:value-type="float">
            <text:p>-22,92</text:p>
          </table:table-cell>
          <table:table-cell table:style-name="ce8" office:value-type="float" office:value="1.77" calcext:value-type="float">
            <text:p>1,77</text:p>
          </table:table-cell>
          <table:table-cell table:style-name="ce8" office:value-type="float" office:value="-23.57" calcext:value-type="float">
            <text:p>-23,57</text:p>
          </table:table-cell>
          <table:table-cell table:number-columns-repeated="5"/>
          <table:table-cell table:style-name="ce4" table:formula="of:=UPPER(VLOOKUP(CONCATENATE(&quot;19&quot;;[.AA47]);[ONUS_KM43.$A:.$AK];6;))" office:value-type="string" office:string-value="TP418" calcext:value-type="string">
            <text:p>TP418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-20.04" calcext:value-type="float">
            <text:p>-20,04</text:p>
          </table:table-cell>
          <table:table-cell table:style-name="ce8" office:value-type="float" office:value="1.16" calcext:value-type="float">
            <text:p>1,16</text:p>
          </table:table-cell>
          <table:table-cell table:style-name="ce8" office:value-type="float" office:value="-20.81" calcext:value-type="float">
            <text:p>-20,81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48]);[ONUS_KM43.$A:.$AK];6;))" office:value-type="string" office:string-value="VSOL086" calcext:value-type="string">
            <text:p>VSOL086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-20.08" calcext:value-type="float">
            <text:p>-20,08</text:p>
          </table:table-cell>
          <table:table-cell table:style-name="ce8" office:value-type="float" office:value="2.06" calcext:value-type="float">
            <text:p>2,06</text:p>
          </table:table-cell>
          <table:table-cell table:style-name="ce8" office:value-type="float" office:value="-22.68" calcext:value-type="float">
            <text:p>-22,68</text:p>
          </table:table-cell>
          <table:table-cell table:style-name="ce4" table:formula="of:=UPPER(VLOOKUP(CONCATENATE(&quot;16&quot;;[.L48]);[ONUS_KM43.$A:.$AK];6;))" office:value-type="string" office:string-value="" calcext:value-type="error">
            <text:p>#N/D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-28.24" calcext:value-type="float">
            <text:p>-28,24</text:p>
          </table:table-cell>
          <table:table-cell table:style-name="ce8" office:value-type="float" office:value="1.45" calcext:value-type="float">
            <text:p>1,45</text:p>
          </table:table-cell>
          <table:table-cell table:style-name="ce8" office:value-type="float" office:value="-30" calcext:value-type="float">
            <text:p>-30,00</text:p>
          </table:table-cell>
          <table:table-cell table:style-name="ce4" table:formula="of:=UPPER(VLOOKUP(CONCATENATE(&quot;17&quot;;[.Q48]);[ONUS_KM43.$A:.$AK];6;))" office:value-type="string" office:string-value="TP168" calcext:value-type="string">
            <text:p>TP168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-28.86" calcext:value-type="float">
            <text:p>-28,86</text:p>
          </table:table-cell>
          <table:table-cell table:style-name="ce8" office:value-type="float" office:value="0.89" calcext:value-type="float">
            <text:p>0,89</text:p>
          </table:table-cell>
          <table:table-cell table:style-name="ce8" office:value-type="float" office:value="-28.24" calcext:value-type="float">
            <text:p>-28,24</text:p>
          </table:table-cell>
          <table:table-cell table:number-columns-repeated="5"/>
          <table:table-cell table:style-name="ce4" table:formula="of:=UPPER(VLOOKUP(CONCATENATE(&quot;19&quot;;[.AA48]);[ONUS_KM43.$A:.$AK];6;))" office:value-type="string" office:string-value="TP503" calcext:value-type="string">
            <text:p>TP503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-22.22" calcext:value-type="float">
            <text:p>-22,22</text:p>
          </table:table-cell>
          <table:table-cell table:style-name="ce8" office:value-type="float" office:value="1.42" calcext:value-type="float">
            <text:p>1,42</text:p>
          </table:table-cell>
          <table:table-cell table:style-name="ce8" office:value-type="float" office:value="-23.1" calcext:value-type="float">
            <text:p>-23,10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49]);[ONUS_KM43.$A:.$AK];6;))" office:value-type="string" office:string-value="VSOL085" calcext:value-type="string">
            <text:p>VSOL085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-21.19" calcext:value-type="float">
            <text:p>-21,19</text:p>
          </table:table-cell>
          <table:table-cell table:style-name="ce8" office:value-type="float" office:value="2.13" calcext:value-type="float">
            <text:p>2,13</text:p>
          </table:table-cell>
          <table:table-cell table:style-name="ce8" office:value-type="float" office:value="-22.15" calcext:value-type="float">
            <text:p>-22,15</text:p>
          </table:table-cell>
          <table:table-cell table:style-name="ce4" table:formula="of:=UPPER(VLOOKUP(CONCATENATE(&quot;16&quot;;[.L49]);[ONUS_KM43.$A:.$AK];6;))" office:value-type="string" office:string-value="" calcext:value-type="error">
            <text:p>#N/D</text:p>
          </table:table-cell>
          <table:table-cell office:value-type="float" office:value="51" calcext:value-type="float">
            <text:p>51</text:p>
          </table:table-cell>
          <table:table-cell table:style-name="ce8" office:value-type="float" office:value="-23.76" calcext:value-type="float">
            <text:p>-23,76</text:p>
          </table:table-cell>
          <table:table-cell table:style-name="ce8" office:value-type="float" office:value="1.6" calcext:value-type="float">
            <text:p>1,60</text:p>
          </table:table-cell>
          <table:table-cell table:style-name="ce8" office:value-type="float" office:value="-26.03" calcext:value-type="float">
            <text:p>-26,03</text:p>
          </table:table-cell>
          <table:table-cell table:style-name="ce4" table:formula="of:=UPPER(VLOOKUP(CONCATENATE(&quot;17&quot;;[.Q49]);[ONUS_KM43.$A:.$AK];6;))" office:value-type="string" office:string-value="VSOL015" calcext:value-type="string">
            <text:p>VSOL015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-20.13" calcext:value-type="float">
            <text:p>-20,13</text:p>
          </table:table-cell>
          <table:table-cell table:style-name="ce8" office:value-type="float" office:value="2.38" calcext:value-type="float">
            <text:p>2,38</text:p>
          </table:table-cell>
          <table:table-cell table:style-name="ce8" office:value-type="float" office:value="-22.52" calcext:value-type="float">
            <text:p>-22,52</text:p>
          </table:table-cell>
          <table:table-cell table:number-columns-repeated="5"/>
          <table:table-cell table:style-name="ce4" table:formula="of:=UPPER(VLOOKUP(CONCATENATE(&quot;19&quot;;[.AA49]);[ONUS_KM43.$A:.$AK];6;))" office:value-type="string" office:string-value="TP557" calcext:value-type="string">
            <text:p>TP557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-20.45" calcext:value-type="float">
            <text:p>-20,45</text:p>
          </table:table-cell>
          <table:table-cell table:style-name="ce8" office:value-type="float" office:value="1.1" calcext:value-type="float">
            <text:p>1,10</text:p>
          </table:table-cell>
          <table:table-cell table:style-name="ce8" office:value-type="float" office:value="-22.76" calcext:value-type="float">
            <text:p>-22,76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50]);[ONUS_KM43.$A:.$AK];6;))" office:value-type="string" office:string-value="VSOL097" calcext:value-type="string">
            <text:p>VSOL097</text:p>
          </table:table-cell>
          <table:table-cell office:value-type="float" office:value="51" calcext:value-type="float">
            <text:p>51</text:p>
          </table:table-cell>
          <table:table-cell table:style-name="ce8" office:value-type="float" office:value="-22.36" calcext:value-type="float">
            <text:p>-22,36</text:p>
          </table:table-cell>
          <table:table-cell table:style-name="ce8" office:value-type="float" office:value="2.15" calcext:value-type="float">
            <text:p>2,15</text:p>
          </table:table-cell>
          <table:table-cell table:style-name="ce8" office:value-type="float" office:value="-24.69" calcext:value-type="float">
            <text:p>-24,69</text:p>
          </table:table-cell>
          <table:table-cell table:style-name="ce4" table:formula="of:=UPPER(VLOOKUP(CONCATENATE(&quot;16&quot;;[.L50]);[ONUS_KM43.$A:.$AK];6;))" office:value-type="string" office:string-value="" calcext:value-type="error">
            <text:p>#N/D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-25.08" calcext:value-type="float">
            <text:p>-25,08</text:p>
          </table:table-cell>
          <table:table-cell table:style-name="ce8" office:value-type="float" office:value="2.32" calcext:value-type="float">
            <text:p>2,32</text:p>
          </table:table-cell>
          <table:table-cell table:style-name="ce8" office:value-type="float" office:value="-28.24" calcext:value-type="float">
            <text:p>-28,24</text:p>
          </table:table-cell>
          <table:table-cell table:style-name="ce4" table:formula="of:=UPPER(VLOOKUP(CONCATENATE(&quot;17&quot;;[.Q50]);[ONUS_KM43.$A:.$AK];6;))" office:value-type="string" office:string-value="TP300" calcext:value-type="string">
            <text:p>TP300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-26.57" calcext:value-type="float">
            <text:p>-26,57</text:p>
          </table:table-cell>
          <table:table-cell table:style-name="ce8" office:value-type="float" office:value="1.21" calcext:value-type="float">
            <text:p>1,21</text:p>
          </table:table-cell>
          <table:table-cell table:style-name="ce8" office:value-type="float" office:value="-22.93" calcext:value-type="float">
            <text:p>-22,93</text:p>
          </table:table-cell>
          <table:table-cell table:number-columns-repeated="5"/>
          <table:table-cell table:style-name="ce4" table:formula="of:=UPPER(VLOOKUP(CONCATENATE(&quot;19&quot;;[.AA50]);[ONUS_KM43.$A:.$AK];6;))" office:value-type="string" office:string-value="TP169" calcext:value-type="string">
            <text:p>TP169</text:p>
          </table:table-cell>
          <table:table-cell office:value-type="float" office:value="51" calcext:value-type="float">
            <text:p>51</text:p>
          </table:table-cell>
          <table:table-cell table:style-name="ce8" office:value-type="float" office:value="-23.18" calcext:value-type="float">
            <text:p>-23,18</text:p>
          </table:table-cell>
          <table:table-cell table:style-name="ce8" office:value-type="float" office:value="1.11" calcext:value-type="float">
            <text:p>1,11</text:p>
          </table:table-cell>
          <table:table-cell table:style-name="ce8" office:value-type="float" office:value="-25.69" calcext:value-type="float">
            <text:p>-25,69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51]);[ONUS_KM43.$A:.$AK];6;))" office:value-type="string" office:string-value="" calcext:value-type="error">
            <text:p>#N/D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-20.6" calcext:value-type="float">
            <text:p>-20,60</text:p>
          </table:table-cell>
          <table:table-cell table:style-name="ce8" office:value-type="float" office:value="1.48" calcext:value-type="float">
            <text:p>1,48</text:p>
          </table:table-cell>
          <table:table-cell table:style-name="ce8" office:value-type="float" office:value="-22.6" calcext:value-type="float">
            <text:p>-22,60</text:p>
          </table:table-cell>
          <table:table-cell table:style-name="ce4" table:formula="of:=UPPER(VLOOKUP(CONCATENATE(&quot;16&quot;;[.L51]);[ONUS_KM43.$A:.$AK];6;))" office:value-type="string" office:string-value="" calcext:value-type="error">
            <text:p>#N/D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-24.2" calcext:value-type="float">
            <text:p>-24,20</text:p>
          </table:table-cell>
          <table:table-cell table:style-name="ce8" office:value-type="float" office:value="1.58" calcext:value-type="float">
            <text:p>1,58</text:p>
          </table:table-cell>
          <table:table-cell table:style-name="ce8" office:value-type="float" office:value="-26.03" calcext:value-type="float">
            <text:p>-26,03</text:p>
          </table:table-cell>
          <table:table-cell table:style-name="ce4" table:formula="of:=UPPER(VLOOKUP(CONCATENATE(&quot;17&quot;;[.Q51]);[ONUS_KM43.$A:.$AK];6;))" office:value-type="string" office:string-value="TP274" calcext:value-type="string">
            <text:p>TP274</text:p>
          </table:table-cell>
          <table:table-cell office:value-type="float" office:value="51" calcext:value-type="float">
            <text:p>51</text:p>
          </table:table-cell>
          <table:table-cell table:style-name="ce8" office:value-type="float" office:value="-24.95" calcext:value-type="float">
            <text:p>-24,95</text:p>
          </table:table-cell>
          <table:table-cell table:style-name="ce8" office:value-type="float" office:value="0.92" calcext:value-type="float">
            <text:p>0,92</text:p>
          </table:table-cell>
          <table:table-cell table:style-name="ce8" office:value-type="float" office:value="-24.82" calcext:value-type="float">
            <text:p>-24,82</text:p>
          </table:table-cell>
          <table:table-cell table:number-columns-repeated="5"/>
          <table:table-cell table:style-name="ce4" table:formula="of:=UPPER(VLOOKUP(CONCATENATE(&quot;19&quot;;[.AA51]);[ONUS_KM43.$A:.$AK];6;))" office:value-type="string" office:string-value="VSOL026" calcext:value-type="string">
            <text:p>VSOL026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-20.36" calcext:value-type="float">
            <text:p>-20,36</text:p>
          </table:table-cell>
          <table:table-cell table:style-name="ce8" office:value-type="float" office:value="1.48" calcext:value-type="float">
            <text:p>1,48</text:p>
          </table:table-cell>
          <table:table-cell table:style-name="ce8" office:value-type="float" office:value="-22.45" calcext:value-type="float">
            <text:p>-22,45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52]);[ONUS_KM43.$A:.$AK];6;))" office:value-type="string" office:string-value="" calcext:value-type="error">
            <text:p>#N/D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-20.17" calcext:value-type="float">
            <text:p>-20,17</text:p>
          </table:table-cell>
          <table:table-cell table:style-name="ce8" office:value-type="float" office:value="1.38" calcext:value-type="float">
            <text:p>1,38</text:p>
          </table:table-cell>
          <table:table-cell table:style-name="ce8" office:value-type="float" office:value="-22.52" calcext:value-type="float">
            <text:p>-22,52</text:p>
          </table:table-cell>
          <table:table-cell table:style-name="ce4" table:formula="of:=UPPER(VLOOKUP(CONCATENATE(&quot;16&quot;;[.L52]);[ONUS_KM43.$A:.$AK];6;))" office:value-type="string" office:string-value="" calcext:value-type="error">
            <text:p>#N/D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-22.52" calcext:value-type="float">
            <text:p>-22,52</text:p>
          </table:table-cell>
          <table:table-cell table:style-name="ce8" office:value-type="float" office:value="1.43" calcext:value-type="float">
            <text:p>1,43</text:p>
          </table:table-cell>
          <table:table-cell table:style-name="ce8" office:value-type="float" office:value="-25.09" calcext:value-type="float">
            <text:p>-25,09</text:p>
          </table:table-cell>
          <table:table-cell table:style-name="ce4" table:formula="of:=UPPER(VLOOKUP(CONCATENATE(&quot;17&quot;;[.Q52]);[ONUS_KM43.$A:.$AK];6;))" office:value-type="string" office:string-value="TP399" calcext:value-type="string">
            <text:p>TP399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-20.22" calcext:value-type="float">
            <text:p>-20,22</text:p>
          </table:table-cell>
          <table:table-cell table:style-name="ce8" office:value-type="float" office:value="1.22" calcext:value-type="float">
            <text:p>1,22</text:p>
          </table:table-cell>
          <table:table-cell table:style-name="ce8" office:value-type="float" office:value="-22.01" calcext:value-type="float">
            <text:p>-22,01</text:p>
          </table:table-cell>
          <table:table-cell table:number-columns-repeated="5"/>
          <table:table-cell table:style-name="ce4" table:formula="of:=UPPER(VLOOKUP(CONCATENATE(&quot;19&quot;;[.AA52]);[ONUS_KM43.$A:.$AK];6;))" office:value-type="string" office:string-value="SU003" calcext:value-type="string">
            <text:p>SU003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-20.13" calcext:value-type="float">
            <text:p>-20,13</text:p>
          </table:table-cell>
          <table:table-cell table:style-name="ce8" office:value-type="float" office:value="1.48" calcext:value-type="float">
            <text:p>1,48</text:p>
          </table:table-cell>
          <table:table-cell table:style-name="ce8" office:value-type="float" office:value="-22.45" calcext:value-type="float">
            <text:p>-22,45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53]);[ONUS_KM43.$A:.$AK];6;))" office:value-type="string" office:string-value="" calcext:value-type="error">
            <text:p>#N/D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-20.45" calcext:value-type="float">
            <text:p>-20,45</text:p>
          </table:table-cell>
          <table:table-cell table:style-name="ce8" office:value-type="float" office:value="1.48" calcext:value-type="float">
            <text:p>1,48</text:p>
          </table:table-cell>
          <table:table-cell table:style-name="ce8" office:value-type="float" office:value="-23.02" calcext:value-type="float">
            <text:p>-23,02</text:p>
          </table:table-cell>
          <table:table-cell table:style-name="ce4" table:formula="of:=UPPER(VLOOKUP(CONCATENATE(&quot;16&quot;;[.L53]);[ONUS_KM43.$A:.$AK];6;))" office:value-type="string" office:string-value="" calcext:value-type="error">
            <text:p>#N/D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-23.87" calcext:value-type="float">
            <text:p>-23,87</text:p>
          </table:table-cell>
          <table:table-cell table:style-name="ce8" office:value-type="float" office:value="1.57" calcext:value-type="float">
            <text:p>1,57</text:p>
          </table:table-cell>
          <table:table-cell table:style-name="ce8" office:value-type="float" office:value="-25.69" calcext:value-type="float">
            <text:p>-25,69</text:p>
          </table:table-cell>
          <table:table-cell table:style-name="ce4" table:formula="of:=UPPER(VLOOKUP(CONCATENATE(&quot;17&quot;;[.Q53]);[ONUS_KM43.$A:.$AK];6;))" office:value-type="string" office:string-value="KQ359" calcext:value-type="string">
            <text:p>KQ359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-21.02" calcext:value-type="float">
            <text:p>-21,02</text:p>
          </table:table-cell>
          <table:table-cell table:style-name="ce8" office:value-type="float" office:value="2.31" calcext:value-type="float">
            <text:p>2,31</text:p>
          </table:table-cell>
          <table:table-cell table:style-name="ce8" office:value-type="float" office:value="-22.45" calcext:value-type="float">
            <text:p>-22,45</text:p>
          </table:table-cell>
          <table:table-cell table:number-columns-repeated="5"/>
          <table:table-cell table:style-name="ce4" table:formula="of:=UPPER(VLOOKUP(CONCATENATE(&quot;19&quot;;[.AA53]);[ONUS_KM43.$A:.$AK];6;))" office:value-type="string" office:string-value="VSOL043" calcext:value-type="string">
            <text:p>VSOL043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-22.07" calcext:value-type="float">
            <text:p>-22,07</text:p>
          </table:table-cell>
          <table:table-cell table:style-name="ce8" office:value-type="float" office:value="1.91" calcext:value-type="float">
            <text:p>1,91</text:p>
          </table:table-cell>
          <table:table-cell table:style-name="ce8" office:value-type="float" office:value="-21.94" calcext:value-type="float">
            <text:p>-21,94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54]);[ONUS_KM43.$A:.$AK];6;))" office:value-type="string" office:string-value="" calcext:value-type="error">
            <text:p>#N/D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-21.3" calcext:value-type="float">
            <text:p>-21,30</text:p>
          </table:table-cell>
          <table:table-cell table:style-name="ce8" office:value-type="float" office:value="1.49" calcext:value-type="float">
            <text:p>1,49</text:p>
          </table:table-cell>
          <table:table-cell table:style-name="ce8" office:value-type="float" office:value="-23.88" calcext:value-type="float">
            <text:p>-23,88</text:p>
          </table:table-cell>
          <table:table-cell table:number-columns-repeated="5"/>
          <table:table-cell table:style-name="ce4" table:formula="of:=UPPER(VLOOKUP(CONCATENATE(&quot;17&quot;;[.Q54]);[ONUS_KM43.$A:.$AK];6;))" office:value-type="string" office:string-value="TP355" calcext:value-type="string">
            <text:p>TP355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-27.96" calcext:value-type="float">
            <text:p>-27,96</text:p>
          </table:table-cell>
          <table:table-cell table:style-name="ce8" office:value-type="float" office:value="1.08" calcext:value-type="float">
            <text:p>1,08</text:p>
          </table:table-cell>
          <table:table-cell table:style-name="ce8" office:value-type="float" office:value="-28.87" calcext:value-type="float">
            <text:p>-28,87</text:p>
          </table:table-cell>
          <table:table-cell table:number-columns-repeated="5"/>
          <table:table-cell table:style-name="ce4" table:formula="of:=UPPER(VLOOKUP(CONCATENATE(&quot;19&quot;;[.AA54]);[ONUS_KM43.$A:.$AK];6;))" office:value-type="string" office:string-value="VSOL071" calcext:value-type="string">
            <text:p>VSOL071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-19.28" calcext:value-type="float">
            <text:p>-19,28</text:p>
          </table:table-cell>
          <table:table-cell table:style-name="ce8" office:value-type="float" office:value="1.98" calcext:value-type="float">
            <text:p>1,98</text:p>
          </table:table-cell>
          <table:table-cell table:style-name="ce8" office:value-type="float" office:value="-21.31" calcext:value-type="float">
            <text:p>-21,31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55]);[ONUS_KM43.$A:.$AK];6;))" office:value-type="string" office:string-value="" calcext:value-type="error">
            <text:p>#N/D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-21.3" calcext:value-type="float">
            <text:p>-21,30</text:p>
          </table:table-cell>
          <table:table-cell table:style-name="ce8" office:value-type="float" office:value="1.53" calcext:value-type="float">
            <text:p>1,53</text:p>
          </table:table-cell>
          <table:table-cell table:style-name="ce8" office:value-type="float" office:value="-23.67" calcext:value-type="float">
            <text:p>-23,67</text:p>
          </table:table-cell>
          <table:table-cell table:number-columns-repeated="5"/>
          <table:table-cell table:style-name="ce4" table:formula="of:=UPPER(VLOOKUP(CONCATENATE(&quot;17&quot;;[.Q55]);[ONUS_KM43.$A:.$AK];6;))" office:value-type="string" office:string-value="L479B" calcext:value-type="string">
            <text:p>L479B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-21.55" calcext:value-type="float">
            <text:p>-21,55</text:p>
          </table:table-cell>
          <table:table-cell table:style-name="ce8" office:value-type="float" office:value="2.65" calcext:value-type="float">
            <text:p>2,65</text:p>
          </table:table-cell>
          <table:table-cell table:style-name="ce8" office:value-type="float" office:value="-22.84" calcext:value-type="float">
            <text:p>-22,84</text:p>
          </table:table-cell>
          <table:table-cell table:number-columns-repeated="5"/>
          <table:table-cell table:style-name="ce4" table:formula="of:=UPPER(VLOOKUP(CONCATENATE(&quot;19&quot;;[.AA55]);[ONUS_KM43.$A:.$AK];6;))" office:value-type="string" office:string-value="VSOL090" calcext:value-type="string">
            <text:p>VSOL090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-19.91" calcext:value-type="float">
            <text:p>-19,91</text:p>
          </table:table-cell>
          <table:table-cell table:style-name="ce8" office:value-type="float" office:value="2.05" calcext:value-type="float">
            <text:p>2,05</text:p>
          </table:table-cell>
          <table:table-cell table:style-name="ce8" office:value-type="float" office:value="-22.37" calcext:value-type="float">
            <text:p>-22,37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style-name="ce4" table:formula="of:=UPPER(VLOOKUP(CONCATENATE(&quot;15&quot;;[.G56]);[ONUS_KM43.$A:.$AK];6;))" office:value-type="string" office:string-value="" calcext:value-type="error">
            <text:p>#N/D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-20.45" calcext:value-type="float">
            <text:p>-20,45</text:p>
          </table:table-cell>
          <table:table-cell table:style-name="ce8" office:value-type="float" office:value="1.67" calcext:value-type="float">
            <text:p>1,67</text:p>
          </table:table-cell>
          <table:table-cell table:style-name="ce8" office:value-type="float" office:value="-22.76" calcext:value-type="float">
            <text:p>-22,76</text:p>
          </table:table-cell>
          <table:table-cell table:number-columns-repeated="5"/>
          <table:table-cell table:style-name="ce4" table:formula="of:=UPPER(VLOOKUP(CONCATENATE(&quot;17&quot;;[.Q56]);[ONUS_KM43.$A:.$AK];6;))" office:value-type="string" office:string-value="VSOL001" calcext:value-type="string">
            <text:p>VSOL001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-22.22" calcext:value-type="float">
            <text:p>-22,22</text:p>
          </table:table-cell>
          <table:table-cell table:style-name="ce8" office:value-type="float" office:value="2.04" calcext:value-type="float">
            <text:p>2,04</text:p>
          </table:table-cell>
          <table:table-cell table:style-name="ce8" office:value-type="float" office:value="-23.02" calcext:value-type="float">
            <text:p>-23,02</text:p>
          </table:table-cell>
          <table:table-cell table:number-columns-repeated="5"/>
          <table:table-cell table:style-name="ce4" table:formula="of:=UPPER(VLOOKUP(CONCATENATE(&quot;19&quot;;[.AA56]);[ONUS_KM43.$A:.$AK];6;))" office:value-type="string" office:string-value="VSOL089" calcext:value-type="string">
            <text:p>VSOL089</text:p>
          </table:table-cell>
          <table:table-cell office:value-type="float" office:value="58" calcext:value-type="float">
            <text:p>58</text:p>
          </table:table-cell>
          <table:table-cell table:style-name="ce8" office:value-type="float" office:value="-21.36" calcext:value-type="float">
            <text:p>-21,36</text:p>
          </table:table-cell>
          <table:table-cell table:style-name="ce8" office:value-type="float" office:value="2.02" calcext:value-type="float">
            <text:p>2,02</text:p>
          </table:table-cell>
          <table:table-cell table:style-name="ce8" office:value-type="float" office:value="-23.57" calcext:value-type="float">
            <text:p>-23,57</text:p>
          </table:table-cell>
          <table:table-cell table:number-columns-repeated="16354"/>
        </table:table-row>
        <table:table-row table:style-name="ro2">
          <table:table-cell table:number-columns-repeated="15"/>
          <table:table-cell table:style-name="ce4" table:formula="of:=UPPER(VLOOKUP(CONCATENATE(&quot;17&quot;;[.Q57]);[ONUS_KM43.$A:.$AK];6;))" office:value-type="string" office:string-value="VSOL007" calcext:value-type="string">
            <text:p>VSOL007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-22.84" calcext:value-type="float">
            <text:p>-22,84</text:p>
          </table:table-cell>
          <table:table-cell table:style-name="ce8" office:value-type="float" office:value="2.01" calcext:value-type="float">
            <text:p>2,01</text:p>
          </table:table-cell>
          <table:table-cell table:style-name="ce8" office:value-type="float" office:value="-24.32" calcext:value-type="float">
            <text:p>-24,32</text:p>
          </table:table-cell>
          <table:table-cell table:number-columns-repeated="5"/>
          <table:table-cell table:style-name="ce4" table:formula="of:=UPPER(VLOOKUP(CONCATENATE(&quot;19&quot;;[.AA57]);[ONUS_KM43.$A:.$AK];6;))" office:value-type="string" office:string-value="SU017" calcext:value-type="string">
            <text:p>SU017</text:p>
          </table:table-cell>
          <table:table-cell office:value-type="float" office:value="59" calcext:value-type="float">
            <text:p>59</text:p>
          </table:table-cell>
          <table:table-cell table:style-name="ce8" office:value-type="float" office:value="-22.22" calcext:value-type="float">
            <text:p>-22,22</text:p>
          </table:table-cell>
          <table:table-cell table:style-name="ce8" office:value-type="float" office:value="1.49" calcext:value-type="float">
            <text:p>1,49</text:p>
          </table:table-cell>
          <table:table-cell table:style-name="ce8" office:value-type="float" office:value="-24.44" calcext:value-type="float">
            <text:p>-24,44</text:p>
          </table:table-cell>
          <table:table-cell table:number-columns-repeated="16354"/>
        </table:table-row>
        <table:table-row table:style-name="ro2">
          <table:table-cell table:number-columns-repeated="15"/>
          <table:table-cell table:style-name="ce4" table:formula="of:=UPPER(VLOOKUP(CONCATENATE(&quot;17&quot;;[.Q58]);[ONUS_KM43.$A:.$AK];6;))" office:value-type="string" office:string-value="VSOL008" calcext:value-type="string">
            <text:p>VSOL008</text:p>
          </table:table-cell>
          <table:table-cell office:value-type="float" office:value="58" calcext:value-type="float">
            <text:p>58</text:p>
          </table:table-cell>
          <table:table-cell table:style-name="ce8" office:value-type="float" office:value="-20.7" calcext:value-type="float">
            <text:p>-20,70</text:p>
          </table:table-cell>
          <table:table-cell table:style-name="ce8" office:value-type="float" office:value="2.19" calcext:value-type="float">
            <text:p>2,19</text:p>
          </table:table-cell>
          <table:table-cell table:style-name="ce8" office:value-type="float" office:value="-22.08" calcext:value-type="float">
            <text:p>-22,08</text:p>
          </table:table-cell>
          <table:table-cell table:number-columns-repeated="5"/>
          <table:table-cell table:style-name="ce4" table:formula="of:=UPPER(VLOOKUP(CONCATENATE(&quot;19&quot;;[.AA58]);[ONUS_KM43.$A:.$AK];6;))" office:value-type="string" office:string-value="" calcext:value-type="error">
            <text:p>#N/D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-21.61" calcext:value-type="float">
            <text:p>-21,61</text:p>
          </table:table-cell>
          <table:table-cell table:style-name="ce8" office:value-type="float" office:value="1.46" calcext:value-type="float">
            <text:p>1,46</text:p>
          </table:table-cell>
          <table:table-cell table:style-name="ce8" office:value-type="float" office:value="-24.44" calcext:value-type="float">
            <text:p>-24,44</text:p>
          </table:table-cell>
          <table:table-cell table:number-columns-repeated="16354"/>
        </table:table-row>
        <table:table-row table:style-name="ro2">
          <table:table-cell table:number-columns-repeated="15"/>
          <table:table-cell table:style-name="ce4" table:formula="of:=UPPER(VLOOKUP(CONCATENATE(&quot;17&quot;;[.Q59]);[ONUS_KM43.$A:.$AK];6;))" office:value-type="string" office:string-value="VSOL006" calcext:value-type="string">
            <text:p>VSOL006</text:p>
          </table:table-cell>
          <table:table-cell office:value-type="float" office:value="59" calcext:value-type="float">
            <text:p>59</text:p>
          </table:table-cell>
          <table:table-cell table:style-name="ce8" office:value-type="float" office:value="-25.08" calcext:value-type="float">
            <text:p>-25,08</text:p>
          </table:table-cell>
          <table:table-cell table:style-name="ce8" office:value-type="float" office:value="2.11" calcext:value-type="float">
            <text:p>2,11</text:p>
          </table:table-cell>
          <table:table-cell table:style-name="ce8" office:value-type="float" office:value="-24.69" calcext:value-type="float">
            <text:p>-24,69</text:p>
          </table:table-cell>
          <table:table-cell table:number-columns-repeated="5"/>
          <table:table-cell table:style-name="ce4" table:formula="of:=UPPER(VLOOKUP(CONCATENATE(&quot;19&quot;;[.AA59]);[ONUS_KM43.$A:.$AK];6;))" office:value-type="string" office:string-value="" calcext:value-type="error">
            <text:p>#N/D</text:p>
          </table:table-cell>
          <table:table-cell office:value-type="float" office:value="61" calcext:value-type="float">
            <text:p>61</text:p>
          </table:table-cell>
          <table:table-cell table:style-name="ce8" office:value-type="float" office:value="-20.13" calcext:value-type="float">
            <text:p>-20,13</text:p>
          </table:table-cell>
          <table:table-cell table:style-name="ce8" office:value-type="float" office:value="1.51" calcext:value-type="float">
            <text:p>1,51</text:p>
          </table:table-cell>
          <table:table-cell table:style-name="ce8" office:value-type="float" office:value="-23.02" calcext:value-type="float">
            <text:p>-23,02</text:p>
          </table:table-cell>
          <table:table-cell table:number-columns-repeated="16354"/>
        </table:table-row>
        <table:table-row table:style-name="ro2">
          <table:table-cell table:number-columns-repeated="15"/>
          <table:table-cell table:style-name="ce4" table:formula="of:=UPPER(VLOOKUP(CONCATENATE(&quot;17&quot;;[.Q60]);[ONUS_KM43.$A:.$AK];6;))" office:value-type="string" office:string-value="VSOL005" calcext:value-type="string">
            <text:p>VSOL005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-21.3" calcext:value-type="float">
            <text:p>-21,30</text:p>
          </table:table-cell>
          <table:table-cell table:style-name="ce8" office:value-type="float" office:value="2" calcext:value-type="float">
            <text:p>2,00</text:p>
          </table:table-cell>
          <table:table-cell table:style-name="ce8" office:value-type="float" office:value="-23.1" calcext:value-type="float">
            <text:p>-23,10</text:p>
          </table:table-cell>
          <table:table-cell table:number-columns-repeated="5"/>
          <table:table-cell table:style-name="ce4" table:formula="of:=UPPER(VLOOKUP(CONCATENATE(&quot;19&quot;;[.AA60]);[ONUS_KM43.$A:.$AK];6;))" office:value-type="string" office:string-value="" calcext:value-type="error">
            <text:p>#N/D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-19.43" calcext:value-type="float">
            <text:p>-19,43</text:p>
          </table:table-cell>
          <table:table-cell table:style-name="ce8" office:value-type="float" office:value="1.44" calcext:value-type="float">
            <text:p>1,44</text:p>
          </table:table-cell>
          <table:table-cell table:style-name="ce8" office:value-type="float" office:value="-22.15" calcext:value-type="float">
            <text:p>-22,15</text:p>
          </table:table-cell>
          <table:table-cell table:number-columns-repeated="16354"/>
        </table:table-row>
        <table:table-row table:style-name="ro2">
          <table:table-cell table:number-columns-repeated="15"/>
          <table:table-cell table:style-name="ce4" table:formula="of:=UPPER(VLOOKUP(CONCATENATE(&quot;17&quot;;[.Q61]);[ONUS_KM43.$A:.$AK];6;))" office:value-type="string" office:string-value="VSOL011" calcext:value-type="string">
            <text:p>VSOL011</text:p>
          </table:table-cell>
          <table:table-cell office:value-type="float" office:value="61" calcext:value-type="float">
            <text:p>61</text:p>
          </table:table-cell>
          <table:table-cell table:style-name="ce8" office:value-type="float" office:value="-23.46" calcext:value-type="float">
            <text:p>-23,46</text:p>
          </table:table-cell>
          <table:table-cell table:style-name="ce8" office:value-type="float" office:value="2.03" calcext:value-type="float">
            <text:p>2,03</text:p>
          </table:table-cell>
          <table:table-cell table:style-name="ce8" office:value-type="float" office:value="-23.38" calcext:value-type="float">
            <text:p>-23,38</text:p>
          </table:table-cell>
          <table:table-cell table:number-columns-repeated="5"/>
          <table:table-cell table:style-name="ce4" table:formula="of:=UPPER(VLOOKUP(CONCATENATE(&quot;19&quot;;[.AA61]);[ONUS_KM43.$A:.$AK];6;))" office:value-type="string" office:string-value="" calcext:value-type="error">
            <text:p>#N/D</text:p>
          </table:table-cell>
          <table:table-cell office:value-type="float" office:value="63" calcext:value-type="float">
            <text:p>63</text:p>
          </table:table-cell>
          <table:table-cell table:style-name="ce8" office:value-type="float" office:value="-21.42" calcext:value-type="float">
            <text:p>-21,42</text:p>
          </table:table-cell>
          <table:table-cell table:style-name="ce8" office:value-type="float" office:value="1.8" calcext:value-type="float">
            <text:p>1,80</text:p>
          </table:table-cell>
          <table:table-cell table:style-name="ce8" office:value-type="float" office:value="-23.02" calcext:value-type="float">
            <text:p>-23,02</text:p>
          </table:table-cell>
          <table:table-cell table:number-columns-repeated="16354"/>
        </table:table-row>
        <table:table-row table:style-name="ro2">
          <table:table-cell table:number-columns-repeated="15"/>
          <table:table-cell table:style-name="ce4" table:formula="of:=UPPER(VLOOKUP(CONCATENATE(&quot;17&quot;;[.Q62]);[ONUS_KM43.$A:.$AK];6;))" office:value-type="string" office:string-value="VSOL009" calcext:value-type="string">
            <text:p>VSOL009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-22.14" calcext:value-type="float">
            <text:p>-22,14</text:p>
          </table:table-cell>
          <table:table-cell table:style-name="ce8" office:value-type="float" office:value="2.18" calcext:value-type="float">
            <text:p>2,18</text:p>
          </table:table-cell>
          <table:table-cell table:style-name="ce8" office:value-type="float" office:value="-22.84" calcext:value-type="float">
            <text:p>-22,84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63]);[ONUS_KM43.$A:.$AK];6;))" office:value-type="string" office:string-value="VSOL010" calcext:value-type="string">
            <text:p>VSOL010</text:p>
          </table:table-cell>
          <table:table-cell office:value-type="float" office:value="63" calcext:value-type="float">
            <text:p>63</text:p>
          </table:table-cell>
          <table:table-cell table:style-name="ce8" office:value-type="float" office:value="-20.97" calcext:value-type="float">
            <text:p>-20,97</text:p>
          </table:table-cell>
          <table:table-cell table:style-name="ce8" office:value-type="float" office:value="2.13" calcext:value-type="float">
            <text:p>2,13</text:p>
          </table:table-cell>
          <table:table-cell table:style-name="ce8" office:value-type="float" office:value="-22.6" calcext:value-type="float">
            <text:p>-22,60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64]);[ONUS_KM43.$A:.$AK];6;))" office:value-type="string" office:string-value="VSOL013" calcext:value-type="string">
            <text:p>VSOL013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-21.25" calcext:value-type="float">
            <text:p>-21,25</text:p>
          </table:table-cell>
          <table:table-cell table:style-name="ce8" office:value-type="float" office:value="2.17" calcext:value-type="float">
            <text:p>2,17</text:p>
          </table:table-cell>
          <table:table-cell table:style-name="ce8" office:value-type="float" office:value="-21.94" calcext:value-type="float">
            <text:p>-21,94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65]);[ONUS_KM43.$A:.$AK];6;))" office:value-type="string" office:string-value="VSOL016" calcext:value-type="string">
            <text:p>VSOL016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-21.87" calcext:value-type="float">
            <text:p>-21,87</text:p>
          </table:table-cell>
          <table:table-cell table:style-name="ce8" office:value-type="float" office:value="2.16" calcext:value-type="float">
            <text:p>2,16</text:p>
          </table:table-cell>
          <table:table-cell table:style-name="ce8" office:value-type="float" office:value="-23.57" calcext:value-type="float">
            <text:p>-23,57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66]);[ONUS_KM43.$A:.$AK];6;))" office:value-type="string" office:string-value="VSOL017" calcext:value-type="string">
            <text:p>VSOL017</text:p>
          </table:table-cell>
          <table:table-cell office:value-type="float" office:value="66" calcext:value-type="float">
            <text:p>66</text:p>
          </table:table-cell>
          <table:table-cell table:style-name="ce8" office:value-type="float" office:value="-21.42" calcext:value-type="float">
            <text:p>-21,42</text:p>
          </table:table-cell>
          <table:table-cell table:style-name="ce8" office:value-type="float" office:value="2.06" calcext:value-type="float">
            <text:p>2,06</text:p>
          </table:table-cell>
          <table:table-cell table:style-name="ce8" office:value-type="float" office:value="-22.84" calcext:value-type="float">
            <text:p>-22,84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67]);[ONUS_KM43.$A:.$AK];6;))" office:value-type="string" office:string-value="VSOL024" calcext:value-type="string">
            <text:p>VSOL024</text:p>
          </table:table-cell>
          <table:table-cell office:value-type="float" office:value="67" calcext:value-type="float">
            <text:p>67</text:p>
          </table:table-cell>
          <table:table-cell table:style-name="ce8" office:value-type="float" office:value="-25.23" calcext:value-type="float">
            <text:p>-25,23</text:p>
          </table:table-cell>
          <table:table-cell table:style-name="ce8" office:value-type="float" office:value="2.07" calcext:value-type="float">
            <text:p>2,07</text:p>
          </table:table-cell>
          <table:table-cell table:style-name="ce8" office:value-type="float" office:value="-27.22" calcext:value-type="float">
            <text:p>-27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68]);[ONUS_KM43.$A:.$AK];6;))" office:value-type="string" office:string-value="VSOL023" calcext:value-type="string">
            <text:p>VSOL023</text:p>
          </table:table-cell>
          <table:table-cell office:value-type="float" office:value="68" calcext:value-type="float">
            <text:p>68</text:p>
          </table:table-cell>
          <table:table-cell table:style-name="ce8" office:value-type="float" office:value="-19.74" calcext:value-type="float">
            <text:p>-19,74</text:p>
          </table:table-cell>
          <table:table-cell table:style-name="ce8" office:value-type="float" office:value="2.18" calcext:value-type="float">
            <text:p>2,18</text:p>
          </table:table-cell>
          <table:table-cell table:style-name="ce8" office:value-type="float" office:value="-21.25" calcext:value-type="float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69]);[ONUS_KM43.$A:.$AK];6;))" office:value-type="string" office:string-value="VSOL027" calcext:value-type="string">
            <text:p>VSOL027</text:p>
          </table:table-cell>
          <table:table-cell office:value-type="float" office:value="69" calcext:value-type="float">
            <text:p>69</text:p>
          </table:table-cell>
          <table:table-cell table:style-name="ce8" office:value-type="float" office:value="-20.08" calcext:value-type="float">
            <text:p>-20,08</text:p>
          </table:table-cell>
          <table:table-cell table:style-name="ce8" office:value-type="float" office:value="2.09" calcext:value-type="float">
            <text:p>2,09</text:p>
          </table:table-cell>
          <table:table-cell table:style-name="ce8" office:value-type="float" office:value="-22.22" calcext:value-type="float">
            <text:p>-22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70]);[ONUS_KM43.$A:.$AK];6;))" office:value-type="string" office:string-value="VSOL018" calcext:value-type="string">
            <text:p>VSOL018</text:p>
          </table:table-cell>
          <table:table-cell office:value-type="float" office:value="70" calcext:value-type="float">
            <text:p>70</text:p>
          </table:table-cell>
          <table:table-cell table:style-name="ce8" office:value-type="float" office:value="-19.78" calcext:value-type="float">
            <text:p>-19,78</text:p>
          </table:table-cell>
          <table:table-cell table:style-name="ce8" office:value-type="float" office:value="2.05" calcext:value-type="float">
            <text:p>2,05</text:p>
          </table:table-cell>
          <table:table-cell table:style-name="ce8" office:value-type="float" office:value="-21.74" calcext:value-type="float">
            <text:p>-21,74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71]);[ONUS_KM43.$A:.$AK];6;))" office:value-type="string" office:string-value="VSOL021" calcext:value-type="string">
            <text:p>VSOL021</text:p>
          </table:table-cell>
          <table:table-cell office:value-type="float" office:value="71" calcext:value-type="float">
            <text:p>71</text:p>
          </table:table-cell>
          <table:table-cell table:style-name="ce8" office:value-type="float" office:value="-20.17" calcext:value-type="float">
            <text:p>-20,17</text:p>
          </table:table-cell>
          <table:table-cell table:style-name="ce8" office:value-type="float" office:value="2.12" calcext:value-type="float">
            <text:p>2,12</text:p>
          </table:table-cell>
          <table:table-cell table:style-name="ce8" office:value-type="float" office:value="-23.02" calcext:value-type="float">
            <text:p>-23,02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72]);[ONUS_KM43.$A:.$AK];6;))" office:value-type="string" office:string-value="VSOL014" calcext:value-type="string">
            <text:p>VSOL014</text:p>
          </table:table-cell>
          <table:table-cell office:value-type="float" office:value="72" calcext:value-type="float">
            <text:p>72</text:p>
          </table:table-cell>
          <table:table-cell table:style-name="ce8" office:value-type="float" office:value="-22.29" calcext:value-type="float">
            <text:p>-22,29</text:p>
          </table:table-cell>
          <table:table-cell table:style-name="ce8" office:value-type="float" office:value="2.16" calcext:value-type="float">
            <text:p>2,16</text:p>
          </table:table-cell>
          <table:table-cell table:style-name="ce8" office:value-type="float" office:value="-24.56" calcext:value-type="float">
            <text:p>-24,56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73]);[ONUS_KM43.$A:.$AK];6;))" office:value-type="string" office:string-value="TP541" calcext:value-type="string">
            <text:p>TP541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-26.57" calcext:value-type="float">
            <text:p>-26,57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office:value-type="float" office:value="-25.23" calcext:value-type="float">
            <text:p>-25,23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74]);[ONUS_KM43.$A:.$AK];6;))" office:value-type="string" office:string-value="TP520" calcext:value-type="string">
            <text:p>TP52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-21.19" calcext:value-type="float">
            <text:p>-21,19</text:p>
          </table:table-cell>
          <table:table-cell table:style-name="ce8" office:value-type="float" office:value="0.98" calcext:value-type="float">
            <text:p>0,98</text:p>
          </table:table-cell>
          <table:table-cell table:style-name="ce8" office:value-type="float" office:value="-22.08" calcext:value-type="float">
            <text:p>-22,08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75]);[ONUS_KM43.$A:.$AK];6;))" office:value-type="string" office:string-value="J212" calcext:value-type="string">
            <text:p>J212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-21.74" calcext:value-type="float">
            <text:p>-21,74</text:p>
          </table:table-cell>
          <table:table-cell table:style-name="ce8" office:value-type="float" office:value="2.21" calcext:value-type="float">
            <text:p>2,21</text:p>
          </table:table-cell>
          <table:table-cell table:style-name="ce8" office:value-type="float" office:value="-23.02" calcext:value-type="float">
            <text:p>-23,02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76]);[ONUS_KM43.$A:.$AK];6;))" office:value-type="string" office:string-value="VSOL029" calcext:value-type="string">
            <text:p>VSOL029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-17.42" calcext:value-type="float">
            <text:p>-17,42</text:p>
          </table:table-cell>
          <table:table-cell table:style-name="ce8" office:value-type="float" office:value="2.07" calcext:value-type="float">
            <text:p>2,07</text:p>
          </table:table-cell>
          <table:table-cell table:style-name="ce8" office:value-type="float" office:value="-19.75" calcext:value-type="float">
            <text:p>-19,75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77]);[ONUS_KM43.$A:.$AK];6;))" office:value-type="string" office:string-value="VSOL030" calcext:value-type="string">
            <text:p>VSOL030</text:p>
          </table:table-cell>
          <table:table-cell office:value-type="float" office:value="77" calcext:value-type="float">
            <text:p>77</text:p>
          </table:table-cell>
          <table:table-cell table:style-name="ce8" office:value-type="float" office:value="-20.13" calcext:value-type="float">
            <text:p>-20,13</text:p>
          </table:table-cell>
          <table:table-cell table:style-name="ce8" office:value-type="float" office:value="2.03" calcext:value-type="float">
            <text:p>2,03</text:p>
          </table:table-cell>
          <table:table-cell table:style-name="ce8" office:value-type="float" office:value="-21.88" calcext:value-type="float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78]);[ONUS_KM43.$A:.$AK];6;))" office:value-type="string" office:string-value="VSOL034" calcext:value-type="string">
            <text:p>VSOL034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-20.97" calcext:value-type="float">
            <text:p>-20,97</text:p>
          </table:table-cell>
          <table:table-cell table:style-name="ce8" office:value-type="float" office:value="1.88" calcext:value-type="float">
            <text:p>1,88</text:p>
          </table:table-cell>
          <table:table-cell table:style-name="ce8" office:value-type="float" office:value="-23.1" calcext:value-type="float">
            <text:p>-23,10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79]);[ONUS_KM43.$A:.$AK];6;))" office:value-type="string" office:string-value="VSOL035" calcext:value-type="string">
            <text:p>VSOL035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-20.04" calcext:value-type="float">
            <text:p>-20,04</text:p>
          </table:table-cell>
          <table:table-cell table:style-name="ce8" office:value-type="float" office:value="2.07" calcext:value-type="float">
            <text:p>2,07</text:p>
          </table:table-cell>
          <table:table-cell table:style-name="ce8" office:value-type="float" office:value="-21.88" calcext:value-type="float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80]);[ONUS_KM43.$A:.$AK];6;))" office:value-type="string" office:string-value="VSOL036" calcext:value-type="string">
            <text:p>VSOL036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-19.5" calcext:value-type="float">
            <text:p>-19,50</text:p>
          </table:table-cell>
          <table:table-cell table:style-name="ce8" office:value-type="float" office:value="2.18" calcext:value-type="float">
            <text:p>2,18</text:p>
          </table:table-cell>
          <table:table-cell table:style-name="ce8" office:value-type="float" office:value="-21.25" calcext:value-type="float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81]);[ONUS_KM43.$A:.$AK];6;))" office:value-type="string" office:string-value="VSOL052" calcext:value-type="string">
            <text:p>VSOL052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-21.94" calcext:value-type="float">
            <text:p>-21,94</text:p>
          </table:table-cell>
          <table:table-cell table:style-name="ce8" office:value-type="float" office:value="2.11" calcext:value-type="float">
            <text:p>2,11</text:p>
          </table:table-cell>
          <table:table-cell table:style-name="ce8" office:value-type="float" office:value="-21.74" calcext:value-type="float">
            <text:p>-21,74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82]);[ONUS_KM43.$A:.$AK];6;))" office:value-type="string" office:string-value="VSOL051" calcext:value-type="string">
            <text:p>VSOL051</text:p>
          </table:table-cell>
          <table:table-cell office:value-type="float" office:value="82" calcext:value-type="float">
            <text:p>82</text:p>
          </table:table-cell>
          <table:table-cell table:style-name="ce8" office:value-type="float" office:value="-20.41" calcext:value-type="float">
            <text:p>-20,41</text:p>
          </table:table-cell>
          <table:table-cell table:style-name="ce8" office:value-type="float" office:value="1.92" calcext:value-type="float">
            <text:p>1,92</text:p>
          </table:table-cell>
          <table:table-cell table:style-name="ce8" office:value-type="float" office:value="-21.88" calcext:value-type="float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83]);[ONUS_KM43.$A:.$AK];6;))" office:value-type="string" office:string-value="VSOL053" calcext:value-type="string">
            <text:p>VSOL053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-23.87" calcext:value-type="float">
            <text:p>-23,87</text:p>
          </table:table-cell>
          <table:table-cell table:style-name="ce8" office:value-type="float" office:value="2.14" calcext:value-type="float">
            <text:p>2,14</text:p>
          </table:table-cell>
          <table:table-cell table:style-name="ce8" office:value-type="float" office:value="-23.28" calcext:value-type="float">
            <text:p>-23,28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84]);[ONUS_KM43.$A:.$AK];6;))" office:value-type="string" office:string-value="VSOL062" calcext:value-type="string">
            <text:p>VSOL062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-24.95" calcext:value-type="float">
            <text:p>-24,95</text:p>
          </table:table-cell>
          <table:table-cell table:style-name="ce8" office:value-type="float" office:value="2.14" calcext:value-type="float">
            <text:p>2,14</text:p>
          </table:table-cell>
          <table:table-cell table:style-name="ce8" office:value-type="float" office:value="-24.21" calcext:value-type="float">
            <text:p>-24,21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85]);[ONUS_KM43.$A:.$AK];6;))" office:value-type="string" office:string-value="VSOL065" calcext:value-type="string">
            <text:p>VSOL065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-21.3" calcext:value-type="float">
            <text:p>-21,30</text:p>
          </table:table-cell>
          <table:table-cell table:style-name="ce8" office:value-type="float" office:value="2.06" calcext:value-type="float">
            <text:p>2,06</text:p>
          </table:table-cell>
          <table:table-cell table:style-name="ce8" office:value-type="float" office:value="-22.76" calcext:value-type="float">
            <text:p>-22,76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86]);[ONUS_KM43.$A:.$AK];6;))" office:value-type="string" office:string-value="VSOL060" calcext:value-type="string">
            <text:p>VSOL060</text:p>
          </table:table-cell>
          <table:table-cell office:value-type="float" office:value="86" calcext:value-type="float">
            <text:p>86</text:p>
          </table:table-cell>
          <table:table-cell table:style-name="ce8" office:value-type="float" office:value="-19.58" calcext:value-type="float">
            <text:p>-19,58</text:p>
          </table:table-cell>
          <table:table-cell table:style-name="ce8" office:value-type="float" office:value="2.12" calcext:value-type="float">
            <text:p>2,12</text:p>
          </table:table-cell>
          <table:table-cell table:style-name="ce8" office:value-type="float" office:value="-21.03" calcext:value-type="float">
            <text:p>-21,03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87]);[ONUS_KM43.$A:.$AK];6;))" office:value-type="string" office:string-value="VSOL066" calcext:value-type="string">
            <text:p>VSOL066</text:p>
          </table:table-cell>
          <table:table-cell office:value-type="float" office:value="87" calcext:value-type="float">
            <text:p>87</text:p>
          </table:table-cell>
          <table:table-cell table:style-name="ce8" office:value-type="float" office:value="-21.42" calcext:value-type="float">
            <text:p>-21,42</text:p>
          </table:table-cell>
          <table:table-cell table:style-name="ce8" office:value-type="float" office:value="2.07" calcext:value-type="float">
            <text:p>2,07</text:p>
          </table:table-cell>
          <table:table-cell table:style-name="ce8" office:value-type="float" office:value="-23.28" calcext:value-type="float">
            <text:p>-23,28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88]);[ONUS_KM43.$A:.$AK];6;))" office:value-type="string" office:string-value="VSOL068" calcext:value-type="string">
            <text:p>VSOL068</text:p>
          </table:table-cell>
          <table:table-cell office:value-type="float" office:value="88" calcext:value-type="float">
            <text:p>88</text:p>
          </table:table-cell>
          <table:table-cell table:style-name="ce8" office:value-type="float" office:value="-22.22" calcext:value-type="float">
            <text:p>-22,22</text:p>
          </table:table-cell>
          <table:table-cell table:style-name="ce8" office:value-type="float" office:value="2.26" calcext:value-type="float">
            <text:p>2,26</text:p>
          </table:table-cell>
          <table:table-cell table:style-name="ce8" office:value-type="float" office:value="-21.43" calcext:value-type="float">
            <text:p>-21,43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89]);[ONUS_KM43.$A:.$AK];6;))" office:value-type="string" office:string-value="VSOL073" calcext:value-type="string">
            <text:p>VSOL073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-19.35" calcext:value-type="float">
            <text:p>-19,35</text:p>
          </table:table-cell>
          <table:table-cell table:style-name="ce8" office:value-type="float" office:value="2.21" calcext:value-type="float">
            <text:p>2,21</text:p>
          </table:table-cell>
          <table:table-cell table:style-name="ce8" office:value-type="float" office:value="-22.22" calcext:value-type="float">
            <text:p>-22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90]);[ONUS_KM43.$A:.$AK];6;))" office:value-type="string" office:string-value="VSOL074" calcext:value-type="string">
            <text:p>VSOL07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-19.06" calcext:value-type="float">
            <text:p>-19,06</text:p>
          </table:table-cell>
          <table:table-cell table:style-name="ce8" office:value-type="float" office:value="2.13" calcext:value-type="float">
            <text:p>2,13</text:p>
          </table:table-cell>
          <table:table-cell table:style-name="ce8" office:value-type="float" office:value="-21.25" calcext:value-type="float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91]);[ONUS_KM43.$A:.$AK];6;))" office:value-type="string" office:string-value="VSOL075" calcext:value-type="string">
            <text:p>VSOL075</text:p>
          </table:table-cell>
          <table:table-cell office:value-type="float" office:value="91" calcext:value-type="float">
            <text:p>91</text:p>
          </table:table-cell>
          <table:table-cell table:style-name="ce8" office:value-type="float" office:value="-18.04" calcext:value-type="float">
            <text:p>-18,04</text:p>
          </table:table-cell>
          <table:table-cell table:style-name="ce8" office:value-type="float" office:value="2.01" calcext:value-type="float">
            <text:p>2,01</text:p>
          </table:table-cell>
          <table:table-cell table:style-name="ce8" office:value-type="float" office:value="-19.63" calcext:value-type="float">
            <text:p>-19,63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92]);[ONUS_KM43.$A:.$AK];6;))" office:value-type="string" office:string-value="VSOL092" calcext:value-type="string">
            <text:p>VSOL092</text:p>
          </table:table-cell>
          <table:table-cell office:value-type="float" office:value="92" calcext:value-type="float">
            <text:p>92</text:p>
          </table:table-cell>
          <table:table-cell table:style-name="ce8" office:value-type="float" office:value="-18.86" calcext:value-type="float">
            <text:p>-18,86</text:p>
          </table:table-cell>
          <table:table-cell table:style-name="ce8" office:value-type="float" office:value="2.08" calcext:value-type="float">
            <text:p>2,08</text:p>
          </table:table-cell>
          <table:table-cell table:style-name="ce8" office:value-type="float" office:value="-20.92" calcext:value-type="float">
            <text:p>-20,92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93]);[ONUS_KM43.$A:.$AK];6;))" office:value-type="string" office:string-value="VSOL093" calcext:value-type="string">
            <text:p>VSOL093</text:p>
          </table:table-cell>
          <table:table-cell office:value-type="float" office:value="93" calcext:value-type="float">
            <text:p>93</text:p>
          </table:table-cell>
          <table:table-cell table:style-name="ce8" office:value-type="float" office:value="-20.17" calcext:value-type="float">
            <text:p>-20,17</text:p>
          </table:table-cell>
          <table:table-cell table:style-name="ce8" office:value-type="float" office:value="1.98" calcext:value-type="float">
            <text:p>1,98</text:p>
          </table:table-cell>
          <table:table-cell table:style-name="ce8" office:value-type="float" office:value="-22.52" calcext:value-type="float">
            <text:p>-22,52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94]);[ONUS_KM43.$A:.$AK];6;))" office:value-type="string" office:string-value="VSOL094" calcext:value-type="string">
            <text:p>VSOL094</text:p>
          </table:table-cell>
          <table:table-cell office:value-type="float" office:value="94" calcext:value-type="float">
            <text:p>94</text:p>
          </table:table-cell>
          <table:table-cell table:style-name="ce8" office:value-type="float" office:value="-19.78" calcext:value-type="float">
            <text:p>-19,78</text:p>
          </table:table-cell>
          <table:table-cell table:style-name="ce8" office:value-type="float" office:value="2.12" calcext:value-type="float">
            <text:p>2,12</text:p>
          </table:table-cell>
          <table:table-cell table:style-name="ce8" office:value-type="float" office:value="-22.37" calcext:value-type="float">
            <text:p>-22,37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95]);[ONUS_KM43.$A:.$AK];6;))" office:value-type="string" office:string-value="" calcext:value-type="error">
            <text:p>#N/D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-19.2" calcext:value-type="float">
            <text:p>-19,20</text:p>
          </table:table-cell>
          <table:table-cell table:style-name="ce8" office:value-type="float" office:value="1.55" calcext:value-type="float">
            <text:p>1,55</text:p>
          </table:table-cell>
          <table:table-cell table:style-name="ce8" office:value-type="float" office:value="-21.14" calcext:value-type="float">
            <text:p>-21,14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96]);[ONUS_KM43.$A:.$AK];6;))" office:value-type="string" office:string-value="" calcext:value-type="error">
            <text:p>#N/D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-20" calcext:value-type="float">
            <text:p>-20,00</text:p>
          </table:table-cell>
          <table:table-cell table:style-name="ce8" office:value-type="float" office:value="2.09" calcext:value-type="float">
            <text:p>2,09</text:p>
          </table:table-cell>
          <table:table-cell table:style-name="ce8" office:value-type="float" office:value="-21.94" calcext:value-type="float">
            <text:p>-21,94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97]);[ONUS_KM43.$A:.$AK];6;))" office:value-type="string" office:string-value="" calcext:value-type="error">
            <text:p>#N/D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-25.08" calcext:value-type="float">
            <text:p>-25,08</text:p>
          </table:table-cell>
          <table:table-cell table:style-name="ce8" office:value-type="float" office:value="1.63" calcext:value-type="float">
            <text:p>1,63</text:p>
          </table:table-cell>
          <table:table-cell table:style-name="ce8" office:value-type="float" office:value="-24.69" calcext:value-type="float">
            <text:p>-24,69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98]);[ONUS_KM43.$A:.$AK];6;))" office:value-type="string" office:string-value="" calcext:value-type="error">
            <text:p>#N/D</text:p>
          </table:table-cell>
          <table:table-cell office:value-type="float" office:value="98" calcext:value-type="float">
            <text:p>98</text:p>
          </table:table-cell>
          <table:table-cell table:style-name="ce8" office:value-type="float" office:value="-23.87" calcext:value-type="float">
            <text:p>-23,87</text:p>
          </table:table-cell>
          <table:table-cell table:style-name="ce8" office:value-type="float" office:value="1.45" calcext:value-type="float">
            <text:p>1,45</text:p>
          </table:table-cell>
          <table:table-cell table:style-name="ce8" office:value-type="float" office:value="-25.23" calcext:value-type="float">
            <text:p>-25,23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99]);[ONUS_KM43.$A:.$AK];6;))" office:value-type="string" office:string-value="" calcext:value-type="error">
            <text:p>#N/D</text:p>
          </table:table-cell>
          <table:table-cell office:value-type="float" office:value="99" calcext:value-type="float">
            <text:p>99</text:p>
          </table:table-cell>
          <table:table-cell table:style-name="ce8" office:value-type="float" office:value="-19.03" calcext:value-type="float">
            <text:p>-19,03</text:p>
          </table:table-cell>
          <table:table-cell table:style-name="ce8" office:value-type="float" office:value="1.6" calcext:value-type="float">
            <text:p>1,60</text:p>
          </table:table-cell>
          <table:table-cell table:style-name="ce8" office:value-type="float" office:value="-21.62" calcext:value-type="float">
            <text:p>-21,62</text:p>
          </table:table-cell>
          <table:table-cell table:number-columns-repeated="16364"/>
        </table:table-row>
        <table:table-row table:style-name="ro2">
          <table:table-cell table:number-columns-repeated="15"/>
          <table:table-cell table:style-name="ce4" table:formula="of:=UPPER(VLOOKUP(CONCATENATE(&quot;17&quot;;[.Q100]);[ONUS_KM43.$A:.$AK];6;))" office:value-type="string" office:string-value="" calcext:value-type="error">
            <text:p>#N/D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-19.79" calcext:value-type="float">
            <text:p>-19,79</text:p>
          </table:table-cell>
          <table:table-cell table:style-name="ce8" office:value-type="float" office:value="1.5" calcext:value-type="float">
            <text:p>1,50</text:p>
          </table:table-cell>
          <table:table-cell table:style-name="ce8" office:value-type="float" office:value="-22.68" calcext:value-type="float">
            <text:p>-22,68</text:p>
          </table:table-cell>
          <table:table-cell table:number-columns-repeated="16364"/>
        </table:table-row>
        <table:table-row table:style-name="ro4" table:number-rows-repeated="10484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27-03-2023" table:style-name="ta3">
        <table:table-column table:style-name="co9" table:number-columns-repeated="16384" table:default-cell-style-name="ce1"/>
        <table:table-row table:style-name="ro2">
          <table:table-cell table:style-name="ce7" office:value-type="string" calcext:value-type="string" table:number-columns-spanned="5" table:number-rows-spanned="1">
            <text:p>0/1/3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5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6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7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8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9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1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3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4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5</text:p>
          </table:table-cell>
          <table:covered-table-cell table:number-columns-repeated="4"/>
          <table:table-cell table:number-columns-repeated="163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number-columns-repeated="16324"/>
        </table:table-row>
        <table:table-row table:style-name="ro2">
          <table:table-cell table:style-name="ce9" table:formula="of:=UPPER(VLOOKUP(CONCATENATE(CONCATENATE(MID([.A$1];3;1);MID([.A$1];5;2));[.B3]);[ONUS_KM43.$A:.$AK];6;))" office:value-type="string" office:string-value="KQ236" calcext:value-type="string">
            <text:p>KQ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2.28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4.09</text:p>
          </table:table-cell>
          <table:table-cell table:style-name="ce9" table:formula="of:=UPPER(VLOOKUP(CONCATENATE(CONCATENATE(MID([.F$1];3;1);MID([.F$1];5;2));[.G3]);[ONUS_KM43.$A:.$AK];6;))" office:value-type="string" office:string-value="R591" calcext:value-type="string">
            <text:p>R59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30.96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-29.21</text:p>
          </table:table-cell>
          <table:table-cell table:style-name="ce9" table:formula="of:=UPPER(VLOOKUP(CONCATENATE(CONCATENATE(MID([.K$1];3;1);MID([.K$1];5;2));[.L3]);[ONUS_KM43.$A:.$AK];6;))" office:value-type="string" office:string-value="P126" calcext:value-type="string">
            <text:p>P126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4.56</text:p>
          </table:table-cell>
          <table:table-cell table:style-name="ce9" table:formula="of:=UPPER(VLOOKUP(CONCATENATE(CONCATENATE(MID([.P$1];3;1);MID([.P$1];5;2));[.Q3]);[ONUS_KM43.$A:.$AK];6;))" office:value-type="string" office:string-value="K318" calcext:value-type="string">
            <text:p>K318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U$1];3;1);MID([.U$1];5;2));[.V3]);[ONUS_KM43.$A:.$AK];6;))" office:value-type="string" office:string-value="KQ160" calcext:value-type="string">
            <text:p>KQ16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-28.54</text:p>
          </table:table-cell>
          <table:table-cell table:style-name="ce9" table:formula="of:=UPPER(VLOOKUP(CONCATENATE(CONCATENATE(MID([.Z$1];3;1);MID([.Z$1];5;2));[.AA3]);[ONUS_KM43.$A:.$AK];6;))" office:value-type="string" office:string-value="TP308" calcext:value-type="string">
            <text:p>TP308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5.09</text:p>
          </table:table-cell>
          <table:table-cell table:style-name="ce9" table:formula="of:=UPPER(VLOOKUP(CONCATENATE(CONCATENATE(MID([.AE$1];3;1);MID([.AE$1];5;2));[.AF3]);[ONUS_KM43.$A:.$AK];6;))" office:value-type="string" office:string-value="J475" calcext:value-type="string">
            <text:p>J47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18.29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-19.63</text:p>
          </table:table-cell>
          <table:table-cell table:style-name="ce9" table:formula="of:=UPPER(VLOOKUP(CONCATENATE(CONCATENATE(MID([.AJ$1];3;1);MID([.AJ$1];5;2));[.AK3]);[ONUS_KM43.$A:.$AK];6;))" office:value-type="string" office:string-value="N276" calcext:value-type="string">
            <text:p>N276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18.8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1.08</text:p>
          </table:table-cell>
          <table:table-cell table:style-name="ce9" table:formula="of:=UPPER(VLOOKUP(CONCATENATE(CONCATENATE(MID([.AO$1];3;1);MID([.AO$1];5;2));[.AP3]);[ONUS_KM43.$A:.$AK];6;))" office:value-type="string" office:string-value="KQ258" calcext:value-type="string">
            <text:p>KQ258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AT$1];3;1);MID([.AT$1];5;2));[.AU3]);[ONUS_KM43.$A:.$AK];6;))" office:value-type="string" office:string-value="O169" calcext:value-type="string">
            <text:p>O169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AY$1];3;1);MID([.AY$1];5;2));[.AZ3]);[ONUS_KM43.$A:.$AK];6;))" office:value-type="string" office:string-value="TP032" calcext:value-type="string">
            <text:p>TP03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4.09</text:p>
          </table:table-cell>
          <table:table-cell table:style-name="ce9" table:formula="of:=UPPER(VLOOKUP(CONCATENATE(CONCATENATE(MID([.BD$1];3;1);MID([.BD$1];5;2));[.BE3]);[ONUS_KM43.$A:.$AK];6;))" office:value-type="string" office:string-value="KQ237" calcext:value-type="string">
            <text:p>KQ23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-21.62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4]);[ONUS_KM43.$A:.$AK];6;))" office:value-type="string" office:string-value="KQ231" calcext:value-type="string">
            <text:p>KQ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0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0.32</text:p>
          </table:table-cell>
          <table:table-cell table:style-name="ce9" table:formula="of:=UPPER(VLOOKUP(CONCATENATE(CONCATENATE(MID([.F$1];3;1);MID([.F$1];5;2));[.G4]);[ONUS_KM43.$A:.$AK];6;))" office:value-type="string" office:string-value="TP370" calcext:value-type="string">
            <text:p>TP37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2.93</text:p>
          </table:table-cell>
          <table:table-cell table:style-name="ce9" table:formula="of:=UPPER(VLOOKUP(CONCATENATE(CONCATENATE(MID([.K$1];3;1);MID([.K$1];5;2));[.L4]);[ONUS_KM43.$A:.$AK];6;))" office:value-type="string" office:string-value="R534" calcext:value-type="string">
            <text:p>R53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-30.46</text:p>
          </table:table-cell>
          <table:table-cell table:style-name="ce9" table:formula="of:=UPPER(VLOOKUP(CONCATENATE(CONCATENATE(MID([.P$1];3;1);MID([.P$1];5;2));[.Q4]);[ONUS_KM43.$A:.$AK];6;))" office:value-type="string" office:string-value="KQ158" calcext:value-type="string">
            <text:p>KQ158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1.88</text:p>
          </table:table-cell>
          <table:table-cell table:style-name="ce9" table:formula="of:=UPPER(VLOOKUP(CONCATENATE(CONCATENATE(MID([.U$1];3;1);MID([.U$1];5;2));[.V4]);[ONUS_KM43.$A:.$AK];6;))" office:value-type="string" office:string-value="KQ207" calcext:value-type="string">
            <text:p>KQ207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3.64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-23.98</text:p>
          </table:table-cell>
          <table:table-cell table:style-name="ce9" table:formula="of:=UPPER(VLOOKUP(CONCATENATE(CONCATENATE(MID([.Z$1];3;1);MID([.Z$1];5;2));[.AA4]);[ONUS_KM43.$A:.$AK];6;))" office:value-type="string" office:string-value="TM370" calcext:value-type="string">
            <text:p>TM37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0.45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2.08</text:p>
          </table:table-cell>
          <table:table-cell table:style-name="ce9" table:formula="of:=UPPER(VLOOKUP(CONCATENATE(CONCATENATE(MID([.AE$1];3;1);MID([.AE$1];5;2));[.AF4]);[ONUS_KM43.$A:.$AK];6;))" office:value-type="string" office:string-value="LA133" calcext:value-type="string">
            <text:p>LA13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19.5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-23.10</text:p>
          </table:table-cell>
          <table:table-cell table:style-name="ce9" table:formula="of:=UPPER(VLOOKUP(CONCATENATE(CONCATENATE(MID([.AJ$1];3;1);MID([.AJ$1];5;2));[.AK4]);[ONUS_KM43.$A:.$AK];6;))" office:value-type="string" office:string-value="M60" calcext:value-type="string">
            <text:p>M6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16.0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0.00</text:p>
          </table:table-cell>
          <table:table-cell table:style-name="ce9" table:formula="of:=UPPER(VLOOKUP(CONCATENATE(CONCATENATE(MID([.AO$1];3;1);MID([.AO$1];5;2));[.AP4]);[ONUS_KM43.$A:.$AK];6;))" office:value-type="string" office:string-value="K190" calcext:value-type="string">
            <text:p>K19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AT$1];3;1);MID([.AT$1];5;2));[.AU4]);[ONUS_KM43.$A:.$AK];6;))" office:value-type="string" office:string-value="TP593" calcext:value-type="string">
            <text:p>TP593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AY$1];3;1);MID([.AY$1];5;2));[.AZ4]);[ONUS_KM43.$A:.$AK];6;))" office:value-type="string" office:string-value="TP305" calcext:value-type="string">
            <text:p>TP30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-23.88</text:p>
          </table:table-cell>
          <table:table-cell table:style-name="ce9" table:formula="of:=UPPER(VLOOKUP(CONCATENATE(CONCATENATE(MID([.BD$1];3;1);MID([.BD$1];5;2));[.BE4]);[ONUS_KM43.$A:.$AK];6;))" office:value-type="string" office:string-value="TM95" calcext:value-type="string">
            <text:p>TM9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-24.21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5]);[ONUS_KM43.$A:.$AK];6;))" office:value-type="string" office:string-value="KQ287" calcext:value-type="string">
            <text:p>KQ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8.79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19.88</text:p>
          </table:table-cell>
          <table:table-cell table:style-name="ce9" table:formula="of:=UPPER(VLOOKUP(CONCATENATE(CONCATENATE(MID([.F$1];3;1);MID([.F$1];5;2));[.G5]);[ONUS_KM43.$A:.$AK];6;))" office:value-type="string" office:string-value="KQ216" calcext:value-type="string">
            <text:p>KQ216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K$1];3;1);MID([.K$1];5;2));[.L5]);[ONUS_KM43.$A:.$AK];6;))" office:value-type="string" office:string-value="KQ213" calcext:value-type="string">
            <text:p>KQ21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3.3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-25.09</text:p>
          </table:table-cell>
          <table:table-cell table:style-name="ce9" table:formula="of:=UPPER(VLOOKUP(CONCATENATE(CONCATENATE(MID([.P$1];3;1);MID([.P$1];5;2));[.Q5]);[ONUS_KM43.$A:.$AK];6;))" office:value-type="string" office:string-value="KQ181" calcext:value-type="string">
            <text:p>KQ18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U$1];3;1);MID([.U$1];5;2));[.V5]);[ONUS_KM43.$A:.$AK];6;))" office:value-type="string" office:string-value="R609" calcext:value-type="string">
            <text:p>R609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Z$1];3;1);MID([.Z$1];5;2));[.AA5]);[ONUS_KM43.$A:.$AK];6;))" office:value-type="string" office:string-value="KQ191" calcext:value-type="string">
            <text:p>KQ19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0.1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-23.28</text:p>
          </table:table-cell>
          <table:table-cell table:style-name="ce9" table:formula="of:=UPPER(VLOOKUP(CONCATENATE(CONCATENATE(MID([.AE$1];3;1);MID([.AE$1];5;2));[.AF5]);[ONUS_KM43.$A:.$AK];6;))" office:value-type="string" office:string-value="VO452" calcext:value-type="string">
            <text:p>VO45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40.0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-35.23</text:p>
          </table:table-cell>
          <table:table-cell table:style-name="ce9" table:formula="of:=UPPER(VLOOKUP(CONCATENATE(CONCATENATE(MID([.AJ$1];3;1);MID([.AJ$1];5;2));[.AK5]);[ONUS_KM43.$A:.$AK];6;))" office:value-type="string" office:string-value="L280" calcext:value-type="string">
            <text:p>L280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18.44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20.81</text:p>
          </table:table-cell>
          <table:table-cell table:style-name="ce9" table:formula="of:=UPPER(VLOOKUP(CONCATENATE(CONCATENATE(MID([.AO$1];3;1);MID([.AO$1];5;2));[.AP5]);[ONUS_KM43.$A:.$AK];6;))" office:value-type="string" office:string-value="TP054" calcext:value-type="string">
            <text:p>TP05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7.44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AT$1];3;1);MID([.AT$1];5;2));[.AU5]);[ONUS_KM43.$A:.$AK];6;))" office:value-type="string" office:string-value="TP165" calcext:value-type="string">
            <text:p>TP165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AY$1];3;1);MID([.AY$1];5;2));[.AZ5]);[ONUS_KM43.$A:.$AK];6;))" office:value-type="string" office:string-value="TP372" calcext:value-type="string">
            <text:p>TP37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BD$1];3;1);MID([.BD$1];5;2));[.BE5]);[ONUS_KM43.$A:.$AK];6;))" office:value-type="string" office:string-value="KQ272" calcext:value-type="string">
            <text:p>KQ27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-25.69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6]);[ONUS_KM43.$A:.$AK];6;))" office:value-type="string" office:string-value="H135" calcext:value-type="string">
            <text:p>H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F$1];3;1);MID([.F$1];5;2));[.G6]);[ONUS_KM43.$A:.$AK];6;))" office:value-type="string" office:string-value="VM446" calcext:value-type="string">
            <text:p>VM44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2.92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23.67</text:p>
          </table:table-cell>
          <table:table-cell table:style-name="ce9" table:formula="of:=UPPER(VLOOKUP(CONCATENATE(CONCATENATE(MID([.K$1];3;1);MID([.K$1];5;2));[.L6]);[ONUS_KM43.$A:.$AK];6;))" office:value-type="string" office:string-value="R545" calcext:value-type="string">
            <text:p>R545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3.98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P$1];3;1);MID([.P$1];5;2));[.Q6]);[ONUS_KM43.$A:.$AK];6;))" office:value-type="string" office:string-value="TP033" calcext:value-type="string">
            <text:p>TP03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U$1];3;1);MID([.U$1];5;2));[.V6]);[ONUS_KM43.$A:.$AK];6;))" office:value-type="string" office:string-value="TP026" calcext:value-type="string">
            <text:p>TP02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Z$1];3;1);MID([.Z$1];5;2));[.AA6]);[ONUS_KM43.$A:.$AK];6;))" office:value-type="string" office:string-value="KQ193" calcext:value-type="string">
            <text:p>KQ19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0.97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AE$1];3;1);MID([.AE$1];5;2));[.AF6]);[ONUS_KM43.$A:.$AK];6;))" office:value-type="string" office:string-value="N320" calcext:value-type="string">
            <text:p>N320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16.50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19.96</text:p>
          </table:table-cell>
          <table:table-cell table:style-name="ce9" table:formula="of:=UPPER(VLOOKUP(CONCATENATE(CONCATENATE(MID([.AJ$1];3;1);MID([.AJ$1];5;2));[.AK6]);[ONUS_KM43.$A:.$AK];6;))" office:value-type="string" office:string-value="TP027" calcext:value-type="string">
            <text:p>TP027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19.17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20.81</text:p>
          </table:table-cell>
          <table:table-cell table:style-name="ce9" table:formula="of:=UPPER(VLOOKUP(CONCATENATE(CONCATENATE(MID([.AO$1];3;1);MID([.AO$1];5;2));[.AP6]);[ONUS_KM43.$A:.$AK];6;))" office:value-type="string" office:string-value="TP081" calcext:value-type="string">
            <text:p>TP08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18.4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-21.31</text:p>
          </table:table-cell>
          <table:table-cell table:style-name="ce9" table:formula="of:=UPPER(VLOOKUP(CONCATENATE(CONCATENATE(MID([.AT$1];3;1);MID([.AT$1];5;2));[.AU6]);[ONUS_KM43.$A:.$AK];6;))" office:value-type="string" office:string-value="TP600" calcext:value-type="string">
            <text:p>TP600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2.68</text:p>
          </table:table-cell>
          <table:table-cell table:style-name="ce9" table:formula="of:=UPPER(VLOOKUP(CONCATENATE(CONCATENATE(MID([.AY$1];3;1);MID([.AY$1];5;2));[.AZ6]);[ONUS_KM43.$A:.$AK];6;))" office:value-type="string" office:string-value="TP567" calcext:value-type="string">
            <text:p>TP567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0.75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23.67</text:p>
          </table:table-cell>
          <table:table-cell table:style-name="ce9" table:formula="of:=UPPER(VLOOKUP(CONCATENATE(CONCATENATE(MID([.BD$1];3;1);MID([.BD$1];5;2));[.BE6]);[ONUS_KM43.$A:.$AK];6;))" office:value-type="string" office:string-value="PL50" calcext:value-type="string">
            <text:p>PL50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7.96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3.47</text:p>
          </table:table-cell>
          <table:table-cell/>
          <table:table-cell table:style-name="ce10"/>
          <table:table-cell table:number-columns-repeated="16322"/>
        </table:table-row>
        <table:table-row table:style-name="ro5">
          <table:table-cell table:style-name="ce9" table:formula="of:=UPPER(VLOOKUP(CONCATENATE(CONCATENATE(MID([.A$1];3;1);MID([.A$1];5;2));[.B7]);[ONUS_KM43.$A:.$AK];6;))" office:value-type="string" office:string-value="TP024" calcext:value-type="string">
            <text:p>TP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9.91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20.00</text:p>
          </table:table-cell>
          <table:table-cell table:style-name="ce9" table:formula="of:=UPPER(VLOOKUP(CONCATENATE(CONCATENATE(MID([.F$1];3;1);MID([.F$1];5;2));[.G7]);[ONUS_KM43.$A:.$AK];6;))" office:value-type="string" office:string-value="TP063" calcext:value-type="string">
            <text:p>TP06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1.94</text:p>
          </table:table-cell>
          <table:table-cell table:style-name="ce9" table:formula="of:=UPPER(VLOOKUP(CONCATENATE(CONCATENATE(MID([.K$1];3;1);MID([.K$1];5;2));[.L7]);[ONUS_KM43.$A:.$AK];6;))" office:value-type="string" office:string-value="VO253" calcext:value-type="string">
            <text:p>VO25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3.37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7]);[ONUS_KM43.$A:.$AK];6;))" office:value-type="string" office:string-value="R530" calcext:value-type="string">
            <text:p>R53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0.4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-21.74</text:p>
          </table:table-cell>
          <table:table-cell table:style-name="ce9" table:formula="of:=UPPER(VLOOKUP(CONCATENATE(CONCATENATE(MID([.U$1];3;1);MID([.U$1];5;2));[.V7]);[ONUS_KM43.$A:.$AK];6;))" office:value-type="string" office:string-value="TP575" calcext:value-type="string">
            <text:p>TP57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25.69</text:p>
          </table:table-cell>
          <table:table-cell table:style-name="ce9" table:formula="of:=UPPER(VLOOKUP(CONCATENATE(CONCATENATE(MID([.Z$1];3;1);MID([.Z$1];5;2));[.AA7]);[ONUS_KM43.$A:.$AK];6;))" office:value-type="string" office:string-value="KQ192" calcext:value-type="string">
            <text:p>KQ192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18.89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AE$1];3;1);MID([.AE$1];5;2));[.AF7]);[ONUS_KM43.$A:.$AK];6;))" office:value-type="string" office:string-value="TL243" calcext:value-type="string">
            <text:p>TL24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9.58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AJ$1];3;1);MID([.AJ$1];5;2));[.AK7]);[ONUS_KM43.$A:.$AK];6;))" office:value-type="string" office:string-value="TP039" calcext:value-type="string">
            <text:p>TP039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-20.09</text:p>
          </table:table-cell>
          <table:table-cell table:style-name="ce9" table:formula="of:=UPPER(VLOOKUP(CONCATENATE(CONCATENATE(MID([.AO$1];3;1);MID([.AO$1];5;2));[.AP7]);[ONUS_KM43.$A:.$AK];6;))" office:value-type="string" office:string-value="HG8245V354" calcext:value-type="string">
            <text:p>HG8245V354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19.82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-20.05</text:p>
          </table:table-cell>
          <table:table-cell table:style-name="ce9" table:formula="of:=UPPER(VLOOKUP(CONCATENATE(CONCATENATE(MID([.AT$1];3;1);MID([.AT$1];5;2));[.AU7]);[ONUS_KM43.$A:.$AK];6;))" office:value-type="string" office:string-value="TP565" calcext:value-type="string">
            <text:p>TP56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1.81</text:p>
          </table:table-cell>
          <table:table-cell table:style-name="ce9" table:formula="of:=UPPER(VLOOKUP(CONCATENATE(CONCATENATE(MID([.AY$1];3;1);MID([.AY$1];5;2));[.AZ7]);[ONUS_KM43.$A:.$AK];6;))" office:value-type="string" office:string-value="TP552" calcext:value-type="string">
            <text:p>TP552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21.55</text:p>
          </table:table-cell>
          <table:table-cell table:style-name="ce9" table:formula="of:=UPPER(VLOOKUP(CONCATENATE(CONCATENATE(MID([.BD$1];3;1);MID([.BD$1];5;2));[.BE7]);[ONUS_KM43.$A:.$AK];6;))" office:value-type="string" office:string-value="M219" calcext:value-type="string">
            <text:p>M219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30.4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7.70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8]);[ONUS_KM43.$A:.$AK];6;))" office:value-type="string" office:string-value="TP052" calcext:value-type="string">
            <text:p>TP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1.94</text:p>
          </table:table-cell>
          <table:table-cell table:style-name="ce9" table:formula="of:=UPPER(VLOOKUP(CONCATENATE(CONCATENATE(MID([.F$1];3;1);MID([.F$1];5;2));[.G8]);[ONUS_KM43.$A:.$AK];6;))" office:value-type="string" office:string-value="TP116" calcext:value-type="string">
            <text:p>TP11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4.44</text:p>
          </table:table-cell>
          <table:table-cell table:style-name="ce9" table:formula="of:=UPPER(VLOOKUP(CONCATENATE(CONCATENATE(MID([.K$1];3;1);MID([.K$1];5;2));[.L8]);[ONUS_KM43.$A:.$AK];6;))" office:value-type="string" office:string-value="KQ211" calcext:value-type="string">
            <text:p>KQ21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4.3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8]);[ONUS_KM43.$A:.$AK];6;))" office:value-type="string" office:string-value="M428" calcext:value-type="string">
            <text:p>M428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21.8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U$1];3;1);MID([.U$1];5;2));[.V8]);[ONUS_KM43.$A:.$AK];6;))" office:value-type="string" office:string-value="TP082" calcext:value-type="string">
            <text:p>TP082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5.53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7.45</text:p>
          </table:table-cell>
          <table:table-cell table:style-name="ce9" table:formula="of:=UPPER(VLOOKUP(CONCATENATE(CONCATENATE(MID([.Z$1];3;1);MID([.Z$1];5;2));[.AA8]);[ONUS_KM43.$A:.$AK];6;))" office:value-type="string" office:string-value="KQ195" calcext:value-type="string">
            <text:p>KQ19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1.94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-25.53</text:p>
          </table:table-cell>
          <table:table-cell table:style-name="ce9" table:formula="of:=UPPER(VLOOKUP(CONCATENATE(CONCATENATE(MID([.AE$1];3;1);MID([.AE$1];5;2));[.AF8]);[ONUS_KM43.$A:.$AK];6;))" office:value-type="string" office:string-value="KQ450" calcext:value-type="string">
            <text:p>KQ450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19.32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-20.66</text:p>
          </table:table-cell>
          <table:table-cell table:style-name="ce9" table:formula="of:=UPPER(VLOOKUP(CONCATENATE(CONCATENATE(MID([.AJ$1];3;1);MID([.AJ$1];5;2));[.AK8]);[ONUS_KM43.$A:.$AK];6;))" office:value-type="string" office:string-value="TP053" calcext:value-type="string">
            <text:p>TP05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18.2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19.29</text:p>
          </table:table-cell>
          <table:table-cell table:style-name="ce9" table:formula="of:=UPPER(VLOOKUP(CONCATENATE(CONCATENATE(MID([.AO$1];3;1);MID([.AO$1];5;2));[.AP8]);[ONUS_KM43.$A:.$AK];6;))" office:value-type="string" office:string-value="TP268" calcext:value-type="string">
            <text:p>TP268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-23.88</text:p>
          </table:table-cell>
          <table:table-cell table:style-name="ce9" table:formula="of:=UPPER(VLOOKUP(CONCATENATE(CONCATENATE(MID([.AT$1];3;1);MID([.AT$1];5;2));[.AU8]);[ONUS_KM43.$A:.$AK];6;))" office:value-type="string" office:string-value="VSOL041" calcext:value-type="string">
            <text:p>VSOL04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30.45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29.59</text:p>
          </table:table-cell>
          <table:table-cell table:style-name="ce9" table:formula="of:=UPPER(VLOOKUP(CONCATENATE(CONCATENATE(MID([.AY$1];3;1);MID([.AY$1];5;2));[.AZ8]);[ONUS_KM43.$A:.$AK];6;))" office:value-type="string" office:string-value="VSOL098" calcext:value-type="string">
            <text:p>VSOL098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18.21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0.05</text:p>
          </table:table-cell>
          <table:table-cell table:style-name="ce9" table:formula="of:=UPPER(VLOOKUP(CONCATENATE(CONCATENATE(MID([.BD$1];3;1);MID([.BD$1];5;2));[.BE8]);[ONUS_KM43.$A:.$AK];6;))" office:value-type="string" office:string-value="TP546" calcext:value-type="string">
            <text:p>TP54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4.56</text:p>
          </table:table-cell>
          <table:table-cell/>
          <table:table-cell table:style-name="ce10"/>
          <table:table-cell table:number-columns-repeated="16322"/>
        </table:table-row>
        <table:table-row table:style-name="ro5">
          <table:table-cell table:style-name="ce9" table:formula="of:=UPPER(VLOOKUP(CONCATENATE(CONCATENATE(MID([.A$1];3;1);MID([.A$1];5;2));[.B9]);[ONUS_KM43.$A:.$AK];6;))" office:value-type="string" office:string-value="TP046" calcext:value-type="string">
            <text:p>TP0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21.48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F$1];3;1);MID([.F$1];5;2));[.G9]);[ONUS_KM43.$A:.$AK];6;))" office:value-type="string" office:string-value="TP118" calcext:value-type="string">
            <text:p>TP118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-31.55</text:p>
          </table:table-cell>
          <table:table-cell table:style-name="ce9" table:formula="of:=UPPER(VLOOKUP(CONCATENATE(CONCATENATE(MID([.K$1];3;1);MID([.K$1];5;2));[.L9]);[ONUS_KM43.$A:.$AK];6;))" office:value-type="string" office:string-value="R593" calcext:value-type="string">
            <text:p>R593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6.0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-25.69</text:p>
          </table:table-cell>
          <table:table-cell table:style-name="ce9" table:formula="of:=UPPER(VLOOKUP(CONCATENATE(CONCATENATE(MID([.P$1];3;1);MID([.P$1];5;2));[.Q9]);[ONUS_KM43.$A:.$AK];6;))" office:value-type="string" office:string-value="R531" calcext:value-type="string">
            <text:p>R53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U$1];3;1);MID([.U$1];5;2));[.V9]);[ONUS_KM43.$A:.$AK];6;))" office:value-type="string" office:string-value="HG8245V350" calcext:value-type="string">
            <text:p>HG8245V350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3.4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-22.84</text:p>
          </table:table-cell>
          <table:table-cell table:style-name="ce9" table:formula="of:=UPPER(VLOOKUP(CONCATENATE(CONCATENATE(MID([.Z$1];3;1);MID([.Z$1];5;2));[.AA9]);[ONUS_KM43.$A:.$AK];6;))" office:value-type="string" office:string-value="O103" calcext:value-type="string">
            <text:p>O103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9.99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-30.97</text:p>
          </table:table-cell>
          <table:table-cell table:style-name="ce9" table:formula="of:=UPPER(VLOOKUP(CONCATENATE(CONCATENATE(MID([.AE$1];3;1);MID([.AE$1];5;2));[.AF9]);[ONUS_KM43.$A:.$AK];6;))" office:value-type="string" office:string-value="TL110" calcext:value-type="string">
            <text:p>TL11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0.87</text:p>
          </table:table-cell>
          <table:table-cell table:style-name="ce9" table:formula="of:=UPPER(VLOOKUP(CONCATENATE(CONCATENATE(MID([.AJ$1];3;1);MID([.AJ$1];5;2));[.AK9]);[ONUS_KM43.$A:.$AK];6;))" office:value-type="string" office:string-value="TP064" calcext:value-type="string">
            <text:p>TP064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19.3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-21.31</text:p>
          </table:table-cell>
          <table:table-cell table:style-name="ce9" table:formula="of:=UPPER(VLOOKUP(CONCATENATE(CONCATENATE(MID([.AO$1];3;1);MID([.AO$1];5;2));[.AP9]);[ONUS_KM43.$A:.$AK];6;))" office:value-type="string" office:string-value="TP316" calcext:value-type="string">
            <text:p>TP31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0.76</text:p>
          </table:table-cell>
          <table:table-cell table:style-name="ce9" table:formula="of:=UPPER(VLOOKUP(CONCATENATE(CONCATENATE(MID([.AT$1];3;1);MID([.AT$1];5;2));[.AU9]);[ONUS_KM43.$A:.$AK];6;))" office:value-type="string" office:string-value="VSOL040" calcext:value-type="string">
            <text:p>VSOL040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20.70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1.37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9]);[ONUS_KM43.$A:.$AK];6;))" office:value-type="string" office:string-value="HG8145V306" calcext:value-type="string">
            <text:p>HG8145V3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26.58</text:p>
          </table:table-cell>
          <table:table-cell/>
          <table:table-cell table:style-name="ce10"/>
          <table:table-cell table:number-columns-repeated="16322"/>
        </table:table-row>
        <table:table-row table:style-name="ro5">
          <table:table-cell table:style-name="ce9" table:formula="of:=UPPER(VLOOKUP(CONCATENATE(CONCATENATE(MID([.A$1];3;1);MID([.A$1];5;2));[.B10]);[ONUS_KM43.$A:.$AK];6;))" office:value-type="string" office:string-value="TP492" calcext:value-type="string">
            <text:p>TP4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3.01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F$1];3;1);MID([.F$1];5;2));[.G10]);[ONUS_KM43.$A:.$AK];6;))" office:value-type="string" office:string-value="TP119" calcext:value-type="string">
            <text:p>TP119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1.48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3.10</text:p>
          </table:table-cell>
          <table:table-cell table:style-name="ce9" table:formula="of:=UPPER(VLOOKUP(CONCATENATE(CONCATENATE(MID([.K$1];3;1);MID([.K$1];5;2));[.L10]);[ONUS_KM43.$A:.$AK];6;))" office:value-type="string" office:string-value="TP110" calcext:value-type="string">
            <text:p>TP110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5.23</text:p>
          </table:table-cell>
          <table:table-cell table:style-name="ce9" table:formula="of:=UPPER(VLOOKUP(CONCATENATE(CONCATENATE(MID([.P$1];3;1);MID([.P$1];5;2));[.Q10]);[ONUS_KM43.$A:.$AK];6;))" office:value-type="string" office:string-value="R127" calcext:value-type="string">
            <text:p>R12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19.0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-21.49</text:p>
          </table:table-cell>
          <table:table-cell table:style-name="ce9" table:formula="of:=UPPER(VLOOKUP(CONCATENATE(CONCATENATE(MID([.U$1];3;1);MID([.U$1];5;2));[.V10]);[ONUS_KM43.$A:.$AK];6;))" office:value-type="string" office:string-value="HG8245V352" calcext:value-type="string">
            <text:p>HG8245V352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20.0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Z$1];3;1);MID([.Z$1];5;2));[.AA10]);[ONUS_KM43.$A:.$AK];6;))" office:value-type="string" office:string-value="KMA101" calcext:value-type="string">
            <text:p>KMA101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19.70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AE$1];3;1);MID([.AE$1];5;2));[.AF10]);[ONUS_KM43.$A:.$AK];6;))" office:value-type="string" office:string-value="TP036" calcext:value-type="string">
            <text:p>TP036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21.9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-21.37</text:p>
          </table:table-cell>
          <table:table-cell table:style-name="ce9" table:formula="of:=UPPER(VLOOKUP(CONCATENATE(CONCATENATE(MID([.AJ$1];3;1);MID([.AJ$1];5;2));[.AK10]);[ONUS_KM43.$A:.$AK];6;))" office:value-type="string" office:string-value="TP080" calcext:value-type="string">
            <text:p>TP080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0.32</text:p>
          </table:table-cell>
          <table:table-cell table:style-name="ce9" table:formula="of:=UPPER(VLOOKUP(CONCATENATE(CONCATENATE(MID([.AO$1];3;1);MID([.AO$1];5;2));[.AP10]);[ONUS_KM43.$A:.$AK];6;))" office:value-type="string" office:string-value="TP571" calcext:value-type="string">
            <text:p>TP571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20.70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-23.38</text:p>
          </table:table-cell>
          <table:table-cell table:style-name="ce9" table:formula="of:=UPPER(VLOOKUP(CONCATENATE(CONCATENATE(MID([.AT$1];3;1);MID([.AT$1];5;2));[.AU10]);[ONUS_KM43.$A:.$AK];6;))" office:value-type="string" office:string-value="VSOL039" calcext:value-type="string">
            <text:p>VSOL039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2.45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0]);[ONUS_KM43.$A:.$AK];6;))" office:value-type="string" office:string-value="TP030" calcext:value-type="string">
            <text:p>TP0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24.32</text:p>
          </table:table-cell>
          <table:table-cell/>
          <table:table-cell table:style-name="ce10"/>
          <table:table-cell table:number-columns-repeated="16322"/>
        </table:table-row>
        <table:table-row table:style-name="ro5">
          <table:table-cell table:style-name="ce9" table:formula="of:=UPPER(VLOOKUP(CONCATENATE(CONCATENATE(MID([.A$1];3;1);MID([.A$1];5;2));[.B11]);[ONUS_KM43.$A:.$AK];6;))" office:value-type="string" office:string-value="TP084" calcext:value-type="string">
            <text:p>TP0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25.68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F$1];3;1);MID([.F$1];5;2));[.G11]);[ONUS_KM43.$A:.$AK];6;))" office:value-type="string" office:string-value="K422" calcext:value-type="string">
            <text:p>K422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K$1];3;1);MID([.K$1];5;2));[.L11]);[ONUS_KM43.$A:.$AK];6;))" office:value-type="string" office:string-value="KQ276" calcext:value-type="string">
            <text:p>KQ27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-26.39</text:p>
          </table:table-cell>
          <table:table-cell table:style-name="ce9" table:formula="of:=UPPER(VLOOKUP(CONCATENATE(CONCATENATE(MID([.P$1];3;1);MID([.P$1];5;2));[.Q11]);[ONUS_KM43.$A:.$AK];6;))" office:value-type="string" office:string-value="O73" calcext:value-type="string">
            <text:p>O73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2.74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-22.08</text:p>
          </table:table-cell>
          <table:table-cell table:style-name="ce9" table:formula="of:=UPPER(VLOOKUP(CONCATENATE(CONCATENATE(MID([.U$1];3;1);MID([.U$1];5;2));[.V11]);[ONUS_KM43.$A:.$AK];6;))" office:value-type="string" office:string-value="TP074" calcext:value-type="string">
            <text:p>TP074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2.29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Z$1];3;1);MID([.Z$1];5;2));[.AA11]);[ONUS_KM43.$A:.$AK];6;))" office:value-type="string" office:string-value="KQ194" calcext:value-type="string">
            <text:p>KQ19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0.4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AE$1];3;1);MID([.AE$1];5;2));[.AF11]);[ONUS_KM43.$A:.$AK];6;))" office:value-type="string" office:string-value="TP068" calcext:value-type="string">
            <text:p>TP068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17.82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17.15</text:p>
          </table:table-cell>
          <table:table-cell table:style-name="ce9" table:formula="of:=UPPER(VLOOKUP(CONCATENATE(CONCATENATE(MID([.AJ$1];3;1);MID([.AJ$1];5;2));[.AK11]);[ONUS_KM43.$A:.$AK];6;))" office:value-type="string" office:string-value="HG8245V351" calcext:value-type="string">
            <text:p>HG8245V35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1.48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AO$1];3;1);MID([.AO$1];5;2));[.AP11]);[ONUS_KM43.$A:.$AK];6;))" office:value-type="string" office:string-value="TP371" calcext:value-type="string">
            <text:p>TP37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0.45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0.56</text:p>
          </table:table-cell>
          <table:table-cell table:style-name="ce9" table:formula="of:=UPPER(VLOOKUP(CONCATENATE(CONCATENATE(MID([.AT$1];3;1);MID([.AT$1];5;2));[.AU11]);[ONUS_KM43.$A:.$AK];6;))" office:value-type="string" office:string-value="VSOL080" calcext:value-type="string">
            <text:p>VSOL080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-22.45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1]);[ONUS_KM43.$A:.$AK];6;))" office:value-type="string" office:string-value="TP031" calcext:value-type="string">
            <text:p>TP0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-24.56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2]);[ONUS_KM43.$A:.$AK];6;))" office:value-type="string" office:string-value="TP098" calcext:value-type="string">
            <text:p>TP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0.66</text:p>
          </table:table-cell>
          <table:table-cell table:style-name="ce9" table:formula="of:=UPPER(VLOOKUP(CONCATENATE(CONCATENATE(MID([.F$1];3;1);MID([.F$1];5;2));[.G12]);[ONUS_KM43.$A:.$AK];6;))" office:value-type="string" office:string-value="TP348" calcext:value-type="string">
            <text:p>TP348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9.58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4.82</text:p>
          </table:table-cell>
          <table:table-cell table:style-name="ce9" table:formula="of:=UPPER(VLOOKUP(CONCATENATE(CONCATENATE(MID([.K$1];3;1);MID([.K$1];5;2));[.L12]);[ONUS_KM43.$A:.$AK];6;))" office:value-type="string" office:string-value="KQ277" calcext:value-type="string">
            <text:p>KQ277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-30.46</text:p>
          </table:table-cell>
          <table:table-cell table:style-name="ce9" table:formula="of:=UPPER(VLOOKUP(CONCATENATE(CONCATENATE(MID([.P$1];3;1);MID([.P$1];5;2));[.Q12]);[ONUS_KM43.$A:.$AK];6;))" office:value-type="string" office:string-value="TN42" calcext:value-type="string">
            <text:p>TN42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24.09</text:p>
          </table:table-cell>
          <table:table-cell table:style-name="ce9" table:formula="of:=UPPER(VLOOKUP(CONCATENATE(CONCATENATE(MID([.U$1];3;1);MID([.U$1];5;2));[.V12]);[ONUS_KM43.$A:.$AK];6;))" office:value-type="string" office:string-value="TP543" calcext:value-type="string">
            <text:p>TP543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-26.58</text:p>
          </table:table-cell>
          <table:table-cell table:style-name="ce9" table:formula="of:=UPPER(VLOOKUP(CONCATENATE(CONCATENATE(MID([.Z$1];3;1);MID([.Z$1];5;2));[.AA12]);[ONUS_KM43.$A:.$AK];6;))" office:value-type="string" office:string-value="TM262" calcext:value-type="string">
            <text:p>TM262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21.80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4.82</text:p>
          </table:table-cell>
          <table:table-cell table:style-name="ce9" table:formula="of:=UPPER(VLOOKUP(CONCATENATE(CONCATENATE(MID([.AE$1];3;1);MID([.AE$1];5;2));[.AF12]);[ONUS_KM43.$A:.$AK];6;))" office:value-type="string" office:string-value="TP147" calcext:value-type="string">
            <text:p>TP14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AJ$1];3;1);MID([.AJ$1];5;2));[.AK12]);[ONUS_KM43.$A:.$AK];6;))" office:value-type="string" office:string-value="TP120" calcext:value-type="string">
            <text:p>TP120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16.55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-19.63</text:p>
          </table:table-cell>
          <table:table-cell table:style-name="ce9" table:formula="of:=UPPER(VLOOKUP(CONCATENATE(CONCATENATE(MID([.AO$1];3;1);MID([.AO$1];5;2));[.AP12]);[ONUS_KM43.$A:.$AK];6;))" office:value-type="string" office:string-value="VSOL028" calcext:value-type="string">
            <text:p>VSOL028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19.13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0.76</text:p>
          </table:table-cell>
          <table:table-cell table:style-name="ce9" table:formula="of:=UPPER(VLOOKUP(CONCATENATE(CONCATENATE(MID([.AT$1];3;1);MID([.AT$1];5;2));[.AU12]);[ONUS_KM43.$A:.$AK];6;))" office:value-type="string" office:string-value="" calcext:value-type="error">
            <text:p>#N/D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3.19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2]);[ONUS_KM43.$A:.$AK];6;))" office:value-type="string" office:string-value="TP056" calcext:value-type="string">
            <text:p>TP0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5.09</text:p>
          </table:table-cell>
          <table:table-cell/>
          <table:table-cell table:style-name="ce10"/>
          <table:table-cell table:number-columns-repeated="16322"/>
        </table:table-row>
        <table:table-row table:style-name="ro5">
          <table:table-cell table:style-name="ce9" table:formula="of:=UPPER(VLOOKUP(CONCATENATE(CONCATENATE(MID([.A$1];3;1);MID([.A$1];5;2));[.B13]);[ONUS_KM43.$A:.$AK];6;))" office:value-type="string" office:string-value="TP163" calcext:value-type="string">
            <text:p>TP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8.86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30.97</text:p>
          </table:table-cell>
          <table:table-cell table:style-name="ce9" table:formula="of:=UPPER(VLOOKUP(CONCATENATE(CONCATENATE(MID([.F$1];3;1);MID([.F$1];5;2));[.G13]);[ONUS_KM43.$A:.$AK];6;))" office:value-type="string" office:string-value="TP273" calcext:value-type="string">
            <text:p>TP273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4.44</text:p>
          </table:table-cell>
          <table:table-cell table:style-name="ce9" table:formula="of:=UPPER(VLOOKUP(CONCATENATE(CONCATENATE(MID([.K$1];3;1);MID([.K$1];5;2));[.L13]);[ONUS_KM43.$A:.$AK];6;))" office:value-type="string" office:string-value="TP592" calcext:value-type="string">
            <text:p>TP592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7.45</text:p>
          </table:table-cell>
          <table:table-cell table:style-name="ce9" table:formula="of:=UPPER(VLOOKUP(CONCATENATE(CONCATENATE(MID([.P$1];3;1);MID([.P$1];5;2));[.Q13]);[ONUS_KM43.$A:.$AK];6;))" office:value-type="string" office:string-value="TM384" calcext:value-type="string">
            <text:p>TM384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-21.43</text:p>
          </table:table-cell>
          <table:table-cell table:style-name="ce9" table:formula="of:=UPPER(VLOOKUP(CONCATENATE(CONCATENATE(MID([.U$1];3;1);MID([.U$1];5;2));[.V13]);[ONUS_KM43.$A:.$AK];6;))" office:value-type="string" office:string-value="TP208" calcext:value-type="string">
            <text:p>TP208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19.74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1.81</text:p>
          </table:table-cell>
          <table:table-cell table:style-name="ce9" table:formula="of:=UPPER(VLOOKUP(CONCATENATE(CONCATENATE(MID([.Z$1];3;1);MID([.Z$1];5;2));[.AA13]);[ONUS_KM43.$A:.$AK];6;))" office:value-type="string" office:string-value="TN5" calcext:value-type="string">
            <text:p>TN5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AE$1];3;1);MID([.AE$1];5;2));[.AF13]);[ONUS_KM43.$A:.$AK];6;))" office:value-type="string" office:string-value="HS8145V359" calcext:value-type="string">
            <text:p>HS8145V359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19.28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AJ$1];3;1);MID([.AJ$1];5;2));[.AK13]);[ONUS_KM43.$A:.$AK];6;))" office:value-type="string" office:string-value="TP146" calcext:value-type="string">
            <text:p>TP14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19.66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1.68</text:p>
          </table:table-cell>
          <table:table-cell table:style-name="ce9" table:formula="of:=UPPER(VLOOKUP(CONCATENATE(CONCATENATE(MID([.AO$1];3;1);MID([.AO$1];5;2));[.AP13]);[ONUS_KM43.$A:.$AK];6;))" office:value-type="string" office:string-value="VSOL072" calcext:value-type="string">
            <text:p>VSOL07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18.89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0.92</text:p>
          </table:table-cell>
          <table:table-cell table:style-name="ce9" table:formula="of:=UPPER(VLOOKUP(CONCATENATE(CONCATENATE(MID([.AT$1];3;1);MID([.AT$1];5;2));[.AU13]);[ONUS_KM43.$A:.$AK];6;))" office:value-type="string" office:string-value="" calcext:value-type="error">
            <text:p>#N/D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0.70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-21.8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3]);[ONUS_KM43.$A:.$AK];6;))" office:value-type="string" office:string-value="Q388" calcext:value-type="string">
            <text:p>Q3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6.78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22.60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4]);[ONUS_KM43.$A:.$AK];6;))" office:value-type="string" office:string-value="TP205" calcext:value-type="string">
            <text:p>TP2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20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-22.22</text:p>
          </table:table-cell>
          <table:table-cell table:style-name="ce9" table:formula="of:=UPPER(VLOOKUP(CONCATENATE(CONCATENATE(MID([.F$1];3;1);MID([.F$1];5;2));[.G14]);[ONUS_KM43.$A:.$AK];6;))" office:value-type="string" office:string-value="TP181" calcext:value-type="string">
            <text:p>TP181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3.88</text:p>
          </table:table-cell>
          <table:table-cell table:style-name="ce9" table:formula="of:=UPPER(VLOOKUP(CONCATENATE(CONCATENATE(MID([.K$1];3;1);MID([.K$1];5;2));[.L14]);[ONUS_KM43.$A:.$AK];6;))" office:value-type="string" office:string-value="TP023" calcext:value-type="string">
            <text:p>TP023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27.96</text:p>
          </table:table-cell>
          <table:table-cell table:style-name="ce9" table:formula="of:=UPPER(VLOOKUP(CONCATENATE(CONCATENATE(MID([.P$1];3;1);MID([.P$1];5;2));[.Q14]);[ONUS_KM43.$A:.$AK];6;))" office:value-type="string" office:string-value="TP554" calcext:value-type="string">
            <text:p>TP554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0.8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-20.56</text:p>
          </table:table-cell>
          <table:table-cell table:style-name="ce9" table:formula="of:=UPPER(VLOOKUP(CONCATENATE(CONCATENATE(MID([.U$1];3;1);MID([.U$1];5;2));[.V14]);[ONUS_KM43.$A:.$AK];6;))" office:value-type="string" office:string-value="TP182" calcext:value-type="string">
            <text:p>TP182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Z$1];3;1);MID([.Z$1];5;2));[.AA14]);[ONUS_KM43.$A:.$AK];6;))" office:value-type="string" office:string-value="KN369" calcext:value-type="string">
            <text:p>KN369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AE$1];3;1);MID([.AE$1];5;2));[.AF14]);[ONUS_KM43.$A:.$AK];6;))" office:value-type="string" office:string-value="TP582" calcext:value-type="string">
            <text:p>TP582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18.2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20.56</text:p>
          </table:table-cell>
          <table:table-cell table:style-name="ce9" table:formula="of:=UPPER(VLOOKUP(CONCATENATE(CONCATENATE(MID([.AJ$1];3;1);MID([.AJ$1];5;2));[.AK14]);[ONUS_KM43.$A:.$AK];6;))" office:value-type="string" office:string-value="TP224" calcext:value-type="string">
            <text:p>TP224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-21.74</text:p>
          </table:table-cell>
          <table:table-cell table:style-name="ce9" table:formula="of:=UPPER(VLOOKUP(CONCATENATE(CONCATENATE(MID([.AO$1];3;1);MID([.AO$1];5;2));[.AP14]);[ONUS_KM43.$A:.$AK];6;))" office:value-type="string" office:string-value="VSOL096" calcext:value-type="string">
            <text:p>VSOL096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17.6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1.43</text:p>
          </table:table-cell>
          <table:table-cell table:style-name="ce9" table:formula="of:=UPPER(VLOOKUP(CONCATENATE(CONCATENATE(MID([.AT$1];3;1);MID([.AT$1];5;2));[.AU14]);[ONUS_KM43.$A:.$AK];6;))" office:value-type="string" office:string-value="" calcext:value-type="error">
            <text:p>#N/D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1.3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2.93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4]);[ONUS_KM43.$A:.$AK];6;))" office:value-type="string" office:string-value="TP069" calcext:value-type="string">
            <text:p>TP0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-27.96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5]);[ONUS_KM43.$A:.$AK];6;))" office:value-type="string" office:string-value="TP126" calcext:value-type="string">
            <text:p>TP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0.5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21.68</text:p>
          </table:table-cell>
          <table:table-cell table:style-name="ce9" table:formula="of:=UPPER(VLOOKUP(CONCATENATE(CONCATENATE(MID([.F$1];3;1);MID([.F$1];5;2));[.G15]);[ONUS_KM43.$A:.$AK];6;))" office:value-type="string" office:string-value="TP322" calcext:value-type="string">
            <text:p>TP322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4.31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K$1];3;1);MID([.K$1];5;2));[.L15]);[ONUS_KM43.$A:.$AK];6;))" office:value-type="string" office:string-value="TP083" calcext:value-type="string">
            <text:p>TP083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28.87</text:p>
          </table:table-cell>
          <table:table-cell table:style-name="ce9" table:formula="of:=UPPER(VLOOKUP(CONCATENATE(CONCATENATE(MID([.P$1];3;1);MID([.P$1];5;2));[.Q15]);[ONUS_KM43.$A:.$AK];6;))" office:value-type="string" office:string-value="TP142" calcext:value-type="string">
            <text:p>TP142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8.54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24.09</text:p>
          </table:table-cell>
          <table:table-cell table:style-name="ce9" table:formula="of:=UPPER(VLOOKUP(CONCATENATE(CONCATENATE(MID([.U$1];3;1);MID([.U$1];5;2));[.V15]);[ONUS_KM43.$A:.$AK];6;))" office:value-type="string" office:string-value="TP232" calcext:value-type="string">
            <text:p>TP232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-23.28</text:p>
          </table:table-cell>
          <table:table-cell table:style-name="ce9" table:formula="of:=UPPER(VLOOKUP(CONCATENATE(CONCATENATE(MID([.Z$1];3;1);MID([.Z$1];5;2));[.AA15]);[ONUS_KM43.$A:.$AK];6;))" office:value-type="string" office:string-value="R571" calcext:value-type="string">
            <text:p>R571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2.41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4.09</text:p>
          </table:table-cell>
          <table:table-cell table:style-name="ce9" table:formula="of:=UPPER(VLOOKUP(CONCATENATE(CONCATENATE(MID([.AE$1];3;1);MID([.AE$1];5;2));[.AF15]);[ONUS_KM43.$A:.$AK];6;))" office:value-type="string" office:string-value="VSOL012" calcext:value-type="string">
            <text:p>VSOL012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17.16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19.47</text:p>
          </table:table-cell>
          <table:table-cell table:style-name="ce9" table:formula="of:=UPPER(VLOOKUP(CONCATENATE(CONCATENATE(MID([.AJ$1];3;1);MID([.AJ$1];5;2));[.AK15]);[ONUS_KM43.$A:.$AK];6;))" office:value-type="string" office:string-value="TP041B" calcext:value-type="string">
            <text:p>TP041B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3.9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6.99</text:p>
          </table:table-cell>
          <table:table-cell table:style-name="ce9" table:formula="of:=UPPER(VLOOKUP(CONCATENATE(CONCATENATE(MID([.AO$1];3;1);MID([.AO$1];5;2));[.AP15]);[ONUS_KM43.$A:.$AK];6;))" office:value-type="string" office:string-value="VSOL095" calcext:value-type="string">
            <text:p>VSOL095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0.6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1.37</text:p>
          </table:table-cell>
          <table:table-cell/>
          <table:table-cell table:style-name="ce10"/>
          <table:table-cell table:number-columns-repeated="8"/>
          <table:table-cell table:style-name="ce9" table:formula="of:=UPPER(VLOOKUP(CONCATENATE(CONCATENATE(MID([.BD$1];3;1);MID([.BD$1];5;2));[.BE15]);[ONUS_KM43.$A:.$AK];6;))" office:value-type="string" office:string-value="TP062" calcext:value-type="string">
            <text:p>TP0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30.97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6]);[ONUS_KM43.$A:.$AK];6;))" office:value-type="string" office:string-value="TP215" calcext:value-type="string">
            <text:p>TP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19.58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20.71</text:p>
          </table:table-cell>
          <table:table-cell table:style-name="ce9" table:formula="of:=UPPER(VLOOKUP(CONCATENATE(CONCATENATE(MID([.F$1];3;1);MID([.F$1];5;2));[.G16]);[ONUS_KM43.$A:.$AK];6;))" office:value-type="string" office:string-value="TP589" calcext:value-type="string">
            <text:p>TP589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-23.98</text:p>
          </table:table-cell>
          <table:table-cell table:style-name="ce9" table:formula="of:=UPPER(VLOOKUP(CONCATENATE(CONCATENATE(MID([.K$1];3;1);MID([.K$1];5;2));[.L16]);[ONUS_KM43.$A:.$AK];6;))" office:value-type="string" office:string-value="P155" calcext:value-type="string">
            <text:p>P155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24.19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26.78</text:p>
          </table:table-cell>
          <table:table-cell table:style-name="ce9" table:formula="of:=UPPER(VLOOKUP(CONCATENATE(CONCATENATE(MID([.P$1];3;1);MID([.P$1];5;2));[.Q16]);[ONUS_KM43.$A:.$AK];6;))" office:value-type="string" office:string-value="KQ178" calcext:value-type="string">
            <text:p>KQ178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0.7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-21.74</text:p>
          </table:table-cell>
          <table:table-cell table:style-name="ce9" table:formula="of:=UPPER(VLOOKUP(CONCATENATE(CONCATENATE(MID([.U$1];3;1);MID([.U$1];5;2));[.V16]);[ONUS_KM43.$A:.$AK];6;))" office:value-type="string" office:string-value="TP267" calcext:value-type="string">
            <text:p>TP267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Z$1];3;1);MID([.Z$1];5;2));[.AA16]);[ONUS_KM43.$A:.$AK];6;))" office:value-type="string" office:string-value="VP284" calcext:value-type="string">
            <text:p>VP284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8.86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-25.69</text:p>
          </table:table-cell>
          <table:table-cell table:style-name="ce9" table:formula="of:=UPPER(VLOOKUP(CONCATENATE(CONCATENATE(MID([.AE$1];3;1);MID([.AE$1];5;2));[.AF16]);[ONUS_KM43.$A:.$AK];6;))" office:value-type="string" office:string-value="TP280" calcext:value-type="string">
            <text:p>TP280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-21.81</text:p>
          </table:table-cell>
          <table:table-cell table:style-name="ce9" table:formula="of:=UPPER(VLOOKUP(CONCATENATE(CONCATENATE(MID([.AJ$1];3;1);MID([.AJ$1];5;2));[.AK16]);[ONUS_KM43.$A:.$AK];6;))" office:value-type="string" office:string-value="TP591" calcext:value-type="string">
            <text:p>TP591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19.83</text:p>
          </table:table-cell>
          <table:table-cell table:style-name="ce9" table:formula="of:=UPPER(VLOOKUP(CONCATENATE(CONCATENATE(MID([.AO$1];3;1);MID([.AO$1];5;2));[.AP16]);[ONUS_KM43.$A:.$AK];6;))" office:value-type="string" office:string-value="" calcext:value-type="error">
            <text:p>#N/D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0.3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-21.25</text:p>
          </table:table-cell>
          <table:table-cell/>
          <table:table-cell table:style-name="ce10"/>
          <table:table-cell table:number-columns-repeated="8"/>
          <table:table-cell table:style-name="ce9" table:formula="of:=UPPER(VLOOKUP(CONCATENATE(CONCATENATE(MID([.BD$1];3;1);MID([.BD$1];5;2));[.BE16]);[ONUS_KM43.$A:.$AK];6;))" office:value-type="string" office:string-value="TP067" calcext:value-type="string">
            <text:p>TP0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-24.21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7]);[ONUS_KM43.$A:.$AK];6;))" office:value-type="string" office:string-value="TP242" calcext:value-type="string">
            <text:p>TP2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F$1];3;1);MID([.F$1];5;2));[.G17]);[ONUS_KM43.$A:.$AK];6;))" office:value-type="string" office:string-value="TP588" calcext:value-type="string">
            <text:p>TP588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4.21</text:p>
          </table:table-cell>
          <table:table-cell table:style-name="ce9" table:formula="of:=UPPER(VLOOKUP(CONCATENATE(CONCATENATE(MID([.K$1];3;1);MID([.K$1];5;2));[.L17]);[ONUS_KM43.$A:.$AK];6;))" office:value-type="string" office:string-value="TP177" calcext:value-type="string">
            <text:p>TP177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7.45</text:p>
          </table:table-cell>
          <table:table-cell table:style-name="ce9" table:formula="of:=UPPER(VLOOKUP(CONCATENATE(CONCATENATE(MID([.P$1];3;1);MID([.P$1];5;2));[.Q17]);[ONUS_KM43.$A:.$AK];6;))" office:value-type="string" office:string-value="VO396" calcext:value-type="string">
            <text:p>VO396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22.92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-22.15</text:p>
          </table:table-cell>
          <table:table-cell table:style-name="ce9" table:formula="of:=UPPER(VLOOKUP(CONCATENATE(CONCATENATE(MID([.U$1];3;1);MID([.U$1];5;2));[.V17]);[ONUS_KM43.$A:.$AK];6;))" office:value-type="string" office:string-value="TP290" calcext:value-type="string">
            <text:p>TP290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8.54</text:p>
          </table:table-cell>
          <table:table-cell table:style-name="ce9" table:formula="of:=UPPER(VLOOKUP(CONCATENATE(CONCATENATE(MID([.Z$1];3;1);MID([.Z$1];5;2));[.AA17]);[ONUS_KM43.$A:.$AK];6;))" office:value-type="string" office:string-value="TM108" calcext:value-type="string">
            <text:p>TM108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6.38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AE$1];3;1);MID([.AE$1];5;2));[.AF17]);[ONUS_KM43.$A:.$AK];6;))" office:value-type="string" office:string-value="TP505" calcext:value-type="string">
            <text:p>TP505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17.6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-18.83</text:p>
          </table:table-cell>
          <table:table-cell table:style-name="ce9" table:formula="of:=UPPER(VLOOKUP(CONCATENATE(CONCATENATE(MID([.AJ$1];3;1);MID([.AJ$1];5;2));[.AK17]);[ONUS_KM43.$A:.$AK];6;))" office:value-type="string" office:string-value="TP577" calcext:value-type="string">
            <text:p>TP577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0.50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-21.31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17]);[ONUS_KM43.$A:.$AK];6;))" office:value-type="string" office:string-value="VSOL048" calcext:value-type="string">
            <text:p>VSOL0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7.96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-23.67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8]);[ONUS_KM43.$A:.$AK];6;))" office:value-type="string" office:string-value="KQ423" calcext:value-type="string">
            <text:p>KQ4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0.65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-21.08</text:p>
          </table:table-cell>
          <table:table-cell table:style-name="ce9" table:formula="of:=UPPER(VLOOKUP(CONCATENATE(CONCATENATE(MID([.F$1];3;1);MID([.F$1];5;2));[.G18]);[ONUS_KM43.$A:.$AK];6;))" office:value-type="string" office:string-value="TP597" calcext:value-type="string">
            <text:p>TP597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2.01</text:p>
          </table:table-cell>
          <table:table-cell table:style-name="ce9" table:formula="of:=UPPER(VLOOKUP(CONCATENATE(CONCATENATE(MID([.K$1];3;1);MID([.K$1];5;2));[.L18]);[ONUS_KM43.$A:.$AK];6;))" office:value-type="string" office:string-value="TP217" calcext:value-type="string">
            <text:p>TP217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25.86</text:p>
          </table:table-cell>
          <table:table-cell table:style-name="ce9" table:formula="of:=UPPER(VLOOKUP(CONCATENATE(CONCATENATE(MID([.P$1];3;1);MID([.P$1];5;2));[.Q18]);[ONUS_KM43.$A:.$AK];6;))" office:value-type="string" office:string-value="TP221" calcext:value-type="string">
            <text:p>TP221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19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-21.14</text:p>
          </table:table-cell>
          <table:table-cell table:style-name="ce9" table:formula="of:=UPPER(VLOOKUP(CONCATENATE(CONCATENATE(MID([.U$1];3;1);MID([.U$1];5;2));[.V18]);[ONUS_KM43.$A:.$AK];6;))" office:value-type="string" office:string-value="TP294" calcext:value-type="string">
            <text:p>TP294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24.6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-24.56</text:p>
          </table:table-cell>
          <table:table-cell table:style-name="ce9" table:formula="of:=UPPER(VLOOKUP(CONCATENATE(CONCATENATE(MID([.Z$1];3;1);MID([.Z$1];5;2));[.AA18]);[ONUS_KM43.$A:.$AK];6;))" office:value-type="string" office:string-value="R605" calcext:value-type="string">
            <text:p>R605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4.21</text:p>
          </table:table-cell>
          <table:table-cell table:style-name="ce9" table:formula="of:=UPPER(VLOOKUP(CONCATENATE(CONCATENATE(MID([.AE$1];3;1);MID([.AE$1];5;2));[.AF18]);[ONUS_KM43.$A:.$AK];6;))" office:value-type="string" office:string-value="VSOL042" calcext:value-type="string">
            <text:p>VSOL042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1.31</text:p>
          </table:table-cell>
          <table:table-cell table:style-name="ce9" table:formula="of:=UPPER(VLOOKUP(CONCATENATE(CONCATENATE(MID([.AJ$1];3;1);MID([.AJ$1];5;2));[.AK18]);[ONUS_KM43.$A:.$AK];6;))" office:value-type="string" office:string-value="TP584" calcext:value-type="string">
            <text:p>TP584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26.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23.67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18]);[ONUS_KM43.$A:.$AK];6;))" office:value-type="string" office:string-value="TP077" calcext:value-type="string">
            <text:p>TP0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7.4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-22.76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9]);[ONUS_KM43.$A:.$AK];6;))" office:value-type="string" office:string-value="TP362" calcext:value-type="string">
            <text:p>TP3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1.14</text:p>
          </table:table-cell>
          <table:table-cell table:style-name="ce9" table:formula="of:=UPPER(VLOOKUP(CONCATENATE(CONCATENATE(MID([.F$1];3;1);MID([.F$1];5;2));[.G19]);[ONUS_KM43.$A:.$AK];6;))" office:value-type="string" office:string-value="TP197D" calcext:value-type="string">
            <text:p>TP197D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24.56</text:p>
          </table:table-cell>
          <table:table-cell table:style-name="ce9" table:formula="of:=UPPER(VLOOKUP(CONCATENATE(CONCATENATE(MID([.K$1];3;1);MID([.K$1];5;2));[.L19]);[ONUS_KM43.$A:.$AK];6;))" office:value-type="string" office:string-value="KQ374" calcext:value-type="string">
            <text:p>KQ374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22.29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-25.23</text:p>
          </table:table-cell>
          <table:table-cell table:style-name="ce9" table:formula="of:=UPPER(VLOOKUP(CONCATENATE(CONCATENATE(MID([.P$1];3;1);MID([.P$1];5;2));[.Q19]);[ONUS_KM43.$A:.$AK];6;))" office:value-type="string" office:string-value="KQ461" calcext:value-type="string">
            <text:p>KQ461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20.04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2.68</text:p>
          </table:table-cell>
          <table:table-cell table:style-name="ce9" table:formula="of:=UPPER(VLOOKUP(CONCATENATE(CONCATENATE(MID([.U$1];3;1);MID([.U$1];5;2));[.V19]);[ONUS_KM43.$A:.$AK];6;))" office:value-type="string" office:string-value="TP287" calcext:value-type="string">
            <text:p>TP287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Z$1];3;1);MID([.Z$1];5;2));[.AA19]);[ONUS_KM43.$A:.$AK];6;))" office:value-type="string" office:string-value="VP135" calcext:value-type="string">
            <text:p>VP135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AE$1];3;1);MID([.AE$1];5;2));[.AF19]);[ONUS_KM43.$A:.$AK];6;))" office:value-type="string" office:string-value="VSOL032" calcext:value-type="string">
            <text:p>VSOL032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17.90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19.92</text:p>
          </table:table-cell>
          <table:table-cell table:style-name="ce9" table:formula="of:=UPPER(VLOOKUP(CONCATENATE(CONCATENATE(MID([.AJ$1];3;1);MID([.AJ$1];5;2));[.AK19]);[ONUS_KM43.$A:.$AK];6;))" office:value-type="string" office:string-value="TP605" calcext:value-type="string">
            <text:p>TP605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26.99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19]);[ONUS_KM43.$A:.$AK];6;))" office:value-type="string" office:string-value="TP097" calcext:value-type="string">
            <text:p>TP0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-23.88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0]);[ONUS_KM43.$A:.$AK];6;))" office:value-type="string" office:string-value="KQ336" calcext:value-type="string">
            <text:p>KQ3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F$1];3;1);MID([.F$1];5;2));[.G20]);[ONUS_KM43.$A:.$AK];6;))" office:value-type="string" office:string-value="KQ427" calcext:value-type="string">
            <text:p>KQ427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21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-23.02</text:p>
          </table:table-cell>
          <table:table-cell table:style-name="ce9" table:formula="of:=UPPER(VLOOKUP(CONCATENATE(CONCATENATE(MID([.K$1];3;1);MID([.K$1];5;2));[.L20]);[ONUS_KM43.$A:.$AK];6;))" office:value-type="string" office:string-value="TP488" calcext:value-type="string">
            <text:p>TP488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24.3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20]);[ONUS_KM43.$A:.$AK];6;))" office:value-type="string" office:string-value="KQ209" calcext:value-type="string">
            <text:p>KQ209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21.54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-23.38</text:p>
          </table:table-cell>
          <table:table-cell table:style-name="ce9" table:formula="of:=UPPER(VLOOKUP(CONCATENATE(CONCATENATE(MID([.U$1];3;1);MID([.U$1];5;2));[.V20]);[ONUS_KM43.$A:.$AK];6;))" office:value-type="string" office:string-value="TP158" calcext:value-type="string">
            <text:p>TP158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22.29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4.82</text:p>
          </table:table-cell>
          <table:table-cell table:style-name="ce9" table:formula="of:=UPPER(VLOOKUP(CONCATENATE(CONCATENATE(MID([.Z$1];3;1);MID([.Z$1];5;2));[.AA20]);[ONUS_KM43.$A:.$AK];6;))" office:value-type="string" office:string-value="KQ238" calcext:value-type="string">
            <text:p>KQ238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23.40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21.81</text:p>
          </table:table-cell>
          <table:table-cell table:style-name="ce9" table:formula="of:=UPPER(VLOOKUP(CONCATENATE(CONCATENATE(MID([.AE$1];3;1);MID([.AE$1];5;2));[.AF20]);[ONUS_KM43.$A:.$AK];6;))" office:value-type="string" office:string-value="VSOL049" calcext:value-type="string">
            <text:p>VSOL049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19.91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19.92</text:p>
          </table:table-cell>
          <table:table-cell table:style-name="ce9" table:formula="of:=UPPER(VLOOKUP(CONCATENATE(CONCATENATE(MID([.AJ$1];3;1);MID([.AJ$1];5;2));[.AK20]);[ONUS_KM43.$A:.$AK];6;))" office:value-type="string" office:string-value="TP606" calcext:value-type="string">
            <text:p>TP606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17.5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20.81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0]);[ONUS_KM43.$A:.$AK];6;))" office:value-type="string" office:string-value="TP049" calcext:value-type="string">
            <text:p>TP0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2.30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1]);[ONUS_KM43.$A:.$AK];6;))" office:value-type="string" office:string-value="VSOL031" calcext:value-type="string">
            <text:p>VSOL0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F$1];3;1);MID([.F$1];5;2));[.G21]);[ONUS_KM43.$A:.$AK];6;))" office:value-type="string" office:string-value="TP454" calcext:value-type="string">
            <text:p>TP454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3.38</text:p>
          </table:table-cell>
          <table:table-cell table:style-name="ce9" table:formula="of:=UPPER(VLOOKUP(CONCATENATE(CONCATENATE(MID([.K$1];3;1);MID([.K$1];5;2));[.L21]);[ONUS_KM43.$A:.$AK];6;))" office:value-type="string" office:string-value="TP473" calcext:value-type="string">
            <text:p>TP473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25.23</text:p>
          </table:table-cell>
          <table:table-cell table:style-name="ce9" table:formula="of:=UPPER(VLOOKUP(CONCATENATE(CONCATENATE(MID([.P$1];3;1);MID([.P$1];5;2));[.Q21]);[ONUS_KM43.$A:.$AK];6;))" office:value-type="string" office:string-value="VSOL003" calcext:value-type="string">
            <text:p>VSOL00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1.08</text:p>
          </table:table-cell>
          <table:table-cell table:style-name="ce9" table:formula="of:=UPPER(VLOOKUP(CONCATENATE(CONCATENATE(MID([.U$1];3;1);MID([.U$1];5;2));[.V21]);[ONUS_KM43.$A:.$AK];6;))" office:value-type="string" office:string-value="TP542" calcext:value-type="string">
            <text:p>TP542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Z$1];3;1);MID([.Z$1];5;2));[.AA21]);[ONUS_KM43.$A:.$AK];6;))" office:value-type="string" office:string-value="VM105" calcext:value-type="string">
            <text:p>VM105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3.88</text:p>
          </table:table-cell>
          <table:table-cell table:style-name="ce9" table:formula="of:=UPPER(VLOOKUP(CONCATENATE(CONCATENATE(MID([.AE$1];3;1);MID([.AE$1];5;2));[.AF21]);[ONUS_KM43.$A:.$AK];6;))" office:value-type="string" office:string-value="VSOL091" calcext:value-type="string">
            <text:p>VSOL091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16.57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18.42</text:p>
          </table:table-cell>
          <table:table-cell table:style-name="ce9" table:formula="of:=UPPER(VLOOKUP(CONCATENATE(CONCATENATE(MID([.AJ$1];3;1);MID([.AJ$1];5;2));[.AK21]);[ONUS_KM43.$A:.$AK];6;))" office:value-type="string" office:string-value="KP479" calcext:value-type="string">
            <text:p>KP479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18.60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9.79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1]);[ONUS_KM43.$A:.$AK];6;))" office:value-type="string" office:string-value="TP122" calcext:value-type="string">
            <text:p>TP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30.97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2]);[ONUS_KM43.$A:.$AK];6;))" office:value-type="string" office:string-value="KQ407" calcext:value-type="string">
            <text:p>KQ4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9.74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1.43</text:p>
          </table:table-cell>
          <table:table-cell table:style-name="ce9" table:formula="of:=UPPER(VLOOKUP(CONCATENATE(CONCATENATE(MID([.F$1];3;1);MID([.F$1];5;2));[.G22]);[ONUS_KM43.$A:.$AK];6;))" office:value-type="string" office:string-value="TP458" calcext:value-type="string">
            <text:p>TP458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K$1];3;1);MID([.K$1];5;2));[.L22]);[ONUS_KM43.$A:.$AK];6;))" office:value-type="string" office:string-value="TP480" calcext:value-type="string">
            <text:p>TP480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6.78</text:p>
          </table:table-cell>
          <table:table-cell table:style-name="ce9" table:formula="of:=UPPER(VLOOKUP(CONCATENATE(CONCATENATE(MID([.P$1];3;1);MID([.P$1];5;2));[.Q22]);[ONUS_KM43.$A:.$AK];6;))" office:value-type="string" office:string-value="VSOL082" calcext:value-type="string">
            <text:p>VSOL082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19.24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0.92</text:p>
          </table:table-cell>
          <table:table-cell table:style-name="ce9" table:formula="of:=UPPER(VLOOKUP(CONCATENATE(CONCATENATE(MID([.U$1];3;1);MID([.U$1];5;2));[.V22]);[ONUS_KM43.$A:.$AK];6;))" office:value-type="string" office:string-value="KQ390" calcext:value-type="string">
            <text:p>KQ390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19.24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-20.51</text:p>
          </table:table-cell>
          <table:table-cell table:style-name="ce9" table:formula="of:=UPPER(VLOOKUP(CONCATENATE(CONCATENATE(MID([.Z$1];3;1);MID([.Z$1];5;2));[.AA22]);[ONUS_KM43.$A:.$AK];6;))" office:value-type="string" office:string-value="TP494" calcext:value-type="string">
            <text:p>TP494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23.37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AE$1];3;1);MID([.AE$1];5;2));[.AF22]);[ONUS_KM43.$A:.$AK];6;))" office:value-type="string" office:string-value="" calcext:value-type="error">
            <text:p>#N/D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17.6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0.87</text:p>
          </table:table-cell>
          <table:table-cell table:style-name="ce9" table:formula="of:=UPPER(VLOOKUP(CONCATENATE(CONCATENATE(MID([.AJ$1];3;1);MID([.AJ$1];5;2));[.AK22]);[ONUS_KM43.$A:.$AK];6;))" office:value-type="string" office:string-value="TP498" calcext:value-type="string">
            <text:p>TP498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21.1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-21.03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2]);[ONUS_KM43.$A:.$AK];6;))" office:value-type="string" office:string-value="VSOL055" calcext:value-type="string">
            <text:p>VSOL0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31.54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23.88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3]);[ONUS_KM43.$A:.$AK];6;))" office:value-type="string" office:string-value="VSOL045" calcext:value-type="string">
            <text:p>VSOL0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19.03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19.96</text:p>
          </table:table-cell>
          <table:table-cell table:style-name="ce9" table:formula="of:=UPPER(VLOOKUP(CONCATENATE(CONCATENATE(MID([.F$1];3;1);MID([.F$1];5;2));[.G23]);[ONUS_KM43.$A:.$AK];6;))" office:value-type="string" office:string-value="TP452" calcext:value-type="string">
            <text:p>TP452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K$1];3;1);MID([.K$1];5;2));[.L23]);[ONUS_KM43.$A:.$AK];6;))" office:value-type="string" office:string-value="TP460" calcext:value-type="string">
            <text:p>TP460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P$1];3;1);MID([.P$1];5;2));[.Q23]);[ONUS_KM43.$A:.$AK];6;))" office:value-type="string" office:string-value="KQ204" calcext:value-type="string">
            <text:p>KQ204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20.91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1.74</text:p>
          </table:table-cell>
          <table:table-cell table:style-name="ce9" table:formula="of:=UPPER(VLOOKUP(CONCATENATE(CONCATENATE(MID([.U$1];3;1);MID([.U$1];5;2));[.V23]);[ONUS_KM43.$A:.$AK];6;))" office:value-type="string" office:string-value="TP398" calcext:value-type="string">
            <text:p>TP398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Z$1];3;1);MID([.Z$1];5;2));[.AA23]);[ONUS_KM43.$A:.$AK];6;))" office:value-type="string" office:string-value="KQ281" calcext:value-type="string">
            <text:p>KQ281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25.86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5.53</text:p>
          </table:table-cell>
          <table:table-cell table:style-name="ce9" table:formula="of:=UPPER(VLOOKUP(CONCATENATE(CONCATENATE(MID([.AE$1];3;1);MID([.AE$1];5;2));[.AF23]);[ONUS_KM43.$A:.$AK];6;))" office:value-type="string" office:string-value="" calcext:value-type="error">
            <text:p>#N/D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17.82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-19.88</text:p>
          </table:table-cell>
          <table:table-cell table:style-name="ce9" table:formula="of:=UPPER(VLOOKUP(CONCATENATE(CONCATENATE(MID([.AJ$1];3;1);MID([.AJ$1];5;2));[.AK23]);[ONUS_KM43.$A:.$AK];6;))" office:value-type="string" office:string-value="VSOL025" calcext:value-type="string">
            <text:p>VSOL025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22.75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1.31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3]);[ONUS_KM43.$A:.$AK];6;))" office:value-type="string" office:string-value="TP291" calcext:value-type="string">
            <text:p>TP2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-23.47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4]);[ONUS_KM43.$A:.$AK];6;))" office:value-type="string" office:string-value="VSOL057" calcext:value-type="string">
            <text:p>VSOL0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6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7.45</text:p>
          </table:table-cell>
          <table:table-cell table:style-name="ce9" table:formula="of:=UPPER(VLOOKUP(CONCATENATE(CONCATENATE(MID([.F$1];3;1);MID([.F$1];5;2));[.G24]);[ONUS_KM43.$A:.$AK];6;))" office:value-type="string" office:string-value="TP459" calcext:value-type="string">
            <text:p>TP459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-22.84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2.30</text:p>
          </table:table-cell>
          <table:table-cell table:style-name="ce9" table:formula="of:=UPPER(VLOOKUP(CONCATENATE(CONCATENATE(MID([.K$1];3;1);MID([.K$1];5;2));[.L24]);[ONUS_KM43.$A:.$AK];6;))" office:value-type="string" office:string-value="TP465" calcext:value-type="string">
            <text:p>TP465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26.02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-28.54</text:p>
          </table:table-cell>
          <table:table-cell table:style-name="ce9" table:formula="of:=UPPER(VLOOKUP(CONCATENATE(CONCATENATE(MID([.P$1];3;1);MID([.P$1];5;2));[.Q24]);[ONUS_KM43.$A:.$AK];6;))" office:value-type="string" office:string-value="R595" calcext:value-type="string">
            <text:p>R595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-20.6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21.49</text:p>
          </table:table-cell>
          <table:table-cell table:style-name="ce9" table:formula="of:=UPPER(VLOOKUP(CONCATENATE(CONCATENATE(MID([.U$1];3;1);MID([.U$1];5;2));[.V24]);[ONUS_KM43.$A:.$AK];6;))" office:value-type="string" office:string-value="TP476" calcext:value-type="string">
            <text:p>TP476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4.69</text:p>
          </table:table-cell>
          <table:table-cell table:style-name="ce9" table:formula="of:=UPPER(VLOOKUP(CONCATENATE(CONCATENATE(MID([.Z$1];3;1);MID([.Z$1];5;2));[.AA24]);[ONUS_KM43.$A:.$AK];6;))" office:value-type="string" office:string-value="TP393" calcext:value-type="string">
            <text:p>TP393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AE$1];3;1);MID([.AE$1];5;2));[.AF24]);[ONUS_KM43.$A:.$AK];6;))" office:value-type="string" office:string-value="" calcext:value-type="error">
            <text:p>#N/D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18.86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19.75</text:p>
          </table:table-cell>
          <table:table-cell table:style-name="ce9" table:formula="of:=UPPER(VLOOKUP(CONCATENATE(CONCATENATE(MID([.AJ$1];3;1);MID([.AJ$1];5;2));[.AK24]);[ONUS_KM43.$A:.$AK];6;))" office:value-type="string" office:string-value="TP547" calcext:value-type="string">
            <text:p>TP547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4.69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4]);[ONUS_KM43.$A:.$AK];6;))" office:value-type="string" office:string-value="TP324" calcext:value-type="string">
            <text:p>TP3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7.96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-22.37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5]);[ONUS_KM43.$A:.$AK];6;))" office:value-type="string" office:string-value="VSOL059" calcext:value-type="string">
            <text:p>VSOL0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19.2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-20.41</text:p>
          </table:table-cell>
          <table:table-cell table:style-name="ce9" table:formula="of:=UPPER(VLOOKUP(CONCATENATE(CONCATENATE(MID([.F$1];3;1);MID([.F$1];5;2));[.G25]);[ONUS_KM43.$A:.$AK];6;))" office:value-type="string" office:string-value="TP450" calcext:value-type="string">
            <text:p>TP450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-21.8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K$1];3;1);MID([.K$1];5;2));[.L25]);[ONUS_KM43.$A:.$AK];6;))" office:value-type="string" office:string-value="TP467" calcext:value-type="string">
            <text:p>TP467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25]);[ONUS_KM43.$A:.$AK];6;))" office:value-type="string" office:string-value="VSOL002" calcext:value-type="string">
            <text:p>VSOL002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-20.0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1.20</text:p>
          </table:table-cell>
          <table:table-cell table:style-name="ce9" table:formula="of:=UPPER(VLOOKUP(CONCATENATE(CONCATENATE(MID([.U$1];3;1);MID([.U$1];5;2));[.V25]);[ONUS_KM43.$A:.$AK];6;))" office:value-type="string" office:string-value="TP456" calcext:value-type="string">
            <text:p>TP456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-22.93</text:p>
          </table:table-cell>
          <table:table-cell table:style-name="ce9" table:formula="of:=UPPER(VLOOKUP(CONCATENATE(CONCATENATE(MID([.Z$1];3;1);MID([.Z$1];5;2));[.AA25]);[ONUS_KM43.$A:.$AK];6;))" office:value-type="string" office:string-value="TP222" calcext:value-type="string">
            <text:p>TP222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4.09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AJ$1];3;1);MID([.AJ$1];5;2));[.AK25]);[ONUS_KM43.$A:.$AK];6;))" office:value-type="string" office:string-value="VSOL070" calcext:value-type="string">
            <text:p>VSOL0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-21.68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5]);[ONUS_KM43.$A:.$AK];6;))" office:value-type="string" office:string-value="TP325" calcext:value-type="string">
            <text:p>TP3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27.4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3.47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6]);[ONUS_KM43.$A:.$AK];6;))" office:value-type="string" office:string-value="VSOL058" calcext:value-type="string">
            <text:p>VSOL0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7.8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19.36</text:p>
          </table:table-cell>
          <table:table-cell table:style-name="ce9" table:formula="of:=UPPER(VLOOKUP(CONCATENATE(CONCATENATE(MID([.F$1];3;1);MID([.F$1];5;2));[.G26]);[ONUS_KM43.$A:.$AK];6;))" office:value-type="string" office:string-value="TP455" calcext:value-type="string">
            <text:p>TP455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3.02</text:p>
          </table:table-cell>
          <table:table-cell table:style-name="ce9" table:formula="of:=UPPER(VLOOKUP(CONCATENATE(CONCATENATE(MID([.K$1];3;1);MID([.K$1];5;2));[.L26]);[ONUS_KM43.$A:.$AK];6;))" office:value-type="string" office:string-value="TP422" calcext:value-type="string">
            <text:p>TP422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P$1];3;1);MID([.P$1];5;2));[.Q26]);[ONUS_KM43.$A:.$AK];6;))" office:value-type="string" office:string-value="R588" calcext:value-type="string">
            <text:p>R588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-22.93</text:p>
          </table:table-cell>
          <table:table-cell table:style-name="ce9" table:formula="of:=UPPER(VLOOKUP(CONCATENATE(CONCATENATE(MID([.U$1];3;1);MID([.U$1];5;2));[.V26]);[ONUS_KM43.$A:.$AK];6;))" office:value-type="string" office:string-value="TP462" calcext:value-type="string">
            <text:p>TP462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Z$1];3;1);MID([.Z$1];5;2));[.AA26]);[ONUS_KM43.$A:.$AK];6;))" office:value-type="string" office:string-value="KQ292" calcext:value-type="string">
            <text:p>KQ292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-23.8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AJ$1];3;1);MID([.AJ$1];5;2));[.AK26]);[ONUS_KM43.$A:.$AK];6;))" office:value-type="string" office:string-value="VSOL083" calcext:value-type="string">
            <text:p>VSOL0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6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19.29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6]);[ONUS_KM43.$A:.$AK];6;))" office:value-type="string" office:string-value="VSOL050" calcext:value-type="string">
            <text:p>VSOL0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2.30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7]);[ONUS_KM43.$A:.$AK];6;))" office:value-type="string" office:string-value="SU013" calcext:value-type="string">
            <text:p>SU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19.5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-20.51</text:p>
          </table:table-cell>
          <table:table-cell table:style-name="ce9" table:formula="of:=UPPER(VLOOKUP(CONCATENATE(CONCATENATE(MID([.F$1];3;1);MID([.F$1];5;2));[.G27]);[ONUS_KM43.$A:.$AK];6;))" office:value-type="string" office:string-value="TP470" calcext:value-type="string">
            <text:p>TP470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2.68</text:p>
          </table:table-cell>
          <table:table-cell table:style-name="ce9" table:formula="of:=UPPER(VLOOKUP(CONCATENATE(CONCATENATE(MID([.K$1];3;1);MID([.K$1];5;2));[.L27]);[ONUS_KM43.$A:.$AK];6;))" office:value-type="string" office:string-value="TP416" calcext:value-type="string">
            <text:p>TP416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P$1];3;1);MID([.P$1];5;2));[.Q27]);[ONUS_KM43.$A:.$AK];6;))" office:value-type="string" office:string-value="R607" calcext:value-type="string">
            <text:p>R607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U$1];3;1);MID([.U$1];5;2));[.V27]);[ONUS_KM43.$A:.$AK];6;))" office:value-type="string" office:string-value="TP428" calcext:value-type="string">
            <text:p>TP428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Z$1];3;1);MID([.Z$1];5;2));[.AA27]);[ONUS_KM43.$A:.$AK];6;))" office:value-type="string" office:string-value="VSOL020" calcext:value-type="string">
            <text:p>VSOL020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-26.38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4.32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27]);[ONUS_KM43.$A:.$AK];6;))" office:value-type="string" office:string-value="" calcext:value-type="error">
            <text:p>#N/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28.54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-25.69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8]);[ONUS_KM43.$A:.$AK];6;))" office:value-type="string" office:string-value="" calcext:value-type="error">
            <text:p>#N/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8.89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-20.00</text:p>
          </table:table-cell>
          <table:table-cell table:style-name="ce9" table:formula="of:=UPPER(VLOOKUP(CONCATENATE(CONCATENATE(MID([.F$1];3;1);MID([.F$1];5;2));[.G28]);[ONUS_KM43.$A:.$AK];6;))" office:value-type="string" office:string-value="TP475" calcext:value-type="string">
            <text:p>TP475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-23.18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K$1];3;1);MID([.K$1];5;2));[.L28]);[ONUS_KM43.$A:.$AK];6;))" office:value-type="string" office:string-value="VSOL022" calcext:value-type="string">
            <text:p>VSOL022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P$1];3;1);MID([.P$1];5;2));[.Q28]);[ONUS_KM43.$A:.$AK];6;))" office:value-type="string" office:string-value="R606" calcext:value-type="string">
            <text:p>R606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6.99</text:p>
          </table:table-cell>
          <table:table-cell table:style-name="ce9" table:formula="of:=UPPER(VLOOKUP(CONCATENATE(CONCATENATE(MID([.U$1];3;1);MID([.U$1];5;2));[.V28]);[ONUS_KM43.$A:.$AK];6;))" office:value-type="string" office:string-value="KQ410" calcext:value-type="string">
            <text:p>KQ410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-26.03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26.99</text:p>
          </table:table-cell>
          <table:table-cell table:style-name="ce9" table:formula="of:=UPPER(VLOOKUP(CONCATENATE(CONCATENATE(MID([.Z$1];3;1);MID([.Z$1];5;2));[.AA28]);[ONUS_KM43.$A:.$AK];6;))" office:value-type="string" office:string-value="TM93" calcext:value-type="string">
            <text:p>TM93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-24.31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-22.93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28]);[ONUS_KM43.$A:.$AK];6;))" office:value-type="string" office:string-value="" calcext:value-type="error">
            <text:p>#N/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-21.94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9]);[ONUS_KM43.$A:.$AK];6;))" office:value-type="string" office:string-value="VSOL054" calcext:value-type="string">
            <text:p>VSOL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-21.25</text:p>
          </table:table-cell>
          <table:table-cell table:style-name="ce9" table:formula="of:=UPPER(VLOOKUP(CONCATENATE(CONCATENATE(MID([.F$1];3;1);MID([.F$1];5;2));[.G29]);[ONUS_KM43.$A:.$AK];6;))" office:value-type="string" office:string-value="TP421" calcext:value-type="string">
            <text:p>TP421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K$1];3;1);MID([.K$1];5;2));[.L29]);[ONUS_KM43.$A:.$AK];6;))" office:value-type="string" office:string-value="TP417" calcext:value-type="string">
            <text:p>TP417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-23.01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-24.69</text:p>
          </table:table-cell>
          <table:table-cell table:style-name="ce9" table:formula="of:=UPPER(VLOOKUP(CONCATENATE(CONCATENATE(MID([.P$1];3;1);MID([.P$1];5;2));[.Q29]);[ONUS_KM43.$A:.$AK];6;))" office:value-type="string" office:string-value="KP271" calcext:value-type="string">
            <text:p>KP271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U$1];3;1);MID([.U$1];5;2));[.V29]);[ONUS_KM43.$A:.$AK];6;))" office:value-type="string" office:string-value="TP415" calcext:value-type="string">
            <text:p>TP415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-23.8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Z$1];3;1);MID([.Z$1];5;2));[.AA29]);[ONUS_KM43.$A:.$AK];6;))" office:value-type="string" office:string-value="TP035" calcext:value-type="string">
            <text:p>TP035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-24.95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5.53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29]);[ONUS_KM43.$A:.$AK];6;))" office:value-type="string" office:string-value="" calcext:value-type="error">
            <text:p>#N/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27.96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-24.69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0]);[ONUS_KM43.$A:.$AK];6;))" office:value-type="string" office:string-value="TP429" calcext:value-type="string">
            <text:p>TP4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3.02</text:p>
          </table:table-cell>
          <table:table-cell table:style-name="ce9" table:formula="of:=UPPER(VLOOKUP(CONCATENATE(CONCATENATE(MID([.K$1];3;1);MID([.K$1];5;2));[.L30]);[ONUS_KM43.$A:.$AK];6;))" office:value-type="string" office:string-value="TP501" calcext:value-type="string">
            <text:p>TP501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P$1];3;1);MID([.P$1];5;2));[.Q30]);[ONUS_KM43.$A:.$AK];6;))" office:value-type="string" office:string-value="VO323" calcext:value-type="string">
            <text:p>VO323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1.14</text:p>
          </table:table-cell>
          <table:table-cell table:style-name="ce9" table:formula="of:=UPPER(VLOOKUP(CONCATENATE(CONCATENATE(MID([.U$1];3;1);MID([.U$1];5;2));[.V30]);[ONUS_KM43.$A:.$AK];6;))" office:value-type="string" office:string-value="TP560" calcext:value-type="string">
            <text:p>TP560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-23.3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-23.10</text:p>
          </table:table-cell>
          <table:table-cell table:style-name="ce9" table:formula="of:=UPPER(VLOOKUP(CONCATENATE(CONCATENATE(MID([.Z$1];3;1);MID([.Z$1];5;2));[.AA30]);[ONUS_KM43.$A:.$AK];6;))" office:value-type="string" office:string-value="TP040" calcext:value-type="string">
            <text:p>TP040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2.84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30]);[ONUS_KM43.$A:.$AK];6;))" office:value-type="string" office:string-value="" calcext:value-type="error">
            <text:p>#N/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3.00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-29.21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1]);[ONUS_KM43.$A:.$AK];6;))" office:value-type="string" office:string-value="TP493" calcext:value-type="string">
            <text:p>TP4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22.29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23.02</text:p>
          </table:table-cell>
          <table:table-cell table:style-name="ce9" table:formula="of:=UPPER(VLOOKUP(CONCATENATE(CONCATENATE(MID([.K$1];3;1);MID([.K$1];5;2));[.L31]);[ONUS_KM43.$A:.$AK];6;))" office:value-type="string" office:string-value="TP553" calcext:value-type="string">
            <text:p>TP553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-26.02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31]);[ONUS_KM43.$A:.$AK];6;))" office:value-type="string" office:string-value="VN178" calcext:value-type="string">
            <text:p>VN178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-23.7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U$1];3;1);MID([.U$1];5;2));[.V31]);[ONUS_KM43.$A:.$AK];6;))" office:value-type="string" office:string-value="KQ387" calcext:value-type="string">
            <text:p>KQ387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-22.8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Z$1];3;1);MID([.Z$1];5;2));[.AA31]);[ONUS_KM43.$A:.$AK];6;))" office:value-type="string" office:string-value="TP058" calcext:value-type="string">
            <text:p>TP058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24.09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31]);[ONUS_KM43.$A:.$AK];6;))" office:value-type="string" office:string-value="" calcext:value-type="error">
            <text:p>#N/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25.53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2]);[ONUS_KM43.$A:.$AK];6;))" office:value-type="string" office:string-value="TP427" calcext:value-type="string">
            <text:p>TP4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2.92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-22.93</text:p>
          </table:table-cell>
          <table:table-cell table:style-name="ce9" table:formula="of:=UPPER(VLOOKUP(CONCATENATE(CONCATENATE(MID([.K$1];3;1);MID([.K$1];5;2));[.L32]);[ONUS_KM43.$A:.$AK];6;))" office:value-type="string" office:string-value="TP556" calcext:value-type="string">
            <text:p>TP556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-24.8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P$1];3;1);MID([.P$1];5;2));[.Q32]);[ONUS_KM43.$A:.$AK];6;))" office:value-type="string" office:string-value="VN279" calcext:value-type="string">
            <text:p>VN279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-22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4.21</text:p>
          </table:table-cell>
          <table:table-cell table:style-name="ce9" table:formula="of:=UPPER(VLOOKUP(CONCATENATE(CONCATENATE(MID([.U$1];3;1);MID([.U$1];5;2));[.V32]);[ONUS_KM43.$A:.$AK];6;))" office:value-type="string" office:string-value="VM83" calcext:value-type="string">
            <text:p>VM83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-25.23</text:p>
          </table:table-cell>
          <table:table-cell table:style-name="ce9" table:formula="of:=UPPER(VLOOKUP(CONCATENATE(CONCATENATE(MID([.Z$1];3;1);MID([.Z$1];5;2));[.AA32]);[ONUS_KM43.$A:.$AK];6;))" office:value-type="string" office:string-value="TP569" calcext:value-type="string">
            <text:p>TP569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-19.9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2.52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32]);[ONUS_KM43.$A:.$AK];6;))" office:value-type="string" office:string-value="" calcext:value-type="error">
            <text:p>#N/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7.44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-23.67</text:p>
          </table:table-cell>
          <table:table-cell/>
          <table:table-cell table:style-name="ce10"/>
          <table:table-cell table:number-columns-repeated="16322"/>
        </table:table-row>
        <table:table-row table:style-name="ro3">
          <table:table-cell table:number-columns-repeated="5"/>
          <table:table-cell table:style-name="ce9" table:formula="of:=UPPER(VLOOKUP(CONCATENATE(CONCATENATE(MID([.F$1];3;1);MID([.F$1];5;2));[.G33]);[ONUS_KM43.$A:.$AK];6;))" office:value-type="string" office:string-value="TP433" calcext:value-type="string">
            <text:p>TP4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22.93</text:p>
          </table:table-cell>
          <table:table-cell table:style-name="ce9" table:formula="of:=UPPER(VLOOKUP(CONCATENATE(CONCATENATE(MID([.K$1];3;1);MID([.K$1];5;2));[.L33]);[ONUS_KM43.$A:.$AK];6;))" office:value-type="string" office:string-value="TP510" calcext:value-type="string">
            <text:p>TP510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-27.44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P$1];3;1);MID([.P$1];5;2));[.Q33]);[ONUS_KM43.$A:.$AK];6;))" office:value-type="string" office:string-value="VO142" calcext:value-type="string">
            <text:p>VO142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-20.86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-20.27</text:p>
          </table:table-cell>
          <table:table-cell table:style-name="ce9" table:formula="of:=UPPER(VLOOKUP(CONCATENATE(CONCATENATE(MID([.U$1];3;1);MID([.U$1];5;2));[.V33]);[ONUS_KM43.$A:.$AK];6;))" office:value-type="string" office:string-value="TP559" calcext:value-type="string">
            <text:p>TP559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-26.02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7.70</text:p>
          </table:table-cell>
          <table:table-cell table:style-name="ce9" table:formula="of:=UPPER(VLOOKUP(CONCATENATE(CONCATENATE(MID([.Z$1];3;1);MID([.Z$1];5;2));[.AA33]);[ONUS_KM43.$A:.$AK];6;))" office:value-type="string" office:string-value="HG8245V374" calcext:value-type="string">
            <text:p>HG8245V374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-25.09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4]);[ONUS_KM43.$A:.$AK];6;))" office:value-type="string" office:string-value="TP566" calcext:value-type="string">
            <text:p>TP5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4.56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K$1];3;1);MID([.K$1];5;2));[.L34]);[ONUS_KM43.$A:.$AK];6;))" office:value-type="string" office:string-value="TP511" calcext:value-type="string">
            <text:p>TP511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-24.56</text:p>
          </table:table-cell>
          <table:table-cell table:style-name="ce9" table:formula="of:=UPPER(VLOOKUP(CONCATENATE(CONCATENATE(MID([.P$1];3;1);MID([.P$1];5;2));[.Q34]);[ONUS_KM43.$A:.$AK];6;))" office:value-type="string" office:string-value="KQ235" calcext:value-type="string">
            <text:p>KQ235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-25.86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-24.44</text:p>
          </table:table-cell>
          <table:table-cell table:style-name="ce9" table:formula="of:=UPPER(VLOOKUP(CONCATENATE(CONCATENATE(MID([.U$1];3;1);MID([.U$1];5;2));[.V34]);[ONUS_KM43.$A:.$AK];6;))" office:value-type="string" office:string-value="TP522" calcext:value-type="string">
            <text:p>TP522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-24.21</text:p>
          </table:table-cell>
          <table:table-cell table:style-name="ce9" table:formula="of:=UPPER(VLOOKUP(CONCATENATE(CONCATENATE(MID([.Z$1];3;1);MID([.Z$1];5;2));[.AA34]);[ONUS_KM43.$A:.$AK];6;))" office:value-type="string" office:string-value="TP207" calcext:value-type="string">
            <text:p>TP207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29.58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28.54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5]);[ONUS_KM43.$A:.$AK];6;))" office:value-type="string" office:string-value="TP551" calcext:value-type="string">
            <text:p>TP5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1.81</text:p>
          </table:table-cell>
          <table:table-cell table:style-name="ce9" table:formula="of:=UPPER(VLOOKUP(CONCATENATE(CONCATENATE(MID([.K$1];3;1);MID([.K$1];5;2));[.L35]);[ONUS_KM43.$A:.$AK];6;))" office:value-type="string" office:string-value="TP568" calcext:value-type="string">
            <text:p>TP568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-24.3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35]);[ONUS_KM43.$A:.$AK];6;))" office:value-type="string" office:string-value="KQ280" calcext:value-type="string">
            <text:p>KQ280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-19.50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-22.93</text:p>
          </table:table-cell>
          <table:table-cell table:style-name="ce9" table:formula="of:=UPPER(VLOOKUP(CONCATENATE(CONCATENATE(MID([.U$1];3;1);MID([.U$1];5;2));[.V35]);[ONUS_KM43.$A:.$AK];6;))" office:value-type="string" office:string-value="VSOL067" calcext:value-type="string">
            <text:p>VSOL067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Z$1];3;1);MID([.Z$1];5;2));[.AA35]);[ONUS_KM43.$A:.$AK];6;))" office:value-type="string" office:string-value="TP330" calcext:value-type="string">
            <text:p>TP330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-27.96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5.09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6]);[ONUS_KM43.$A:.$AK];6;))" office:value-type="string" office:string-value="TP561" calcext:value-type="string">
            <text:p>TP5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K$1];3;1);MID([.K$1];5;2));[.L36]);[ONUS_KM43.$A:.$AK];6;))" office:value-type="string" office:string-value="VSOL004" calcext:value-type="string">
            <text:p>VSOL004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-25.5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P$1];3;1);MID([.P$1];5;2));[.Q36]);[ONUS_KM43.$A:.$AK];6;))" office:value-type="string" office:string-value="I348" calcext:value-type="string">
            <text:p>I348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U$1];3;1);MID([.U$1];5;2));[.V36]);[ONUS_KM43.$A:.$AK];6;))" office:value-type="string" office:string-value="VSOL061" calcext:value-type="string">
            <text:p>VSOL06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Z$1];3;1);MID([.Z$1];5;2));[.AA36]);[ONUS_KM43.$A:.$AK];6;))" office:value-type="string" office:string-value="TP167" calcext:value-type="string">
            <text:p>TP167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7.22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7]);[ONUS_KM43.$A:.$AK];6;))" office:value-type="string" office:string-value="TM309" calcext:value-type="string">
            <text:p>TM3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K$1];3;1);MID([.K$1];5;2));[.L37]);[ONUS_KM43.$A:.$AK];6;))" office:value-type="string" office:string-value="VSOL019" calcext:value-type="string">
            <text:p>VSOL019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25.09</text:p>
          </table:table-cell>
          <table:table-cell table:style-name="ce9" table:formula="of:=UPPER(VLOOKUP(CONCATENATE(CONCATENATE(MID([.P$1];3;1);MID([.P$1];5;2));[.Q37]);[ONUS_KM43.$A:.$AK];6;))" office:value-type="string" office:string-value="KQ221" calcext:value-type="string">
            <text:p>KQ22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U$1];3;1);MID([.U$1];5;2));[.V37]);[ONUS_KM43.$A:.$AK];6;))" office:value-type="string" office:string-value="VSOL087" calcext:value-type="string">
            <text:p>VSOL087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-20.75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Z$1];3;1);MID([.Z$1];5;2));[.AA37]);[ONUS_KM43.$A:.$AK];6;))" office:value-type="string" office:string-value="TP603" calcext:value-type="string">
            <text:p>TP603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3.57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8]);[ONUS_KM43.$A:.$AK];6;))" office:value-type="string" office:string-value="TP550" calcext:value-type="string">
            <text:p>TP5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1.1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2.01</text:p>
          </table:table-cell>
          <table:table-cell table:style-name="ce9" table:formula="of:=UPPER(VLOOKUP(CONCATENATE(CONCATENATE(MID([.K$1];3;1);MID([.K$1];5;2));[.L38]);[ONUS_KM43.$A:.$AK];6;))" office:value-type="string" office:string-value="VSOL044" calcext:value-type="string">
            <text:p>VSOL044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-23.98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5.09</text:p>
          </table:table-cell>
          <table:table-cell table:style-name="ce9" table:formula="of:=UPPER(VLOOKUP(CONCATENATE(CONCATENATE(MID([.P$1];3;1);MID([.P$1];5;2));[.Q38]);[ONUS_KM43.$A:.$AK];6;))" office:value-type="string" office:string-value="KQ274" calcext:value-type="string">
            <text:p>KQ274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U$1];3;1);MID([.U$1];5;2));[.V38]);[ONUS_KM43.$A:.$AK];6;))" office:value-type="string" office:string-value="SU018" calcext:value-type="string">
            <text:p>SU018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-27.96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26.58</text:p>
          </table:table-cell>
          <table:table-cell table:style-name="ce9" table:formula="of:=UPPER(VLOOKUP(CONCATENATE(CONCATENATE(MID([.Z$1];3;1);MID([.Z$1];5;2));[.AA38]);[ONUS_KM43.$A:.$AK];6;))" office:value-type="string" office:string-value="TP609" calcext:value-type="string">
            <text:p>TP609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-22.84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9]);[ONUS_KM43.$A:.$AK];6;))" office:value-type="string" office:string-value="VP313" calcext:value-type="string">
            <text:p>VP3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22.21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4.69</text:p>
          </table:table-cell>
          <table:table-cell table:style-name="ce9" table:formula="of:=UPPER(VLOOKUP(CONCATENATE(CONCATENATE(MID([.K$1];3;1);MID([.K$1];5;2));[.L39]);[ONUS_KM43.$A:.$AK];6;))" office:value-type="string" office:string-value="VSOL047" calcext:value-type="string">
            <text:p>VSOL047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P$1];3;1);MID([.P$1];5;2));[.Q39]);[ONUS_KM43.$A:.$AK];6;))" office:value-type="string" office:string-value="TP029" calcext:value-type="string">
            <text:p>TP029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-21.13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2.22</text:p>
          </table:table-cell>
          <table:table-cell table:style-name="ce9" table:formula="of:=UPPER(VLOOKUP(CONCATENATE(CONCATENATE(MID([.U$1];3;1);MID([.U$1];5;2));[.V39]);[ONUS_KM43.$A:.$AK];6;))" office:value-type="string" office:string-value="" calcext:value-type="error">
            <text:p>#N/D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-20.60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Z$1];3;1);MID([.Z$1];5;2));[.AA39]);[ONUS_KM43.$A:.$AK];6;))" office:value-type="string" office:string-value="TP437" calcext:value-type="string">
            <text:p>TP437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22.76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0]);[ONUS_KM43.$A:.$AK];6;))" office:value-type="string" office:string-value="TP140" calcext:value-type="string">
            <text:p>TP1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-23.67</text:p>
          </table:table-cell>
          <table:table-cell table:style-name="ce9" table:formula="of:=UPPER(VLOOKUP(CONCATENATE(CONCATENATE(MID([.K$1];3;1);MID([.K$1];5;2));[.L40]);[ONUS_KM43.$A:.$AK];6;))" office:value-type="string" office:string-value="VSOL069" calcext:value-type="string">
            <text:p>VSOL069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P$1];3;1);MID([.P$1];5;2));[.Q40]);[ONUS_KM43.$A:.$AK];6;))" office:value-type="string" office:string-value="KQ279" calcext:value-type="string">
            <text:p>KQ279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-22.22</text:p>
          </table:table-cell>
          <table:table-cell table:style-name="ce9" table:formula="of:=UPPER(VLOOKUP(CONCATENATE(CONCATENATE(MID([.U$1];3;1);MID([.U$1];5;2));[.V40]);[ONUS_KM43.$A:.$AK];6;))" office:value-type="string" office:string-value="" calcext:value-type="error">
            <text:p>#N/D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25.53</text:p>
          </table:table-cell>
          <table:table-cell table:style-name="ce9" table:formula="of:=UPPER(VLOOKUP(CONCATENATE(CONCATENATE(MID([.Z$1];3;1);MID([.Z$1];5;2));[.AA40]);[ONUS_KM43.$A:.$AK];6;))" office:value-type="string" office:string-value="TP228B" calcext:value-type="string">
            <text:p>TP228B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-21.31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2.30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1]);[ONUS_KM43.$A:.$AK];6;))" office:value-type="string" office:string-value="SU001" calcext:value-type="string">
            <text:p>SU0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20.04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K$1];3;1);MID([.K$1];5;2));[.L41]);[ONUS_KM43.$A:.$AK];6;))" office:value-type="string" office:string-value="VSOL077" calcext:value-type="string">
            <text:p>VSOL077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6.39</text:p>
          </table:table-cell>
          <table:table-cell table:style-name="ce9" table:formula="of:=UPPER(VLOOKUP(CONCATENATE(CONCATENATE(MID([.P$1];3;1);MID([.P$1];5;2));[.Q41]);[ONUS_KM43.$A:.$AK];6;))" office:value-type="string" office:string-value="KQ275" calcext:value-type="string">
            <text:p>KQ275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-18.44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-20.66</text:p>
          </table:table-cell>
          <table:table-cell table:style-name="ce9" table:formula="of:=UPPER(VLOOKUP(CONCATENATE(CONCATENATE(MID([.U$1];3;1);MID([.U$1];5;2));[.V41]);[ONUS_KM43.$A:.$AK];6;))" office:value-type="string" office:string-value="" calcext:value-type="error">
            <text:p>#N/D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-25.8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30.46</text:p>
          </table:table-cell>
          <table:table-cell table:style-name="ce9" table:formula="of:=UPPER(VLOOKUP(CONCATENATE(CONCATENATE(MID([.Z$1];3;1);MID([.Z$1];5;2));[.AA41]);[ONUS_KM43.$A:.$AK];6;))" office:value-type="string" office:string-value="TP444" calcext:value-type="string">
            <text:p>TP444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-23.9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3.57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2]);[ONUS_KM43.$A:.$AK];6;))" office:value-type="string" office:string-value="TP519" calcext:value-type="string">
            <text:p>TP5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K$1];3;1);MID([.K$1];5;2));[.L42]);[ONUS_KM43.$A:.$AK];6;))" office:value-type="string" office:string-value="VSOL078" calcext:value-type="string">
            <text:p>VSOL078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4.69</text:p>
          </table:table-cell>
          <table:table-cell table:style-name="ce9" table:formula="of:=UPPER(VLOOKUP(CONCATENATE(CONCATENATE(MID([.P$1];3;1);MID([.P$1];5;2));[.Q42]);[ONUS_KM43.$A:.$AK];6;))" office:value-type="string" office:string-value="KQ288" calcext:value-type="string">
            <text:p>KQ288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-19.43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-20.41</text:p>
          </table:table-cell>
          <table:table-cell table:style-name="ce9" table:formula="of:=UPPER(VLOOKUP(CONCATENATE(CONCATENATE(MID([.U$1];3;1);MID([.U$1];5;2));[.V42]);[ONUS_KM43.$A:.$AK];6;))" office:value-type="string" office:string-value="" calcext:value-type="error">
            <text:p>#N/D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-22.93</text:p>
          </table:table-cell>
          <table:table-cell table:style-name="ce9" table:formula="of:=UPPER(VLOOKUP(CONCATENATE(CONCATENATE(MID([.Z$1];3;1);MID([.Z$1];5;2));[.AA42]);[ONUS_KM43.$A:.$AK];6;))" office:value-type="string" office:string-value="TP481" calcext:value-type="string">
            <text:p>TP481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3.9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3]);[ONUS_KM43.$A:.$AK];6;))" office:value-type="string" office:string-value="VSOL037" calcext:value-type="string">
            <text:p>VSOL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-24.56</text:p>
          </table:table-cell>
          <table:table-cell table:style-name="ce9" table:formula="of:=UPPER(VLOOKUP(CONCATENATE(CONCATENATE(MID([.K$1];3;1);MID([.K$1];5;2));[.L43]);[ONUS_KM43.$A:.$AK];6;))" office:value-type="string" office:string-value="VSOL079" calcext:value-type="string">
            <text:p>VSOL079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4.82</text:p>
          </table:table-cell>
          <table:table-cell table:style-name="ce9" table:formula="of:=UPPER(VLOOKUP(CONCATENATE(CONCATENATE(MID([.P$1];3;1);MID([.P$1];5;2));[.Q43]);[ONUS_KM43.$A:.$AK];6;))" office:value-type="string" office:string-value="TN135" calcext:value-type="string">
            <text:p>TN135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-28.54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3]);[ONUS_KM43.$A:.$AK];6;))" office:value-type="string" office:string-value="TP457" calcext:value-type="string">
            <text:p>TP4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23.67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4]);[ONUS_KM43.$A:.$AK];6;))" office:value-type="string" office:string-value="VSOL033" calcext:value-type="string">
            <text:p>VSOL0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K$1];3;1);MID([.K$1];5;2));[.L44]);[ONUS_KM43.$A:.$AK];6;))" office:value-type="string" office:string-value="VSOL088" calcext:value-type="string">
            <text:p>VSOL088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-22.29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P$1];3;1);MID([.P$1];5;2));[.Q44]);[ONUS_KM43.$A:.$AK];6;))" office:value-type="string" office:string-value="TP034" calcext:value-type="string">
            <text:p>TP034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22.22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4]);[ONUS_KM43.$A:.$AK];6;))" office:value-type="string" office:string-value="TP463" calcext:value-type="string">
            <text:p>TP4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3.02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5]);[ONUS_KM43.$A:.$AK];6;))" office:value-type="string" office:string-value="VSOL046" calcext:value-type="string">
            <text:p>VSOL0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26.38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K$1];3;1);MID([.K$1];5;2));[.L45]);[ONUS_KM43.$A:.$AK];6;))" office:value-type="string" office:string-value="VSOL084" calcext:value-type="string">
            <text:p>VSOL084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5.09</text:p>
          </table:table-cell>
          <table:table-cell table:style-name="ce9" table:formula="of:=UPPER(VLOOKUP(CONCATENATE(CONCATENATE(MID([.P$1];3;1);MID([.P$1];5;2));[.Q45]);[ONUS_KM43.$A:.$AK];6;))" office:value-type="string" office:string-value="O329" calcext:value-type="string">
            <text:p>O329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-20.65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21.74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5]);[ONUS_KM43.$A:.$AK];6;))" office:value-type="string" office:string-value="TP424" calcext:value-type="string">
            <text:p>TP4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3.67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6]);[ONUS_KM43.$A:.$AK];6;))" office:value-type="string" office:string-value="VSOL063" calcext:value-type="string">
            <text:p>VSOL0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3.10</text:p>
          </table:table-cell>
          <table:table-cell table:style-name="ce9" table:formula="of:=UPPER(VLOOKUP(CONCATENATE(CONCATENATE(MID([.K$1];3;1);MID([.K$1];5;2));[.L46]);[ONUS_KM43.$A:.$AK];6;))" office:value-type="string" office:string-value="VSOL081" calcext:value-type="string">
            <text:p>VSOL081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-23.87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P$1];3;1);MID([.P$1];5;2));[.Q46]);[ONUS_KM43.$A:.$AK];6;))" office:value-type="string" office:string-value="TP086" calcext:value-type="string">
            <text:p>TP086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2.30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6]);[ONUS_KM43.$A:.$AK];6;))" office:value-type="string" office:string-value="TP418" calcext:value-type="string">
            <text:p>TP4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1.25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7]);[ONUS_KM43.$A:.$AK];6;))" office:value-type="string" office:string-value="VSOL056" calcext:value-type="string">
            <text:p>VSOL0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K$1];3;1);MID([.K$1];5;2));[.L47]);[ONUS_KM43.$A:.$AK];6;))" office:value-type="string" office:string-value="VSOL099" calcext:value-type="string">
            <text:p>VSOL099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-25.85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8.87</text:p>
          </table:table-cell>
          <table:table-cell table:style-name="ce9" table:formula="of:=UPPER(VLOOKUP(CONCATENATE(CONCATENATE(MID([.P$1];3;1);MID([.P$1];5;2));[.Q47]);[ONUS_KM43.$A:.$AK];6;))" office:value-type="string" office:string-value="LA89" calcext:value-type="string">
            <text:p>LA89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23.3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7]);[ONUS_KM43.$A:.$AK];6;))" office:value-type="string" office:string-value="TP503" calcext:value-type="string">
            <text:p>TP5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23.2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8]);[ONUS_KM43.$A:.$AK];6;))" office:value-type="string" office:string-value="VSOL064" calcext:value-type="string">
            <text:p>VSOL0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0.75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K$1];3;1);MID([.K$1];5;2));[.L48]);[ONUS_KM43.$A:.$AK];6;))" office:value-type="string" office:string-value="" calcext:value-type="error">
            <text:p>#N/D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-28.24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-30.00</text:p>
          </table:table-cell>
          <table:table-cell table:style-name="ce9" table:formula="of:=UPPER(VLOOKUP(CONCATENATE(CONCATENATE(MID([.P$1];3;1);MID([.P$1];5;2));[.Q48]);[ONUS_KM43.$A:.$AK];6;))" office:value-type="string" office:string-value="TP168" calcext:value-type="string">
            <text:p>TP168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-28.2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8.24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8]);[ONUS_KM43.$A:.$AK];6;))" office:value-type="string" office:string-value="TP557" calcext:value-type="string">
            <text:p>TP5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0.60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3.19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9]);[ONUS_KM43.$A:.$AK];6;))" office:value-type="string" office:string-value="VSOL086" calcext:value-type="string">
            <text:p>VSOL0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22.68</text:p>
          </table:table-cell>
          <table:table-cell table:style-name="ce9" table:formula="of:=UPPER(VLOOKUP(CONCATENATE(CONCATENATE(MID([.K$1];3;1);MID([.K$1];5;2));[.L49]);[ONUS_KM43.$A:.$AK];6;))" office:value-type="string" office:string-value="" calcext:value-type="error">
            <text:p>#N/D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49]);[ONUS_KM43.$A:.$AK];6;))" office:value-type="string" office:string-value="VSOL015" calcext:value-type="string">
            <text:p>VSOL015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-22.37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9]);[ONUS_KM43.$A:.$AK];6;))" office:value-type="string" office:string-value="TP169" calcext:value-type="string">
            <text:p>TP1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26.5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0]);[ONUS_KM43.$A:.$AK];6;))" office:value-type="string" office:string-value="VSOL085" calcext:value-type="string">
            <text:p>VSOL0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0.97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1.74</text:p>
          </table:table-cell>
          <table:table-cell table:style-name="ce9" table:formula="of:=UPPER(VLOOKUP(CONCATENATE(CONCATENATE(MID([.K$1];3;1);MID([.K$1];5;2));[.L50]);[ONUS_KM43.$A:.$AK];6;))" office:value-type="string" office:string-value="" calcext:value-type="error">
            <text:p>#N/D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-28.24</text:p>
          </table:table-cell>
          <table:table-cell table:style-name="ce9" table:formula="of:=UPPER(VLOOKUP(CONCATENATE(CONCATENATE(MID([.P$1];3;1);MID([.P$1];5;2));[.Q50]);[ONUS_KM43.$A:.$AK];6;))" office:value-type="string" office:string-value="TP300" calcext:value-type="string">
            <text:p>TP300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-26.38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-22.6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0]);[ONUS_KM43.$A:.$AK];6;))" office:value-type="string" office:string-value="VSOL026" calcext:value-type="string">
            <text:p>VSOL0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0.41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1]);[ONUS_KM43.$A:.$AK];6;))" office:value-type="string" office:string-value="VSOL097" calcext:value-type="string">
            <text:p>VSOL09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K$1];3;1);MID([.K$1];5;2));[.L51]);[ONUS_KM43.$A:.$AK];6;))" office:value-type="string" office:string-value="" calcext:value-type="error">
            <text:p>#N/D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-26.58</text:p>
          </table:table-cell>
          <table:table-cell table:style-name="ce9" table:formula="of:=UPPER(VLOOKUP(CONCATENATE(CONCATENATE(MID([.P$1];3;1);MID([.P$1];5;2));[.Q51]);[ONUS_KM43.$A:.$AK];6;))" office:value-type="string" office:string-value="TP274" calcext:value-type="string">
            <text:p>TP274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24.44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1]);[ONUS_KM43.$A:.$AK];6;))" office:value-type="string" office:string-value="SU003" calcext:value-type="string">
            <text:p>SU0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20.22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2.84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2]);[ONUS_KM43.$A:.$AK];6;))" office:value-type="string" office:string-value="" calcext:value-type="error">
            <text:p>#N/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0.60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K$1];3;1);MID([.K$1];5;2));[.L52]);[ONUS_KM43.$A:.$AK];6;))" office:value-type="string" office:string-value="" calcext:value-type="error">
            <text:p>#N/D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P$1];3;1);MID([.P$1];5;2));[.Q52]);[ONUS_KM43.$A:.$AK];6;))" office:value-type="string" office:string-value="TP399" calcext:value-type="string">
            <text:p>TP399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-20.36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1.74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2]);[ONUS_KM43.$A:.$AK];6;))" office:value-type="string" office:string-value="TP489" calcext:value-type="string">
            <text:p>TP4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0.7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2.30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3]);[ONUS_KM43.$A:.$AK];6;))" office:value-type="string" office:string-value="" calcext:value-type="error">
            <text:p>#N/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K$1];3;1);MID([.K$1];5;2));[.L53]);[ONUS_KM43.$A:.$AK];6;))" office:value-type="string" office:string-value="" calcext:value-type="error">
            <text:p>#N/D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P$1];3;1);MID([.P$1];5;2));[.Q53]);[ONUS_KM43.$A:.$AK];6;))" office:value-type="string" office:string-value="KQ359" calcext:value-type="string">
            <text:p>KQ359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-20.97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-22.22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3]);[ONUS_KM43.$A:.$AK];6;))" office:value-type="string" office:string-value="VSOL043" calcext:value-type="string">
            <text:p>VSOL0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-22.37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4]);[ONUS_KM43.$A:.$AK];6;))" office:value-type="string" office:string-value="" calcext:value-type="error">
            <text:p>#N/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0.50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K$1];3;1);MID([.K$1];5;2));[.L54]);[ONUS_KM43.$A:.$AK];6;))" office:value-type="string" office:string-value="" calcext:value-type="error">
            <text:p>#N/D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-33.97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29.21</text:p>
          </table:table-cell>
          <table:table-cell table:style-name="ce9" table:formula="of:=UPPER(VLOOKUP(CONCATENATE(CONCATENATE(MID([.P$1];3;1);MID([.P$1];5;2));[.Q54]);[ONUS_KM43.$A:.$AK];6;))" office:value-type="string" office:string-value="TP355" calcext:value-type="string">
            <text:p>TP355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-25.6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27.45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4]);[ONUS_KM43.$A:.$AK];6;))" office:value-type="string" office:string-value="VSOL071" calcext:value-type="string">
            <text:p>VSOL0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9.28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-21.62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5]);[ONUS_KM43.$A:.$AK];6;))" office:value-type="string" office:string-value="" calcext:value-type="error">
            <text:p>#N/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3.98</text:p>
          </table:table-cell>
          <table:table-cell table:style-name="ce9" table:formula="of:=UPPER(VLOOKUP(CONCATENATE(CONCATENATE(MID([.K$1];3;1);MID([.K$1];5;2));[.L55]);[ONUS_KM43.$A:.$AK];6;))" office:value-type="string" office:string-value="" calcext:value-type="error">
            <text:p>#N/D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-29.59</text:p>
          </table:table-cell>
          <table:table-cell table:style-name="ce9" table:formula="of:=UPPER(VLOOKUP(CONCATENATE(CONCATENATE(MID([.P$1];3;1);MID([.P$1];5;2));[.Q55]);[ONUS_KM43.$A:.$AK];6;))" office:value-type="string" office:string-value="L479B" calcext:value-type="string">
            <text:p>L479B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-21.87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-22.60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5]);[ONUS_KM43.$A:.$AK];6;))" office:value-type="string" office:string-value="VSOL090" calcext:value-type="string">
            <text:p>VSOL0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19.91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2.52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6]);[ONUS_KM43.$A:.$AK];6;))" office:value-type="string" office:string-value="" calcext:value-type="error">
            <text:p>#N/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-24.95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P$1];3;1);MID([.P$1];5;2));[.Q56]);[ONUS_KM43.$A:.$AK];6;))" office:value-type="string" office:string-value="VSOL001" calcext:value-type="string">
            <text:p>VSOL0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22.76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6]);[ONUS_KM43.$A:.$AK];6;))" office:value-type="string" office:string-value="VSOL089" calcext:value-type="string">
            <text:p>VSOL08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-23.9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7]);[ONUS_KM43.$A:.$AK];6;))" office:value-type="string" office:string-value="" calcext:value-type="error">
            <text:p>#N/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20.45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-22.76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P$1];3;1);MID([.P$1];5;2));[.Q57]);[ONUS_KM43.$A:.$AK];6;))" office:value-type="string" office:string-value="VSOL007" calcext:value-type="string">
            <text:p>VSOL0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3.9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7]);[ONUS_KM43.$A:.$AK];6;))" office:value-type="string" office:string-value="SU017" calcext:value-type="string">
            <text:p>SU0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-25.69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8]);[ONUS_KM43.$A:.$AK];6;))" office:value-type="string" office:string-value="" calcext:value-type="error">
            <text:p>#N/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24.56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P$1];3;1);MID([.P$1];5;2));[.Q58]);[ONUS_KM43.$A:.$AK];6;))" office:value-type="string" office:string-value="VSOL008" calcext:value-type="string">
            <text:p>VSOL0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0.97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-21.8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8]);[ONUS_KM43.$A:.$AK];6;))" office:value-type="string" office:string-value="" calcext:value-type="error">
            <text:p>#N/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21.48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-24.82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59]);[ONUS_KM43.$A:.$AK];6;))" office:value-type="string" office:string-value="VSOL006" calcext:value-type="string">
            <text:p>VSOL00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25.53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3.8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9]);[ONUS_KM43.$A:.$AK];6;))" office:value-type="string" office:string-value="" calcext:value-type="error">
            <text:p>#N/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23.57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0]);[ONUS_KM43.$A:.$AK];6;))" office:value-type="string" office:string-value="VSOL005" calcext:value-type="string">
            <text:p>VSOL0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22.84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60]);[ONUS_KM43.$A:.$AK];6;))" office:value-type="string" office:string-value="" calcext:value-type="error">
            <text:p>#N/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9.39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22.37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1]);[ONUS_KM43.$A:.$AK];6;))" office:value-type="string" office:string-value="VSOL011" calcext:value-type="string">
            <text:p>VSOL0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61]);[ONUS_KM43.$A:.$AK];6;))" office:value-type="string" office:string-value="" calcext:value-type="error">
            <text:p>#N/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21.30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-23.2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2]);[ONUS_KM43.$A:.$AK];6;))" office:value-type="string" office:string-value="VSOL009" calcext:value-type="string">
            <text:p>VSOL0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2.29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22.60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3]);[ONUS_KM43.$A:.$AK];6;))" office:value-type="string" office:string-value="VSOL010" calcext:value-type="string">
            <text:p>VSOL0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21.3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2.4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4]);[ONUS_KM43.$A:.$AK];6;))" office:value-type="string" office:string-value="VSOL013" calcext:value-type="string">
            <text:p>VSOL0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1.6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5]);[ONUS_KM43.$A:.$AK];6;))" office:value-type="string" office:string-value="VSOL016" calcext:value-type="string">
            <text:p>VSOL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3.19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6]);[ONUS_KM43.$A:.$AK];6;))" office:value-type="string" office:string-value="VSOL017" calcext:value-type="string">
            <text:p>VSOL0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22.29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23.47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7]);[ONUS_KM43.$A:.$AK];6;))" office:value-type="string" office:string-value="VSOL024" calcext:value-type="string">
            <text:p>VSOL0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6.99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8]);[ONUS_KM43.$A:.$AK];6;))" office:value-type="string" office:string-value="VSOL023" calcext:value-type="string">
            <text:p>VSOL02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19.91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1.2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9]);[ONUS_KM43.$A:.$AK];6;))" office:value-type="string" office:string-value="VSOL027" calcext:value-type="string">
            <text:p>VSOL0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21.94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0]);[ONUS_KM43.$A:.$AK];6;))" office:value-type="string" office:string-value="VSOL018" calcext:value-type="string">
            <text:p>VSOL0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19.91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1.37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1]);[ONUS_KM43.$A:.$AK];6;))" office:value-type="string" office:string-value="VSOL021" calcext:value-type="string">
            <text:p>VSOL0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2.52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2]);[ONUS_KM43.$A:.$AK];6;))" office:value-type="string" office:string-value="VSOL014" calcext:value-type="string">
            <text:p>VSOL0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21.94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24.21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3]);[ONUS_KM43.$A:.$AK];6;))" office:value-type="string" office:string-value="TP541" calcext:value-type="string">
            <text:p>TP54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-25.23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4]);[ONUS_KM43.$A:.$AK];6;))" office:value-type="string" office:string-value="TP520" calcext:value-type="string">
            <text:p>TP5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-21.81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5]);[ONUS_KM43.$A:.$AK];6;))" office:value-type="string" office:string-value="J212" calcext:value-type="string">
            <text:p>J2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2.0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6]);[ONUS_KM43.$A:.$AK];6;))" office:value-type="string" office:string-value="VSOL029" calcext:value-type="string">
            <text:p>VSOL0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17.52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19.47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7]);[ONUS_KM43.$A:.$AK];6;))" office:value-type="string" office:string-value="VSOL030" calcext:value-type="string">
            <text:p>VSOL0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20.22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21.74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8]);[ONUS_KM43.$A:.$AK];6;))" office:value-type="string" office:string-value="VSOL034" calcext:value-type="string">
            <text:p>VSOL03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21.19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2.93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9]);[ONUS_KM43.$A:.$AK];6;))" office:value-type="string" office:string-value="VSOL035" calcext:value-type="string">
            <text:p>VSOL03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-21.62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0]);[ONUS_KM43.$A:.$AK];6;))" office:value-type="string" office:string-value="VSOL036" calcext:value-type="string">
            <text:p>VSOL0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19.70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1.14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1]);[ONUS_KM43.$A:.$AK];6;))" office:value-type="string" office:string-value="VSOL052" calcext:value-type="string">
            <text:p>VSOL05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1.6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2]);[ONUS_KM43.$A:.$AK];6;))" office:value-type="string" office:string-value="VSOL051" calcext:value-type="string">
            <text:p>VSOL0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20.65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-21.5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3]);[ONUS_KM43.$A:.$AK];6;))" office:value-type="string" office:string-value="VSOL053" calcext:value-type="string">
            <text:p>VSOL05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23.98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-22.93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4]);[ONUS_KM43.$A:.$AK];6;))" office:value-type="string" office:string-value="VSOL062" calcext:value-type="string">
            <text:p>VSOL06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3.9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5]);[ONUS_KM43.$A:.$AK];6;))" office:value-type="string" office:string-value="VSOL065" calcext:value-type="string">
            <text:p>VSOL0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-22.52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6]);[ONUS_KM43.$A:.$AK];6;))" office:value-type="string" office:string-value="VSOL060" calcext:value-type="string">
            <text:p>VSOL06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19.70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0.81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7]);[ONUS_KM43.$A:.$AK];6;))" office:value-type="string" office:string-value="VSOL066" calcext:value-type="string">
            <text:p>VSOL06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8]);[ONUS_KM43.$A:.$AK];6;))" office:value-type="string" office:string-value="VSOL068" calcext:value-type="string">
            <text:p>VSOL0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-21.0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9]);[ONUS_KM43.$A:.$AK];6;))" office:value-type="string" office:string-value="VSOL073" calcext:value-type="string">
            <text:p>VSOL0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19.54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2.01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0]);[ONUS_KM43.$A:.$AK];6;))" office:value-type="string" office:string-value="VSOL074" calcext:value-type="string">
            <text:p>VSOL0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9.13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-20.71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1]);[ONUS_KM43.$A:.$AK];6;))" office:value-type="string" office:string-value="VSOL075" calcext:value-type="string">
            <text:p>VSOL07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18.15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19.40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2]);[ONUS_KM43.$A:.$AK];6;))" office:value-type="string" office:string-value="VSOL092" calcext:value-type="string">
            <text:p>VSOL0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18.99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0.71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3]);[ONUS_KM43.$A:.$AK];6;))" office:value-type="string" office:string-value="VSOL093" calcext:value-type="string">
            <text:p>VSOL0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-22.4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4]);[ONUS_KM43.$A:.$AK];6;))" office:value-type="string" office:string-value="VSOL094" calcext:value-type="string">
            <text:p>VSOL0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19.95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-22.37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5]);[ONUS_KM43.$A:.$AK];6;))" office:value-type="string" office:string-value="" calcext:value-type="error">
            <text:p>#N/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19.35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0.87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6]);[ONUS_KM43.$A:.$AK];6;))" office:value-type="string" office:string-value="" calcext:value-type="error">
            <text:p>#N/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20.13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1.81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7]);[ONUS_KM43.$A:.$AK];6;))" office:value-type="string" office:string-value="" calcext:value-type="error">
            <text:p>#N/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-24.21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8]);[ONUS_KM43.$A:.$AK];6;))" office:value-type="string" office:string-value="" calcext:value-type="error">
            <text:p>#N/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23.87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-24.9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9]);[ONUS_KM43.$A:.$AK];6;))" office:value-type="string" office:string-value="" calcext:value-type="error">
            <text:p>#N/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19.17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-21.49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100]);[ONUS_KM43.$A:.$AK];6;))" office:value-type="string" office:string-value="" calcext:value-type="error">
            <text:p>#N/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9.87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-22.52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101]);[ONUS_KM43.$A:.$AK];6;))" office:value-type="string" office:string-value="" calcext:value-type="error">
            <text:p>#N/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20.41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1.2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102]);[ONUS_KM43.$A:.$AK];6;))" office:value-type="string" office:string-value="" calcext:value-type="error">
            <text:p>#N/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-22.93</text:p>
          </table:table-cell>
          <table:table-cell/>
          <table:table-cell table:style-name="ce10"/>
          <table:table-cell table:number-columns-repeated="16362"/>
        </table:table-row>
        <table:table-row table:style-name="ro4" table:number-rows-repeated="104847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11-04-2023" table:style-name="ta3">
        <table:table-column table:style-name="co9" table:number-columns-repeated="16384" table:default-cell-style-name="ce1"/>
        <table:table-row table:style-name="ro2">
          <table:table-cell table:style-name="ce7" office:value-type="string" calcext:value-type="string" table:number-columns-spanned="5" table:number-rows-spanned="1">
            <text:p>0/1/3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5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6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7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8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9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1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3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4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0/1/15</text:p>
          </table:table-cell>
          <table:covered-table-cell table:number-columns-repeated="4"/>
          <table:table-cell table:number-columns-repeated="163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number-columns-repeated="16324"/>
        </table:table-row>
        <table:table-row table:style-name="ro2">
          <table:table-cell table:style-name="ce9" table:formula="of:=UPPER(VLOOKUP(CONCATENATE(CONCATENATE(MID([.A$1];3;1);MID([.A$1];5;2));[.B3]);[ONUS_KM43.$A:.$AK];6;))" office:value-type="string" office:string-value="KQ236" calcext:value-type="string">
            <text:p>KQ236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-22.21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3.98</text:p>
          </table:table-cell>
          <table:table-cell table:style-name="ce9" table:formula="of:=UPPER(VLOOKUP(CONCATENATE(CONCATENATE(MID([.F$1];3;1);MID([.F$1];5;2));[.G3]);[ONUS_KM43.$A:.$AK];6;))" office:value-type="string" office:string-value="R591" calcext:value-type="string">
            <text:p>R59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31.54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-29.59</text:p>
          </table:table-cell>
          <table:table-cell table:style-name="ce9" table:formula="of:=UPPER(VLOOKUP(CONCATENATE(CONCATENATE(MID([.K$1];3;1);MID([.K$1];5;2));[.L3]);[ONUS_KM43.$A:.$AK];6;))" office:value-type="string" office:string-value="P126" calcext:value-type="string">
            <text:p>P126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3.48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-24.69</text:p>
          </table:table-cell>
          <table:table-cell table:style-name="ce9" table:formula="of:=UPPER(VLOOKUP(CONCATENATE(CONCATENATE(MID([.P$1];3;1);MID([.P$1];5;2));[.Q3]);[ONUS_KM43.$A:.$AK];6;))" office:value-type="string" office:string-value="KQ159" calcext:value-type="string">
            <text:p>KQ159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0.6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U$1];3;1);MID([.U$1];5;2));[.V3]);[ONUS_KM43.$A:.$AK];6;))" office:value-type="string" office:string-value="KQ160" calcext:value-type="string">
            <text:p>KQ16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5.8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-28.54</text:p>
          </table:table-cell>
          <table:table-cell table:style-name="ce9" table:formula="of:=UPPER(VLOOKUP(CONCATENATE(CONCATENATE(MID([.Z$1];3;1);MID([.Z$1];5;2));[.AA3]);[ONUS_KM43.$A:.$AK];6;))" office:value-type="string" office:string-value="TP308" calcext:value-type="string">
            <text:p>TP308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8.8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AE$1];3;1);MID([.AE$1];5;2));[.AF3]);[ONUS_KM43.$A:.$AK];6;))" office:value-type="string" office:string-value="J475" calcext:value-type="string">
            <text:p>J47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18.47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-19.75</text:p>
          </table:table-cell>
          <table:table-cell table:style-name="ce9" table:formula="of:=UPPER(VLOOKUP(CONCATENATE(CONCATENATE(MID([.AJ$1];3;1);MID([.AJ$1];5;2));[.AK3]);[ONUS_KM43.$A:.$AK];6;))" office:value-type="string" office:string-value="N276" calcext:value-type="string">
            <text:p>N276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18.54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0.87</text:p>
          </table:table-cell>
          <table:table-cell table:style-name="ce9" table:formula="of:=UPPER(VLOOKUP(CONCATENATE(CONCATENATE(MID([.AO$1];3;1);MID([.AO$1];5;2));[.AP3]);[ONUS_KM43.$A:.$AK];6;))" office:value-type="string" office:string-value="KQ258" calcext:value-type="string">
            <text:p>KQ258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AT$1];3;1);MID([.AT$1];5;2));[.AU3]);[ONUS_KM43.$A:.$AK];6;))" office:value-type="string" office:string-value="O169" calcext:value-type="string">
            <text:p>O169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AY$1];3;1);MID([.AY$1];5;2));[.AZ3]);[ONUS_KM43.$A:.$AK];6;))" office:value-type="string" office:string-value="TP032" calcext:value-type="string">
            <text:p>TP03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BD$1];3;1);MID([.BD$1];5;2));[.BE3]);[ONUS_KM43.$A:.$AK];6;))" office:value-type="string" office:string-value="KQ237" calcext:value-type="string">
            <text:p>KQ23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22.21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-20.18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4]);[ONUS_KM43.$A:.$AK];6;))" office:value-type="string" office:string-value="KQ231" calcext:value-type="string">
            <text:p>KQ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0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0.41</text:p>
          </table:table-cell>
          <table:table-cell table:style-name="ce9" table:formula="of:=UPPER(VLOOKUP(CONCATENATE(CONCATENATE(MID([.F$1];3;1);MID([.F$1];5;2));[.G4]);[ONUS_KM43.$A:.$AK];6;))" office:value-type="string" office:string-value="TP370" calcext:value-type="string">
            <text:p>TP37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K$1];3;1);MID([.K$1];5;2));[.L4]);[ONUS_KM43.$A:.$AK];6;))" office:value-type="string" office:string-value="R534" calcext:value-type="string">
            <text:p>R53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-30.00</text:p>
          </table:table-cell>
          <table:table-cell table:style-name="ce9" table:formula="of:=UPPER(VLOOKUP(CONCATENATE(CONCATENATE(MID([.P$1];3;1);MID([.P$1];5;2));[.Q4]);[ONUS_KM43.$A:.$AK];6;))" office:value-type="string" office:string-value="K318" calcext:value-type="string">
            <text:p>K318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U$1];3;1);MID([.U$1];5;2));[.V4]);[ONUS_KM43.$A:.$AK];6;))" office:value-type="string" office:string-value="KQ207" calcext:value-type="string">
            <text:p>KQ207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-23.98</text:p>
          </table:table-cell>
          <table:table-cell table:style-name="ce9" table:formula="of:=UPPER(VLOOKUP(CONCATENATE(CONCATENATE(MID([.Z$1];3;1);MID([.Z$1];5;2));[.AA4]);[ONUS_KM43.$A:.$AK];6;))" office:value-type="string" office:string-value="TM370" calcext:value-type="string">
            <text:p>TM37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0.4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AE$1];3;1);MID([.AE$1];5;2));[.AF4]);[ONUS_KM43.$A:.$AK];6;))" office:value-type="string" office:string-value="LA133" calcext:value-type="string">
            <text:p>LA13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18.01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22.30</text:p>
          </table:table-cell>
          <table:table-cell table:style-name="ce9" table:formula="of:=UPPER(VLOOKUP(CONCATENATE(CONCATENATE(MID([.AJ$1];3;1);MID([.AJ$1];5;2));[.AK4]);[ONUS_KM43.$A:.$AK];6;))" office:value-type="string" office:string-value="M60" calcext:value-type="string">
            <text:p>M6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16.0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0.09</text:p>
          </table:table-cell>
          <table:table-cell table:style-name="ce9" table:formula="of:=UPPER(VLOOKUP(CONCATENATE(CONCATENATE(MID([.AO$1];3;1);MID([.AO$1];5;2));[.AP4]);[ONUS_KM43.$A:.$AK];6;))" office:value-type="string" office:string-value="K190" calcext:value-type="string">
            <text:p>K19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1.80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AT$1];3;1);MID([.AT$1];5;2));[.AU4]);[ONUS_KM43.$A:.$AK];6;))" office:value-type="string" office:string-value="TP593" calcext:value-type="string">
            <text:p>TP593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2.92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2.84</text:p>
          </table:table-cell>
          <table:table-cell table:style-name="ce9" table:formula="of:=UPPER(VLOOKUP(CONCATENATE(CONCATENATE(MID([.AY$1];3;1);MID([.AY$1];5;2));[.AZ4]);[ONUS_KM43.$A:.$AK];6;))" office:value-type="string" office:string-value="KQ289" calcext:value-type="string">
            <text:p>KQ289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-28.2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4.56</text:p>
          </table:table-cell>
          <table:table-cell table:style-name="ce9" table:formula="of:=UPPER(VLOOKUP(CONCATENATE(CONCATENATE(MID([.BD$1];3;1);MID([.BD$1];5;2));[.BE4]);[ONUS_KM43.$A:.$AK];6;))" office:value-type="string" office:string-value="TM95" calcext:value-type="string">
            <text:p>TM9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-24.56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5]);[ONUS_KM43.$A:.$AK];6;))" office:value-type="string" office:string-value="KQ287" calcext:value-type="string">
            <text:p>KQ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9.13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0.14</text:p>
          </table:table-cell>
          <table:table-cell table:style-name="ce9" table:formula="of:=UPPER(VLOOKUP(CONCATENATE(CONCATENATE(MID([.F$1];3;1);MID([.F$1];5;2));[.G5]);[ONUS_KM43.$A:.$AK];6;))" office:value-type="string" office:string-value="KQ216" calcext:value-type="string">
            <text:p>KQ216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1.9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-22.30</text:p>
          </table:table-cell>
          <table:table-cell table:style-name="ce9" table:formula="of:=UPPER(VLOOKUP(CONCATENATE(CONCATENATE(MID([.K$1];3;1);MID([.K$1];5;2));[.L5]);[ONUS_KM43.$A:.$AK];6;))" office:value-type="string" office:string-value="KQ213" calcext:value-type="string">
            <text:p>KQ21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P$1];3;1);MID([.P$1];5;2));[.Q5]);[ONUS_KM43.$A:.$AK];6;))" office:value-type="string" office:string-value="KQ158" calcext:value-type="string">
            <text:p>KQ158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1.2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1.88</text:p>
          </table:table-cell>
          <table:table-cell table:style-name="ce9" table:formula="of:=UPPER(VLOOKUP(CONCATENATE(CONCATENATE(MID([.U$1];3;1);MID([.U$1];5;2));[.V5]);[ONUS_KM43.$A:.$AK];6;))" office:value-type="string" office:string-value="R609" calcext:value-type="string">
            <text:p>R609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Z$1];3;1);MID([.Z$1];5;2));[.AA5]);[ONUS_KM43.$A:.$AK];6;))" office:value-type="string" office:string-value="KQ193" calcext:value-type="string">
            <text:p>KQ19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0.7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AE$1];3;1);MID([.AE$1];5;2));[.AF5]);[ONUS_KM43.$A:.$AK];6;))" office:value-type="string" office:string-value="VO452" calcext:value-type="string">
            <text:p>VO45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17.47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19.40</text:p>
          </table:table-cell>
          <table:table-cell table:style-name="ce9" table:formula="of:=UPPER(VLOOKUP(CONCATENATE(CONCATENATE(MID([.AJ$1];3;1);MID([.AJ$1];5;2));[.AK5]);[ONUS_KM43.$A:.$AK];6;))" office:value-type="string" office:string-value="TP027" calcext:value-type="string">
            <text:p>TP027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19.0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0.51</text:p>
          </table:table-cell>
          <table:table-cell table:style-name="ce9" table:formula="of:=UPPER(VLOOKUP(CONCATENATE(CONCATENATE(MID([.AO$1];3;1);MID([.AO$1];5;2));[.AP5]);[ONUS_KM43.$A:.$AK];6;))" office:value-type="string" office:string-value="TP054" calcext:value-type="string">
            <text:p>TP05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-27.45</text:p>
          </table:table-cell>
          <table:table-cell table:style-name="ce9" table:formula="of:=UPPER(VLOOKUP(CONCATENATE(CONCATENATE(MID([.AT$1];3;1);MID([.AT$1];5;2));[.AU5]);[ONUS_KM43.$A:.$AK];6;))" office:value-type="string" office:string-value="TP165" calcext:value-type="string">
            <text:p>TP165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AY$1];3;1);MID([.AY$1];5;2));[.AZ5]);[ONUS_KM43.$A:.$AK];6;))" office:value-type="string" office:string-value="TP305" calcext:value-type="string">
            <text:p>TP30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8.24</text:p>
          </table:table-cell>
          <table:table-cell table:style-name="ce9" table:formula="of:=UPPER(VLOOKUP(CONCATENATE(CONCATENATE(MID([.BD$1];3;1);MID([.BD$1];5;2));[.BE5]);[ONUS_KM43.$A:.$AK];6;))" office:value-type="string" office:string-value="KQ272" calcext:value-type="string">
            <text:p>KQ27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-24.44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6]);[ONUS_KM43.$A:.$AK];6;))" office:value-type="string" office:string-value="H135" calcext:value-type="string">
            <text:p>H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-23.38</text:p>
          </table:table-cell>
          <table:table-cell table:style-name="ce9" table:formula="of:=UPPER(VLOOKUP(CONCATENATE(CONCATENATE(MID([.F$1];3;1);MID([.F$1];5;2));[.G6]);[ONUS_KM43.$A:.$AK];6;))" office:value-type="string" office:string-value="H221" calcext:value-type="string">
            <text:p>H22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K$1];3;1);MID([.K$1];5;2));[.L6]);[ONUS_KM43.$A:.$AK];6;))" office:value-type="string" office:string-value="R545" calcext:value-type="string">
            <text:p>R545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-25.09</text:p>
          </table:table-cell>
          <table:table-cell table:style-name="ce9" table:formula="of:=UPPER(VLOOKUP(CONCATENATE(CONCATENATE(MID([.P$1];3;1);MID([.P$1];5;2));[.Q6]);[ONUS_KM43.$A:.$AK];6;))" office:value-type="string" office:string-value="KQ181" calcext:value-type="string">
            <text:p>KQ18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2.2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-23.10</text:p>
          </table:table-cell>
          <table:table-cell table:style-name="ce9" table:formula="of:=UPPER(VLOOKUP(CONCATENATE(CONCATENATE(MID([.U$1];3;1);MID([.U$1];5;2));[.V6]);[ONUS_KM43.$A:.$AK];6;))" office:value-type="string" office:string-value="KN454" calcext:value-type="string">
            <text:p>KN454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20.0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-20.97</text:p>
          </table:table-cell>
          <table:table-cell table:style-name="ce9" table:formula="of:=UPPER(VLOOKUP(CONCATENATE(CONCATENATE(MID([.Z$1];3;1);MID([.Z$1];5;2));[.AA6]);[ONUS_KM43.$A:.$AK];6;))" office:value-type="string" office:string-value="KQ192" calcext:value-type="string">
            <text:p>KQ192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18.8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AE$1];3;1);MID([.AE$1];5;2));[.AF6]);[ONUS_KM43.$A:.$AK];6;))" office:value-type="string" office:string-value="N320" calcext:value-type="string">
            <text:p>N320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16.27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-19.67</text:p>
          </table:table-cell>
          <table:table-cell table:style-name="ce9" table:formula="of:=UPPER(VLOOKUP(CONCATENATE(CONCATENATE(MID([.AJ$1];3;1);MID([.AJ$1];5;2));[.AK6]);[ONUS_KM43.$A:.$AK];6;))" office:value-type="string" office:string-value="TP039" calcext:value-type="string">
            <text:p>TP039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-20.05</text:p>
          </table:table-cell>
          <table:table-cell table:style-name="ce9" table:formula="of:=UPPER(VLOOKUP(CONCATENATE(CONCATENATE(MID([.AO$1];3;1);MID([.AO$1];5;2));[.AP6]);[ONUS_KM43.$A:.$AK];6;))" office:value-type="string" office:string-value="TP081" calcext:value-type="string">
            <text:p>TP08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18.07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-21.31</text:p>
          </table:table-cell>
          <table:table-cell table:style-name="ce9" table:formula="of:=UPPER(VLOOKUP(CONCATENATE(CONCATENATE(MID([.AT$1];3;1);MID([.AT$1];5;2));[.AU6]);[ONUS_KM43.$A:.$AK];6;))" office:value-type="string" office:string-value="TP565" calcext:value-type="string">
            <text:p>TP56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-21.81</text:p>
          </table:table-cell>
          <table:table-cell table:style-name="ce9" table:formula="of:=UPPER(VLOOKUP(CONCATENATE(CONCATENATE(MID([.AY$1];3;1);MID([.AY$1];5;2));[.AZ6]);[ONUS_KM43.$A:.$AK];6;))" office:value-type="string" office:string-value="TP372" calcext:value-type="string">
            <text:p>TP37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BD$1];3;1);MID([.BD$1];5;2));[.BE6]);[ONUS_KM43.$A:.$AK];6;))" office:value-type="string" office:string-value="PL50" calcext:value-type="string">
            <text:p>PL50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2.75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1.94</text:p>
          </table:table-cell>
          <table:table-cell/>
          <table:table-cell table:style-name="ce10"/>
          <table:table-cell table:number-columns-repeated="16322"/>
        </table:table-row>
        <table:table-row table:style-name="ro3">
          <table:table-cell table:style-name="ce9" table:formula="of:=UPPER(VLOOKUP(CONCATENATE(CONCATENATE(MID([.A$1];3;1);MID([.A$1];5;2));[.B7]);[ONUS_KM43.$A:.$AK];6;))" office:value-type="string" office:string-value="TP024" calcext:value-type="string">
            <text:p>TP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9.7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20.05</text:p>
          </table:table-cell>
          <table:table-cell table:style-name="ce9" table:formula="of:=UPPER(VLOOKUP(CONCATENATE(CONCATENATE(MID([.F$1];3;1);MID([.F$1];5;2));[.G7]);[ONUS_KM43.$A:.$AK];6;))" office:value-type="string" office:string-value="VM446" calcext:value-type="string">
            <text:p>VM44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3.01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K$1];3;1);MID([.K$1];5;2));[.L7]);[ONUS_KM43.$A:.$AK];6;))" office:value-type="string" office:string-value="VO253" calcext:value-type="string">
            <text:p>VO25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7]);[ONUS_KM43.$A:.$AK];6;))" office:value-type="string" office:string-value="TP033" calcext:value-type="string">
            <text:p>TP03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6.58</text:p>
          </table:table-cell>
          <table:table-cell table:style-name="ce9" table:formula="of:=UPPER(VLOOKUP(CONCATENATE(CONCATENATE(MID([.U$1];3;1);MID([.U$1];5;2));[.V7]);[ONUS_KM43.$A:.$AK];6;))" office:value-type="string" office:string-value="TP026" calcext:value-type="string">
            <text:p>TP02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4.5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-26.99</text:p>
          </table:table-cell>
          <table:table-cell table:style-name="ce9" table:formula="of:=UPPER(VLOOKUP(CONCATENATE(CONCATENATE(MID([.Z$1];3;1);MID([.Z$1];5;2));[.AA7]);[ONUS_KM43.$A:.$AK];6;))" office:value-type="string" office:string-value="KQ195" calcext:value-type="string">
            <text:p>KQ19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-25.53</text:p>
          </table:table-cell>
          <table:table-cell table:style-name="ce9" table:formula="of:=UPPER(VLOOKUP(CONCATENATE(CONCATENATE(MID([.AE$1];3;1);MID([.AE$1];5;2));[.AF7]);[ONUS_KM43.$A:.$AK];6;))" office:value-type="string" office:string-value="TL243" calcext:value-type="string">
            <text:p>TL24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17.1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-19.79</text:p>
          </table:table-cell>
          <table:table-cell table:style-name="ce9" table:formula="of:=UPPER(VLOOKUP(CONCATENATE(CONCATENATE(MID([.AJ$1];3;1);MID([.AJ$1];5;2));[.AK7]);[ONUS_KM43.$A:.$AK];6;))" office:value-type="string" office:string-value="TP053" calcext:value-type="string">
            <text:p>TP05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18.2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19.18</text:p>
          </table:table-cell>
          <table:table-cell table:style-name="ce9" table:formula="of:=UPPER(VLOOKUP(CONCATENATE(CONCATENATE(MID([.AO$1];3;1);MID([.AO$1];5;2));[.AP7]);[ONUS_KM43.$A:.$AK];6;))" office:value-type="string" office:string-value="HG8245V354" calcext:value-type="string">
            <text:p>HG8245V354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19.8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19.88</text:p>
          </table:table-cell>
          <table:table-cell table:style-name="ce9" table:formula="of:=UPPER(VLOOKUP(CONCATENATE(CONCATENATE(MID([.AT$1];3;1);MID([.AT$1];5;2));[.AU7]);[ONUS_KM43.$A:.$AK];6;))" office:value-type="string" office:string-value="VSOL041" calcext:value-type="string">
            <text:p>VSOL04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30.45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29.59</text:p>
          </table:table-cell>
          <table:table-cell table:style-name="ce9" table:formula="of:=UPPER(VLOOKUP(CONCATENATE(CONCATENATE(MID([.AY$1];3;1);MID([.AY$1];5;2));[.AZ7]);[ONUS_KM43.$A:.$AK];6;))" office:value-type="string" office:string-value="TP567" calcext:value-type="string">
            <text:p>TP567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-26.02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24.82</text:p>
          </table:table-cell>
          <table:table-cell table:style-name="ce9" table:formula="of:=UPPER(VLOOKUP(CONCATENATE(CONCATENATE(MID([.BD$1];3;1);MID([.BD$1];5;2));[.BE7]);[ONUS_KM43.$A:.$AK];6;))" office:value-type="string" office:string-value="M219" calcext:value-type="string">
            <text:p>M219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32.21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6.39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8]);[ONUS_KM43.$A:.$AK];6;))" office:value-type="string" office:string-value="TP052" calcext:value-type="string">
            <text:p>TP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2.22</text:p>
          </table:table-cell>
          <table:table-cell table:style-name="ce9" table:formula="of:=UPPER(VLOOKUP(CONCATENATE(CONCATENATE(MID([.F$1];3;1);MID([.F$1];5;2));[.G8]);[ONUS_KM43.$A:.$AK];6;))" office:value-type="string" office:string-value="TP063" calcext:value-type="string">
            <text:p>TP06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1.94</text:p>
          </table:table-cell>
          <table:table-cell table:style-name="ce9" table:formula="of:=UPPER(VLOOKUP(CONCATENATE(CONCATENATE(MID([.K$1];3;1);MID([.K$1];5;2));[.L8]);[ONUS_KM43.$A:.$AK];6;))" office:value-type="string" office:string-value="KQ211" calcext:value-type="string">
            <text:p>KQ21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4.3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8]);[ONUS_KM43.$A:.$AK];6;))" office:value-type="string" office:string-value="R530" calcext:value-type="string">
            <text:p>R53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0.5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-22.22</text:p>
          </table:table-cell>
          <table:table-cell table:style-name="ce9" table:formula="of:=UPPER(VLOOKUP(CONCATENATE(CONCATENATE(MID([.U$1];3;1);MID([.U$1];5;2));[.V8]);[ONUS_KM43.$A:.$AK];6;))" office:value-type="string" office:string-value="TP575" calcext:value-type="string">
            <text:p>TP57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5.53</text:p>
          </table:table-cell>
          <table:table-cell table:style-name="ce9" table:formula="of:=UPPER(VLOOKUP(CONCATENATE(CONCATENATE(MID([.Z$1];3;1);MID([.Z$1];5;2));[.AA8]);[ONUS_KM43.$A:.$AK];6;))" office:value-type="string" office:string-value="O103" calcext:value-type="string">
            <text:p>O103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30.96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-31.55</text:p>
          </table:table-cell>
          <table:table-cell table:style-name="ce9" table:formula="of:=UPPER(VLOOKUP(CONCATENATE(CONCATENATE(MID([.AE$1];3;1);MID([.AE$1];5;2));[.AF8]);[ONUS_KM43.$A:.$AK];6;))" office:value-type="string" office:string-value="KQ450" calcext:value-type="string">
            <text:p>KQ450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19.20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-20.66</text:p>
          </table:table-cell>
          <table:table-cell table:style-name="ce9" table:formula="of:=UPPER(VLOOKUP(CONCATENATE(CONCATENATE(MID([.AJ$1];3;1);MID([.AJ$1];5;2));[.AK8]);[ONUS_KM43.$A:.$AK];6;))" office:value-type="string" office:string-value="TP064" calcext:value-type="string">
            <text:p>TP064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19.39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-21.37</text:p>
          </table:table-cell>
          <table:table-cell table:style-name="ce9" table:formula="of:=UPPER(VLOOKUP(CONCATENATE(CONCATENATE(MID([.AO$1];3;1);MID([.AO$1];5;2));[.AP8]);[ONUS_KM43.$A:.$AK];6;))" office:value-type="string" office:string-value="TP268" calcext:value-type="string">
            <text:p>TP268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8.8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AT$1];3;1);MID([.AT$1];5;2));[.AU8]);[ONUS_KM43.$A:.$AK];6;))" office:value-type="string" office:string-value="VSOL040" calcext:value-type="string">
            <text:p>VSOL040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20.97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1.43</text:p>
          </table:table-cell>
          <table:table-cell table:style-name="ce9" table:formula="of:=UPPER(VLOOKUP(CONCATENATE(CONCATENATE(MID([.AY$1];3;1);MID([.AY$1];5;2));[.AZ8]);[ONUS_KM43.$A:.$AK];6;))" office:value-type="string" office:string-value="TP552" calcext:value-type="string">
            <text:p>TP552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2.93</text:p>
          </table:table-cell>
          <table:table-cell table:style-name="ce9" table:formula="of:=UPPER(VLOOKUP(CONCATENATE(CONCATENATE(MID([.BD$1];3;1);MID([.BD$1];5;2));[.BE8]);[ONUS_KM43.$A:.$AK];6;))" office:value-type="string" office:string-value="TP546" calcext:value-type="string">
            <text:p>TP54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3.19</text:p>
          </table:table-cell>
          <table:table-cell/>
          <table:table-cell table:style-name="ce10"/>
          <table:table-cell table:number-columns-repeated="16322"/>
        </table:table-row>
        <table:table-row table:style-name="ro3">
          <table:table-cell table:style-name="ce9" table:formula="of:=UPPER(VLOOKUP(CONCATENATE(CONCATENATE(MID([.A$1];3;1);MID([.A$1];5;2));[.B9]);[ONUS_KM43.$A:.$AK];6;))" office:value-type="string" office:string-value="TP070" calcext:value-type="string">
            <text:p>TP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3.02</text:p>
          </table:table-cell>
          <table:table-cell table:style-name="ce9" table:formula="of:=UPPER(VLOOKUP(CONCATENATE(CONCATENATE(MID([.F$1];3;1);MID([.F$1];5;2));[.G9]);[ONUS_KM43.$A:.$AK];6;))" office:value-type="string" office:string-value="TP116" calcext:value-type="string">
            <text:p>TP11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K$1];3;1);MID([.K$1];5;2));[.L9]);[ONUS_KM43.$A:.$AK];6;))" office:value-type="string" office:string-value="R593" calcext:value-type="string">
            <text:p>R593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5.85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-25.69</text:p>
          </table:table-cell>
          <table:table-cell table:style-name="ce9" table:formula="of:=UPPER(VLOOKUP(CONCATENATE(CONCATENATE(MID([.P$1];3;1);MID([.P$1];5;2));[.Q9]);[ONUS_KM43.$A:.$AK];6;))" office:value-type="string" office:string-value="M428" calcext:value-type="string">
            <text:p>M428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U$1];3;1);MID([.U$1];5;2));[.V9]);[ONUS_KM43.$A:.$AK];6;))" office:value-type="string" office:string-value="TP082" calcext:value-type="string">
            <text:p>TP082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4.5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6.99</text:p>
          </table:table-cell>
          <table:table-cell table:style-name="ce9" table:formula="of:=UPPER(VLOOKUP(CONCATENATE(CONCATENATE(MID([.Z$1];3;1);MID([.Z$1];5;2));[.AA9]);[ONUS_KM43.$A:.$AK];6;))" office:value-type="string" office:string-value="KMA101" calcext:value-type="string">
            <text:p>KMA101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19.4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-22.01</text:p>
          </table:table-cell>
          <table:table-cell table:style-name="ce9" table:formula="of:=UPPER(VLOOKUP(CONCATENATE(CONCATENATE(MID([.AE$1];3;1);MID([.AE$1];5;2));[.AF9]);[ONUS_KM43.$A:.$AK];6;))" office:value-type="string" office:string-value="TP036" calcext:value-type="string">
            <text:p>TP036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1.37</text:p>
          </table:table-cell>
          <table:table-cell table:style-name="ce9" table:formula="of:=UPPER(VLOOKUP(CONCATENATE(CONCATENATE(MID([.AJ$1];3;1);MID([.AJ$1];5;2));[.AK9]);[ONUS_KM43.$A:.$AK];6;))" office:value-type="string" office:string-value="TP080" calcext:value-type="string">
            <text:p>TP080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19.10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0.23</text:p>
          </table:table-cell>
          <table:table-cell table:style-name="ce9" table:formula="of:=UPPER(VLOOKUP(CONCATENATE(CONCATENATE(MID([.AO$1];3;1);MID([.AO$1];5;2));[.AP9]);[ONUS_KM43.$A:.$AK];6;))" office:value-type="string" office:string-value="TP316" calcext:value-type="string">
            <text:p>TP31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21.87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0.97</text:p>
          </table:table-cell>
          <table:table-cell table:style-name="ce9" table:formula="of:=UPPER(VLOOKUP(CONCATENATE(CONCATENATE(MID([.AT$1];3;1);MID([.AT$1];5;2));[.AU9]);[ONUS_KM43.$A:.$AK];6;))" office:value-type="string" office:string-value="VSOL039" calcext:value-type="string">
            <text:p>VSOL039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AY$1];3;1);MID([.AY$1];5;2));[.AZ9]);[ONUS_KM43.$A:.$AK];6;))" office:value-type="string" office:string-value="VSOL098" calcext:value-type="string">
            <text:p>VSOL098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18.5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1.49</text:p>
          </table:table-cell>
          <table:table-cell table:style-name="ce9" table:formula="of:=UPPER(VLOOKUP(CONCATENATE(CONCATENATE(MID([.BD$1];3;1);MID([.BD$1];5;2));[.BE9]);[ONUS_KM43.$A:.$AK];6;))" office:value-type="string" office:string-value="HG8145V306" calcext:value-type="string">
            <text:p>HG8145V306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-24.95</text:p>
          </table:table-cell>
          <table:table-cell/>
          <table:table-cell table:style-name="ce10"/>
          <table:table-cell table:number-columns-repeated="16322"/>
        </table:table-row>
        <table:table-row table:style-name="ro3">
          <table:table-cell table:style-name="ce9" table:formula="of:=UPPER(VLOOKUP(CONCATENATE(CONCATENATE(MID([.A$1];3;1);MID([.A$1];5;2));[.B10]);[ONUS_KM43.$A:.$AK];6;))" office:value-type="string" office:string-value="TP046" calcext:value-type="string">
            <text:p>TP0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2.68</text:p>
          </table:table-cell>
          <table:table-cell table:style-name="ce9" table:formula="of:=UPPER(VLOOKUP(CONCATENATE(CONCATENATE(MID([.F$1];3;1);MID([.F$1];5;2));[.G10]);[ONUS_KM43.$A:.$AK];6;))" office:value-type="string" office:string-value="TP118" calcext:value-type="string">
            <text:p>TP118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-31.55</text:p>
          </table:table-cell>
          <table:table-cell table:style-name="ce9" table:formula="of:=UPPER(VLOOKUP(CONCATENATE(CONCATENATE(MID([.K$1];3;1);MID([.K$1];5;2));[.L10]);[ONUS_KM43.$A:.$AK];6;))" office:value-type="string" office:string-value="TP110" calcext:value-type="string">
            <text:p>TP110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5.23</text:p>
          </table:table-cell>
          <table:table-cell table:style-name="ce9" table:formula="of:=UPPER(VLOOKUP(CONCATENATE(CONCATENATE(MID([.P$1];3;1);MID([.P$1];5;2));[.Q10]);[ONUS_KM43.$A:.$AK];6;))" office:value-type="string" office:string-value="R531" calcext:value-type="string">
            <text:p>R53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0.60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U$1];3;1);MID([.U$1];5;2));[.V10]);[ONUS_KM43.$A:.$AK];6;))" office:value-type="string" office:string-value="TP453" calcext:value-type="string">
            <text:p>TP453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-28.24</text:p>
          </table:table-cell>
          <table:table-cell table:style-name="ce9" table:formula="of:=UPPER(VLOOKUP(CONCATENATE(CONCATENATE(MID([.Z$1];3;1);MID([.Z$1];5;2));[.AA10]);[ONUS_KM43.$A:.$AK];6;))" office:value-type="string" office:string-value="KQ194" calcext:value-type="string">
            <text:p>KQ19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0.55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23.98</text:p>
          </table:table-cell>
          <table:table-cell table:style-name="ce9" table:formula="of:=UPPER(VLOOKUP(CONCATENATE(CONCATENATE(MID([.AE$1];3;1);MID([.AE$1];5;2));[.AF10]);[ONUS_KM43.$A:.$AK];6;))" office:value-type="string" office:string-value="TP068" calcext:value-type="string">
            <text:p>TP068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17.4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17.04</text:p>
          </table:table-cell>
          <table:table-cell table:style-name="ce9" table:formula="of:=UPPER(VLOOKUP(CONCATENATE(CONCATENATE(MID([.AJ$1];3;1);MID([.AJ$1];5;2));[.AK10]);[ONUS_KM43.$A:.$AK];6;))" office:value-type="string" office:string-value="HG8245V351" calcext:value-type="string">
            <text:p>HG8245V35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5.09</text:p>
          </table:table-cell>
          <table:table-cell table:style-name="ce9" table:formula="of:=UPPER(VLOOKUP(CONCATENATE(CONCATENATE(MID([.AO$1];3;1);MID([.AO$1];5;2));[.AP10]);[ONUS_KM43.$A:.$AK];6;))" office:value-type="string" office:string-value="TP571" calcext:value-type="string">
            <text:p>TP571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-20.3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3.28</text:p>
          </table:table-cell>
          <table:table-cell table:style-name="ce9" table:formula="of:=UPPER(VLOOKUP(CONCATENATE(CONCATENATE(MID([.AT$1];3;1);MID([.AT$1];5;2));[.AU10]);[ONUS_KM43.$A:.$AK];6;))" office:value-type="string" office:string-value="VSOL080" calcext:value-type="string">
            <text:p>VSOL080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-22.30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0]);[ONUS_KM43.$A:.$AK];6;))" office:value-type="string" office:string-value="TP030" calcext:value-type="string">
            <text:p>TP0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16322"/>
        </table:table-row>
        <table:table-row table:style-name="ro3">
          <table:table-cell table:style-name="ce9" table:formula="of:=UPPER(VLOOKUP(CONCATENATE(CONCATENATE(MID([.A$1];3;1);MID([.A$1];5;2));[.B11]);[ONUS_KM43.$A:.$AK];6;))" office:value-type="string" office:string-value="TP492" calcext:value-type="string">
            <text:p>TP4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3.98</text:p>
          </table:table-cell>
          <table:table-cell table:style-name="ce9" table:formula="of:=UPPER(VLOOKUP(CONCATENATE(CONCATENATE(MID([.F$1];3;1);MID([.F$1];5;2));[.G11]);[ONUS_KM43.$A:.$AK];6;))" office:value-type="string" office:string-value="TP119" calcext:value-type="string">
            <text:p>TP119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0.8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K$1];3;1);MID([.K$1];5;2));[.L11]);[ONUS_KM43.$A:.$AK];6;))" office:value-type="string" office:string-value="KQ276" calcext:value-type="string">
            <text:p>KQ27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-26.39</text:p>
          </table:table-cell>
          <table:table-cell table:style-name="ce9" table:formula="of:=UPPER(VLOOKUP(CONCATENATE(CONCATENATE(MID([.P$1];3;1);MID([.P$1];5;2));[.Q11]);[ONUS_KM43.$A:.$AK];6;))" office:value-type="string" office:string-value="R127" calcext:value-type="string">
            <text:p>R12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-21.88</text:p>
          </table:table-cell>
          <table:table-cell table:style-name="ce9" table:formula="of:=UPPER(VLOOKUP(CONCATENATE(CONCATENATE(MID([.U$1];3;1);MID([.U$1];5;2));[.V11]);[ONUS_KM43.$A:.$AK];6;))" office:value-type="string" office:string-value="HG8245V350" calcext:value-type="string">
            <text:p>HG8245V350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3.7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Z$1];3;1);MID([.Z$1];5;2));[.AA11]);[ONUS_KM43.$A:.$AK];6;))" office:value-type="string" office:string-value="TM262" calcext:value-type="string">
            <text:p>TM262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21.93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-24.82</text:p>
          </table:table-cell>
          <table:table-cell table:style-name="ce9" table:formula="of:=UPPER(VLOOKUP(CONCATENATE(CONCATENATE(MID([.AE$1];3;1);MID([.AE$1];5;2));[.AF11]);[ONUS_KM43.$A:.$AK];6;))" office:value-type="string" office:string-value="HS8145V359" calcext:value-type="string">
            <text:p>HS8145V359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19.32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22.68</text:p>
          </table:table-cell>
          <table:table-cell table:style-name="ce9" table:formula="of:=UPPER(VLOOKUP(CONCATENATE(CONCATENATE(MID([.AJ$1];3;1);MID([.AJ$1];5;2));[.AK11]);[ONUS_KM43.$A:.$AK];6;))" office:value-type="string" office:string-value="TP120" calcext:value-type="string">
            <text:p>TP120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16.86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19.71</text:p>
          </table:table-cell>
          <table:table-cell table:style-name="ce9" table:formula="of:=UPPER(VLOOKUP(CONCATENATE(CONCATENATE(MID([.AO$1];3;1);MID([.AO$1];5;2));[.AP11]);[ONUS_KM43.$A:.$AK];6;))" office:value-type="string" office:string-value="TP371" calcext:value-type="string">
            <text:p>TP37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-20.45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0.51</text:p>
          </table:table-cell>
          <table:table-cell table:style-name="ce9" table:formula="of:=UPPER(VLOOKUP(CONCATENATE(CONCATENATE(MID([.AT$1];3;1);MID([.AT$1];5;2));[.AU11]);[ONUS_KM43.$A:.$AK];6;))" office:value-type="string" office:string-value="" calcext:value-type="error">
            <text:p>#N/D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23.2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1]);[ONUS_KM43.$A:.$AK];6;))" office:value-type="string" office:string-value="TP031" calcext:value-type="string">
            <text:p>TP0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4.81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-23.38</text:p>
          </table:table-cell>
          <table:table-cell/>
          <table:table-cell table:style-name="ce10"/>
          <table:table-cell table:number-columns-repeated="16322"/>
        </table:table-row>
        <table:table-row table:style-name="ro3">
          <table:table-cell table:style-name="ce9" table:formula="of:=UPPER(VLOOKUP(CONCATENATE(CONCATENATE(MID([.A$1];3;1);MID([.A$1];5;2));[.B12]);[ONUS_KM43.$A:.$AK];6;))" office:value-type="string" office:string-value="TP084" calcext:value-type="string">
            <text:p>TP0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25.68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-26.78</text:p>
          </table:table-cell>
          <table:table-cell table:style-name="ce9" table:formula="of:=UPPER(VLOOKUP(CONCATENATE(CONCATENATE(MID([.F$1];3;1);MID([.F$1];5;2));[.G12]);[ONUS_KM43.$A:.$AK];6;))" office:value-type="string" office:string-value="K422" calcext:value-type="string">
            <text:p>K422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K$1];3;1);MID([.K$1];5;2));[.L12]);[ONUS_KM43.$A:.$AK];6;))" office:value-type="string" office:string-value="KQ277" calcext:value-type="string">
            <text:p>KQ277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-30.46</text:p>
          </table:table-cell>
          <table:table-cell table:style-name="ce9" table:formula="of:=UPPER(VLOOKUP(CONCATENATE(CONCATENATE(MID([.P$1];3;1);MID([.P$1];5;2));[.Q12]);[ONUS_KM43.$A:.$AK];6;))" office:value-type="string" office:string-value="O73" calcext:value-type="string">
            <text:p>O73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2.55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U$1];3;1);MID([.U$1];5;2));[.V12]);[ONUS_KM43.$A:.$AK];6;))" office:value-type="string" office:string-value="HG8245V352" calcext:value-type="string">
            <text:p>HG8245V352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19.95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Z$1];3;1);MID([.Z$1];5;2));[.AA12]);[ONUS_KM43.$A:.$AK];6;))" office:value-type="string" office:string-value="TN5" calcext:value-type="string">
            <text:p>TN5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AE$1];3;1);MID([.AE$1];5;2));[.AF12]);[ONUS_KM43.$A:.$AK];6;))" office:value-type="string" office:string-value="TP582" calcext:value-type="string">
            <text:p>TP582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18.6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0.32</text:p>
          </table:table-cell>
          <table:table-cell table:style-name="ce9" table:formula="of:=UPPER(VLOOKUP(CONCATENATE(CONCATENATE(MID([.AJ$1];3;1);MID([.AJ$1];5;2));[.AK12]);[ONUS_KM43.$A:.$AK];6;))" office:value-type="string" office:string-value="TP146" calcext:value-type="string">
            <text:p>TP14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19.66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1.49</text:p>
          </table:table-cell>
          <table:table-cell table:style-name="ce9" table:formula="of:=UPPER(VLOOKUP(CONCATENATE(CONCATENATE(MID([.AO$1];3;1);MID([.AO$1];5;2));[.AP12]);[ONUS_KM43.$A:.$AK];6;))" office:value-type="string" office:string-value="VSOL028" calcext:value-type="string">
            <text:p>VSOL028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-18.96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0.71</text:p>
          </table:table-cell>
          <table:table-cell table:style-name="ce9" table:formula="of:=UPPER(VLOOKUP(CONCATENATE(CONCATENATE(MID([.AT$1];3;1);MID([.AT$1];5;2));[.AU12]);[ONUS_KM43.$A:.$AK];6;))" office:value-type="string" office:string-value="" calcext:value-type="error">
            <text:p>#N/D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0.75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-21.8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2]);[ONUS_KM43.$A:.$AK];6;))" office:value-type="string" office:string-value="TP056" calcext:value-type="string">
            <text:p>TP0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3.77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3]);[ONUS_KM43.$A:.$AK];6;))" office:value-type="string" office:string-value="TP098" calcext:value-type="string">
            <text:p>TP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1.74</text:p>
          </table:table-cell>
          <table:table-cell table:style-name="ce9" table:formula="of:=UPPER(VLOOKUP(CONCATENATE(CONCATENATE(MID([.F$1];3;1);MID([.F$1];5;2));[.G13]);[ONUS_KM43.$A:.$AK];6;))" office:value-type="string" office:string-value="TP348" calcext:value-type="string">
            <text:p>TP348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9.58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K$1];3;1);MID([.K$1];5;2));[.L13]);[ONUS_KM43.$A:.$AK];6;))" office:value-type="string" office:string-value="TP592" calcext:value-type="string">
            <text:p>TP592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5.53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P$1];3;1);MID([.P$1];5;2));[.Q13]);[ONUS_KM43.$A:.$AK];6;))" office:value-type="string" office:string-value="TN42" calcext:value-type="string">
            <text:p>TN42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U$1];3;1);MID([.U$1];5;2));[.V13]);[ONUS_KM43.$A:.$AK];6;))" office:value-type="string" office:string-value="TP074" calcext:value-type="string">
            <text:p>TP074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21.19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Z$1];3;1);MID([.Z$1];5;2));[.AA13]);[ONUS_KM43.$A:.$AK];6;))" office:value-type="string" office:string-value="KN369" calcext:value-type="string">
            <text:p>KN369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AE$1];3;1);MID([.AE$1];5;2));[.AF13]);[ONUS_KM43.$A:.$AK];6;))" office:value-type="string" office:string-value="VSOL012" calcext:value-type="string">
            <text:p>VSOL012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17.1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19.47</text:p>
          </table:table-cell>
          <table:table-cell table:style-name="ce9" table:formula="of:=UPPER(VLOOKUP(CONCATENATE(CONCATENATE(MID([.AJ$1];3;1);MID([.AJ$1];5;2));[.AK13]);[ONUS_KM43.$A:.$AK];6;))" office:value-type="string" office:string-value="TP224" calcext:value-type="string">
            <text:p>TP224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-21.62</text:p>
          </table:table-cell>
          <table:table-cell table:style-name="ce9" table:formula="of:=UPPER(VLOOKUP(CONCATENATE(CONCATENATE(MID([.AO$1];3;1);MID([.AO$1];5;2));[.AP13]);[ONUS_KM43.$A:.$AK];6;))" office:value-type="string" office:string-value="VSOL072" calcext:value-type="string">
            <text:p>VSOL07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-18.73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0.92</text:p>
          </table:table-cell>
          <table:table-cell table:style-name="ce9" table:formula="of:=UPPER(VLOOKUP(CONCATENATE(CONCATENATE(MID([.AT$1];3;1);MID([.AT$1];5;2));[.AU13]);[ONUS_KM43.$A:.$AK];6;))" office:value-type="string" office:string-value="" calcext:value-type="error">
            <text:p>#N/D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23.02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3]);[ONUS_KM43.$A:.$AK];6;))" office:value-type="string" office:string-value="Q388" calcext:value-type="string">
            <text:p>Q3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2.4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1.74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4]);[ONUS_KM43.$A:.$AK];6;))" office:value-type="string" office:string-value="TP166" calcext:value-type="string">
            <text:p>TP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9.0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-21.81</text:p>
          </table:table-cell>
          <table:table-cell table:style-name="ce9" table:formula="of:=UPPER(VLOOKUP(CONCATENATE(CONCATENATE(MID([.F$1];3;1);MID([.F$1];5;2));[.G14]);[ONUS_KM43.$A:.$AK];6;))" office:value-type="string" office:string-value="TP273" calcext:value-type="string">
            <text:p>TP273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4.9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4.44</text:p>
          </table:table-cell>
          <table:table-cell table:style-name="ce9" table:formula="of:=UPPER(VLOOKUP(CONCATENATE(CONCATENATE(MID([.K$1];3;1);MID([.K$1];5;2));[.L14]);[ONUS_KM43.$A:.$AK];6;))" office:value-type="string" office:string-value="TP023" calcext:value-type="string">
            <text:p>TP023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-28.24</text:p>
          </table:table-cell>
          <table:table-cell table:style-name="ce9" table:formula="of:=UPPER(VLOOKUP(CONCATENATE(CONCATENATE(MID([.P$1];3;1);MID([.P$1];5;2));[.Q14]);[ONUS_KM43.$A:.$AK];6;))" office:value-type="string" office:string-value="TM384" calcext:value-type="string">
            <text:p>TM384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-21.81</text:p>
          </table:table-cell>
          <table:table-cell table:style-name="ce9" table:formula="of:=UPPER(VLOOKUP(CONCATENATE(CONCATENATE(MID([.U$1];3;1);MID([.U$1];5;2));[.V14]);[ONUS_KM43.$A:.$AK];6;))" office:value-type="string" office:string-value="TP543" calcext:value-type="string">
            <text:p>TP543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23.18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-26.39</text:p>
          </table:table-cell>
          <table:table-cell table:style-name="ce9" table:formula="of:=UPPER(VLOOKUP(CONCATENATE(CONCATENATE(MID([.Z$1];3;1);MID([.Z$1];5;2));[.AA14]);[ONUS_KM43.$A:.$AK];6;))" office:value-type="string" office:string-value="R571" calcext:value-type="string">
            <text:p>R571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24.09</text:p>
          </table:table-cell>
          <table:table-cell table:style-name="ce9" table:formula="of:=UPPER(VLOOKUP(CONCATENATE(CONCATENATE(MID([.AE$1];3;1);MID([.AE$1];5;2));[.AF14]);[ONUS_KM43.$A:.$AK];6;))" office:value-type="string" office:string-value="TP505" calcext:value-type="string">
            <text:p>TP505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17.6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-18.90</text:p>
          </table:table-cell>
          <table:table-cell table:style-name="ce9" table:formula="of:=UPPER(VLOOKUP(CONCATENATE(CONCATENATE(MID([.AJ$1];3;1);MID([.AJ$1];5;2));[.AK14]);[ONUS_KM43.$A:.$AK];6;))" office:value-type="string" office:string-value="TP041B" calcext:value-type="string">
            <text:p>TP041B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4.6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5.86</text:p>
          </table:table-cell>
          <table:table-cell table:style-name="ce9" table:formula="of:=UPPER(VLOOKUP(CONCATENATE(CONCATENATE(MID([.AO$1];3;1);MID([.AO$1];5;2));[.AP14]);[ONUS_KM43.$A:.$AK];6;))" office:value-type="string" office:string-value="VSOL096" calcext:value-type="string">
            <text:p>VSOL096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-17.59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1.43</text:p>
          </table:table-cell>
          <table:table-cell table:style-name="ce9" table:formula="of:=UPPER(VLOOKUP(CONCATENATE(CONCATENATE(MID([.AT$1];3;1);MID([.AT$1];5;2));[.AU14]);[ONUS_KM43.$A:.$AK];6;))" office:value-type="string" office:string-value="" calcext:value-type="error">
            <text:p>#N/D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-22.60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4]);[ONUS_KM43.$A:.$AK];6;))" office:value-type="string" office:string-value="TP069" calcext:value-type="string">
            <text:p>TP0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-26.58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5]);[ONUS_KM43.$A:.$AK];6;))" office:value-type="string" office:string-value="TP163" calcext:value-type="string">
            <text:p>TP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30.46</text:p>
          </table:table-cell>
          <table:table-cell table:style-name="ce9" table:formula="of:=UPPER(VLOOKUP(CONCATENATE(CONCATENATE(MID([.F$1];3;1);MID([.F$1];5;2));[.G15]);[ONUS_KM43.$A:.$AK];6;))" office:value-type="string" office:string-value="TP181" calcext:value-type="string">
            <text:p>TP181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K$1];3;1);MID([.K$1];5;2));[.L15]);[ONUS_KM43.$A:.$AK];6;))" office:value-type="string" office:string-value="TP083" calcext:value-type="string">
            <text:p>TP083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8.87</text:p>
          </table:table-cell>
          <table:table-cell table:style-name="ce9" table:formula="of:=UPPER(VLOOKUP(CONCATENATE(CONCATENATE(MID([.P$1];3;1);MID([.P$1];5;2));[.Q15]);[ONUS_KM43.$A:.$AK];6;))" office:value-type="string" office:string-value="TP554" calcext:value-type="string">
            <text:p>TP554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0.9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21.08</text:p>
          </table:table-cell>
          <table:table-cell table:style-name="ce9" table:formula="of:=UPPER(VLOOKUP(CONCATENATE(CONCATENATE(MID([.U$1];3;1);MID([.U$1];5;2));[.V15]);[ONUS_KM43.$A:.$AK];6;))" office:value-type="string" office:string-value="TP208" calcext:value-type="string">
            <text:p>TP208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-22.15</text:p>
          </table:table-cell>
          <table:table-cell table:style-name="ce9" table:formula="of:=UPPER(VLOOKUP(CONCATENATE(CONCATENATE(MID([.Z$1];3;1);MID([.Z$1];5;2));[.AA15]);[ONUS_KM43.$A:.$AK];6;))" office:value-type="string" office:string-value="H292" calcext:value-type="string">
            <text:p>H292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AE$1];3;1);MID([.AE$1];5;2));[.AF15]);[ONUS_KM43.$A:.$AK];6;))" office:value-type="string" office:string-value="VSOL042" calcext:value-type="string">
            <text:p>VSOL042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1.14</text:p>
          </table:table-cell>
          <table:table-cell table:style-name="ce9" table:formula="of:=UPPER(VLOOKUP(CONCATENATE(CONCATENATE(MID([.AJ$1];3;1);MID([.AJ$1];5;2));[.AK15]);[ONUS_KM43.$A:.$AK];6;))" office:value-type="string" office:string-value="TP591" calcext:value-type="string">
            <text:p>TP591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19.88</text:p>
          </table:table-cell>
          <table:table-cell table:style-name="ce9" table:formula="of:=UPPER(VLOOKUP(CONCATENATE(CONCATENATE(MID([.AO$1];3;1);MID([.AO$1];5;2));[.AP15]);[ONUS_KM43.$A:.$AK];6;))" office:value-type="string" office:string-value="VSOL095" calcext:value-type="string">
            <text:p>VSOL095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1.88</text:p>
          </table:table-cell>
          <table:table-cell table:style-name="ce9" table:formula="of:=UPPER(VLOOKUP(CONCATENATE(CONCATENATE(MID([.AT$1];3;1);MID([.AT$1];5;2));[.AU15]);[ONUS_KM43.$A:.$AK];6;))" office:value-type="string" office:string-value="" calcext:value-type="error">
            <text:p>#N/D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19.5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-22.93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BD$1];3;1);MID([.BD$1];5;2));[.BE15]);[ONUS_KM43.$A:.$AK];6;))" office:value-type="string" office:string-value="TP062" calcext:value-type="string">
            <text:p>TP0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30.00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6]);[ONUS_KM43.$A:.$AK];6;))" office:value-type="string" office:string-value="TP205" calcext:value-type="string">
            <text:p>TP2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20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F$1];3;1);MID([.F$1];5;2));[.G16]);[ONUS_KM43.$A:.$AK];6;))" office:value-type="string" office:string-value="TP322" calcext:value-type="string">
            <text:p>TP322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3.98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25.23</text:p>
          </table:table-cell>
          <table:table-cell table:style-name="ce9" table:formula="of:=UPPER(VLOOKUP(CONCATENATE(CONCATENATE(MID([.K$1];3;1);MID([.K$1];5;2));[.L16]);[ONUS_KM43.$A:.$AK];6;))" office:value-type="string" office:string-value="TP144" calcext:value-type="string">
            <text:p>TP144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-26.39</text:p>
          </table:table-cell>
          <table:table-cell table:style-name="ce9" table:formula="of:=UPPER(VLOOKUP(CONCATENATE(CONCATENATE(MID([.P$1];3;1);MID([.P$1];5;2));[.Q16]);[ONUS_KM43.$A:.$AK];6;))" office:value-type="string" office:string-value="TP142" calcext:value-type="string">
            <text:p>TP142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-24.82</text:p>
          </table:table-cell>
          <table:table-cell table:style-name="ce9" table:formula="of:=UPPER(VLOOKUP(CONCATENATE(CONCATENATE(MID([.U$1];3;1);MID([.U$1];5;2));[.V16]);[ONUS_KM43.$A:.$AK];6;))" office:value-type="string" office:string-value="TP182" calcext:value-type="string">
            <text:p>TP182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6.58</text:p>
          </table:table-cell>
          <table:table-cell table:style-name="ce9" table:formula="of:=UPPER(VLOOKUP(CONCATENATE(CONCATENATE(MID([.Z$1];3;1);MID([.Z$1];5;2));[.AA16]);[ONUS_KM43.$A:.$AK];6;))" office:value-type="string" office:string-value="VP284" calcext:value-type="string">
            <text:p>VP284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8.8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-25.69</text:p>
          </table:table-cell>
          <table:table-cell table:style-name="ce9" table:formula="of:=UPPER(VLOOKUP(CONCATENATE(CONCATENATE(MID([.AE$1];3;1);MID([.AE$1];5;2));[.AF16]);[ONUS_KM43.$A:.$AK];6;))" office:value-type="string" office:string-value="VSOL032" calcext:value-type="string">
            <text:p>VSOL032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18.0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0.00</text:p>
          </table:table-cell>
          <table:table-cell table:style-name="ce9" table:formula="of:=UPPER(VLOOKUP(CONCATENATE(CONCATENATE(MID([.AJ$1];3;1);MID([.AJ$1];5;2));[.AK16]);[ONUS_KM43.$A:.$AK];6;))" office:value-type="string" office:string-value="TP577" calcext:value-type="string">
            <text:p>TP577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-21.14</text:p>
          </table:table-cell>
          <table:table-cell table:style-name="ce9" table:formula="of:=UPPER(VLOOKUP(CONCATENATE(CONCATENATE(MID([.AO$1];3;1);MID([.AO$1];5;2));[.AP16]);[ONUS_KM43.$A:.$AK];6;))" office:value-type="string" office:string-value="" calcext:value-type="error">
            <text:p>#N/D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1.20</text:p>
          </table:table-cell>
          <table:table-cell/>
          <table:table-cell table:style-name="ce10"/>
          <table:table-cell table:number-columns-repeated="8"/>
          <table:table-cell table:style-name="ce9" table:formula="of:=UPPER(VLOOKUP(CONCATENATE(CONCATENATE(MID([.BD$1];3;1);MID([.BD$1];5;2));[.BE16]);[ONUS_KM43.$A:.$AK];6;))" office:value-type="string" office:string-value="TP067" calcext:value-type="string">
            <text:p>TP0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-22.84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7]);[ONUS_KM43.$A:.$AK];6;))" office:value-type="string" office:string-value="TP126" calcext:value-type="string">
            <text:p>TP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0.4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1.74</text:p>
          </table:table-cell>
          <table:table-cell table:style-name="ce9" table:formula="of:=UPPER(VLOOKUP(CONCATENATE(CONCATENATE(MID([.F$1];3;1);MID([.F$1];5;2));[.G17]);[ONUS_KM43.$A:.$AK];6;))" office:value-type="string" office:string-value="TP589" calcext:value-type="string">
            <text:p>TP589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-23.38</text:p>
          </table:table-cell>
          <table:table-cell table:style-name="ce9" table:formula="of:=UPPER(VLOOKUP(CONCATENATE(CONCATENATE(MID([.K$1];3;1);MID([.K$1];5;2));[.L17]);[ONUS_KM43.$A:.$AK];6;))" office:value-type="string" office:string-value="P155" calcext:value-type="string">
            <text:p>P155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23.9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6.58</text:p>
          </table:table-cell>
          <table:table-cell table:style-name="ce9" table:formula="of:=UPPER(VLOOKUP(CONCATENATE(CONCATENATE(MID([.P$1];3;1);MID([.P$1];5;2));[.Q17]);[ONUS_KM43.$A:.$AK];6;))" office:value-type="string" office:string-value="KQ178" calcext:value-type="string">
            <text:p>KQ178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0.91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-22.30</text:p>
          </table:table-cell>
          <table:table-cell table:style-name="ce9" table:formula="of:=UPPER(VLOOKUP(CONCATENATE(CONCATENATE(MID([.U$1];3;1);MID([.U$1];5;2));[.V17]);[ONUS_KM43.$A:.$AK];6;))" office:value-type="string" office:string-value="TP232" calcext:value-type="string">
            <text:p>TP232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29.2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23.28</text:p>
          </table:table-cell>
          <table:table-cell table:style-name="ce9" table:formula="of:=UPPER(VLOOKUP(CONCATENATE(CONCATENATE(MID([.Z$1];3;1);MID([.Z$1];5;2));[.AA17]);[ONUS_KM43.$A:.$AK];6;))" office:value-type="string" office:string-value="TM108" calcext:value-type="string">
            <text:p>TM108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6.38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-24.21</text:p>
          </table:table-cell>
          <table:table-cell table:style-name="ce9" table:formula="of:=UPPER(VLOOKUP(CONCATENATE(CONCATENATE(MID([.AE$1];3;1);MID([.AE$1];5;2));[.AF17]);[ONUS_KM43.$A:.$AK];6;))" office:value-type="string" office:string-value="VSOL049" calcext:value-type="string">
            <text:p>VSOL049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0.92</text:p>
          </table:table-cell>
          <table:table-cell table:style-name="ce9" table:formula="of:=UPPER(VLOOKUP(CONCATENATE(CONCATENATE(MID([.AJ$1];3;1);MID([.AJ$1];5;2));[.AK17]);[ONUS_KM43.$A:.$AK];6;))" office:value-type="string" office:string-value="TP584" calcext:value-type="string">
            <text:p>TP584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25.5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23.67</text:p>
          </table:table-cell>
          <table:table-cell table:style-name="ce9" table:formula="of:=UPPER(VLOOKUP(CONCATENATE(CONCATENATE(MID([.AO$1];3;1);MID([.AO$1];5;2));[.AP17]);[ONUS_KM43.$A:.$AK];6;))" office:value-type="string" office:string-value="" calcext:value-type="error">
            <text:p>#N/D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-18.47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21.49</text:p>
          </table:table-cell>
          <table:table-cell/>
          <table:table-cell table:style-name="ce10"/>
          <table:table-cell table:number-columns-repeated="8"/>
          <table:table-cell table:style-name="ce9" table:formula="of:=UPPER(VLOOKUP(CONCATENATE(CONCATENATE(MID([.BD$1];3;1);MID([.BD$1];5;2));[.BE17]);[ONUS_KM43.$A:.$AK];6;))" office:value-type="string" office:string-value="VSOL048" calcext:value-type="string">
            <text:p>VSOL0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2.92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22.60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8]);[ONUS_KM43.$A:.$AK];6;))" office:value-type="string" office:string-value="TP215" calcext:value-type="string">
            <text:p>TP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19.7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20.61</text:p>
          </table:table-cell>
          <table:table-cell table:style-name="ce9" table:formula="of:=UPPER(VLOOKUP(CONCATENATE(CONCATENATE(MID([.F$1];3;1);MID([.F$1];5;2));[.G18]);[ONUS_KM43.$A:.$AK];6;))" office:value-type="string" office:string-value="TP588" calcext:value-type="string">
            <text:p>TP588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-24.21</text:p>
          </table:table-cell>
          <table:table-cell table:style-name="ce9" table:formula="of:=UPPER(VLOOKUP(CONCATENATE(CONCATENATE(MID([.K$1];3;1);MID([.K$1];5;2));[.L18]);[ONUS_KM43.$A:.$AK];6;))" office:value-type="string" office:string-value="TP177" calcext:value-type="string">
            <text:p>TP177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P$1];3;1);MID([.P$1];5;2));[.Q18]);[ONUS_KM43.$A:.$AK];6;))" office:value-type="string" office:string-value="VO396" calcext:value-type="string">
            <text:p>VO396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23.01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U$1];3;1);MID([.U$1];5;2));[.V18]);[ONUS_KM43.$A:.$AK];6;))" office:value-type="string" office:string-value="TP267" calcext:value-type="string">
            <text:p>TP267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21.8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-23.38</text:p>
          </table:table-cell>
          <table:table-cell table:style-name="ce9" table:formula="of:=UPPER(VLOOKUP(CONCATENATE(CONCATENATE(MID([.Z$1];3;1);MID([.Z$1];5;2));[.AA18]);[ONUS_KM43.$A:.$AK];6;))" office:value-type="string" office:string-value="VP135" calcext:value-type="string">
            <text:p>VP135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20.97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AE$1];3;1);MID([.AE$1];5;2));[.AF18]);[ONUS_KM43.$A:.$AK];6;))" office:value-type="string" office:string-value="VSOL091" calcext:value-type="string">
            <text:p>VSOL091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16.53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19.00</text:p>
          </table:table-cell>
          <table:table-cell table:style-name="ce9" table:formula="of:=UPPER(VLOOKUP(CONCATENATE(CONCATENATE(MID([.AJ$1];3;1);MID([.AJ$1];5;2));[.AK18]);[ONUS_KM43.$A:.$AK];6;))" office:value-type="string" office:string-value="TP605" calcext:value-type="string">
            <text:p>TP605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23.1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AO$1];3;1);MID([.AO$1];5;2));[.AP18]);[ONUS_KM43.$A:.$AK];6;))" office:value-type="string" office:string-value="" calcext:value-type="error">
            <text:p>#N/D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-16.3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20.41</text:p>
          </table:table-cell>
          <table:table-cell/>
          <table:table-cell table:style-name="ce10"/>
          <table:table-cell table:number-columns-repeated="8"/>
          <table:table-cell table:style-name="ce9" table:formula="of:=UPPER(VLOOKUP(CONCATENATE(CONCATENATE(MID([.BD$1];3;1);MID([.BD$1];5;2));[.BE18]);[ONUS_KM43.$A:.$AK];6;))" office:value-type="string" office:string-value="TP077" calcext:value-type="string">
            <text:p>TP0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21.49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19]);[ONUS_KM43.$A:.$AK];6;))" office:value-type="string" office:string-value="TP242" calcext:value-type="string">
            <text:p>TP2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F$1];3;1);MID([.F$1];5;2));[.G19]);[ONUS_KM43.$A:.$AK];6;))" office:value-type="string" office:string-value="TP597" calcext:value-type="string">
            <text:p>TP597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20.91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2.15</text:p>
          </table:table-cell>
          <table:table-cell table:style-name="ce9" table:formula="of:=UPPER(VLOOKUP(CONCATENATE(CONCATENATE(MID([.K$1];3;1);MID([.K$1];5;2));[.L19]);[ONUS_KM43.$A:.$AK];6;))" office:value-type="string" office:string-value="TP217" calcext:value-type="string">
            <text:p>TP217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26.39</text:p>
          </table:table-cell>
          <table:table-cell table:style-name="ce9" table:formula="of:=UPPER(VLOOKUP(CONCATENATE(CONCATENATE(MID([.P$1];3;1);MID([.P$1];5;2));[.Q19]);[ONUS_KM43.$A:.$AK];6;))" office:value-type="string" office:string-value="TP221" calcext:value-type="string">
            <text:p>TP221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19.87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1.68</text:p>
          </table:table-cell>
          <table:table-cell table:style-name="ce9" table:formula="of:=UPPER(VLOOKUP(CONCATENATE(CONCATENATE(MID([.U$1];3;1);MID([.U$1];5;2));[.V19]);[ONUS_KM43.$A:.$AK];6;))" office:value-type="string" office:string-value="TP290" calcext:value-type="string">
            <text:p>TP290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-28.24</text:p>
          </table:table-cell>
          <table:table-cell table:style-name="ce9" table:formula="of:=UPPER(VLOOKUP(CONCATENATE(CONCATENATE(MID([.Z$1];3;1);MID([.Z$1];5;2));[.AA19]);[ONUS_KM43.$A:.$AK];6;))" office:value-type="string" office:string-value="KQ238" calcext:value-type="string">
            <text:p>KQ238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-21.74</text:p>
          </table:table-cell>
          <table:table-cell table:style-name="ce9" table:formula="of:=UPPER(VLOOKUP(CONCATENATE(CONCATENATE(MID([.AE$1];3;1);MID([.AE$1];5;2));[.AF19]);[ONUS_KM43.$A:.$AK];6;))" office:value-type="string" office:string-value="" calcext:value-type="error">
            <text:p>#N/D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17.52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-20.66</text:p>
          </table:table-cell>
          <table:table-cell table:style-name="ce9" table:formula="of:=UPPER(VLOOKUP(CONCATENATE(CONCATENATE(MID([.AJ$1];3;1);MID([.AJ$1];5;2));[.AK19]);[ONUS_KM43.$A:.$AK];6;))" office:value-type="string" office:string-value="TP606" calcext:value-type="string">
            <text:p>TP606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16.79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20.14</text:p>
          </table:table-cell>
          <table:table-cell table:style-name="ce9" table:formula="of:=UPPER(VLOOKUP(CONCATENATE(CONCATENATE(MID([.AO$1];3;1);MID([.AO$1];5;2));[.AP19]);[ONUS_KM43.$A:.$AK];6;))" office:value-type="string" office:string-value="" calcext:value-type="error">
            <text:p>#N/D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-18.0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-23.28</text:p>
          </table:table-cell>
          <table:table-cell/>
          <table:table-cell table:style-name="ce10"/>
          <table:table-cell table:number-columns-repeated="8"/>
          <table:table-cell table:style-name="ce9" table:formula="of:=UPPER(VLOOKUP(CONCATENATE(CONCATENATE(MID([.BD$1];3;1);MID([.BD$1];5;2));[.BE19]);[ONUS_KM43.$A:.$AK];6;))" office:value-type="string" office:string-value="TP097" calcext:value-type="string">
            <text:p>TP0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3.01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0]);[ONUS_KM43.$A:.$AK];6;))" office:value-type="string" office:string-value="TP439" calcext:value-type="string">
            <text:p>TP4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32.22</text:p>
          </table:table-cell>
          <table:table-cell table:style-name="ce9" table:formula="of:=UPPER(VLOOKUP(CONCATENATE(CONCATENATE(MID([.F$1];3;1);MID([.F$1];5;2));[.G20]);[ONUS_KM43.$A:.$AK];6;))" office:value-type="string" office:string-value="TP197D" calcext:value-type="string">
            <text:p>TP197D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-24.44</text:p>
          </table:table-cell>
          <table:table-cell table:style-name="ce9" table:formula="of:=UPPER(VLOOKUP(CONCATENATE(CONCATENATE(MID([.K$1];3;1);MID([.K$1];5;2));[.L20]);[ONUS_KM43.$A:.$AK];6;))" office:value-type="string" office:string-value="KQ374" calcext:value-type="string">
            <text:p>KQ374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P$1];3;1);MID([.P$1];5;2));[.Q20]);[ONUS_KM43.$A:.$AK];6;))" office:value-type="string" office:string-value="KQ461" calcext:value-type="string">
            <text:p>KQ461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21.24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U$1];3;1);MID([.U$1];5;2));[.V20]);[ONUS_KM43.$A:.$AK];6;))" office:value-type="string" office:string-value="TP294" calcext:value-type="string">
            <text:p>TP294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-24.56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-24.44</text:p>
          </table:table-cell>
          <table:table-cell table:style-name="ce9" table:formula="of:=UPPER(VLOOKUP(CONCATENATE(CONCATENATE(MID([.Z$1];3;1);MID([.Z$1];5;2));[.AA20]);[ONUS_KM43.$A:.$AK];6;))" office:value-type="string" office:string-value="VM105" calcext:value-type="string">
            <text:p>VM105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-24.09</text:p>
          </table:table-cell>
          <table:table-cell table:style-name="ce9" table:formula="of:=UPPER(VLOOKUP(CONCATENATE(CONCATENATE(MID([.AE$1];3;1);MID([.AE$1];5;2));[.AF20]);[ONUS_KM43.$A:.$AK];6;))" office:value-type="string" office:string-value="" calcext:value-type="error">
            <text:p>#N/D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17.82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-19.88</text:p>
          </table:table-cell>
          <table:table-cell table:style-name="ce9" table:formula="of:=UPPER(VLOOKUP(CONCATENATE(CONCATENATE(MID([.AJ$1];3;1);MID([.AJ$1];5;2));[.AK20]);[ONUS_KM43.$A:.$AK];6;))" office:value-type="string" office:string-value="KP479" calcext:value-type="string">
            <text:p>KP479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19.20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9.59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0]);[ONUS_KM43.$A:.$AK];6;))" office:value-type="string" office:string-value="TP049" calcext:value-type="string">
            <text:p>TP0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1.14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1]);[ONUS_KM43.$A:.$AK];6;))" office:value-type="string" office:string-value="KQ423" calcext:value-type="string">
            <text:p>KQ4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0.8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-21.08</text:p>
          </table:table-cell>
          <table:table-cell table:style-name="ce9" table:formula="of:=UPPER(VLOOKUP(CONCATENATE(CONCATENATE(MID([.F$1];3;1);MID([.F$1];5;2));[.G21]);[ONUS_KM43.$A:.$AK];6;))" office:value-type="string" office:string-value="TP323" calcext:value-type="string">
            <text:p>TP323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18.6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21.68</text:p>
          </table:table-cell>
          <table:table-cell table:style-name="ce9" table:formula="of:=UPPER(VLOOKUP(CONCATENATE(CONCATENATE(MID([.K$1];3;1);MID([.K$1];5;2));[.L21]);[ONUS_KM43.$A:.$AK];6;))" office:value-type="string" office:string-value="TP488" calcext:value-type="string">
            <text:p>TP488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-26.39</text:p>
          </table:table-cell>
          <table:table-cell table:style-name="ce9" table:formula="of:=UPPER(VLOOKUP(CONCATENATE(CONCATENATE(MID([.P$1];3;1);MID([.P$1];5;2));[.Q21]);[ONUS_KM43.$A:.$AK];6;))" office:value-type="string" office:string-value="KQ209" calcext:value-type="string">
            <text:p>KQ209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21.61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U$1];3;1);MID([.U$1];5;2));[.V21]);[ONUS_KM43.$A:.$AK];6;))" office:value-type="string" office:string-value="TP287" calcext:value-type="string">
            <text:p>TP287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Z$1];3;1);MID([.Z$1];5;2));[.AA21]);[ONUS_KM43.$A:.$AK];6;))" office:value-type="string" office:string-value="TP494" calcext:value-type="string">
            <text:p>TP494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AE$1];3;1);MID([.AE$1];5;2));[.AF21]);[ONUS_KM43.$A:.$AK];6;))" office:value-type="string" office:string-value="" calcext:value-type="error">
            <text:p>#N/D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18.66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19.67</text:p>
          </table:table-cell>
          <table:table-cell table:style-name="ce9" table:formula="of:=UPPER(VLOOKUP(CONCATENATE(CONCATENATE(MID([.AJ$1];3;1);MID([.AJ$1];5;2));[.AK21]);[ONUS_KM43.$A:.$AK];6;))" office:value-type="string" office:string-value="TP498" calcext:value-type="string">
            <text:p>TP498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-20.97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1]);[ONUS_KM43.$A:.$AK];6;))" office:value-type="string" office:string-value="TP122" calcext:value-type="string">
            <text:p>TP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9.59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2]);[ONUS_KM43.$A:.$AK];6;))" office:value-type="string" office:string-value="TP362" calcext:value-type="string">
            <text:p>TP3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1.20</text:p>
          </table:table-cell>
          <table:table-cell table:style-name="ce9" table:formula="of:=UPPER(VLOOKUP(CONCATENATE(CONCATENATE(MID([.F$1];3;1);MID([.F$1];5;2));[.G22]);[ONUS_KM43.$A:.$AK];6;))" office:value-type="string" office:string-value="KQ427" calcext:value-type="string">
            <text:p>KQ427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-22.93</text:p>
          </table:table-cell>
          <table:table-cell table:style-name="ce9" table:formula="of:=UPPER(VLOOKUP(CONCATENATE(CONCATENATE(MID([.K$1];3;1);MID([.K$1];5;2));[.L22]);[ONUS_KM43.$A:.$AK];6;))" office:value-type="string" office:string-value="TP473" calcext:value-type="string">
            <text:p>TP473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23.37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25.23</text:p>
          </table:table-cell>
          <table:table-cell table:style-name="ce9" table:formula="of:=UPPER(VLOOKUP(CONCATENATE(CONCATENATE(MID([.P$1];3;1);MID([.P$1];5;2));[.Q22]);[ONUS_KM43.$A:.$AK];6;))" office:value-type="string" office:string-value="VSOL003" calcext:value-type="string">
            <text:p>VSOL00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21.19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1.62</text:p>
          </table:table-cell>
          <table:table-cell table:style-name="ce9" table:formula="of:=UPPER(VLOOKUP(CONCATENATE(CONCATENATE(MID([.U$1];3;1);MID([.U$1];5;2));[.V22]);[ONUS_KM43.$A:.$AK];6;))" office:value-type="string" office:string-value="TP158" calcext:value-type="string">
            <text:p>TP158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4.56</text:p>
          </table:table-cell>
          <table:table-cell table:style-name="ce9" table:formula="of:=UPPER(VLOOKUP(CONCATENATE(CONCATENATE(MID([.Z$1];3;1);MID([.Z$1];5;2));[.AA22]);[ONUS_KM43.$A:.$AK];6;))" office:value-type="string" office:string-value="TP393" calcext:value-type="string">
            <text:p>TP393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6.5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AJ$1];3;1);MID([.AJ$1];5;2));[.AK22]);[ONUS_KM43.$A:.$AK];6;))" office:value-type="string" office:string-value="VSOL025" calcext:value-type="string">
            <text:p>VSOL0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22.92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1.43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2]);[ONUS_KM43.$A:.$AK];6;))" office:value-type="string" office:string-value="VSOL055" calcext:value-type="string">
            <text:p>VSOL0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26.38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2.60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3]);[ONUS_KM43.$A:.$AK];6;))" office:value-type="string" office:string-value="KQ336" calcext:value-type="string">
            <text:p>KQ3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6.99</text:p>
          </table:table-cell>
          <table:table-cell table:style-name="ce9" table:formula="of:=UPPER(VLOOKUP(CONCATENATE(CONCATENATE(MID([.F$1];3;1);MID([.F$1];5;2));[.G23]);[ONUS_KM43.$A:.$AK];6;))" office:value-type="string" office:string-value="TP454" calcext:value-type="string">
            <text:p>TP454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21.3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-22.84</text:p>
          </table:table-cell>
          <table:table-cell table:style-name="ce9" table:formula="of:=UPPER(VLOOKUP(CONCATENATE(CONCATENATE(MID([.K$1];3;1);MID([.K$1];5;2));[.L23]);[ONUS_KM43.$A:.$AK];6;))" office:value-type="string" office:string-value="TP480" calcext:value-type="string">
            <text:p>TP480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-25.5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6.99</text:p>
          </table:table-cell>
          <table:table-cell table:style-name="ce9" table:formula="of:=UPPER(VLOOKUP(CONCATENATE(CONCATENATE(MID([.P$1];3;1);MID([.P$1];5;2));[.Q23]);[ONUS_KM43.$A:.$AK];6;))" office:value-type="string" office:string-value="VSOL082" calcext:value-type="string">
            <text:p>VSOL082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19.10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1.62</text:p>
          </table:table-cell>
          <table:table-cell table:style-name="ce9" table:formula="of:=UPPER(VLOOKUP(CONCATENATE(CONCATENATE(MID([.U$1];3;1);MID([.U$1];5;2));[.V23]);[ONUS_KM43.$A:.$AK];6;))" office:value-type="string" office:string-value="TP542" calcext:value-type="string">
            <text:p>TP542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-23.67</text:p>
          </table:table-cell>
          <table:table-cell table:style-name="ce9" table:formula="of:=UPPER(VLOOKUP(CONCATENATE(CONCATENATE(MID([.Z$1];3;1);MID([.Z$1];5;2));[.AA23]);[ONUS_KM43.$A:.$AK];6;))" office:value-type="string" office:string-value="TP222" calcext:value-type="string">
            <text:p>TP222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26.03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AJ$1];3;1);MID([.AJ$1];5;2));[.AK23]);[ONUS_KM43.$A:.$AK];6;))" office:value-type="string" office:string-value="TP547" calcext:value-type="string">
            <text:p>TP5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4.69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3]);[ONUS_KM43.$A:.$AK];6;))" office:value-type="string" office:string-value="TP291" calcext:value-type="string">
            <text:p>TP2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6.3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-22.60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4]);[ONUS_KM43.$A:.$AK];6;))" office:value-type="string" office:string-value="VSOL031" calcext:value-type="string">
            <text:p>VSOL0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22.30</text:p>
          </table:table-cell>
          <table:table-cell table:style-name="ce9" table:formula="of:=UPPER(VLOOKUP(CONCATENATE(CONCATENATE(MID([.F$1];3;1);MID([.F$1];5;2));[.G24]);[ONUS_KM43.$A:.$AK];6;))" office:value-type="string" office:string-value="TP458" calcext:value-type="string">
            <text:p>TP458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3.02</text:p>
          </table:table-cell>
          <table:table-cell table:style-name="ce9" table:formula="of:=UPPER(VLOOKUP(CONCATENATE(CONCATENATE(MID([.K$1];3;1);MID([.K$1];5;2));[.L24]);[ONUS_KM43.$A:.$AK];6;))" office:value-type="string" office:string-value="TP460" calcext:value-type="string">
            <text:p>TP460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P$1];3;1);MID([.P$1];5;2));[.Q24]);[ONUS_KM43.$A:.$AK];6;))" office:value-type="string" office:string-value="KQ204" calcext:value-type="string">
            <text:p>KQ204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20.86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-22.08</text:p>
          </table:table-cell>
          <table:table-cell table:style-name="ce9" table:formula="of:=UPPER(VLOOKUP(CONCATENATE(CONCATENATE(MID([.U$1];3;1);MID([.U$1];5;2));[.V24]);[ONUS_KM43.$A:.$AK];6;))" office:value-type="string" office:string-value="TP398" calcext:value-type="string">
            <text:p>TP398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-21.48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Z$1];3;1);MID([.Z$1];5;2));[.AA24]);[ONUS_KM43.$A:.$AK];6;))" office:value-type="string" office:string-value="KQ292" calcext:value-type="string">
            <text:p>KQ292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-24.09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AJ$1];3;1);MID([.AJ$1];5;2));[.AK24]);[ONUS_KM43.$A:.$AK];6;))" office:value-type="string" office:string-value="VSOL070" calcext:value-type="string">
            <text:p>VSOL0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-23.57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4]);[ONUS_KM43.$A:.$AK];6;))" office:value-type="string" office:string-value="TP324" calcext:value-type="string">
            <text:p>TP3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2.84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-21.20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5]);[ONUS_KM43.$A:.$AK];6;))" office:value-type="string" office:string-value="KQ407" calcext:value-type="string">
            <text:p>KQ4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9.58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1.43</text:p>
          </table:table-cell>
          <table:table-cell table:style-name="ce9" table:formula="of:=UPPER(VLOOKUP(CONCATENATE(CONCATENATE(MID([.F$1];3;1);MID([.F$1];5;2));[.G25]);[ONUS_KM43.$A:.$AK];6;))" office:value-type="string" office:string-value="TP452" calcext:value-type="string">
            <text:p>TP452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K$1];3;1);MID([.K$1];5;2));[.L25]);[ONUS_KM43.$A:.$AK];6;))" office:value-type="string" office:string-value="TP465" calcext:value-type="string">
            <text:p>TP465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27.4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-30.46</text:p>
          </table:table-cell>
          <table:table-cell table:style-name="ce9" table:formula="of:=UPPER(VLOOKUP(CONCATENATE(CONCATENATE(MID([.P$1];3;1);MID([.P$1];5;2));[.Q25]);[ONUS_KM43.$A:.$AK];6;))" office:value-type="string" office:string-value="R595" calcext:value-type="string">
            <text:p>R595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-20.70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21.74</text:p>
          </table:table-cell>
          <table:table-cell table:style-name="ce9" table:formula="of:=UPPER(VLOOKUP(CONCATENATE(CONCATENATE(MID([.U$1];3;1);MID([.U$1];5;2));[.V25]);[ONUS_KM43.$A:.$AK];6;))" office:value-type="string" office:string-value="TP476" calcext:value-type="string">
            <text:p>TP476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-23.28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4.56</text:p>
          </table:table-cell>
          <table:table-cell table:style-name="ce9" table:formula="of:=UPPER(VLOOKUP(CONCATENATE(CONCATENATE(MID([.Z$1];3;1);MID([.Z$1];5;2));[.AA25]);[ONUS_KM43.$A:.$AK];6;))" office:value-type="string" office:string-value="VSOL020" calcext:value-type="string">
            <text:p>VSOL020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-26.38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4.56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AJ$1];3;1);MID([.AJ$1];5;2));[.AK25]);[ONUS_KM43.$A:.$AK];6;))" office:value-type="string" office:string-value="VSOL083" calcext:value-type="string">
            <text:p>VSOL0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74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19.25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5]);[ONUS_KM43.$A:.$AK];6;))" office:value-type="string" office:string-value="TP325" calcext:value-type="string">
            <text:p>TP3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22.22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6]);[ONUS_KM43.$A:.$AK];6;))" office:value-type="string" office:string-value="VSOL045" calcext:value-type="string">
            <text:p>VSOL0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19.13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19.88</text:p>
          </table:table-cell>
          <table:table-cell table:style-name="ce9" table:formula="of:=UPPER(VLOOKUP(CONCATENATE(CONCATENATE(MID([.F$1];3;1);MID([.F$1];5;2));[.G26]);[ONUS_KM43.$A:.$AK];6;))" office:value-type="string" office:string-value="TP459" calcext:value-type="string">
            <text:p>TP459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-22.84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2.08</text:p>
          </table:table-cell>
          <table:table-cell table:style-name="ce9" table:formula="of:=UPPER(VLOOKUP(CONCATENATE(CONCATENATE(MID([.K$1];3;1);MID([.K$1];5;2));[.L26]);[ONUS_KM43.$A:.$AK];6;))" office:value-type="string" office:string-value="TP467" calcext:value-type="string">
            <text:p>TP467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26.39</text:p>
          </table:table-cell>
          <table:table-cell table:style-name="ce9" table:formula="of:=UPPER(VLOOKUP(CONCATENATE(CONCATENATE(MID([.P$1];3;1);MID([.P$1];5;2));[.Q26]);[ONUS_KM43.$A:.$AK];6;))" office:value-type="string" office:string-value="VSOL002" calcext:value-type="string">
            <text:p>VSOL002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-20.22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2.08</text:p>
          </table:table-cell>
          <table:table-cell table:style-name="ce9" table:formula="of:=UPPER(VLOOKUP(CONCATENATE(CONCATENATE(MID([.U$1];3;1);MID([.U$1];5;2));[.V26]);[ONUS_KM43.$A:.$AK];6;))" office:value-type="string" office:string-value="TP456" calcext:value-type="string">
            <text:p>TP456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Z$1];3;1);MID([.Z$1];5;2));[.AA26]);[ONUS_KM43.$A:.$AK];6;))" office:value-type="string" office:string-value="TM93" calcext:value-type="string">
            <text:p>TM93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-24.31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AJ$1];3;1);MID([.AJ$1];5;2));[.AK26]);[ONUS_KM43.$A:.$AK];6;))" office:value-type="string" office:string-value="" calcext:value-type="error">
            <text:p>#N/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17.42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0.61</text:p>
          </table:table-cell>
          <table:table-cell/>
          <table:table-cell table:style-name="ce10"/>
          <table:table-cell table:number-columns-repeated="13"/>
          <table:table-cell table:style-name="ce9" table:formula="of:=UPPER(VLOOKUP(CONCATENATE(CONCATENATE(MID([.BD$1];3;1);MID([.BD$1];5;2));[.BE26]);[ONUS_KM43.$A:.$AK];6;))" office:value-type="string" office:string-value="VSOL050" calcext:value-type="string">
            <text:p>VSOL0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-21.25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7]);[ONUS_KM43.$A:.$AK];6;))" office:value-type="string" office:string-value="VSOL057" calcext:value-type="string">
            <text:p>VSOL0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6.78</text:p>
          </table:table-cell>
          <table:table-cell table:style-name="ce9" table:formula="of:=UPPER(VLOOKUP(CONCATENATE(CONCATENATE(MID([.F$1];3;1);MID([.F$1];5;2));[.G27]);[ONUS_KM43.$A:.$AK];6;))" office:value-type="string" office:string-value="TP450" calcext:value-type="string">
            <text:p>TP450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K$1];3;1);MID([.K$1];5;2));[.L27]);[ONUS_KM43.$A:.$AK];6;))" office:value-type="string" office:string-value="TP422" calcext:value-type="string">
            <text:p>TP422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5.09</text:p>
          </table:table-cell>
          <table:table-cell table:style-name="ce9" table:formula="of:=UPPER(VLOOKUP(CONCATENATE(CONCATENATE(MID([.P$1];3;1);MID([.P$1];5;2));[.Q27]);[ONUS_KM43.$A:.$AK];6;))" office:value-type="string" office:string-value="R588" calcext:value-type="string">
            <text:p>R588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-23.38</text:p>
          </table:table-cell>
          <table:table-cell table:style-name="ce9" table:formula="of:=UPPER(VLOOKUP(CONCATENATE(CONCATENATE(MID([.U$1];3;1);MID([.U$1];5;2));[.V27]);[ONUS_KM43.$A:.$AK];6;))" office:value-type="string" office:string-value="TP462" calcext:value-type="string">
            <text:p>TP462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Z$1];3;1);MID([.Z$1];5;2));[.AA27]);[ONUS_KM43.$A:.$AK];6;))" office:value-type="string" office:string-value="TP035" calcext:value-type="string">
            <text:p>TP035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3.57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27]);[ONUS_KM43.$A:.$AK];6;))" office:value-type="string" office:string-value="" calcext:value-type="error">
            <text:p>#N/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23.4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-24.21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8]);[ONUS_KM43.$A:.$AK];6;))" office:value-type="string" office:string-value="VSOL059" calcext:value-type="string">
            <text:p>VSOL0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19.1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-20.41</text:p>
          </table:table-cell>
          <table:table-cell table:style-name="ce9" table:formula="of:=UPPER(VLOOKUP(CONCATENATE(CONCATENATE(MID([.F$1];3;1);MID([.F$1];5;2));[.G28]);[ONUS_KM43.$A:.$AK];6;))" office:value-type="string" office:string-value="TP455" calcext:value-type="string">
            <text:p>TP455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3.02</text:p>
          </table:table-cell>
          <table:table-cell table:style-name="ce9" table:formula="of:=UPPER(VLOOKUP(CONCATENATE(CONCATENATE(MID([.K$1];3;1);MID([.K$1];5;2));[.L28]);[ONUS_KM43.$A:.$AK];6;))" office:value-type="string" office:string-value="TP416" calcext:value-type="string">
            <text:p>TP416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-23.87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P$1];3;1);MID([.P$1];5;2));[.Q28]);[ONUS_KM43.$A:.$AK];6;))" office:value-type="string" office:string-value="R607" calcext:value-type="string">
            <text:p>R607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U$1];3;1);MID([.U$1];5;2));[.V28]);[ONUS_KM43.$A:.$AK];6;))" office:value-type="string" office:string-value="TP428" calcext:value-type="string">
            <text:p>TP428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5.09</text:p>
          </table:table-cell>
          <table:table-cell table:style-name="ce9" table:formula="of:=UPPER(VLOOKUP(CONCATENATE(CONCATENATE(MID([.Z$1];3;1);MID([.Z$1];5;2));[.AA28]);[ONUS_KM43.$A:.$AK];6;))" office:value-type="string" office:string-value="TP040" calcext:value-type="string">
            <text:p>TP040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-22.76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28]);[ONUS_KM43.$A:.$AK];6;))" office:value-type="string" office:string-value="" calcext:value-type="error">
            <text:p>#N/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1.80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-20.76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29]);[ONUS_KM43.$A:.$AK];6;))" office:value-type="string" office:string-value="VSOL058" calcext:value-type="string">
            <text:p>VSOL0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7.8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19.36</text:p>
          </table:table-cell>
          <table:table-cell table:style-name="ce9" table:formula="of:=UPPER(VLOOKUP(CONCATENATE(CONCATENATE(MID([.F$1];3;1);MID([.F$1];5;2));[.G29]);[ONUS_KM43.$A:.$AK];6;))" office:value-type="string" office:string-value="Q504" calcext:value-type="string">
            <text:p>Q504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-22.5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K$1];3;1);MID([.K$1];5;2));[.L29]);[ONUS_KM43.$A:.$AK];6;))" office:value-type="string" office:string-value="VSOL022" calcext:value-type="string">
            <text:p>VSOL022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4.69</text:p>
          </table:table-cell>
          <table:table-cell table:style-name="ce9" table:formula="of:=UPPER(VLOOKUP(CONCATENATE(CONCATENATE(MID([.P$1];3;1);MID([.P$1];5;2));[.Q29]);[ONUS_KM43.$A:.$AK];6;))" office:value-type="string" office:string-value="R606" calcext:value-type="string">
            <text:p>R606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7.22</text:p>
          </table:table-cell>
          <table:table-cell table:style-name="ce9" table:formula="of:=UPPER(VLOOKUP(CONCATENATE(CONCATENATE(MID([.U$1];3;1);MID([.U$1];5;2));[.V29]);[ONUS_KM43.$A:.$AK];6;))" office:value-type="string" office:string-value="KQ410" calcext:value-type="string">
            <text:p>KQ410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-25.40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26.58</text:p>
          </table:table-cell>
          <table:table-cell table:style-name="ce9" table:formula="of:=UPPER(VLOOKUP(CONCATENATE(CONCATENATE(MID([.Z$1];3;1);MID([.Z$1];5;2));[.AA29]);[ONUS_KM43.$A:.$AK];6;))" office:value-type="string" office:string-value="TP058" calcext:value-type="string">
            <text:p>TP058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24.69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29]);[ONUS_KM43.$A:.$AK];6;))" office:value-type="string" office:string-value="" calcext:value-type="error">
            <text:p>#N/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23.01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-23.47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30]);[ONUS_KM43.$A:.$AK];6;))" office:value-type="string" office:string-value="SU013" calcext:value-type="string">
            <text:p>SU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19.46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-20.51</text:p>
          </table:table-cell>
          <table:table-cell table:style-name="ce9" table:formula="of:=UPPER(VLOOKUP(CONCATENATE(CONCATENATE(MID([.F$1];3;1);MID([.F$1];5;2));[.G30]);[ONUS_KM43.$A:.$AK];6;))" office:value-type="string" office:string-value="TP470" calcext:value-type="string">
            <text:p>TP470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K$1];3;1);MID([.K$1];5;2));[.L30]);[ONUS_KM43.$A:.$AK];6;))" office:value-type="string" office:string-value="TP417" calcext:value-type="string">
            <text:p>TP417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24.69</text:p>
          </table:table-cell>
          <table:table-cell table:style-name="ce9" table:formula="of:=UPPER(VLOOKUP(CONCATENATE(CONCATENATE(MID([.P$1];3;1);MID([.P$1];5;2));[.Q30]);[ONUS_KM43.$A:.$AK];6;))" office:value-type="string" office:string-value="KP271" calcext:value-type="string">
            <text:p>KP271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-26.77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-24.09</text:p>
          </table:table-cell>
          <table:table-cell table:style-name="ce9" table:formula="of:=UPPER(VLOOKUP(CONCATENATE(CONCATENATE(MID([.U$1];3;1);MID([.U$1];5;2));[.V30]);[ONUS_KM43.$A:.$AK];6;))" office:value-type="string" office:string-value="TP415" calcext:value-type="string">
            <text:p>TP415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-23.8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Z$1];3;1);MID([.Z$1];5;2));[.AA30]);[ONUS_KM43.$A:.$AK];6;))" office:value-type="string" office:string-value="TP569" calcext:value-type="string">
            <text:p>TP569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-20.3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2.30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30]);[ONUS_KM43.$A:.$AK];6;))" office:value-type="string" office:string-value="" calcext:value-type="error">
            <text:p>#N/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8.86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-29.21</text:p>
          </table:table-cell>
          <table:table-cell/>
          <table:table-cell table:style-name="ce10"/>
          <table:table-cell table:number-columns-repeated="16322"/>
        </table:table-row>
        <table:table-row table:style-name="ro3">
          <table:table-cell table:style-name="ce9" table:formula="of:=UPPER(VLOOKUP(CONCATENATE(CONCATENATE(MID([.A$1];3;1);MID([.A$1];5;2));[.B31]);[ONUS_KM43.$A:.$AK];6;))" office:value-type="string" office:string-value="" calcext:value-type="error">
            <text:p>#N/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8.82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-20.00</text:p>
          </table:table-cell>
          <table:table-cell table:style-name="ce9" table:formula="of:=UPPER(VLOOKUP(CONCATENATE(CONCATENATE(MID([.F$1];3;1);MID([.F$1];5;2));[.G31]);[ONUS_KM43.$A:.$AK];6;))" office:value-type="string" office:string-value="TP475" calcext:value-type="string">
            <text:p>TP475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-23.01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3.38</text:p>
          </table:table-cell>
          <table:table-cell table:style-name="ce9" table:formula="of:=UPPER(VLOOKUP(CONCATENATE(CONCATENATE(MID([.K$1];3;1);MID([.K$1];5;2));[.L31]);[ONUS_KM43.$A:.$AK];6;))" office:value-type="string" office:string-value="TP501" calcext:value-type="string">
            <text:p>TP501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P$1];3;1);MID([.P$1];5;2));[.Q31]);[ONUS_KM43.$A:.$AK];6;))" office:value-type="string" office:string-value="VO323" calcext:value-type="string">
            <text:p>VO323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1.88</text:p>
          </table:table-cell>
          <table:table-cell table:style-name="ce9" table:formula="of:=UPPER(VLOOKUP(CONCATENATE(CONCATENATE(MID([.U$1];3;1);MID([.U$1];5;2));[.V31]);[ONUS_KM43.$A:.$AK];6;))" office:value-type="string" office:string-value="TP560" calcext:value-type="string">
            <text:p>TP560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-23.3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-23.02</text:p>
          </table:table-cell>
          <table:table-cell table:style-name="ce9" table:formula="of:=UPPER(VLOOKUP(CONCATENATE(CONCATENATE(MID([.Z$1];3;1);MID([.Z$1];5;2));[.AA31]);[ONUS_KM43.$A:.$AK];6;))" office:value-type="string" office:string-value="HG8245V374" calcext:value-type="string">
            <text:p>HG8245V374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24.82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31]);[ONUS_KM43.$A:.$AK];6;))" office:value-type="string" office:string-value="" calcext:value-type="error">
            <text:p>#N/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24.32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style-name="ce9" table:formula="of:=UPPER(VLOOKUP(CONCATENATE(CONCATENATE(MID([.A$1];3;1);MID([.A$1];5;2));[.B32]);[ONUS_KM43.$A:.$AK];6;))" office:value-type="string" office:string-value="VSOL054" calcext:value-type="string">
            <text:p>VSOL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21.48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21.20</text:p>
          </table:table-cell>
          <table:table-cell table:style-name="ce9" table:formula="of:=UPPER(VLOOKUP(CONCATENATE(CONCATENATE(MID([.F$1];3;1);MID([.F$1];5;2));[.G32]);[ONUS_KM43.$A:.$AK];6;))" office:value-type="string" office:string-value="TP421" calcext:value-type="string">
            <text:p>TP421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K$1];3;1);MID([.K$1];5;2));[.L32]);[ONUS_KM43.$A:.$AK];6;))" office:value-type="string" office:string-value="TP553" calcext:value-type="string">
            <text:p>TP553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-25.85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32]);[ONUS_KM43.$A:.$AK];6;))" office:value-type="string" office:string-value="VN178" calcext:value-type="string">
            <text:p>VN178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-23.72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-23.02</text:p>
          </table:table-cell>
          <table:table-cell table:style-name="ce9" table:formula="of:=UPPER(VLOOKUP(CONCATENATE(CONCATENATE(MID([.U$1];3;1);MID([.U$1];5;2));[.V32]);[ONUS_KM43.$A:.$AK];6;))" office:value-type="string" office:string-value="KQ387" calcext:value-type="string">
            <text:p>KQ387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-23.37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-24.09</text:p>
          </table:table-cell>
          <table:table-cell table:style-name="ce9" table:formula="of:=UPPER(VLOOKUP(CONCATENATE(CONCATENATE(MID([.Z$1];3;1);MID([.Z$1];5;2));[.AA32]);[ONUS_KM43.$A:.$AK];6;))" office:value-type="string" office:string-value="TP207" calcext:value-type="string">
            <text:p>TP207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28.2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7.96</text:p>
          </table:table-cell>
          <table:table-cell/>
          <table:table-cell table:style-name="ce10"/>
          <table:table-cell table:number-columns-repeated="23"/>
          <table:table-cell table:style-name="ce9" table:formula="of:=UPPER(VLOOKUP(CONCATENATE(CONCATENATE(MID([.BD$1];3;1);MID([.BD$1];5;2));[.BE32]);[ONUS_KM43.$A:.$AK];6;))" office:value-type="string" office:string-value="" calcext:value-type="error">
            <text:p>#N/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-22.45</text:p>
          </table:table-cell>
          <table:table-cell/>
          <table:table-cell table:style-name="ce10"/>
          <table:table-cell table:number-columns-repeated="1632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3]);[ONUS_KM43.$A:.$AK];6;))" office:value-type="string" office:string-value="TP429" calcext:value-type="string">
            <text:p>TP429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-23.98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-22.84</text:p>
          </table:table-cell>
          <table:table-cell table:style-name="ce9" table:formula="of:=UPPER(VLOOKUP(CONCATENATE(CONCATENATE(MID([.K$1];3;1);MID([.K$1];5;2));[.L33]);[ONUS_KM43.$A:.$AK];6;))" office:value-type="string" office:string-value="TP556" calcext:value-type="string">
            <text:p>TP556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-24.68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P$1];3;1);MID([.P$1];5;2));[.Q33]);[ONUS_KM43.$A:.$AK];6;))" office:value-type="string" office:string-value="VN279" calcext:value-type="string">
            <text:p>VN279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-22.92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4.82</text:p>
          </table:table-cell>
          <table:table-cell table:style-name="ce9" table:formula="of:=UPPER(VLOOKUP(CONCATENATE(CONCATENATE(MID([.U$1];3;1);MID([.U$1];5;2));[.V33]);[ONUS_KM43.$A:.$AK];6;))" office:value-type="string" office:string-value="VM83" calcext:value-type="string">
            <text:p>VM83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Z$1];3;1);MID([.Z$1];5;2));[.AA33]);[ONUS_KM43.$A:.$AK];6;))" office:value-type="string" office:string-value="TP330" calcext:value-type="string">
            <text:p>TP330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-27.4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24.82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4]);[ONUS_KM43.$A:.$AK];6;))" office:value-type="string" office:string-value="TP493" calcext:value-type="string">
            <text:p>TP493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23.02</text:p>
          </table:table-cell>
          <table:table-cell table:style-name="ce9" table:formula="of:=UPPER(VLOOKUP(CONCATENATE(CONCATENATE(MID([.K$1];3;1);MID([.K$1];5;2));[.L34]);[ONUS_KM43.$A:.$AK];6;))" office:value-type="string" office:string-value="TP510" calcext:value-type="string">
            <text:p>TP510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-27.96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-26.78</text:p>
          </table:table-cell>
          <table:table-cell table:style-name="ce9" table:formula="of:=UPPER(VLOOKUP(CONCATENATE(CONCATENATE(MID([.P$1];3;1);MID([.P$1];5;2));[.Q34]);[ONUS_KM43.$A:.$AK];6;))" office:value-type="string" office:string-value="VO142" calcext:value-type="string">
            <text:p>VO142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-21.9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22.68</text:p>
          </table:table-cell>
          <table:table-cell table:style-name="ce9" table:formula="of:=UPPER(VLOOKUP(CONCATENATE(CONCATENATE(MID([.U$1];3;1);MID([.U$1];5;2));[.V34]);[ONUS_KM43.$A:.$AK];6;))" office:value-type="string" office:string-value="TP559" calcext:value-type="string">
            <text:p>TP559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7.45</text:p>
          </table:table-cell>
          <table:table-cell table:style-name="ce9" table:formula="of:=UPPER(VLOOKUP(CONCATENATE(CONCATENATE(MID([.Z$1];3;1);MID([.Z$1];5;2));[.AA34]);[ONUS_KM43.$A:.$AK];6;))" office:value-type="string" office:string-value="TP167" calcext:value-type="string">
            <text:p>TP167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-27.45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5]);[ONUS_KM43.$A:.$AK];6;))" office:value-type="string" office:string-value="TP427" calcext:value-type="string">
            <text:p>TP427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2.84</text:p>
          </table:table-cell>
          <table:table-cell table:style-name="ce9" table:formula="of:=UPPER(VLOOKUP(CONCATENATE(CONCATENATE(MID([.K$1];3;1);MID([.K$1];5;2));[.L35]);[ONUS_KM43.$A:.$AK];6;))" office:value-type="string" office:string-value="TP511" calcext:value-type="string">
            <text:p>TP511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23.1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-24.56</text:p>
          </table:table-cell>
          <table:table-cell table:style-name="ce9" table:formula="of:=UPPER(VLOOKUP(CONCATENATE(CONCATENATE(MID([.P$1];3;1);MID([.P$1];5;2));[.Q35]);[ONUS_KM43.$A:.$AK];6;))" office:value-type="string" office:string-value="KQ235" calcext:value-type="string">
            <text:p>KQ235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-25.86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-24.82</text:p>
          </table:table-cell>
          <table:table-cell table:style-name="ce9" table:formula="of:=UPPER(VLOOKUP(CONCATENATE(CONCATENATE(MID([.U$1];3;1);MID([.U$1];5;2));[.V35]);[ONUS_KM43.$A:.$AK];6;))" office:value-type="string" office:string-value="TP522" calcext:value-type="string">
            <text:p>TP522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3.98</text:p>
          </table:table-cell>
          <table:table-cell table:style-name="ce9" table:formula="of:=UPPER(VLOOKUP(CONCATENATE(CONCATENATE(MID([.Z$1];3;1);MID([.Z$1];5;2));[.AA35]);[ONUS_KM43.$A:.$AK];6;))" office:value-type="string" office:string-value="TP603" calcext:value-type="string">
            <text:p>TP603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3.3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6]);[ONUS_KM43.$A:.$AK];6;))" office:value-type="string" office:string-value="TP433" calcext:value-type="string">
            <text:p>TP433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22.93</text:p>
          </table:table-cell>
          <table:table-cell table:style-name="ce9" table:formula="of:=UPPER(VLOOKUP(CONCATENATE(CONCATENATE(MID([.K$1];3;1);MID([.K$1];5;2));[.L36]);[ONUS_KM43.$A:.$AK];6;))" office:value-type="string" office:string-value="TP568" calcext:value-type="string">
            <text:p>TP568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-26.20</text:p>
          </table:table-cell>
          <table:table-cell table:style-name="ce9" table:formula="of:=UPPER(VLOOKUP(CONCATENATE(CONCATENATE(MID([.P$1];3;1);MID([.P$1];5;2));[.Q36]);[ONUS_KM43.$A:.$AK];6;))" office:value-type="string" office:string-value="KQ280" calcext:value-type="string">
            <text:p>KQ280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-19.3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-23.28</text:p>
          </table:table-cell>
          <table:table-cell table:style-name="ce9" table:formula="of:=UPPER(VLOOKUP(CONCATENATE(CONCATENATE(MID([.U$1];3;1);MID([.U$1];5;2));[.V36]);[ONUS_KM43.$A:.$AK];6;))" office:value-type="string" office:string-value="VSOL067" calcext:value-type="string">
            <text:p>VSOL067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-25.69</text:p>
          </table:table-cell>
          <table:table-cell table:style-name="ce9" table:formula="of:=UPPER(VLOOKUP(CONCATENATE(CONCATENATE(MID([.Z$1];3;1);MID([.Z$1];5;2));[.AA36]);[ONUS_KM43.$A:.$AK];6;))" office:value-type="string" office:string-value="TP609" calcext:value-type="string">
            <text:p>TP609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7]);[ONUS_KM43.$A:.$AK];6;))" office:value-type="string" office:string-value="TP566" calcext:value-type="string">
            <text:p>TP566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-24.4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K$1];3;1);MID([.K$1];5;2));[.L37]);[ONUS_KM43.$A:.$AK];6;))" office:value-type="string" office:string-value="VSOL004" calcext:value-type="string">
            <text:p>VSOL004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-25.68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7.45</text:p>
          </table:table-cell>
          <table:table-cell table:style-name="ce9" table:formula="of:=UPPER(VLOOKUP(CONCATENATE(CONCATENATE(MID([.P$1];3;1);MID([.P$1];5;2));[.Q37]);[ONUS_KM43.$A:.$AK];6;))" office:value-type="string" office:string-value="I348" calcext:value-type="string">
            <text:p>I348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22.75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U$1];3;1);MID([.U$1];5;2));[.V37]);[ONUS_KM43.$A:.$AK];6;))" office:value-type="string" office:string-value="VSOL061" calcext:value-type="string">
            <text:p>VSOL06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-23.28</text:p>
          </table:table-cell>
          <table:table-cell table:style-name="ce9" table:formula="of:=UPPER(VLOOKUP(CONCATENATE(CONCATENATE(MID([.Z$1];3;1);MID([.Z$1];5;2));[.AA37]);[ONUS_KM43.$A:.$AK];6;))" office:value-type="string" office:string-value="TP437" calcext:value-type="string">
            <text:p>TP437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-22.7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-23.19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8]);[ONUS_KM43.$A:.$AK];6;))" office:value-type="string" office:string-value="TP551" calcext:value-type="string">
            <text:p>TP551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2.08</text:p>
          </table:table-cell>
          <table:table-cell table:style-name="ce9" table:formula="of:=UPPER(VLOOKUP(CONCATENATE(CONCATENATE(MID([.K$1];3;1);MID([.K$1];5;2));[.L38]);[ONUS_KM43.$A:.$AK];6;))" office:value-type="string" office:string-value="VSOL019" calcext:value-type="string">
            <text:p>VSOL019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-23.18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25.23</text:p>
          </table:table-cell>
          <table:table-cell table:style-name="ce9" table:formula="of:=UPPER(VLOOKUP(CONCATENATE(CONCATENATE(MID([.P$1];3;1);MID([.P$1];5;2));[.Q38]);[ONUS_KM43.$A:.$AK];6;))" office:value-type="string" office:string-value="KQ221" calcext:value-type="string">
            <text:p>KQ22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-23.01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23.57</text:p>
          </table:table-cell>
          <table:table-cell table:style-name="ce9" table:formula="of:=UPPER(VLOOKUP(CONCATENATE(CONCATENATE(MID([.U$1];3;1);MID([.U$1];5;2));[.V38]);[ONUS_KM43.$A:.$AK];6;))" office:value-type="string" office:string-value="VSOL087" calcext:value-type="string">
            <text:p>VSOL087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-20.6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-22.52</text:p>
          </table:table-cell>
          <table:table-cell table:style-name="ce9" table:formula="of:=UPPER(VLOOKUP(CONCATENATE(CONCATENATE(MID([.Z$1];3;1);MID([.Z$1];5;2));[.AA38]);[ONUS_KM43.$A:.$AK];6;))" office:value-type="string" office:string-value="TP228B" calcext:value-type="string">
            <text:p>TP228B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2.60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39]);[ONUS_KM43.$A:.$AK];6;))" office:value-type="string" office:string-value="TP561" calcext:value-type="string">
            <text:p>TP56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-21.8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-22.68</text:p>
          </table:table-cell>
          <table:table-cell table:style-name="ce9" table:formula="of:=UPPER(VLOOKUP(CONCATENATE(CONCATENATE(MID([.K$1];3;1);MID([.K$1];5;2));[.L39]);[ONUS_KM43.$A:.$AK];6;))" office:value-type="string" office:string-value="VSOL047" calcext:value-type="string">
            <text:p>VSOL047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6.39</text:p>
          </table:table-cell>
          <table:table-cell table:style-name="ce9" table:formula="of:=UPPER(VLOOKUP(CONCATENATE(CONCATENATE(MID([.P$1];3;1);MID([.P$1];5;2));[.Q39]);[ONUS_KM43.$A:.$AK];6;))" office:value-type="string" office:string-value="KQ274" calcext:value-type="string">
            <text:p>KQ274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-22.00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-24.32</text:p>
          </table:table-cell>
          <table:table-cell table:style-name="ce9" table:formula="of:=UPPER(VLOOKUP(CONCATENATE(CONCATENATE(MID([.U$1];3;1);MID([.U$1];5;2));[.V39]);[ONUS_KM43.$A:.$AK];6;))" office:value-type="string" office:string-value="SU018" calcext:value-type="string">
            <text:p>SU018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-26.99</text:p>
          </table:table-cell>
          <table:table-cell table:style-name="ce9" table:formula="of:=UPPER(VLOOKUP(CONCATENATE(CONCATENATE(MID([.Z$1];3;1);MID([.Z$1];5;2));[.AA39]);[ONUS_KM43.$A:.$AK];6;))" office:value-type="string" office:string-value="TP444" calcext:value-type="string">
            <text:p>TP444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-23.9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3.77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0]);[ONUS_KM43.$A:.$AK];6;))" office:value-type="string" office:string-value="TM309" calcext:value-type="string">
            <text:p>TM309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-21.94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K$1];3;1);MID([.K$1];5;2));[.L40]);[ONUS_KM43.$A:.$AK];6;))" office:value-type="string" office:string-value="VSOL069" calcext:value-type="string">
            <text:p>VSOL069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-22.44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5.09</text:p>
          </table:table-cell>
          <table:table-cell table:style-name="ce9" table:formula="of:=UPPER(VLOOKUP(CONCATENATE(CONCATENATE(MID([.P$1];3;1);MID([.P$1];5;2));[.Q40]);[ONUS_KM43.$A:.$AK];6;))" office:value-type="string" office:string-value="TP029" calcext:value-type="string">
            <text:p>TP029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-21.13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U$1];3;1);MID([.U$1];5;2));[.V40]);[ONUS_KM43.$A:.$AK];6;))" office:value-type="string" office:string-value="" calcext:value-type="error">
            <text:p>#N/D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-20.50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-22.37</text:p>
          </table:table-cell>
          <table:table-cell table:style-name="ce9" table:formula="of:=UPPER(VLOOKUP(CONCATENATE(CONCATENATE(MID([.Z$1];3;1);MID([.Z$1];5;2));[.AA40]);[ONUS_KM43.$A:.$AK];6;))" office:value-type="string" office:string-value="TP481" calcext:value-type="string">
            <text:p>TP481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-22.29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-23.77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1]);[ONUS_KM43.$A:.$AK];6;))" office:value-type="string" office:string-value="TP550" calcext:value-type="string">
            <text:p>TP550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-22.08</text:p>
          </table:table-cell>
          <table:table-cell table:style-name="ce9" table:formula="of:=UPPER(VLOOKUP(CONCATENATE(CONCATENATE(MID([.K$1];3;1);MID([.K$1];5;2));[.L41]);[ONUS_KM43.$A:.$AK];6;))" office:value-type="string" office:string-value="VSOL077" calcext:value-type="string">
            <text:p>VSOL077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6.58</text:p>
          </table:table-cell>
          <table:table-cell table:style-name="ce9" table:formula="of:=UPPER(VLOOKUP(CONCATENATE(CONCATENATE(MID([.P$1];3;1);MID([.P$1];5;2));[.Q41]);[ONUS_KM43.$A:.$AK];6;))" office:value-type="string" office:string-value="KQ279" calcext:value-type="string">
            <text:p>KQ279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U$1];3;1);MID([.U$1];5;2));[.V41]);[ONUS_KM43.$A:.$AK];6;))" office:value-type="string" office:string-value="" calcext:value-type="error">
            <text:p>#N/D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25.69</text:p>
          </table:table-cell>
          <table:table-cell table:style-name="ce9" table:formula="of:=UPPER(VLOOKUP(CONCATENATE(CONCATENATE(MID([.Z$1];3;1);MID([.Z$1];5;2));[.AA41]);[ONUS_KM43.$A:.$AK];6;))" office:value-type="string" office:string-value="TP457" calcext:value-type="string">
            <text:p>TP457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-24.21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2]);[ONUS_KM43.$A:.$AK];6;))" office:value-type="string" office:string-value="VP313" calcext:value-type="string">
            <text:p>VP313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5.53</text:p>
          </table:table-cell>
          <table:table-cell table:style-name="ce9" table:formula="of:=UPPER(VLOOKUP(CONCATENATE(CONCATENATE(MID([.K$1];3;1);MID([.K$1];5;2));[.L42]);[ONUS_KM43.$A:.$AK];6;))" office:value-type="string" office:string-value="VSOL078" calcext:value-type="string">
            <text:p>VSOL078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-22.75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5.23</text:p>
          </table:table-cell>
          <table:table-cell table:style-name="ce9" table:formula="of:=UPPER(VLOOKUP(CONCATENATE(CONCATENATE(MID([.P$1];3;1);MID([.P$1];5;2));[.Q42]);[ONUS_KM43.$A:.$AK];6;))" office:value-type="string" office:string-value="KQ275" calcext:value-type="string">
            <text:p>KQ275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-18.47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-21.08</text:p>
          </table:table-cell>
          <table:table-cell table:style-name="ce9" table:formula="of:=UPPER(VLOOKUP(CONCATENATE(CONCATENATE(MID([.U$1];3;1);MID([.U$1];5;2));[.V42]);[ONUS_KM43.$A:.$AK];6;))" office:value-type="string" office:string-value="" calcext:value-type="error">
            <text:p>#N/D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-30.46</text:p>
          </table:table-cell>
          <table:table-cell table:style-name="ce9" table:formula="of:=UPPER(VLOOKUP(CONCATENATE(CONCATENATE(MID([.Z$1];3;1);MID([.Z$1];5;2));[.AA42]);[ONUS_KM43.$A:.$AK];6;))" office:value-type="string" office:string-value="TP463" calcext:value-type="string">
            <text:p>TP463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-21.19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3]);[ONUS_KM43.$A:.$AK];6;))" office:value-type="string" office:string-value="TP140" calcext:value-type="string">
            <text:p>TP140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-23.28</text:p>
          </table:table-cell>
          <table:table-cell table:style-name="ce9" table:formula="of:=UPPER(VLOOKUP(CONCATENATE(CONCATENATE(MID([.K$1];3;1);MID([.K$1];5;2));[.L43]);[ONUS_KM43.$A:.$AK];6;))" office:value-type="string" office:string-value="VSOL079" calcext:value-type="string">
            <text:p>VSOL079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-21.30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4.82</text:p>
          </table:table-cell>
          <table:table-cell table:style-name="ce9" table:formula="of:=UPPER(VLOOKUP(CONCATENATE(CONCATENATE(MID([.P$1];3;1);MID([.P$1];5;2));[.Q43]);[ONUS_KM43.$A:.$AK];6;))" office:value-type="string" office:string-value="KQ288" calcext:value-type="string">
            <text:p>KQ288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-19.4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-20.81</text:p>
          </table:table-cell>
          <table:table-cell table:style-name="ce9" table:formula="of:=UPPER(VLOOKUP(CONCATENATE(CONCATENATE(MID([.U$1];3;1);MID([.U$1];5;2));[.V43]);[ONUS_KM43.$A:.$AK];6;))" office:value-type="string" office:string-value="" calcext:value-type="error">
            <text:p>#N/D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22.84</text:p>
          </table:table-cell>
          <table:table-cell table:style-name="ce9" table:formula="of:=UPPER(VLOOKUP(CONCATENATE(CONCATENATE(MID([.Z$1];3;1);MID([.Z$1];5;2));[.AA43]);[ONUS_KM43.$A:.$AK];6;))" office:value-type="string" office:string-value="TP424" calcext:value-type="string">
            <text:p>TP424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-22.59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23.2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4]);[ONUS_KM43.$A:.$AK];6;))" office:value-type="string" office:string-value="SU001" calcext:value-type="string">
            <text:p>SU001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K$1];3;1);MID([.K$1];5;2));[.L44]);[ONUS_KM43.$A:.$AK];6;))" office:value-type="string" office:string-value="VSOL088" calcext:value-type="string">
            <text:p>VSOL088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P$1];3;1);MID([.P$1];5;2));[.Q44]);[ONUS_KM43.$A:.$AK];6;))" office:value-type="string" office:string-value="TN135" calcext:value-type="string">
            <text:p>TN135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-27.21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-28.24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4]);[ONUS_KM43.$A:.$AK];6;))" office:value-type="string" office:string-value="TP418" calcext:value-type="string">
            <text:p>TP4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21.0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5]);[ONUS_KM43.$A:.$AK];6;))" office:value-type="string" office:string-value="TP519" calcext:value-type="string">
            <text:p>TP519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-24.20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23.47</text:p>
          </table:table-cell>
          <table:table-cell table:style-name="ce9" table:formula="of:=UPPER(VLOOKUP(CONCATENATE(CONCATENATE(MID([.K$1];3;1);MID([.K$1];5;2));[.L45]);[ONUS_KM43.$A:.$AK];6;))" office:value-type="string" office:string-value="VSOL084" calcext:value-type="string">
            <text:p>VSOL084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-23.37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P$1];3;1);MID([.P$1];5;2));[.Q45]);[ONUS_KM43.$A:.$AK];6;))" office:value-type="string" office:string-value="TP034" calcext:value-type="string">
            <text:p>TP034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22.60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5]);[ONUS_KM43.$A:.$AK];6;))" office:value-type="string" office:string-value="TP503" calcext:value-type="string">
            <text:p>TP5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-23.19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6]);[ONUS_KM43.$A:.$AK];6;))" office:value-type="string" office:string-value="VSOL037" calcext:value-type="string">
            <text:p>VSOL037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-24.69</text:p>
          </table:table-cell>
          <table:table-cell table:style-name="ce9" table:formula="of:=UPPER(VLOOKUP(CONCATENATE(CONCATENATE(MID([.K$1];3;1);MID([.K$1];5;2));[.L46]);[ONUS_KM43.$A:.$AK];6;))" office:value-type="string" office:string-value="VSOL081" calcext:value-type="string">
            <text:p>VSOL081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24.95</text:p>
          </table:table-cell>
          <table:table-cell table:style-name="ce9" table:formula="of:=UPPER(VLOOKUP(CONCATENATE(CONCATENATE(MID([.P$1];3;1);MID([.P$1];5;2));[.Q46]);[ONUS_KM43.$A:.$AK];6;))" office:value-type="string" office:string-value="TP246" calcext:value-type="string">
            <text:p>TP246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-26.1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-22.93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6]);[ONUS_KM43.$A:.$AK];6;))" office:value-type="string" office:string-value="TP557" calcext:value-type="string">
            <text:p>TP5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0.6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23.2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7]);[ONUS_KM43.$A:.$AK];6;))" office:value-type="string" office:string-value="VSOL033" calcext:value-type="string">
            <text:p>VSOL033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-26.38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-24.09</text:p>
          </table:table-cell>
          <table:table-cell table:style-name="ce9" table:formula="of:=UPPER(VLOOKUP(CONCATENATE(CONCATENATE(MID([.K$1];3;1);MID([.K$1];5;2));[.L47]);[ONUS_KM43.$A:.$AK];6;))" office:value-type="string" office:string-value="VSOL099" calcext:value-type="string">
            <text:p>VSOL099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-25.68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-29.21</text:p>
          </table:table-cell>
          <table:table-cell table:style-name="ce9" table:formula="of:=UPPER(VLOOKUP(CONCATENATE(CONCATENATE(MID([.P$1];3;1);MID([.P$1];5;2));[.Q47]);[ONUS_KM43.$A:.$AK];6;))" office:value-type="string" office:string-value="O329" calcext:value-type="string">
            <text:p>O329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-20.55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2.30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7]);[ONUS_KM43.$A:.$AK];6;))" office:value-type="string" office:string-value="TP169" calcext:value-type="string">
            <text:p>TP1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6.99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8]);[ONUS_KM43.$A:.$AK];6;))" office:value-type="string" office:string-value="VSOL046" calcext:value-type="string">
            <text:p>VSOL046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K$1];3;1);MID([.K$1];5;2));[.L48]);[ONUS_KM43.$A:.$AK];6;))" office:value-type="string" office:string-value="" calcext:value-type="error">
            <text:p>#N/D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-28.54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-30.46</text:p>
          </table:table-cell>
          <table:table-cell table:style-name="ce9" table:formula="of:=UPPER(VLOOKUP(CONCATENATE(CONCATENATE(MID([.P$1];3;1);MID([.P$1];5;2));[.Q48]);[ONUS_KM43.$A:.$AK];6;))" office:value-type="string" office:string-value="TP086" calcext:value-type="string">
            <text:p>TP086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2.84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8]);[ONUS_KM43.$A:.$AK];6;))" office:value-type="string" office:string-value="VSOL026" calcext:value-type="string">
            <text:p>VSOL0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0.41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49]);[ONUS_KM43.$A:.$AK];6;))" office:value-type="string" office:string-value="VSOL063" calcext:value-type="string">
            <text:p>VSOL063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-21.0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K$1];3;1);MID([.K$1];5;2));[.L49]);[ONUS_KM43.$A:.$AK];6;))" office:value-type="string" office:string-value="" calcext:value-type="error">
            <text:p>#N/D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-32.21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-33.02</text:p>
          </table:table-cell>
          <table:table-cell table:style-name="ce9" table:formula="of:=UPPER(VLOOKUP(CONCATENATE(CONCATENATE(MID([.P$1];3;1);MID([.P$1];5;2));[.Q49]);[ONUS_KM43.$A:.$AK];6;))" office:value-type="string" office:string-value="LA89" calcext:value-type="string">
            <text:p>LA89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-22.67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-23.77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49]);[ONUS_KM43.$A:.$AK];6;))" office:value-type="string" office:string-value="SU003" calcext:value-type="string">
            <text:p>SU0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20.1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-22.76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0]);[ONUS_KM43.$A:.$AK];6;))" office:value-type="string" office:string-value="VSOL056" calcext:value-type="string">
            <text:p>VSOL056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-26.38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-23.19</text:p>
          </table:table-cell>
          <table:table-cell table:style-name="ce9" table:formula="of:=UPPER(VLOOKUP(CONCATENATE(CONCATENATE(MID([.K$1];3;1);MID([.K$1];5;2));[.L50]);[ONUS_KM43.$A:.$AK];6;))" office:value-type="string" office:string-value="" calcext:value-type="error">
            <text:p>#N/D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-24.95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-27.70</text:p>
          </table:table-cell>
          <table:table-cell table:style-name="ce9" table:formula="of:=UPPER(VLOOKUP(CONCATENATE(CONCATENATE(MID([.P$1];3;1);MID([.P$1];5;2));[.Q50]);[ONUS_KM43.$A:.$AK];6;))" office:value-type="string" office:string-value="TP168" calcext:value-type="string">
            <text:p>TP168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-29.5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28.87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0]);[ONUS_KM43.$A:.$AK];6;))" office:value-type="string" office:string-value="TP489" calcext:value-type="string">
            <text:p>TP4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0.8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22.52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1]);[ONUS_KM43.$A:.$AK];6;))" office:value-type="string" office:string-value="VSOL064" calcext:value-type="string">
            <text:p>VSOL064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-20.70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K$1];3;1);MID([.K$1];5;2));[.L51]);[ONUS_KM43.$A:.$AK];6;))" office:value-type="string" office:string-value="" calcext:value-type="error">
            <text:p>#N/D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-26.58</text:p>
          </table:table-cell>
          <table:table-cell table:style-name="ce9" table:formula="of:=UPPER(VLOOKUP(CONCATENATE(CONCATENATE(MID([.P$1];3;1);MID([.P$1];5;2));[.Q51]);[ONUS_KM43.$A:.$AK];6;))" office:value-type="string" office:string-value="VSOL015" calcext:value-type="string">
            <text:p>VSOL015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-20.22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-22.84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1]);[ONUS_KM43.$A:.$AK];6;))" office:value-type="string" office:string-value="VSOL043" calcext:value-type="string">
            <text:p>VSOL0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22.36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-22.52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2]);[ONUS_KM43.$A:.$AK];6;))" office:value-type="string" office:string-value="VSOL086" calcext:value-type="string">
            <text:p>VSOL086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22.60</text:p>
          </table:table-cell>
          <table:table-cell table:style-name="ce9" table:formula="of:=UPPER(VLOOKUP(CONCATENATE(CONCATENATE(MID([.K$1];3;1);MID([.K$1];5;2));[.L52]);[ONUS_KM43.$A:.$AK];6;))" office:value-type="string" office:string-value="" calcext:value-type="error">
            <text:p>#N/D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-25.38</text:p>
          </table:table-cell>
          <table:table-cell table:style-name="ce9" table:formula="of:=UPPER(VLOOKUP(CONCATENATE(CONCATENATE(MID([.P$1];3;1);MID([.P$1];5;2));[.Q52]);[ONUS_KM43.$A:.$AK];6;))" office:value-type="string" office:string-value="TP300" calcext:value-type="string">
            <text:p>TP300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-22.84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2]);[ONUS_KM43.$A:.$AK];6;))" office:value-type="string" office:string-value="VSOL071" calcext:value-type="string">
            <text:p>VSOL0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9.24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1.74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3]);[ONUS_KM43.$A:.$AK];6;))" office:value-type="string" office:string-value="VSOL085" calcext:value-type="string">
            <text:p>VSOL085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-20.86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21.94</text:p>
          </table:table-cell>
          <table:table-cell table:style-name="ce9" table:formula="of:=UPPER(VLOOKUP(CONCATENATE(CONCATENATE(MID([.K$1];3;1);MID([.K$1];5;2));[.L53]);[ONUS_KM43.$A:.$AK];6;))" office:value-type="string" office:string-value="" calcext:value-type="error">
            <text:p>#N/D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-23.66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-26.03</text:p>
          </table:table-cell>
          <table:table-cell table:style-name="ce9" table:formula="of:=UPPER(VLOOKUP(CONCATENATE(CONCATENATE(MID([.P$1];3;1);MID([.P$1];5;2));[.Q53]);[ONUS_KM43.$A:.$AK];6;))" office:value-type="string" office:string-value="TP274" calcext:value-type="string">
            <text:p>TP274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25.09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3]);[ONUS_KM43.$A:.$AK];6;))" office:value-type="string" office:string-value="VSOL090" calcext:value-type="string">
            <text:p>VSOL0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2.60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4]);[ONUS_KM43.$A:.$AK];6;))" office:value-type="string" office:string-value="VSOL097" calcext:value-type="string">
            <text:p>VSOL097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-23.01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3.98</text:p>
          </table:table-cell>
          <table:table-cell table:style-name="ce9" table:formula="of:=UPPER(VLOOKUP(CONCATENATE(CONCATENATE(MID([.K$1];3;1);MID([.K$1];5;2));[.L54]);[ONUS_KM43.$A:.$AK];6;))" office:value-type="string" office:string-value="" calcext:value-type="error">
            <text:p>#N/D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-33.97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-29.59</text:p>
          </table:table-cell>
          <table:table-cell table:style-name="ce9" table:formula="of:=UPPER(VLOOKUP(CONCATENATE(CONCATENATE(MID([.P$1];3;1);MID([.P$1];5;2));[.Q54]);[ONUS_KM43.$A:.$AK];6;))" office:value-type="string" office:string-value="TP399" calcext:value-type="string">
            <text:p>TP399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22.22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4]);[ONUS_KM43.$A:.$AK];6;))" office:value-type="string" office:string-value="VSOL089" calcext:value-type="string">
            <text:p>VSOL08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-23.8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5]);[ONUS_KM43.$A:.$AK];6;))" office:value-type="string" office:string-value="" calcext:value-type="error">
            <text:p>#N/D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-20.7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22.45</text:p>
          </table:table-cell>
          <table:table-cell table:style-name="ce9" table:formula="of:=UPPER(VLOOKUP(CONCATENATE(CONCATENATE(MID([.K$1];3;1);MID([.K$1];5;2));[.L55]);[ONUS_KM43.$A:.$AK];6;))" office:value-type="string" office:string-value="" calcext:value-type="error">
            <text:p>#N/D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-26.57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-29.21</text:p>
          </table:table-cell>
          <table:table-cell table:style-name="ce9" table:formula="of:=UPPER(VLOOKUP(CONCATENATE(CONCATENATE(MID([.P$1];3;1);MID([.P$1];5;2));[.Q55]);[ONUS_KM43.$A:.$AK];6;))" office:value-type="string" office:string-value="KQ359" calcext:value-type="string">
            <text:p>KQ359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-20.97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-22.6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5]);[ONUS_KM43.$A:.$AK];6;))" office:value-type="string" office:string-value="SU017" calcext:value-type="string">
            <text:p>SU0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-25.53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6]);[ONUS_KM43.$A:.$AK];6;))" office:value-type="string" office:string-value="" calcext:value-type="error">
            <text:p>#N/D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2.22</text:p>
          </table:table-cell>
          <table:table-cell table:style-name="ce9" table:formula="of:=UPPER(VLOOKUP(CONCATENATE(CONCATENATE(MID([.K$1];3;1);MID([.K$1];5;2));[.L56]);[ONUS_KM43.$A:.$AK];6;))" office:value-type="string" office:string-value="" calcext:value-type="error">
            <text:p>#N/D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24.56</text:p>
          </table:table-cell>
          <table:table-cell table:style-name="ce9" table:formula="of:=UPPER(VLOOKUP(CONCATENATE(CONCATENATE(MID([.P$1];3;1);MID([.P$1];5;2));[.Q56]);[ONUS_KM43.$A:.$AK];6;))" office:value-type="string" office:string-value="TP355" calcext:value-type="string">
            <text:p>TP355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-23.5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6.99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6]);[ONUS_KM43.$A:.$AK];6;))" office:value-type="string" office:string-value="" calcext:value-type="error">
            <text:p>#N/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4.95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7]);[ONUS_KM43.$A:.$AK];6;))" office:value-type="string" office:string-value="" calcext:value-type="error">
            <text:p>#N/D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-20.55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22.76</text:p>
          </table:table-cell>
          <table:table-cell table:style-name="ce9" table:formula="of:=UPPER(VLOOKUP(CONCATENATE(CONCATENATE(MID([.K$1];3;1);MID([.K$1];5;2));[.L57]);[ONUS_KM43.$A:.$AK];6;))" office:value-type="string" office:string-value="" calcext:value-type="error">
            <text:p>#N/D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-21.94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23.77</text:p>
          </table:table-cell>
          <table:table-cell table:style-name="ce9" table:formula="of:=UPPER(VLOOKUP(CONCATENATE(CONCATENATE(MID([.P$1];3;1);MID([.P$1];5;2));[.Q57]);[ONUS_KM43.$A:.$AK];6;))" office:value-type="string" office:string-value="L479B" calcext:value-type="string">
            <text:p>L479B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-21.94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7]);[ONUS_KM43.$A:.$AK];6;))" office:value-type="string" office:string-value="" calcext:value-type="error">
            <text:p>#N/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23.9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8]);[ONUS_KM43.$A:.$AK];6;))" office:value-type="string" office:string-value="" calcext:value-type="error">
            <text:p>#N/D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3.8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P$1];3;1);MID([.P$1];5;2));[.Q58]);[ONUS_KM43.$A:.$AK];6;))" office:value-type="string" office:string-value="VSOL001" calcext:value-type="string">
            <text:p>VSOL001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23.19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8]);[ONUS_KM43.$A:.$AK];6;))" office:value-type="string" office:string-value="" calcext:value-type="error">
            <text:p>#N/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9.4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-22.45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59]);[ONUS_KM43.$A:.$AK];6;))" office:value-type="string" office:string-value="" calcext:value-type="error">
            <text:p>#N/D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-23.3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P$1];3;1);MID([.P$1];5;2));[.Q59]);[ONUS_KM43.$A:.$AK];6;))" office:value-type="string" office:string-value="VSOL007" calcext:value-type="string">
            <text:p>VSOL007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-23.18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-24.56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Z$1];3;1);MID([.Z$1];5;2));[.AA59]);[ONUS_KM43.$A:.$AK];6;))" office:value-type="string" office:string-value="" calcext:value-type="error">
            <text:p>#N/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21.30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-23.28</text:p>
          </table:table-cell>
          <table:table-cell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60]);[ONUS_KM43.$A:.$AK];6;))" office:value-type="string" office:string-value="" calcext:value-type="error">
            <text:p>#N/D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-20.41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-22.68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P$1];3;1);MID([.P$1];5;2));[.Q60]);[ONUS_KM43.$A:.$AK];6;))" office:value-type="string" office:string-value="VSOL008" calcext:value-type="string">
            <text:p>VSOL008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-21.13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2.22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61]);[ONUS_KM43.$A:.$AK];6;))" office:value-type="string" office:string-value="" calcext:value-type="error">
            <text:p>#N/D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-24.21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P$1];3;1);MID([.P$1];5;2));[.Q61]);[ONUS_KM43.$A:.$AK];6;))" office:value-type="string" office:string-value="VSOL006" calcext:value-type="string">
            <text:p>VSOL006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4.09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5"/>
          <table:table-cell table:style-name="ce9" table:formula="of:=UPPER(VLOOKUP(CONCATENATE(CONCATENATE(MID([.F$1];3;1);MID([.F$1];5;2));[.G62]);[ONUS_KM43.$A:.$AK];6;))" office:value-type="string" office:string-value="" calcext:value-type="error">
            <text:p>#N/D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-20.55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-23.02</text:p>
          </table:table-cell>
          <table:table-cell/>
          <table:table-cell table:style-name="ce10"/>
          <table:table-cell table:number-columns-repeated="3"/>
          <table:table-cell table:style-name="ce9" table:formula="of:=UPPER(VLOOKUP(CONCATENATE(CONCATENATE(MID([.P$1];3;1);MID([.P$1];5;2));[.Q62]);[ONUS_KM43.$A:.$AK];6;))" office:value-type="string" office:string-value="VSOL005" calcext:value-type="string">
            <text:p>VSOL005</text:p>
          </table:table-cell>
          <table:table-cell table:style-name="ce10" office:value-type="float" office:value="60" calcext:value-type="float">
            <text:p>60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3]);[ONUS_KM43.$A:.$AK];6;))" office:value-type="string" office:string-value="VSOL011" calcext:value-type="string">
            <text:p>VSOL0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23.76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3.3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4]);[ONUS_KM43.$A:.$AK];6;))" office:value-type="string" office:string-value="VSOL010" calcext:value-type="string">
            <text:p>VSOL0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21.3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2.84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5]);[ONUS_KM43.$A:.$AK];6;))" office:value-type="string" office:string-value="VSOL013" calcext:value-type="string">
            <text:p>VSOL0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21.67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2.1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6]);[ONUS_KM43.$A:.$AK];6;))" office:value-type="string" office:string-value="VSOL016" calcext:value-type="string">
            <text:p>VSOL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-23.77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7]);[ONUS_KM43.$A:.$AK];6;))" office:value-type="string" office:string-value="VSOL017" calcext:value-type="string">
            <text:p>VSOL0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22.14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3.57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8]);[ONUS_KM43.$A:.$AK];6;))" office:value-type="string" office:string-value="VSOL024" calcext:value-type="string">
            <text:p>VSOL0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25.08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7.70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69]);[ONUS_KM43.$A:.$AK];6;))" office:value-type="string" office:string-value="VSOL023" calcext:value-type="string">
            <text:p>VSOL02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19.9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-21.5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0]);[ONUS_KM43.$A:.$AK];6;))" office:value-type="string" office:string-value="VSOL027" calcext:value-type="string">
            <text:p>VSOL0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20.2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-22.30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1]);[ONUS_KM43.$A:.$AK];6;))" office:value-type="string" office:string-value="VSOL018" calcext:value-type="string">
            <text:p>VSOL0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19.91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21.94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2]);[ONUS_KM43.$A:.$AK];6;))" office:value-type="string" office:string-value="VSOL021" calcext:value-type="string">
            <text:p>VSOL0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23.02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3]);[ONUS_KM43.$A:.$AK];6;))" office:value-type="string" office:string-value="VSOL014" calcext:value-type="string">
            <text:p>VSOL0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21.7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-24.32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4]);[ONUS_KM43.$A:.$AK];6;))" office:value-type="string" office:string-value="TP541" calcext:value-type="string">
            <text:p>TP54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-25.69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5]);[ONUS_KM43.$A:.$AK];6;))" office:value-type="string" office:string-value="TP520" calcext:value-type="string">
            <text:p>TP5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21.3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-22.22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6]);[ONUS_KM43.$A:.$AK];6;))" office:value-type="string" office:string-value="J212" calcext:value-type="string">
            <text:p>J2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23.1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-25.53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7]);[ONUS_KM43.$A:.$AK];6;))" office:value-type="string" office:string-value="VSOL029" calcext:value-type="string">
            <text:p>VSOL0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19.43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0.87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8]);[ONUS_KM43.$A:.$AK];6;))" office:value-type="string" office:string-value="VSOL030" calcext:value-type="string">
            <text:p>VSOL0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2.0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79]);[ONUS_KM43.$A:.$AK];6;))" office:value-type="string" office:string-value="VSOL034" calcext:value-type="string">
            <text:p>VSOL03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21.08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23.3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0]);[ONUS_KM43.$A:.$AK];6;))" office:value-type="string" office:string-value="VSOL035" calcext:value-type="string">
            <text:p>VSOL03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19.91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-22.0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1]);[ONUS_KM43.$A:.$AK];6;))" office:value-type="string" office:string-value="VSOL036" calcext:value-type="string">
            <text:p>VSOL0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19.62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-21.49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2]);[ONUS_KM43.$A:.$AK];6;))" office:value-type="string" office:string-value="VSOL052" calcext:value-type="string">
            <text:p>VSOL05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21.80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-22.4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3]);[ONUS_KM43.$A:.$AK];6;))" office:value-type="string" office:string-value="VSOL051" calcext:value-type="string">
            <text:p>VSOL0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20.65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-21.94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4]);[ONUS_KM43.$A:.$AK];6;))" office:value-type="string" office:string-value="VSOL053" calcext:value-type="string">
            <text:p>VSOL05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3.2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5]);[ONUS_KM43.$A:.$AK];6;))" office:value-type="string" office:string-value="VSOL062" calcext:value-type="string">
            <text:p>VSOL06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25.37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-24.44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6]);[ONUS_KM43.$A:.$AK];6;))" office:value-type="string" office:string-value="VSOL065" calcext:value-type="string">
            <text:p>VSOL0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21.42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22.93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7]);[ONUS_KM43.$A:.$AK];6;))" office:value-type="string" office:string-value="VSOL060" calcext:value-type="string">
            <text:p>VSOL06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19.6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-21.2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8]);[ONUS_KM43.$A:.$AK];6;))" office:value-type="string" office:string-value="VSOL066" calcext:value-type="string">
            <text:p>VSOL06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3.3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89]);[ONUS_KM43.$A:.$AK];6;))" office:value-type="string" office:string-value="VSOL068" calcext:value-type="string">
            <text:p>VSOL0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21.5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0]);[ONUS_KM43.$A:.$AK];6;))" office:value-type="string" office:string-value="VSOL073" calcext:value-type="string">
            <text:p>VSOL0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19.58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2.52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1]);[ONUS_KM43.$A:.$AK];6;))" office:value-type="string" office:string-value="VSOL074" calcext:value-type="string">
            <text:p>VSOL0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9.1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-21.25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2]);[ONUS_KM43.$A:.$AK];6;))" office:value-type="string" office:string-value="VSOL075" calcext:value-type="string">
            <text:p>VSOL07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18.12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-19.96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3]);[ONUS_KM43.$A:.$AK];6;))" office:value-type="string" office:string-value="VSOL092" calcext:value-type="string">
            <text:p>VSOL0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20.04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23.10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4]);[ONUS_KM43.$A:.$AK];6;))" office:value-type="string" office:string-value="VSOL093" calcext:value-type="string">
            <text:p>VSOL0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-22.93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5]);[ONUS_KM43.$A:.$AK];6;))" office:value-type="string" office:string-value="VSOL094" calcext:value-type="string">
            <text:p>VSOL0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20.31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-23.19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6]);[ONUS_KM43.$A:.$AK];6;))" office:value-type="string" office:string-value="" calcext:value-type="error">
            <text:p>#N/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19.3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-21.37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7]);[ONUS_KM43.$A:.$AK];6;))" office:value-type="string" office:string-value="" calcext:value-type="error">
            <text:p>#N/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-22.37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8]);[ONUS_KM43.$A:.$AK];6;))" office:value-type="string" office:string-value="" calcext:value-type="error">
            <text:p>#N/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25.53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-24.82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99]);[ONUS_KM43.$A:.$AK];6;))" office:value-type="string" office:string-value="" calcext:value-type="error">
            <text:p>#N/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24.0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25.69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100]);[ONUS_KM43.$A:.$AK];6;))" office:value-type="string" office:string-value="" calcext:value-type="error">
            <text:p>#N/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19.28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22.0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101]);[ONUS_KM43.$A:.$AK];6;))" office:value-type="string" office:string-value="" calcext:value-type="error">
            <text:p>#N/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9.74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-22.76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102]);[ONUS_KM43.$A:.$AK];6;))" office:value-type="string" office:string-value="" calcext:value-type="error">
            <text:p>#N/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-21.68</text:p>
          </table:table-cell>
          <table:table-cell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table:style-name="ce9" table:formula="of:=UPPER(VLOOKUP(CONCATENATE(CONCATENATE(MID([.P$1];3;1);MID([.P$1];5;2));[.Q103]);[ONUS_KM43.$A:.$AK];6;))" office:value-type="string" office:string-value="" calcext:value-type="error">
            <text:p>#N/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-23.77</text:p>
          </table:table-cell>
          <table:table-cell/>
          <table:table-cell table:style-name="ce10"/>
          <table:table-cell table:number-columns-repeated="16362"/>
        </table:table-row>
        <table:table-row table:style-name="ro4" table:number-rows-repeated="10484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26-04-2023" table:style-name="ta4">
        <table:table-column table:style-name="co12" table:default-cell-style-name="ce9"/>
        <table:table-column table:style-name="co12" table:number-columns-repeated="3" table:default-cell-style-name="Default"/>
        <table:table-column table:style-name="co12" table:default-cell-style-name="ce22"/>
        <table:table-column table:style-name="co12" table:number-columns-repeated="57" table:default-cell-style-name="Default"/>
        <table:table-row table:style-name="ro2">
          <table:table-cell table:style-name="ce7" office:value-type="string" calcext:value-type="string" table:number-columns-spanned="5" table:number-rows-spanned="1">
            <text:p>0/1/3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5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6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7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8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9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10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11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12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13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14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0/1/15</text:p>
          </table:table-cell>
          <table:covered-table-cell table:number-columns-repeated="4" table:style-name="ce1"/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NT ID</text:p>
          </table:table-cell>
          <table:table-cell table:style-name="ce2" office:value-type="string" calcext:value-type="string">
            <text:p>ONT RX</text:p>
          </table:table-cell>
          <table:table-cell table:style-name="ce2" office:value-type="string" calcext:value-type="string">
            <text:p>ONT TX</text:p>
          </table:table-cell>
          <table:table-cell table:style-name="ce3" office:value-type="string" calcext:value-type="string">
            <text:p>OLT RX</text:p>
          </table:table-cell>
          <table:table-cell table:style-name="ce1" table:number-columns-repeated="2"/>
        </table:table-row>
        <table:table-row table:style-name="ro2">
          <table:table-cell table:formula="of:=UPPER(VLOOKUP(CONCATENATE(CONCATENATE(MID([.A$1];3;1);MID([.A$1];5;2));[.B3]);[ONUS_KM43.$A:.$AK];6;))" office:value-type="string" office:string-value="KQ236" calcext:value-type="string">
            <text:p>KQ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22.14</text:p>
          </table:table-cell>
          <table:table-cell office:value-type="string" calcext:value-type="string">
            <text:p><text:s text:c="3"/>2.04</text:p>
          </table:table-cell>
          <table:table-cell office:value-type="string" calcext:value-type="string">
            <text:p><text:s text:c="4"/>-23.88</text:p>
          </table:table-cell>
          <table:table-cell table:style-name="ce9" table:formula="of:=UPPER(VLOOKUP(CONCATENATE(CONCATENATE(MID([.F$1];3;1);MID([.F$1];5;2));[.G3]);[ONUS_KM43.$A:.$AK];6;))" office:value-type="string" office:string-value="" calcext:value-type="error">
            <text:p>#N/D</text:p>
          </table:table-cell>
          <table:table-cell table:number-columns-repeated="56"/>
        </table:table-row>
        <table:table-row table:style-name="ro2">
          <table:table-cell table:formula="of:=UPPER(VLOOKUP(CONCATENATE(CONCATENATE(MID([.A$1];3;1);MID([.A$1];5;2));[.B4]);[ONUS_KM43.$A:.$AK];6;))" office:value-type="string" office:string-value="KQ231" calcext:value-type="string">
            <text:p>KQ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17.01</text:p>
          </table:table-cell>
          <table:table-cell office:value-type="string" calcext:value-type="string">
            <text:p><text:s text:c="3"/>2.22</text:p>
          </table:table-cell>
          <table:table-cell office:value-type="string" calcext:value-type="string">
            <text:p><text:s text:c="4"/>-20.23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5]);[ONUS_KM43.$A:.$AK];6;))" office:value-type="string" office:string-value="KQ287" calcext:value-type="string">
            <text:p>KQ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19.10</text:p>
          </table:table-cell>
          <table:table-cell office:value-type="string" calcext:value-type="string">
            <text:p><text:s text:c="3"/>2.12</text:p>
          </table:table-cell>
          <table:table-cell office:value-type="string" calcext:value-type="string">
            <text:p><text:s text:c="4"/>-19.96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6]);[ONUS_KM43.$A:.$AK];6;))" office:value-type="string" office:string-value="TP024" calcext:value-type="string">
            <text:p>TP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21.55</text:p>
          </table:table-cell>
          <table:table-cell office:value-type="string" calcext:value-type="string">
            <text:p><text:s text:c="3"/>1.45</text:p>
          </table:table-cell>
          <table:table-cell office:value-type="string" calcext:value-type="string">
            <text:p><text:s text:c="4"/>-21.62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7]);[ONUS_KM43.$A:.$AK];6;))" office:value-type="string" office:string-value="TP052" calcext:value-type="string">
            <text:p>TP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22.76</text:p>
          </table:table-cell>
          <table:table-cell office:value-type="string" calcext:value-type="string">
            <text:p><text:s text:c="3"/>1.15</text:p>
          </table:table-cell>
          <table:table-cell office:value-type="string" calcext:value-type="string">
            <text:p><text:s text:c="4"/>-23.67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8]);[ONUS_KM43.$A:.$AK];6;))" office:value-type="string" office:string-value="TP070" calcext:value-type="string">
            <text:p>TP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23.18</text:p>
          </table:table-cell>
          <table:table-cell office:value-type="string" calcext:value-type="string">
            <text:p><text:s text:c="3"/>1.28</text:p>
          </table:table-cell>
          <table:table-cell office:value-type="string" calcext:value-type="string">
            <text:p><text:s text:c="4"/>-22.68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9]);[ONUS_KM43.$A:.$AK];6;))" office:value-type="string" office:string-value="TP046" calcext:value-type="string">
            <text:p>TP0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20.55</text:p>
          </table:table-cell>
          <table:table-cell office:value-type="string" calcext:value-type="string">
            <text:p><text:s text:c="3"/>1.31</text:p>
          </table:table-cell>
          <table:table-cell office:value-type="string" calcext:value-type="string">
            <text:p><text:s text:c="4"/>-21.88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10]);[ONUS_KM43.$A:.$AK];6;))" office:value-type="string" office:string-value="TP492" calcext:value-type="string">
            <text:p>TP4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-22.84</text:p>
          </table:table-cell>
          <table:table-cell office:value-type="string" calcext:value-type="string">
            <text:p><text:s text:c="3"/>1.14</text:p>
          </table:table-cell>
          <table:table-cell office:value-type="string" calcext:value-type="string">
            <text:p><text:s text:c="4"/>-24.69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11]);[ONUS_KM43.$A:.$AK];6;))" office:value-type="string" office:string-value="TP084" calcext:value-type="string">
            <text:p>TP0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-25.85</text:p>
          </table:table-cell>
          <table:table-cell office:value-type="string" calcext:value-type="string">
            <text:p><text:s text:c="3"/>1.28</text:p>
          </table:table-cell>
          <table:table-cell office:value-type="string" calcext:value-type="string">
            <text:p><text:s text:c="4"/>-26.99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12]);[ONUS_KM43.$A:.$AK];6;))" office:value-type="string" office:string-value="TP098" calcext:value-type="string">
            <text:p>TP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24.95</text:p>
          </table:table-cell>
          <table:table-cell office:value-type="string" calcext:value-type="string">
            <text:p><text:s text:c="3"/>1.30</text:p>
          </table:table-cell>
          <table:table-cell office:value-type="string" calcext:value-type="string">
            <text:p><text:s text:c="4"/>-21.25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13]);[ONUS_KM43.$A:.$AK];6;))" office:value-type="string" office:string-value="TP166" calcext:value-type="string">
            <text:p>TP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-19.13</text:p>
          </table:table-cell>
          <table:table-cell office:value-type="string" calcext:value-type="string">
            <text:p><text:s text:c="3"/>0.86</text:p>
          </table:table-cell>
          <table:table-cell office:value-type="string" calcext:value-type="string">
            <text:p><text:s text:c="4"/>-21.49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14]);[ONUS_KM43.$A:.$AK];6;))" office:value-type="string" office:string-value="TP163" calcext:value-type="string">
            <text:p>TP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-28.86</text:p>
          </table:table-cell>
          <table:table-cell office:value-type="string" calcext:value-type="string">
            <text:p><text:s text:c="3"/>1.31</text:p>
          </table:table-cell>
          <table:table-cell office:value-type="string" calcext:value-type="string">
            <text:p><text:s text:c="4"/>-30.46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15]);[ONUS_KM43.$A:.$AK];6;))" office:value-type="string" office:string-value="TP205" calcext:value-type="string">
            <text:p>TP2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-20.91</text:p>
          </table:table-cell>
          <table:table-cell office:value-type="string" calcext:value-type="string">
            <text:p><text:s text:c="3"/>0.96</text:p>
          </table:table-cell>
          <table:table-cell office:value-type="string" calcext:value-type="string">
            <text:p><text:s text:c="4"/>-22.22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16]);[ONUS_KM43.$A:.$AK];6;))" office:value-type="string" office:string-value="TP126" calcext:value-type="string">
            <text:p>TP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-20.31</text:p>
          </table:table-cell>
          <table:table-cell office:value-type="string" calcext:value-type="string">
            <text:p><text:s text:c="3"/>0.88</text:p>
          </table:table-cell>
          <table:table-cell office:value-type="string" calcext:value-type="string">
            <text:p><text:s text:c="4"/>-21.55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17]);[ONUS_KM43.$A:.$AK];6;))" office:value-type="string" office:string-value="TP215" calcext:value-type="string">
            <text:p>TP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-19.46</text:p>
          </table:table-cell>
          <table:table-cell office:value-type="string" calcext:value-type="string">
            <text:p><text:s text:c="3"/>1.39</text:p>
          </table:table-cell>
          <table:table-cell office:value-type="string" calcext:value-type="string">
            <text:p><text:s text:c="4"/>-20.71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18]);[ONUS_KM43.$A:.$AK];6;))" office:value-type="string" office:string-value="TP242" calcext:value-type="string">
            <text:p>TP2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 text:c="3"/>1.25</text:p>
          </table:table-cell>
          <table:table-cell office:value-type="string" calcext:value-type="string">
            <text:p><text:s text:c="4"/>-25.86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19]);[ONUS_KM43.$A:.$AK];6;))" office:value-type="string" office:string-value="TP439" calcext:value-type="string">
            <text:p>TP4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-23.18</text:p>
          </table:table-cell>
          <table:table-cell office:value-type="string" calcext:value-type="string">
            <text:p><text:s text:c="3"/>1.25</text:p>
          </table:table-cell>
          <table:table-cell office:value-type="string" calcext:value-type="string">
            <text:p><text:s text:c="4"/>-22.84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20]);[ONUS_KM43.$A:.$AK];6;))" office:value-type="string" office:string-value="KQ423" calcext:value-type="string">
            <text:p>KQ4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-20.50</text:p>
          </table:table-cell>
          <table:table-cell office:value-type="string" calcext:value-type="string">
            <text:p><text:s text:c="3"/>2.59</text:p>
          </table:table-cell>
          <table:table-cell office:value-type="string" calcext:value-type="string">
            <text:p><text:s text:c="4"/>-20.81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21]);[ONUS_KM43.$A:.$AK];6;))" office:value-type="string" office:string-value="TP362" calcext:value-type="string">
            <text:p>TP3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-22.00</text:p>
          </table:table-cell>
          <table:table-cell office:value-type="string" calcext:value-type="string">
            <text:p><text:s text:c="3"/>1.10</text:p>
          </table:table-cell>
          <table:table-cell office:value-type="string" calcext:value-type="string">
            <text:p><text:s text:c="4"/>-21.08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22]);[ONUS_KM43.$A:.$AK];6;))" office:value-type="string" office:string-value="KQ336" calcext:value-type="string">
            <text:p>KQ3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-26.99</text:p>
          </table:table-cell>
          <table:table-cell office:value-type="string" calcext:value-type="string">
            <text:p><text:s text:c="3"/>1.44</text:p>
          </table:table-cell>
          <table:table-cell office:value-type="string" calcext:value-type="string">
            <text:p><text:s text:c="4"/>-26.78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23]);[ONUS_KM43.$A:.$AK];6;))" office:value-type="string" office:string-value="VSOL031" calcext:value-type="string">
            <text:p>VSOL0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-21.48</text:p>
          </table:table-cell>
          <table:table-cell office:value-type="string" calcext:value-type="string">
            <text:p><text:s text:c="3"/>1.91</text:p>
          </table:table-cell>
          <table:table-cell office:value-type="string" calcext:value-type="string">
            <text:p><text:s text:c="4"/>-22.15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24]);[ONUS_KM43.$A:.$AK];6;))" office:value-type="string" office:string-value="KQ407" calcext:value-type="string">
            <text:p>KQ4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-19.46</text:p>
          </table:table-cell>
          <table:table-cell office:value-type="string" calcext:value-type="string">
            <text:p><text:s text:c="3"/>2.10</text:p>
          </table:table-cell>
          <table:table-cell office:value-type="string" calcext:value-type="string">
            <text:p><text:s text:c="4"/>-21.14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25]);[ONUS_KM43.$A:.$AK];6;))" office:value-type="string" office:string-value="VSOL045" calcext:value-type="string">
            <text:p>VSOL0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-18.96</text:p>
          </table:table-cell>
          <table:table-cell office:value-type="string" calcext:value-type="string">
            <text:p><text:s text:c="3"/>1.84</text:p>
          </table:table-cell>
          <table:table-cell office:value-type="string" calcext:value-type="string">
            <text:p><text:s text:c="4"/>-19.83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26]);[ONUS_KM43.$A:.$AK];6;))" office:value-type="string" office:string-value="VSOL057" calcext:value-type="string">
            <text:p>VSOL0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-25.37</text:p>
          </table:table-cell>
          <table:table-cell office:value-type="string" calcext:value-type="string">
            <text:p><text:s text:c="3"/>2.21</text:p>
          </table:table-cell>
          <table:table-cell office:value-type="string" calcext:value-type="string">
            <text:p><text:s text:c="4"/>-26.99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27]);[ONUS_KM43.$A:.$AK];6;))" office:value-type="string" office:string-value="VSOL059" calcext:value-type="string">
            <text:p>VSOL0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-19.06</text:p>
          </table:table-cell>
          <table:table-cell office:value-type="string" calcext:value-type="string">
            <text:p><text:s text:c="3"/>1.77</text:p>
          </table:table-cell>
          <table:table-cell office:value-type="string" calcext:value-type="string">
            <text:p><text:s text:c="4"/>-20.41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28]);[ONUS_KM43.$A:.$AK];6;))" office:value-type="string" office:string-value="VSOL058" calcext:value-type="string">
            <text:p>VSOL0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-17.87</text:p>
          </table:table-cell>
          <table:table-cell office:value-type="string" calcext:value-type="string">
            <text:p><text:s text:c="3"/>1.96</text:p>
          </table:table-cell>
          <table:table-cell office:value-type="string" calcext:value-type="string">
            <text:p><text:s text:c="4"/>-19.14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29]);[ONUS_KM43.$A:.$AK];6;))" office:value-type="string" office:string-value="SU013" calcext:value-type="string">
            <text:p>SU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-19.54</text:p>
          </table:table-cell>
          <table:table-cell office:value-type="string" calcext:value-type="string">
            <text:p><text:s text:c="3"/>1.49</text:p>
          </table:table-cell>
          <table:table-cell office:value-type="string" calcext:value-type="string">
            <text:p><text:s text:c="4"/>-20.37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30]);[ONUS_KM43.$A:.$AK];6;))" office:value-type="string" office:string-value="" calcext:value-type="error">
            <text:p>#N/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-18.92</text:p>
          </table:table-cell>
          <table:table-cell office:value-type="string" calcext:value-type="string">
            <text:p><text:s text:c="3"/>1.59</text:p>
          </table:table-cell>
          <table:table-cell office:value-type="string" calcext:value-type="string">
            <text:p><text:s text:c="4"/>-19.96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31]);[ONUS_KM43.$A:.$AK];6;))" office:value-type="string" office:string-value="VSOL054" calcext:value-type="string">
            <text:p>VSOL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-21.55</text:p>
          </table:table-cell>
          <table:table-cell office:value-type="string" calcext:value-type="string">
            <text:p><text:s text:c="3"/>2.13</text:p>
          </table:table-cell>
          <table:table-cell office:value-type="string" calcext:value-type="string">
            <text:p><text:s text:c="4"/>-21.20</text:p>
          </table:table-cell>
          <table:table-cell table:number-columns-repeated="57"/>
        </table:table-row>
        <table:table-row table:style-name="ro2">
          <table:table-cell table:formula="of:=UPPER(VLOOKUP(CONCATENATE(CONCATENATE(MID([.A$1];3;1);MID([.A$1];5;2));[.B32]);[ONUS_KM43.$A:.$AK];6;))" office:value-type="string" office:string-value="" calcext:value-type="error">
            <text:p>#N/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-19.39</text:p>
          </table:table-cell>
          <table:table-cell office:value-type="string" calcext:value-type="string">
            <text:p><text:s text:c="3"/>1.02</text:p>
          </table:table-cell>
          <table:table-cell office:value-type="string" calcext:value-type="string">
            <text:p><text:s text:c="4"/>-25.86</text:p>
          </table:table-cell>
          <table:table-cell table:number-columns-repeated="57"/>
        </table:table-row>
      </table:table>
      <table:table table:name="ONUS_KM43" table:style-name="ta1"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4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17" table:default-cell-style-name="ce11"/>
        <table:table-column table:style-name="co22" table:default-cell-style-name="ce11"/>
        <table:table-column table:style-name="co23" table:default-cell-style-name="ce11"/>
        <table:table-column table:style-name="co18" table:default-cell-style-name="ce11"/>
        <table:table-column table:style-name="co1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4" table:default-cell-style-name="ce11"/>
        <table:table-column table:style-name="co28" table:number-columns-repeated="2" table:default-cell-style-name="ce11"/>
        <table:table-column table:style-name="co26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26" table:number-columns-repeated="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22" table:default-cell-style-name="ce11"/>
        <table:table-column table:style-name="co38" table:default-cell-style-name="ce11"/>
        <table:table-column table:style-name="co39" table:default-cell-style-name="ce11"/>
        <table:table-column table:style-name="co1" table:number-columns-repeated="16347" table:default-cell-style-name="ce11"/>
        <table:table-row table:style-name="ro2">
          <table:table-cell office:value-type="string" calcext:value-type="string">
            <text:p>CONCATENAR</text:p>
          </table:table-cell>
          <table:table-cell office:value-type="string" calcext:value-type="string">
            <text:p>ONU external ID</text:p>
          </table:table-cell>
          <table:table-cell office:value-type="string" calcext:value-type="string">
            <text:p>PON Typ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Onu 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LT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Allocated ONU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ODB (Splitter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AN mode</text:p>
          </table:table-cell>
          <table:table-cell office:value-type="string" calcext:value-type="string">
            <text:p>IP address</text:p>
          </table:table-cell>
          <table:table-cell office:value-type="string" calcext:value-type="string">
            <text:p>Subnet mask</text:p>
          </table:table-cell>
          <table:table-cell office:value-type="string" calcext:value-type="string">
            <text:p>Default gateway</text:p>
          </table:table-cell>
          <table:table-cell office:value-type="string" calcext:value-type="string">
            <text:p>DNS1</text:p>
          </table:table-cell>
          <table:table-cell office:value-type="string" calcext:value-type="string">
            <text:p>DNS2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ATV</text:p>
          </table:table-cell>
          <table:table-cell office:value-type="string" calcext:value-type="string">
            <text:p>Administrative status</text:p>
          </table:table-cell>
          <table:table-cell office:value-type="string" calcext:value-type="string">
            <text:p>Auth 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ignal 1310</text:p>
          </table:table-cell>
          <table:table-cell office:value-type="string" calcext:value-type="string">
            <text:p>Service port</text:p>
          </table:table-cell>
          <table:table-cell office:value-type="string" calcext:value-type="string">
            <text:p>Service port VLAN</text:p>
          </table:table-cell>
          <table:table-cell office:value-type="string" calcext:value-type="string">
            <text:p>Service port CVLAN</text:p>
          </table:table-cell>
          <table:table-cell office:value-type="string" calcext:value-type="string">
            <text:p>Service port SVLAN</text:p>
          </table:table-cell>
          <table:table-cell office:value-type="string" calcext:value-type="string">
            <text:p>Service port tag transform mode</text:p>
          </table:table-cell>
          <table:table-cell office:value-type="string" calcext:value-type="string">
            <text:p>Service port upload speed</text:p>
          </table:table-cell>
          <table:table-cell office:value-type="string" calcext:value-type="string">
            <text:p>Service port download speed</text:p>
          </table:table-cell>
          <table:table-cell table:number-columns-repeated="16347"/>
        </table:table-row>
        <table:table-row table:style-name="ro7">
          <table:table-cell table:formula="of:=[.$H2]&amp;[.$I2]&amp;[.$J2]" office:value-type="string" office:string-value="101" calcext:value-type="string">
            <text:p>101</text:p>
          </table:table-cell>
          <table:table-cell office:value-type="string" calcext:value-type="string">
            <text:p>HWTC31A9BF9B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HWTC31A9BF9B</text:p>
          </table:table-cell>
          <table:table-cell office:value-type="string" calcext:value-type="string">
            <text:p>HS8145V</text:p>
          </table:table-cell>
          <table:table-cell table:style-name="ce4" office:value-type="string" calcext:value-type="string">
            <text:p>HS8145V304 Central km43 Alberto Gonzalez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_BarrioWalsh</text:p>
          </table:table-cell>
          <table:table-cell office:value-type="string" calcext:value-type="string">
            <text:p>Camara de comerciantes</text:p>
          </table:table-cell>
          <table:table-cell table:number-columns-repeated="3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5-26T18:31:08" calcext:value-type="date">
            <text:p>26/05/2022 18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4.1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]&amp;[.$I3]&amp;[.$J3]" office:value-type="string" office:string-value="130" calcext:value-type="string">
            <text:p>130</text:p>
          </table:table-cell>
          <table:table-cell office:value-type="string" calcext:value-type="string">
            <text:p>ASKY0052311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523112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3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3T11:36:47" calcext:value-type="date">
            <text:p>03/06/2022 11:3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98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]&amp;[.$I4]&amp;[.$J4]" office:value-type="string" office:string-value="131" calcext:value-type="string">
            <text:p>131</text:p>
          </table:table-cell>
          <table:table-cell office:value-type="string" calcext:value-type="string">
            <text:p>ASKY00509655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509655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3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3T11:59:46" calcext:value-type="date">
            <text:p>03/06/2022 11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46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]&amp;[.$I5]&amp;[.$J5]" office:value-type="string" office:string-value="132" calcext:value-type="string">
            <text:p>132</text:p>
          </table:table-cell>
          <table:table-cell office:value-type="string" calcext:value-type="string">
            <text:p>MSTC3B8CEF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B8CEF88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28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0T11:17:19" calcext:value-type="date">
            <text:p>10/06/2022 11: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55</text:p>
          </table:table-cell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]&amp;[.$I6]&amp;[.$J6]" office:value-type="string" office:string-value="133" calcext:value-type="string">
            <text:p>133</text:p>
          </table:table-cell>
          <table:table-cell office:value-type="string" calcext:value-type="string">
            <text:p>MSTC2C77CF1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CF10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H13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3T17:41:03" calcext:value-type="date">
            <text:p>13/06/2022 17:4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]&amp;[.$I7]&amp;[.$J7]" office:value-type="string" office:string-value="134" calcext:value-type="string">
            <text:p>134</text:p>
          </table:table-cell>
          <table:table-cell office:value-type="string" calcext:value-type="string">
            <text:p>TPLGB783DD0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D0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2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2T11:27:02" calcext:value-type="date">
            <text:p>22/06/2022 11: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75</text:p>
          </table:table-cell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]&amp;[.$I8]&amp;[.$J8]" office:value-type="string" office:string-value="135" calcext:value-type="string">
            <text:p>135</text:p>
          </table:table-cell>
          <table:table-cell office:value-type="string" calcext:value-type="string">
            <text:p>TPLGB784069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69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5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8T12:20:57" calcext:value-type="date">
            <text:p>28/06/2022 12: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53</text:p>
          </table:table-cell>
          <table:table-cell office:value-type="float" office:value="436" calcext:value-type="float">
            <text:p>4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]&amp;[.$I9]&amp;[.$J9]" office:value-type="string" office:string-value="136" calcext:value-type="string">
            <text:p>136</text:p>
          </table:table-cell>
          <table:table-cell office:value-type="string" calcext:value-type="string">
            <text:p>TPLGB783D8E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8E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7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30T10:20:05" calcext:value-type="date">
            <text:p>30/06/2022 10: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22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]&amp;[.$I10]&amp;[.$J10]" office:value-type="string" office:string-value="137" calcext:value-type="string">
            <text:p>137</text:p>
          </table:table-cell>
          <table:table-cell office:value-type="string" calcext:value-type="string">
            <text:p>TPLGB78402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29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4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30T14:18:55" calcext:value-type="date">
            <text:p>30/06/2022 14: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7</text:p>
          </table:table-cell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]&amp;[.$I11]&amp;[.$J11]" office:value-type="string" office:string-value="138" calcext:value-type="string">
            <text:p>138</text:p>
          </table:table-cell>
          <table:table-cell office:value-type="string" calcext:value-type="string">
            <text:p>TPLGB732D71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71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9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05T15:41:10" calcext:value-type="date">
            <text:p>05/12/2022 15:4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57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]&amp;[.$I12]&amp;[.$J12]" office:value-type="string" office:string-value="139" calcext:value-type="string">
            <text:p>139</text:p>
          </table:table-cell>
          <table:table-cell office:value-type="string" calcext:value-type="string">
            <text:p>TPLGB78411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1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8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4T11:29:43" calcext:value-type="date">
            <text:p>04/07/2022 11: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69</text:p>
          </table:table-cell>
          <table:table-cell office:value-type="float" office:value="478" calcext:value-type="float">
            <text:p>4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]&amp;[.$I13]&amp;[.$J13]" office:value-type="string" office:string-value="150" calcext:value-type="string">
            <text:p>150</text:p>
          </table:table-cell>
          <table:table-cell office:value-type="string" calcext:value-type="string">
            <text:p>MSTC034DF7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34DF768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r59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3T11:26:09" calcext:value-type="date">
            <text:p>13/05/2022 11:26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22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]&amp;[.$I14]&amp;[.$J14]" office:value-type="string" office:string-value="151" calcext:value-type="string">
            <text:p>151</text:p>
          </table:table-cell>
          <table:table-cell office:value-type="string" calcext:value-type="string">
            <text:p>TPLGB732C76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C76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7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12T11:39:50" calcext:value-type="date">
            <text:p>12/09/2022 11:3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74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]&amp;[.$I15]&amp;[.$J15]" office:value-type="string" office:string-value="152" calcext:value-type="string">
            <text:p>152</text:p>
          </table:table-cell>
          <table:table-cell office:value-type="string" calcext:value-type="string">
            <text:p>MSTC2c772a6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2a60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21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6T16:41:32" calcext:value-type="date">
            <text:p>16/05/2022 16:4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]&amp;[.$I16]&amp;[.$J16]" office:value-type="string" office:string-value="153" calcext:value-type="string">
            <text:p>153</text:p>
          </table:table-cell>
          <table:table-cell office:value-type="string" calcext:value-type="string">
            <text:p>MSTC2C77C06B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C06B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h22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23T13:15:36" calcext:value-type="date">
            <text:p>23/05/2022 13:15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21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]&amp;[.$I17]&amp;[.$J17]" office:value-type="string" office:string-value="154" calcext:value-type="string">
            <text:p>154</text:p>
          </table:table-cell>
          <table:table-cell office:value-type="string" calcext:value-type="string">
            <text:p>ASKY001DBB0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DBB0F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vm44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30T16:47:30" calcext:value-type="date">
            <text:p>30/05/2022 16:4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57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]&amp;[.$I18]&amp;[.$J18]" office:value-type="string" office:string-value="155" calcext:value-type="string">
            <text:p>155</text:p>
          </table:table-cell>
          <table:table-cell office:value-type="string" calcext:value-type="string">
            <text:p>TPLGB783DC5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C5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6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18T11:41:51" calcext:value-type="date">
            <text:p>18/07/2022 11:4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94</text:p>
          </table:table-cell>
          <table:table-cell office:value-type="float" office:value="529" calcext:value-type="float">
            <text:p>5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]&amp;[.$I19]&amp;[.$J19]" office:value-type="string" office:string-value="156" calcext:value-type="string">
            <text:p>156</text:p>
          </table:table-cell>
          <table:table-cell office:value-type="string" calcext:value-type="string">
            <text:p>TPLGB733076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3076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1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18T11:59:33" calcext:value-type="date">
            <text:p>18/07/2022 11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0]&amp;[.$I20]&amp;[.$J20]" office:value-type="string" office:string-value="157" calcext:value-type="string">
            <text:p>157</text:p>
          </table:table-cell>
          <table:table-cell office:value-type="string" calcext:value-type="string">
            <text:p>TPLGB7330A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30A0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1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18T13:01:07" calcext:value-type="date">
            <text:p>18/07/2022 13: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30.97</text:p>
          </table:table-cell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1]&amp;[.$I21]&amp;[.$J21]" office:value-type="string" office:string-value="158" calcext:value-type="string">
            <text:p>158</text:p>
          </table:table-cell>
          <table:table-cell office:value-type="string" calcext:value-type="string">
            <text:p>TPLGB732FE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EC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1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18T13:47:59" calcext:value-type="date">
            <text:p>18/07/2022 13:4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8</text:p>
          </table:table-cell>
          <table:table-cell office:value-type="float" office:value="538" calcext:value-type="float">
            <text:p>5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2]&amp;[.$I22]&amp;[.$J22]" office:value-type="string" office:string-value="159" calcext:value-type="string">
            <text:p>159</text:p>
          </table:table-cell>
          <table:table-cell office:value-type="string" calcext:value-type="string">
            <text:p>ASKY002DED8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2DED83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42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8-24T12:03:23" calcext:value-type="date">
            <text:p>24/08/2022 12: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646" calcext:value-type="float">
            <text:p>6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3]&amp;[.$I23]&amp;[.$J23]" office:value-type="string" office:string-value="160" calcext:value-type="string">
            <text:p>160</text:p>
          </table:table-cell>
          <table:table-cell office:value-type="string" calcext:value-type="string">
            <text:p>ASKY0041C40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1C401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p12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_BarrioWalsh</text:p>
          </table:table-cell>
          <table:table-cell office:value-type="string" calcext:value-type="string">
            <text:p>Reseteado</text:p>
          </table:table-cell>
          <table:table-cell table:number-columns-repeated="3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9-28T13:46:53" calcext:value-type="date">
            <text:p>28/09/2022 13:4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4]&amp;[.$I24]&amp;[.$J24]" office:value-type="string" office:string-value="161" calcext:value-type="string">
            <text:p>161</text:p>
          </table:table-cell>
          <table:table-cell office:value-type="string" calcext:value-type="string">
            <text:p>MSTC32F8EDB7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8EDB7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13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_BarrioWalsh</text:p>
          </table:table-cell>
          <table:table-cell office:value-type="string" calcext:value-type="string">
            <text:p>Modem que esta con la olt km43</text:p>
          </table:table-cell>
          <table:table-cell table:number-columns-repeated="3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14T14:08:24" calcext:value-type="date">
            <text:p>14/04/2022 14: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5]&amp;[.$I25]&amp;[.$J25]" office:value-type="string" office:string-value="162" calcext:value-type="string">
            <text:p>162</text:p>
          </table:table-cell>
          <table:table-cell office:value-type="string" calcext:value-type="string">
            <text:p>MSTC2C778FCD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8FCD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R53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2T16:37:17" calcext:value-type="date">
            <text:p>22/04/2022 16:3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float" office:value="-30" calcext:value-type="float">
            <text:p>-3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6]&amp;[.$I26]&amp;[.$J26]" office:value-type="string" office:string-value="163" calcext:value-type="string">
            <text:p>163</text:p>
          </table:table-cell>
          <table:table-cell office:value-type="string" calcext:value-type="string">
            <text:p>MSTC32F6C42E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6C42E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21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2T10:12:45" calcext:value-type="date">
            <text:p>12/05/2022 10: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82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7]&amp;[.$I27]&amp;[.$J27]" office:value-type="string" office:string-value="164" calcext:value-type="string">
            <text:p>164</text:p>
          </table:table-cell>
          <table:table-cell office:value-type="string" calcext:value-type="string">
            <text:p>MSTC32F6A97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6A971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r54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2T17:19:28" calcext:value-type="date">
            <text:p>22/04/2022 17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6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8]&amp;[.$I28]&amp;[.$J28]" office:value-type="string" office:string-value="165" calcext:value-type="string">
            <text:p>165</text:p>
          </table:table-cell>
          <table:table-cell office:value-type="string" calcext:value-type="string">
            <text:p>ASKY002183D7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2183D7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vo25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03T08:42:03" calcext:value-type="date">
            <text:p>03/12/2022 08:4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0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9]&amp;[.$I29]&amp;[.$J29]" office:value-type="string" office:string-value="166" calcext:value-type="string">
            <text:p>166</text:p>
          </table:table-cell>
          <table:table-cell office:value-type="string" calcext:value-type="string">
            <text:p>MSTC2c77634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6343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21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2T11:25:31" calcext:value-type="date">
            <text:p>12/05/2022 11: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86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0]&amp;[.$I30]&amp;[.$J30]" office:value-type="string" office:string-value="167" calcext:value-type="string">
            <text:p>167</text:p>
          </table:table-cell>
          <table:table-cell office:value-type="string" calcext:value-type="string">
            <text:p>MSTC2C779B4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9B43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r59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3T10:42:46" calcext:value-type="date">
            <text:p>13/05/2022 10:42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38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1]&amp;[.$I31]&amp;[.$J31]" office:value-type="string" office:string-value="168" calcext:value-type="string">
            <text:p>168</text:p>
          </table:table-cell>
          <table:table-cell office:value-type="string" calcext:value-type="string">
            <text:p>MSTC2C777DF9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7DF9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r59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8-03T09:58:50" calcext:value-type="date">
            <text:p>03/08/2022 09:5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09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2]&amp;[.$I32]&amp;[.$J32]" office:value-type="string" office:string-value="169" calcext:value-type="string">
            <text:p>169</text:p>
          </table:table-cell>
          <table:table-cell office:value-type="string" calcext:value-type="string">
            <text:p>TPLGB73304E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304E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1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03T13:07:12" calcext:value-type="date">
            <text:p>03/12/2022 13: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09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3]&amp;[.$I33]&amp;[.$J33]" office:value-type="string" office:string-value="170" calcext:value-type="string">
            <text:p>170</text:p>
          </table:table-cell>
          <table:table-cell office:value-type="string" calcext:value-type="string">
            <text:p>ASKY0040A3F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0A3F1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15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19T13:04:18" calcext:value-type="date">
            <text:p>19/04/2022 13: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6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4]&amp;[.$I34]&amp;[.$J34]" office:value-type="string" office:string-value="171" calcext:value-type="string">
            <text:p>171</text:p>
          </table:table-cell>
          <table:table-cell office:value-type="string" calcext:value-type="string">
            <text:p>ASKY002A5A8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2A5A82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31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19T15:46:18" calcext:value-type="date">
            <text:p>19/04/2022 15:4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9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5]&amp;[.$I35]&amp;[.$J35]" office:value-type="string" office:string-value="172" calcext:value-type="string">
            <text:p>172</text:p>
          </table:table-cell>
          <table:table-cell office:value-type="string" calcext:value-type="string">
            <text:p>ASKY0043CA1E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3CA1E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15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0T11:39:56" calcext:value-type="date">
            <text:p>20/04/2022 11:3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6]&amp;[.$I36]&amp;[.$J36]" office:value-type="string" office:string-value="173" calcext:value-type="string">
            <text:p>173</text:p>
          </table:table-cell>
          <table:table-cell office:value-type="string" calcext:value-type="string">
            <text:p>MSTC38ECA914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ECA914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18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2T10:55:13" calcext:value-type="date">
            <text:p>22/04/2022 10:5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7]&amp;[.$I37]&amp;[.$J37]" office:value-type="string" office:string-value="174" calcext:value-type="string">
            <text:p>174</text:p>
          </table:table-cell>
          <table:table-cell office:value-type="string" calcext:value-type="string">
            <text:p>ASKY0034C47D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4C47D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18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2T11:27:44" calcext:value-type="date">
            <text:p>22/04/2022 11:27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4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8]&amp;[.$I38]&amp;[.$J38]" office:value-type="string" office:string-value="175" calcext:value-type="string">
            <text:p>175</text:p>
          </table:table-cell>
          <table:table-cell office:value-type="string" calcext:value-type="string">
            <text:p>TPLGB7840B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B9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3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03T11:30:39" calcext:value-type="date">
            <text:p>03/12/2022 11: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99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39]&amp;[.$I39]&amp;[.$J39]" office:value-type="string" office:string-value="176" calcext:value-type="string">
            <text:p>176</text:p>
          </table:table-cell>
          <table:table-cell office:value-type="string" calcext:value-type="string">
            <text:p>MSTC38F19CE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F19CE2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R53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2T14:54:25" calcext:value-type="date">
            <text:p>22/04/2022 14:5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0]&amp;[.$I40]&amp;[.$J40]" office:value-type="string" office:string-value="177" calcext:value-type="string">
            <text:p>177</text:p>
          </table:table-cell>
          <table:table-cell office:value-type="string" calcext:value-type="string">
            <text:p>MSTC2C772F8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2F8A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m42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7-16T15:33:17" calcext:value-type="date">
            <text:p>16/07/2022 15:3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1]&amp;[.$I41]&amp;[.$J41]" office:value-type="string" office:string-value="178" calcext:value-type="string">
            <text:p>178</text:p>
          </table:table-cell>
          <table:table-cell office:value-type="string" calcext:value-type="string">
            <text:p>MSTC09428E16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428E16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R53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2T16:00:40" calcext:value-type="date">
            <text:p>22/04/2022 16:0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4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2]&amp;[.$I42]&amp;[.$J42]" office:value-type="string" office:string-value="179" calcext:value-type="string">
            <text:p>179</text:p>
          </table:table-cell>
          <table:table-cell office:value-type="string" calcext:value-type="string">
            <text:p>MSTC093E6486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3E6486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r12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7T11:01:48" calcext:value-type="date">
            <text:p>27/04/2022 11: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3]&amp;[.$I43]&amp;[.$J43]" office:value-type="string" office:string-value="180" calcext:value-type="string">
            <text:p>180</text:p>
          </table:table-cell>
          <table:table-cell office:value-type="string" calcext:value-type="string">
            <text:p>MSTC0941F78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41F783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KQ16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19T15:09:19" calcext:value-type="date">
            <text:p>19/04/2022 15: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8.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4]&amp;[.$I44]&amp;[.$J44]" office:value-type="string" office:string-value="181" calcext:value-type="string">
            <text:p>181</text:p>
          </table:table-cell>
          <table:table-cell office:value-type="string" calcext:value-type="string">
            <text:p>ASKY0054E9C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54E9C1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0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2T18:28:41" calcext:value-type="date">
            <text:p>12/05/2022 18: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98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5]&amp;[.$I45]&amp;[.$J45]" office:value-type="string" office:string-value="182" calcext:value-type="string">
            <text:p>182</text:p>
          </table:table-cell>
          <table:table-cell office:value-type="string" calcext:value-type="string">
            <text:p>MSTC32F77AC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77AC3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R60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6T13:27:35" calcext:value-type="date">
            <text:p>16/05/2022 13: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57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6]&amp;[.$I46]&amp;[.$J46]" office:value-type="string" office:string-value="183" calcext:value-type="string">
            <text:p>183</text:p>
          </table:table-cell>
          <table:table-cell office:value-type="string" calcext:value-type="string">
            <text:p>MSTC0942A77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42A77F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kn45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30T14:59:27" calcext:value-type="date">
            <text:p>30/05/2022 14:59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47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7]&amp;[.$I47]&amp;[.$J47]" office:value-type="string" office:string-value="184" calcext:value-type="string">
            <text:p>184</text:p>
          </table:table-cell>
          <table:table-cell office:value-type="string" calcext:value-type="string">
            <text:p>TPLGB78418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8C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2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2T13:42:00" calcext:value-type="date">
            <text:p>22/06/2022 13:4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22</text:p>
          </table:table-cell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8]&amp;[.$I48]&amp;[.$J48]" office:value-type="string" office:string-value="185" calcext:value-type="string">
            <text:p>185</text:p>
          </table:table-cell>
          <table:table-cell office:value-type="string" calcext:value-type="string">
            <text:p>TPLGB784297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297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7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12T10:58:27" calcext:value-type="date">
            <text:p>12/10/2022 10:5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69</text:p>
          </table:table-cell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49]&amp;[.$I49]&amp;[.$J49]" office:value-type="string" office:string-value="186" calcext:value-type="string">
            <text:p>186</text:p>
          </table:table-cell>
          <table:table-cell office:value-type="string" calcext:value-type="string">
            <text:p>TPLGB78407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74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8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4T12:25:53" calcext:value-type="date">
            <text:p>04/07/2022 12: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22</text:p>
          </table:table-cell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0]&amp;[.$I50]&amp;[.$J50]" office:value-type="string" office:string-value="187" calcext:value-type="string">
            <text:p>187</text:p>
          </table:table-cell>
          <table:table-cell office:value-type="string" calcext:value-type="string">
            <text:p>TPLGB783D9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9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5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03T12:07:13" calcext:value-type="date">
            <text:p>03/12/2022 12: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8.24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1]&amp;[.$I51]&amp;[.$J51]" office:value-type="string" office:string-value="188" calcext:value-type="string">
            <text:p>188</text:p>
          </table:table-cell>
          <table:table-cell office:value-type="string" calcext:value-type="string">
            <text:p>HWTCCE263E0D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HWTCCE263E0D</text:p>
          </table:table-cell>
          <table:table-cell office:value-type="string" calcext:value-type="string">
            <text:p>HG8245</text:p>
          </table:table-cell>
          <table:table-cell office:value-type="string" calcext:value-type="string">
            <text:p>HG8245v35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8T13:06:56" calcext:value-type="date">
            <text:p>08/07/2022 13: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84</text:p>
          </table:table-cell>
          <table:table-cell office:value-type="float" office:value="511" calcext:value-type="float">
            <text:p>5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2]&amp;[.$I52]&amp;[.$J52]" office:value-type="string" office:string-value="189" calcext:value-type="string">
            <text:p>189</text:p>
          </table:table-cell>
          <table:table-cell office:value-type="string" calcext:value-type="string">
            <text:p>HWTC77532c2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HWTC77532c20</text:p>
          </table:table-cell>
          <table:table-cell office:value-type="string" calcext:value-type="string">
            <text:p>HG8245</text:p>
          </table:table-cell>
          <table:table-cell office:value-type="string" calcext:value-type="string">
            <text:p>HG8245v35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8T13:31:59" calcext:value-type="date">
            <text:p>08/07/2022 13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514" calcext:value-type="float">
            <text:p>5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3]&amp;[.$I53]&amp;[.$J53]" office:value-type="string" office:string-value="190" calcext:value-type="string">
            <text:p>190</text:p>
          </table:table-cell>
          <table:table-cell office:value-type="string" calcext:value-type="string">
            <text:p>TPLGB77809E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7809E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0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20T14:39:10" calcext:value-type="date">
            <text:p>20/08/2022 14:3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9.59</text:p>
          </table:table-cell>
          <table:table-cell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4]&amp;[.$I54]&amp;[.$J54]" office:value-type="string" office:string-value="191" calcext:value-type="string">
            <text:p>191</text:p>
          </table:table-cell>
          <table:table-cell office:value-type="string" calcext:value-type="string">
            <text:p>MSTC2BEDC1CE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BEDC1CE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tm37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Villegas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3T16:51:42" calcext:value-type="date">
            <text:p>23/04/2022 16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5]&amp;[.$I55]&amp;[.$J55]" office:value-type="string" office:string-value="192" calcext:value-type="string">
            <text:p>192</text:p>
          </table:table-cell>
          <table:table-cell office:value-type="string" calcext:value-type="string">
            <text:p>ASKY0036AB9E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6AB9E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19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6T10:36:13" calcext:value-type="date">
            <text:p>26/04/2022 10:3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6]&amp;[.$I56]&amp;[.$J56]" office:value-type="string" office:string-value="193" calcext:value-type="string">
            <text:p>193</text:p>
          </table:table-cell>
          <table:table-cell office:value-type="string" calcext:value-type="string">
            <text:p>ASKY001B4BD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B4BD2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Q19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KM35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6T11:23:39" calcext:value-type="date">
            <text:p>26/04/2022 11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7]&amp;[.$I57]&amp;[.$J57]" office:value-type="string" office:string-value="194" calcext:value-type="string">
            <text:p>194</text:p>
          </table:table-cell>
          <table:table-cell office:value-type="string" calcext:value-type="string">
            <text:p>ASKY00149A99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49A99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Q19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6T11:43:16" calcext:value-type="date">
            <text:p>26/04/2022 11:4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8]&amp;[.$I58]&amp;[.$J58]" office:value-type="string" office:string-value="195" calcext:value-type="string">
            <text:p>195</text:p>
          </table:table-cell>
          <table:table-cell office:value-type="string" calcext:value-type="string">
            <text:p>ASKY002A6C5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2A6C53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Q19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6T12:26:54" calcext:value-type="date">
            <text:p>26/04/2022 12: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9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59]&amp;[.$I59]&amp;[.$J59]" office:value-type="string" office:string-value="196" calcext:value-type="string">
            <text:p>196</text:p>
          </table:table-cell>
          <table:table-cell office:value-type="string" calcext:value-type="string">
            <text:p>ASKY003C95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C9540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o10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_KM35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6T13:01:41" calcext:value-type="date">
            <text:p>26/04/2022 13: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-32.2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0]&amp;[.$I60]&amp;[.$J60]" office:value-type="string" office:string-value="197" calcext:value-type="string">
            <text:p>197</text:p>
          </table:table-cell>
          <table:table-cell office:value-type="string" calcext:value-type="string">
            <text:p>MSTC2C7813D6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813D6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ma10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_KM35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6T13:19:37" calcext:value-type="date">
            <text:p>26/04/2022 13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4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1]&amp;[.$I61]&amp;[.$J61]" office:value-type="string" office:string-value="198" calcext:value-type="string">
            <text:p>198</text:p>
          </table:table-cell>
          <table:table-cell office:value-type="string" calcext:value-type="string">
            <text:p>ASKY001FC57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FC572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q19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6T13:50:06" calcext:value-type="date">
            <text:p>26/04/2022 13:5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21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2]&amp;[.$I62]&amp;[.$J62]" office:value-type="string" office:string-value="199" calcext:value-type="string">
            <text:p>199</text:p>
          </table:table-cell>
          <table:table-cell office:value-type="string" calcext:value-type="string">
            <text:p>ASKY0041BB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1BBC8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Tm26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6T14:54:42" calcext:value-type="date">
            <text:p>26/04/2022 14:5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3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3]&amp;[.$I63]&amp;[.$J63]" office:value-type="string" office:string-value="1100" calcext:value-type="string">
            <text:p>1100</text:p>
          </table:table-cell>
          <table:table-cell office:value-type="string" calcext:value-type="string">
            <text:p>MSTC32FBF30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BF30F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j47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1T15:59:32" calcext:value-type="date">
            <text:p>11/05/2022 15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05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4]&amp;[.$I64]&amp;[.$J64]" office:value-type="string" office:string-value="1101" calcext:value-type="string">
            <text:p>1101</text:p>
          </table:table-cell>
          <table:table-cell office:value-type="string" calcext:value-type="string">
            <text:p>ASKY001F2CB5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F2CB5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la13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1T16:09:29" calcext:value-type="date">
            <text:p>11/05/2022 16: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74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5]&amp;[.$I65]&amp;[.$J65]" office:value-type="string" office:string-value="1102" calcext:value-type="string">
            <text:p>1102</text:p>
          </table:table-cell>
          <table:table-cell office:value-type="string" calcext:value-type="string">
            <text:p>MSTC38ECA27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ECA27A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vo45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1T16:36:42" calcext:value-type="date">
            <text:p>11/05/2022 16:3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-33.98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6]&amp;[.$I66]&amp;[.$J66]" office:value-type="string" office:string-value="1103" calcext:value-type="string">
            <text:p>1103</text:p>
          </table:table-cell>
          <table:table-cell office:value-type="string" calcext:value-type="string">
            <text:p>ASKY00357BF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57BFA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N32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Villegas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1T16:46:21" calcext:value-type="date">
            <text:p>11/05/2022 16:4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92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7]&amp;[.$I67]&amp;[.$J67]" office:value-type="string" office:string-value="1104" calcext:value-type="string">
            <text:p>1104</text:p>
          </table:table-cell>
          <table:table-cell office:value-type="string" calcext:value-type="string">
            <text:p>MSTC2C58AC89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58AC89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TL24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06T15:11:47" calcext:value-type="date">
            <text:p>06/12/2022 15: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71</text:p>
          </table:table-cell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8]&amp;[.$I68]&amp;[.$J68]" office:value-type="string" office:string-value="1105" calcext:value-type="string">
            <text:p>1105</text:p>
          </table:table-cell>
          <table:table-cell office:value-type="string" calcext:value-type="string">
            <text:p>MSTC38F1E79C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F1E79C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45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17T10:12:23" calcext:value-type="date">
            <text:p>17/12/2022 10: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32</text:p>
          </table:table-cell>
          <table:table-cell office:value-type="float" office:value="853" calcext:value-type="float">
            <text:p>8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69]&amp;[.$I69]&amp;[.$J69]" office:value-type="string" office:string-value="1106" calcext:value-type="string">
            <text:p>1106</text:p>
          </table:table-cell>
          <table:table-cell office:value-type="string" calcext:value-type="string">
            <text:p>MSTC2C780824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80824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TL11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3T11:55:08" calcext:value-type="date">
            <text:p>13/06/2022 11:5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43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0]&amp;[.$I70]&amp;[.$J70]" office:value-type="string" office:string-value="1107" calcext:value-type="string">
            <text:p>1107</text:p>
          </table:table-cell>
          <table:table-cell office:value-type="string" calcext:value-type="string">
            <text:p>TPLGB784197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97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3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3T16:23:48" calcext:value-type="date">
            <text:p>23/06/2022 16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92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1]&amp;[.$I71]&amp;[.$J71]" office:value-type="string" office:string-value="1108" calcext:value-type="string">
            <text:p>1108</text:p>
          </table:table-cell>
          <table:table-cell office:value-type="string" calcext:value-type="string">
            <text:p>TPLGB7841AF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AF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6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8T10:54:48" calcext:value-type="date">
            <text:p>08/07/2022 10:5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7.13</text:p>
          </table:table-cell>
          <table:table-cell office:value-type="float" office:value="502" calcext:value-type="float">
            <text:p>5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2]&amp;[.$I72]&amp;[.$J72]" office:value-type="string" office:string-value="1109" calcext:value-type="string">
            <text:p>1109</text:p>
          </table:table-cell>
          <table:table-cell office:value-type="string" calcext:value-type="string">
            <text:p>TPLGF52F11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111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4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20T14:08:30" calcext:value-type="date">
            <text:p>20/07/2022 14: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93</text:p>
          </table:table-cell>
          <table:table-cell office:value-type="float" office:value="547" calcext:value-type="float">
            <text:p>5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3]&amp;[.$I73]&amp;[.$J73]" office:value-type="string" office:string-value="1110" calcext:value-type="string">
            <text:p>1110</text:p>
          </table:table-cell>
          <table:table-cell office:value-type="string" calcext:value-type="string">
            <text:p>MSTC38F1E5D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F1E5D0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N27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23T14:10:40" calcext:value-type="date">
            <text:p>23/05/2022 14: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25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4]&amp;[.$I74]&amp;[.$J74]" office:value-type="string" office:string-value="1111" calcext:value-type="string">
            <text:p>1111</text:p>
          </table:table-cell>
          <table:table-cell office:value-type="string" calcext:value-type="string">
            <text:p>ASKY0034DDF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4DDF0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27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5]&amp;[.$I75]&amp;[.$J75]" office:value-type="string" office:string-value="1112" calcext:value-type="string">
            <text:p>1112</text:p>
          </table:table-cell>
          <table:table-cell office:value-type="string" calcext:value-type="string">
            <text:p>ASKY000DF33C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0DF33C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L28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8T13:52:40" calcext:value-type="date">
            <text:p>08/06/2022 13:5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76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6]&amp;[.$I76]&amp;[.$J76]" office:value-type="string" office:string-value="1113" calcext:value-type="string">
            <text:p>1113</text:p>
          </table:table-cell>
          <table:table-cell office:value-type="string" calcext:value-type="string">
            <text:p>TPLGB7841A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AA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2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2T14:30:53" calcext:value-type="date">
            <text:p>22/06/2022 14: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31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7]&amp;[.$I77]&amp;[.$J77]" office:value-type="string" office:string-value="1114" calcext:value-type="string">
            <text:p>1114</text:p>
          </table:table-cell>
          <table:table-cell office:value-type="string" calcext:value-type="string">
            <text:p>TPLGB783DED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ED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3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4T13:29:42" calcext:value-type="date">
            <text:p>24/06/2022 13: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09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8]&amp;[.$I78]&amp;[.$J78]" office:value-type="string" office:string-value="1115" calcext:value-type="string">
            <text:p>1115</text:p>
          </table:table-cell>
          <table:table-cell office:value-type="string" calcext:value-type="string">
            <text:p>TPLGB78406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6A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5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8T13:05:05" calcext:value-type="date">
            <text:p>28/06/2022 13: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04</text:p>
          </table:table-cell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79]&amp;[.$I79]&amp;[.$J79]" office:value-type="string" office:string-value="1116" calcext:value-type="string">
            <text:p>1116</text:p>
          </table:table-cell>
          <table:table-cell office:value-type="string" calcext:value-type="string">
            <text:p>TPLGB783F4E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4E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6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30T12:06:52" calcext:value-type="date">
            <text:p>30/06/2022 12: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14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0]&amp;[.$I80]&amp;[.$J80]" office:value-type="string" office:string-value="1117" calcext:value-type="string">
            <text:p>1117</text:p>
          </table:table-cell>
          <table:table-cell office:value-type="string" calcext:value-type="string">
            <text:p>TPLGB78418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81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8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4T12:51:52" calcext:value-type="date">
            <text:p>04/07/2022 12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81</text:p>
          </table:table-cell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1]&amp;[.$I81]&amp;[.$J81]" office:value-type="string" office:string-value="1118" calcext:value-type="string">
            <text:p>1118</text:p>
          </table:table-cell>
          <table:table-cell office:value-type="string" calcext:value-type="string">
            <text:p>HWTCD17E0559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HWTCD17E0559</text:p>
          </table:table-cell>
          <table:table-cell office:value-type="string" calcext:value-type="string">
            <text:p>HG8245</text:p>
          </table:table-cell>
          <table:table-cell office:value-type="string" calcext:value-type="string">
            <text:p>HG8245v35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8T12:19:49" calcext:value-type="date">
            <text:p>08/07/2022 12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86</text:p>
          </table:table-cell>
          <table:table-cell office:value-type="float" office:value="508" calcext:value-type="float">
            <text:p>5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2]&amp;[.$I82]&amp;[.$J82]" office:value-type="string" office:string-value="1119" calcext:value-type="string">
            <text:p>1119</text:p>
          </table:table-cell>
          <table:table-cell office:value-type="string" calcext:value-type="string">
            <text:p>TPLGB732FE8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E8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2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18T09:51:55" calcext:value-type="date">
            <text:p>18/07/2022 09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4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3]&amp;[.$I83]&amp;[.$J83]" office:value-type="string" office:string-value="1120" calcext:value-type="string">
            <text:p>1120</text:p>
          </table:table-cell>
          <table:table-cell office:value-type="string" calcext:value-type="string">
            <text:p>MSTC0941FA6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41FA6A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kq25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6T11:20:03" calcext:value-type="date">
            <text:p>06/06/2022 11: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08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4]&amp;[.$I84]&amp;[.$J84]" office:value-type="string" office:string-value="1121" calcext:value-type="string">
            <text:p>1121</text:p>
          </table:table-cell>
          <table:table-cell office:value-type="string" calcext:value-type="string">
            <text:p>MSTC2C77EE7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EE72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19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3T09:57:30" calcext:value-type="date">
            <text:p>13/06/2022 09:5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09</text:p>
          </table:table-cell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5]&amp;[.$I85]&amp;[.$J85]" office:value-type="string" office:string-value="1122" calcext:value-type="string">
            <text:p>1122</text:p>
          </table:table-cell>
          <table:table-cell office:value-type="string" calcext:value-type="string">
            <text:p>TPLGB784065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65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5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8T13:34:33" calcext:value-type="date">
            <text:p>28/06/2022 13:3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7</text:p>
          </table:table-cell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6]&amp;[.$I86]&amp;[.$J86]" office:value-type="string" office:string-value="1123" calcext:value-type="string">
            <text:p>1123</text:p>
          </table:table-cell>
          <table:table-cell office:value-type="string" calcext:value-type="string">
            <text:p>TPLGB784126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26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8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4T12:01:32" calcext:value-type="date">
            <text:p>04/07/2022 12: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37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7]&amp;[.$I87]&amp;[.$J87]" office:value-type="string" office:string-value="1124" calcext:value-type="string">
            <text:p>1124</text:p>
          </table:table-cell>
          <table:table-cell office:value-type="string" calcext:value-type="string">
            <text:p>HWTCCF3F9C0D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HWTCCF3F9C0D</text:p>
          </table:table-cell>
          <table:table-cell office:value-type="string" calcext:value-type="string">
            <text:p>HG8245</text:p>
          </table:table-cell>
          <table:table-cell office:value-type="string" calcext:value-type="string">
            <text:p>HG8245v35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8T14:24:35" calcext:value-type="date">
            <text:p>08/07/2022 14: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23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8]&amp;[.$I88]&amp;[.$J88]" office:value-type="string" office:string-value="1125" calcext:value-type="string">
            <text:p>1125</text:p>
          </table:table-cell>
          <table:table-cell office:value-type="string" calcext:value-type="string">
            <text:p>TPLGC3A38D5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D5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6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9T13:29:37" calcext:value-type="date">
            <text:p>09/08/2022 13: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32</text:p>
          </table:table-cell>
          <table:table-cell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89]&amp;[.$I89]&amp;[.$J89]" office:value-type="string" office:string-value="1126" calcext:value-type="string">
            <text:p>1126</text:p>
          </table:table-cell>
          <table:table-cell office:value-type="string" calcext:value-type="string">
            <text:p>TPLGB732EE7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E7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1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12T11:25:36" calcext:value-type="date">
            <text:p>12/09/2022 11: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71</text:p>
          </table:table-cell>
          <table:table-cell office:value-type="float" office:value="523" calcext:value-type="float">
            <text:p>5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0]&amp;[.$I90]&amp;[.$J90]" office:value-type="string" office:string-value="1127" calcext:value-type="string">
            <text:p>1127</text:p>
          </table:table-cell>
          <table:table-cell office:value-type="string" calcext:value-type="string">
            <text:p>TPLGB78413E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3E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7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04T11:52:20" calcext:value-type="date">
            <text:p>04/10/2022 11:5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02</text:p>
          </table:table-cell>
          <table:table-cell office:value-type="float" office:value="736" calcext:value-type="float">
            <text:p>7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1]&amp;[.$I91]&amp;[.$J91]" office:value-type="string" office:string-value="1128" calcext:value-type="string">
            <text:p>1128</text:p>
          </table:table-cell>
          <table:table-cell office:value-type="string" calcext:value-type="string">
            <text:p>TPLGB732C62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C62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7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29T12:16:34" calcext:value-type="date">
            <text:p>29/09/2022 12:1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14</text:p>
          </table:table-cell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2]&amp;[.$I92]&amp;[.$J92]" office:value-type="string" office:string-value="1129" calcext:value-type="string">
            <text:p>1129</text:p>
          </table:table-cell>
          <table:table-cell office:value-type="string" calcext:value-type="string">
            <text:p>GPON002F6B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B6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2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4T10:23:22" calcext:value-type="date">
            <text:p>14/01/2023 10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51</text:p>
          </table:table-cell>
          <table:table-cell office:value-type="float" office:value="1060" calcext:value-type="float">
            <text:p>10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3]&amp;[.$I93]&amp;[.$J93]" office:value-type="string" office:string-value="1130" calcext:value-type="string">
            <text:p>1130</text:p>
          </table:table-cell>
          <table:table-cell office:value-type="string" calcext:value-type="string">
            <text:p>MSTC3B8D01C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B8D01C3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O16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23T11:39:43" calcext:value-type="date">
            <text:p>23/05/2022 11:3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4]&amp;[.$I94]&amp;[.$J94]" office:value-type="string" office:string-value="1131" calcext:value-type="string">
            <text:p>1131</text:p>
          </table:table-cell>
          <table:table-cell office:value-type="string" calcext:value-type="string">
            <text:p>MSTC2C781D9E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81D9E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l12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3T11:20:20" calcext:value-type="date">
            <text:p>13/06/2022 11:20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</text:p>
          </table:table-cell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5]&amp;[.$I95]&amp;[.$J95]" office:value-type="string" office:string-value="1132" calcext:value-type="string">
            <text:p>1132</text:p>
          </table:table-cell>
          <table:table-cell office:value-type="string" calcext:value-type="string">
            <text:p>TPLGB732E0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0A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9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04T10:51:13" calcext:value-type="date">
            <text:p>04/10/2022 10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22</text:p>
          </table:table-cell>
          <table:table-cell office:value-type="float" office:value="433" calcext:value-type="float">
            <text:p>4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6]&amp;[.$I96]&amp;[.$J96]" office:value-type="string" office:string-value="1133" calcext:value-type="string">
            <text:p>1133</text:p>
          </table:table-cell>
          <table:table-cell office:value-type="string" calcext:value-type="string">
            <text:p>TPLGB783FCB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CB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6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23T11:12:22" calcext:value-type="date">
            <text:p>23/07/2022 11: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22</text:p>
          </table:table-cell>
          <table:table-cell office:value-type="float" office:value="571" calcext:value-type="float">
            <text:p>5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7]&amp;[.$I97]&amp;[.$J97]" office:value-type="string" office:string-value="1134" calcext:value-type="string">
            <text:p>1134</text:p>
          </table:table-cell>
          <table:table-cell office:value-type="string" calcext:value-type="string">
            <text:p>TPLGB732E0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0B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60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14T12:56:40" calcext:value-type="date">
            <text:p>14/10/2022 12:5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8</text:p>
          </table:table-cell>
          <table:table-cell office:value-type="float" office:value="772" calcext:value-type="float">
            <text:p>7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8]&amp;[.$I98]&amp;[.$J98]" office:value-type="string" office:string-value="1135" calcext:value-type="string">
            <text:p>1135</text:p>
          </table:table-cell>
          <table:table-cell office:value-type="string" calcext:value-type="string">
            <text:p>TPLGB78429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29A8</text:p>
          </table:table-cell>
          <table:table-cell office:value-type="string" calcext:value-type="string">
            <text:p>TPLINK</text:p>
          </table:table-cell>
          <table:table-cell office:value-type="string" calcext:value-type="string">
            <text:p>TP56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7T16:10:43" calcext:value-type="date">
            <text:p>27/12/2022 16: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49</text:p>
          </table:table-cell>
          <table:table-cell office:value-type="float" office:value="958" calcext:value-type="float">
            <text:p>9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99]&amp;[.$I99]&amp;[.$J99]" office:value-type="string" office:string-value="1136" calcext:value-type="string">
            <text:p>1136</text:p>
          </table:table-cell>
          <table:table-cell office:value-type="string" calcext:value-type="string">
            <text:p>GPON002FFE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FE7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4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9T15:18:49" calcext:value-type="date">
            <text:p>19/01/2023 15: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9.21</text:p>
          </table:table-cell>
          <table:table-cell office:value-type="float" office:value="1096" calcext:value-type="float">
            <text:p>10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0]&amp;[.$I100]&amp;[.$J100]" office:value-type="string" office:string-value="1137" calcext:value-type="string">
            <text:p>1137</text:p>
          </table:table-cell>
          <table:table-cell office:value-type="string" calcext:value-type="string">
            <text:p>GPON002FA8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A87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4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9T15:19:13" calcext:value-type="date">
            <text:p>19/01/2023 15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14</text:p>
          </table:table-cell>
          <table:table-cell office:value-type="float" office:value="1099" calcext:value-type="float">
            <text:p>10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1]&amp;[.$I101]&amp;[.$J101]" office:value-type="string" office:string-value="1138" calcext:value-type="string">
            <text:p>1138</text:p>
          </table:table-cell>
          <table:table-cell office:value-type="string" calcext:value-type="string">
            <text:p>GPON002F69E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9E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3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9T15:32:43" calcext:value-type="date">
            <text:p>19/01/2023 15:3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22</text:p>
          </table:table-cell>
          <table:table-cell office:value-type="float" office:value="1102" calcext:value-type="float">
            <text:p>11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2]&amp;[.$I102]&amp;[.$J102]" office:value-type="string" office:string-value="1139" calcext:value-type="string">
            <text:p>1139</text:p>
          </table:table-cell>
          <table:table-cell office:value-type="string" calcext:value-type="string">
            <text:p>GPON002F6A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A2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3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9T18:24:11" calcext:value-type="date">
            <text:p>19/01/2023 18: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57</text:p>
          </table:table-cell>
          <table:table-cell office:value-type="float" office:value="1108" calcext:value-type="float">
            <text:p>11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3]&amp;[.$I103]&amp;[.$J103]" office:value-type="string" office:string-value="1140" calcext:value-type="string">
            <text:p>1140</text:p>
          </table:table-cell>
          <table:table-cell office:value-type="string" calcext:value-type="string">
            <text:p>TPLGB7841B1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B1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3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3T12:38:22" calcext:value-type="date">
            <text:p>23/06/2022 12:3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09</text:p>
          </table:table-cell>
          <table:table-cell office:value-type="float" office:value="397" calcext:value-type="float">
            <text:p>3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4]&amp;[.$I104]&amp;[.$J104]" office:value-type="string" office:string-value="1141" calcext:value-type="string">
            <text:p>1141</text:p>
          </table:table-cell>
          <table:table-cell office:value-type="string" calcext:value-type="string">
            <text:p>MSTC32FBDF86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BDF86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28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0T12:22:45" calcext:value-type="date">
            <text:p>10/06/2022 12: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58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5]&amp;[.$I105]&amp;[.$J105]" office:value-type="string" office:string-value="1142" calcext:value-type="string">
            <text:p>1142</text:p>
          </table:table-cell>
          <table:table-cell office:value-type="string" calcext:value-type="string">
            <text:p>TPLGB7329F3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9F3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0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20T11:02:23" calcext:value-type="date">
            <text:p>20/08/2022 11: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637" calcext:value-type="float">
            <text:p>6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6]&amp;[.$I106]&amp;[.$J106]" office:value-type="string" office:string-value="1143" calcext:value-type="string">
            <text:p>1143</text:p>
          </table:table-cell>
          <table:table-cell office:value-type="string" calcext:value-type="string">
            <text:p>TPLGB732E0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08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7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22T13:42:48" calcext:value-type="date">
            <text:p>22/09/2022 13:4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86</text:p>
          </table:table-cell>
          <table:table-cell office:value-type="float" office:value="709" calcext:value-type="float">
            <text:p>7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7]&amp;[.$I107]&amp;[.$J107]" office:value-type="string" office:string-value="1144" calcext:value-type="string">
            <text:p>1144</text:p>
          </table:table-cell>
          <table:table-cell office:value-type="string" calcext:value-type="string">
            <text:p>TPLGB784315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15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6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7T13:19:45" calcext:value-type="date">
            <text:p>27/12/2022 13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949" calcext:value-type="float">
            <text:p>9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8]&amp;[.$I108]&amp;[.$J108]" office:value-type="string" office:string-value="1145" calcext:value-type="string">
            <text:p>1145</text:p>
          </table:table-cell>
          <table:table-cell office:value-type="string" calcext:value-type="string">
            <text:p>TPLGB784318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18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5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7T10:41:12" calcext:value-type="date">
            <text:p>17/11/2022 10:41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76</text:p>
          </table:table-cell>
          <table:table-cell office:value-type="float" office:value="934" calcext:value-type="float">
            <text:p>9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09]&amp;[.$I109]&amp;[.$J109]" office:value-type="string" office:string-value="1146" calcext:value-type="string">
            <text:p>1146</text:p>
          </table:table-cell>
          <table:table-cell office:value-type="string" calcext:value-type="string">
            <text:p>GPON002FE4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E49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9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7T15:23:37" calcext:value-type="date">
            <text:p>17/02/2023 15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92</text:p>
          </table:table-cell>
          <table:table-cell office:value-type="float" office:value="1279" calcext:value-type="float">
            <text:p>12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0]&amp;[.$I110]&amp;[.$J110]" office:value-type="string" office:string-value="1150" calcext:value-type="string">
            <text:p>1150</text:p>
          </table:table-cell>
          <table:table-cell office:value-type="string" calcext:value-type="string">
            <text:p>ASKY00528175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528175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3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3T12:54:07" calcext:value-type="date">
            <text:p>03/06/2022 12:5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3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1]&amp;[.$I111]&amp;[.$J111]" office:value-type="string" office:string-value="1151" calcext:value-type="string">
            <text:p>1151</text:p>
          </table:table-cell>
          <table:table-cell office:value-type="string" calcext:value-type="string">
            <text:p>MSTC034B1C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34B1C40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vp31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7T17:48:27" calcext:value-type="date">
            <text:p>07/06/2022 17:48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15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2]&amp;[.$I112]&amp;[.$J112]" office:value-type="string" office:string-value="1152" calcext:value-type="string">
            <text:p>1152</text:p>
          </table:table-cell>
          <table:table-cell office:value-type="string" calcext:value-type="string">
            <text:p>ASKY002CB20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2CB203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tm9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8T15:45:47" calcext:value-type="date">
            <text:p>08/06/2022 15: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98</text:p>
          </table:table-cell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3]&amp;[.$I113]&amp;[.$J113]" office:value-type="string" office:string-value="1153" calcext:value-type="string">
            <text:p>1153</text:p>
          </table:table-cell>
          <table:table-cell office:value-type="string" calcext:value-type="string">
            <text:p>MSTC094320B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4320BA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kq27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8T16:22:19" calcext:value-type="date">
            <text:p>08/06/2022 16: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69</text:p>
          </table:table-cell>
          <table:table-cell office:value-type="float" office:value="313" calcext:value-type="float">
            <text:p>3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4]&amp;[.$I114]&amp;[.$J114]" office:value-type="string" office:string-value="1154" calcext:value-type="string">
            <text:p>1154</text:p>
          </table:table-cell>
          <table:table-cell office:value-type="string" calcext:value-type="string">
            <text:p>MSTC2C772CD9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2CD9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PL5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06T10:59:06" calcext:value-type="date">
            <text:p>06/12/2022 10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9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5]&amp;[.$I115]&amp;[.$J115]" office:value-type="string" office:string-value="1155" calcext:value-type="string">
            <text:p>1155</text:p>
          </table:table-cell>
          <table:table-cell office:value-type="string" calcext:value-type="string">
            <text:p>MSTC38F1E8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F1E898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M21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3T13:22:07" calcext:value-type="date">
            <text:p>13/06/2022 13: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86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6]&amp;[.$I116]&amp;[.$J116]" office:value-type="string" office:string-value="1156" calcext:value-type="string">
            <text:p>1156</text:p>
          </table:table-cell>
          <table:table-cell office:value-type="string" calcext:value-type="string">
            <text:p>TPLGB78414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49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4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1T15:44:31" calcext:value-type="date">
            <text:p>11/01/2023 15:4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69</text:p>
          </table:table-cell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7]&amp;[.$I117]&amp;[.$J117]" office:value-type="string" office:string-value="1157" calcext:value-type="string">
            <text:p>1157</text:p>
          </table:table-cell>
          <table:table-cell office:value-type="string" calcext:value-type="string">
            <text:p>ASKY004D320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D3202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9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3T13:13:12" calcext:value-type="date">
            <text:p>13/06/2022 13: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8]&amp;[.$I118]&amp;[.$J118]" office:value-type="string" office:string-value="1158" calcext:value-type="string">
            <text:p>1158</text:p>
          </table:table-cell>
          <table:table-cell office:value-type="string" calcext:value-type="string">
            <text:p>HWTC6216559B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HWTC6216559B</text:p>
          </table:table-cell>
          <table:table-cell office:value-type="string" calcext:value-type="string">
            <text:p>HS8145V</text:p>
          </table:table-cell>
          <table:table-cell office:value-type="string" calcext:value-type="string">
            <text:p>HG8145V30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13T17:16:10" calcext:value-type="date">
            <text:p>13/06/2022 17:16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19]&amp;[.$I119]&amp;[.$J119]" office:value-type="string" office:string-value="1159" calcext:value-type="string">
            <text:p>1159</text:p>
          </table:table-cell>
          <table:table-cell office:value-type="string" calcext:value-type="string">
            <text:p>TPLGB7840DA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DA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3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3T10:18:11" calcext:value-type="date">
            <text:p>23/06/2022 10: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56</text:p>
          </table:table-cell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0]&amp;[.$I120]&amp;[.$J120]" office:value-type="string" office:string-value="1310" calcext:value-type="string">
            <text:p>1310</text:p>
          </table:table-cell>
          <table:table-cell office:value-type="string" calcext:value-type="string">
            <text:p>TPLGB78414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4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9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8T11:31:03" calcext:value-type="date">
            <text:p>08/07/2022 11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79</text:p>
          </table:table-cell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1]&amp;[.$I121]&amp;[.$J121]" office:value-type="string" office:string-value="1311" calcext:value-type="string">
            <text:p>1311</text:p>
          </table:table-cell>
          <table:table-cell office:value-type="string" calcext:value-type="string">
            <text:p>TPLGB784006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06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6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06T12:13:15" calcext:value-type="date">
            <text:p>06/12/2022 12:13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41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2]&amp;[.$I122]&amp;[.$J122]" office:value-type="string" office:string-value="1312" calcext:value-type="string">
            <text:p>1312</text:p>
          </table:table-cell>
          <table:table-cell office:value-type="string" calcext:value-type="string">
            <text:p>TPLGB783FF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F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6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28T12:03:21" calcext:value-type="date">
            <text:p>28/07/2022 12: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30.46</text:p>
          </table:table-cell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3]&amp;[.$I123]&amp;[.$J123]" office:value-type="string" office:string-value="1313" calcext:value-type="string">
            <text:p>1313</text:p>
          </table:table-cell>
          <table:table-cell office:value-type="string" calcext:value-type="string">
            <text:p>TPLGF52EFFF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EFFF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0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3T10:19:13" calcext:value-type="date">
            <text:p>03/08/2022 10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7</text:p>
          </table:table-cell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4]&amp;[.$I124]&amp;[.$J124]" office:value-type="string" office:string-value="1314" calcext:value-type="string">
            <text:p>1314</text:p>
          </table:table-cell>
          <table:table-cell office:value-type="string" calcext:value-type="string">
            <text:p>TPLGF52F18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18A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2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3T14:29:44" calcext:value-type="date">
            <text:p>03/08/2022 14: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55</text:p>
          </table:table-cell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5]&amp;[.$I125]&amp;[.$J125]" office:value-type="string" office:string-value="1315" calcext:value-type="string">
            <text:p>1315</text:p>
          </table:table-cell>
          <table:table-cell office:value-type="string" calcext:value-type="string">
            <text:p>TPLGB732C7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C74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1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9T10:29:50" calcext:value-type="date">
            <text:p>09/08/2022 10: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9.21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6]&amp;[.$I126]&amp;[.$J126]" office:value-type="string" office:string-value="1316" calcext:value-type="string">
            <text:p>1316</text:p>
          </table:table-cell>
          <table:table-cell office:value-type="string" calcext:value-type="string">
            <text:p>TPLGB77809A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7809A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4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19T14:47:29" calcext:value-type="date">
            <text:p>19/08/2022 14:4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86</text:p>
          </table:table-cell>
          <table:table-cell office:value-type="float" office:value="634" calcext:value-type="float">
            <text:p>6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7]&amp;[.$I127]&amp;[.$J127]" office:value-type="string" office:string-value="1317" calcext:value-type="string">
            <text:p>1317</text:p>
          </table:table-cell>
          <table:table-cell office:value-type="string" calcext:value-type="string">
            <text:p>TPLGB784151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51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3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4T10:24:38" calcext:value-type="date">
            <text:p>24/10/2022 10: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float" office:value="-30" calcext:value-type="float">
            <text:p>-30</text:p>
          </table:table-cell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8]&amp;[.$I128]&amp;[.$J128]" office:value-type="string" office:string-value="1318" calcext:value-type="string">
            <text:p>1318</text:p>
          </table:table-cell>
          <table:table-cell office:value-type="string" calcext:value-type="string">
            <text:p>MSTC38F1D89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F1D890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42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02T16:23:25" calcext:value-type="date">
            <text:p>02/12/2022 16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29]&amp;[.$I129]&amp;[.$J129]" office:value-type="string" office:string-value="1319" calcext:value-type="string">
            <text:p>1319</text:p>
          </table:table-cell>
          <table:table-cell office:value-type="string" calcext:value-type="string">
            <text:p>TPLGB732EE2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E2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6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14T12:45:40" calcext:value-type="date">
            <text:p>14/09/2022 12: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03</text:p>
          </table:table-cell>
          <table:table-cell office:value-type="float" office:value="682" calcext:value-type="float">
            <text:p>6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0]&amp;[.$I130]&amp;[.$J130]" office:value-type="string" office:string-value="1320" calcext:value-type="string">
            <text:p>1320</text:p>
          </table:table-cell>
          <table:table-cell office:value-type="string" calcext:value-type="string">
            <text:p>ASKY002DFD7B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2DFD7B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q33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9-26T11:07:19" calcext:value-type="date">
            <text:p>26/09/2022 11: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22</text:p>
          </table:table-cell>
          <table:table-cell office:value-type="float" office:value="715" calcext:value-type="float">
            <text:p>7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1]&amp;[.$I131]&amp;[.$J131]" office:value-type="string" office:string-value="1321" calcext:value-type="string">
            <text:p>1321</text:p>
          </table:table-cell>
          <table:table-cell office:value-type="string" calcext:value-type="string">
            <text:p>GPON002F60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0F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3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6T15:53:59" calcext:value-type="date">
            <text:p>16/01/2023 15:5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49</text:p>
          </table:table-cell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2]&amp;[.$I132]&amp;[.$J132]" office:value-type="string" office:string-value="1322" calcext:value-type="string">
            <text:p>1322</text:p>
          </table:table-cell>
          <table:table-cell office:value-type="string" calcext:value-type="string">
            <text:p>MSTC38ECA4F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ECA4FA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40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1-18T14:49:37" calcext:value-type="date">
            <text:p>18/11/2022 14:4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62</text:p>
          </table:table-cell>
          <table:table-cell office:value-type="float" office:value="931" calcext:value-type="float">
            <text:p>9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3]&amp;[.$I133]&amp;[.$J133]" office:value-type="string" office:string-value="1323" calcext:value-type="string">
            <text:p>1323</text:p>
          </table:table-cell>
          <table:table-cell office:value-type="string" calcext:value-type="string">
            <text:p>GPON002FF6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F6A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4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3T15:23:42" calcext:value-type="date">
            <text:p>23/01/2023 15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88</text:p>
          </table:table-cell>
          <table:table-cell office:value-type="float" office:value="1126" calcext:value-type="float">
            <text:p>11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4]&amp;[.$I134]&amp;[.$J134]" office:value-type="string" office:string-value="1324" calcext:value-type="string">
            <text:p>1324</text:p>
          </table:table-cell>
          <table:table-cell office:value-type="string" calcext:value-type="string">
            <text:p>GPON002FFF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FFC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5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8T13:40:57" calcext:value-type="date">
            <text:p>28/01/2023 13:4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99</text:p>
          </table:table-cell>
          <table:table-cell office:value-type="float" office:value="1156" calcext:value-type="float">
            <text:p>11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5]&amp;[.$I135]&amp;[.$J135]" office:value-type="string" office:string-value="1325" calcext:value-type="string">
            <text:p>1325</text:p>
          </table:table-cell>
          <table:table-cell office:value-type="string" calcext:value-type="string">
            <text:p>GPON002FC3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C30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5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8T20:36:42" calcext:value-type="date">
            <text:p>28/01/2023 20:3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37</text:p>
          </table:table-cell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6]&amp;[.$I136]&amp;[.$J136]" office:value-type="string" office:string-value="1326" calcext:value-type="string">
            <text:p>1326</text:p>
          </table:table-cell>
          <table:table-cell office:value-type="string" calcext:value-type="string">
            <text:p>GPON002E8A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E8AB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5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30T13:46:41" calcext:value-type="date">
            <text:p>30/01/2023 13:4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36</text:p>
          </table:table-cell>
          <table:table-cell office:value-type="float" office:value="1162" calcext:value-type="float">
            <text:p>11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7]&amp;[.$I137]&amp;[.$J137]" office:value-type="string" office:string-value="1327" calcext:value-type="string">
            <text:p>1327</text:p>
          </table:table-cell>
          <table:table-cell office:value-type="string" calcext:value-type="string">
            <text:p>D0126A344D97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D0126A344D97</text:p>
          </table:table-cell>
          <table:table-cell office:value-type="string" calcext:value-type="string">
            <text:p>SUX1G</text:p>
          </table:table-cell>
          <table:table-cell office:value-type="string" calcext:value-type="string">
            <text:p>SU01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 ZonaDesconocida</text:p>
          </table:table-cell>
          <table:table-cell office:value-type="string" calcext:value-type="string">
            <text:p>Bridge del MERCUSYS001</text:p>
          </table:table-cell>
          <table:table-cell table:number-columns-repeated="3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1T14:35:27" calcext:value-type="date">
            <text:p>01/02/2023 14:3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37</text:p>
          </table:table-cell>
          <table:table-cell office:value-type="float" office:value="1183" calcext:value-type="float">
            <text:p>11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8]&amp;[.$I138]&amp;[.$J138]" office:value-type="string" office:string-value="1329" calcext:value-type="string">
            <text:p>1329</text:p>
          </table:table-cell>
          <table:table-cell office:value-type="string" calcext:value-type="string">
            <text:p>GPON002FBE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BEB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5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5T19:20:25" calcext:value-type="date">
            <text:p>25/01/2023 19: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2</text:p>
          </table:table-cell>
          <table:table-cell office:value-type="float" office:value="1153" calcext:value-type="float">
            <text:p>11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39]&amp;[.$I139]&amp;[.$J139]" office:value-type="string" office:string-value="1510" calcext:value-type="string">
            <text:p>1510</text:p>
          </table:table-cell>
          <table:table-cell office:value-type="string" calcext:value-type="string">
            <text:p>TPLGB732C07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C07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4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14T16:21:21" calcext:value-type="date">
            <text:p>14/09/2022 16: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86</text:p>
          </table:table-cell>
          <table:table-cell office:value-type="float" office:value="691" calcext:value-type="float">
            <text:p>6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0]&amp;[.$I140]&amp;[.$J140]" office:value-type="string" office:string-value="1511" calcext:value-type="string">
            <text:p>1511</text:p>
          </table:table-cell>
          <table:table-cell office:value-type="string" calcext:value-type="string">
            <text:p>TPLGB732EF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F8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7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24T12:06:29" calcext:value-type="date">
            <text:p>24/08/2022 12: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38</text:p>
          </table:table-cell>
          <table:table-cell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1]&amp;[.$I141]&amp;[.$J141]" office:value-type="string" office:string-value="1512" calcext:value-type="string">
            <text:p>1512</text:p>
          </table:table-cell>
          <table:table-cell office:value-type="string" calcext:value-type="string">
            <text:p>TPLGB78432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29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8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24T12:34:34" calcext:value-type="date">
            <text:p>24/08/2022 12:3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2]&amp;[.$I142]&amp;[.$J142]" office:value-type="string" office:string-value="1513" calcext:value-type="string">
            <text:p>1513</text:p>
          </table:table-cell>
          <table:table-cell office:value-type="string" calcext:value-type="string">
            <text:p>TPLGB732F02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02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2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23T12:18:37" calcext:value-type="date">
            <text:p>23/09/2022 12: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95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3]&amp;[.$I143]&amp;[.$J143]" office:value-type="string" office:string-value="1514" calcext:value-type="string">
            <text:p>1514</text:p>
          </table:table-cell>
          <table:table-cell office:value-type="string" calcext:value-type="string">
            <text:p>TPLGB783FC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C1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8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07T12:32:45" calcext:value-type="date">
            <text:p>07/10/2022 12:3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4]&amp;[.$I144]&amp;[.$J144]" office:value-type="string" office:string-value="1515" calcext:value-type="string">
            <text:p>1515</text:p>
          </table:table-cell>
          <table:table-cell office:value-type="string" calcext:value-type="string">
            <text:p>TPLGB7841DD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DD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8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07T14:39:30" calcext:value-type="date">
            <text:p>07/10/2022 14:3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86</text:p>
          </table:table-cell>
          <table:table-cell office:value-type="float" office:value="757" calcext:value-type="float">
            <text:p>7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5]&amp;[.$I145]&amp;[.$J145]" office:value-type="string" office:string-value="1516" calcext:value-type="string">
            <text:p>1516</text:p>
          </table:table-cell>
          <table:table-cell office:value-type="string" calcext:value-type="string">
            <text:p>TPLGB732D76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76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9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14T11:50:41" calcext:value-type="date">
            <text:p>14/10/2022 11:5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38</text:p>
          </table:table-cell>
          <table:table-cell office:value-type="float" office:value="769" calcext:value-type="float">
            <text:p>7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6]&amp;[.$I146]&amp;[.$J146]" office:value-type="string" office:string-value="1517" calcext:value-type="string">
            <text:p>1517</text:p>
          </table:table-cell>
          <table:table-cell office:value-type="string" calcext:value-type="string">
            <text:p>TPLGB7842A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2AA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97d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4T12:49:59" calcext:value-type="date">
            <text:p>24/10/2022 12:4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76</text:p>
          </table:table-cell>
          <table:table-cell office:value-type="float" office:value="787" calcext:value-type="float">
            <text:p>7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7]&amp;[.$I147]&amp;[.$J147]" office:value-type="string" office:string-value="1518" calcext:value-type="string">
            <text:p>1518</text:p>
          </table:table-cell>
          <table:table-cell office:value-type="string" calcext:value-type="string">
            <text:p>TPLGB732F5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5A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2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4T13:22:13" calcext:value-type="date">
            <text:p>24/10/2022 13:22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8</text:p>
          </table:table-cell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8]&amp;[.$I148]&amp;[.$J148]" office:value-type="string" office:string-value="1519" calcext:value-type="string">
            <text:p>1519</text:p>
          </table:table-cell>
          <table:table-cell office:value-type="string" calcext:value-type="string">
            <text:p>ASKY005D8195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5D8195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42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14T14:40:08" calcext:value-type="date">
            <text:p>14/12/2022 14:4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49]&amp;[.$I149]&amp;[.$J149]" office:value-type="string" office:string-value="1520" calcext:value-type="string">
            <text:p>1520</text:p>
          </table:table-cell>
          <table:table-cell office:value-type="string" calcext:value-type="string">
            <text:p>TPLGB78418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8B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5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7T14:26:27" calcext:value-type="date">
            <text:p>27/10/2022 14: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93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0]&amp;[.$I150]&amp;[.$J150]" office:value-type="string" office:string-value="1521" calcext:value-type="string">
            <text:p>1521</text:p>
          </table:table-cell>
          <table:table-cell office:value-type="string" calcext:value-type="string">
            <text:p>TPLGB783E95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95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5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8T10:38:57" calcext:value-type="date">
            <text:p>28/10/2022 10:3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98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1]&amp;[.$I151]&amp;[.$J151]" office:value-type="string" office:string-value="1522" calcext:value-type="string">
            <text:p>1522</text:p>
          </table:table-cell>
          <table:table-cell office:value-type="string" calcext:value-type="string">
            <text:p>TPLGB78402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24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5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8T10:55:05" calcext:value-type="date">
            <text:p>28/10/2022 10:5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08</text:p>
          </table:table-cell>
          <table:table-cell office:value-type="float" office:value="826" calcext:value-type="float">
            <text:p>8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2]&amp;[.$I152]&amp;[.$J152]" office:value-type="string" office:string-value="1523" calcext:value-type="string">
            <text:p>1523</text:p>
          </table:table-cell>
          <table:table-cell office:value-type="string" calcext:value-type="string">
            <text:p>TPLGB783ED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D2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5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3T13:22:17" calcext:value-type="date">
            <text:p>23/01/2023 13:22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15</text:p>
          </table:table-cell>
          <table:table-cell office:value-type="float" office:value="1123" calcext:value-type="float">
            <text:p>11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3]&amp;[.$I153]&amp;[.$J153]" office:value-type="string" office:string-value="1524" calcext:value-type="string">
            <text:p>1524</text:p>
          </table:table-cell>
          <table:table-cell office:value-type="string" calcext:value-type="string">
            <text:p>TPLGB783EE1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E1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5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8T12:26:18" calcext:value-type="date">
            <text:p>28/10/2022 12: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45</text:p>
          </table:table-cell>
          <table:table-cell office:value-type="float" office:value="832" calcext:value-type="float">
            <text:p>8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4]&amp;[.$I154]&amp;[.$J154]" office:value-type="string" office:string-value="1525" calcext:value-type="string">
            <text:p>1525</text:p>
          </table:table-cell>
          <table:table-cell office:value-type="string" calcext:value-type="string">
            <text:p>TPLGB783E9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9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5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8T13:07:27" calcext:value-type="date">
            <text:p>28/10/2022 13: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</text:p>
          </table:table-cell>
          <table:table-cell office:value-type="float" office:value="835" calcext:value-type="float">
            <text:p>8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5]&amp;[.$I155]&amp;[.$J155]" office:value-type="string" office:string-value="1526" calcext:value-type="string">
            <text:p>1526</text:p>
          </table:table-cell>
          <table:table-cell office:value-type="string" calcext:value-type="string">
            <text:p>ASKY004039AE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039AE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Q50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10T10:56:19" calcext:value-type="date">
            <text:p>10/12/2022 10:5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6]&amp;[.$I156]&amp;[.$J156]" office:value-type="string" office:string-value="1527" calcext:value-type="string">
            <text:p>1527</text:p>
          </table:table-cell>
          <table:table-cell office:value-type="string" calcext:value-type="string">
            <text:p>TPLGB732D8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83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7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1T14:46:34" calcext:value-type="date">
            <text:p>01/11/2022 14:4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7</text:p>
          </table:table-cell>
          <table:table-cell office:value-type="float" office:value="859" calcext:value-type="float">
            <text:p>8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7]&amp;[.$I157]&amp;[.$J157]" office:value-type="string" office:string-value="1528" calcext:value-type="string">
            <text:p>1528</text:p>
          </table:table-cell>
          <table:table-cell office:value-type="string" calcext:value-type="string">
            <text:p>TPLGB732ED8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D8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7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1T16:45:18" calcext:value-type="date">
            <text:p>01/11/2022 16: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67</text:p>
          </table:table-cell>
          <table:table-cell office:value-type="float" office:value="868" calcext:value-type="float">
            <text:p>8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8]&amp;[.$I158]&amp;[.$J158]" office:value-type="string" office:string-value="1529" calcext:value-type="string">
            <text:p>1529</text:p>
          </table:table-cell>
          <table:table-cell office:value-type="string" calcext:value-type="string">
            <text:p>TPLGB7330CF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30CF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2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3T11:59:48" calcext:value-type="date">
            <text:p>03/11/2022 11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</text:p>
          </table:table-cell>
          <table:table-cell office:value-type="float" office:value="874" calcext:value-type="float">
            <text:p>8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59]&amp;[.$I159]&amp;[.$J159]" office:value-type="string" office:string-value="1530" calcext:value-type="string">
            <text:p>1530</text:p>
          </table:table-cell>
          <table:table-cell office:value-type="string" calcext:value-type="string">
            <text:p>TPLGB732C6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C64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2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3T12:55:32" calcext:value-type="date">
            <text:p>03/11/2022 12:5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93</text:p>
          </table:table-cell>
          <table:table-cell office:value-type="float" office:value="877" calcext:value-type="float">
            <text:p>8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0]&amp;[.$I160]&amp;[.$J160]" office:value-type="string" office:string-value="1531" calcext:value-type="string">
            <text:p>1531</text:p>
          </table:table-cell>
          <table:table-cell office:value-type="string" calcext:value-type="string">
            <text:p>TPLGB732E0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03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9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8T11:56:51" calcext:value-type="date">
            <text:p>08/11/2022 11:5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84</text:p>
          </table:table-cell>
          <table:table-cell office:value-type="float" office:value="886" calcext:value-type="float">
            <text:p>8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1]&amp;[.$I161]&amp;[.$J161]" office:value-type="string" office:string-value="1532" calcext:value-type="string">
            <text:p>1532</text:p>
          </table:table-cell>
          <table:table-cell office:value-type="string" calcext:value-type="string">
            <text:p>TPLGC3A38D8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D8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2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0T12:29:51" calcext:value-type="date">
            <text:p>10/11/2022 12: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84</text:p>
          </table:table-cell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2]&amp;[.$I162]&amp;[.$J162]" office:value-type="string" office:string-value="1533" calcext:value-type="string">
            <text:p>1533</text:p>
          </table:table-cell>
          <table:table-cell office:value-type="string" calcext:value-type="string">
            <text:p>TPLGB783DA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A1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3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0T13:01:48" calcext:value-type="date">
            <text:p>10/11/2022 13: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8</text:p>
          </table:table-cell>
          <table:table-cell office:value-type="float" office:value="904" calcext:value-type="float">
            <text:p>9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3]&amp;[.$I163]&amp;[.$J163]" office:value-type="string" office:string-value="1534" calcext:value-type="string">
            <text:p>1534</text:p>
          </table:table-cell>
          <table:table-cell office:value-type="string" calcext:value-type="string">
            <text:p>TPLGB783E4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47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6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7T15:03:20" calcext:value-type="date">
            <text:p>27/12/2022 15: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38</text:p>
          </table:table-cell>
          <table:table-cell office:value-type="float" office:value="955" calcext:value-type="float">
            <text:p>9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4]&amp;[.$I164]&amp;[.$J164]" office:value-type="string" office:string-value="1535" calcext:value-type="string">
            <text:p>1535</text:p>
          </table:table-cell>
          <table:table-cell office:value-type="string" calcext:value-type="string">
            <text:p>TPLGB78431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11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5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7T15:06:50" calcext:value-type="date">
            <text:p>17/11/2022 15: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84</text:p>
          </table:table-cell>
          <table:table-cell office:value-type="float" office:value="943" calcext:value-type="float">
            <text:p>9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5]&amp;[.$I165]&amp;[.$J165]" office:value-type="string" office:string-value="1536" calcext:value-type="string">
            <text:p>1536</text:p>
          </table:table-cell>
          <table:table-cell office:value-type="string" calcext:value-type="string">
            <text:p>TPLGB78431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18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6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9T11:25:51" calcext:value-type="date">
            <text:p>29/12/2022 11: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</text:p>
          </table:table-cell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6]&amp;[.$I166]&amp;[.$J166]" office:value-type="string" office:string-value="1537" calcext:value-type="string">
            <text:p>1537</text:p>
          </table:table-cell>
          <table:table-cell office:value-type="string" calcext:value-type="string">
            <text:p>MSTC03487CF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3487CF1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tm30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06T15:40:51" calcext:value-type="date">
            <text:p>06/12/2022 15:4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47</text:p>
          </table:table-cell>
          <table:table-cell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7]&amp;[.$I167]&amp;[.$J167]" office:value-type="string" office:string-value="1538" calcext:value-type="string">
            <text:p>1538</text:p>
          </table:table-cell>
          <table:table-cell office:value-type="string" calcext:value-type="string">
            <text:p>TPLGB78425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254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5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07T13:30:10" calcext:value-type="date">
            <text:p>07/12/2022 13: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8]&amp;[.$I168]&amp;[.$J168]" office:value-type="string" office:string-value="1539" calcext:value-type="string">
            <text:p>1539</text:p>
          </table:table-cell>
          <table:table-cell office:value-type="string" calcext:value-type="string">
            <text:p>ASKY0047387C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7387C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Vp31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10T14:40:28" calcext:value-type="date">
            <text:p>10/12/2022 14:4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09</text:p>
          </table:table-cell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69]&amp;[.$I169]&amp;[.$J169]" office:value-type="string" office:string-value="1540" calcext:value-type="string">
            <text:p>1540</text:p>
          </table:table-cell>
          <table:table-cell office:value-type="string" calcext:value-type="string">
            <text:p>TPLGF52F20C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20C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4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20T15:55:39" calcext:value-type="date">
            <text:p>20/07/2022 15:5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0]&amp;[.$I170]&amp;[.$J170]" office:value-type="string" office:string-value="1541" calcext:value-type="string">
            <text:p>1541</text:p>
          </table:table-cell>
          <table:table-cell office:value-type="string" calcext:value-type="string">
            <text:p>D0126A344DC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D0126A344DC3</text:p>
          </table:table-cell>
          <table:table-cell office:value-type="string" calcext:value-type="string">
            <text:p>HG8346R</text:p>
          </table:table-cell>
          <table:table-cell office:value-type="string" calcext:value-type="string">
            <text:p>SU00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9T13:19:45" calcext:value-type="date">
            <text:p>29/12/2022 13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8</text:p>
          </table:table-cell>
          <table:table-cell office:value-type="float" office:value="964" calcext:value-type="float">
            <text:p>9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1]&amp;[.$I171]&amp;[.$J171]" office:value-type="string" office:string-value="1542" calcext:value-type="string">
            <text:p>1542</text:p>
          </table:table-cell>
          <table:table-cell office:value-type="string" calcext:value-type="string">
            <text:p>TPLGC3A38D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D3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1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7T19:12:37" calcext:value-type="date">
            <text:p>17/01/2023 19: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1081" calcext:value-type="float">
            <text:p>10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2]&amp;[.$I172]&amp;[.$J172]" office:value-type="string" office:string-value="1543" calcext:value-type="string">
            <text:p>1543</text:p>
          </table:table-cell>
          <table:table-cell office:value-type="string" calcext:value-type="string">
            <text:p>GPON002F69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98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3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8T16:06:57" calcext:value-type="date">
            <text:p>18/01/2023 16: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57</text:p>
          </table:table-cell>
          <table:table-cell office:value-type="float" office:value="1087" calcext:value-type="float">
            <text:p>10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3]&amp;[.$I173]&amp;[.$J173]" office:value-type="string" office:string-value="1544" calcext:value-type="string">
            <text:p>1544</text:p>
          </table:table-cell>
          <table:table-cell office:value-type="string" calcext:value-type="string">
            <text:p>GPON002F4D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D1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3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9T19:58:01" calcext:value-type="date">
            <text:p>19/01/2023 19:5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9</text:p>
          </table:table-cell>
          <table:table-cell office:value-type="float" office:value="1111" calcext:value-type="float">
            <text:p>11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4]&amp;[.$I174]&amp;[.$J174]" office:value-type="string" office:string-value="1545" calcext:value-type="string">
            <text:p>1545</text:p>
          </table:table-cell>
          <table:table-cell office:value-type="string" calcext:value-type="string">
            <text:p>GPON002FC3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C37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4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0T13:34:40" calcext:value-type="date">
            <text:p>20/01/2023 13:3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67</text:p>
          </table:table-cell>
          <table:table-cell office:value-type="float" office:value="1117" calcext:value-type="float">
            <text:p>11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5]&amp;[.$I175]&amp;[.$J175]" office:value-type="string" office:string-value="1546" calcext:value-type="string">
            <text:p>1546</text:p>
          </table:table-cell>
          <table:table-cell office:value-type="string" calcext:value-type="string">
            <text:p>GPON002F46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6D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6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31T11:40:03" calcext:value-type="date">
            <text:p>31/01/2023 11:4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7</text:p>
          </table:table-cell>
          <table:table-cell office:value-type="float" office:value="1171" calcext:value-type="float">
            <text:p>11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6]&amp;[.$I176]&amp;[.$J176]" office:value-type="string" office:string-value="1547" calcext:value-type="string">
            <text:p>1547</text:p>
          </table:table-cell>
          <table:table-cell office:value-type="string" calcext:value-type="string">
            <text:p>GPON002FC3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C38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5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4T12:45:17" calcext:value-type="date">
            <text:p>24/01/2023 12: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7]&amp;[.$I177]&amp;[.$J177]" office:value-type="string" office:string-value="1548" calcext:value-type="string">
            <text:p>1548</text:p>
          </table:table-cell>
          <table:table-cell office:value-type="string" calcext:value-type="string">
            <text:p>GPON003049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49B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6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31T13:11:05" calcext:value-type="date">
            <text:p>31/01/2023 13: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45</text:p>
          </table:table-cell>
          <table:table-cell office:value-type="float" office:value="1174" calcext:value-type="float">
            <text:p>11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8]&amp;[.$I178]&amp;[.$J178]" office:value-type="string" office:string-value="1549" calcext:value-type="string">
            <text:p>1549</text:p>
          </table:table-cell>
          <table:table-cell office:value-type="string" calcext:value-type="string">
            <text:p>GPON00302A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2A1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8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9T17:30:31" calcext:value-type="date">
            <text:p>09/02/2023 17: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8</text:p>
          </table:table-cell>
          <table:table-cell office:value-type="float" office:value="1231" calcext:value-type="float">
            <text:p>12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79]&amp;[.$I179]&amp;[.$J179]" office:value-type="string" office:string-value="1550" calcext:value-type="string">
            <text:p>1550</text:p>
          </table:table-cell>
          <table:table-cell office:value-type="string" calcext:value-type="string">
            <text:p>GPON00302B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2B3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8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4T12:31:02" calcext:value-type="date">
            <text:p>14/02/2023 12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81</text:p>
          </table:table-cell>
          <table:table-cell office:value-type="float" office:value="1255" calcext:value-type="float">
            <text:p>12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0]&amp;[.$I180]&amp;[.$J180]" office:value-type="string" office:string-value="1551" calcext:value-type="string">
            <text:p>1551</text:p>
          </table:table-cell>
          <table:table-cell office:value-type="string" calcext:value-type="string">
            <text:p>GPON003036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369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9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7T16:33:01" calcext:value-type="date">
            <text:p>17/02/2023 16:3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53</text:p>
          </table:table-cell>
          <table:table-cell office:value-type="float" office:value="1282" calcext:value-type="float">
            <text:p>12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1]&amp;[.$I181]&amp;[.$J181]" office:value-type="string" office:string-value="1610" calcext:value-type="string">
            <text:p>1610</text:p>
          </table:table-cell>
          <table:table-cell office:value-type="string" calcext:value-type="string">
            <text:p>MSTC0943207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43207A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Kq27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7T14:45:06" calcext:value-type="date">
            <text:p>07/06/2022 14: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39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2]&amp;[.$I182]&amp;[.$J182]" office:value-type="string" office:string-value="1611" calcext:value-type="string">
            <text:p>1611</text:p>
          </table:table-cell>
          <table:table-cell office:value-type="string" calcext:value-type="string">
            <text:p>MSTC0947F7C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47F7CF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kq27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7T15:55:48" calcext:value-type="date">
            <text:p>07/06/2022 15:5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8.87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3]&amp;[.$I183]&amp;[.$J183]" office:value-type="string" office:string-value="1612" calcext:value-type="string">
            <text:p>1612</text:p>
          </table:table-cell>
          <table:table-cell office:value-type="string" calcext:value-type="string">
            <text:p>TPLGB732D7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7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9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06T16:10:05" calcext:value-type="date">
            <text:p>06/10/2022 16: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45</text:p>
          </table:table-cell>
          <table:table-cell office:value-type="float" office:value="745" calcext:value-type="float">
            <text:p>7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4]&amp;[.$I184]&amp;[.$J184]" office:value-type="string" office:string-value="1613" calcext:value-type="string">
            <text:p>1613</text:p>
          </table:table-cell>
          <table:table-cell office:value-type="string" calcext:value-type="string">
            <text:p>TPLGB7841B0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B0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2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2T10:29:13" calcext:value-type="date">
            <text:p>22/06/2022 10: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8.24</text:p>
          </table:table-cell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5]&amp;[.$I185]&amp;[.$J185]" office:value-type="string" office:string-value="1614" calcext:value-type="string">
            <text:p>1614</text:p>
          </table:table-cell>
          <table:table-cell office:value-type="string" calcext:value-type="string">
            <text:p>TPLGB78412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2F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8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4T14:42:43" calcext:value-type="date">
            <text:p>04/07/2022 14:4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9.21</text:p>
          </table:table-cell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6]&amp;[.$I186]&amp;[.$J186]" office:value-type="string" office:string-value="1615" calcext:value-type="string">
            <text:p>1615</text:p>
          </table:table-cell>
          <table:table-cell office:value-type="string" calcext:value-type="string">
            <text:p>TPLGF52F22E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22E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4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20T17:28:47" calcext:value-type="date">
            <text:p>20/07/2022 17:28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03</text:p>
          </table:table-cell>
          <table:table-cell office:value-type="float" office:value="556" calcext:value-type="float">
            <text:p>5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7]&amp;[.$I187]&amp;[.$J187]" office:value-type="string" office:string-value="1616" calcext:value-type="string">
            <text:p>1616</text:p>
          </table:table-cell>
          <table:table-cell office:value-type="string" calcext:value-type="string">
            <text:p>ASKY0036AB1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6AB12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P15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7-28T14:15:07" calcext:value-type="date">
            <text:p>28/07/2022 14: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2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8]&amp;[.$I188]&amp;[.$J188]" office:value-type="string" office:string-value="1617" calcext:value-type="string">
            <text:p>1617</text:p>
          </table:table-cell>
          <table:table-cell office:value-type="string" calcext:value-type="string">
            <text:p>TPLGB783EA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AF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7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9T15:56:07" calcext:value-type="date">
            <text:p>09/08/2022 15:5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99</text:p>
          </table:table-cell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89]&amp;[.$I189]&amp;[.$J189]" office:value-type="string" office:string-value="1618" calcext:value-type="string">
            <text:p>1618</text:p>
          </table:table-cell>
          <table:table-cell office:value-type="string" calcext:value-type="string">
            <text:p>MSTC32FA29F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A29F1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vo27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9T10:59:08" calcext:value-type="date">
            <text:p>09/06/2022 10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5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0]&amp;[.$I190]&amp;[.$J190]" office:value-type="string" office:string-value="1619" calcext:value-type="string">
            <text:p>1619</text:p>
          </table:table-cell>
          <table:table-cell office:value-type="string" calcext:value-type="string">
            <text:p>TPLGC3A38D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DA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1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26T12:29:43" calcext:value-type="date">
            <text:p>26/08/2022 12: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69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1]&amp;[.$I191]&amp;[.$J191]" office:value-type="string" office:string-value="1620" calcext:value-type="string">
            <text:p>1620</text:p>
          </table:table-cell>
          <table:table-cell office:value-type="string" calcext:value-type="string">
            <text:p>MSTC38F1C37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F1C373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37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9-17T11:43:37" calcext:value-type="date">
            <text:p>17/09/2022 11:4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95</text:p>
          </table:table-cell>
          <table:table-cell office:value-type="float" office:value="703" calcext:value-type="float">
            <text:p>7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2]&amp;[.$I192]&amp;[.$J192]" office:value-type="string" office:string-value="1621" calcext:value-type="string">
            <text:p>1621</text:p>
          </table:table-cell>
          <table:table-cell office:value-type="string" calcext:value-type="string">
            <text:p>TPLGB732E97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97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8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7T11:50:12" calcext:value-type="date">
            <text:p>27/10/2022 11:5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03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3]&amp;[.$I193]&amp;[.$J193]" office:value-type="string" office:string-value="1622" calcext:value-type="string">
            <text:p>1622</text:p>
          </table:table-cell>
          <table:table-cell office:value-type="string" calcext:value-type="string">
            <text:p>TPLGB732ECB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CB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7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7T12:28:57" calcext:value-type="date">
            <text:p>27/10/2022 12: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23</text:p>
          </table:table-cell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4]&amp;[.$I194]&amp;[.$J194]" office:value-type="string" office:string-value="1623" calcext:value-type="string">
            <text:p>1623</text:p>
          </table:table-cell>
          <table:table-cell office:value-type="string" calcext:value-type="string">
            <text:p>TPLGB732D8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8A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8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7T16:32:28" calcext:value-type="date">
            <text:p>27/10/2022 16:3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78</text:p>
          </table:table-cell>
          <table:table-cell office:value-type="float" office:value="823" calcext:value-type="float">
            <text:p>8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5]&amp;[.$I195]&amp;[.$J195]" office:value-type="string" office:string-value="1624" calcext:value-type="string">
            <text:p>1624</text:p>
          </table:table-cell>
          <table:table-cell office:value-type="string" calcext:value-type="string">
            <text:p>TPLGB783DC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CF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6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8T15:27:07" calcext:value-type="date">
            <text:p>28/10/2022 15: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23</text:p>
          </table:table-cell>
          <table:table-cell office:value-type="float" office:value="844" calcext:value-type="float">
            <text:p>8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6]&amp;[.$I196]&amp;[.$J196]" office:value-type="string" office:string-value="1625" calcext:value-type="string">
            <text:p>1625</text:p>
          </table:table-cell>
          <table:table-cell office:value-type="string" calcext:value-type="string">
            <text:p>TPLGB783FA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A4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6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1T11:21:05" calcext:value-type="date">
            <text:p>01/11/2022 11: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float" office:value="-30" calcext:value-type="float">
            <text:p>-30</text:p>
          </table:table-cell>
          <table:table-cell office:value-type="float" office:value="847" calcext:value-type="float">
            <text:p>8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7]&amp;[.$I197]&amp;[.$J197]" office:value-type="string" office:string-value="1626" calcext:value-type="string">
            <text:p>1626</text:p>
          </table:table-cell>
          <table:table-cell office:value-type="string" calcext:value-type="string">
            <text:p>TPLGB783E8C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8C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6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1T12:10:10" calcext:value-type="date">
            <text:p>01/11/2022 12: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03</text:p>
          </table:table-cell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8]&amp;[.$I198]&amp;[.$J198]" office:value-type="string" office:string-value="1627" calcext:value-type="string">
            <text:p>1627</text:p>
          </table:table-cell>
          <table:table-cell office:value-type="string" calcext:value-type="string">
            <text:p>TPLGB732DA3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A3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2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_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3T15:51:37" calcext:value-type="date">
            <text:p>03/11/2022 15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21</text:p>
          </table:table-cell>
          <table:table-cell office:value-type="float" office:value="883" calcext:value-type="float">
            <text:p>8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199]&amp;[.$I199]&amp;[.$J199]" office:value-type="string" office:string-value="1628" calcext:value-type="string">
            <text:p>1628</text:p>
          </table:table-cell>
          <table:table-cell office:value-type="string" calcext:value-type="string">
            <text:p>TPLGB732D9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94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1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8T15:51:24" calcext:value-type="date">
            <text:p>08/11/2022 15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03</text:p>
          </table:table-cell>
          <table:table-cell office:value-type="float" office:value="895" calcext:value-type="float">
            <text:p>8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00]&amp;[.$I200]&amp;[.$J200]" office:value-type="string" office:string-value="1629" calcext:value-type="string">
            <text:p>1629</text:p>
          </table:table-cell>
          <table:table-cell office:value-type="string" calcext:value-type="string">
            <text:p>GPON002F4C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C2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2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1T12:23:53" calcext:value-type="date">
            <text:p>11/01/2023 12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95</text:p>
          </table:table-cell>
          <table:table-cell office:value-type="float" office:value="1036" calcext:value-type="float">
            <text:p>10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2">
          <table:table-cell table:formula="of:=[.$H201]&amp;[.$I201]&amp;[.$J201]" office:value-type="string" office:string-value="1630" calcext:value-type="string">
            <text:p>1630</text:p>
          </table:table-cell>
          <table:table-cell office:value-type="string" calcext:value-type="string">
            <text:p>TPLGB732FBE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BE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1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0T15:42:15" calcext:value-type="date">
            <text:p>10/11/2022 15:4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44</text:p>
          </table:table-cell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02]&amp;[.$I202]&amp;[.$J202]" office:value-type="string" office:string-value="1631" calcext:value-type="string">
            <text:p>1631</text:p>
          </table:table-cell>
          <table:table-cell office:value-type="string" calcext:value-type="string">
            <text:p>TPLGB732E2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22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0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4T12:34:29" calcext:value-type="date">
            <text:p>14/11/2022 12:3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23</text:p>
          </table:table-cell>
          <table:table-cell office:value-type="float" office:value="925" calcext:value-type="float">
            <text:p>9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03]&amp;[.$I203]&amp;[.$J203]" office:value-type="string" office:string-value="1632" calcext:value-type="string">
            <text:p>1632</text:p>
          </table:table-cell>
          <table:table-cell office:value-type="string" calcext:value-type="string">
            <text:p>TPLGB78431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12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5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7T12:33:29" calcext:value-type="date">
            <text:p>17/11/2022 12:3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53</text:p>
          </table:table-cell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04]&amp;[.$I204]&amp;[.$J204]" office:value-type="string" office:string-value="1633" calcext:value-type="string">
            <text:p>1633</text:p>
          </table:table-cell>
          <table:table-cell office:value-type="string" calcext:value-type="string">
            <text:p>TPLGB78431B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1B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5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07T11:25:38" calcext:value-type="date">
            <text:p>07/12/2022 11: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69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05]&amp;[.$I205]&amp;[.$J205]" office:value-type="string" office:string-value="1634" calcext:value-type="string">
            <text:p>1634</text:p>
          </table:table-cell>
          <table:table-cell office:value-type="string" calcext:value-type="string">
            <text:p>TPLGC3A38D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D8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1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07T12:17:34" calcext:value-type="date">
            <text:p>07/12/2022 12: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78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06]&amp;[.$I206]&amp;[.$J206]" office:value-type="string" office:string-value="1635" calcext:value-type="string">
            <text:p>1635</text:p>
          </table:table-cell>
          <table:table-cell office:value-type="string" calcext:value-type="string">
            <text:p>TPLGC3A38C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C7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1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07T15:14:06" calcext:value-type="date">
            <text:p>07/12/2022 15: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09</text:p>
          </table:table-cell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07]&amp;[.$I207]&amp;[.$J207]" office:value-type="string" office:string-value="1636" calcext:value-type="string">
            <text:p>1636</text:p>
          </table:table-cell>
          <table:table-cell office:value-type="string" calcext:value-type="string">
            <text:p>TPLGB78431D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1D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6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7T12:35:57" calcext:value-type="date">
            <text:p>27/12/2022 12:3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03</text:p>
          </table:table-cell>
          <table:table-cell office:value-type="float" office:value="928" calcext:value-type="float">
            <text:p>9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08]&amp;[.$I208]&amp;[.$J208]" office:value-type="string" office:string-value="1637" calcext:value-type="string">
            <text:p>1637</text:p>
          </table:table-cell>
          <table:table-cell office:value-type="string" calcext:value-type="string">
            <text:p>GPON002F1E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1EC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VSOL00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3T12:43:38" calcext:value-type="date">
            <text:p>03/01/2023 12:4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45</text:p>
          </table:table-cell>
          <table:table-cell office:value-type="float" office:value="991" calcext:value-type="float">
            <text:p>9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09]&amp;[.$I209]&amp;[.$J209]" office:value-type="string" office:string-value="1638" calcext:value-type="string">
            <text:p>1638</text:p>
          </table:table-cell>
          <table:table-cell office:value-type="string" calcext:value-type="string">
            <text:p>GPON002F52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52F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1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2T11:13:05" calcext:value-type="date">
            <text:p>12/01/2023 11: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95</text:p>
          </table:table-cell>
          <table:table-cell office:value-type="float" office:value="1042" calcext:value-type="float">
            <text:p>10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10]&amp;[.$I210]&amp;[.$J210]" office:value-type="string" office:string-value="1639" calcext:value-type="string">
            <text:p>1639</text:p>
          </table:table-cell>
          <table:table-cell office:value-type="string" calcext:value-type="string">
            <text:p>GPON002FC3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C3B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4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0T16:20:22" calcext:value-type="date">
            <text:p>20/01/2023 16: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09</text:p>
          </table:table-cell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11]&amp;[.$I211]&amp;[.$J211]" office:value-type="string" office:string-value="1640" calcext:value-type="string">
            <text:p>1640</text:p>
          </table:table-cell>
          <table:table-cell office:value-type="string" calcext:value-type="string">
            <text:p>GPON002FDD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DD9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4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3T12:29:35" calcext:value-type="date">
            <text:p>23/01/2023 12: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86</text:p>
          </table:table-cell>
          <table:table-cell office:value-type="float" office:value="829" calcext:value-type="float">
            <text:p>8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12]&amp;[.$I212]&amp;[.$J212]" office:value-type="string" office:string-value="1641" calcext:value-type="string">
            <text:p>1641</text:p>
          </table:table-cell>
          <table:table-cell office:value-type="string" calcext:value-type="string">
            <text:p>TPLGB78417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78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3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_KM43</text:p>
          </table:table-cell>
          <table:table-cell office:value-type="string" calcext:value-type="string">
            <text:p>DEPOSITO_KM43</text:p>
          </table:table-cell>
          <table:table-cell table:number-columns-repeated="3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31T10:28:10" calcext:value-type="date">
            <text:p>31/01/2023 10:28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30.46</text:p>
          </table:table-cell>
          <table:table-cell office:value-type="float" office:value="1168" calcext:value-type="float">
            <text:p>11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13]&amp;[.$I213]&amp;[.$J213]" office:value-type="string" office:string-value="1642" calcext:value-type="string">
            <text:p>1642</text:p>
          </table:table-cell>
          <table:table-cell office:value-type="string" calcext:value-type="string">
            <text:p>GPON00304F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4FA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6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3T17:28:46" calcext:value-type="date">
            <text:p>03/02/2023 17: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56</text:p>
          </table:table-cell>
          <table:table-cell office:value-type="float" office:value="1198" calcext:value-type="float">
            <text:p>119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14]&amp;[.$I214]&amp;[.$J214]" office:value-type="string" office:string-value="1643" calcext:value-type="string">
            <text:p>1643</text:p>
          </table:table-cell>
          <table:table-cell office:value-type="string" calcext:value-type="string">
            <text:p>GPON00304A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4A1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7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7T16:19:08" calcext:value-type="date">
            <text:p>07/02/2023 16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58</text:p>
          </table:table-cell>
          <table:table-cell office:value-type="float" office:value="1219" calcext:value-type="float">
            <text:p>12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15]&amp;[.$I215]&amp;[.$J215]" office:value-type="string" office:string-value="1644" calcext:value-type="string">
            <text:p>1644</text:p>
          </table:table-cell>
          <table:table-cell office:value-type="string" calcext:value-type="string">
            <text:p>GPON00302A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2A3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7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8T12:07:36" calcext:value-type="date">
            <text:p>08/02/2023 12: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69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16]&amp;[.$I216]&amp;[.$J216]" office:value-type="string" office:string-value="1645" calcext:value-type="string">
            <text:p>1645</text:p>
          </table:table-cell>
          <table:table-cell office:value-type="string" calcext:value-type="string">
            <text:p>GPON00300E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0EC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7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9T11:28:44" calcext:value-type="date">
            <text:p>09/02/2023 11: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58</text:p>
          </table:table-cell>
          <table:table-cell office:value-type="float" office:value="1225" calcext:value-type="float">
            <text:p>12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17]&amp;[.$I217]&amp;[.$J217]" office:value-type="string" office:string-value="1646" calcext:value-type="string">
            <text:p>1646</text:p>
          </table:table-cell>
          <table:table-cell office:value-type="string" calcext:value-type="string">
            <text:p>GPON002FFC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FCA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8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9T13:03:42" calcext:value-type="date">
            <text:p>09/02/2023 13: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82</text:p>
          </table:table-cell>
          <table:table-cell office:value-type="float" office:value="1228" calcext:value-type="float">
            <text:p>12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18]&amp;[.$I218]&amp;[.$J218]" office:value-type="string" office:string-value="1647" calcext:value-type="string">
            <text:p>1647</text:p>
          </table:table-cell>
          <table:table-cell office:value-type="string" calcext:value-type="string">
            <text:p>GPON003017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17A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8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0T15:18:54" calcext:value-type="date">
            <text:p>10/02/2023 15: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69</text:p>
          </table:table-cell>
          <table:table-cell office:value-type="float" office:value="1243" calcext:value-type="float">
            <text:p>12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19]&amp;[.$I219]&amp;[.$J219]" office:value-type="string" office:string-value="1648" calcext:value-type="string">
            <text:p>1648</text:p>
          </table:table-cell>
          <table:table-cell office:value-type="string" calcext:value-type="string">
            <text:p>GPON002FED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ED3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8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4T15:51:17" calcext:value-type="date">
            <text:p>14/02/2023 15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95</text:p>
          </table:table-cell>
          <table:table-cell office:value-type="float" office:value="1258" calcext:value-type="float">
            <text:p>12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20]&amp;[.$I220]&amp;[.$J220]" office:value-type="string" office:string-value="1649" calcext:value-type="string">
            <text:p>1649</text:p>
          </table:table-cell>
          <table:table-cell office:value-type="string" calcext:value-type="string">
            <text:p>GPON003036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36B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9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8T10:39:36" calcext:value-type="date">
            <text:p>18/02/2023 10:3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8.87</text:p>
          </table:table-cell>
          <table:table-cell office:value-type="float" office:value="1285" calcext:value-type="float">
            <text:p>12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21]&amp;[.$I221]&amp;[.$J221]" office:value-type="string" office:string-value="1710" calcext:value-type="string">
            <text:p>1710</text:p>
          </table:table-cell>
          <table:table-cell office:value-type="string" calcext:value-type="string">
            <text:p>ASKY003ACAA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ACAA8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O7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7T11:42:14" calcext:value-type="date">
            <text:p>27/04/2022 11:4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22]&amp;[.$I222]&amp;[.$J222]" office:value-type="string" office:string-value="1711" calcext:value-type="string">
            <text:p>1711</text:p>
          </table:table-cell>
          <table:table-cell office:value-type="string" calcext:value-type="string">
            <text:p>ASKY0042346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23461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TN4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7T12:08:22" calcext:value-type="date">
            <text:p>27/04/2022 12: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86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23]&amp;[.$I223]&amp;[.$J223]" office:value-type="string" office:string-value="1712" calcext:value-type="string">
            <text:p>1712</text:p>
          </table:table-cell>
          <table:table-cell office:value-type="string" calcext:value-type="string">
            <text:p>ASKY003EF56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EF562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tm38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_KM35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7T12:40:04" calcext:value-type="date">
            <text:p>27/04/2022 12:4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6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24]&amp;[.$I224]&amp;[.$J224]" office:value-type="string" office:string-value="1713" calcext:value-type="string">
            <text:p>1713</text:p>
          </table:table-cell>
          <table:table-cell office:value-type="string" calcext:value-type="string">
            <text:p>TPLGB78417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7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5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07T10:52:33" calcext:value-type="date">
            <text:p>07/12/2022 10:5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31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25]&amp;[.$I225]&amp;[.$J225]" office:value-type="string" office:string-value="1714" calcext:value-type="string">
            <text:p>1714</text:p>
          </table:table-cell>
          <table:table-cell office:value-type="string" calcext:value-type="string">
            <text:p>TPLGF52F10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10C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4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20T16:45:37" calcext:value-type="date">
            <text:p>20/07/2022 16: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69</text:p>
          </table:table-cell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26]&amp;[.$I226]&amp;[.$J226]" office:value-type="string" office:string-value="1715" calcext:value-type="string">
            <text:p>1715</text:p>
          </table:table-cell>
          <table:table-cell office:value-type="string" calcext:value-type="string">
            <text:p>MSTC09432e34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432e34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KQ17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1T10:28:51" calcext:value-type="date">
            <text:p>11/05/2022 10: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27]&amp;[.$I227]&amp;[.$J227]" office:value-type="string" office:string-value="1716" calcext:value-type="string">
            <text:p>1716</text:p>
          </table:table-cell>
          <table:table-cell office:value-type="string" calcext:value-type="string">
            <text:p>ASKY0016390D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6390D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VO39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1T11:12:27" calcext:value-type="date">
            <text:p>11/05/2022 11: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28]&amp;[.$I228]&amp;[.$J228]" office:value-type="string" office:string-value="1717" calcext:value-type="string">
            <text:p>1717</text:p>
          </table:table-cell>
          <table:table-cell office:value-type="string" calcext:value-type="string">
            <text:p>TPLGB732D3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3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2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11T12:59:40" calcext:value-type="date">
            <text:p>11/08/2022 12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68</text:p>
          </table:table-cell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29]&amp;[.$I229]&amp;[.$J229]" office:value-type="string" office:string-value="1718" calcext:value-type="string">
            <text:p>1718</text:p>
          </table:table-cell>
          <table:table-cell office:value-type="string" calcext:value-type="string">
            <text:p>ASKY003AD82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AD82F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46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22T13:05:36" calcext:value-type="date">
            <text:p>22/12/2022 13: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916" calcext:value-type="float">
            <text:p>9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30]&amp;[.$I230]&amp;[.$J230]" office:value-type="string" office:string-value="1719" calcext:value-type="string">
            <text:p>1719</text:p>
          </table:table-cell>
          <table:table-cell office:value-type="string" calcext:value-type="string">
            <text:p>ASKY0036735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67351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0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2T13:02:48" calcext:value-type="date">
            <text:p>12/05/2022 13: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31]&amp;[.$I231]&amp;[.$J231]" office:value-type="string" office:string-value="1720" calcext:value-type="string">
            <text:p>1720</text:p>
          </table:table-cell>
          <table:table-cell office:value-type="string" calcext:value-type="string">
            <text:p>GPON002F6C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C18</text:p>
          </table:table-cell>
          <table:table-cell office:value-type="string" calcext:value-type="string">
            <text:p>VSOL2802DAC</text:p>
          </table:table-cell>
          <table:table-cell office:value-type="string" calcext:value-type="string">
            <text:p>VSOL00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2T14:06:19" calcext:value-type="date">
            <text:p>02/01/2023 14: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49</text:p>
          </table:table-cell>
          <table:table-cell office:value-type="float" office:value="976" calcext:value-type="float">
            <text:p>9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32]&amp;[.$I232]&amp;[.$J232]" office:value-type="string" office:string-value="1721" calcext:value-type="string">
            <text:p>1721</text:p>
          </table:table-cell>
          <table:table-cell office:value-type="string" calcext:value-type="string">
            <text:p>GPON00300F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0FF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8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0T10:53:33" calcext:value-type="date">
            <text:p>10/02/2023 10:5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43</text:p>
          </table:table-cell>
          <table:table-cell office:value-type="float" office:value="1237" calcext:value-type="float">
            <text:p>12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33]&amp;[.$I233]&amp;[.$J233]" office:value-type="string" office:string-value="1722" calcext:value-type="string">
            <text:p>1722</text:p>
          </table:table-cell>
          <table:table-cell office:value-type="string" calcext:value-type="string">
            <text:p>ASKY003CA57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CA571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0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2T17:58:55" calcext:value-type="date">
            <text:p>12/05/2022 17:5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08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34]&amp;[.$I234]&amp;[.$J234]" office:value-type="string" office:string-value="1723" calcext:value-type="string">
            <text:p>1723</text:p>
          </table:table-cell>
          <table:table-cell office:value-type="string" calcext:value-type="string">
            <text:p>ASKY003EF6F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EF6F3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r59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_Villegas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3T13:31:36" calcext:value-type="date">
            <text:p>13/05/2022 13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9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35]&amp;[.$I235]&amp;[.$J235]" office:value-type="string" office:string-value="1724" calcext:value-type="string">
            <text:p>1724</text:p>
          </table:table-cell>
          <table:table-cell office:value-type="string" calcext:value-type="string">
            <text:p>GPON002F07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0728</text:p>
          </table:table-cell>
          <table:table-cell office:value-type="string" calcext:value-type="string">
            <text:p>VSOL2802DAC</text:p>
          </table:table-cell>
          <table:table-cell office:value-type="string" calcext:value-type="string">
            <text:p>VSOL00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2T17:01:58" calcext:value-type="date">
            <text:p>02/01/2023 17: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88</text:p>
          </table:table-cell>
          <table:table-cell office:value-type="float" office:value="979" calcext:value-type="float">
            <text:p>9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36]&amp;[.$I236]&amp;[.$J236]" office:value-type="string" office:string-value="1725" calcext:value-type="string">
            <text:p>1725</text:p>
          </table:table-cell>
          <table:table-cell office:value-type="string" calcext:value-type="string">
            <text:p>MSTC32F724E6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724E6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R58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3T16:43:55" calcext:value-type="date">
            <text:p>13/05/2022 16:4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38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37]&amp;[.$I237]&amp;[.$J237]" office:value-type="string" office:string-value="1726" calcext:value-type="string">
            <text:p>1726</text:p>
          </table:table-cell>
          <table:table-cell office:value-type="string" calcext:value-type="string">
            <text:p>MSTC38F1E0A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F1E0AF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R60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6T10:26:24" calcext:value-type="date">
            <text:p>16/05/2022 10: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38]&amp;[.$I238]&amp;[.$J238]" office:value-type="string" office:string-value="1727" calcext:value-type="string">
            <text:p>1727</text:p>
          </table:table-cell>
          <table:table-cell office:value-type="string" calcext:value-type="string">
            <text:p>ASKY003ACE1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ACE11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R60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6T14:12:18" calcext:value-type="date">
            <text:p>16/05/2022 14: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96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39]&amp;[.$I239]&amp;[.$J239]" office:value-type="string" office:string-value="1728" calcext:value-type="string">
            <text:p>1728</text:p>
          </table:table-cell>
          <table:table-cell office:value-type="string" calcext:value-type="string">
            <text:p>MSTC32F745F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745FA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p27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23T10:39:47" calcext:value-type="date">
            <text:p>23/05/2022 10:3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21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40]&amp;[.$I240]&amp;[.$J240]" office:value-type="string" office:string-value="1729" calcext:value-type="string">
            <text:p>1729</text:p>
          </table:table-cell>
          <table:table-cell office:value-type="string" calcext:value-type="string">
            <text:p>MSTC03487A8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3487A8A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VO32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23T16:16:17" calcext:value-type="date">
            <text:p>23/05/2022 16:1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55</text:p>
          </table:table-cell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41]&amp;[.$I241]&amp;[.$J241]" office:value-type="string" office:string-value="1730" calcext:value-type="string">
            <text:p>1730</text:p>
          </table:table-cell>
          <table:table-cell office:value-type="string" calcext:value-type="string">
            <text:p>ASKY0040364C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0364C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VN17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30T12:59:55" calcext:value-type="date">
            <text:p>30/05/2022 12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57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42]&amp;[.$I242]&amp;[.$J242]" office:value-type="string" office:string-value="1731" calcext:value-type="string">
            <text:p>1731</text:p>
          </table:table-cell>
          <table:table-cell office:value-type="string" calcext:value-type="string">
            <text:p>ASKY001FE449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FE449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VN27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30T14:19:24" calcext:value-type="date">
            <text:p>30/05/2022 14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82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43]&amp;[.$I243]&amp;[.$J243]" office:value-type="string" office:string-value="1732" calcext:value-type="string">
            <text:p>1732</text:p>
          </table:table-cell>
          <table:table-cell office:value-type="string" calcext:value-type="string">
            <text:p>ASKY002ACB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2ACBF8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VO14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_KM35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30T17:11:54" calcext:value-type="date">
            <text:p>30/05/2022 17: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46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44]&amp;[.$I244]&amp;[.$J244]" office:value-type="string" office:string-value="1733" calcext:value-type="string">
            <text:p>1733</text:p>
          </table:table-cell>
          <table:table-cell office:value-type="string" calcext:value-type="string">
            <text:p>ASKY004ECF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ECFF8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3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3T10:37:26" calcext:value-type="date">
            <text:p>03/06/2022 10:3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95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45]&amp;[.$I245]&amp;[.$J245]" office:value-type="string" office:string-value="1734" calcext:value-type="string">
            <text:p>1734</text:p>
          </table:table-cell>
          <table:table-cell office:value-type="string" calcext:value-type="string">
            <text:p>MSTC32F73FB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73FBA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28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7T11:17:21" calcext:value-type="date">
            <text:p>07/06/2022 11: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47</text:p>
          </table:table-cell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46]&amp;[.$I246]&amp;[.$J246]" office:value-type="string" office:string-value="1735" calcext:value-type="string">
            <text:p>1735</text:p>
          </table:table-cell>
          <table:table-cell office:value-type="string" calcext:value-type="string">
            <text:p>ASKY001F262E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F262E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i34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7T11:23:49" calcext:value-type="date">
            <text:p>07/06/2022 11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45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47]&amp;[.$I247]&amp;[.$J247]" office:value-type="string" office:string-value="1736" calcext:value-type="string">
            <text:p>1736</text:p>
          </table:table-cell>
          <table:table-cell office:value-type="string" calcext:value-type="string">
            <text:p>ASKY001DB0B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DB0BF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q22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3T17:24:16" calcext:value-type="date">
            <text:p>03/06/2022 17: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67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48]&amp;[.$I248]&amp;[.$J248]" office:value-type="string" office:string-value="1737" calcext:value-type="string">
            <text:p>1737</text:p>
          </table:table-cell>
          <table:table-cell office:value-type="string" calcext:value-type="string">
            <text:p>MSTC09414d27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414d27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kq27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7T11:37:38" calcext:value-type="date">
            <text:p>07/06/2022 11:3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21</text:p>
          </table:table-cell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49]&amp;[.$I249]&amp;[.$J249]" office:value-type="string" office:string-value="1738" calcext:value-type="string">
            <text:p>1738</text:p>
          </table:table-cell>
          <table:table-cell office:value-type="string" calcext:value-type="string">
            <text:p>TPLGB783DDB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DB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2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2T16:44:22" calcext:value-type="date">
            <text:p>22/06/2022 16:4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50]&amp;[.$I250]&amp;[.$J250]" office:value-type="string" office:string-value="1739" calcext:value-type="string">
            <text:p>1739</text:p>
          </table:table-cell>
          <table:table-cell office:value-type="string" calcext:value-type="string">
            <text:p>ASKY002275A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2275A0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q27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7T13:12:51" calcext:value-type="date">
            <text:p>07/06/2022 13: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8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51]&amp;[.$I251]&amp;[.$J251]" office:value-type="string" office:string-value="1740" calcext:value-type="string">
            <text:p>1740</text:p>
          </table:table-cell>
          <table:table-cell office:value-type="string" calcext:value-type="string">
            <text:p>MSTC0941309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9413092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kq27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8T10:44:51" calcext:value-type="date">
            <text:p>08/06/2022 10:4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03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52]&amp;[.$I252]&amp;[.$J252]" office:value-type="string" office:string-value="1741" calcext:value-type="string">
            <text:p>1741</text:p>
          </table:table-cell>
          <table:table-cell office:value-type="string" calcext:value-type="string">
            <text:p>MSTC32FBC6C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BC6CF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q28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0T10:02:40" calcext:value-type="date">
            <text:p>10/06/2022 10: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81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53]&amp;[.$I253]&amp;[.$J253]" office:value-type="string" office:string-value="1742" calcext:value-type="string">
            <text:p>1742</text:p>
          </table:table-cell>
          <table:table-cell office:value-type="string" calcext:value-type="string">
            <text:p>MSTC0347720E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347720E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TN13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21T12:21:50" calcext:value-type="date">
            <text:p>21/06/2022 12: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22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54]&amp;[.$I254]&amp;[.$J254]" office:value-type="string" office:string-value="1743" calcext:value-type="string">
            <text:p>1743</text:p>
          </table:table-cell>
          <table:table-cell office:value-type="string" calcext:value-type="string">
            <text:p>TPLGB784156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56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3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3T14:31:48" calcext:value-type="date">
            <text:p>23/06/2022 14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01</text:p>
          </table:table-cell>
          <table:table-cell office:value-type="float" office:value="403" calcext:value-type="float">
            <text:p>4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55]&amp;[.$I255]&amp;[.$J255]" office:value-type="string" office:string-value="1744" calcext:value-type="string">
            <text:p>1744</text:p>
          </table:table-cell>
          <table:table-cell office:value-type="string" calcext:value-type="string">
            <text:p>TPLGB77806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7806B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4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19T13:44:44" calcext:value-type="date">
            <text:p>19/08/2022 13:4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9.21</text:p>
          </table:table-cell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56]&amp;[.$I256]&amp;[.$J256]" office:value-type="string" office:string-value="1745" calcext:value-type="string">
            <text:p>1745</text:p>
          </table:table-cell>
          <table:table-cell office:value-type="string" calcext:value-type="string">
            <text:p>ASKY003EE74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EE741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o32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7-02T11:13:22" calcext:value-type="date">
            <text:p>02/07/2022 11: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22</text:p>
          </table:table-cell>
          <table:table-cell office:value-type="float" office:value="472" calcext:value-type="float">
            <text:p>4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57]&amp;[.$I257]&amp;[.$J257]" office:value-type="string" office:string-value="1746" calcext:value-type="string">
            <text:p>1746</text:p>
          </table:table-cell>
          <table:table-cell office:value-type="string" calcext:value-type="string">
            <text:p>TPLGB78413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30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8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4T14:02:06" calcext:value-type="date">
            <text:p>04/07/2022 14: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08</text:p>
          </table:table-cell>
          <table:table-cell office:value-type="float" office:value="493" calcext:value-type="float">
            <text:p>4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58]&amp;[.$I258]&amp;[.$J258]" office:value-type="string" office:string-value="1747" calcext:value-type="string">
            <text:p>1747</text:p>
          </table:table-cell>
          <table:table-cell office:value-type="string" calcext:value-type="string">
            <text:p>ASKY00193EB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93EBF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la8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9-10T11:32:41" calcext:value-type="date">
            <text:p>10/09/2022 11:3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559" calcext:value-type="float">
            <text:p>5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59]&amp;[.$I259]&amp;[.$J259]" office:value-type="string" office:string-value="1748" calcext:value-type="string">
            <text:p>1748</text:p>
          </table:table-cell>
          <table:table-cell office:value-type="string" calcext:value-type="string">
            <text:p>TPLGB783E67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67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6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22T13:43:12" calcext:value-type="date">
            <text:p>22/07/2022 13:4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8.54</text:p>
          </table:table-cell>
          <table:table-cell office:value-type="float" office:value="562" calcext:value-type="float">
            <text:p>5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60]&amp;[.$I260]&amp;[.$J260]" office:value-type="string" office:string-value="1749" calcext:value-type="string">
            <text:p>1749</text:p>
          </table:table-cell>
          <table:table-cell office:value-type="string" calcext:value-type="string">
            <text:p>GPON002F47E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7E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1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9T15:07:08" calcext:value-type="date">
            <text:p>09/01/2023 15: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76</text:p>
          </table:table-cell>
          <table:table-cell office:value-type="float" office:value="337" calcext:value-type="float">
            <text:p>3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61]&amp;[.$I261]&amp;[.$J261]" office:value-type="string" office:string-value="1750" calcext:value-type="string">
            <text:p>1750</text:p>
          </table:table-cell>
          <table:table-cell office:value-type="string" calcext:value-type="string">
            <text:p>TPLGC3A38F5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F5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0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19T14:09:46" calcext:value-type="date">
            <text:p>19/08/2022 14: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62]&amp;[.$I262]&amp;[.$J262]" office:value-type="string" office:string-value="1751" calcext:value-type="string">
            <text:p>1751</text:p>
          </table:table-cell>
          <table:table-cell office:value-type="string" calcext:value-type="string">
            <text:p>TPLGB732ED9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D9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7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26T13:44:16" calcext:value-type="date">
            <text:p>26/08/2022 13:4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38</text:p>
          </table:table-cell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63]&amp;[.$I263]&amp;[.$J263]" office:value-type="string" office:string-value="1752" calcext:value-type="string">
            <text:p>1752</text:p>
          </table:table-cell>
          <table:table-cell office:value-type="string" calcext:value-type="string">
            <text:p>TPLGB732DC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C9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9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29T12:16:09" calcext:value-type="date">
            <text:p>29/08/2022 12:1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64]&amp;[.$I264]&amp;[.$J264]" office:value-type="string" office:string-value="1753" calcext:value-type="string">
            <text:p>1753</text:p>
          </table:table-cell>
          <table:table-cell office:value-type="string" calcext:value-type="string">
            <text:p>MSTC0F37DC3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0F37DC3F</text:p>
          </table:table-cell>
          <table:table-cell office:value-type="string" calcext:value-type="string">
            <text:p>GPT-2741GNAC</text:p>
          </table:table-cell>
          <table:table-cell office:value-type="string" calcext:value-type="string">
            <text:p>kq35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8-29T12:41:17" calcext:value-type="date">
            <text:p>29/08/2022 12:4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93</text:p>
          </table:table-cell>
          <table:table-cell office:value-type="float" office:value="667" calcext:value-type="float">
            <text:p>6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65]&amp;[.$I265]&amp;[.$J265]" office:value-type="string" office:string-value="1754" calcext:value-type="string">
            <text:p>1754</text:p>
          </table:table-cell>
          <table:table-cell office:value-type="string" calcext:value-type="string">
            <text:p>TPLGB732F8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8B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5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14T11:04:29" calcext:value-type="date">
            <text:p>14/10/2022 11: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99</text:p>
          </table:table-cell>
          <table:table-cell office:value-type="float" office:value="766" calcext:value-type="float">
            <text:p>7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66]&amp;[.$I266]&amp;[.$J266]" office:value-type="string" office:string-value="1755" calcext:value-type="string">
            <text:p>1755</text:p>
          </table:table-cell>
          <table:table-cell office:value-type="string" calcext:value-type="string">
            <text:p>MSTC2BDECA9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BDECA91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L479b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0-26T12:38:44" calcext:value-type="date">
            <text:p>26/10/2022 12:3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67]&amp;[.$I267]&amp;[.$J267]" office:value-type="string" office:string-value="1756" calcext:value-type="string">
            <text:p>1756</text:p>
          </table:table-cell>
          <table:table-cell office:value-type="string" calcext:value-type="string">
            <text:p>GPON002F52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52D8</text:p>
          </table:table-cell>
          <table:table-cell office:value-type="string" calcext:value-type="string">
            <text:p>VSOL2802DAC</text:p>
          </table:table-cell>
          <table:table-cell office:value-type="string" calcext:value-type="string">
            <text:p>VSOL00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2T19:59:50" calcext:value-type="date">
            <text:p>02/01/2023 19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9</text:p>
          </table:table-cell>
          <table:table-cell office:value-type="float" office:value="982" calcext:value-type="float">
            <text:p>9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68]&amp;[.$I268]&amp;[.$J268]" office:value-type="string" office:string-value="1757" calcext:value-type="string">
            <text:p>1757</text:p>
          </table:table-cell>
          <table:table-cell office:value-type="string" calcext:value-type="string">
            <text:p>GPON002F52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5248</text:p>
          </table:table-cell>
          <table:table-cell office:value-type="string" calcext:value-type="string">
            <text:p>VSOL2802DAC</text:p>
          </table:table-cell>
          <table:table-cell office:value-type="string" calcext:value-type="string">
            <text:p>VSOL00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2T20:52:01" calcext:value-type="date">
            <text:p>02/01/2023 20:5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69</text:p>
          </table:table-cell>
          <table:table-cell office:value-type="float" office:value="985" calcext:value-type="float">
            <text:p>9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69]&amp;[.$I269]&amp;[.$J269]" office:value-type="string" office:string-value="1758" calcext:value-type="string">
            <text:p>1758</text:p>
          </table:table-cell>
          <table:table-cell office:value-type="string" calcext:value-type="string">
            <text:p>GPON002F42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288</text:p>
          </table:table-cell>
          <table:table-cell office:value-type="string" calcext:value-type="string">
            <text:p>VSOL2802DAC</text:p>
          </table:table-cell>
          <table:table-cell office:value-type="string" calcext:value-type="string">
            <text:p>VSOL00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2T22:11:35" calcext:value-type="date">
            <text:p>02/01/2023 22: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45</text:p>
          </table:table-cell>
          <table:table-cell office:value-type="float" office:value="988" calcext:value-type="float">
            <text:p>9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70]&amp;[.$I270]&amp;[.$J270]" office:value-type="string" office:string-value="1759" calcext:value-type="string">
            <text:p>1759</text:p>
          </table:table-cell>
          <table:table-cell office:value-type="string" calcext:value-type="string">
            <text:p>GPON002F48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87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0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3T17:06:39" calcext:value-type="date">
            <text:p>03/01/2023 17: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69</text:p>
          </table:table-cell>
          <table:table-cell office:value-type="float" office:value="994" calcext:value-type="float">
            <text:p>9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71]&amp;[.$I271]&amp;[.$J271]" office:value-type="string" office:string-value="1760" calcext:value-type="string">
            <text:p>1760</text:p>
          </table:table-cell>
          <table:table-cell office:value-type="string" calcext:value-type="string">
            <text:p>GPON002F51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51C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0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3T20:12:07" calcext:value-type="date">
            <text:p>03/01/2023 20: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997" calcext:value-type="float">
            <text:p>9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72]&amp;[.$I272]&amp;[.$J272]" office:value-type="string" office:string-value="1761" calcext:value-type="string">
            <text:p>1761</text:p>
          </table:table-cell>
          <table:table-cell office:value-type="string" calcext:value-type="string">
            <text:p>GPON002F20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204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1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3T22:06:07" calcext:value-type="date">
            <text:p>03/01/2023 22: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47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73]&amp;[.$I273]&amp;[.$J273]" office:value-type="string" office:string-value="1762" calcext:value-type="string">
            <text:p>1762</text:p>
          </table:table-cell>
          <table:table-cell office:value-type="string" calcext:value-type="string">
            <text:p>GPON002F6A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AD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0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4T15:49:35" calcext:value-type="date">
            <text:p>04/01/2023 15:4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02</text:p>
          </table:table-cell>
          <table:table-cell office:value-type="float" office:value="1003" calcext:value-type="float">
            <text:p>10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74]&amp;[.$I274]&amp;[.$J274]" office:value-type="string" office:string-value="1763" calcext:value-type="string">
            <text:p>1763</text:p>
          </table:table-cell>
          <table:table-cell office:value-type="string" calcext:value-type="string">
            <text:p>GPON002F40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02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1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4T16:48:48" calcext:value-type="date">
            <text:p>04/01/2023 16:4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93</text:p>
          </table:table-cell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75]&amp;[.$I275]&amp;[.$J275]" office:value-type="string" office:string-value="1764" calcext:value-type="string">
            <text:p>1764</text:p>
          </table:table-cell>
          <table:table-cell office:value-type="string" calcext:value-type="string">
            <text:p>GPON002E7D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E7DD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1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5T14:02:28" calcext:value-type="date">
            <text:p>05/01/2023 14: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22</text:p>
          </table:table-cell>
          <table:table-cell office:value-type="float" office:value="1012" calcext:value-type="float">
            <text:p>10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76]&amp;[.$I276]&amp;[.$J276]" office:value-type="string" office:string-value="1765" calcext:value-type="string">
            <text:p>1765</text:p>
          </table:table-cell>
          <table:table-cell office:value-type="string" calcext:value-type="string">
            <text:p>GPON002F5E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5ED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1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5T17:54:00" calcext:value-type="date">
            <text:p>05/01/2023 17:5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88</text:p>
          </table:table-cell>
          <table:table-cell office:value-type="float" office:value="1015" calcext:value-type="float">
            <text:p>10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77]&amp;[.$I277]&amp;[.$J277]" office:value-type="string" office:string-value="1766" calcext:value-type="string">
            <text:p>1766</text:p>
          </table:table-cell>
          <table:table-cell office:value-type="string" calcext:value-type="string">
            <text:p>GPON002F3F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3FB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1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5T22:07:25" calcext:value-type="date">
            <text:p>05/01/2023 22: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76</text:p>
          </table:table-cell>
          <table:table-cell office:value-type="float" office:value="1018" calcext:value-type="float">
            <text:p>10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78]&amp;[.$I278]&amp;[.$J278]" office:value-type="string" office:string-value="1767" calcext:value-type="string">
            <text:p>1767</text:p>
          </table:table-cell>
          <table:table-cell office:value-type="string" calcext:value-type="string">
            <text:p>GPON002F61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12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2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6T17:10:13" calcext:value-type="date">
            <text:p>06/01/2023 17: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96</text:p>
          </table:table-cell>
          <table:table-cell office:value-type="float" office:value="1021" calcext:value-type="float">
            <text:p>10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79]&amp;[.$I279]&amp;[.$J279]" office:value-type="string" office:string-value="1768" calcext:value-type="string">
            <text:p>1768</text:p>
          </table:table-cell>
          <table:table-cell office:value-type="string" calcext:value-type="string">
            <text:p>GPON002F4D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D0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2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9T12:10:34" calcext:value-type="date">
            <text:p>09/01/2023 12: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7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80]&amp;[.$I280]&amp;[.$J280]" office:value-type="string" office:string-value="1769" calcext:value-type="string">
            <text:p>1769</text:p>
          </table:table-cell>
          <table:table-cell office:value-type="string" calcext:value-type="string">
            <text:p>GPON002F17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172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2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0T11:50:22" calcext:value-type="date">
            <text:p>10/01/2023 11:5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45</text:p>
          </table:table-cell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81]&amp;[.$I281]&amp;[.$J281]" office:value-type="string" office:string-value="1770" calcext:value-type="string">
            <text:p>1770</text:p>
          </table:table-cell>
          <table:table-cell office:value-type="string" calcext:value-type="string">
            <text:p>GPON002F52E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52E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1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0T13:12:21" calcext:value-type="date">
            <text:p>10/01/2023 13: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88</text:p>
          </table:table-cell>
          <table:table-cell office:value-type="float" office:value="898" calcext:value-type="float">
            <text:p>89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82]&amp;[.$I282]&amp;[.$J282]" office:value-type="string" office:string-value="1771" calcext:value-type="string">
            <text:p>1771</text:p>
          </table:table-cell>
          <table:table-cell office:value-type="string" calcext:value-type="string">
            <text:p>GPON002F69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9D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2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0T16:02:48" calcext:value-type="date">
            <text:p>10/01/2023 16: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02</text:p>
          </table:table-cell>
          <table:table-cell office:value-type="float" office:value="1027" calcext:value-type="float">
            <text:p>10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83]&amp;[.$I283]&amp;[.$J283]" office:value-type="string" office:string-value="1772" calcext:value-type="string">
            <text:p>1772</text:p>
          </table:table-cell>
          <table:table-cell office:value-type="string" calcext:value-type="string">
            <text:p>GPON002F60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00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1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0T17:37:42" calcext:value-type="date">
            <text:p>10/01/2023 17:3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45</text:p>
          </table:table-cell>
          <table:table-cell office:value-type="float" office:value="1030" calcext:value-type="float">
            <text:p>10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84]&amp;[.$I284]&amp;[.$J284]" office:value-type="string" office:string-value="1773" calcext:value-type="string">
            <text:p>1773</text:p>
          </table:table-cell>
          <table:table-cell office:value-type="string" calcext:value-type="string">
            <text:p>TPLGB7841A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A9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4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3T15:55:09" calcext:value-type="date">
            <text:p>13/01/2023 15:5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53</text:p>
          </table:table-cell>
          <table:table-cell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85]&amp;[.$I285]&amp;[.$J285]" office:value-type="string" office:string-value="1774" calcext:value-type="string">
            <text:p>1774</text:p>
          </table:table-cell>
          <table:table-cell office:value-type="string" calcext:value-type="string">
            <text:p>TPLGB732FB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BC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2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3T18:37:05" calcext:value-type="date">
            <text:p>13/01/2023 18:3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office:value-type="float" office:value="1057" calcext:value-type="float">
            <text:p>10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86]&amp;[.$I286]&amp;[.$J286]" office:value-type="string" office:string-value="1775" calcext:value-type="string">
            <text:p>1775</text:p>
          </table:table-cell>
          <table:table-cell office:value-type="string" calcext:value-type="string">
            <text:p>ASKY00170323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70323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J21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3-01-14T11:42:53" calcext:value-type="date">
            <text:p>14/01/2023 11:4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office:value-type="float" office:value="1063" calcext:value-type="float">
            <text:p>10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87]&amp;[.$I287]&amp;[.$J287]" office:value-type="string" office:string-value="1776" calcext:value-type="string">
            <text:p>1776</text:p>
          </table:table-cell>
          <table:table-cell office:value-type="string" calcext:value-type="string">
            <text:p>GPON002F33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33C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2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4T13:56:15" calcext:value-type="date">
            <text:p>14/01/2023 13:5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05</text:p>
          </table:table-cell>
          <table:table-cell office:value-type="float" office:value="1066" calcext:value-type="float">
            <text:p>10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88]&amp;[.$I288]&amp;[.$J288]" office:value-type="string" office:string-value="1777" calcext:value-type="string">
            <text:p>1777</text:p>
          </table:table-cell>
          <table:table-cell office:value-type="string" calcext:value-type="string">
            <text:p>GPON002F4D5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D5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3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4T17:47:37" calcext:value-type="date">
            <text:p>14/01/2023 17:4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22</text:p>
          </table:table-cell>
          <table:table-cell office:value-type="float" office:value="1069" calcext:value-type="float">
            <text:p>10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89]&amp;[.$I289]&amp;[.$J289]" office:value-type="string" office:string-value="1778" calcext:value-type="string">
            <text:p>1778</text:p>
          </table:table-cell>
          <table:table-cell office:value-type="string" calcext:value-type="string">
            <text:p>GPON002F6A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A9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3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7T11:55:17" calcext:value-type="date">
            <text:p>17/01/2023 11:5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9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90]&amp;[.$I290]&amp;[.$J290]" office:value-type="string" office:string-value="1779" calcext:value-type="string">
            <text:p>1779</text:p>
          </table:table-cell>
          <table:table-cell office:value-type="string" calcext:value-type="string">
            <text:p>GPON002F535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535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3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7T14:57:55" calcext:value-type="date">
            <text:p>17/01/2023 14:5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22</text:p>
          </table:table-cell>
          <table:table-cell office:value-type="float" office:value="1075" calcext:value-type="float">
            <text:p>10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91]&amp;[.$I291]&amp;[.$J291]" office:value-type="string" office:string-value="1780" calcext:value-type="string">
            <text:p>1780</text:p>
          </table:table-cell>
          <table:table-cell office:value-type="string" calcext:value-type="string">
            <text:p>GPON002F4E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E7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3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7T17:51:09" calcext:value-type="date">
            <text:p>17/01/2023 17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37</text:p>
          </table:table-cell>
          <table:table-cell office:value-type="float" office:value="1078" calcext:value-type="float">
            <text:p>10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92]&amp;[.$I292]&amp;[.$J292]" office:value-type="string" office:string-value="1781" calcext:value-type="string">
            <text:p>1781</text:p>
          </table:table-cell>
          <table:table-cell office:value-type="string" calcext:value-type="string">
            <text:p>GPON003001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010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5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4T16:50:27" calcext:value-type="date">
            <text:p>24/01/2023 16:5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1135" calcext:value-type="float">
            <text:p>11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93]&amp;[.$I293]&amp;[.$J293]" office:value-type="string" office:string-value="1782" calcext:value-type="string">
            <text:p>1782</text:p>
          </table:table-cell>
          <table:table-cell office:value-type="string" calcext:value-type="string">
            <text:p>GPON002FFF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FF2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5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4T18:55:47" calcext:value-type="date">
            <text:p>24/01/2023 18:5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15</text:p>
          </table:table-cell>
          <table:table-cell office:value-type="float" office:value="1141" calcext:value-type="float">
            <text:p>11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94]&amp;[.$I294]&amp;[.$J294]" office:value-type="string" office:string-value="1783" calcext:value-type="string">
            <text:p>1783</text:p>
          </table:table-cell>
          <table:table-cell office:value-type="string" calcext:value-type="string">
            <text:p>GPON002FFF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FF4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5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5T11:43:54" calcext:value-type="date">
            <text:p>25/01/2023 11:4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95]&amp;[.$I295]&amp;[.$J295]" office:value-type="string" office:string-value="1784" calcext:value-type="string">
            <text:p>1784</text:p>
          </table:table-cell>
          <table:table-cell office:value-type="string" calcext:value-type="string">
            <text:p>GPON00304A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4AF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6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30T18:17:51" calcext:value-type="date">
            <text:p>30/01/2023 18: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69</text:p>
          </table:table-cell>
          <table:table-cell office:value-type="float" office:value="1165" calcext:value-type="float">
            <text:p>11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96]&amp;[.$I296]&amp;[.$J296]" office:value-type="string" office:string-value="1785" calcext:value-type="string">
            <text:p>1785</text:p>
          </table:table-cell>
          <table:table-cell office:value-type="string" calcext:value-type="string">
            <text:p>GPON003050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500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6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31T18:22:17" calcext:value-type="date">
            <text:p>31/01/2023 18: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84</text:p>
          </table:table-cell>
          <table:table-cell office:value-type="float" office:value="1177" calcext:value-type="float">
            <text:p>11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97]&amp;[.$I297]&amp;[.$J297]" office:value-type="string" office:string-value="1786" calcext:value-type="string">
            <text:p>1786</text:p>
          </table:table-cell>
          <table:table-cell office:value-type="string" calcext:value-type="string">
            <text:p>GPON003010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10C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6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1T14:50:31" calcext:value-type="date">
            <text:p>01/02/2023 14:5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25</text:p>
          </table:table-cell>
          <table:table-cell office:value-type="float" office:value="1186" calcext:value-type="float">
            <text:p>11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98]&amp;[.$I298]&amp;[.$J298]" office:value-type="string" office:string-value="1787" calcext:value-type="string">
            <text:p>1787</text:p>
          </table:table-cell>
          <table:table-cell office:value-type="string" calcext:value-type="string">
            <text:p>GPON003049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49C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6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1T16:58:38" calcext:value-type="date">
            <text:p>01/02/2023 16:5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7</text:p>
          </table:table-cell>
          <table:table-cell office:value-type="float" office:value="1189" calcext:value-type="float">
            <text:p>11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299]&amp;[.$I299]&amp;[.$J299]" office:value-type="string" office:string-value="1788" calcext:value-type="string">
            <text:p>1788</text:p>
          </table:table-cell>
          <table:table-cell office:value-type="string" calcext:value-type="string">
            <text:p>GPON003018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189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6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3T14:20:29" calcext:value-type="date">
            <text:p>03/02/2023 14: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81</text:p>
          </table:table-cell>
          <table:table-cell office:value-type="float" office:value="1195" calcext:value-type="float">
            <text:p>11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00]&amp;[.$I300]&amp;[.$J300]" office:value-type="string" office:string-value="1789" calcext:value-type="string">
            <text:p>1789</text:p>
          </table:table-cell>
          <table:table-cell office:value-type="string" calcext:value-type="string">
            <text:p>GPON00304B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4B1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7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6T16:54:07" calcext:value-type="date">
            <text:p>06/02/2023 16:5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45</text:p>
          </table:table-cell>
          <table:table-cell office:value-type="float" office:value="1210" calcext:value-type="float">
            <text:p>12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01]&amp;[.$I301]&amp;[.$J301]" office:value-type="string" office:string-value="1790" calcext:value-type="string">
            <text:p>1790</text:p>
          </table:table-cell>
          <table:table-cell office:value-type="string" calcext:value-type="string">
            <text:p>GPON003010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106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7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7T13:14:04" calcext:value-type="date">
            <text:p>07/02/2023 13: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31</text:p>
          </table:table-cell>
          <table:table-cell office:value-type="float" office:value="1216" calcext:value-type="float">
            <text:p>12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02]&amp;[.$I302]&amp;[.$J302]" office:value-type="string" office:string-value="1791" calcext:value-type="string">
            <text:p>1791</text:p>
          </table:table-cell>
          <table:table-cell office:value-type="string" calcext:value-type="string">
            <text:p>GPON002F54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549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7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7T17:45:10" calcext:value-type="date">
            <text:p>07/02/2023 17: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83</text:p>
          </table:table-cell>
          <table:table-cell office:value-type="float" office:value="1222" calcext:value-type="float">
            <text:p>12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03]&amp;[.$I303]&amp;[.$J303]" office:value-type="string" office:string-value="1792" calcext:value-type="string">
            <text:p>1792</text:p>
          </table:table-cell>
          <table:table-cell office:value-type="string" calcext:value-type="string">
            <text:p>GPON00302D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2D9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9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5T13:05:16" calcext:value-type="date">
            <text:p>15/02/2023 13: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31</text:p>
          </table:table-cell>
          <table:table-cell office:value-type="float" office:value="1264" calcext:value-type="float">
            <text:p>12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04]&amp;[.$I304]&amp;[.$J304]" office:value-type="string" office:string-value="1793" calcext:value-type="string">
            <text:p>1793</text:p>
          </table:table-cell>
          <table:table-cell office:value-type="string" calcext:value-type="string">
            <text:p>GPON00301A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1A2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9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5T15:01:11" calcext:value-type="date">
            <text:p>15/02/2023 15: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84</text:p>
          </table:table-cell>
          <table:table-cell office:value-type="float" office:value="1267" calcext:value-type="float">
            <text:p>12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05]&amp;[.$I305]&amp;[.$J305]" office:value-type="string" office:string-value="1794" calcext:value-type="string">
            <text:p>1794</text:p>
          </table:table-cell>
          <table:table-cell office:value-type="string" calcext:value-type="string">
            <text:p>GPON003035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351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9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5T15:38:10" calcext:value-type="date">
            <text:p>15/02/2023 15:3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76</text:p>
          </table:table-cell>
          <table:table-cell office:value-type="float" office:value="1270" calcext:value-type="float">
            <text:p>12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06]&amp;[.$I306]&amp;[.$J306]" office:value-type="string" office:string-value="1810" calcext:value-type="string">
            <text:p>1810</text:p>
          </table:table-cell>
          <table:table-cell office:value-type="string" calcext:value-type="string">
            <text:p>TPLGB783F5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53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7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18T14:23:20" calcext:value-type="date">
            <text:p>18/07/2022 14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23</text:p>
          </table:table-cell>
          <table:table-cell office:value-type="float" office:value="541" calcext:value-type="float">
            <text:p>5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07]&amp;[.$I307]&amp;[.$J307]" office:value-type="string" office:string-value="1811" calcext:value-type="string">
            <text:p>1811</text:p>
          </table:table-cell>
          <table:table-cell office:value-type="string" calcext:value-type="string">
            <text:p>TPLGB7840F5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F5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4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1T11:25:33" calcext:value-type="date">
            <text:p>11/01/2023 11: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58</text:p>
          </table:table-cell>
          <table:table-cell office:value-type="float" office:value="1033" calcext:value-type="float">
            <text:p>10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08]&amp;[.$I308]&amp;[.$J308]" office:value-type="string" office:string-value="1812" calcext:value-type="string">
            <text:p>1812</text:p>
          </table:table-cell>
          <table:table-cell office:value-type="string" calcext:value-type="string">
            <text:p>TPLGF52F14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140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0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3T11:26:18" calcext:value-type="date">
            <text:p>03/08/2022 11: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68</text:p>
          </table:table-cell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09]&amp;[.$I309]&amp;[.$J309]" office:value-type="string" office:string-value="1813" calcext:value-type="string">
            <text:p>1813</text:p>
          </table:table-cell>
          <table:table-cell office:value-type="string" calcext:value-type="string">
            <text:p>TPLGB78432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28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8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3T13:08:18" calcext:value-type="date">
            <text:p>03/08/2022 13: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99</text:p>
          </table:table-cell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10]&amp;[.$I310]&amp;[.$J310]" office:value-type="string" office:string-value="1814" calcext:value-type="string">
            <text:p>1814</text:p>
          </table:table-cell>
          <table:table-cell office:value-type="string" calcext:value-type="string">
            <text:p>TPLGB77806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7806C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3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9T11:51:50" calcext:value-type="date">
            <text:p>09/08/2022 11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93</text:p>
          </table:table-cell>
          <table:table-cell office:value-type="float" office:value="598" calcext:value-type="float">
            <text:p>59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11]&amp;[.$I311]&amp;[.$J311]" office:value-type="string" office:string-value="1815" calcext:value-type="string">
            <text:p>1815</text:p>
          </table:table-cell>
          <table:table-cell office:value-type="string" calcext:value-type="string">
            <text:p>TPLGC3A38E7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E7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6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9T12:53:09" calcext:value-type="date">
            <text:p>09/08/2022 12:5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44</text:p>
          </table:table-cell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12]&amp;[.$I312]&amp;[.$J312]" office:value-type="string" office:string-value="1816" calcext:value-type="string">
            <text:p>1816</text:p>
          </table:table-cell>
          <table:table-cell office:value-type="string" calcext:value-type="string">
            <text:p>TPLGC3A390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901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9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19T12:11:53" calcext:value-type="date">
            <text:p>19/08/2022 12: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7.04</text:p>
          </table:table-cell>
          <table:table-cell office:value-type="float" office:value="622" calcext:value-type="float">
            <text:p>6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13]&amp;[.$I313]&amp;[.$J313]" office:value-type="string" office:string-value="1817" calcext:value-type="string">
            <text:p>1817</text:p>
          </table:table-cell>
          <table:table-cell office:value-type="string" calcext:value-type="string">
            <text:p>TPLGB732E17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17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9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19T12:50:31" calcext:value-type="date">
            <text:p>19/08/2022 12:5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56</text:p>
          </table:table-cell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14]&amp;[.$I314]&amp;[.$J314]" office:value-type="string" office:string-value="1818" calcext:value-type="string">
            <text:p>1818</text:p>
          </table:table-cell>
          <table:table-cell office:value-type="string" calcext:value-type="string">
            <text:p>TPLGB732EE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E4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8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26T15:32:53" calcext:value-type="date">
            <text:p>26/08/2022 15:3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15]&amp;[.$I315]&amp;[.$J315]" office:value-type="string" office:string-value="1819" calcext:value-type="string">
            <text:p>1819</text:p>
          </table:table-cell>
          <table:table-cell office:value-type="string" calcext:value-type="string">
            <text:p>TPLGF52F0E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0E1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5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26T16:23:49" calcext:value-type="date">
            <text:p>26/08/2022 16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56</text:p>
          </table:table-cell>
          <table:table-cell office:value-type="float" office:value="661" calcext:value-type="float">
            <text:p>6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16]&amp;[.$I316]&amp;[.$J316]" office:value-type="string" office:string-value="1820" calcext:value-type="string">
            <text:p>1820</text:p>
          </table:table-cell>
          <table:table-cell office:value-type="string" calcext:value-type="string">
            <text:p>TPLGB732C0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C0F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4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14T15:34:25" calcext:value-type="date">
            <text:p>14/09/2022 15:34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67</text:p>
          </table:table-cell>
          <table:table-cell office:value-type="float" office:value="688" calcext:value-type="float">
            <text:p>6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17]&amp;[.$I317]&amp;[.$J317]" office:value-type="string" office:string-value="1821" calcext:value-type="string">
            <text:p>1821</text:p>
          </table:table-cell>
          <table:table-cell office:value-type="string" calcext:value-type="string">
            <text:p>TPLGB78419B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9B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4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1T12:07:38" calcext:value-type="date">
            <text:p>01/02/2023 12: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1180" calcext:value-type="float">
            <text:p>11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18]&amp;[.$I318]&amp;[.$J318]" office:value-type="string" office:string-value="1822" calcext:value-type="string">
            <text:p>1822</text:p>
          </table:table-cell>
          <table:table-cell office:value-type="string" calcext:value-type="string">
            <text:p>ASKY0043A784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3A784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39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0-04T10:59:41" calcext:value-type="date">
            <text:p>04/10/2022 10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46</text:p>
          </table:table-cell>
          <table:table-cell office:value-type="float" office:value="727" calcext:value-type="float">
            <text:p>7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19]&amp;[.$I319]&amp;[.$J319]" office:value-type="string" office:string-value="1823" calcext:value-type="string">
            <text:p>1823</text:p>
          </table:table-cell>
          <table:table-cell office:value-type="string" calcext:value-type="string">
            <text:p>TPLGB732E7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79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9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4T14:34:00" calcext:value-type="date">
            <text:p>24/10/2022 14:3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20]&amp;[.$I320]&amp;[.$J320]" office:value-type="string" office:string-value="1824" calcext:value-type="string">
            <text:p>1824</text:p>
          </table:table-cell>
          <table:table-cell office:value-type="string" calcext:value-type="string">
            <text:p>TPLGB732C6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C64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7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7T10:27:32" calcext:value-type="date">
            <text:p>27/10/2022 10: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32</text:p>
          </table:table-cell>
          <table:table-cell office:value-type="float" office:value="808" calcext:value-type="float">
            <text:p>8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21]&amp;[.$I321]&amp;[.$J321]" office:value-type="string" office:string-value="1825" calcext:value-type="string">
            <text:p>1825</text:p>
          </table:table-cell>
          <table:table-cell office:value-type="string" calcext:value-type="string">
            <text:p>TPLGB78400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04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5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8T13:40:52" calcext:value-type="date">
            <text:p>28/10/2022 13:4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76</text:p>
          </table:table-cell>
          <table:table-cell office:value-type="float" office:value="838" calcext:value-type="float">
            <text:p>8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22]&amp;[.$I322]&amp;[.$J322]" office:value-type="string" office:string-value="1826" calcext:value-type="string">
            <text:p>1826</text:p>
          </table:table-cell>
          <table:table-cell office:value-type="string" calcext:value-type="string">
            <text:p>TPLGB783D8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8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6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1T13:57:00" calcext:value-type="date">
            <text:p>01/11/2022 13:57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38</text:p>
          </table:table-cell>
          <table:table-cell office:value-type="float" office:value="856" calcext:value-type="float">
            <text:p>8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23]&amp;[.$I323]&amp;[.$J323]" office:value-type="string" office:string-value="1827" calcext:value-type="string">
            <text:p>1827</text:p>
          </table:table-cell>
          <table:table-cell office:value-type="string" calcext:value-type="string">
            <text:p>TPLGC3A38E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EB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2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_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3T14:30:37" calcext:value-type="date">
            <text:p>03/11/2022 14: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82</text:p>
          </table:table-cell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24]&amp;[.$I324]&amp;[.$J324]" office:value-type="string" office:string-value="1828" calcext:value-type="string">
            <text:p>1828</text:p>
          </table:table-cell>
          <table:table-cell office:value-type="string" calcext:value-type="string">
            <text:p>ASKY0043C02C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3C02C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41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02T10:52:20" calcext:value-type="date">
            <text:p>02/12/2022 10:5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39</text:p>
          </table:table-cell>
          <table:table-cell office:value-type="float" office:value="679" calcext:value-type="float">
            <text:p>6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25]&amp;[.$I325]&amp;[.$J325]" office:value-type="string" office:string-value="1829" calcext:value-type="string">
            <text:p>1829</text:p>
          </table:table-cell>
          <table:table-cell office:value-type="string" calcext:value-type="string">
            <text:p>TPLGC3A38D3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D3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1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0T14:31:11" calcext:value-type="date">
            <text:p>10/11/2022 14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82</text:p>
          </table:table-cell>
          <table:table-cell office:value-type="float" office:value="907" calcext:value-type="float">
            <text:p>9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26]&amp;[.$I326]&amp;[.$J326]" office:value-type="string" office:string-value="1830" calcext:value-type="string">
            <text:p>1830</text:p>
          </table:table-cell>
          <table:table-cell office:value-type="string" calcext:value-type="string">
            <text:p>TPLGB78416E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6E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6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7T11:19:56" calcext:value-type="date">
            <text:p>27/12/2022 11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02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27]&amp;[.$I327]&amp;[.$J327]" office:value-type="string" office:string-value="1831" calcext:value-type="string">
            <text:p>1831</text:p>
          </table:table-cell>
          <table:table-cell office:value-type="string" calcext:value-type="string">
            <text:p>ASKY001F2ACD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F2ACD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q38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1-18T16:07:04" calcext:value-type="date">
            <text:p>18/11/2022 16: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57</text:p>
          </table:table-cell>
          <table:table-cell office:value-type="float" office:value="946" calcext:value-type="float">
            <text:p>9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28]&amp;[.$I328]&amp;[.$J328]" office:value-type="string" office:string-value="1832" calcext:value-type="string">
            <text:p>1832</text:p>
          </table:table-cell>
          <table:table-cell office:value-type="string" calcext:value-type="string">
            <text:p>MSTC2BDEC3A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BDEC3A0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vm8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16T11:07:01" calcext:value-type="date">
            <text:p>16/12/2022 11: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39</text:p>
          </table:table-cell>
          <table:table-cell office:value-type="float" office:value="793" calcext:value-type="float">
            <text:p>7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29]&amp;[.$I329]&amp;[.$J329]" office:value-type="string" office:string-value="1833" calcext:value-type="string">
            <text:p>1833</text:p>
          </table:table-cell>
          <table:table-cell office:value-type="string" calcext:value-type="string">
            <text:p>TPLGB78427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274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5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7T14:19:44" calcext:value-type="date">
            <text:p>27/12/2022 14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7</text:p>
          </table:table-cell>
          <table:table-cell office:value-type="float" office:value="952" calcext:value-type="float">
            <text:p>9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30]&amp;[.$I330]&amp;[.$J330]" office:value-type="string" office:string-value="1834" calcext:value-type="string">
            <text:p>1834</text:p>
          </table:table-cell>
          <table:table-cell office:value-type="string" calcext:value-type="string">
            <text:p>TPLGC3A38D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D0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2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9T12:08:30" calcext:value-type="date">
            <text:p>29/12/2022 12: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21</text:p>
          </table:table-cell>
          <table:table-cell office:value-type="float" office:value="961" calcext:value-type="float">
            <text:p>9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31]&amp;[.$I331]&amp;[.$J331]" office:value-type="string" office:string-value="1835" calcext:value-type="string">
            <text:p>1835</text:p>
          </table:table-cell>
          <table:table-cell office:value-type="string" calcext:value-type="string">
            <text:p>GPON00304E5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4E5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6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3T11:46:01" calcext:value-type="date">
            <text:p>03/02/2023 11:4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03</text:p>
          </table:table-cell>
          <table:table-cell office:value-type="float" office:value="1192" calcext:value-type="float">
            <text:p>11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32]&amp;[.$I332]&amp;[.$J332]" office:value-type="string" office:string-value="1836" calcext:value-type="string">
            <text:p>1836</text:p>
          </table:table-cell>
          <table:table-cell office:value-type="string" calcext:value-type="string">
            <text:p>GPON00303C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3C3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6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6T12:04:53" calcext:value-type="date">
            <text:p>06/02/2023 12: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57</text:p>
          </table:table-cell>
          <table:table-cell office:value-type="float" office:value="1204" calcext:value-type="float">
            <text:p>12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33]&amp;[.$I333]&amp;[.$J333]" office:value-type="string" office:string-value="1837" calcext:value-type="string">
            <text:p>1837</text:p>
          </table:table-cell>
          <table:table-cell office:value-type="string" calcext:value-type="string">
            <text:p>GPON003021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214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8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0T12:51:03" calcext:value-type="date">
            <text:p>10/02/2023 12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1240" calcext:value-type="float">
            <text:p>12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34]&amp;[.$I334]&amp;[.$J334]" office:value-type="string" office:string-value="1838" calcext:value-type="string">
            <text:p>1838</text:p>
          </table:table-cell>
          <table:table-cell office:value-type="string" calcext:value-type="string">
            <text:p>D0126A344DA7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D0126A344DA7</text:p>
          </table:table-cell>
          <table:table-cell office:value-type="string" calcext:value-type="string">
            <text:p>SUX1G</text:p>
          </table:table-cell>
          <table:table-cell office:value-type="string" calcext:value-type="string">
            <text:p>SU01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_KM43</text:p>
          </table:table-cell>
          <table:table-cell office:value-type="string" calcext:value-type="string">
            <text:p>ME006</text:p>
          </table:table-cell>
          <table:table-cell table:number-columns-repeated="3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8T15:57:03" calcext:value-type="date">
            <text:p>18/02/2023 15:5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58</text:p>
          </table:table-cell>
          <table:table-cell office:value-type="float" office:value="1291" calcext:value-type="float">
            <text:p>12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35]&amp;[.$I335]&amp;[.$J335]" office:value-type="string" office:string-value="1910" calcext:value-type="string">
            <text:p>1910</text:p>
          </table:table-cell>
          <table:table-cell office:value-type="string" calcext:value-type="string">
            <text:p>ASKY002A34C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2A34CA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TN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6T15:14:03" calcext:value-type="date">
            <text:p>26/04/2022 15: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-29.2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36]&amp;[.$I336]&amp;[.$J336]" office:value-type="string" office:string-value="1911" calcext:value-type="string">
            <text:p>1911</text:p>
          </table:table-cell>
          <table:table-cell office:value-type="string" calcext:value-type="string">
            <text:p>MSTC2D01675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D01675F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kn36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4-26T16:19:20" calcext:value-type="date">
            <text:p>26/04/2022 16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37]&amp;[.$I337]&amp;[.$J337]" office:value-type="string" office:string-value="1912" calcext:value-type="string">
            <text:p>1912</text:p>
          </table:table-cell>
          <table:table-cell office:value-type="string" calcext:value-type="string">
            <text:p>FAMA00000CA6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FAMA00000CA6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r57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1T12:33:41" calcext:value-type="date">
            <text:p>11/05/2022 12:3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47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38]&amp;[.$I338]&amp;[.$J338]" office:value-type="string" office:string-value="1913" calcext:value-type="string">
            <text:p>1913</text:p>
          </table:table-cell>
          <table:table-cell office:value-type="string" calcext:value-type="string">
            <text:p>MSTC2C77BF6C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C77BF6C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H29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1T13:09:31" calcext:value-type="date">
            <text:p>11/05/2022 13: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95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39]&amp;[.$I339]&amp;[.$J339]" office:value-type="string" office:string-value="1914" calcext:value-type="string">
            <text:p>1914</text:p>
          </table:table-cell>
          <table:table-cell office:value-type="string" calcext:value-type="string">
            <text:p>MSTC32F7E22D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7E22D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vp28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1T13:39:44" calcext:value-type="date">
            <text:p>11/05/2022 13:3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57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40]&amp;[.$I340]&amp;[.$J340]" office:value-type="string" office:string-value="1915" calcext:value-type="string">
            <text:p>1915</text:p>
          </table:table-cell>
          <table:table-cell office:value-type="string" calcext:value-type="string">
            <text:p>ASKY00310E66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310E66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tm10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1T14:53:51" calcext:value-type="date">
            <text:p>11/05/2022 14:5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41]&amp;[.$I341]&amp;[.$J341]" office:value-type="string" office:string-value="1916" calcext:value-type="string">
            <text:p>1916</text:p>
          </table:table-cell>
          <table:table-cell office:value-type="string" calcext:value-type="string">
            <text:p>ASKY0042565D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2565D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R58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3T12:38:21" calcext:value-type="date">
            <text:p>13/05/2022 12:38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02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42]&amp;[.$I342]&amp;[.$J342]" office:value-type="string" office:string-value="1917" calcext:value-type="string">
            <text:p>1917</text:p>
          </table:table-cell>
          <table:table-cell office:value-type="string" calcext:value-type="string">
            <text:p>MSTC38F06356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8F06356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R60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one 10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16T11:30:53" calcext:value-type="date">
            <text:p>16/05/2022 11: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43]&amp;[.$I343]&amp;[.$J343]" office:value-type="string" office:string-value="1918" calcext:value-type="string">
            <text:p>1918</text:p>
          </table:table-cell>
          <table:table-cell office:value-type="string" calcext:value-type="string">
            <text:p>MSTC2D012FB2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2D012FB2</text:p>
          </table:table-cell>
          <table:table-cell office:value-type="string" calcext:value-type="string">
            <text:p>MSTCK00BRA0915-0083</text:p>
          </table:table-cell>
          <table:table-cell office:value-type="string" calcext:value-type="string">
            <text:p>vp13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5-23T14:54:49" calcext:value-type="date">
            <text:p>23/05/2022 14:5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44]&amp;[.$I344]&amp;[.$J344]" office:value-type="string" office:string-value="1919" calcext:value-type="string">
            <text:p>1919</text:p>
          </table:table-cell>
          <table:table-cell office:value-type="string" calcext:value-type="string">
            <text:p>ASKY00522DC6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522DC6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3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Villegas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3T15:06:35" calcext:value-type="date">
            <text:p>03/06/2022 15: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49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45]&amp;[.$I345]&amp;[.$J345]" office:value-type="string" office:string-value="1920" calcext:value-type="string">
            <text:p>1920</text:p>
          </table:table-cell>
          <table:table-cell office:value-type="string" calcext:value-type="string">
            <text:p>ASKY001D402F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1D402F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VM10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7T17:19:08" calcext:value-type="date">
            <text:p>07/06/2022 17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67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46]&amp;[.$I346]&amp;[.$J346]" office:value-type="string" office:string-value="1921" calcext:value-type="string">
            <text:p>1921</text:p>
          </table:table-cell>
          <table:table-cell office:value-type="string" calcext:value-type="string">
            <text:p>TPLGB732E2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20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9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9T14:26:47" calcext:value-type="date">
            <text:p>29/12/2022 14: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office:value-type="float" office:value="967" calcext:value-type="float">
            <text:p>9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47]&amp;[.$I347]&amp;[.$J347]" office:value-type="string" office:string-value="1922" calcext:value-type="string">
            <text:p>1922</text:p>
          </table:table-cell>
          <table:table-cell office:value-type="string" calcext:value-type="string">
            <text:p>ASKY0045B9AB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5B9AB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8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08T11:47:28" calcext:value-type="date">
            <text:p>08/06/2022 11:4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45</text:p>
          </table:table-cell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48]&amp;[.$I348]&amp;[.$J348]" office:value-type="string" office:string-value="1923" calcext:value-type="string">
            <text:p>1923</text:p>
          </table:table-cell>
          <table:table-cell office:value-type="string" calcext:value-type="string">
            <text:p>TPLGB732FA0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A0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9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12T10:43:51" calcext:value-type="date">
            <text:p>12/09/2022 10:4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2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49]&amp;[.$I349]&amp;[.$J349]" office:value-type="string" office:string-value="1924" calcext:value-type="string">
            <text:p>1924</text:p>
          </table:table-cell>
          <table:table-cell office:value-type="string" calcext:value-type="string">
            <text:p>MSTC32FA3214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MSTC32FA3214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kq29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0T13:05:55" calcext:value-type="date">
            <text:p>10/06/2022 13:05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50]&amp;[.$I350]&amp;[.$J350]" office:value-type="string" office:string-value="1925" calcext:value-type="string">
            <text:p>1925</text:p>
          </table:table-cell>
          <table:table-cell office:value-type="string" calcext:value-type="string">
            <text:p>TPLGB732D66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66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2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6T14:08:40" calcext:value-type="date">
            <text:p>06/08/2022 14: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51]&amp;[.$I351]&amp;[.$J351]" office:value-type="string" office:string-value="1926" calcext:value-type="string">
            <text:p>1926</text:p>
          </table:table-cell>
          <table:table-cell office:value-type="string" calcext:value-type="string">
            <text:p>ASKY005CB15C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5CB15C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9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0T16:33:41" calcext:value-type="date">
            <text:p>10/06/2022 16:3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98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52]&amp;[.$I352]&amp;[.$J352]" office:value-type="string" office:string-value="1927" calcext:value-type="string">
            <text:p>1927</text:p>
          </table:table-cell>
          <table:table-cell office:value-type="string" calcext:value-type="string">
            <text:p>GPON002F6A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A7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2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2T14:15:33" calcext:value-type="date">
            <text:p>12/01/2023 14: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82</text:p>
          </table:table-cell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53]&amp;[.$I353]&amp;[.$J353]" office:value-type="string" office:string-value="1928" calcext:value-type="string">
            <text:p>1928</text:p>
          </table:table-cell>
          <table:table-cell office:value-type="string" calcext:value-type="string">
            <text:p>ASKY004D322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D322A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q29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0T17:31:28" calcext:value-type="date">
            <text:p>10/06/2022 17:31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74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54]&amp;[.$I354]&amp;[.$J354]" office:value-type="string" office:string-value="1929" calcext:value-type="string">
            <text:p>1929</text:p>
          </table:table-cell>
          <table:table-cell office:value-type="string" calcext:value-type="string">
            <text:p>ASKY00224191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224191</text:p>
          </table:table-cell>
          <table:table-cell office:value-type="string" calcext:value-type="string">
            <text:p>3505VW</text:p>
          </table:table-cell>
          <table:table-cell office:value-type="string" calcext:value-type="string">
            <text:p>tm9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06-13T10:59:49" calcext:value-type="date">
            <text:p>13/06/2022 10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8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55]&amp;[.$I355]&amp;[.$J355]" office:value-type="string" office:string-value="1930" calcext:value-type="string">
            <text:p>1930</text:p>
          </table:table-cell>
          <table:table-cell office:value-type="string" calcext:value-type="string">
            <text:p>TPLGB783F1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13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3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3T15:36:52" calcext:value-type="date">
            <text:p>23/06/2022 15:3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56]&amp;[.$I356]&amp;[.$J356]" office:value-type="string" office:string-value="1931" calcext:value-type="string">
            <text:p>1931</text:p>
          </table:table-cell>
          <table:table-cell office:value-type="string" calcext:value-type="string">
            <text:p>TPLGB7841A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A1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4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4T12:31:29" calcext:value-type="date">
            <text:p>24/06/2022 12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57]&amp;[.$I357]&amp;[.$J357]" office:value-type="string" office:string-value="1932" calcext:value-type="string">
            <text:p>1932</text:p>
          </table:table-cell>
          <table:table-cell office:value-type="string" calcext:value-type="string">
            <text:p>TPLGB783E2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20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5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8T14:27:53" calcext:value-type="date">
            <text:p>28/06/2022 14: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58]&amp;[.$I358]&amp;[.$J358]" office:value-type="string" office:string-value="1933" calcext:value-type="string">
            <text:p>1933</text:p>
          </table:table-cell>
          <table:table-cell office:value-type="string" calcext:value-type="string">
            <text:p>TPLGB78431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14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6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29T15:37:05" calcext:value-type="date">
            <text:p>29/12/2022 15:3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94</text:p>
          </table:table-cell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59]&amp;[.$I359]&amp;[.$J359]" office:value-type="string" office:string-value="1934" calcext:value-type="string">
            <text:p>1934</text:p>
          </table:table-cell>
          <table:table-cell office:value-type="string" calcext:value-type="string">
            <text:p>HWTC7B99402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HWTC7B994020</text:p>
          </table:table-cell>
          <table:table-cell office:value-type="string" calcext:value-type="string">
            <text:p>HG8245</text:p>
          </table:table-cell>
          <table:table-cell office:value-type="string" calcext:value-type="string">
            <text:p>HG8245v37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11T11:20:26" calcext:value-type="date">
            <text:p>11/07/2022 11: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09</text:p>
          </table:table-cell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60]&amp;[.$I360]&amp;[.$J360]" office:value-type="string" office:string-value="1935" calcext:value-type="string">
            <text:p>1935</text:p>
          </table:table-cell>
          <table:table-cell office:value-type="string" calcext:value-type="string">
            <text:p>TPLGF52F1A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1AD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0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3T12:20:09" calcext:value-type="date">
            <text:p>03/08/2022 12: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7</text:p>
          </table:table-cell>
          <table:table-cell office:value-type="float" office:value="586" calcext:value-type="float">
            <text:p>5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61]&amp;[.$I361]&amp;[.$J361]" office:value-type="string" office:string-value="1936" calcext:value-type="string">
            <text:p>1936</text:p>
          </table:table-cell>
          <table:table-cell office:value-type="string" calcext:value-type="string">
            <text:p>TPLGB732D30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30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3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14T14:31:08" calcext:value-type="date">
            <text:p>14/09/2022 14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69</text:p>
          </table:table-cell>
          <table:table-cell office:value-type="float" office:value="685" calcext:value-type="float">
            <text:p>6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62]&amp;[.$I362]&amp;[.$J362]" office:value-type="string" office:string-value="1937" calcext:value-type="string">
            <text:p>1937</text:p>
          </table:table-cell>
          <table:table-cell office:value-type="string" calcext:value-type="string">
            <text:p>TPLGB78400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07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6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22T11:52:03" calcext:value-type="date">
            <text:p>22/09/2022 11:5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7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63]&amp;[.$I363]&amp;[.$J363]" office:value-type="string" office:string-value="1938" calcext:value-type="string">
            <text:p>1938</text:p>
          </table:table-cell>
          <table:table-cell office:value-type="string" calcext:value-type="string">
            <text:p>TPLGB732E2C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2C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60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06T14:13:18" calcext:value-type="date">
            <text:p>06/10/2022 14: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9</text:p>
          </table:table-cell>
          <table:table-cell office:value-type="float" office:value="742" calcext:value-type="float">
            <text:p>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64]&amp;[.$I364]&amp;[.$J364]" office:value-type="string" office:string-value="1939" calcext:value-type="string">
            <text:p>1939</text:p>
          </table:table-cell>
          <table:table-cell office:value-type="string" calcext:value-type="string">
            <text:p>TPLGB732E5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50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60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07T11:27:47" calcext:value-type="date">
            <text:p>07/10/2022 11: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47</text:p>
          </table:table-cell>
          <table:table-cell office:value-type="float" office:value="748" calcext:value-type="float">
            <text:p>7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65]&amp;[.$I365]&amp;[.$J365]" office:value-type="string" office:string-value="1940" calcext:value-type="string">
            <text:p>1940</text:p>
          </table:table-cell>
          <table:table-cell office:value-type="string" calcext:value-type="string">
            <text:p>TPLGB7840B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B0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3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13T11:19:42" calcext:value-type="date">
            <text:p>13/10/2022 11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84</text:p>
          </table:table-cell>
          <table:table-cell office:value-type="float" office:value="763" calcext:value-type="float">
            <text:p>7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66]&amp;[.$I366]&amp;[.$J366]" office:value-type="string" office:string-value="1941" calcext:value-type="string">
            <text:p>1941</text:p>
          </table:table-cell>
          <table:table-cell office:value-type="string" calcext:value-type="string">
            <text:p>TPLGB732C8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C8C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28b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4T15:25:56" calcext:value-type="date">
            <text:p>24/10/2022 15: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799" calcext:value-type="float">
            <text:p>7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67]&amp;[.$I367]&amp;[.$J367]" office:value-type="string" office:string-value="1942" calcext:value-type="string">
            <text:p>1942</text:p>
          </table:table-cell>
          <table:table-cell office:value-type="string" calcext:value-type="string">
            <text:p>TPLGB78413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39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4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5T16:49:43" calcext:value-type="date">
            <text:p>25/10/2022 16:4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802" calcext:value-type="float">
            <text:p>8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68]&amp;[.$I368]&amp;[.$J368]" office:value-type="string" office:string-value="1943" calcext:value-type="string">
            <text:p>1943</text:p>
          </table:table-cell>
          <table:table-cell office:value-type="string" calcext:value-type="string">
            <text:p>TPLGB732DF8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F8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8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7T11:05:53" calcext:value-type="date">
            <text:p>27/10/2022 11: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08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69]&amp;[.$I369]&amp;[.$J369]" office:value-type="string" office:string-value="1944" calcext:value-type="string">
            <text:p>1944</text:p>
          </table:table-cell>
          <table:table-cell office:value-type="string" calcext:value-type="string">
            <text:p>TPLGB732E2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24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8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8T14:36:44" calcext:value-type="date">
            <text:p>28/10/2022 14:3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841" calcext:value-type="float">
            <text:p>8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70]&amp;[.$I370]&amp;[.$J370]" office:value-type="string" office:string-value="1945" calcext:value-type="string">
            <text:p>1945</text:p>
          </table:table-cell>
          <table:table-cell office:value-type="string" calcext:value-type="string">
            <text:p>TPLGB784125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25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5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1T15:31:47" calcext:value-type="date">
            <text:p>01/11/2022 15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862" calcext:value-type="float">
            <text:p>8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71]&amp;[.$I371]&amp;[.$J371]" office:value-type="string" office:string-value="1946" calcext:value-type="string">
            <text:p>1946</text:p>
          </table:table-cell>
          <table:table-cell office:value-type="string" calcext:value-type="string">
            <text:p>TPLGB783ED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DC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6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1T16:05:10" calcext:value-type="date">
            <text:p>01/11/2022 16: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865" calcext:value-type="float">
            <text:p>8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72]&amp;[.$I372]&amp;[.$J372]" office:value-type="string" office:string-value="1947" calcext:value-type="string">
            <text:p>1947</text:p>
          </table:table-cell>
          <table:table-cell office:value-type="string" calcext:value-type="string">
            <text:p>TPLGB732FB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BD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2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3T10:44:44" calcext:value-type="date">
            <text:p>03/11/2022 10:4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47</text:p>
          </table:table-cell>
          <table:table-cell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73]&amp;[.$I373]&amp;[.$J373]" office:value-type="string" office:string-value="1948" calcext:value-type="string">
            <text:p>1948</text:p>
          </table:table-cell>
          <table:table-cell office:value-type="string" calcext:value-type="string">
            <text:p>TPLGC3A38D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D4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1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08T14:27:55" calcext:value-type="date">
            <text:p>08/11/2022 14: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03</text:p>
          </table:table-cell>
          <table:table-cell office:value-type="float" office:value="892" calcext:value-type="float">
            <text:p>8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74]&amp;[.$I374]&amp;[.$J374]" office:value-type="string" office:string-value="1949" calcext:value-type="string">
            <text:p>1949</text:p>
          </table:table-cell>
          <table:table-cell office:value-type="string" calcext:value-type="string">
            <text:p>TPLGB732DFD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FD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0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4T10:59:16" calcext:value-type="date">
            <text:p>14/11/2022 10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919" calcext:value-type="float">
            <text:p>9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75]&amp;[.$I375]&amp;[.$J375]" office:value-type="string" office:string-value="1950" calcext:value-type="string">
            <text:p>1950</text:p>
          </table:table-cell>
          <table:table-cell office:value-type="string" calcext:value-type="string">
            <text:p>TPLGB78431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314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5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7T11:34:17" calcext:value-type="date">
            <text:p>17/11/2022 11:3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937" calcext:value-type="float">
            <text:p>9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76]&amp;[.$I376]&amp;[.$J376]" office:value-type="string" office:string-value="1951" calcext:value-type="string">
            <text:p>1951</text:p>
          </table:table-cell>
          <table:table-cell office:value-type="string" calcext:value-type="string">
            <text:p>TPLGB783D7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7B8</text:p>
          </table:table-cell>
          <table:table-cell office:value-type="string" calcext:value-type="string">
            <text:p>TPLINK</text:p>
          </table:table-cell>
          <table:table-cell office:value-type="string" calcext:value-type="string">
            <text:p>Tp16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2-31T11:38:43" calcext:value-type="date">
            <text:p>31/12/2022 11:3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58</text:p>
          </table:table-cell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77]&amp;[.$I377]&amp;[.$J377]" office:value-type="string" office:string-value="1952" calcext:value-type="string">
            <text:p>1952</text:p>
          </table:table-cell>
          <table:table-cell office:value-type="string" calcext:value-type="string">
            <text:p>GPON002F69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90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2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Disabled</text:p>
          </table:table-cell>
          <table:table-cell table:style-name="ce12" office:value-type="date" office:date-value="2023-01-12T15:55:22" calcext:value-type="date">
            <text:p>12/01/2023 15:55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88</text:p>
          </table:table-cell>
          <table:table-cell office:value-type="float" office:value="1048" calcext:value-type="float">
            <text:p>10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78]&amp;[.$I378]&amp;[.$J378]" office:value-type="string" office:string-value="1953" calcext:value-type="string">
            <text:p>1953</text:p>
          </table:table-cell>
          <table:table-cell office:value-type="string" calcext:value-type="string">
            <text:p>D0126A344D9D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D0126A344D9D</text:p>
          </table:table-cell>
          <table:table-cell office:value-type="string" calcext:value-type="string">
            <text:p>SUPREME</text:p>
          </table:table-cell>
          <table:table-cell office:value-type="string" calcext:value-type="string">
            <text:p>SU00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6T12:20:28" calcext:value-type="date">
            <text:p>16/01/2023 12: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</text:p>
          </table:table-cell>
          <table:table-cell office:value-type="float" office:value="1072" calcext:value-type="float">
            <text:p>10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79]&amp;[.$I379]&amp;[.$J379]" office:value-type="string" office:string-value="1954" calcext:value-type="string">
            <text:p>1954</text:p>
          </table:table-cell>
          <table:table-cell office:value-type="string" calcext:value-type="string">
            <text:p>TPLGB732E69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69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8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9T16:19:31" calcext:value-type="date">
            <text:p>19/01/2023 16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</text:p>
          </table:table-cell>
          <table:table-cell office:value-type="float" office:value="1105" calcext:value-type="float">
            <text:p>11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80]&amp;[.$I380]&amp;[.$J380]" office:value-type="string" office:string-value="1955" calcext:value-type="string">
            <text:p>1955</text:p>
          </table:table-cell>
          <table:table-cell office:value-type="string" calcext:value-type="string">
            <text:p>GPON002FF5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F57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4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0T11:22:14" calcext:value-type="date">
            <text:p>20/01/2023 11: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7</text:p>
          </table:table-cell>
          <table:table-cell office:value-type="float" office:value="1114" calcext:value-type="float">
            <text:p>11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81]&amp;[.$I381]&amp;[.$J381]" office:value-type="string" office:string-value="1956" calcext:value-type="string">
            <text:p>1956</text:p>
          </table:table-cell>
          <table:table-cell office:value-type="string" calcext:value-type="string">
            <text:p>GPON00304E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4ED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7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7T11:38:39" calcext:value-type="date">
            <text:p>07/02/2023 11:3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62</text:p>
          </table:table-cell>
          <table:table-cell office:value-type="float" office:value="1213" calcext:value-type="float">
            <text:p>12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82]&amp;[.$I382]&amp;[.$J382]" office:value-type="string" office:string-value="1957" calcext:value-type="string">
            <text:p>1957</text:p>
          </table:table-cell>
          <table:table-cell office:value-type="string" calcext:value-type="string">
            <text:p>GPON002FEC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EC4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9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4T10:23:51" calcext:value-type="date">
            <text:p>14/02/2023 10: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</text:p>
          </table:table-cell>
          <table:table-cell office:value-type="float" office:value="1249" calcext:value-type="float">
            <text:p>12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83]&amp;[.$I383]&amp;[.$J383]" office:value-type="string" office:string-value="1958" calcext:value-type="string">
            <text:p>1958</text:p>
          </table:table-cell>
          <table:table-cell office:value-type="string" calcext:value-type="string">
            <text:p>GPON002FFD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FD6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8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4T11:18:26" calcext:value-type="date">
            <text:p>14/02/2023 11: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77</text:p>
          </table:table-cell>
          <table:table-cell office:value-type="float" office:value="1252" calcext:value-type="float">
            <text:p>12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84]&amp;[.$I384]&amp;[.$J384]" office:value-type="string" office:string-value="1959" calcext:value-type="string">
            <text:p>1959</text:p>
          </table:table-cell>
          <table:table-cell office:value-type="string" calcext:value-type="string">
            <text:p>D0126A2B62B4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D0126A2B62B4</text:p>
          </table:table-cell>
          <table:table-cell office:value-type="string" calcext:value-type="string">
            <text:p>SUX1G</text:p>
          </table:table-cell>
          <table:table-cell office:value-type="string" calcext:value-type="string">
            <text:p>SU01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_KM43</text:p>
          </table:table-cell>
          <table:table-cell office:value-type="string" calcext:value-type="string">
            <text:p>ME005</text:p>
          </table:table-cell>
          <table:table-cell table:number-columns-repeated="3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8T13:31:51" calcext:value-type="date">
            <text:p>18/02/2023 13: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98</text:p>
          </table:table-cell>
          <table:table-cell office:value-type="float" office:value="1288" calcext:value-type="float">
            <text:p>12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85]&amp;[.$I385]&amp;[.$J385]" office:value-type="string" office:string-value="11010" calcext:value-type="string">
            <text:p>11010</text:p>
          </table:table-cell>
          <table:table-cell office:value-type="string" calcext:value-type="string">
            <text:p>ASKY0040A75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0A75A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r59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21T14:48:38" calcext:value-type="date">
            <text:p>21/12/2022 14:4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88</text:p>
          </table:table-cell>
          <table:table-cell office:value-type="float" office:value="754" calcext:value-type="float">
            <text:p>7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86]&amp;[.$I386]&amp;[.$J386]" office:value-type="string" office:string-value="11011" calcext:value-type="string">
            <text:p>11011</text:p>
          </table:table-cell>
          <table:table-cell office:value-type="string" calcext:value-type="string">
            <text:p>HWTCF4DDD59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HWTCF4DDD59A</text:p>
          </table:table-cell>
          <table:table-cell office:value-type="string" calcext:value-type="string">
            <text:p>HS8145V</text:p>
          </table:table-cell>
          <table:table-cell office:value-type="string" calcext:value-type="string">
            <text:p>HS8145v35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8T11:13:32" calcext:value-type="date">
            <text:p>08/08/2022 11: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87]&amp;[.$I387]&amp;[.$J387]" office:value-type="string" office:string-value="11012" calcext:value-type="string">
            <text:p>11012</text:p>
          </table:table-cell>
          <table:table-cell office:value-type="string" calcext:value-type="string">
            <text:p>TPLGB784186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86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8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27T13:05:02" calcext:value-type="date">
            <text:p>27/09/2022 13: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27</text:p>
          </table:table-cell>
          <table:table-cell office:value-type="float" office:value="718" calcext:value-type="float">
            <text:p>7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88]&amp;[.$I388]&amp;[.$J388]" office:value-type="string" office:string-value="11013" calcext:value-type="string">
            <text:p>11013</text:p>
          </table:table-cell>
          <table:table-cell office:value-type="string" calcext:value-type="string">
            <text:p>GPON002F6B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6B1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1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04T11:19:23" calcext:value-type="date">
            <text:p>04/01/2023 11:1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29</text:p>
          </table:table-cell>
          <table:table-cell office:value-type="float" office:value="1006" calcext:value-type="float">
            <text:p>10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89]&amp;[.$I389]&amp;[.$J389]" office:value-type="string" office:string-value="11014" calcext:value-type="string">
            <text:p>11014</text:p>
          </table:table-cell>
          <table:table-cell office:value-type="string" calcext:value-type="string">
            <text:p>TPLGB732E7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7C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8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4T12:09:22" calcext:value-type="date">
            <text:p>24/10/2022 12: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81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90]&amp;[.$I390]&amp;[.$J390]" office:value-type="string" office:string-value="11015" calcext:value-type="string">
            <text:p>11015</text:p>
          </table:table-cell>
          <table:table-cell office:value-type="string" calcext:value-type="string">
            <text:p>TPLGB732DB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DB3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0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4T11:51:34" calcext:value-type="date">
            <text:p>14/11/2022 11:5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8.9</text:p>
          </table:table-cell>
          <table:table-cell office:value-type="float" office:value="922" calcext:value-type="float">
            <text:p>9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91]&amp;[.$I391]&amp;[.$J391]" office:value-type="string" office:string-value="11016" calcext:value-type="string">
            <text:p>11016</text:p>
          </table:table-cell>
          <table:table-cell office:value-type="string" calcext:value-type="string">
            <text:p>GPON002FBC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BCD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4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8T18:05:24" calcext:value-type="date">
            <text:p>18/01/2023 18: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37</text:p>
          </table:table-cell>
          <table:table-cell office:value-type="float" office:value="1090" calcext:value-type="float">
            <text:p>10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92]&amp;[.$I392]&amp;[.$J392]" office:value-type="string" office:string-value="11017" calcext:value-type="string">
            <text:p>11017</text:p>
          </table:table-cell>
          <table:table-cell office:value-type="string" calcext:value-type="string">
            <text:p>GPON002F4C5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4C5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3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8T19:29:11" calcext:value-type="date">
            <text:p>18/01/2023 19: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92</text:p>
          </table:table-cell>
          <table:table-cell office:value-type="float" office:value="1093" calcext:value-type="float">
            <text:p>10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93]&amp;[.$I393]&amp;[.$J393]" office:value-type="string" office:string-value="11018" calcext:value-type="string">
            <text:p>11018</text:p>
          </table:table-cell>
          <table:table-cell office:value-type="string" calcext:value-type="string">
            <text:p>GPON002D8A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D8AF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4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3T18:42:50" calcext:value-type="date">
            <text:p>23/01/2023 18:4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23</text:p>
          </table:table-cell>
          <table:table-cell office:value-type="float" office:value="1132" calcext:value-type="float">
            <text:p>11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94]&amp;[.$I394]&amp;[.$J394]" office:value-type="string" office:string-value="11019" calcext:value-type="string">
            <text:p>11019</text:p>
          </table:table-cell>
          <table:table-cell office:value-type="string" calcext:value-type="string">
            <text:p>GPON00300D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0D9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9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4T17:18:04" calcext:value-type="date">
            <text:p>14/02/2023 17: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8.87</text:p>
          </table:table-cell>
          <table:table-cell office:value-type="float" office:value="1261" calcext:value-type="float">
            <text:p>12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95]&amp;[.$I395]&amp;[.$J395]" office:value-type="string" office:string-value="11110" calcext:value-type="string">
            <text:p>11110</text:p>
          </table:table-cell>
          <table:table-cell office:value-type="string" calcext:value-type="string">
            <text:p>TPLGF52F234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234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4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20T13:01:28" calcext:value-type="date">
            <text:p>20/07/2022 13: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62</text:p>
          </table:table-cell>
          <table:table-cell office:value-type="float" office:value="544" calcext:value-type="float">
            <text:p>5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96]&amp;[.$I396]&amp;[.$J396]" office:value-type="string" office:string-value="11111" calcext:value-type="string">
            <text:p>11111</text:p>
          </table:table-cell>
          <table:table-cell office:value-type="string" calcext:value-type="string">
            <text:p>TPLGC3A38DC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A38DC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2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09T15:08:50" calcext:value-type="date">
            <text:p>09/08/2022 15: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3</text:p>
          </table:table-cell>
          <table:table-cell office:value-type="float" office:value="607" calcext:value-type="float">
            <text:p>6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97]&amp;[.$I397]&amp;[.$J397]" office:value-type="string" office:string-value="11112" calcext:value-type="string">
            <text:p>11112</text:p>
          </table:table-cell>
          <table:table-cell office:value-type="string" calcext:value-type="string">
            <text:p>TPLGB783D8C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8C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41b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24T11:41:37" calcext:value-type="date">
            <text:p>24/10/2022 11:4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6.03</text:p>
          </table:table-cell>
          <table:table-cell office:value-type="float" office:value="781" calcext:value-type="float">
            <text:p>7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98]&amp;[.$I398]&amp;[.$J398]" office:value-type="string" office:string-value="11113" calcext:value-type="string">
            <text:p>11113</text:p>
          </table:table-cell>
          <table:table-cell office:value-type="string" calcext:value-type="string">
            <text:p>TPLGF52F23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23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4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26T14:58:58" calcext:value-type="date">
            <text:p>26/08/2022 14:58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71</text:p>
          </table:table-cell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399]&amp;[.$I399]&amp;[.$J399]" office:value-type="string" office:string-value="11114" calcext:value-type="string">
            <text:p>11114</text:p>
          </table:table-cell>
          <table:table-cell office:value-type="string" calcext:value-type="string">
            <text:p>TPLGB732E5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5C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9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27T12:30:59" calcext:value-type="date">
            <text:p>27/09/2022 12: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67</text:p>
          </table:table-cell>
          <table:table-cell office:value-type="float" office:value="673" calcext:value-type="float">
            <text:p>6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00]&amp;[.$I400]&amp;[.$J400]" office:value-type="string" office:string-value="11115" calcext:value-type="string">
            <text:p>11115</text:p>
          </table:table-cell>
          <table:table-cell office:value-type="string" calcext:value-type="string">
            <text:p>TPLGB78411C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1C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7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_KM35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29T10:45:34" calcext:value-type="date">
            <text:p>29/09/2022 10: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61</text:p>
          </table:table-cell>
          <table:table-cell office:value-type="float" office:value="721" calcext:value-type="float">
            <text:p>7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01]&amp;[.$I401]&amp;[.$J401]" office:value-type="string" office:string-value="11116" calcext:value-type="string">
            <text:p>11116</text:p>
          </table:table-cell>
          <table:table-cell office:value-type="string" calcext:value-type="string">
            <text:p>TPLGB783FD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DF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8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27T14:42:17" calcext:value-type="date">
            <text:p>27/09/2022 14:4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28</text:p>
          </table:table-cell>
          <table:table-cell office:value-type="float" office:value="724" calcext:value-type="float">
            <text:p>7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02]&amp;[.$I402]&amp;[.$J402]" office:value-type="string" office:string-value="11117" calcext:value-type="string">
            <text:p>11117</text:p>
          </table:table-cell>
          <table:table-cell office:value-type="string" calcext:value-type="string">
            <text:p>TPLGB732E5C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5C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60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06T12:24:30" calcext:value-type="date">
            <text:p>06/10/2022 12: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7</text:p>
          </table:table-cell>
          <table:table-cell office:value-type="float" office:value="733" calcext:value-type="float">
            <text:p>7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03]&amp;[.$I403]&amp;[.$J403]" office:value-type="string" office:string-value="11118" calcext:value-type="string">
            <text:p>11118</text:p>
          </table:table-cell>
          <table:table-cell office:value-type="string" calcext:value-type="string">
            <text:p>TPLGB732E5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53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60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0-06T13:10:25" calcext:value-type="date">
            <text:p>06/10/2022 13: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float" office:value="-20" calcext:value-type="float">
            <text:p>-20</text:p>
          </table:table-cell>
          <table:table-cell office:value-type="float" office:value="739" calcext:value-type="float">
            <text:p>7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04]&amp;[.$I404]&amp;[.$J404]" office:value-type="string" office:string-value="11119" calcext:value-type="string">
            <text:p>11119</text:p>
          </table:table-cell>
          <table:table-cell office:value-type="string" calcext:value-type="string">
            <text:p>ASKY00526BD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526BD0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Kp47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0-14T15:34:06" calcext:value-type="date">
            <text:p>14/10/2022 15:3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47</text:p>
          </table:table-cell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05]&amp;[.$I405]&amp;[.$J405]" office:value-type="string" office:string-value="11120" calcext:value-type="string">
            <text:p>11120</text:p>
          </table:table-cell>
          <table:table-cell office:value-type="string" calcext:value-type="string">
            <text:p>TPLGB732E1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E17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49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11-10T16:24:23" calcext:value-type="date">
            <text:p>10/11/2022 16: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76</text:p>
          </table:table-cell>
          <table:table-cell office:value-type="float" office:value="913" calcext:value-type="float">
            <text:p>9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06]&amp;[.$I406]&amp;[.$J406]" office:value-type="string" office:string-value="11121" calcext:value-type="string">
            <text:p>11121</text:p>
          </table:table-cell>
          <table:table-cell office:value-type="string" calcext:value-type="string">
            <text:p>GPON002F729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729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2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2T17:59:38" calcext:value-type="date">
            <text:p>12/01/2023 17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66</text:p>
          </table:table-cell>
          <table:table-cell office:value-type="float" office:value="1051" calcext:value-type="float">
            <text:p>10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07]&amp;[.$I407]&amp;[.$J407]" office:value-type="string" office:string-value="11122" calcext:value-type="string">
            <text:p>11122</text:p>
          </table:table-cell>
          <table:table-cell office:value-type="string" calcext:value-type="string">
            <text:p>TPLGB783F02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02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54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18T10:26:40" calcext:value-type="date">
            <text:p>18/01/2023 10:26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02</text:p>
          </table:table-cell>
          <table:table-cell office:value-type="float" office:value="1084" calcext:value-type="float">
            <text:p>10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08]&amp;[.$I408]&amp;[.$J408]" office:value-type="string" office:string-value="11123" calcext:value-type="string">
            <text:p>11123</text:p>
          </table:table-cell>
          <table:table-cell office:value-type="string" calcext:value-type="string">
            <text:p>GPON00304E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4E3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7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6T10:21:59" calcext:value-type="date">
            <text:p>06/02/2023 10: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43</text:p>
          </table:table-cell>
          <table:table-cell office:value-type="float" office:value="1201" calcext:value-type="float">
            <text:p>12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09]&amp;[.$I409]&amp;[.$J409]" office:value-type="string" office:string-value="11124" calcext:value-type="string">
            <text:p>11124</text:p>
          </table:table-cell>
          <table:table-cell office:value-type="string" calcext:value-type="string">
            <text:p>GPON00302D5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2D5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83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0T16:30:13" calcext:value-type="date">
            <text:p>10/02/2023 16: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19.14</text:p>
          </table:table-cell>
          <table:table-cell office:value-type="float" office:value="1246" calcext:value-type="float">
            <text:p>12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10]&amp;[.$I410]&amp;[.$J410]" office:value-type="string" office:string-value="11210" calcext:value-type="string">
            <text:p>11210</text:p>
          </table:table-cell>
          <table:table-cell office:value-type="string" calcext:value-type="string">
            <text:p>GPON003019D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19D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7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6T15:35:04" calcext:value-type="date">
            <text:p>06/02/2023 15:3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87</text:p>
          </table:table-cell>
          <table:table-cell office:value-type="float" office:value="1207" calcext:value-type="float">
            <text:p>12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11]&amp;[.$I411]&amp;[.$J411]" office:value-type="string" office:string-value="11211" calcext:value-type="string">
            <text:p>11211</text:p>
          </table:table-cell>
          <table:table-cell office:value-type="string" calcext:value-type="string">
            <text:p>GPON00301C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1C1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9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6T11:47:22" calcext:value-type="date">
            <text:p>16/02/2023 11:4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55</text:p>
          </table:table-cell>
          <table:table-cell office:value-type="float" office:value="1273" calcext:value-type="float">
            <text:p>12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12]&amp;[.$I412]&amp;[.$J412]" office:value-type="string" office:string-value="11212" calcext:value-type="string">
            <text:p>11212</text:p>
          </table:table-cell>
          <table:table-cell office:value-type="string" calcext:value-type="string">
            <text:p>GPON002FFB0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FB0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9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17T12:17:43" calcext:value-type="date">
            <text:p>17/02/2023 12: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0.41</text:p>
          </table:table-cell>
          <table:table-cell office:value-type="float" office:value="1276" calcext:value-type="float">
            <text:p>12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13]&amp;[.$I413]&amp;[.$J413]" office:value-type="string" office:string-value="11310" calcext:value-type="string">
            <text:p>11310</text:p>
          </table:table-cell>
          <table:table-cell office:value-type="string" calcext:value-type="string">
            <text:p>GPON003036C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3036C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8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 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2-09T18:56:40" calcext:value-type="date">
            <text:p>09/02/2023 18:5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01</text:p>
          </table:table-cell>
          <table:table-cell office:value-type="float" office:value="1234" calcext:value-type="float">
            <text:p>12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14]&amp;[.$I414]&amp;[.$J414]" office:value-type="string" office:string-value="11510" calcext:value-type="string">
            <text:p>11510</text:p>
          </table:table-cell>
          <table:table-cell office:value-type="string" calcext:value-type="string">
            <text:p>TPLGB7840E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E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3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3T11:28:29" calcext:value-type="date">
            <text:p>23/06/2022 11: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95</text:p>
          </table:table-cell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15]&amp;[.$I415]&amp;[.$J415]" office:value-type="string" office:string-value="11511" calcext:value-type="string">
            <text:p>11511</text:p>
          </table:table-cell>
          <table:table-cell office:value-type="string" calcext:value-type="string">
            <text:p>TPLGB78406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66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4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4T14:46:01" calcext:value-type="date">
            <text:p>24/06/2022 14:46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1.2</text:p>
          </table:table-cell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16]&amp;[.$I416]&amp;[.$J416]" office:value-type="string" office:string-value="11512" calcext:value-type="string">
            <text:p>11512</text:p>
          </table:table-cell>
          <table:table-cell office:value-type="string" calcext:value-type="string">
            <text:p>TPLGB78406B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06B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56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8T10:30:07" calcext:value-type="date">
            <text:p>28/06/2022 10: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5.53</text:p>
          </table:table-cell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17]&amp;[.$I417]&amp;[.$J417]" office:value-type="string" office:string-value="11513" calcext:value-type="string">
            <text:p>11513</text:p>
          </table:table-cell>
          <table:table-cell office:value-type="string" calcext:value-type="string">
            <text:p>TPLGB783EE6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EE6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5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28T11:04:14" calcext:value-type="date">
            <text:p>28/06/2022 11:04</text:p>
          </table:table-cell>
          <table:table-cell office:value-type="string" calcext:value-type="string">
            <text:p>Power fail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19</text:p>
          </table:table-cell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18]&amp;[.$I418]&amp;[.$J418]" office:value-type="string" office:string-value="11514" calcext:value-type="string">
            <text:p>11514</text:p>
          </table:table-cell>
          <table:table-cell office:value-type="string" calcext:value-type="string">
            <text:p>ASKY004C91BA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ASKY004C91BA</text:p>
          </table:table-cell>
          <table:table-cell office:value-type="string" calcext:value-type="string">
            <text:p>RTF8115VW</text:p>
          </table:table-cell>
          <table:table-cell office:value-type="string" calcext:value-type="string">
            <text:p>q38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table:number-columns-repeated="2" office:value-type="string" calcext:value-type="string">
            <text:p>Enabled</text:p>
          </table:table-cell>
          <table:table-cell table:style-name="ce12" office:value-type="date" office:date-value="2022-12-06T11:00:52" calcext:value-type="date">
            <text:p>06/12/2022 11:0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19]&amp;[.$I419]&amp;[.$J419]" office:value-type="string" office:string-value="11515" calcext:value-type="string">
            <text:p>11515</text:p>
          </table:table-cell>
          <table:table-cell office:value-type="string" calcext:value-type="string">
            <text:p>TPLGB783DA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A4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6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30T11:38:39" calcext:value-type="date">
            <text:p>30/06/2022 11:3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7.45</text:p>
          </table:table-cell>
          <table:table-cell office:value-type="float" office:value="451" calcext:value-type="float">
            <text:p>4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20]&amp;[.$I420]&amp;[.$J420]" office:value-type="string" office:string-value="11516" calcext:value-type="string">
            <text:p>11516</text:p>
          </table:table-cell>
          <table:table-cell office:value-type="string" calcext:value-type="string">
            <text:p>TPLGB783F0B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0B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6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30T12:37:06" calcext:value-type="date">
            <text:p>30/06/2022 12:3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56</text:p>
          </table:table-cell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21]&amp;[.$I421]&amp;[.$J421]" office:value-type="string" office:string-value="11517" calcext:value-type="string">
            <text:p>11517</text:p>
          </table:table-cell>
          <table:table-cell office:value-type="string" calcext:value-type="string">
            <text:p>TPLGB783DC4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DC4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6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6-30T15:24:18" calcext:value-type="date">
            <text:p>30/06/2022 15: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21</text:p>
          </table:table-cell>
          <table:table-cell office:value-type="float" office:value="466" calcext:value-type="float">
            <text:p>4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22]&amp;[.$I422]&amp;[.$J422]" office:value-type="string" office:string-value="11518" calcext:value-type="string">
            <text:p>11518</text:p>
          </table:table-cell>
          <table:table-cell office:value-type="string" calcext:value-type="string">
            <text:p>GPON002FDD6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DD6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48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3T17:46:43" calcext:value-type="date">
            <text:p>23/01/2023 17:4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98</text:p>
          </table:table-cell>
          <table:table-cell office:value-type="float" office:value="1129" calcext:value-type="float">
            <text:p>11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23]&amp;[.$I423]&amp;[.$J423]" office:value-type="string" office:string-value="11519" calcext:value-type="string">
            <text:p>11519</text:p>
          </table:table-cell>
          <table:table-cell office:value-type="string" calcext:value-type="string">
            <text:p>TPLGB784177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77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7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4T10:33:50" calcext:value-type="date">
            <text:p>04/07/2022 10:3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84</text:p>
          </table:table-cell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24]&amp;[.$I424]&amp;[.$J424]" office:value-type="string" office:string-value="11520" calcext:value-type="string">
            <text:p>11520</text:p>
          </table:table-cell>
          <table:table-cell office:value-type="string" calcext:value-type="string">
            <text:p>TPLGB78412B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412B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97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_KM43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07T13:00:12" calcext:value-type="date">
            <text:p>07/07/2022 13:0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98</text:p>
          </table:table-cell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25]&amp;[.$I425]&amp;[.$J425]" office:value-type="string" office:string-value="11521" calcext:value-type="string">
            <text:p>11521</text:p>
          </table:table-cell>
          <table:table-cell office:value-type="string" calcext:value-type="string">
            <text:p>TPLGB783FCF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83FCF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049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18T10:55:02" calcext:value-type="date">
            <text:p>18/07/2022 10:5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45</text:p>
          </table:table-cell>
          <table:table-cell office:value-type="float" office:value="526" calcext:value-type="float">
            <text:p>5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26]&amp;[.$I426]&amp;[.$J426]" office:value-type="string" office:string-value="11522" calcext:value-type="string">
            <text:p>11522</text:p>
          </table:table-cell>
          <table:table-cell office:value-type="string" calcext:value-type="string">
            <text:p>TPLGF52F1DF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F52F1DF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122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7-28T10:27:48" calcext:value-type="date">
            <text:p>28/07/2022 10: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4.21</text:p>
          </table:table-cell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27]&amp;[.$I427]&amp;[.$J427]" office:value-type="string" office:string-value="11523" calcext:value-type="string">
            <text:p>11523</text:p>
          </table:table-cell>
          <table:table-cell office:value-type="string" calcext:value-type="string">
            <text:p>GPON002F13E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13E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5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5T13:37:53" calcext:value-type="date">
            <text:p>25/01/2023 13:3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67</text:p>
          </table:table-cell>
          <table:table-cell office:value-type="float" office:value="1147" calcext:value-type="float">
            <text:p>11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28]&amp;[.$I428]&amp;[.$J428]" office:value-type="string" office:string-value="11524" calcext:value-type="string">
            <text:p>11524</text:p>
          </table:table-cell>
          <table:table-cell office:value-type="string" calcext:value-type="string">
            <text:p>TPLGC301419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C301419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291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8-19T10:59:34" calcext:value-type="date">
            <text:p>19/08/2022 10:5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6</text:p>
          </table:table-cell>
          <table:table-cell office:value-type="float" office:value="619" calcext:value-type="float">
            <text:p>6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29]&amp;[.$I429]&amp;[.$J429]" office:value-type="string" office:string-value="11525" calcext:value-type="string">
            <text:p>11525</text:p>
          </table:table-cell>
          <table:table-cell office:value-type="string" calcext:value-type="string">
            <text:p>TPLGB732F98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98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6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14T11:12:39" calcext:value-type="date">
            <text:p>14/09/2022 11:12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76</text:p>
          </table:table-cell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30]&amp;[.$I430]&amp;[.$J430]" office:value-type="string" office:string-value="11526" calcext:value-type="string">
            <text:p>11526</text:p>
          </table:table-cell>
          <table:table-cell office:value-type="string" calcext:value-type="string">
            <text:p>TPLGB732F33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338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24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16T13:58:36" calcext:value-type="date">
            <text:p>16/09/2022 13:5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697" calcext:value-type="float">
            <text:p>6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31]&amp;[.$I431]&amp;[.$J431]" office:value-type="string" office:string-value="11527" calcext:value-type="string">
            <text:p>11527</text:p>
          </table:table-cell>
          <table:table-cell office:value-type="string" calcext:value-type="string">
            <text:p>TPLGB732F590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TPLGB732F590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tp325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_BarrioWalsh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2-09-22T12:37:45" calcext:value-type="date">
            <text:p>22/09/2022 12:3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3.67</text:p>
          </table:table-cell>
          <table:table-cell office:value-type="float" office:value="706" calcext:value-type="float">
            <text:p>7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>
          <table:table-cell table:formula="of:=[.$H432]&amp;[.$I432]&amp;[.$J432]" office:value-type="string" office:string-value="11528" calcext:value-type="string">
            <text:p>11528</text:p>
          </table:table-cell>
          <table:table-cell office:value-type="string" calcext:value-type="string">
            <text:p>GPON002FC218</text:p>
          </table:table-cell>
          <table:table-cell office:value-type="string" calcext:value-type="string">
            <text:p>gpon</text:p>
          </table:table-cell>
          <table:table-cell office:value-type="string" calcext:value-type="string">
            <text:p>GPON002FC218</text:p>
          </table:table-cell>
          <table:table-cell office:value-type="string" calcext:value-type="string">
            <text:p>MONUV222</text:p>
          </table:table-cell>
          <table:table-cell office:value-type="string" calcext:value-type="string">
            <text:p>vsol050</text:p>
          </table:table-cell>
          <table:table-cell office:value-type="string" calcext:value-type="string">
            <text:p>OLT-KM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ZonaDesconocida</text:p>
          </table:table-cell>
          <table:table-cell table:number-columns-repeated="4"/>
          <table:table-cell office:value-type="string" calcext:value-type="string">
            <text:p>Routing</text:p>
          </table:table-cell>
          <table:table-cell office:value-type="string" calcext:value-type="string">
            <text:p>Setup via ONU webpage</text:p>
          </table:table-cell>
          <table:table-cell table:number-columns-repeated="7"/>
          <table:table-cell office:value-type="string" calcext:value-type="string">
            <text:p>Not supported by ONU-Type</text:p>
          </table:table-cell>
          <table:table-cell office:value-type="string" calcext:value-type="string">
            <text:p>Enabled</text:p>
          </table:table-cell>
          <table:table-cell table:style-name="ce12" office:value-type="date" office:date-value="2023-01-25T14:40:50" calcext:value-type="date">
            <text:p>25/01/2023 14:4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-22.52</text:p>
          </table:table-cell>
          <table:table-cell office:value-type="float" office:value="1150" calcext:value-type="float">
            <text:p>11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1G</text:p>
          </table:table-cell>
          <table:table-cell table:number-columns-repeated="16347"/>
        </table:table-row>
        <table:table-row table:style-name="ro4" table:number-rows-repeated="104814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3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Facu</meta:initial-creator>
    <meta:creation-date>2023-02-22T17:15:03Z</meta:creation-date>
    <dc:date>2023-04-26T18:56:12.138000000</dc:date>
    <meta:editing-cycles>5</meta:editing-cycles>
    <meta:editing-duration>PT19H52M14S</meta:editing-duration>
    <meta:document-statistic meta:table-count="6" meta:cell-count="20010" meta:object-count="0"/>
    <meta:user-defined meta:name="AppVersion">15.0000</meta:user-defined>
  </office:meta>
</office:document-meta>
</file>